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1000001F40000013243135D3DA3BC7E9D.png" manifest:media-type="image/png"/>
  <manifest:file-entry manifest:full-path="Pictures/10000000000002480000016D3E9A5CA14ED49E1A.jpg" manifest:media-type="image/jpeg"/>
  <manifest:file-entry manifest:full-path="Pictures/100000000000033600000157E2644C1C997A782C.jpg" manifest:media-type="image/jpeg"/>
  <manifest:file-entry manifest:full-path="Pictures/1000000000000399000001573447C8DAFEEE2B6A.jpg" manifest:media-type="image/jpeg"/>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file-entry manifest:full-path="ppt/media/media2.mp4" manifest:media-type="application/vnd.sun.star.media"/>
  <manifest:file-entry manifest:full-path="ppt/media/media1.mp4"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face style:name="Calibri1" svg:font-family="Calibri"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gr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svg:stroke-linecap="butt" draw:fill="solid" draw:fill-color="#e7e6e6"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svg:stroke-linecap="butt" draw:fill="solid" draw:fill-color="#5b9bd5"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70ad47" draw:opacity="3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svg:stroke-linecap="butt" draw:fill="solid" draw:fill-color="#ffffff" draw:opacity="10%"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svg:stroke-linecap="butt" draw:fill="solid" draw:fill-color="#ffffff" draw:opacity="30%"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svg:stroke-linecap="butt" draw:fill="solid" draw:fill-color="#ffffff" draw:opacity="40%"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svg:stroke-linecap="butt" draw:fill="solid" draw:fill-color="#ffffff" draw:opacity="20%"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svg:stroke-linecap="butt" draw:fill="solid" draw:fill-color="#ffffff" draw:opacity="60%"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11" style:family="graphic">
      <style:graphic-properties style:protect="siz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title" style:list-style-name="L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fo:min-height="13.364cm"/>
      <style:paragraph-properties style:writing-mode="lr-tb"/>
    </style:style>
    <style:style style:name="P1" style:family="paragraph">
      <loext:graphic-properties draw:fill="solid" draw:fill-color="#ffffff"/>
      <style:paragraph-properties fo:text-align="center" style:font-independent-line-spacing="true"/>
      <style:text-properties fo:font-size="18pt"/>
    </style:style>
    <style:style style:name="P2" style:family="paragraph">
      <loext:graphic-properties draw:fill="solid" draw:fill-color="#e7e6e6"/>
      <style:paragraph-properties fo:text-align="center" style:font-independent-line-spacing="true"/>
      <style:text-properties fo:font-size="18pt"/>
    </style:style>
    <style:style style:name="P3" style:family="paragraph">
      <loext:graphic-properties draw:fill="solid" draw:fill-color="#5b9bd5"/>
      <style:paragraph-properties fo:text-align="center" style:font-independent-line-spacing="true"/>
      <style:text-properties fo:font-size="18pt"/>
    </style:style>
    <style:style style:name="P4" style:family="paragraph">
      <loext:graphic-properties draw:fill="solid" draw:fill-color="#70ad47" draw:opacity="30%"/>
      <style:paragraph-properties fo:text-align="center" style:font-independent-line-spacing="true"/>
      <style:text-properties fo:font-size="18pt"/>
    </style:style>
    <style:style style:name="P5" style:family="paragraph">
      <loext:graphic-properties draw:fill="solid" draw:fill-color="#ffffff" draw:opacity="10%"/>
      <style:paragraph-properties fo:text-align="center" style:font-independent-line-spacing="true"/>
      <style:text-properties fo:font-size="18pt"/>
    </style:style>
    <style:style style:name="P6" style:family="paragraph">
      <loext:graphic-properties draw:fill="solid" draw:fill-color="#ffffff" draw:opacity="30%"/>
      <style:paragraph-properties fo:text-align="center" style:font-independent-line-spacing="true"/>
      <style:text-properties fo:font-size="18pt"/>
    </style:style>
    <style:style style:name="P7" style:family="paragraph">
      <loext:graphic-properties draw:fill="solid" draw:fill-color="#ffffff" draw:opacity="40%"/>
      <style:paragraph-properties fo:text-align="center" style:font-independent-line-spacing="true"/>
      <style:text-properties fo:font-size="18pt"/>
    </style:style>
    <style:style style:name="P8" style:family="paragraph">
      <loext:graphic-properties draw:fill="solid" draw:fill-color="#ffffff" draw:opacity="20%"/>
      <style:paragraph-properties fo:text-align="center" style:font-independent-line-spacing="true"/>
      <style:text-properties fo:font-size="18pt"/>
    </style:style>
    <style:style style:name="P9" style:family="paragraph">
      <loext:graphic-properties draw:fill="solid" draw:fill-color="#ffffff" draw:opacity="60%"/>
      <style:paragraph-properties fo:text-align="center" style:font-independent-line-spacing="true"/>
      <style:text-properties fo:font-size="18pt"/>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text-align="start" style:font-independent-line-spacing="true"/>
      <style:text-properties fo:font-size="24pt"/>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13"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14" style:family="paragraph">
      <loext:graphic-properties draw:fill-color="#ffffff"/>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style:style>
    <style:style style:name="P16" style:family="paragraph">
      <loext:graphic-properties draw:fill="none"/>
      <style:paragraph-properties fo:text-align="start"/>
      <style:text-properties fo:font-size="18pt"/>
    </style:style>
    <style:style style:name="T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Slide Background Fill" draw:style-name="gr1" draw:text-style-name="P1" draw:layer="layout" svg:width="33.857cm" svg:height="19.049cm" svg:x="0.00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lor Cover" draw:style-name="gr2" draw:text-style-name="P2" draw:layer="layout" svg:width="33.857cm" svg:height="19.049cm" svg:x="0.00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Color" draw:style-name="gr3" draw:text-style-name="P3" draw:layer="layout" svg:width="16.84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lor" draw:style-name="gr4" draw:text-style-name="P4" draw:layer="layout" svg:width="16.84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0.5mmps" draw:style-name="standard" xml:id="id1" draw:id="id1" draw:layer="layout" svg:width="22.851cm" svg:height="6.683cm" svg:x="9.229cm" svg:y="0.638cm" presentation:class="object" presentation:user-transformed="true">
          <draw:plugin xlink:href="ppt/media/media1.mp4" xlink:type="simple" xlink:show="embed" xlink:actuate="onLoad" draw:mime-type="application/vnd.sun.star.media">
            <draw:param draw:name="Loop" draw:value="false"/>
            <draw:param draw:name="Mute" draw:value="false"/>
            <draw:param draw:name="VolumeDB" draw:value="0"/>
          </draw:plugin>
        </draw:frame>
        <draw:g draw:name="Group 50">
          <draw:custom-shape draw:name="Freeform: Shape 51" draw:style-name="gr5" draw:text-style-name="P5" draw:layer="layout" svg:width="7.237cm" svg:height="2.339cm" svg:x="0.077cm" svg:y="16.71cm">
            <text:p/>
            <draw:enhanced-geometry draw:mirror-horizontal="false" draw:mirror-vertical="false" drawooo:sub-view-size="3180577 1033951" draw:text-areas="0 0 ?f24 ?f25" svg:viewBox="0 0 0 0" draw:type="ooxml-non-primitive" draw:enhanced-path="M 1151220 1105 C 1349788 7443 1549417 40223 1735251 77956 1823293 95564 1913852 110657 2001894 123235 2102515 135812 2228290 153421 2321364 128266 2447139 93049 2525120 12552 2671019 55316 2806857 90533 2909992 213793 2982942 326991 3115006 525086 3200848 782887 3176430 1024557 L 3174833 1033951 23630 1033951 11184 984167 C -27491 733874 30994 479179 236008 289258 492275 53429 820274 -9459 1151220 1105 Z N">
              <draw:equation draw:name="f0" draw:formula="1151220*logwidth/3180577"/>
              <draw:equation draw:name="f1" draw:formula="1105*logheight/1033951"/>
              <draw:equation draw:name="f2" draw:formula="1735251*logwidth/3180577"/>
              <draw:equation draw:name="f3" draw:formula="77956*logheight/1033951"/>
              <draw:equation draw:name="f4" draw:formula="2001894*logwidth/3180577"/>
              <draw:equation draw:name="f5" draw:formula="123235*logheight/1033951"/>
              <draw:equation draw:name="f6" draw:formula="2321364*logwidth/3180577"/>
              <draw:equation draw:name="f7" draw:formula="128266*logheight/1033951"/>
              <draw:equation draw:name="f8" draw:formula="2671019*logwidth/3180577"/>
              <draw:equation draw:name="f9" draw:formula="55316*logheight/1033951"/>
              <draw:equation draw:name="f10" draw:formula="2982942*logwidth/3180577"/>
              <draw:equation draw:name="f11" draw:formula="326991*logheight/1033951"/>
              <draw:equation draw:name="f12" draw:formula="3176430*logwidth/3180577"/>
              <draw:equation draw:name="f13" draw:formula="1024557*logheight/1033951"/>
              <draw:equation draw:name="f14" draw:formula="3174833*logwidth/3180577"/>
              <draw:equation draw:name="f15" draw:formula="1033951*logheight/1033951"/>
              <draw:equation draw:name="f16" draw:formula="23630*logwidth/3180577"/>
              <draw:equation draw:name="f17" draw:formula="1033951*logheight/1033951"/>
              <draw:equation draw:name="f18" draw:formula="11184*logwidth/3180577"/>
              <draw:equation draw:name="f19" draw:formula="984167*logheight/1033951"/>
              <draw:equation draw:name="f20" draw:formula="236008*logwidth/3180577"/>
              <draw:equation draw:name="f21" draw:formula="289258*logheight/1033951"/>
              <draw:equation draw:name="f22" draw:formula="1151220*logwidth/3180577"/>
              <draw:equation draw:name="f23" draw:formula="1105*logheight/1033951"/>
              <draw:equation draw:name="f24" draw:formula="logwidth"/>
              <draw:equation draw:name="f25" draw:formula="logheight"/>
            </draw:enhanced-geometry>
          </draw:custom-shape>
          <draw:custom-shape draw:name="Freeform: Shape 52" draw:style-name="gr6" draw:text-style-name="P6" draw:layer="layout" svg:width="6.903cm" svg:height="2.943cm" svg:x="1.824cm" svg:y="16.106cm">
            <text:p/>
            <draw:enhanced-geometry draw:mirror-horizontal="false" draw:mirror-vertical="false" drawooo:sub-view-size="2449768 1050628" draw:text-areas="0 0 ?f2018 ?f2019" svg:viewBox="0 0 0 0" draw:type="ooxml-non-primitive" draw:enhanced-path="M 1553968 1045598 L 1561623 1050628 1540857 1050628 1542955 1048256 C 1545993 1045218 1549791 1044458 1553968 1045598 Z M 490647 1036483 C 494825 1037622 499382 1040660 503939 1045217 L 505485 1050628 470645 1050628 469761 1046736 C 470520 1042939 473558 1040660 479634 1039141 482672 1036103 486470 1035343 490647 1036483 Z M 326591 1030407 C 330769 1031546 335326 1034584 339883 1039141 L 341999 1050628 308260 1050628 306844 1042939 C 307983 1039141 311021 1036103 315578 1033065 318616 1030027 322414 1029267 326591 1030407 Z M 20886 1026229 C 24684 1026989 28482 1030027 33039 1036103 37596 1040660 38356 1045218 36837 1049395 L 35731 1050628 1976 1050628 0 1039901 C 1139 1036103 4177 1033065 8734 1030027 13291 1026989 17089 1025470 20886 1026229 Z M 2100819 1024331 C 2104997 1025470 2109554 1028508 2114111 1033065 2118668 1037622 2119428 1042180 2117909 1046357 L 2114079 1050628 2083616 1050628 2081072 1035724 C 2082211 1031546 2085249 1028508 2089806 1026989 2092844 1023951 2096642 1023191 2100819 1024331 Z M 1192439 1024331 C 1196617 1025470 1201174 1028508 1205731 1033065 1210288 1037622 1211048 1042180 1209529 1046357 L 1205699 1050628 1175227 1050628 1172692 1036863 C 1173831 1033065 1176869 1030027 1181426 1026989 1184464 1023951 1188262 1023191 1192439 1024331 Z M 788376 1024331 C 792554 1025470 797111 1028508 801668 1033065 806225 1037622 806985 1042180 805466 1046357 L 801636 1050628 771181 1050628 768629 1034584 C 769768 1030787 772806 1028508 777363 1026989 780401 1023951 784199 1023191 788376 1024331 Z M 138231 1024331 C 142409 1025470 146966 1028508 151523 1033065 156080 1037622 156080 1042939 154181 1047496 L 151411 1050628 121019 1050628 118484 1036863 C 119623 1033065 122661 1030027 127218 1026989 130256 1023951 134054 1023191 138231 1024331 Z M 894709 1021293 C 898887 1022432 903444 1025470 908001 1030027 912558 1034584 913318 1039142 911799 1043319 L 905246 1050628 880920 1050628 877620 1048256 C 871544 1033065 871544 1026989 883696 1023951 886734 1020913 890532 1020153 894709 1021293 Z M 694197 1021293 C 698374 1022432 702931 1025470 707488 1030027 712046 1034584 712805 1039142 711286 1043319 L 704733 1050628 680408 1050628 677108 1048256 C 671032 1036103 677108 1030027 683184 1023951 686222 1020913 690020 1020153 694197 1021293 Z M 596979 1021293 C 601157 1022432 605714 1025470 610271 1030027 614828 1034584 615588 1039142 614069 1043319 L 607516 1050628 583190 1050628 579890 1048256 C 573814 1033065 576852 1026989 585966 1023951 589004 1020913 592802 1020153 596979 1021293 Z M 1086106 1015217 C 1090284 1016356 1094841 1019394 1099398 1023951 1108512 1033065 1099398 1045218 1093322 1048256 L 1082478 1050628 1080771 1050628 1069017 1042180 C 1062941 1030027 1065979 1023951 1075093 1017875 1078131 1014837 1081929 1014077 1086106 1015217 Z M 1313961 1009141 C 1318139 1010280 1322696 1013318 1327253 1017875 1336367 1026989 1327253 1039142 1321177 1042180 1315101 1045218 1302948 1048256 1296872 1036104 1290796 1023951 1293834 1017875 1302948 1011799 1305986 1008761 1309784 1008001 1313961 1009141 Z M 2337788 996989 C 2341966 998128 2346523 1001166 2351080 1005723 2360194 1014837 2354118 1023952 2345004 1030028 2338927 1033066 2326775 1036104 2320699 1023952 2314623 1008761 2317661 1002685 2326775 999647 2329813 996609 2333611 995849 2337788 996989 Z M 1429407 990912 C 1433585 992051 1438142 995089 1442699 999646 1451813 1008760 1445737 1017875 1436623 1023951 1430547 1026989 1418394 1030027 1412318 1017875 1406242 1005722 1409280 996608 1418394 993570 1421432 990532 1425230 989772 1429407 990912 Z M 1672452 987874 C 1676630 989013 1681187 992051 1685744 996608 1694858 1005722 1688782 1014837 1679668 1020913 1673592 1023951 1661439 1026989 1655363 1014837 1649287 1002684 1649287 993570 1661439 990532 1664477 987494 1668275 986734 1672452 987874 Z M 1803089 975722 C 1807266 976861 1811824 979899 1816381 984456 1825495 993570 1819419 1002685 1810305 1008761 1804228 1011799 1792076 1014837 1786000 1002685 1779924 987494 1782962 981418 1792076 978380 1795114 975342 1798912 974582 1803089 975722 Z M 2030944 969646 C 2035121 970785 2039679 973823 2044236 978380 2053350 987494 2047274 996609 2038160 1002685 2032083 1005723 2019931 1008761 2013855 996609 2007779 981418 2010817 975342 2019931 972304 2022969 969266 2026767 968506 2030944 969646 Z M 405581 966608 C 409759 967747 414316 970785 418873 975342 427987 984456 418873 996609 412797 999647 406721 1002685 394568 1005723 388492 993571 382416 978380 385454 972304 394568 969266 397606 966228 401404 965468 405581 966608 Z M 2225380 957494 C 2229557 958633 2234114 961671 2238671 966228 2247785 975342 2241709 984457 2232595 990533 2226519 993571 2214366 996609 2208290 984457 2202214 969266 2202214 963190 2214366 960152 2217405 957114 2221202 956354 2225380 957494 Z M 1927649 954456 C 1931827 955595 1936384 958633 1940941 963190 1950055 972304 1940941 984457 1934865 987495 1928788 990533 1916636 993571 1910560 981419 1904484 969266 1907522 963190 1916636 957114 1919674 954076 1923472 953316 1927649 954456 Z M 244564 954456 C 248742 955595 253299 958633 257856 963190 266970 972304 257856 984457 251780 987495 245703 990533 233551 993571 227475 981419 221399 969266 224437 963190 233551 957114 236589 954076 240387 953316 244564 954456 Z M 2431968 951418 C 2436146 952557 2440703 955595 2445260 960152 2454374 969266 2448298 978381 2439184 984457 2433108 987495 2420955 990533 2414879 978381 2408803 963190 2411841 957114 2420955 954076 2423993 951038 2427791 950278 2431968 951418 Z M 1553968 948380 C 1558145 949519 1562702 952557 1567259 957114 1576374 966228 1570298 975343 1561183 981419 1555107 984457 1542955 987495 1536879 975343 1530803 963190 1536879 957114 1542955 951038 1545993 948000 1549791 947240 1553968 948380 Z M 1222819 933189 C 1226997 934328 1231554 937366 1236111 941923 1245225 951037 1239149 960152 1230035 966228 1223959 969266 1211806 972304 1205730 960152 1199654 947999 1202692 938885 1211806 935847 1214844 932809 1218642 932049 1222819 933189 Z M 1031421 930151 C 1035599 931290 1040156 934328 1044713 938885 1053827 947999 1047751 957114 1038637 963190 1032561 966228 1020408 969266 1014332 957114 1008256 941923 1011294 935847 1020408 932809 1023446 929771 1027244 929011 1031421 930151 Z M 931165 930151 C 935343 931290 939900 934328 944457 938885 953571 947999 947495 957114 938381 963190 932305 966228 920152 969266 914076 957114 908000 944961 911038 935847 920152 932809 923190 929771 926988 929011 931165 930151 Z M 123041 930151 C 127219 931290 131776 934328 136333 938885 145447 947999 139371 957114 130257 963190 124181 966228 112028 969266 105952 957114 99876 944961 99876 935847 112028 932809 115066 929771 118864 929011 123041 930151 Z M 524065 917999 C 528243 919138 532800 922176 537357 926733 546471 935847 540395 944962 531281 951038 525204 954076 513052 957114 506976 944962 500900 932809 500900 926733 513052 920657 516090 917619 519888 916859 524065 917999 Z M 824833 911923 C 829011 913062 833568 916100 838125 920657 847239 929771 841163 938886 832049 944962 825973 948000 813820 951038 807744 938886 801668 926733 801668 920657 813820 914581 816858 911543 820656 910783 824833 911923 Z M 2137276 905847 C 2141453 906986 2146010 910024 2150567 914581 2159682 923695 2153605 932810 2144491 938886 2138415 941924 2126263 944962 2120187 932810 2114111 917619 2120187 914581 2126263 908505 2129301 905467 2133099 904707 2137276 905847 Z M 630397 905847 C 634575 906986 639132 910024 643689 914581 652803 923695 646727 932810 637613 938886 631537 941924 619384 944962 613308 932810 607232 917619 610270 911543 619384 908505 622422 905467 626220 904707 630397 905847 Z M 1332189 896733 C 1336367 897872 1340924 900910 1345481 905467 1354595 914581 1348519 923696 1339405 929772 1333328 932810 1321176 935848 1315100 923696 1309024 911543 1312062 902429 1321176 899391 1324214 896353 1328012 895593 1332189 896733 Z M 724577 890656 C 728755 891795 733312 894833 737869 899390 746983 908504 740907 917619 731793 923695 725716 926733 713564 929771 707488 917619 701412 902428 704450 896352 713564 893314 716602 890276 720400 889516 724577 890656 Z M 1435484 884580 C 1439662 885719 1444219 888757 1448776 893314 1457890 902428 1451814 911543 1442700 917619 1436624 920657 1424471 923695 1418395 911543 1412319 899390 1415357 890276 1424471 887238 1427509 884200 1431307 883440 1435484 884580 Z M 1131677 884580 C 1135855 885719 1140412 888757 1144969 893314 1154083 902428 1144969 914581 1138893 917619 1132817 920657 1120664 923695 1114588 911543 1108512 896352 1111550 890276 1120664 887238 1123702 884200 1127500 883440 1131677 884580 Z M 1757518 881542 C 1761695 882681 1766253 885719 1770810 890276 1779924 899390 1773848 908505 1764734 914581 1758657 917619 1746505 920657 1740429 908505 1734353 896352 1734353 890276 1746505 884200 1749543 881162 1753341 880402 1757518 881542 Z M 1654224 881542 C 1658402 882681 1662959 885719 1667516 890276 1676630 899390 1670554 908505 1661440 914581 1655364 917619 1643211 920657 1637135 908505 1631059 896352 1634097 890276 1643211 884200 1646249 881162 1650047 880402 1654224 881542 Z M 2346903 878504 C 2351080 879643 2355637 882681 2360194 887238 2369308 896352 2363232 905467 2354118 911543 2348042 914581 2335889 917619 2329813 905467 2323737 893314 2326775 887238 2335889 881162 2338928 878124 2342725 877364 2346903 878504 Z M 320515 872428 C 324693 873567 329250 876605 333807 881162 342921 890276 336845 899391 327731 905467 321654 908505 309502 911543 303426 899391 297350 887238 300388 881162 309502 875086 312540 872048 316338 871288 320515 872428 Z M 1876003 866352 C 1880180 867491 1884737 870529 1889294 875086 1898408 884200 1889294 896353 1883218 899391 1877142 902429 1864989 905467 1858913 893315 1852837 878124 1855875 872048 1864989 869010 1868028 865972 1871825 865212 1876003 866352 Z M 2000563 857238 C 2004740 858377 2009298 861415 2013855 865972 2022969 875086 2013855 887239 2007779 890277 2001702 893315 1989550 896353 1983474 884201 1977398 872048 1980436 865972 1989550 859896 1992588 856858 1996386 856098 2000563 857238 Z M 420771 857238 C 424948 858377 429505 861415 434062 865972 443177 875086 437101 884201 427986 890277 421910 893315 409758 896353 403682 884201 397606 872048 403682 865972 409758 859896 412796 856858 416594 856098 420771 857238 Z M 2237532 848124 C 2241710 849263 2246267 852301 2250824 856858 2259938 865972 2250824 878125 2244748 881163 2238672 884201 2226519 887239 2220443 875087 2214367 859896 2217405 853820 2226519 850782 2229557 847744 2233355 846984 2237532 848124 Z M 211145 848124 C 215322 849263 219879 852301 224436 856858 233551 865972 227475 875087 218360 881163 212284 884201 200132 887239 194056 875087 187980 859896 194056 856858 200132 850782 203170 847744 206967 846984 211145 848124 Z M 1511435 839009 C 1515613 840148 1520170 843186 1524727 847743 1533841 856857 1527765 865972 1518651 872048 1512575 875086 1500422 878124 1494346 865972 1488270 850781 1491308 844705 1500422 841667 1503460 838629 1507258 837869 1511435 839009 Z M 1253200 826857 C 1257378 827996 1261935 831034 1266492 835591 1275606 844705 1269530 853820 1260416 859896 1254340 862934 1242187 865972 1236111 853820 1230035 841667 1233073 832553 1242187 829515 1245225 826477 1249023 825717 1253200 826857 Z M 2428930 814705 C 2433107 815844 2437664 818882 2442221 823439 2451336 832553 2445259 841668 2436145 847744 2430069 850782 2417917 853820 2411841 841668 2405765 829515 2411841 823439 2417917 817363 2420955 814325 2424753 813565 2428930 814705 Z M 991927 814705 C 996104 815844 1000661 818882 1005218 823439 1014333 832553 1005218 844706 999142 847744 993066 850782 980914 853820 974838 841668 968762 829515 974838 823439 980914 817363 983952 814325 987750 813565 991927 814705 Z M 894709 814705 C 898887 815844 903444 818882 908001 823439 917115 832553 911039 841668 901925 847744 895849 850782 883696 853820 877620 841668 871544 829515 874582 823439 883696 817363 886734 814325 890532 813565 894709 814705 Z M 2088668 805591 C 2092845 806730 2097402 809768 2101959 814325 2111073 823439 2104997 832554 2095883 838630 2089807 841668 2077654 844706 2071578 832554 2065502 817363 2068540 811287 2077654 808249 2080693 805211 2084490 804451 2088668 805591 Z M 575712 802553 C 579890 803692 584447 806730 589004 811287 598118 820401 589004 832554 582928 835592 576852 838630 564699 841668 558623 829516 552547 817363 555585 811287 564699 805211 567737 802173 571535 801413 575712 802553 Z M 1602577 796477 C 1606755 797616 1611312 800654 1615869 805211 1624983 814325 1615869 826478 1609793 829516 1603717 832554 1591564 835592 1585488 823440 1579412 811287 1582450 805211 1591564 799135 1594602 796097 1598400 795337 1602577 796477 Z M 1104335 793438 C 1108513 794577 1113070 797615 1117627 802172 1126741 811286 1117627 823439 1111551 826477 1105474 829515 1093322 832553 1087246 820401 1081170 805210 1084208 799134 1093322 796096 1096360 793058 1100158 792298 1104335 793438 Z M 791415 793438 C 795593 794577 800150 797615 804707 802172 813821 811286 807745 820401 798631 826477 792555 829515 780402 832553 774326 820401 768250 805210 771288 799134 780402 796096 783440 793058 787238 792298 791415 793438 Z M 1371684 784324 C 1375862 785463 1380419 788501 1384976 793058 1394090 802172 1384976 814325 1378900 817363 1372824 820401 1360671 823439 1354595 811287 1348519 796096 1351557 790020 1360671 786982 1363709 783944 1367507 783184 1371684 784324 Z M 472418 781286 C 476596 782425 481153 785463 485710 790020 494824 799134 488748 808249 479634 814325 473557 817363 461405 820401 455329 808249 449253 796096 452291 790020 461405 783944 464443 780906 468241 780146 472418 781286 Z M 1803089 778248 C 1807266 779387 1811824 782425 1816381 786982 1825495 796096 1816381 808249 1810305 811287 1804228 814325 1792076 817363 1786000 805211 1779924 793058 1779924 786982 1792076 780906 1795114 777868 1798912 777108 1803089 778248 Z M 675968 772172 C 680146 773311 684703 776349 689260 780906 698374 790020 689260 802173 683184 805211 677107 808249 664955 811287 658879 799135 652803 786982 652803 780906 664955 774830 667993 771792 671791 771032 675968 772172 Z M 302287 769134 C 306465 770273 311022 773311 315579 777868 324693 786982 318617 796097 309503 802173 303427 805211 291274 808249 285198 796097 279122 780906 282160 774830 291274 771792 294312 768754 298110 767994 302287 769134 Z M 2313484 766096 C 2317661 767235 2322218 770273 2326775 774830 2335890 783944 2329814 793059 2320699 799135 2314623 802173 2302471 805211 2296395 793059 2290319 780906 2296395 774830 2302471 768754 2305509 765716 2309307 764956 2313484 766096 Z M 1921574 766096 C 1925751 767235 1930308 770273 1934865 774830 1943980 783944 1934865 796097 1928789 799135 1922713 802173 1910561 805211 1904485 793059 1898409 780906 1904485 774830 1910561 768754 1913599 765716 1917397 764956 1921574 766096 Z M 2176771 756982 C 2180948 758121 2185505 761159 2190062 765716 2199177 774830 2190062 786983 2183986 790021 2177910 793059 2165758 796097 2159682 783945 2153606 771792 2159682 765716 2165758 759640 2168796 756602 2172594 755842 2176771 756982 Z M 1702833 750906 C 1707011 752045 1711568 755083 1716125 759640 1725239 768754 1716125 780907 1710049 783945 1703973 786983 1691820 790021 1685744 777869 1679668 765716 1682706 759640 1691820 753564 1694858 750526 1698656 749766 1702833 750906 Z M 1210667 741791 C 1214845 742930 1219402 745968 1223959 750525 1233073 759639 1226997 768754 1217883 774830 1211806 777868 1199654 780906 1193578 768754 1187502 753563 1190540 747487 1199654 744449 1202692 741411 1206490 740651 1210667 741791 Z M 1450674 723563 C 1454852 724702 1459409 727740 1463966 732297 1473080 741411 1463966 753564 1457890 756602 1451814 759640 1439661 762678 1433585 750526 1427509 738373 1430547 732297 1439661 726221 1442699 723183 1446497 722423 1450674 723563 Z M 2021829 720525 C 2026007 721664 2030564 724702 2035121 729259 2044235 738373 2038159 747488 2029045 753564 2022969 756602 2010816 759640 2004740 747488 1998664 735335 2001702 726221 2010816 723183 2013854 720145 2017652 719385 2021829 720525 Z M 387352 720525 C 391530 721664 396087 724702 400644 729259 409758 738373 403682 747488 394568 753564 388492 756602 376339 759640 370263 747488 364187 732297 367225 726221 376339 723183 379377 720145 383175 719385 387352 720525 Z M 1049650 702297 C 1053828 703436 1058385 706474 1062942 711031 1072056 720145 1062942 732298 1056866 735336 1050790 738374 1038637 741412 1032561 729260 1026485 717107 1029523 707993 1038637 704955 1041675 701917 1045473 701157 1049650 702297 Z M 931165 702297 C 935343 703436 939900 706474 944457 711031 953571 720145 947495 729260 938381 735336 932305 738374 920152 741412 914076 729260 908000 717107 911038 711031 920152 704955 923190 701917 926988 701157 931165 702297 Z M 1547892 699259 C 1552070 700398 1556627 703436 1561184 707993 1570298 717107 1561184 729260 1555108 732298 1549032 735336 1536879 738374 1530803 726222 1524727 711031 1527765 704955 1536879 701917 1539917 698879 1543715 698119 1547892 699259 Z M 1313961 699259 C 1318139 700398 1322696 703436 1327253 707993 1336367 717107 1330291 726222 1321177 732298 1315101 735336 1302948 738374 1296872 726222 1290796 714069 1293834 707993 1302948 701917 1305986 698879 1309784 698119 1313961 699259 Z M 2413739 696220 C 2417917 697359 2422474 700397 2427031 704954 2436145 714068 2430069 723183 2420955 729259 2414878 732297 2402726 735335 2396650 723183 2390574 711030 2390574 701916 2402726 698878 2405764 695840 2409562 695080 2413739 696220 Z M 551408 690144 C 555585 691283 560142 694321 564699 698878 573814 707992 567737 717107 558623 723183 552547 726221 540395 729259 534319 717107 528243 704954 534319 698878 540395 692802 543433 689764 547231 689004 551408 690144 Z M 830909 684068 C 835087 685207 839644 688245 844201 692802 853315 701916 844201 714069 838125 717107 832048 720145 819896 723183 813820 711031 807744 698878 810782 692802 819896 686726 822934 683688 826732 682928 830909 684068 Z M 730653 677992 C 734831 679131 739388 682169 743945 686726 753059 695840 743945 707993 737869 711031 731793 714069 719640 717107 713564 704955 707488 692802 710526 686726 719640 680650 722678 677612 726476 676852 730653 677992 Z M 2228418 671916 C 2232595 673055 2237153 676093 2241710 680650 2250824 689764 2244748 698879 2235634 704955 2229557 707993 2217405 711031 2211329 698879 2205253 686726 2208291 680650 2217405 674574 2220443 671536 2224241 670776 2228418 671916 Z M 1839546 671916 C 1843724 673055 1848281 676093 1852838 680650 1861952 689764 1855876 698879 1846762 704955 1840686 707993 1828533 711031 1822457 698879 1816381 686726 1819419 677612 1828533 674574 1831571 671536 1835369 670776 1839546 671916 Z M 2109933 656726 C 2114111 657865 2118668 660903 2123225 665460 2132339 674574 2126263 683689 2117149 689765 2111072 692803 2098920 695841 2092844 683689 2086768 671536 2089806 665460 2098920 659384 2101958 656346 2105756 655586 2109933 656726 Z M 1632957 656726 C 1637135 657865 1641692 660903 1646249 665460 1655363 674574 1649287 683689 1640173 689765 1634097 692803 1621944 695841 1615868 683689 1609792 668498 1612830 662422 1621944 659384 1624982 656346 1628780 655586 1632957 656726 Z M 1165096 656726 C 1169273 657865 1173830 660903 1178387 665460 1187502 674574 1178387 686727 1172311 689765 1166235 692803 1154083 695841 1148007 683689 1141931 671536 1148007 665460 1154083 659384 1157121 656346 1160919 655586 1165096 656726 Z M 1948916 653688 C 1953094 654827 1957651 657865 1962208 662422 1971322 671536 1965246 680651 1956132 686727 1950056 689765 1937903 692803 1931827 680651 1925751 665460 1928789 659384 1937903 656346 1940941 653308 1944739 652548 1948916 653688 Z M 2328673 647611 C 2332851 648750 2337408 651788 2341965 656345 2351079 665459 2345003 674574 2335889 680650 2329813 683688 2317660 686726 2311584 674574 2305508 662421 2308546 656345 2317660 650269 2320698 647231 2324496 646471 2328673 647611 Z M 639512 641535 C 643690 642674 648247 645712 652804 650269 661918 659383 655842 668498 646728 674574 640651 677612 628499 680650 622423 668498 616347 653307 619385 647231 628499 644193 631537 641155 635335 640395 639512 641535 Z M 451152 641535 C 455330 642674 459887 645712 464444 650269 473558 659383 464444 671536 458368 674574 452292 677612 440139 680650 434063 668498 427987 656345 431025 647231 440139 644193 443177 641155 446975 640395 451152 641535 Z M 1739291 638497 C 1743468 639636 1748025 642674 1752582 647231 1761696 656345 1755620 665460 1746506 671536 1740430 674574 1728277 677612 1722201 665460 1716125 650269 1719163 644193 1728277 641155 1731316 638117 1735113 637357 1739291 638497 Z M 1429407 623307 C 1433585 624446 1438142 627484 1442699 632041 1451813 641155 1445737 650270 1436623 656346 1430547 659384 1418394 662422 1412318 650270 1406242 638117 1409280 629003 1418394 625965 1421432 622927 1425230 622167 1429407 623307 Z M 991927 614193 C 996105 615332 1000662 618370 1005219 622927 1014333 632041 1008257 641156 999143 647232 993067 650270 980914 653308 974838 641156 968762 629003 971800 619889 980914 616851 983952 613813 987750 613053 991927 614193 Z M 1244086 589888 C 1248264 591027 1252821 594065 1257378 598622 1266492 607736 1260416 616851 1251302 622927 1245226 625965 1233073 629003 1226997 616851 1220921 601660 1223959 595584 1233073 592546 1236111 589508 1239909 588748 1244086 589888 Z M 1332189 586850 C 1336367 587989 1340924 591027 1345481 595584 1354595 604698 1345481 616851 1339405 619889 1333328 622927 1321176 625965 1315100 613813 1309024 601660 1312062 595584 1321176 589508 1324214 586470 1328012 585710 1332189 586850 Z M 867366 583812 C 871544 584951 876101 587989 880658 592546 889772 601660 880658 613813 874582 616851 868506 619889 856353 622927 850277 610775 844201 595584 847239 589508 856353 586470 859391 583432 863189 582672 867366 583812 Z M 2222342 576217 C 2226519 577356 2231076 580394 2235633 586470 2244748 595584 2238672 604698 2229557 610775 2223481 613813 2211329 616851 2205253 604698 2199177 589508 2205253 580394 2211329 577356 2214367 575837 2218165 575077 2222342 576217 Z M 1092183 571660 C 1096361 572799 1100918 575837 1105475 580394 1114589 589508 1108513 598623 1099399 604699 1093322 607737 1081170 610775 1075094 598623 1069018 586470 1069018 580394 1081170 574318 1084208 571280 1088006 570520 1092183 571660 Z M 2000563 568622 C 2004740 569761 2009298 572799 2013855 577356 2022969 586470 2016893 595585 2007779 601661 2001702 604699 1989550 607737 1983474 595585 1977398 583432 1980436 577356 1989550 571280 1992588 568242 1996386 567482 2000563 568622 Z M 745844 568622 C 750022 569761 754579 572799 759136 577356 768250 586470 759136 598623 753060 601661 746984 604699 734831 607737 728755 595585 722679 580394 725717 574318 734831 571280 737869 568242 741667 567482 745844 568622 Z M 533179 568622 C 537357 569761 541914 572799 546471 577356 555585 586470 549509 595585 540395 601661 534318 604699 522166 607737 516090 595585 510014 580394 513052 574318 522166 571280 525204 568242 529002 567482 533179 568622 Z M 1866889 565584 C 1871066 566723 1875623 569761 1880180 574318 1889295 583432 1883218 592547 1874104 598623 1868028 601661 1855876 604699 1849800 592547 1843724 577356 1849800 574318 1855876 568242 1858914 565204 1862712 564444 1866889 565584 Z M 1508397 565584 C 1512575 566723 1517132 569761 1521689 574318 1530803 583432 1524727 592547 1515613 598623 1509537 601661 1497384 604699 1491308 592547 1485232 577356 1488270 571280 1497384 568242 1500422 565204 1504220 564444 1508397 565584 Z M 2365130 556470 C 2369307 557609 2373865 560647 2378422 565204 2387536 574318 2381460 583433 2372346 589509 2366269 592547 2354117 595585 2348041 583433 2341965 568242 2345003 562166 2354117 559128 2357155 556090 2360953 555330 2365130 556470 Z M 1620805 550394 C 1624983 551533 1629540 554571 1634097 559128 1643211 568242 1637135 577357 1628021 583433 1621944 586471 1609792 589509 1603716 577357 1597640 562166 1597640 556090 1609792 553052 1612830 550014 1616628 549254 1620805 550394 Z M 2097781 544317 C 2101959 545456 2106516 548494 2111073 553051 2120187 562165 2114111 571280 2104997 577356 2098921 580394 2086768 583432 2080692 571280 2074616 559127 2074616 553051 2086768 546975 2089806 543937 2093604 543177 2097781 544317 Z M 1745366 538241 C 1749544 539380 1754101 542418 1758658 546975 1767772 556089 1761696 565204 1752582 571280 1746505 574318 1734353 577356 1728277 565204 1722201 553051 1725239 546975 1734353 540899 1737391 537861 1741189 537101 1745366 538241 Z M 624322 529127 C 628499 530266 633056 533304 637613 537861 646728 546975 640651 556090 631537 562166 625461 565204 613309 568242 607233 556090 601157 540899 607233 537861 613309 531785 616347 528747 620145 527987 624322 529127 Z M 958508 523051 C 962686 524190 967243 527228 971800 531785 980914 540899 974838 550014 965724 556090 959648 559128 947495 562166 941419 550014 935343 534823 938381 528747 947495 525709 950533 522671 954331 521911 958508 523051 Z M 1177248 507861 C 1181426 509000 1185983 512038 1190540 516595 1199654 525709 1190540 537862 1184464 540900 1178388 543938 1166235 546976 1160159 534824 1154083 522671 1157121 516595 1166235 510519 1169273 507481 1173071 506721 1177248 507861 Z M 1399027 504823 C 1403205 505962 1407762 509000 1412319 513557 1421433 522671 1412319 534824 1406243 537862 1400167 540900 1388014 543938 1381938 531786 1375862 516595 1378900 510519 1388014 507481 1391052 504443 1394850 503683 1399027 504823 Z M 2194999 492670 C 2199176 493809 2203734 496847 2208291 501404 2217405 510518 2208291 522671 2202214 525709 2196138 528747 2183986 531785 2177910 519633 2174872 504442 2174872 498366 2183986 495328 2187024 492290 2190822 491530 2194999 492670 Z M 1912459 480518 C 1916637 481657 1921194 484695 1925751 489252 1934865 498366 1925751 510519 1919675 513557 1913598 516595 1901446 519633 1895370 507481 1889294 495328 1892332 486214 1901446 483176 1904484 480138 1908282 479378 1912459 480518 Z M 803567 480518 C 807745 481657 812302 484695 816859 489252 825973 498366 816859 510519 810783 513557 804706 516595 792554 519633 786478 507481 780402 495328 780402 489252 792554 483176 795592 480138 799390 479378 803567 480518 Z M 1550930 471404 C 1555108 472543 1559665 475581 1564222 480138 1573336 489252 1564222 501405 1558146 504443 1552070 507481 1539917 510519 1533841 498367 1527765 486214 1530803 480138 1539917 474062 1542955 471024 1546753 470264 1550930 471404 Z M 2307407 465328 C 2311584 466467 2316141 469505 2320698 474062 2329813 483176 2323736 492291 2314622 498367 2308546 501405 2296394 504443 2290318 492291 2284242 480138 2290318 474062 2296394 467986 2299432 464948 2303230 464188 2307407 465328 Z M 1076992 462290 C 1081170 463429 1085727 466467 1090284 471024 1099398 480138 1093322 489253 1084208 495329 1078132 498367 1065979 501405 1059903 489253 1053827 474062 1056865 467986 1065979 464948 1069017 461910 1072815 461150 1076992 462290 Z M 2030944 456214 C 2035121 457353 2039679 460391 2044236 464948 2053350 474062 2044236 486215 2038160 489253 2032083 492291 2019931 495329 2013855 483177 2007779 471024 2007779 464948 2019931 458872 2022969 455834 2026767 455074 2030944 456214 Z M 1280542 453176 C 1284720 454315 1289277 457353 1293834 461910 1302948 471024 1296872 480139 1287758 486215 1281682 489253 1269529 492291 1263453 480139 1257377 467986 1257377 461910 1269529 455834 1272567 452796 1276365 452036 1280542 453176 Z M 679006 450138 C 683184 451277 687741 454315 692298 458872 701412 467986 695336 477101 686222 483177 680146 486215 667993 489253 661917 477101 655841 464948 658879 458872 667993 452796 671031 449758 674829 448998 679006 450138 Z M 1815242 447099 C 1819419 448238 1823976 451276 1828533 455833 1837647 464947 1828533 477100 1822457 480138 1816381 483176 1804228 486214 1798152 474062 1792076 458871 1795114 452795 1804228 449757 1807267 446719 1811064 445959 1815242 447099 Z M 1699795 444061 C 1703973 445200 1708530 448238 1713087 452795 1722201 461909 1716125 471024 1707011 477100 1700934 480138 1688782 483176 1682706 471024 1676630 458871 1679668 449757 1688782 446719 1691820 443681 1695618 442921 1699795 444061 Z M 888633 434947 C 892811 436086 897368 439124 901925 443681 911039 452795 901925 464948 895849 467986 889773 471024 877620 474062 871544 461910 865468 446719 868506 440643 877620 437605 880658 434567 884456 433807 888633 434947 Z M 2158542 407605 C 2162719 408744 2167276 411782 2171833 416339 2180948 425453 2174872 434568 2165757 440644 2159681 443682 2147529 446720 2141453 434568 2135377 422415 2141453 416339 2147529 410263 2150567 407225 2154365 406465 2158542 407605 Z M 1484092 407605 C 1488270 408744 1492827 411782 1497384 416339 1506498 425453 1500422 434568 1491308 440644 1485231 443682 1473079 446720 1467003 434568 1460927 422415 1463965 413301 1473079 410263 1476117 407225 1479915 406465 1484092 407605 Z M 1365608 404567 C 1369786 405706 1374343 408744 1378900 413301 1388014 422415 1381938 431530 1372824 437606 1366748 440644 1354595 443682 1348519 431530 1342443 419377 1345481 410263 1354595 407225 1357633 404187 1361431 403427 1365608 404567 Z M 988889 404567 C 993066 405706 997623 408744 1002180 413301 1011295 422415 1005218 431530 996104 437606 990028 440644 977876 443682 971800 431530 965724 419377 971800 413301 977876 407225 980914 404187 984712 403427 988889 404567 Z M 1182565 394312 C 1186742 395072 1190540 398110 1193578 404186 1202692 413300 1196616 422415 1187502 428491 1181425 431529 1169273 434567 1163197 422415 1157121 410262 1160159 404186 1169273 398110 1173830 395072 1178387 393553 1182565 394312 Z M 1620805 389376 C 1624983 390515 1629540 393553 1634097 398110 1643211 407224 1637135 416339 1628021 422415 1621944 425453 1609792 428491 1603716 416339 1597640 401148 1600678 395072 1609792 392034 1612830 388996 1616628 388236 1620805 389376 Z M 1961068 380262 C 1965246 381401 1969803 384439 1974360 388996 1983474 398110 1974360 410263 1968284 413301 1962208 416339 1950055 419377 1943979 407225 1937903 395072 1940941 388996 1950055 382920 1953093 379882 1956891 379122 1961068 380262 Z M 770148 380262 C 774326 381401 778883 384439 783440 388996 792554 398110 786478 407225 777364 413301 771287 416339 759135 419377 753059 407225 746983 395072 746983 385958 759135 382920 762173 379882 765971 379122 770148 380262 Z M 2240571 352920 C 2244748 354059 2249305 357097 2253862 361654 2262976 370768 2256900 379883 2247786 385959 2241710 388997 2229557 392035 2223481 379883 2217405 367730 2220443 361654 2229557 355578 2232596 352540 2236393 351780 2240571 352920 Z M 2082590 352920 C 2086768 354059 2091325 357097 2095882 361654 2104996 370768 2095882 382921 2089806 385959 2083730 388997 2071577 392035 2065501 379883 2059425 367730 2062463 361654 2071577 355578 2074615 352540 2078413 351780 2082590 352920 Z M 1080030 337729 C 1084208 338868 1088765 341906 1093322 346463 1102436 355577 1093322 367730 1087246 370768 1081170 373806 1069017 376844 1062941 364692 1056865 352539 1059903 346463 1069017 340387 1072055 337349 1075853 336589 1080030 337729 Z M 1787899 331653 C 1792076 332792 1796634 335830 1801191 340387 1810305 349501 1801191 361654 1795115 364692 1789038 367730 1776886 370768 1770810 358616 1764734 346463 1767772 340387 1776886 334311 1779924 331273 1783722 330513 1787899 331653 Z M 1879040 328615 C 1883217 329754 1887775 332792 1892332 337349 1901446 346463 1895370 355578 1886256 361654 1880179 364692 1868027 367730 1861951 355578 1855875 343425 1858913 334311 1868027 331273 1871065 328235 1874863 327475 1879040 328615 Z M 1265352 325577 C 1269530 326716 1274087 329754 1278644 334311 1287758 343425 1278644 355578 1272568 358616 1266492 361654 1254339 364692 1248263 352540 1242187 337349 1245225 331273 1254339 328235 1257377 325197 1261175 324437 1265352 325577 Z M 864328 319501 C 868506 320640 873063 323678 877620 328235 886734 337349 877620 349502 871544 352540 865468 355578 853315 358616 847239 346464 841163 334311 844201 325197 853315 322159 856353 319121 860151 318361 864328 319501 Z M 1459788 316463 C 1463966 317602 1468523 320640 1473080 325197 1482194 334311 1476118 343426 1467004 349502 1460928 352540 1448775 355578 1442699 343426 1436623 328235 1439661 322159 1448775 319121 1451813 316083 1455611 315323 1459788 316463 Z M 1702833 310387 C 1707011 311526 1711568 314564 1716125 319121 1725239 328235 1716125 340388 1710049 343426 1703973 346464 1691820 349502 1685744 337350 1679668 322159 1682706 316083 1691820 313045 1694858 310007 1698656 309247 1702833 310387 Z M 1577893 297095 C 1582450 297855 1587008 300893 1591565 306969 1600679 316083 1594603 325198 1585489 331274 1579412 334312 1567260 337350 1561184 325198 1555108 313045 1558146 303931 1564222 300893 1568779 297855 1573336 296336 1577893 297095 Z M 955470 295196 C 959648 296335 964205 299373 968762 303930 977876 313044 971800 322159 962686 328235 956610 331273 944457 334311 938381 322159 932305 310006 935343 303930 944457 297854 947495 294816 951293 294056 955470 295196 Z M 1365608 283044 C 1369786 284183 1374343 287221 1378900 291778 1388014 300892 1381938 310007 1372824 316083 1366748 319121 1354595 322159 1348519 310007 1342443 297854 1345481 291778 1354595 285702 1357633 282664 1361431 281904 1365608 283044 Z M 1979296 267854 C 1983474 268993 1988031 272031 1992588 276588 2001702 285702 1995626 294817 1986512 300893 1980436 303931 1968283 306969 1962207 294817 1956131 279626 1959169 273550 1968283 270512 1971321 267474 1975119 266714 1979296 267854 Z M 1173830 266714 C 1178387 267474 1182945 270512 1187502 276588 1196616 285702 1190540 294817 1181425 300893 1175349 303931 1163197 306969 1157121 294817 1151045 282664 1154083 273550 1160159 270512 1164716 267474 1169273 265955 1173830 266714 Z M 2167656 246587 C 2171833 247726 2176391 250764 2180948 255321 2190062 264435 2183986 273550 2174872 279626 2168795 282664 2156643 285702 2150567 273550 2144491 258359 2147529 252283 2156643 249245 2159681 246207 2163479 245447 2167656 246587 Z M 2073477 240511 C 2077654 241650 2082211 244688 2086768 249245 2095882 258359 2089806 267474 2080692 273550 2074616 276588 2062463 279626 2056387 267474 2050311 252283 2053349 246207 2062463 243169 2065502 240131 2069299 239371 2073477 240511 Z M 1505359 222283 C 1509537 223422 1514094 226460 1518651 231017 1527765 240131 1521689 249246 1512575 255322 1506499 258360 1494346 261398 1488270 249246 1482194 234055 1485232 227979 1494346 224941 1497384 221903 1501182 221143 1505359 222283 Z M 1007117 222283 C 1011295 223422 1015852 226460 1020409 231017 1029523 240131 1020409 252284 1014333 255322 1008257 258360 996104 261398 990028 249246 983952 237093 986990 231017 996104 224941 999142 221903 1002940 221143 1007117 222283 Z M 1298771 210131 C 1302948 211270 1307506 214308 1312063 218865 1321177 227979 1312063 240132 1305987 243170 1299910 246208 1287758 249246 1281682 237094 1275606 224941 1275606 215827 1287758 212789 1290796 209751 1294594 208991 1298771 210131 Z M 1881700 207472 C 1886257 208991 1890814 212789 1895371 218865 1904485 227979 1898409 237094 1889295 243170 1883218 246208 1871066 249246 1864990 237094 1858914 221903 1861952 215827 1868028 209751 1872585 206713 1877142 205953 1881700 207472 Z M 1657262 207093 C 1661440 208232 1665997 211270 1670554 215827 1679668 224941 1673592 234056 1664478 240132 1655363 246208 1643211 249246 1637135 234056 1631059 221903 1634097 215827 1646249 209751 1649287 206713 1653085 205953 1657262 207093 Z M 1769671 201017 C 1773848 202156 1778405 205194 1782962 209751 1792076 218865 1786000 227980 1776886 234056 1770810 240132 1758657 240132 1752581 227980 1746505 215827 1749543 209751 1758657 203675 1761696 200637 1765493 199877 1769671 201017 Z M 1089145 197978 C 1093323 199117 1097880 202155 1102437 206712 1111551 215826 1105475 224941 1096361 231017 1090284 234055 1078132 237093 1072056 224941 1065980 212788 1069018 203674 1078132 200636 1081170 197598 1084968 196838 1089145 197978 Z M 1395989 161522 C 1400167 162661 1404724 165699 1409281 170256 1418395 179370 1412319 188485 1403205 194561 1397129 197599 1384976 200637 1378900 188485 1372824 176332 1375862 170256 1384976 164180 1388014 161142 1391812 160382 1395989 161522 Z M 1967145 140255 C 1971322 141394 1975879 144432 1980436 148989 1989550 158103 1983474 167218 1974360 173294 1968284 179370 1956131 182408 1950055 170256 1943979 155065 1947017 148989 1956131 142913 1959170 139875 1962967 139115 1967145 140255 Z M 1234971 131141 C 1239149 132280 1243706 135318 1248263 139875 1257377 148989 1251301 158104 1242187 164180 1236111 167218 1223958 170256 1217882 158104 1211806 142913 1214844 136837 1223958 133799 1226996 130761 1230794 130001 1234971 131141 Z M 1149906 131141 C 1154084 132280 1158641 135318 1163198 139875 1172312 148989 1166236 158104 1157122 164180 1151045 167218 1138893 170256 1132817 158104 1126741 145951 1129779 139875 1138893 133799 1141931 130761 1145729 130001 1149906 131141 Z M 2064362 128103 C 2068540 129242 2073097 132280 2077654 136837 2086768 145951 2080692 155066 2071578 161142 2065501 164180 2053349 167218 2047273 155066 2041197 139875 2044235 133799 2053349 130761 2056387 127723 2060185 126963 2064362 128103 Z M 1496245 120887 C 1500423 121647 1504980 124685 1509537 130761 1518651 139875 1512575 148990 1503461 155066 1497385 158104 1485232 161142 1479156 148990 1473080 136837 1476118 130761 1485232 124685 1488270 121647 1492068 120128 1496245 120887 Z M 1599539 112913 C 1603716 114052 1608274 117090 1612831 121647 1621945 130761 1615869 139876 1606754 145952 1600678 148990 1588526 152028 1582450 139876 1579412 127723 1579412 121647 1588526 115571 1591564 112533 1595362 111773 1599539 112913 Z M 1836508 109875 C 1840686 111014 1845243 114052 1849800 118609 1858914 127723 1852838 136838 1843724 142914 1837647 145952 1825495 148990 1819419 136838 1813343 124685 1816381 118609 1825495 112533 1828533 109495 1832331 108735 1836508 109875 Z M 1708529 106837 C 1713086 107976 1717644 111014 1722201 115571 1731315 124685 1725239 133800 1716124 139876 1710048 142914 1697896 145952 1691820 133800 1685744 121647 1688782 112533 1694858 109495 1699415 106457 1703972 105697 1708529 106837 Z M 1301429 60126 C 1305986 60886 1310544 63924 1315101 70000 1324215 79114 1318139 88229 1309024 94305 1302948 97343 1290796 100381 1284720 88229 1278644 76076 1281682 70000 1287758 63924 1292315 60886 1296872 59367 1301429 60126 Z M 1930687 49113 C 1934865 50252 1939422 53290 1943979 57847 1953093 66961 1943979 79114 1937903 82152 1931827 85190 1919674 88228 1913598 76076 1907522 60885 1910560 54809 1919674 51771 1922712 48733 1926510 47973 1930687 49113 Z M 1402065 43037 C 1406243 44176 1410800 47214 1415357 51771 1424471 60885 1418395 70000 1409281 76076 1403205 79114 1391052 82152 1384976 70000 1378900 54809 1381938 48733 1391052 45695 1394090 42657 1397888 41897 1402065 43037 Z M 1806127 15695 C 1810305 16834 1814862 19872 1819419 24429 1828533 33543 1819419 45696 1813343 48734 1807266 51772 1795114 54810 1789038 42658 1782962 30505 1786000 24429 1795114 18353 1798152 15315 1801950 14555 1806127 15695 Z M 1499283 9619 C 1503461 10758 1508018 13796 1512575 18353 1521689 27467 1512575 42658 1506499 45696 1500422 48734 1488270 51772 1482194 39620 1476118 24429 1476118 18353 1488270 12277 1491308 9239 1495106 8479 1499283 9619 Z M 1699795 3543 C 1703973 4682 1708530 7720 1713087 12277 1722201 21391 1716125 30506 1707011 36582 1700934 39620 1688782 42658 1682706 30506 1676630 15315 1679668 9239 1688782 6201 1691820 3163 1695618 2403 1699795 3543 Z M 1599539 504 C 1603716 1643 1608274 4681 1612831 9238 1621945 18352 1615869 27467 1606754 33543 1600678 36581 1588526 39619 1582450 27467 1579412 12276 1579412 6200 1588526 3162 1591564 124 1595362 -636 1599539 504 Z N">
              <draw:equation draw:name="f0" draw:formula="1553968*logwidth/2449768"/>
              <draw:equation draw:name="f1" draw:formula="1045598*logheight/1050628"/>
              <draw:equation draw:name="f2" draw:formula="1561623*logwidth/2449768"/>
              <draw:equation draw:name="f3" draw:formula="1050628*logheight/1050628"/>
              <draw:equation draw:name="f4" draw:formula="1540857*logwidth/2449768"/>
              <draw:equation draw:name="f5" draw:formula="1050628*logheight/1050628"/>
              <draw:equation draw:name="f6" draw:formula="1542955*logwidth/2449768"/>
              <draw:equation draw:name="f7" draw:formula="1048256*logheight/1050628"/>
              <draw:equation draw:name="f8" draw:formula="1553968*logwidth/2449768"/>
              <draw:equation draw:name="f9" draw:formula="1045598*logheight/1050628"/>
              <draw:equation draw:name="f10" draw:formula="490647*logwidth/2449768"/>
              <draw:equation draw:name="f11" draw:formula="1036483*logheight/1050628"/>
              <draw:equation draw:name="f12" draw:formula="503939*logwidth/2449768"/>
              <draw:equation draw:name="f13" draw:formula="1045217*logheight/1050628"/>
              <draw:equation draw:name="f14" draw:formula="505485*logwidth/2449768"/>
              <draw:equation draw:name="f15" draw:formula="1050628*logheight/1050628"/>
              <draw:equation draw:name="f16" draw:formula="470645*logwidth/2449768"/>
              <draw:equation draw:name="f17" draw:formula="1050628*logheight/1050628"/>
              <draw:equation draw:name="f18" draw:formula="469761*logwidth/2449768"/>
              <draw:equation draw:name="f19" draw:formula="1046736*logheight/1050628"/>
              <draw:equation draw:name="f20" draw:formula="479634*logwidth/2449768"/>
              <draw:equation draw:name="f21" draw:formula="1039141*logheight/1050628"/>
              <draw:equation draw:name="f22" draw:formula="490647*logwidth/2449768"/>
              <draw:equation draw:name="f23" draw:formula="1036483*logheight/1050628"/>
              <draw:equation draw:name="f24" draw:formula="326591*logwidth/2449768"/>
              <draw:equation draw:name="f25" draw:formula="1030407*logheight/1050628"/>
              <draw:equation draw:name="f26" draw:formula="339883*logwidth/2449768"/>
              <draw:equation draw:name="f27" draw:formula="1039141*logheight/1050628"/>
              <draw:equation draw:name="f28" draw:formula="341999*logwidth/2449768"/>
              <draw:equation draw:name="f29" draw:formula="1050628*logheight/1050628"/>
              <draw:equation draw:name="f30" draw:formula="308260*logwidth/2449768"/>
              <draw:equation draw:name="f31" draw:formula="1050628*logheight/1050628"/>
              <draw:equation draw:name="f32" draw:formula="306844*logwidth/2449768"/>
              <draw:equation draw:name="f33" draw:formula="1042939*logheight/1050628"/>
              <draw:equation draw:name="f34" draw:formula="315578*logwidth/2449768"/>
              <draw:equation draw:name="f35" draw:formula="1033065*logheight/1050628"/>
              <draw:equation draw:name="f36" draw:formula="326591*logwidth/2449768"/>
              <draw:equation draw:name="f37" draw:formula="1030407*logheight/1050628"/>
              <draw:equation draw:name="f38" draw:formula="20886*logwidth/2449768"/>
              <draw:equation draw:name="f39" draw:formula="1026229*logheight/1050628"/>
              <draw:equation draw:name="f40" draw:formula="33039*logwidth/2449768"/>
              <draw:equation draw:name="f41" draw:formula="1036103*logheight/1050628"/>
              <draw:equation draw:name="f42" draw:formula="36837*logwidth/2449768"/>
              <draw:equation draw:name="f43" draw:formula="1049395*logheight/1050628"/>
              <draw:equation draw:name="f44" draw:formula="35731*logwidth/2449768"/>
              <draw:equation draw:name="f45" draw:formula="1050628*logheight/1050628"/>
              <draw:equation draw:name="f46" draw:formula="1976*logwidth/2449768"/>
              <draw:equation draw:name="f47" draw:formula="1050628*logheight/1050628"/>
              <draw:equation draw:name="f48" draw:formula="0*logwidth/2449768"/>
              <draw:equation draw:name="f49" draw:formula="1039901*logheight/1050628"/>
              <draw:equation draw:name="f50" draw:formula="8734*logwidth/2449768"/>
              <draw:equation draw:name="f51" draw:formula="1030027*logheight/1050628"/>
              <draw:equation draw:name="f52" draw:formula="20886*logwidth/2449768"/>
              <draw:equation draw:name="f53" draw:formula="1026229*logheight/1050628"/>
              <draw:equation draw:name="f54" draw:formula="2100819*logwidth/2449768"/>
              <draw:equation draw:name="f55" draw:formula="1024331*logheight/1050628"/>
              <draw:equation draw:name="f56" draw:formula="2114111*logwidth/2449768"/>
              <draw:equation draw:name="f57" draw:formula="1033065*logheight/1050628"/>
              <draw:equation draw:name="f58" draw:formula="2117909*logwidth/2449768"/>
              <draw:equation draw:name="f59" draw:formula="1046357*logheight/1050628"/>
              <draw:equation draw:name="f60" draw:formula="2114079*logwidth/2449768"/>
              <draw:equation draw:name="f61" draw:formula="1050628*logheight/1050628"/>
              <draw:equation draw:name="f62" draw:formula="2083616*logwidth/2449768"/>
              <draw:equation draw:name="f63" draw:formula="1050628*logheight/1050628"/>
              <draw:equation draw:name="f64" draw:formula="2081072*logwidth/2449768"/>
              <draw:equation draw:name="f65" draw:formula="1035724*logheight/1050628"/>
              <draw:equation draw:name="f66" draw:formula="2089806*logwidth/2449768"/>
              <draw:equation draw:name="f67" draw:formula="1026989*logheight/1050628"/>
              <draw:equation draw:name="f68" draw:formula="2100819*logwidth/2449768"/>
              <draw:equation draw:name="f69" draw:formula="1024331*logheight/1050628"/>
              <draw:equation draw:name="f70" draw:formula="1192439*logwidth/2449768"/>
              <draw:equation draw:name="f71" draw:formula="1024331*logheight/1050628"/>
              <draw:equation draw:name="f72" draw:formula="1205731*logwidth/2449768"/>
              <draw:equation draw:name="f73" draw:formula="1033065*logheight/1050628"/>
              <draw:equation draw:name="f74" draw:formula="1209529*logwidth/2449768"/>
              <draw:equation draw:name="f75" draw:formula="1046357*logheight/1050628"/>
              <draw:equation draw:name="f76" draw:formula="1205699*logwidth/2449768"/>
              <draw:equation draw:name="f77" draw:formula="1050628*logheight/1050628"/>
              <draw:equation draw:name="f78" draw:formula="1175227*logwidth/2449768"/>
              <draw:equation draw:name="f79" draw:formula="1050628*logheight/1050628"/>
              <draw:equation draw:name="f80" draw:formula="1172692*logwidth/2449768"/>
              <draw:equation draw:name="f81" draw:formula="1036863*logheight/1050628"/>
              <draw:equation draw:name="f82" draw:formula="1181426*logwidth/2449768"/>
              <draw:equation draw:name="f83" draw:formula="1026989*logheight/1050628"/>
              <draw:equation draw:name="f84" draw:formula="1192439*logwidth/2449768"/>
              <draw:equation draw:name="f85" draw:formula="1024331*logheight/1050628"/>
              <draw:equation draw:name="f86" draw:formula="788376*logwidth/2449768"/>
              <draw:equation draw:name="f87" draw:formula="1024331*logheight/1050628"/>
              <draw:equation draw:name="f88" draw:formula="801668*logwidth/2449768"/>
              <draw:equation draw:name="f89" draw:formula="1033065*logheight/1050628"/>
              <draw:equation draw:name="f90" draw:formula="805466*logwidth/2449768"/>
              <draw:equation draw:name="f91" draw:formula="1046357*logheight/1050628"/>
              <draw:equation draw:name="f92" draw:formula="801636*logwidth/2449768"/>
              <draw:equation draw:name="f93" draw:formula="1050628*logheight/1050628"/>
              <draw:equation draw:name="f94" draw:formula="771181*logwidth/2449768"/>
              <draw:equation draw:name="f95" draw:formula="1050628*logheight/1050628"/>
              <draw:equation draw:name="f96" draw:formula="768629*logwidth/2449768"/>
              <draw:equation draw:name="f97" draw:formula="1034584*logheight/1050628"/>
              <draw:equation draw:name="f98" draw:formula="777363*logwidth/2449768"/>
              <draw:equation draw:name="f99" draw:formula="1026989*logheight/1050628"/>
              <draw:equation draw:name="f100" draw:formula="788376*logwidth/2449768"/>
              <draw:equation draw:name="f101" draw:formula="1024331*logheight/1050628"/>
              <draw:equation draw:name="f102" draw:formula="138231*logwidth/2449768"/>
              <draw:equation draw:name="f103" draw:formula="1024331*logheight/1050628"/>
              <draw:equation draw:name="f104" draw:formula="151523*logwidth/2449768"/>
              <draw:equation draw:name="f105" draw:formula="1033065*logheight/1050628"/>
              <draw:equation draw:name="f106" draw:formula="154181*logwidth/2449768"/>
              <draw:equation draw:name="f107" draw:formula="1047496*logheight/1050628"/>
              <draw:equation draw:name="f108" draw:formula="151411*logwidth/2449768"/>
              <draw:equation draw:name="f109" draw:formula="1050628*logheight/1050628"/>
              <draw:equation draw:name="f110" draw:formula="121019*logwidth/2449768"/>
              <draw:equation draw:name="f111" draw:formula="1050628*logheight/1050628"/>
              <draw:equation draw:name="f112" draw:formula="118484*logwidth/2449768"/>
              <draw:equation draw:name="f113" draw:formula="1036863*logheight/1050628"/>
              <draw:equation draw:name="f114" draw:formula="127218*logwidth/2449768"/>
              <draw:equation draw:name="f115" draw:formula="1026989*logheight/1050628"/>
              <draw:equation draw:name="f116" draw:formula="138231*logwidth/2449768"/>
              <draw:equation draw:name="f117" draw:formula="1024331*logheight/1050628"/>
              <draw:equation draw:name="f118" draw:formula="894709*logwidth/2449768"/>
              <draw:equation draw:name="f119" draw:formula="1021293*logheight/1050628"/>
              <draw:equation draw:name="f120" draw:formula="908001*logwidth/2449768"/>
              <draw:equation draw:name="f121" draw:formula="1030027*logheight/1050628"/>
              <draw:equation draw:name="f122" draw:formula="911799*logwidth/2449768"/>
              <draw:equation draw:name="f123" draw:formula="1043319*logheight/1050628"/>
              <draw:equation draw:name="f124" draw:formula="905246*logwidth/2449768"/>
              <draw:equation draw:name="f125" draw:formula="1050628*logheight/1050628"/>
              <draw:equation draw:name="f126" draw:formula="880920*logwidth/2449768"/>
              <draw:equation draw:name="f127" draw:formula="1050628*logheight/1050628"/>
              <draw:equation draw:name="f128" draw:formula="877620*logwidth/2449768"/>
              <draw:equation draw:name="f129" draw:formula="1048256*logheight/1050628"/>
              <draw:equation draw:name="f130" draw:formula="883696*logwidth/2449768"/>
              <draw:equation draw:name="f131" draw:formula="1023951*logheight/1050628"/>
              <draw:equation draw:name="f132" draw:formula="894709*logwidth/2449768"/>
              <draw:equation draw:name="f133" draw:formula="1021293*logheight/1050628"/>
              <draw:equation draw:name="f134" draw:formula="694197*logwidth/2449768"/>
              <draw:equation draw:name="f135" draw:formula="1021293*logheight/1050628"/>
              <draw:equation draw:name="f136" draw:formula="707488*logwidth/2449768"/>
              <draw:equation draw:name="f137" draw:formula="1030027*logheight/1050628"/>
              <draw:equation draw:name="f138" draw:formula="711286*logwidth/2449768"/>
              <draw:equation draw:name="f139" draw:formula="1043319*logheight/1050628"/>
              <draw:equation draw:name="f140" draw:formula="704733*logwidth/2449768"/>
              <draw:equation draw:name="f141" draw:formula="1050628*logheight/1050628"/>
              <draw:equation draw:name="f142" draw:formula="680408*logwidth/2449768"/>
              <draw:equation draw:name="f143" draw:formula="1050628*logheight/1050628"/>
              <draw:equation draw:name="f144" draw:formula="677108*logwidth/2449768"/>
              <draw:equation draw:name="f145" draw:formula="1048256*logheight/1050628"/>
              <draw:equation draw:name="f146" draw:formula="683184*logwidth/2449768"/>
              <draw:equation draw:name="f147" draw:formula="1023951*logheight/1050628"/>
              <draw:equation draw:name="f148" draw:formula="694197*logwidth/2449768"/>
              <draw:equation draw:name="f149" draw:formula="1021293*logheight/1050628"/>
              <draw:equation draw:name="f150" draw:formula="596979*logwidth/2449768"/>
              <draw:equation draw:name="f151" draw:formula="1021293*logheight/1050628"/>
              <draw:equation draw:name="f152" draw:formula="610271*logwidth/2449768"/>
              <draw:equation draw:name="f153" draw:formula="1030027*logheight/1050628"/>
              <draw:equation draw:name="f154" draw:formula="614069*logwidth/2449768"/>
              <draw:equation draw:name="f155" draw:formula="1043319*logheight/1050628"/>
              <draw:equation draw:name="f156" draw:formula="607516*logwidth/2449768"/>
              <draw:equation draw:name="f157" draw:formula="1050628*logheight/1050628"/>
              <draw:equation draw:name="f158" draw:formula="583190*logwidth/2449768"/>
              <draw:equation draw:name="f159" draw:formula="1050628*logheight/1050628"/>
              <draw:equation draw:name="f160" draw:formula="579890*logwidth/2449768"/>
              <draw:equation draw:name="f161" draw:formula="1048256*logheight/1050628"/>
              <draw:equation draw:name="f162" draw:formula="585966*logwidth/2449768"/>
              <draw:equation draw:name="f163" draw:formula="1023951*logheight/1050628"/>
              <draw:equation draw:name="f164" draw:formula="596979*logwidth/2449768"/>
              <draw:equation draw:name="f165" draw:formula="1021293*logheight/1050628"/>
              <draw:equation draw:name="f166" draw:formula="1086106*logwidth/2449768"/>
              <draw:equation draw:name="f167" draw:formula="1015217*logheight/1050628"/>
              <draw:equation draw:name="f168" draw:formula="1099398*logwidth/2449768"/>
              <draw:equation draw:name="f169" draw:formula="1023951*logheight/1050628"/>
              <draw:equation draw:name="f170" draw:formula="1093322*logwidth/2449768"/>
              <draw:equation draw:name="f171" draw:formula="1048256*logheight/1050628"/>
              <draw:equation draw:name="f172" draw:formula="1082478*logwidth/2449768"/>
              <draw:equation draw:name="f173" draw:formula="1050628*logheight/1050628"/>
              <draw:equation draw:name="f174" draw:formula="1080771*logwidth/2449768"/>
              <draw:equation draw:name="f175" draw:formula="1050628*logheight/1050628"/>
              <draw:equation draw:name="f176" draw:formula="1069017*logwidth/2449768"/>
              <draw:equation draw:name="f177" draw:formula="1042180*logheight/1050628"/>
              <draw:equation draw:name="f178" draw:formula="1075093*logwidth/2449768"/>
              <draw:equation draw:name="f179" draw:formula="1017875*logheight/1050628"/>
              <draw:equation draw:name="f180" draw:formula="1086106*logwidth/2449768"/>
              <draw:equation draw:name="f181" draw:formula="1015217*logheight/1050628"/>
              <draw:equation draw:name="f182" draw:formula="1313961*logwidth/2449768"/>
              <draw:equation draw:name="f183" draw:formula="1009141*logheight/1050628"/>
              <draw:equation draw:name="f184" draw:formula="1327253*logwidth/2449768"/>
              <draw:equation draw:name="f185" draw:formula="1017875*logheight/1050628"/>
              <draw:equation draw:name="f186" draw:formula="1321177*logwidth/2449768"/>
              <draw:equation draw:name="f187" draw:formula="1042180*logheight/1050628"/>
              <draw:equation draw:name="f188" draw:formula="1296872*logwidth/2449768"/>
              <draw:equation draw:name="f189" draw:formula="1036104*logheight/1050628"/>
              <draw:equation draw:name="f190" draw:formula="1302948*logwidth/2449768"/>
              <draw:equation draw:name="f191" draw:formula="1011799*logheight/1050628"/>
              <draw:equation draw:name="f192" draw:formula="1313961*logwidth/2449768"/>
              <draw:equation draw:name="f193" draw:formula="1009141*logheight/1050628"/>
              <draw:equation draw:name="f194" draw:formula="2337788*logwidth/2449768"/>
              <draw:equation draw:name="f195" draw:formula="996989*logheight/1050628"/>
              <draw:equation draw:name="f196" draw:formula="2351080*logwidth/2449768"/>
              <draw:equation draw:name="f197" draw:formula="1005723*logheight/1050628"/>
              <draw:equation draw:name="f198" draw:formula="2345004*logwidth/2449768"/>
              <draw:equation draw:name="f199" draw:formula="1030028*logheight/1050628"/>
              <draw:equation draw:name="f200" draw:formula="2320699*logwidth/2449768"/>
              <draw:equation draw:name="f201" draw:formula="1023952*logheight/1050628"/>
              <draw:equation draw:name="f202" draw:formula="2326775*logwidth/2449768"/>
              <draw:equation draw:name="f203" draw:formula="999647*logheight/1050628"/>
              <draw:equation draw:name="f204" draw:formula="2337788*logwidth/2449768"/>
              <draw:equation draw:name="f205" draw:formula="996989*logheight/1050628"/>
              <draw:equation draw:name="f206" draw:formula="1429407*logwidth/2449768"/>
              <draw:equation draw:name="f207" draw:formula="990912*logheight/1050628"/>
              <draw:equation draw:name="f208" draw:formula="1442699*logwidth/2449768"/>
              <draw:equation draw:name="f209" draw:formula="999646*logheight/1050628"/>
              <draw:equation draw:name="f210" draw:formula="1436623*logwidth/2449768"/>
              <draw:equation draw:name="f211" draw:formula="1023951*logheight/1050628"/>
              <draw:equation draw:name="f212" draw:formula="1412318*logwidth/2449768"/>
              <draw:equation draw:name="f213" draw:formula="1017875*logheight/1050628"/>
              <draw:equation draw:name="f214" draw:formula="1418394*logwidth/2449768"/>
              <draw:equation draw:name="f215" draw:formula="993570*logheight/1050628"/>
              <draw:equation draw:name="f216" draw:formula="1429407*logwidth/2449768"/>
              <draw:equation draw:name="f217" draw:formula="990912*logheight/1050628"/>
              <draw:equation draw:name="f218" draw:formula="1672452*logwidth/2449768"/>
              <draw:equation draw:name="f219" draw:formula="987874*logheight/1050628"/>
              <draw:equation draw:name="f220" draw:formula="1685744*logwidth/2449768"/>
              <draw:equation draw:name="f221" draw:formula="996608*logheight/1050628"/>
              <draw:equation draw:name="f222" draw:formula="1679668*logwidth/2449768"/>
              <draw:equation draw:name="f223" draw:formula="1020913*logheight/1050628"/>
              <draw:equation draw:name="f224" draw:formula="1655363*logwidth/2449768"/>
              <draw:equation draw:name="f225" draw:formula="1014837*logheight/1050628"/>
              <draw:equation draw:name="f226" draw:formula="1661439*logwidth/2449768"/>
              <draw:equation draw:name="f227" draw:formula="990532*logheight/1050628"/>
              <draw:equation draw:name="f228" draw:formula="1672452*logwidth/2449768"/>
              <draw:equation draw:name="f229" draw:formula="987874*logheight/1050628"/>
              <draw:equation draw:name="f230" draw:formula="1803089*logwidth/2449768"/>
              <draw:equation draw:name="f231" draw:formula="975722*logheight/1050628"/>
              <draw:equation draw:name="f232" draw:formula="1816381*logwidth/2449768"/>
              <draw:equation draw:name="f233" draw:formula="984456*logheight/1050628"/>
              <draw:equation draw:name="f234" draw:formula="1810305*logwidth/2449768"/>
              <draw:equation draw:name="f235" draw:formula="1008761*logheight/1050628"/>
              <draw:equation draw:name="f236" draw:formula="1786000*logwidth/2449768"/>
              <draw:equation draw:name="f237" draw:formula="1002685*logheight/1050628"/>
              <draw:equation draw:name="f238" draw:formula="1792076*logwidth/2449768"/>
              <draw:equation draw:name="f239" draw:formula="978380*logheight/1050628"/>
              <draw:equation draw:name="f240" draw:formula="1803089*logwidth/2449768"/>
              <draw:equation draw:name="f241" draw:formula="975722*logheight/1050628"/>
              <draw:equation draw:name="f242" draw:formula="2030944*logwidth/2449768"/>
              <draw:equation draw:name="f243" draw:formula="969646*logheight/1050628"/>
              <draw:equation draw:name="f244" draw:formula="2044236*logwidth/2449768"/>
              <draw:equation draw:name="f245" draw:formula="978380*logheight/1050628"/>
              <draw:equation draw:name="f246" draw:formula="2038160*logwidth/2449768"/>
              <draw:equation draw:name="f247" draw:formula="1002685*logheight/1050628"/>
              <draw:equation draw:name="f248" draw:formula="2013855*logwidth/2449768"/>
              <draw:equation draw:name="f249" draw:formula="996609*logheight/1050628"/>
              <draw:equation draw:name="f250" draw:formula="2019931*logwidth/2449768"/>
              <draw:equation draw:name="f251" draw:formula="972304*logheight/1050628"/>
              <draw:equation draw:name="f252" draw:formula="2030944*logwidth/2449768"/>
              <draw:equation draw:name="f253" draw:formula="969646*logheight/1050628"/>
              <draw:equation draw:name="f254" draw:formula="405581*logwidth/2449768"/>
              <draw:equation draw:name="f255" draw:formula="966608*logheight/1050628"/>
              <draw:equation draw:name="f256" draw:formula="418873*logwidth/2449768"/>
              <draw:equation draw:name="f257" draw:formula="975342*logheight/1050628"/>
              <draw:equation draw:name="f258" draw:formula="412797*logwidth/2449768"/>
              <draw:equation draw:name="f259" draw:formula="999647*logheight/1050628"/>
              <draw:equation draw:name="f260" draw:formula="388492*logwidth/2449768"/>
              <draw:equation draw:name="f261" draw:formula="993571*logheight/1050628"/>
              <draw:equation draw:name="f262" draw:formula="394568*logwidth/2449768"/>
              <draw:equation draw:name="f263" draw:formula="969266*logheight/1050628"/>
              <draw:equation draw:name="f264" draw:formula="405581*logwidth/2449768"/>
              <draw:equation draw:name="f265" draw:formula="966608*logheight/1050628"/>
              <draw:equation draw:name="f266" draw:formula="2225380*logwidth/2449768"/>
              <draw:equation draw:name="f267" draw:formula="957494*logheight/1050628"/>
              <draw:equation draw:name="f268" draw:formula="2238671*logwidth/2449768"/>
              <draw:equation draw:name="f269" draw:formula="966228*logheight/1050628"/>
              <draw:equation draw:name="f270" draw:formula="2232595*logwidth/2449768"/>
              <draw:equation draw:name="f271" draw:formula="990533*logheight/1050628"/>
              <draw:equation draw:name="f272" draw:formula="2208290*logwidth/2449768"/>
              <draw:equation draw:name="f273" draw:formula="984457*logheight/1050628"/>
              <draw:equation draw:name="f274" draw:formula="2214366*logwidth/2449768"/>
              <draw:equation draw:name="f275" draw:formula="960152*logheight/1050628"/>
              <draw:equation draw:name="f276" draw:formula="2225380*logwidth/2449768"/>
              <draw:equation draw:name="f277" draw:formula="957494*logheight/1050628"/>
              <draw:equation draw:name="f278" draw:formula="1927649*logwidth/2449768"/>
              <draw:equation draw:name="f279" draw:formula="954456*logheight/1050628"/>
              <draw:equation draw:name="f280" draw:formula="1940941*logwidth/2449768"/>
              <draw:equation draw:name="f281" draw:formula="963190*logheight/1050628"/>
              <draw:equation draw:name="f282" draw:formula="1934865*logwidth/2449768"/>
              <draw:equation draw:name="f283" draw:formula="987495*logheight/1050628"/>
              <draw:equation draw:name="f284" draw:formula="1910560*logwidth/2449768"/>
              <draw:equation draw:name="f285" draw:formula="981419*logheight/1050628"/>
              <draw:equation draw:name="f286" draw:formula="1916636*logwidth/2449768"/>
              <draw:equation draw:name="f287" draw:formula="957114*logheight/1050628"/>
              <draw:equation draw:name="f288" draw:formula="1927649*logwidth/2449768"/>
              <draw:equation draw:name="f289" draw:formula="954456*logheight/1050628"/>
              <draw:equation draw:name="f290" draw:formula="244564*logwidth/2449768"/>
              <draw:equation draw:name="f291" draw:formula="954456*logheight/1050628"/>
              <draw:equation draw:name="f292" draw:formula="257856*logwidth/2449768"/>
              <draw:equation draw:name="f293" draw:formula="963190*logheight/1050628"/>
              <draw:equation draw:name="f294" draw:formula="251780*logwidth/2449768"/>
              <draw:equation draw:name="f295" draw:formula="987495*logheight/1050628"/>
              <draw:equation draw:name="f296" draw:formula="227475*logwidth/2449768"/>
              <draw:equation draw:name="f297" draw:formula="981419*logheight/1050628"/>
              <draw:equation draw:name="f298" draw:formula="233551*logwidth/2449768"/>
              <draw:equation draw:name="f299" draw:formula="957114*logheight/1050628"/>
              <draw:equation draw:name="f300" draw:formula="244564*logwidth/2449768"/>
              <draw:equation draw:name="f301" draw:formula="954456*logheight/1050628"/>
              <draw:equation draw:name="f302" draw:formula="2431968*logwidth/2449768"/>
              <draw:equation draw:name="f303" draw:formula="951418*logheight/1050628"/>
              <draw:equation draw:name="f304" draw:formula="2445260*logwidth/2449768"/>
              <draw:equation draw:name="f305" draw:formula="960152*logheight/1050628"/>
              <draw:equation draw:name="f306" draw:formula="2439184*logwidth/2449768"/>
              <draw:equation draw:name="f307" draw:formula="984457*logheight/1050628"/>
              <draw:equation draw:name="f308" draw:formula="2414879*logwidth/2449768"/>
              <draw:equation draw:name="f309" draw:formula="978381*logheight/1050628"/>
              <draw:equation draw:name="f310" draw:formula="2420955*logwidth/2449768"/>
              <draw:equation draw:name="f311" draw:formula="954076*logheight/1050628"/>
              <draw:equation draw:name="f312" draw:formula="2431968*logwidth/2449768"/>
              <draw:equation draw:name="f313" draw:formula="951418*logheight/1050628"/>
              <draw:equation draw:name="f314" draw:formula="1553968*logwidth/2449768"/>
              <draw:equation draw:name="f315" draw:formula="948380*logheight/1050628"/>
              <draw:equation draw:name="f316" draw:formula="1567259*logwidth/2449768"/>
              <draw:equation draw:name="f317" draw:formula="957114*logheight/1050628"/>
              <draw:equation draw:name="f318" draw:formula="1561183*logwidth/2449768"/>
              <draw:equation draw:name="f319" draw:formula="981419*logheight/1050628"/>
              <draw:equation draw:name="f320" draw:formula="1536879*logwidth/2449768"/>
              <draw:equation draw:name="f321" draw:formula="975343*logheight/1050628"/>
              <draw:equation draw:name="f322" draw:formula="1542955*logwidth/2449768"/>
              <draw:equation draw:name="f323" draw:formula="951038*logheight/1050628"/>
              <draw:equation draw:name="f324" draw:formula="1553968*logwidth/2449768"/>
              <draw:equation draw:name="f325" draw:formula="948380*logheight/1050628"/>
              <draw:equation draw:name="f326" draw:formula="1222819*logwidth/2449768"/>
              <draw:equation draw:name="f327" draw:formula="933189*logheight/1050628"/>
              <draw:equation draw:name="f328" draw:formula="1236111*logwidth/2449768"/>
              <draw:equation draw:name="f329" draw:formula="941923*logheight/1050628"/>
              <draw:equation draw:name="f330" draw:formula="1230035*logwidth/2449768"/>
              <draw:equation draw:name="f331" draw:formula="966228*logheight/1050628"/>
              <draw:equation draw:name="f332" draw:formula="1205730*logwidth/2449768"/>
              <draw:equation draw:name="f333" draw:formula="960152*logheight/1050628"/>
              <draw:equation draw:name="f334" draw:formula="1211806*logwidth/2449768"/>
              <draw:equation draw:name="f335" draw:formula="935847*logheight/1050628"/>
              <draw:equation draw:name="f336" draw:formula="1222819*logwidth/2449768"/>
              <draw:equation draw:name="f337" draw:formula="933189*logheight/1050628"/>
              <draw:equation draw:name="f338" draw:formula="1031421*logwidth/2449768"/>
              <draw:equation draw:name="f339" draw:formula="930151*logheight/1050628"/>
              <draw:equation draw:name="f340" draw:formula="1044713*logwidth/2449768"/>
              <draw:equation draw:name="f341" draw:formula="938885*logheight/1050628"/>
              <draw:equation draw:name="f342" draw:formula="1038637*logwidth/2449768"/>
              <draw:equation draw:name="f343" draw:formula="963190*logheight/1050628"/>
              <draw:equation draw:name="f344" draw:formula="1014332*logwidth/2449768"/>
              <draw:equation draw:name="f345" draw:formula="957114*logheight/1050628"/>
              <draw:equation draw:name="f346" draw:formula="1020408*logwidth/2449768"/>
              <draw:equation draw:name="f347" draw:formula="932809*logheight/1050628"/>
              <draw:equation draw:name="f348" draw:formula="1031421*logwidth/2449768"/>
              <draw:equation draw:name="f349" draw:formula="930151*logheight/1050628"/>
              <draw:equation draw:name="f350" draw:formula="931165*logwidth/2449768"/>
              <draw:equation draw:name="f351" draw:formula="930151*logheight/1050628"/>
              <draw:equation draw:name="f352" draw:formula="944457*logwidth/2449768"/>
              <draw:equation draw:name="f353" draw:formula="938885*logheight/1050628"/>
              <draw:equation draw:name="f354" draw:formula="938381*logwidth/2449768"/>
              <draw:equation draw:name="f355" draw:formula="963190*logheight/1050628"/>
              <draw:equation draw:name="f356" draw:formula="914076*logwidth/2449768"/>
              <draw:equation draw:name="f357" draw:formula="957114*logheight/1050628"/>
              <draw:equation draw:name="f358" draw:formula="920152*logwidth/2449768"/>
              <draw:equation draw:name="f359" draw:formula="932809*logheight/1050628"/>
              <draw:equation draw:name="f360" draw:formula="931165*logwidth/2449768"/>
              <draw:equation draw:name="f361" draw:formula="930151*logheight/1050628"/>
              <draw:equation draw:name="f362" draw:formula="123041*logwidth/2449768"/>
              <draw:equation draw:name="f363" draw:formula="930151*logheight/1050628"/>
              <draw:equation draw:name="f364" draw:formula="136333*logwidth/2449768"/>
              <draw:equation draw:name="f365" draw:formula="938885*logheight/1050628"/>
              <draw:equation draw:name="f366" draw:formula="130257*logwidth/2449768"/>
              <draw:equation draw:name="f367" draw:formula="963190*logheight/1050628"/>
              <draw:equation draw:name="f368" draw:formula="105952*logwidth/2449768"/>
              <draw:equation draw:name="f369" draw:formula="957114*logheight/1050628"/>
              <draw:equation draw:name="f370" draw:formula="112028*logwidth/2449768"/>
              <draw:equation draw:name="f371" draw:formula="932809*logheight/1050628"/>
              <draw:equation draw:name="f372" draw:formula="123041*logwidth/2449768"/>
              <draw:equation draw:name="f373" draw:formula="930151*logheight/1050628"/>
              <draw:equation draw:name="f374" draw:formula="524065*logwidth/2449768"/>
              <draw:equation draw:name="f375" draw:formula="917999*logheight/1050628"/>
              <draw:equation draw:name="f376" draw:formula="537357*logwidth/2449768"/>
              <draw:equation draw:name="f377" draw:formula="926733*logheight/1050628"/>
              <draw:equation draw:name="f378" draw:formula="531281*logwidth/2449768"/>
              <draw:equation draw:name="f379" draw:formula="951038*logheight/1050628"/>
              <draw:equation draw:name="f380" draw:formula="506976*logwidth/2449768"/>
              <draw:equation draw:name="f381" draw:formula="944962*logheight/1050628"/>
              <draw:equation draw:name="f382" draw:formula="513052*logwidth/2449768"/>
              <draw:equation draw:name="f383" draw:formula="920657*logheight/1050628"/>
              <draw:equation draw:name="f384" draw:formula="524065*logwidth/2449768"/>
              <draw:equation draw:name="f385" draw:formula="917999*logheight/1050628"/>
              <draw:equation draw:name="f386" draw:formula="824833*logwidth/2449768"/>
              <draw:equation draw:name="f387" draw:formula="911923*logheight/1050628"/>
              <draw:equation draw:name="f388" draw:formula="838125*logwidth/2449768"/>
              <draw:equation draw:name="f389" draw:formula="920657*logheight/1050628"/>
              <draw:equation draw:name="f390" draw:formula="832049*logwidth/2449768"/>
              <draw:equation draw:name="f391" draw:formula="944962*logheight/1050628"/>
              <draw:equation draw:name="f392" draw:formula="807744*logwidth/2449768"/>
              <draw:equation draw:name="f393" draw:formula="938886*logheight/1050628"/>
              <draw:equation draw:name="f394" draw:formula="813820*logwidth/2449768"/>
              <draw:equation draw:name="f395" draw:formula="914581*logheight/1050628"/>
              <draw:equation draw:name="f396" draw:formula="824833*logwidth/2449768"/>
              <draw:equation draw:name="f397" draw:formula="911923*logheight/1050628"/>
              <draw:equation draw:name="f398" draw:formula="2137276*logwidth/2449768"/>
              <draw:equation draw:name="f399" draw:formula="905847*logheight/1050628"/>
              <draw:equation draw:name="f400" draw:formula="2150567*logwidth/2449768"/>
              <draw:equation draw:name="f401" draw:formula="914581*logheight/1050628"/>
              <draw:equation draw:name="f402" draw:formula="2144491*logwidth/2449768"/>
              <draw:equation draw:name="f403" draw:formula="938886*logheight/1050628"/>
              <draw:equation draw:name="f404" draw:formula="2120187*logwidth/2449768"/>
              <draw:equation draw:name="f405" draw:formula="932810*logheight/1050628"/>
              <draw:equation draw:name="f406" draw:formula="2126263*logwidth/2449768"/>
              <draw:equation draw:name="f407" draw:formula="908505*logheight/1050628"/>
              <draw:equation draw:name="f408" draw:formula="2137276*logwidth/2449768"/>
              <draw:equation draw:name="f409" draw:formula="905847*logheight/1050628"/>
              <draw:equation draw:name="f410" draw:formula="630397*logwidth/2449768"/>
              <draw:equation draw:name="f411" draw:formula="905847*logheight/1050628"/>
              <draw:equation draw:name="f412" draw:formula="643689*logwidth/2449768"/>
              <draw:equation draw:name="f413" draw:formula="914581*logheight/1050628"/>
              <draw:equation draw:name="f414" draw:formula="637613*logwidth/2449768"/>
              <draw:equation draw:name="f415" draw:formula="938886*logheight/1050628"/>
              <draw:equation draw:name="f416" draw:formula="613308*logwidth/2449768"/>
              <draw:equation draw:name="f417" draw:formula="932810*logheight/1050628"/>
              <draw:equation draw:name="f418" draw:formula="619384*logwidth/2449768"/>
              <draw:equation draw:name="f419" draw:formula="908505*logheight/1050628"/>
              <draw:equation draw:name="f420" draw:formula="630397*logwidth/2449768"/>
              <draw:equation draw:name="f421" draw:formula="905847*logheight/1050628"/>
              <draw:equation draw:name="f422" draw:formula="1332189*logwidth/2449768"/>
              <draw:equation draw:name="f423" draw:formula="896733*logheight/1050628"/>
              <draw:equation draw:name="f424" draw:formula="1345481*logwidth/2449768"/>
              <draw:equation draw:name="f425" draw:formula="905467*logheight/1050628"/>
              <draw:equation draw:name="f426" draw:formula="1339405*logwidth/2449768"/>
              <draw:equation draw:name="f427" draw:formula="929772*logheight/1050628"/>
              <draw:equation draw:name="f428" draw:formula="1315100*logwidth/2449768"/>
              <draw:equation draw:name="f429" draw:formula="923696*logheight/1050628"/>
              <draw:equation draw:name="f430" draw:formula="1321176*logwidth/2449768"/>
              <draw:equation draw:name="f431" draw:formula="899391*logheight/1050628"/>
              <draw:equation draw:name="f432" draw:formula="1332189*logwidth/2449768"/>
              <draw:equation draw:name="f433" draw:formula="896733*logheight/1050628"/>
              <draw:equation draw:name="f434" draw:formula="724577*logwidth/2449768"/>
              <draw:equation draw:name="f435" draw:formula="890656*logheight/1050628"/>
              <draw:equation draw:name="f436" draw:formula="737869*logwidth/2449768"/>
              <draw:equation draw:name="f437" draw:formula="899390*logheight/1050628"/>
              <draw:equation draw:name="f438" draw:formula="731793*logwidth/2449768"/>
              <draw:equation draw:name="f439" draw:formula="923695*logheight/1050628"/>
              <draw:equation draw:name="f440" draw:formula="707488*logwidth/2449768"/>
              <draw:equation draw:name="f441" draw:formula="917619*logheight/1050628"/>
              <draw:equation draw:name="f442" draw:formula="713564*logwidth/2449768"/>
              <draw:equation draw:name="f443" draw:formula="893314*logheight/1050628"/>
              <draw:equation draw:name="f444" draw:formula="724577*logwidth/2449768"/>
              <draw:equation draw:name="f445" draw:formula="890656*logheight/1050628"/>
              <draw:equation draw:name="f446" draw:formula="1435484*logwidth/2449768"/>
              <draw:equation draw:name="f447" draw:formula="884580*logheight/1050628"/>
              <draw:equation draw:name="f448" draw:formula="1448776*logwidth/2449768"/>
              <draw:equation draw:name="f449" draw:formula="893314*logheight/1050628"/>
              <draw:equation draw:name="f450" draw:formula="1442700*logwidth/2449768"/>
              <draw:equation draw:name="f451" draw:formula="917619*logheight/1050628"/>
              <draw:equation draw:name="f452" draw:formula="1418395*logwidth/2449768"/>
              <draw:equation draw:name="f453" draw:formula="911543*logheight/1050628"/>
              <draw:equation draw:name="f454" draw:formula="1424471*logwidth/2449768"/>
              <draw:equation draw:name="f455" draw:formula="887238*logheight/1050628"/>
              <draw:equation draw:name="f456" draw:formula="1435484*logwidth/2449768"/>
              <draw:equation draw:name="f457" draw:formula="884580*logheight/1050628"/>
              <draw:equation draw:name="f458" draw:formula="1131677*logwidth/2449768"/>
              <draw:equation draw:name="f459" draw:formula="884580*logheight/1050628"/>
              <draw:equation draw:name="f460" draw:formula="1144969*logwidth/2449768"/>
              <draw:equation draw:name="f461" draw:formula="893314*logheight/1050628"/>
              <draw:equation draw:name="f462" draw:formula="1138893*logwidth/2449768"/>
              <draw:equation draw:name="f463" draw:formula="917619*logheight/1050628"/>
              <draw:equation draw:name="f464" draw:formula="1114588*logwidth/2449768"/>
              <draw:equation draw:name="f465" draw:formula="911543*logheight/1050628"/>
              <draw:equation draw:name="f466" draw:formula="1120664*logwidth/2449768"/>
              <draw:equation draw:name="f467" draw:formula="887238*logheight/1050628"/>
              <draw:equation draw:name="f468" draw:formula="1131677*logwidth/2449768"/>
              <draw:equation draw:name="f469" draw:formula="884580*logheight/1050628"/>
              <draw:equation draw:name="f470" draw:formula="1757518*logwidth/2449768"/>
              <draw:equation draw:name="f471" draw:formula="881542*logheight/1050628"/>
              <draw:equation draw:name="f472" draw:formula="1770810*logwidth/2449768"/>
              <draw:equation draw:name="f473" draw:formula="890276*logheight/1050628"/>
              <draw:equation draw:name="f474" draw:formula="1764734*logwidth/2449768"/>
              <draw:equation draw:name="f475" draw:formula="914581*logheight/1050628"/>
              <draw:equation draw:name="f476" draw:formula="1740429*logwidth/2449768"/>
              <draw:equation draw:name="f477" draw:formula="908505*logheight/1050628"/>
              <draw:equation draw:name="f478" draw:formula="1746505*logwidth/2449768"/>
              <draw:equation draw:name="f479" draw:formula="884200*logheight/1050628"/>
              <draw:equation draw:name="f480" draw:formula="1757518*logwidth/2449768"/>
              <draw:equation draw:name="f481" draw:formula="881542*logheight/1050628"/>
              <draw:equation draw:name="f482" draw:formula="1654224*logwidth/2449768"/>
              <draw:equation draw:name="f483" draw:formula="881542*logheight/1050628"/>
              <draw:equation draw:name="f484" draw:formula="1667516*logwidth/2449768"/>
              <draw:equation draw:name="f485" draw:formula="890276*logheight/1050628"/>
              <draw:equation draw:name="f486" draw:formula="1661440*logwidth/2449768"/>
              <draw:equation draw:name="f487" draw:formula="914581*logheight/1050628"/>
              <draw:equation draw:name="f488" draw:formula="1637135*logwidth/2449768"/>
              <draw:equation draw:name="f489" draw:formula="908505*logheight/1050628"/>
              <draw:equation draw:name="f490" draw:formula="1643211*logwidth/2449768"/>
              <draw:equation draw:name="f491" draw:formula="884200*logheight/1050628"/>
              <draw:equation draw:name="f492" draw:formula="1654224*logwidth/2449768"/>
              <draw:equation draw:name="f493" draw:formula="881542*logheight/1050628"/>
              <draw:equation draw:name="f494" draw:formula="2346903*logwidth/2449768"/>
              <draw:equation draw:name="f495" draw:formula="878504*logheight/1050628"/>
              <draw:equation draw:name="f496" draw:formula="2360194*logwidth/2449768"/>
              <draw:equation draw:name="f497" draw:formula="887238*logheight/1050628"/>
              <draw:equation draw:name="f498" draw:formula="2354118*logwidth/2449768"/>
              <draw:equation draw:name="f499" draw:formula="911543*logheight/1050628"/>
              <draw:equation draw:name="f500" draw:formula="2329813*logwidth/2449768"/>
              <draw:equation draw:name="f501" draw:formula="905467*logheight/1050628"/>
              <draw:equation draw:name="f502" draw:formula="2335889*logwidth/2449768"/>
              <draw:equation draw:name="f503" draw:formula="881162*logheight/1050628"/>
              <draw:equation draw:name="f504" draw:formula="2346903*logwidth/2449768"/>
              <draw:equation draw:name="f505" draw:formula="878504*logheight/1050628"/>
              <draw:equation draw:name="f506" draw:formula="320515*logwidth/2449768"/>
              <draw:equation draw:name="f507" draw:formula="872428*logheight/1050628"/>
              <draw:equation draw:name="f508" draw:formula="333807*logwidth/2449768"/>
              <draw:equation draw:name="f509" draw:formula="881162*logheight/1050628"/>
              <draw:equation draw:name="f510" draw:formula="327731*logwidth/2449768"/>
              <draw:equation draw:name="f511" draw:formula="905467*logheight/1050628"/>
              <draw:equation draw:name="f512" draw:formula="303426*logwidth/2449768"/>
              <draw:equation draw:name="f513" draw:formula="899391*logheight/1050628"/>
              <draw:equation draw:name="f514" draw:formula="309502*logwidth/2449768"/>
              <draw:equation draw:name="f515" draw:formula="875086*logheight/1050628"/>
              <draw:equation draw:name="f516" draw:formula="320515*logwidth/2449768"/>
              <draw:equation draw:name="f517" draw:formula="872428*logheight/1050628"/>
              <draw:equation draw:name="f518" draw:formula="1876003*logwidth/2449768"/>
              <draw:equation draw:name="f519" draw:formula="866352*logheight/1050628"/>
              <draw:equation draw:name="f520" draw:formula="1889294*logwidth/2449768"/>
              <draw:equation draw:name="f521" draw:formula="875086*logheight/1050628"/>
              <draw:equation draw:name="f522" draw:formula="1883218*logwidth/2449768"/>
              <draw:equation draw:name="f523" draw:formula="899391*logheight/1050628"/>
              <draw:equation draw:name="f524" draw:formula="1858913*logwidth/2449768"/>
              <draw:equation draw:name="f525" draw:formula="893315*logheight/1050628"/>
              <draw:equation draw:name="f526" draw:formula="1864989*logwidth/2449768"/>
              <draw:equation draw:name="f527" draw:formula="869010*logheight/1050628"/>
              <draw:equation draw:name="f528" draw:formula="1876003*logwidth/2449768"/>
              <draw:equation draw:name="f529" draw:formula="866352*logheight/1050628"/>
              <draw:equation draw:name="f530" draw:formula="2000563*logwidth/2449768"/>
              <draw:equation draw:name="f531" draw:formula="857238*logheight/1050628"/>
              <draw:equation draw:name="f532" draw:formula="2013855*logwidth/2449768"/>
              <draw:equation draw:name="f533" draw:formula="865972*logheight/1050628"/>
              <draw:equation draw:name="f534" draw:formula="2007779*logwidth/2449768"/>
              <draw:equation draw:name="f535" draw:formula="890277*logheight/1050628"/>
              <draw:equation draw:name="f536" draw:formula="1983474*logwidth/2449768"/>
              <draw:equation draw:name="f537" draw:formula="884201*logheight/1050628"/>
              <draw:equation draw:name="f538" draw:formula="1989550*logwidth/2449768"/>
              <draw:equation draw:name="f539" draw:formula="859896*logheight/1050628"/>
              <draw:equation draw:name="f540" draw:formula="2000563*logwidth/2449768"/>
              <draw:equation draw:name="f541" draw:formula="857238*logheight/1050628"/>
              <draw:equation draw:name="f542" draw:formula="420771*logwidth/2449768"/>
              <draw:equation draw:name="f543" draw:formula="857238*logheight/1050628"/>
              <draw:equation draw:name="f544" draw:formula="434062*logwidth/2449768"/>
              <draw:equation draw:name="f545" draw:formula="865972*logheight/1050628"/>
              <draw:equation draw:name="f546" draw:formula="427986*logwidth/2449768"/>
              <draw:equation draw:name="f547" draw:formula="890277*logheight/1050628"/>
              <draw:equation draw:name="f548" draw:formula="403682*logwidth/2449768"/>
              <draw:equation draw:name="f549" draw:formula="884201*logheight/1050628"/>
              <draw:equation draw:name="f550" draw:formula="409758*logwidth/2449768"/>
              <draw:equation draw:name="f551" draw:formula="859896*logheight/1050628"/>
              <draw:equation draw:name="f552" draw:formula="420771*logwidth/2449768"/>
              <draw:equation draw:name="f553" draw:formula="857238*logheight/1050628"/>
              <draw:equation draw:name="f554" draw:formula="2237532*logwidth/2449768"/>
              <draw:equation draw:name="f555" draw:formula="848124*logheight/1050628"/>
              <draw:equation draw:name="f556" draw:formula="2250824*logwidth/2449768"/>
              <draw:equation draw:name="f557" draw:formula="856858*logheight/1050628"/>
              <draw:equation draw:name="f558" draw:formula="2244748*logwidth/2449768"/>
              <draw:equation draw:name="f559" draw:formula="881163*logheight/1050628"/>
              <draw:equation draw:name="f560" draw:formula="2220443*logwidth/2449768"/>
              <draw:equation draw:name="f561" draw:formula="875087*logheight/1050628"/>
              <draw:equation draw:name="f562" draw:formula="2226519*logwidth/2449768"/>
              <draw:equation draw:name="f563" draw:formula="850782*logheight/1050628"/>
              <draw:equation draw:name="f564" draw:formula="2237532*logwidth/2449768"/>
              <draw:equation draw:name="f565" draw:formula="848124*logheight/1050628"/>
              <draw:equation draw:name="f566" draw:formula="211145*logwidth/2449768"/>
              <draw:equation draw:name="f567" draw:formula="848124*logheight/1050628"/>
              <draw:equation draw:name="f568" draw:formula="224436*logwidth/2449768"/>
              <draw:equation draw:name="f569" draw:formula="856858*logheight/1050628"/>
              <draw:equation draw:name="f570" draw:formula="218360*logwidth/2449768"/>
              <draw:equation draw:name="f571" draw:formula="881163*logheight/1050628"/>
              <draw:equation draw:name="f572" draw:formula="194056*logwidth/2449768"/>
              <draw:equation draw:name="f573" draw:formula="875087*logheight/1050628"/>
              <draw:equation draw:name="f574" draw:formula="200132*logwidth/2449768"/>
              <draw:equation draw:name="f575" draw:formula="850782*logheight/1050628"/>
              <draw:equation draw:name="f576" draw:formula="211145*logwidth/2449768"/>
              <draw:equation draw:name="f577" draw:formula="848124*logheight/1050628"/>
              <draw:equation draw:name="f578" draw:formula="1511435*logwidth/2449768"/>
              <draw:equation draw:name="f579" draw:formula="839009*logheight/1050628"/>
              <draw:equation draw:name="f580" draw:formula="1524727*logwidth/2449768"/>
              <draw:equation draw:name="f581" draw:formula="847743*logheight/1050628"/>
              <draw:equation draw:name="f582" draw:formula="1518651*logwidth/2449768"/>
              <draw:equation draw:name="f583" draw:formula="872048*logheight/1050628"/>
              <draw:equation draw:name="f584" draw:formula="1494346*logwidth/2449768"/>
              <draw:equation draw:name="f585" draw:formula="865972*logheight/1050628"/>
              <draw:equation draw:name="f586" draw:formula="1500422*logwidth/2449768"/>
              <draw:equation draw:name="f587" draw:formula="841667*logheight/1050628"/>
              <draw:equation draw:name="f588" draw:formula="1511435*logwidth/2449768"/>
              <draw:equation draw:name="f589" draw:formula="839009*logheight/1050628"/>
              <draw:equation draw:name="f590" draw:formula="1253200*logwidth/2449768"/>
              <draw:equation draw:name="f591" draw:formula="826857*logheight/1050628"/>
              <draw:equation draw:name="f592" draw:formula="1266492*logwidth/2449768"/>
              <draw:equation draw:name="f593" draw:formula="835591*logheight/1050628"/>
              <draw:equation draw:name="f594" draw:formula="1260416*logwidth/2449768"/>
              <draw:equation draw:name="f595" draw:formula="859896*logheight/1050628"/>
              <draw:equation draw:name="f596" draw:formula="1236111*logwidth/2449768"/>
              <draw:equation draw:name="f597" draw:formula="853820*logheight/1050628"/>
              <draw:equation draw:name="f598" draw:formula="1242187*logwidth/2449768"/>
              <draw:equation draw:name="f599" draw:formula="829515*logheight/1050628"/>
              <draw:equation draw:name="f600" draw:formula="1253200*logwidth/2449768"/>
              <draw:equation draw:name="f601" draw:formula="826857*logheight/1050628"/>
              <draw:equation draw:name="f602" draw:formula="2428930*logwidth/2449768"/>
              <draw:equation draw:name="f603" draw:formula="814705*logheight/1050628"/>
              <draw:equation draw:name="f604" draw:formula="2442221*logwidth/2449768"/>
              <draw:equation draw:name="f605" draw:formula="823439*logheight/1050628"/>
              <draw:equation draw:name="f606" draw:formula="2436145*logwidth/2449768"/>
              <draw:equation draw:name="f607" draw:formula="847744*logheight/1050628"/>
              <draw:equation draw:name="f608" draw:formula="2411841*logwidth/2449768"/>
              <draw:equation draw:name="f609" draw:formula="841668*logheight/1050628"/>
              <draw:equation draw:name="f610" draw:formula="2417917*logwidth/2449768"/>
              <draw:equation draw:name="f611" draw:formula="817363*logheight/1050628"/>
              <draw:equation draw:name="f612" draw:formula="2428930*logwidth/2449768"/>
              <draw:equation draw:name="f613" draw:formula="814705*logheight/1050628"/>
              <draw:equation draw:name="f614" draw:formula="991927*logwidth/2449768"/>
              <draw:equation draw:name="f615" draw:formula="814705*logheight/1050628"/>
              <draw:equation draw:name="f616" draw:formula="1005218*logwidth/2449768"/>
              <draw:equation draw:name="f617" draw:formula="823439*logheight/1050628"/>
              <draw:equation draw:name="f618" draw:formula="999142*logwidth/2449768"/>
              <draw:equation draw:name="f619" draw:formula="847744*logheight/1050628"/>
              <draw:equation draw:name="f620" draw:formula="974838*logwidth/2449768"/>
              <draw:equation draw:name="f621" draw:formula="841668*logheight/1050628"/>
              <draw:equation draw:name="f622" draw:formula="980914*logwidth/2449768"/>
              <draw:equation draw:name="f623" draw:formula="817363*logheight/1050628"/>
              <draw:equation draw:name="f624" draw:formula="991927*logwidth/2449768"/>
              <draw:equation draw:name="f625" draw:formula="814705*logheight/1050628"/>
              <draw:equation draw:name="f626" draw:formula="894709*logwidth/2449768"/>
              <draw:equation draw:name="f627" draw:formula="814705*logheight/1050628"/>
              <draw:equation draw:name="f628" draw:formula="908001*logwidth/2449768"/>
              <draw:equation draw:name="f629" draw:formula="823439*logheight/1050628"/>
              <draw:equation draw:name="f630" draw:formula="901925*logwidth/2449768"/>
              <draw:equation draw:name="f631" draw:formula="847744*logheight/1050628"/>
              <draw:equation draw:name="f632" draw:formula="877620*logwidth/2449768"/>
              <draw:equation draw:name="f633" draw:formula="841668*logheight/1050628"/>
              <draw:equation draw:name="f634" draw:formula="883696*logwidth/2449768"/>
              <draw:equation draw:name="f635" draw:formula="817363*logheight/1050628"/>
              <draw:equation draw:name="f636" draw:formula="894709*logwidth/2449768"/>
              <draw:equation draw:name="f637" draw:formula="814705*logheight/1050628"/>
              <draw:equation draw:name="f638" draw:formula="2088668*logwidth/2449768"/>
              <draw:equation draw:name="f639" draw:formula="805591*logheight/1050628"/>
              <draw:equation draw:name="f640" draw:formula="2101959*logwidth/2449768"/>
              <draw:equation draw:name="f641" draw:formula="814325*logheight/1050628"/>
              <draw:equation draw:name="f642" draw:formula="2095883*logwidth/2449768"/>
              <draw:equation draw:name="f643" draw:formula="838630*logheight/1050628"/>
              <draw:equation draw:name="f644" draw:formula="2071578*logwidth/2449768"/>
              <draw:equation draw:name="f645" draw:formula="832554*logheight/1050628"/>
              <draw:equation draw:name="f646" draw:formula="2077654*logwidth/2449768"/>
              <draw:equation draw:name="f647" draw:formula="808249*logheight/1050628"/>
              <draw:equation draw:name="f648" draw:formula="2088668*logwidth/2449768"/>
              <draw:equation draw:name="f649" draw:formula="805591*logheight/1050628"/>
              <draw:equation draw:name="f650" draw:formula="575712*logwidth/2449768"/>
              <draw:equation draw:name="f651" draw:formula="802553*logheight/1050628"/>
              <draw:equation draw:name="f652" draw:formula="589004*logwidth/2449768"/>
              <draw:equation draw:name="f653" draw:formula="811287*logheight/1050628"/>
              <draw:equation draw:name="f654" draw:formula="582928*logwidth/2449768"/>
              <draw:equation draw:name="f655" draw:formula="835592*logheight/1050628"/>
              <draw:equation draw:name="f656" draw:formula="558623*logwidth/2449768"/>
              <draw:equation draw:name="f657" draw:formula="829516*logheight/1050628"/>
              <draw:equation draw:name="f658" draw:formula="564699*logwidth/2449768"/>
              <draw:equation draw:name="f659" draw:formula="805211*logheight/1050628"/>
              <draw:equation draw:name="f660" draw:formula="575712*logwidth/2449768"/>
              <draw:equation draw:name="f661" draw:formula="802553*logheight/1050628"/>
              <draw:equation draw:name="f662" draw:formula="1602577*logwidth/2449768"/>
              <draw:equation draw:name="f663" draw:formula="796477*logheight/1050628"/>
              <draw:equation draw:name="f664" draw:formula="1615869*logwidth/2449768"/>
              <draw:equation draw:name="f665" draw:formula="805211*logheight/1050628"/>
              <draw:equation draw:name="f666" draw:formula="1609793*logwidth/2449768"/>
              <draw:equation draw:name="f667" draw:formula="829516*logheight/1050628"/>
              <draw:equation draw:name="f668" draw:formula="1585488*logwidth/2449768"/>
              <draw:equation draw:name="f669" draw:formula="823440*logheight/1050628"/>
              <draw:equation draw:name="f670" draw:formula="1591564*logwidth/2449768"/>
              <draw:equation draw:name="f671" draw:formula="799135*logheight/1050628"/>
              <draw:equation draw:name="f672" draw:formula="1602577*logwidth/2449768"/>
              <draw:equation draw:name="f673" draw:formula="796477*logheight/1050628"/>
              <draw:equation draw:name="f674" draw:formula="1104335*logwidth/2449768"/>
              <draw:equation draw:name="f675" draw:formula="793438*logheight/1050628"/>
              <draw:equation draw:name="f676" draw:formula="1117627*logwidth/2449768"/>
              <draw:equation draw:name="f677" draw:formula="802172*logheight/1050628"/>
              <draw:equation draw:name="f678" draw:formula="1111551*logwidth/2449768"/>
              <draw:equation draw:name="f679" draw:formula="826477*logheight/1050628"/>
              <draw:equation draw:name="f680" draw:formula="1087246*logwidth/2449768"/>
              <draw:equation draw:name="f681" draw:formula="820401*logheight/1050628"/>
              <draw:equation draw:name="f682" draw:formula="1093322*logwidth/2449768"/>
              <draw:equation draw:name="f683" draw:formula="796096*logheight/1050628"/>
              <draw:equation draw:name="f684" draw:formula="1104335*logwidth/2449768"/>
              <draw:equation draw:name="f685" draw:formula="793438*logheight/1050628"/>
              <draw:equation draw:name="f686" draw:formula="791415*logwidth/2449768"/>
              <draw:equation draw:name="f687" draw:formula="793438*logheight/1050628"/>
              <draw:equation draw:name="f688" draw:formula="804707*logwidth/2449768"/>
              <draw:equation draw:name="f689" draw:formula="802172*logheight/1050628"/>
              <draw:equation draw:name="f690" draw:formula="798631*logwidth/2449768"/>
              <draw:equation draw:name="f691" draw:formula="826477*logheight/1050628"/>
              <draw:equation draw:name="f692" draw:formula="774326*logwidth/2449768"/>
              <draw:equation draw:name="f693" draw:formula="820401*logheight/1050628"/>
              <draw:equation draw:name="f694" draw:formula="780402*logwidth/2449768"/>
              <draw:equation draw:name="f695" draw:formula="796096*logheight/1050628"/>
              <draw:equation draw:name="f696" draw:formula="791415*logwidth/2449768"/>
              <draw:equation draw:name="f697" draw:formula="793438*logheight/1050628"/>
              <draw:equation draw:name="f698" draw:formula="1371684*logwidth/2449768"/>
              <draw:equation draw:name="f699" draw:formula="784324*logheight/1050628"/>
              <draw:equation draw:name="f700" draw:formula="1384976*logwidth/2449768"/>
              <draw:equation draw:name="f701" draw:formula="793058*logheight/1050628"/>
              <draw:equation draw:name="f702" draw:formula="1378900*logwidth/2449768"/>
              <draw:equation draw:name="f703" draw:formula="817363*logheight/1050628"/>
              <draw:equation draw:name="f704" draw:formula="1354595*logwidth/2449768"/>
              <draw:equation draw:name="f705" draw:formula="811287*logheight/1050628"/>
              <draw:equation draw:name="f706" draw:formula="1360671*logwidth/2449768"/>
              <draw:equation draw:name="f707" draw:formula="786982*logheight/1050628"/>
              <draw:equation draw:name="f708" draw:formula="1371684*logwidth/2449768"/>
              <draw:equation draw:name="f709" draw:formula="784324*logheight/1050628"/>
              <draw:equation draw:name="f710" draw:formula="472418*logwidth/2449768"/>
              <draw:equation draw:name="f711" draw:formula="781286*logheight/1050628"/>
              <draw:equation draw:name="f712" draw:formula="485710*logwidth/2449768"/>
              <draw:equation draw:name="f713" draw:formula="790020*logheight/1050628"/>
              <draw:equation draw:name="f714" draw:formula="479634*logwidth/2449768"/>
              <draw:equation draw:name="f715" draw:formula="814325*logheight/1050628"/>
              <draw:equation draw:name="f716" draw:formula="455329*logwidth/2449768"/>
              <draw:equation draw:name="f717" draw:formula="808249*logheight/1050628"/>
              <draw:equation draw:name="f718" draw:formula="461405*logwidth/2449768"/>
              <draw:equation draw:name="f719" draw:formula="783944*logheight/1050628"/>
              <draw:equation draw:name="f720" draw:formula="472418*logwidth/2449768"/>
              <draw:equation draw:name="f721" draw:formula="781286*logheight/1050628"/>
              <draw:equation draw:name="f722" draw:formula="1803089*logwidth/2449768"/>
              <draw:equation draw:name="f723" draw:formula="778248*logheight/1050628"/>
              <draw:equation draw:name="f724" draw:formula="1816381*logwidth/2449768"/>
              <draw:equation draw:name="f725" draw:formula="786982*logheight/1050628"/>
              <draw:equation draw:name="f726" draw:formula="1810305*logwidth/2449768"/>
              <draw:equation draw:name="f727" draw:formula="811287*logheight/1050628"/>
              <draw:equation draw:name="f728" draw:formula="1786000*logwidth/2449768"/>
              <draw:equation draw:name="f729" draw:formula="805211*logheight/1050628"/>
              <draw:equation draw:name="f730" draw:formula="1792076*logwidth/2449768"/>
              <draw:equation draw:name="f731" draw:formula="780906*logheight/1050628"/>
              <draw:equation draw:name="f732" draw:formula="1803089*logwidth/2449768"/>
              <draw:equation draw:name="f733" draw:formula="778248*logheight/1050628"/>
              <draw:equation draw:name="f734" draw:formula="675968*logwidth/2449768"/>
              <draw:equation draw:name="f735" draw:formula="772172*logheight/1050628"/>
              <draw:equation draw:name="f736" draw:formula="689260*logwidth/2449768"/>
              <draw:equation draw:name="f737" draw:formula="780906*logheight/1050628"/>
              <draw:equation draw:name="f738" draw:formula="683184*logwidth/2449768"/>
              <draw:equation draw:name="f739" draw:formula="805211*logheight/1050628"/>
              <draw:equation draw:name="f740" draw:formula="658879*logwidth/2449768"/>
              <draw:equation draw:name="f741" draw:formula="799135*logheight/1050628"/>
              <draw:equation draw:name="f742" draw:formula="664955*logwidth/2449768"/>
              <draw:equation draw:name="f743" draw:formula="774830*logheight/1050628"/>
              <draw:equation draw:name="f744" draw:formula="675968*logwidth/2449768"/>
              <draw:equation draw:name="f745" draw:formula="772172*logheight/1050628"/>
              <draw:equation draw:name="f746" draw:formula="302287*logwidth/2449768"/>
              <draw:equation draw:name="f747" draw:formula="769134*logheight/1050628"/>
              <draw:equation draw:name="f748" draw:formula="315579*logwidth/2449768"/>
              <draw:equation draw:name="f749" draw:formula="777868*logheight/1050628"/>
              <draw:equation draw:name="f750" draw:formula="309503*logwidth/2449768"/>
              <draw:equation draw:name="f751" draw:formula="802173*logheight/1050628"/>
              <draw:equation draw:name="f752" draw:formula="285198*logwidth/2449768"/>
              <draw:equation draw:name="f753" draw:formula="796097*logheight/1050628"/>
              <draw:equation draw:name="f754" draw:formula="291274*logwidth/2449768"/>
              <draw:equation draw:name="f755" draw:formula="771792*logheight/1050628"/>
              <draw:equation draw:name="f756" draw:formula="302287*logwidth/2449768"/>
              <draw:equation draw:name="f757" draw:formula="769134*logheight/1050628"/>
              <draw:equation draw:name="f758" draw:formula="2313484*logwidth/2449768"/>
              <draw:equation draw:name="f759" draw:formula="766096*logheight/1050628"/>
              <draw:equation draw:name="f760" draw:formula="2326775*logwidth/2449768"/>
              <draw:equation draw:name="f761" draw:formula="774830*logheight/1050628"/>
              <draw:equation draw:name="f762" draw:formula="2320699*logwidth/2449768"/>
              <draw:equation draw:name="f763" draw:formula="799135*logheight/1050628"/>
              <draw:equation draw:name="f764" draw:formula="2296395*logwidth/2449768"/>
              <draw:equation draw:name="f765" draw:formula="793059*logheight/1050628"/>
              <draw:equation draw:name="f766" draw:formula="2302471*logwidth/2449768"/>
              <draw:equation draw:name="f767" draw:formula="768754*logheight/1050628"/>
              <draw:equation draw:name="f768" draw:formula="2313484*logwidth/2449768"/>
              <draw:equation draw:name="f769" draw:formula="766096*logheight/1050628"/>
              <draw:equation draw:name="f770" draw:formula="1921574*logwidth/2449768"/>
              <draw:equation draw:name="f771" draw:formula="766096*logheight/1050628"/>
              <draw:equation draw:name="f772" draw:formula="1934865*logwidth/2449768"/>
              <draw:equation draw:name="f773" draw:formula="774830*logheight/1050628"/>
              <draw:equation draw:name="f774" draw:formula="1928789*logwidth/2449768"/>
              <draw:equation draw:name="f775" draw:formula="799135*logheight/1050628"/>
              <draw:equation draw:name="f776" draw:formula="1904485*logwidth/2449768"/>
              <draw:equation draw:name="f777" draw:formula="793059*logheight/1050628"/>
              <draw:equation draw:name="f778" draw:formula="1910561*logwidth/2449768"/>
              <draw:equation draw:name="f779" draw:formula="768754*logheight/1050628"/>
              <draw:equation draw:name="f780" draw:formula="1921574*logwidth/2449768"/>
              <draw:equation draw:name="f781" draw:formula="766096*logheight/1050628"/>
              <draw:equation draw:name="f782" draw:formula="2176771*logwidth/2449768"/>
              <draw:equation draw:name="f783" draw:formula="756982*logheight/1050628"/>
              <draw:equation draw:name="f784" draw:formula="2190062*logwidth/2449768"/>
              <draw:equation draw:name="f785" draw:formula="765716*logheight/1050628"/>
              <draw:equation draw:name="f786" draw:formula="2183986*logwidth/2449768"/>
              <draw:equation draw:name="f787" draw:formula="790021*logheight/1050628"/>
              <draw:equation draw:name="f788" draw:formula="2159682*logwidth/2449768"/>
              <draw:equation draw:name="f789" draw:formula="783945*logheight/1050628"/>
              <draw:equation draw:name="f790" draw:formula="2165758*logwidth/2449768"/>
              <draw:equation draw:name="f791" draw:formula="759640*logheight/1050628"/>
              <draw:equation draw:name="f792" draw:formula="2176771*logwidth/2449768"/>
              <draw:equation draw:name="f793" draw:formula="756982*logheight/1050628"/>
              <draw:equation draw:name="f794" draw:formula="1702833*logwidth/2449768"/>
              <draw:equation draw:name="f795" draw:formula="750906*logheight/1050628"/>
              <draw:equation draw:name="f796" draw:formula="1716125*logwidth/2449768"/>
              <draw:equation draw:name="f797" draw:formula="759640*logheight/1050628"/>
              <draw:equation draw:name="f798" draw:formula="1710049*logwidth/2449768"/>
              <draw:equation draw:name="f799" draw:formula="783945*logheight/1050628"/>
              <draw:equation draw:name="f800" draw:formula="1685744*logwidth/2449768"/>
              <draw:equation draw:name="f801" draw:formula="777869*logheight/1050628"/>
              <draw:equation draw:name="f802" draw:formula="1691820*logwidth/2449768"/>
              <draw:equation draw:name="f803" draw:formula="753564*logheight/1050628"/>
              <draw:equation draw:name="f804" draw:formula="1702833*logwidth/2449768"/>
              <draw:equation draw:name="f805" draw:formula="750906*logheight/1050628"/>
              <draw:equation draw:name="f806" draw:formula="1210667*logwidth/2449768"/>
              <draw:equation draw:name="f807" draw:formula="741791*logheight/1050628"/>
              <draw:equation draw:name="f808" draw:formula="1223959*logwidth/2449768"/>
              <draw:equation draw:name="f809" draw:formula="750525*logheight/1050628"/>
              <draw:equation draw:name="f810" draw:formula="1217883*logwidth/2449768"/>
              <draw:equation draw:name="f811" draw:formula="774830*logheight/1050628"/>
              <draw:equation draw:name="f812" draw:formula="1193578*logwidth/2449768"/>
              <draw:equation draw:name="f813" draw:formula="768754*logheight/1050628"/>
              <draw:equation draw:name="f814" draw:formula="1199654*logwidth/2449768"/>
              <draw:equation draw:name="f815" draw:formula="744449*logheight/1050628"/>
              <draw:equation draw:name="f816" draw:formula="1210667*logwidth/2449768"/>
              <draw:equation draw:name="f817" draw:formula="741791*logheight/1050628"/>
              <draw:equation draw:name="f818" draw:formula="1450674*logwidth/2449768"/>
              <draw:equation draw:name="f819" draw:formula="723563*logheight/1050628"/>
              <draw:equation draw:name="f820" draw:formula="1463966*logwidth/2449768"/>
              <draw:equation draw:name="f821" draw:formula="732297*logheight/1050628"/>
              <draw:equation draw:name="f822" draw:formula="1457890*logwidth/2449768"/>
              <draw:equation draw:name="f823" draw:formula="756602*logheight/1050628"/>
              <draw:equation draw:name="f824" draw:formula="1433585*logwidth/2449768"/>
              <draw:equation draw:name="f825" draw:formula="750526*logheight/1050628"/>
              <draw:equation draw:name="f826" draw:formula="1439661*logwidth/2449768"/>
              <draw:equation draw:name="f827" draw:formula="726221*logheight/1050628"/>
              <draw:equation draw:name="f828" draw:formula="1450674*logwidth/2449768"/>
              <draw:equation draw:name="f829" draw:formula="723563*logheight/1050628"/>
              <draw:equation draw:name="f830" draw:formula="2021829*logwidth/2449768"/>
              <draw:equation draw:name="f831" draw:formula="720525*logheight/1050628"/>
              <draw:equation draw:name="f832" draw:formula="2035121*logwidth/2449768"/>
              <draw:equation draw:name="f833" draw:formula="729259*logheight/1050628"/>
              <draw:equation draw:name="f834" draw:formula="2029045*logwidth/2449768"/>
              <draw:equation draw:name="f835" draw:formula="753564*logheight/1050628"/>
              <draw:equation draw:name="f836" draw:formula="2004740*logwidth/2449768"/>
              <draw:equation draw:name="f837" draw:formula="747488*logheight/1050628"/>
              <draw:equation draw:name="f838" draw:formula="2010816*logwidth/2449768"/>
              <draw:equation draw:name="f839" draw:formula="723183*logheight/1050628"/>
              <draw:equation draw:name="f840" draw:formula="2021829*logwidth/2449768"/>
              <draw:equation draw:name="f841" draw:formula="720525*logheight/1050628"/>
              <draw:equation draw:name="f842" draw:formula="387352*logwidth/2449768"/>
              <draw:equation draw:name="f843" draw:formula="720525*logheight/1050628"/>
              <draw:equation draw:name="f844" draw:formula="400644*logwidth/2449768"/>
              <draw:equation draw:name="f845" draw:formula="729259*logheight/1050628"/>
              <draw:equation draw:name="f846" draw:formula="394568*logwidth/2449768"/>
              <draw:equation draw:name="f847" draw:formula="753564*logheight/1050628"/>
              <draw:equation draw:name="f848" draw:formula="370263*logwidth/2449768"/>
              <draw:equation draw:name="f849" draw:formula="747488*logheight/1050628"/>
              <draw:equation draw:name="f850" draw:formula="376339*logwidth/2449768"/>
              <draw:equation draw:name="f851" draw:formula="723183*logheight/1050628"/>
              <draw:equation draw:name="f852" draw:formula="387352*logwidth/2449768"/>
              <draw:equation draw:name="f853" draw:formula="720525*logheight/1050628"/>
              <draw:equation draw:name="f854" draw:formula="1049650*logwidth/2449768"/>
              <draw:equation draw:name="f855" draw:formula="702297*logheight/1050628"/>
              <draw:equation draw:name="f856" draw:formula="1062942*logwidth/2449768"/>
              <draw:equation draw:name="f857" draw:formula="711031*logheight/1050628"/>
              <draw:equation draw:name="f858" draw:formula="1056866*logwidth/2449768"/>
              <draw:equation draw:name="f859" draw:formula="735336*logheight/1050628"/>
              <draw:equation draw:name="f860" draw:formula="1032561*logwidth/2449768"/>
              <draw:equation draw:name="f861" draw:formula="729260*logheight/1050628"/>
              <draw:equation draw:name="f862" draw:formula="1038637*logwidth/2449768"/>
              <draw:equation draw:name="f863" draw:formula="704955*logheight/1050628"/>
              <draw:equation draw:name="f864" draw:formula="1049650*logwidth/2449768"/>
              <draw:equation draw:name="f865" draw:formula="702297*logheight/1050628"/>
              <draw:equation draw:name="f866" draw:formula="931165*logwidth/2449768"/>
              <draw:equation draw:name="f867" draw:formula="702297*logheight/1050628"/>
              <draw:equation draw:name="f868" draw:formula="944457*logwidth/2449768"/>
              <draw:equation draw:name="f869" draw:formula="711031*logheight/1050628"/>
              <draw:equation draw:name="f870" draw:formula="938381*logwidth/2449768"/>
              <draw:equation draw:name="f871" draw:formula="735336*logheight/1050628"/>
              <draw:equation draw:name="f872" draw:formula="914076*logwidth/2449768"/>
              <draw:equation draw:name="f873" draw:formula="729260*logheight/1050628"/>
              <draw:equation draw:name="f874" draw:formula="920152*logwidth/2449768"/>
              <draw:equation draw:name="f875" draw:formula="704955*logheight/1050628"/>
              <draw:equation draw:name="f876" draw:formula="931165*logwidth/2449768"/>
              <draw:equation draw:name="f877" draw:formula="702297*logheight/1050628"/>
              <draw:equation draw:name="f878" draw:formula="1547892*logwidth/2449768"/>
              <draw:equation draw:name="f879" draw:formula="699259*logheight/1050628"/>
              <draw:equation draw:name="f880" draw:formula="1561184*logwidth/2449768"/>
              <draw:equation draw:name="f881" draw:formula="707993*logheight/1050628"/>
              <draw:equation draw:name="f882" draw:formula="1555108*logwidth/2449768"/>
              <draw:equation draw:name="f883" draw:formula="732298*logheight/1050628"/>
              <draw:equation draw:name="f884" draw:formula="1530803*logwidth/2449768"/>
              <draw:equation draw:name="f885" draw:formula="726222*logheight/1050628"/>
              <draw:equation draw:name="f886" draw:formula="1536879*logwidth/2449768"/>
              <draw:equation draw:name="f887" draw:formula="701917*logheight/1050628"/>
              <draw:equation draw:name="f888" draw:formula="1547892*logwidth/2449768"/>
              <draw:equation draw:name="f889" draw:formula="699259*logheight/1050628"/>
              <draw:equation draw:name="f890" draw:formula="1313961*logwidth/2449768"/>
              <draw:equation draw:name="f891" draw:formula="699259*logheight/1050628"/>
              <draw:equation draw:name="f892" draw:formula="1327253*logwidth/2449768"/>
              <draw:equation draw:name="f893" draw:formula="707993*logheight/1050628"/>
              <draw:equation draw:name="f894" draw:formula="1321177*logwidth/2449768"/>
              <draw:equation draw:name="f895" draw:formula="732298*logheight/1050628"/>
              <draw:equation draw:name="f896" draw:formula="1296872*logwidth/2449768"/>
              <draw:equation draw:name="f897" draw:formula="726222*logheight/1050628"/>
              <draw:equation draw:name="f898" draw:formula="1302948*logwidth/2449768"/>
              <draw:equation draw:name="f899" draw:formula="701917*logheight/1050628"/>
              <draw:equation draw:name="f900" draw:formula="1313961*logwidth/2449768"/>
              <draw:equation draw:name="f901" draw:formula="699259*logheight/1050628"/>
              <draw:equation draw:name="f902" draw:formula="2413739*logwidth/2449768"/>
              <draw:equation draw:name="f903" draw:formula="696220*logheight/1050628"/>
              <draw:equation draw:name="f904" draw:formula="2427031*logwidth/2449768"/>
              <draw:equation draw:name="f905" draw:formula="704954*logheight/1050628"/>
              <draw:equation draw:name="f906" draw:formula="2420955*logwidth/2449768"/>
              <draw:equation draw:name="f907" draw:formula="729259*logheight/1050628"/>
              <draw:equation draw:name="f908" draw:formula="2396650*logwidth/2449768"/>
              <draw:equation draw:name="f909" draw:formula="723183*logheight/1050628"/>
              <draw:equation draw:name="f910" draw:formula="2402726*logwidth/2449768"/>
              <draw:equation draw:name="f911" draw:formula="698878*logheight/1050628"/>
              <draw:equation draw:name="f912" draw:formula="2413739*logwidth/2449768"/>
              <draw:equation draw:name="f913" draw:formula="696220*logheight/1050628"/>
              <draw:equation draw:name="f914" draw:formula="551408*logwidth/2449768"/>
              <draw:equation draw:name="f915" draw:formula="690144*logheight/1050628"/>
              <draw:equation draw:name="f916" draw:formula="564699*logwidth/2449768"/>
              <draw:equation draw:name="f917" draw:formula="698878*logheight/1050628"/>
              <draw:equation draw:name="f918" draw:formula="558623*logwidth/2449768"/>
              <draw:equation draw:name="f919" draw:formula="723183*logheight/1050628"/>
              <draw:equation draw:name="f920" draw:formula="534319*logwidth/2449768"/>
              <draw:equation draw:name="f921" draw:formula="717107*logheight/1050628"/>
              <draw:equation draw:name="f922" draw:formula="540395*logwidth/2449768"/>
              <draw:equation draw:name="f923" draw:formula="692802*logheight/1050628"/>
              <draw:equation draw:name="f924" draw:formula="551408*logwidth/2449768"/>
              <draw:equation draw:name="f925" draw:formula="690144*logheight/1050628"/>
              <draw:equation draw:name="f926" draw:formula="830909*logwidth/2449768"/>
              <draw:equation draw:name="f927" draw:formula="684068*logheight/1050628"/>
              <draw:equation draw:name="f928" draw:formula="844201*logwidth/2449768"/>
              <draw:equation draw:name="f929" draw:formula="692802*logheight/1050628"/>
              <draw:equation draw:name="f930" draw:formula="838125*logwidth/2449768"/>
              <draw:equation draw:name="f931" draw:formula="717107*logheight/1050628"/>
              <draw:equation draw:name="f932" draw:formula="813820*logwidth/2449768"/>
              <draw:equation draw:name="f933" draw:formula="711031*logheight/1050628"/>
              <draw:equation draw:name="f934" draw:formula="819896*logwidth/2449768"/>
              <draw:equation draw:name="f935" draw:formula="686726*logheight/1050628"/>
              <draw:equation draw:name="f936" draw:formula="830909*logwidth/2449768"/>
              <draw:equation draw:name="f937" draw:formula="684068*logheight/1050628"/>
              <draw:equation draw:name="f938" draw:formula="730653*logwidth/2449768"/>
              <draw:equation draw:name="f939" draw:formula="677992*logheight/1050628"/>
              <draw:equation draw:name="f940" draw:formula="743945*logwidth/2449768"/>
              <draw:equation draw:name="f941" draw:formula="686726*logheight/1050628"/>
              <draw:equation draw:name="f942" draw:formula="737869*logwidth/2449768"/>
              <draw:equation draw:name="f943" draw:formula="711031*logheight/1050628"/>
              <draw:equation draw:name="f944" draw:formula="713564*logwidth/2449768"/>
              <draw:equation draw:name="f945" draw:formula="704955*logheight/1050628"/>
              <draw:equation draw:name="f946" draw:formula="719640*logwidth/2449768"/>
              <draw:equation draw:name="f947" draw:formula="680650*logheight/1050628"/>
              <draw:equation draw:name="f948" draw:formula="730653*logwidth/2449768"/>
              <draw:equation draw:name="f949" draw:formula="677992*logheight/1050628"/>
              <draw:equation draw:name="f950" draw:formula="2228418*logwidth/2449768"/>
              <draw:equation draw:name="f951" draw:formula="671916*logheight/1050628"/>
              <draw:equation draw:name="f952" draw:formula="2241710*logwidth/2449768"/>
              <draw:equation draw:name="f953" draw:formula="680650*logheight/1050628"/>
              <draw:equation draw:name="f954" draw:formula="2235634*logwidth/2449768"/>
              <draw:equation draw:name="f955" draw:formula="704955*logheight/1050628"/>
              <draw:equation draw:name="f956" draw:formula="2211329*logwidth/2449768"/>
              <draw:equation draw:name="f957" draw:formula="698879*logheight/1050628"/>
              <draw:equation draw:name="f958" draw:formula="2217405*logwidth/2449768"/>
              <draw:equation draw:name="f959" draw:formula="674574*logheight/1050628"/>
              <draw:equation draw:name="f960" draw:formula="2228418*logwidth/2449768"/>
              <draw:equation draw:name="f961" draw:formula="671916*logheight/1050628"/>
              <draw:equation draw:name="f962" draw:formula="1839546*logwidth/2449768"/>
              <draw:equation draw:name="f963" draw:formula="671916*logheight/1050628"/>
              <draw:equation draw:name="f964" draw:formula="1852838*logwidth/2449768"/>
              <draw:equation draw:name="f965" draw:formula="680650*logheight/1050628"/>
              <draw:equation draw:name="f966" draw:formula="1846762*logwidth/2449768"/>
              <draw:equation draw:name="f967" draw:formula="704955*logheight/1050628"/>
              <draw:equation draw:name="f968" draw:formula="1822457*logwidth/2449768"/>
              <draw:equation draw:name="f969" draw:formula="698879*logheight/1050628"/>
              <draw:equation draw:name="f970" draw:formula="1828533*logwidth/2449768"/>
              <draw:equation draw:name="f971" draw:formula="674574*logheight/1050628"/>
              <draw:equation draw:name="f972" draw:formula="1839546*logwidth/2449768"/>
              <draw:equation draw:name="f973" draw:formula="671916*logheight/1050628"/>
              <draw:equation draw:name="f974" draw:formula="2109933*logwidth/2449768"/>
              <draw:equation draw:name="f975" draw:formula="656726*logheight/1050628"/>
              <draw:equation draw:name="f976" draw:formula="2123225*logwidth/2449768"/>
              <draw:equation draw:name="f977" draw:formula="665460*logheight/1050628"/>
              <draw:equation draw:name="f978" draw:formula="2117149*logwidth/2449768"/>
              <draw:equation draw:name="f979" draw:formula="689765*logheight/1050628"/>
              <draw:equation draw:name="f980" draw:formula="2092844*logwidth/2449768"/>
              <draw:equation draw:name="f981" draw:formula="683689*logheight/1050628"/>
              <draw:equation draw:name="f982" draw:formula="2098920*logwidth/2449768"/>
              <draw:equation draw:name="f983" draw:formula="659384*logheight/1050628"/>
              <draw:equation draw:name="f984" draw:formula="2109933*logwidth/2449768"/>
              <draw:equation draw:name="f985" draw:formula="656726*logheight/1050628"/>
              <draw:equation draw:name="f986" draw:formula="1632957*logwidth/2449768"/>
              <draw:equation draw:name="f987" draw:formula="656726*logheight/1050628"/>
              <draw:equation draw:name="f988" draw:formula="1646249*logwidth/2449768"/>
              <draw:equation draw:name="f989" draw:formula="665460*logheight/1050628"/>
              <draw:equation draw:name="f990" draw:formula="1640173*logwidth/2449768"/>
              <draw:equation draw:name="f991" draw:formula="689765*logheight/1050628"/>
              <draw:equation draw:name="f992" draw:formula="1615868*logwidth/2449768"/>
              <draw:equation draw:name="f993" draw:formula="683689*logheight/1050628"/>
              <draw:equation draw:name="f994" draw:formula="1621944*logwidth/2449768"/>
              <draw:equation draw:name="f995" draw:formula="659384*logheight/1050628"/>
              <draw:equation draw:name="f996" draw:formula="1632957*logwidth/2449768"/>
              <draw:equation draw:name="f997" draw:formula="656726*logheight/1050628"/>
              <draw:equation draw:name="f998" draw:formula="1165096*logwidth/2449768"/>
              <draw:equation draw:name="f999" draw:formula="656726*logheight/1050628"/>
              <draw:equation draw:name="f1000" draw:formula="1178387*logwidth/2449768"/>
              <draw:equation draw:name="f1001" draw:formula="665460*logheight/1050628"/>
              <draw:equation draw:name="f1002" draw:formula="1172311*logwidth/2449768"/>
              <draw:equation draw:name="f1003" draw:formula="689765*logheight/1050628"/>
              <draw:equation draw:name="f1004" draw:formula="1148007*logwidth/2449768"/>
              <draw:equation draw:name="f1005" draw:formula="683689*logheight/1050628"/>
              <draw:equation draw:name="f1006" draw:formula="1154083*logwidth/2449768"/>
              <draw:equation draw:name="f1007" draw:formula="659384*logheight/1050628"/>
              <draw:equation draw:name="f1008" draw:formula="1165096*logwidth/2449768"/>
              <draw:equation draw:name="f1009" draw:formula="656726*logheight/1050628"/>
              <draw:equation draw:name="f1010" draw:formula="1948916*logwidth/2449768"/>
              <draw:equation draw:name="f1011" draw:formula="653688*logheight/1050628"/>
              <draw:equation draw:name="f1012" draw:formula="1962208*logwidth/2449768"/>
              <draw:equation draw:name="f1013" draw:formula="662422*logheight/1050628"/>
              <draw:equation draw:name="f1014" draw:formula="1956132*logwidth/2449768"/>
              <draw:equation draw:name="f1015" draw:formula="686727*logheight/1050628"/>
              <draw:equation draw:name="f1016" draw:formula="1931827*logwidth/2449768"/>
              <draw:equation draw:name="f1017" draw:formula="680651*logheight/1050628"/>
              <draw:equation draw:name="f1018" draw:formula="1937903*logwidth/2449768"/>
              <draw:equation draw:name="f1019" draw:formula="656346*logheight/1050628"/>
              <draw:equation draw:name="f1020" draw:formula="1948916*logwidth/2449768"/>
              <draw:equation draw:name="f1021" draw:formula="653688*logheight/1050628"/>
              <draw:equation draw:name="f1022" draw:formula="2328673*logwidth/2449768"/>
              <draw:equation draw:name="f1023" draw:formula="647611*logheight/1050628"/>
              <draw:equation draw:name="f1024" draw:formula="2341965*logwidth/2449768"/>
              <draw:equation draw:name="f1025" draw:formula="656345*logheight/1050628"/>
              <draw:equation draw:name="f1026" draw:formula="2335889*logwidth/2449768"/>
              <draw:equation draw:name="f1027" draw:formula="680650*logheight/1050628"/>
              <draw:equation draw:name="f1028" draw:formula="2311584*logwidth/2449768"/>
              <draw:equation draw:name="f1029" draw:formula="674574*logheight/1050628"/>
              <draw:equation draw:name="f1030" draw:formula="2317660*logwidth/2449768"/>
              <draw:equation draw:name="f1031" draw:formula="650269*logheight/1050628"/>
              <draw:equation draw:name="f1032" draw:formula="2328673*logwidth/2449768"/>
              <draw:equation draw:name="f1033" draw:formula="647611*logheight/1050628"/>
              <draw:equation draw:name="f1034" draw:formula="639512*logwidth/2449768"/>
              <draw:equation draw:name="f1035" draw:formula="641535*logheight/1050628"/>
              <draw:equation draw:name="f1036" draw:formula="652804*logwidth/2449768"/>
              <draw:equation draw:name="f1037" draw:formula="650269*logheight/1050628"/>
              <draw:equation draw:name="f1038" draw:formula="646728*logwidth/2449768"/>
              <draw:equation draw:name="f1039" draw:formula="674574*logheight/1050628"/>
              <draw:equation draw:name="f1040" draw:formula="622423*logwidth/2449768"/>
              <draw:equation draw:name="f1041" draw:formula="668498*logheight/1050628"/>
              <draw:equation draw:name="f1042" draw:formula="628499*logwidth/2449768"/>
              <draw:equation draw:name="f1043" draw:formula="644193*logheight/1050628"/>
              <draw:equation draw:name="f1044" draw:formula="639512*logwidth/2449768"/>
              <draw:equation draw:name="f1045" draw:formula="641535*logheight/1050628"/>
              <draw:equation draw:name="f1046" draw:formula="451152*logwidth/2449768"/>
              <draw:equation draw:name="f1047" draw:formula="641535*logheight/1050628"/>
              <draw:equation draw:name="f1048" draw:formula="464444*logwidth/2449768"/>
              <draw:equation draw:name="f1049" draw:formula="650269*logheight/1050628"/>
              <draw:equation draw:name="f1050" draw:formula="458368*logwidth/2449768"/>
              <draw:equation draw:name="f1051" draw:formula="674574*logheight/1050628"/>
              <draw:equation draw:name="f1052" draw:formula="434063*logwidth/2449768"/>
              <draw:equation draw:name="f1053" draw:formula="668498*logheight/1050628"/>
              <draw:equation draw:name="f1054" draw:formula="440139*logwidth/2449768"/>
              <draw:equation draw:name="f1055" draw:formula="644193*logheight/1050628"/>
              <draw:equation draw:name="f1056" draw:formula="451152*logwidth/2449768"/>
              <draw:equation draw:name="f1057" draw:formula="641535*logheight/1050628"/>
              <draw:equation draw:name="f1058" draw:formula="1739291*logwidth/2449768"/>
              <draw:equation draw:name="f1059" draw:formula="638497*logheight/1050628"/>
              <draw:equation draw:name="f1060" draw:formula="1752582*logwidth/2449768"/>
              <draw:equation draw:name="f1061" draw:formula="647231*logheight/1050628"/>
              <draw:equation draw:name="f1062" draw:formula="1746506*logwidth/2449768"/>
              <draw:equation draw:name="f1063" draw:formula="671536*logheight/1050628"/>
              <draw:equation draw:name="f1064" draw:formula="1722201*logwidth/2449768"/>
              <draw:equation draw:name="f1065" draw:formula="665460*logheight/1050628"/>
              <draw:equation draw:name="f1066" draw:formula="1728277*logwidth/2449768"/>
              <draw:equation draw:name="f1067" draw:formula="641155*logheight/1050628"/>
              <draw:equation draw:name="f1068" draw:formula="1739291*logwidth/2449768"/>
              <draw:equation draw:name="f1069" draw:formula="638497*logheight/1050628"/>
              <draw:equation draw:name="f1070" draw:formula="1429407*logwidth/2449768"/>
              <draw:equation draw:name="f1071" draw:formula="623307*logheight/1050628"/>
              <draw:equation draw:name="f1072" draw:formula="1442699*logwidth/2449768"/>
              <draw:equation draw:name="f1073" draw:formula="632041*logheight/1050628"/>
              <draw:equation draw:name="f1074" draw:formula="1436623*logwidth/2449768"/>
              <draw:equation draw:name="f1075" draw:formula="656346*logheight/1050628"/>
              <draw:equation draw:name="f1076" draw:formula="1412318*logwidth/2449768"/>
              <draw:equation draw:name="f1077" draw:formula="650270*logheight/1050628"/>
              <draw:equation draw:name="f1078" draw:formula="1418394*logwidth/2449768"/>
              <draw:equation draw:name="f1079" draw:formula="625965*logheight/1050628"/>
              <draw:equation draw:name="f1080" draw:formula="1429407*logwidth/2449768"/>
              <draw:equation draw:name="f1081" draw:formula="623307*logheight/1050628"/>
              <draw:equation draw:name="f1082" draw:formula="991927*logwidth/2449768"/>
              <draw:equation draw:name="f1083" draw:formula="614193*logheight/1050628"/>
              <draw:equation draw:name="f1084" draw:formula="1005219*logwidth/2449768"/>
              <draw:equation draw:name="f1085" draw:formula="622927*logheight/1050628"/>
              <draw:equation draw:name="f1086" draw:formula="999143*logwidth/2449768"/>
              <draw:equation draw:name="f1087" draw:formula="647232*logheight/1050628"/>
              <draw:equation draw:name="f1088" draw:formula="974838*logwidth/2449768"/>
              <draw:equation draw:name="f1089" draw:formula="641156*logheight/1050628"/>
              <draw:equation draw:name="f1090" draw:formula="980914*logwidth/2449768"/>
              <draw:equation draw:name="f1091" draw:formula="616851*logheight/1050628"/>
              <draw:equation draw:name="f1092" draw:formula="991927*logwidth/2449768"/>
              <draw:equation draw:name="f1093" draw:formula="614193*logheight/1050628"/>
              <draw:equation draw:name="f1094" draw:formula="1244086*logwidth/2449768"/>
              <draw:equation draw:name="f1095" draw:formula="589888*logheight/1050628"/>
              <draw:equation draw:name="f1096" draw:formula="1257378*logwidth/2449768"/>
              <draw:equation draw:name="f1097" draw:formula="598622*logheight/1050628"/>
              <draw:equation draw:name="f1098" draw:formula="1251302*logwidth/2449768"/>
              <draw:equation draw:name="f1099" draw:formula="622927*logheight/1050628"/>
              <draw:equation draw:name="f1100" draw:formula="1226997*logwidth/2449768"/>
              <draw:equation draw:name="f1101" draw:formula="616851*logheight/1050628"/>
              <draw:equation draw:name="f1102" draw:formula="1233073*logwidth/2449768"/>
              <draw:equation draw:name="f1103" draw:formula="592546*logheight/1050628"/>
              <draw:equation draw:name="f1104" draw:formula="1244086*logwidth/2449768"/>
              <draw:equation draw:name="f1105" draw:formula="589888*logheight/1050628"/>
              <draw:equation draw:name="f1106" draw:formula="1332189*logwidth/2449768"/>
              <draw:equation draw:name="f1107" draw:formula="586850*logheight/1050628"/>
              <draw:equation draw:name="f1108" draw:formula="1345481*logwidth/2449768"/>
              <draw:equation draw:name="f1109" draw:formula="595584*logheight/1050628"/>
              <draw:equation draw:name="f1110" draw:formula="1339405*logwidth/2449768"/>
              <draw:equation draw:name="f1111" draw:formula="619889*logheight/1050628"/>
              <draw:equation draw:name="f1112" draw:formula="1315100*logwidth/2449768"/>
              <draw:equation draw:name="f1113" draw:formula="613813*logheight/1050628"/>
              <draw:equation draw:name="f1114" draw:formula="1321176*logwidth/2449768"/>
              <draw:equation draw:name="f1115" draw:formula="589508*logheight/1050628"/>
              <draw:equation draw:name="f1116" draw:formula="1332189*logwidth/2449768"/>
              <draw:equation draw:name="f1117" draw:formula="586850*logheight/1050628"/>
              <draw:equation draw:name="f1118" draw:formula="867366*logwidth/2449768"/>
              <draw:equation draw:name="f1119" draw:formula="583812*logheight/1050628"/>
              <draw:equation draw:name="f1120" draw:formula="880658*logwidth/2449768"/>
              <draw:equation draw:name="f1121" draw:formula="592546*logheight/1050628"/>
              <draw:equation draw:name="f1122" draw:formula="874582*logwidth/2449768"/>
              <draw:equation draw:name="f1123" draw:formula="616851*logheight/1050628"/>
              <draw:equation draw:name="f1124" draw:formula="850277*logwidth/2449768"/>
              <draw:equation draw:name="f1125" draw:formula="610775*logheight/1050628"/>
              <draw:equation draw:name="f1126" draw:formula="856353*logwidth/2449768"/>
              <draw:equation draw:name="f1127" draw:formula="586470*logheight/1050628"/>
              <draw:equation draw:name="f1128" draw:formula="867366*logwidth/2449768"/>
              <draw:equation draw:name="f1129" draw:formula="583812*logheight/1050628"/>
              <draw:equation draw:name="f1130" draw:formula="2222342*logwidth/2449768"/>
              <draw:equation draw:name="f1131" draw:formula="576217*logheight/1050628"/>
              <draw:equation draw:name="f1132" draw:formula="2235633*logwidth/2449768"/>
              <draw:equation draw:name="f1133" draw:formula="586470*logheight/1050628"/>
              <draw:equation draw:name="f1134" draw:formula="2229557*logwidth/2449768"/>
              <draw:equation draw:name="f1135" draw:formula="610775*logheight/1050628"/>
              <draw:equation draw:name="f1136" draw:formula="2205253*logwidth/2449768"/>
              <draw:equation draw:name="f1137" draw:formula="604698*logheight/1050628"/>
              <draw:equation draw:name="f1138" draw:formula="2211329*logwidth/2449768"/>
              <draw:equation draw:name="f1139" draw:formula="577356*logheight/1050628"/>
              <draw:equation draw:name="f1140" draw:formula="2222342*logwidth/2449768"/>
              <draw:equation draw:name="f1141" draw:formula="576217*logheight/1050628"/>
              <draw:equation draw:name="f1142" draw:formula="1092183*logwidth/2449768"/>
              <draw:equation draw:name="f1143" draw:formula="571660*logheight/1050628"/>
              <draw:equation draw:name="f1144" draw:formula="1105475*logwidth/2449768"/>
              <draw:equation draw:name="f1145" draw:formula="580394*logheight/1050628"/>
              <draw:equation draw:name="f1146" draw:formula="1099399*logwidth/2449768"/>
              <draw:equation draw:name="f1147" draw:formula="604699*logheight/1050628"/>
              <draw:equation draw:name="f1148" draw:formula="1075094*logwidth/2449768"/>
              <draw:equation draw:name="f1149" draw:formula="598623*logheight/1050628"/>
              <draw:equation draw:name="f1150" draw:formula="1081170*logwidth/2449768"/>
              <draw:equation draw:name="f1151" draw:formula="574318*logheight/1050628"/>
              <draw:equation draw:name="f1152" draw:formula="1092183*logwidth/2449768"/>
              <draw:equation draw:name="f1153" draw:formula="571660*logheight/1050628"/>
              <draw:equation draw:name="f1154" draw:formula="2000563*logwidth/2449768"/>
              <draw:equation draw:name="f1155" draw:formula="568622*logheight/1050628"/>
              <draw:equation draw:name="f1156" draw:formula="2013855*logwidth/2449768"/>
              <draw:equation draw:name="f1157" draw:formula="577356*logheight/1050628"/>
              <draw:equation draw:name="f1158" draw:formula="2007779*logwidth/2449768"/>
              <draw:equation draw:name="f1159" draw:formula="601661*logheight/1050628"/>
              <draw:equation draw:name="f1160" draw:formula="1983474*logwidth/2449768"/>
              <draw:equation draw:name="f1161" draw:formula="595585*logheight/1050628"/>
              <draw:equation draw:name="f1162" draw:formula="1989550*logwidth/2449768"/>
              <draw:equation draw:name="f1163" draw:formula="571280*logheight/1050628"/>
              <draw:equation draw:name="f1164" draw:formula="2000563*logwidth/2449768"/>
              <draw:equation draw:name="f1165" draw:formula="568622*logheight/1050628"/>
              <draw:equation draw:name="f1166" draw:formula="745844*logwidth/2449768"/>
              <draw:equation draw:name="f1167" draw:formula="568622*logheight/1050628"/>
              <draw:equation draw:name="f1168" draw:formula="759136*logwidth/2449768"/>
              <draw:equation draw:name="f1169" draw:formula="577356*logheight/1050628"/>
              <draw:equation draw:name="f1170" draw:formula="753060*logwidth/2449768"/>
              <draw:equation draw:name="f1171" draw:formula="601661*logheight/1050628"/>
              <draw:equation draw:name="f1172" draw:formula="728755*logwidth/2449768"/>
              <draw:equation draw:name="f1173" draw:formula="595585*logheight/1050628"/>
              <draw:equation draw:name="f1174" draw:formula="734831*logwidth/2449768"/>
              <draw:equation draw:name="f1175" draw:formula="571280*logheight/1050628"/>
              <draw:equation draw:name="f1176" draw:formula="745844*logwidth/2449768"/>
              <draw:equation draw:name="f1177" draw:formula="568622*logheight/1050628"/>
              <draw:equation draw:name="f1178" draw:formula="533179*logwidth/2449768"/>
              <draw:equation draw:name="f1179" draw:formula="568622*logheight/1050628"/>
              <draw:equation draw:name="f1180" draw:formula="546471*logwidth/2449768"/>
              <draw:equation draw:name="f1181" draw:formula="577356*logheight/1050628"/>
              <draw:equation draw:name="f1182" draw:formula="540395*logwidth/2449768"/>
              <draw:equation draw:name="f1183" draw:formula="601661*logheight/1050628"/>
              <draw:equation draw:name="f1184" draw:formula="516090*logwidth/2449768"/>
              <draw:equation draw:name="f1185" draw:formula="595585*logheight/1050628"/>
              <draw:equation draw:name="f1186" draw:formula="522166*logwidth/2449768"/>
              <draw:equation draw:name="f1187" draw:formula="571280*logheight/1050628"/>
              <draw:equation draw:name="f1188" draw:formula="533179*logwidth/2449768"/>
              <draw:equation draw:name="f1189" draw:formula="568622*logheight/1050628"/>
              <draw:equation draw:name="f1190" draw:formula="1866889*logwidth/2449768"/>
              <draw:equation draw:name="f1191" draw:formula="565584*logheight/1050628"/>
              <draw:equation draw:name="f1192" draw:formula="1880180*logwidth/2449768"/>
              <draw:equation draw:name="f1193" draw:formula="574318*logheight/1050628"/>
              <draw:equation draw:name="f1194" draw:formula="1874104*logwidth/2449768"/>
              <draw:equation draw:name="f1195" draw:formula="598623*logheight/1050628"/>
              <draw:equation draw:name="f1196" draw:formula="1849800*logwidth/2449768"/>
              <draw:equation draw:name="f1197" draw:formula="592547*logheight/1050628"/>
              <draw:equation draw:name="f1198" draw:formula="1855876*logwidth/2449768"/>
              <draw:equation draw:name="f1199" draw:formula="568242*logheight/1050628"/>
              <draw:equation draw:name="f1200" draw:formula="1866889*logwidth/2449768"/>
              <draw:equation draw:name="f1201" draw:formula="565584*logheight/1050628"/>
              <draw:equation draw:name="f1202" draw:formula="1508397*logwidth/2449768"/>
              <draw:equation draw:name="f1203" draw:formula="565584*logheight/1050628"/>
              <draw:equation draw:name="f1204" draw:formula="1521689*logwidth/2449768"/>
              <draw:equation draw:name="f1205" draw:formula="574318*logheight/1050628"/>
              <draw:equation draw:name="f1206" draw:formula="1515613*logwidth/2449768"/>
              <draw:equation draw:name="f1207" draw:formula="598623*logheight/1050628"/>
              <draw:equation draw:name="f1208" draw:formula="1491308*logwidth/2449768"/>
              <draw:equation draw:name="f1209" draw:formula="592547*logheight/1050628"/>
              <draw:equation draw:name="f1210" draw:formula="1497384*logwidth/2449768"/>
              <draw:equation draw:name="f1211" draw:formula="568242*logheight/1050628"/>
              <draw:equation draw:name="f1212" draw:formula="1508397*logwidth/2449768"/>
              <draw:equation draw:name="f1213" draw:formula="565584*logheight/1050628"/>
              <draw:equation draw:name="f1214" draw:formula="2365130*logwidth/2449768"/>
              <draw:equation draw:name="f1215" draw:formula="556470*logheight/1050628"/>
              <draw:equation draw:name="f1216" draw:formula="2378422*logwidth/2449768"/>
              <draw:equation draw:name="f1217" draw:formula="565204*logheight/1050628"/>
              <draw:equation draw:name="f1218" draw:formula="2372346*logwidth/2449768"/>
              <draw:equation draw:name="f1219" draw:formula="589509*logheight/1050628"/>
              <draw:equation draw:name="f1220" draw:formula="2348041*logwidth/2449768"/>
              <draw:equation draw:name="f1221" draw:formula="583433*logheight/1050628"/>
              <draw:equation draw:name="f1222" draw:formula="2354117*logwidth/2449768"/>
              <draw:equation draw:name="f1223" draw:formula="559128*logheight/1050628"/>
              <draw:equation draw:name="f1224" draw:formula="2365130*logwidth/2449768"/>
              <draw:equation draw:name="f1225" draw:formula="556470*logheight/1050628"/>
              <draw:equation draw:name="f1226" draw:formula="1620805*logwidth/2449768"/>
              <draw:equation draw:name="f1227" draw:formula="550394*logheight/1050628"/>
              <draw:equation draw:name="f1228" draw:formula="1634097*logwidth/2449768"/>
              <draw:equation draw:name="f1229" draw:formula="559128*logheight/1050628"/>
              <draw:equation draw:name="f1230" draw:formula="1628021*logwidth/2449768"/>
              <draw:equation draw:name="f1231" draw:formula="583433*logheight/1050628"/>
              <draw:equation draw:name="f1232" draw:formula="1603716*logwidth/2449768"/>
              <draw:equation draw:name="f1233" draw:formula="577357*logheight/1050628"/>
              <draw:equation draw:name="f1234" draw:formula="1609792*logwidth/2449768"/>
              <draw:equation draw:name="f1235" draw:formula="553052*logheight/1050628"/>
              <draw:equation draw:name="f1236" draw:formula="1620805*logwidth/2449768"/>
              <draw:equation draw:name="f1237" draw:formula="550394*logheight/1050628"/>
              <draw:equation draw:name="f1238" draw:formula="2097781*logwidth/2449768"/>
              <draw:equation draw:name="f1239" draw:formula="544317*logheight/1050628"/>
              <draw:equation draw:name="f1240" draw:formula="2111073*logwidth/2449768"/>
              <draw:equation draw:name="f1241" draw:formula="553051*logheight/1050628"/>
              <draw:equation draw:name="f1242" draw:formula="2104997*logwidth/2449768"/>
              <draw:equation draw:name="f1243" draw:formula="577356*logheight/1050628"/>
              <draw:equation draw:name="f1244" draw:formula="2080692*logwidth/2449768"/>
              <draw:equation draw:name="f1245" draw:formula="571280*logheight/1050628"/>
              <draw:equation draw:name="f1246" draw:formula="2086768*logwidth/2449768"/>
              <draw:equation draw:name="f1247" draw:formula="546975*logheight/1050628"/>
              <draw:equation draw:name="f1248" draw:formula="2097781*logwidth/2449768"/>
              <draw:equation draw:name="f1249" draw:formula="544317*logheight/1050628"/>
              <draw:equation draw:name="f1250" draw:formula="1745366*logwidth/2449768"/>
              <draw:equation draw:name="f1251" draw:formula="538241*logheight/1050628"/>
              <draw:equation draw:name="f1252" draw:formula="1758658*logwidth/2449768"/>
              <draw:equation draw:name="f1253" draw:formula="546975*logheight/1050628"/>
              <draw:equation draw:name="f1254" draw:formula="1752582*logwidth/2449768"/>
              <draw:equation draw:name="f1255" draw:formula="571280*logheight/1050628"/>
              <draw:equation draw:name="f1256" draw:formula="1728277*logwidth/2449768"/>
              <draw:equation draw:name="f1257" draw:formula="565204*logheight/1050628"/>
              <draw:equation draw:name="f1258" draw:formula="1734353*logwidth/2449768"/>
              <draw:equation draw:name="f1259" draw:formula="540899*logheight/1050628"/>
              <draw:equation draw:name="f1260" draw:formula="1745366*logwidth/2449768"/>
              <draw:equation draw:name="f1261" draw:formula="538241*logheight/1050628"/>
              <draw:equation draw:name="f1262" draw:formula="624322*logwidth/2449768"/>
              <draw:equation draw:name="f1263" draw:formula="529127*logheight/1050628"/>
              <draw:equation draw:name="f1264" draw:formula="637613*logwidth/2449768"/>
              <draw:equation draw:name="f1265" draw:formula="537861*logheight/1050628"/>
              <draw:equation draw:name="f1266" draw:formula="631537*logwidth/2449768"/>
              <draw:equation draw:name="f1267" draw:formula="562166*logheight/1050628"/>
              <draw:equation draw:name="f1268" draw:formula="607233*logwidth/2449768"/>
              <draw:equation draw:name="f1269" draw:formula="556090*logheight/1050628"/>
              <draw:equation draw:name="f1270" draw:formula="613309*logwidth/2449768"/>
              <draw:equation draw:name="f1271" draw:formula="531785*logheight/1050628"/>
              <draw:equation draw:name="f1272" draw:formula="624322*logwidth/2449768"/>
              <draw:equation draw:name="f1273" draw:formula="529127*logheight/1050628"/>
              <draw:equation draw:name="f1274" draw:formula="958508*logwidth/2449768"/>
              <draw:equation draw:name="f1275" draw:formula="523051*logheight/1050628"/>
              <draw:equation draw:name="f1276" draw:formula="971800*logwidth/2449768"/>
              <draw:equation draw:name="f1277" draw:formula="531785*logheight/1050628"/>
              <draw:equation draw:name="f1278" draw:formula="965724*logwidth/2449768"/>
              <draw:equation draw:name="f1279" draw:formula="556090*logheight/1050628"/>
              <draw:equation draw:name="f1280" draw:formula="941419*logwidth/2449768"/>
              <draw:equation draw:name="f1281" draw:formula="550014*logheight/1050628"/>
              <draw:equation draw:name="f1282" draw:formula="947495*logwidth/2449768"/>
              <draw:equation draw:name="f1283" draw:formula="525709*logheight/1050628"/>
              <draw:equation draw:name="f1284" draw:formula="958508*logwidth/2449768"/>
              <draw:equation draw:name="f1285" draw:formula="523051*logheight/1050628"/>
              <draw:equation draw:name="f1286" draw:formula="1177248*logwidth/2449768"/>
              <draw:equation draw:name="f1287" draw:formula="507861*logheight/1050628"/>
              <draw:equation draw:name="f1288" draw:formula="1190540*logwidth/2449768"/>
              <draw:equation draw:name="f1289" draw:formula="516595*logheight/1050628"/>
              <draw:equation draw:name="f1290" draw:formula="1184464*logwidth/2449768"/>
              <draw:equation draw:name="f1291" draw:formula="540900*logheight/1050628"/>
              <draw:equation draw:name="f1292" draw:formula="1160159*logwidth/2449768"/>
              <draw:equation draw:name="f1293" draw:formula="534824*logheight/1050628"/>
              <draw:equation draw:name="f1294" draw:formula="1166235*logwidth/2449768"/>
              <draw:equation draw:name="f1295" draw:formula="510519*logheight/1050628"/>
              <draw:equation draw:name="f1296" draw:formula="1177248*logwidth/2449768"/>
              <draw:equation draw:name="f1297" draw:formula="507861*logheight/1050628"/>
              <draw:equation draw:name="f1298" draw:formula="1399027*logwidth/2449768"/>
              <draw:equation draw:name="f1299" draw:formula="504823*logheight/1050628"/>
              <draw:equation draw:name="f1300" draw:formula="1412319*logwidth/2449768"/>
              <draw:equation draw:name="f1301" draw:formula="513557*logheight/1050628"/>
              <draw:equation draw:name="f1302" draw:formula="1406243*logwidth/2449768"/>
              <draw:equation draw:name="f1303" draw:formula="537862*logheight/1050628"/>
              <draw:equation draw:name="f1304" draw:formula="1381938*logwidth/2449768"/>
              <draw:equation draw:name="f1305" draw:formula="531786*logheight/1050628"/>
              <draw:equation draw:name="f1306" draw:formula="1388014*logwidth/2449768"/>
              <draw:equation draw:name="f1307" draw:formula="507481*logheight/1050628"/>
              <draw:equation draw:name="f1308" draw:formula="1399027*logwidth/2449768"/>
              <draw:equation draw:name="f1309" draw:formula="504823*logheight/1050628"/>
              <draw:equation draw:name="f1310" draw:formula="2194999*logwidth/2449768"/>
              <draw:equation draw:name="f1311" draw:formula="492670*logheight/1050628"/>
              <draw:equation draw:name="f1312" draw:formula="2208291*logwidth/2449768"/>
              <draw:equation draw:name="f1313" draw:formula="501404*logheight/1050628"/>
              <draw:equation draw:name="f1314" draw:formula="2202214*logwidth/2449768"/>
              <draw:equation draw:name="f1315" draw:formula="525709*logheight/1050628"/>
              <draw:equation draw:name="f1316" draw:formula="2177910*logwidth/2449768"/>
              <draw:equation draw:name="f1317" draw:formula="519633*logheight/1050628"/>
              <draw:equation draw:name="f1318" draw:formula="2183986*logwidth/2449768"/>
              <draw:equation draw:name="f1319" draw:formula="495328*logheight/1050628"/>
              <draw:equation draw:name="f1320" draw:formula="2194999*logwidth/2449768"/>
              <draw:equation draw:name="f1321" draw:formula="492670*logheight/1050628"/>
              <draw:equation draw:name="f1322" draw:formula="1912459*logwidth/2449768"/>
              <draw:equation draw:name="f1323" draw:formula="480518*logheight/1050628"/>
              <draw:equation draw:name="f1324" draw:formula="1925751*logwidth/2449768"/>
              <draw:equation draw:name="f1325" draw:formula="489252*logheight/1050628"/>
              <draw:equation draw:name="f1326" draw:formula="1919675*logwidth/2449768"/>
              <draw:equation draw:name="f1327" draw:formula="513557*logheight/1050628"/>
              <draw:equation draw:name="f1328" draw:formula="1895370*logwidth/2449768"/>
              <draw:equation draw:name="f1329" draw:formula="507481*logheight/1050628"/>
              <draw:equation draw:name="f1330" draw:formula="1901446*logwidth/2449768"/>
              <draw:equation draw:name="f1331" draw:formula="483176*logheight/1050628"/>
              <draw:equation draw:name="f1332" draw:formula="1912459*logwidth/2449768"/>
              <draw:equation draw:name="f1333" draw:formula="480518*logheight/1050628"/>
              <draw:equation draw:name="f1334" draw:formula="803567*logwidth/2449768"/>
              <draw:equation draw:name="f1335" draw:formula="480518*logheight/1050628"/>
              <draw:equation draw:name="f1336" draw:formula="816859*logwidth/2449768"/>
              <draw:equation draw:name="f1337" draw:formula="489252*logheight/1050628"/>
              <draw:equation draw:name="f1338" draw:formula="810783*logwidth/2449768"/>
              <draw:equation draw:name="f1339" draw:formula="513557*logheight/1050628"/>
              <draw:equation draw:name="f1340" draw:formula="786478*logwidth/2449768"/>
              <draw:equation draw:name="f1341" draw:formula="507481*logheight/1050628"/>
              <draw:equation draw:name="f1342" draw:formula="792554*logwidth/2449768"/>
              <draw:equation draw:name="f1343" draw:formula="483176*logheight/1050628"/>
              <draw:equation draw:name="f1344" draw:formula="803567*logwidth/2449768"/>
              <draw:equation draw:name="f1345" draw:formula="480518*logheight/1050628"/>
              <draw:equation draw:name="f1346" draw:formula="1550930*logwidth/2449768"/>
              <draw:equation draw:name="f1347" draw:formula="471404*logheight/1050628"/>
              <draw:equation draw:name="f1348" draw:formula="1564222*logwidth/2449768"/>
              <draw:equation draw:name="f1349" draw:formula="480138*logheight/1050628"/>
              <draw:equation draw:name="f1350" draw:formula="1558146*logwidth/2449768"/>
              <draw:equation draw:name="f1351" draw:formula="504443*logheight/1050628"/>
              <draw:equation draw:name="f1352" draw:formula="1533841*logwidth/2449768"/>
              <draw:equation draw:name="f1353" draw:formula="498367*logheight/1050628"/>
              <draw:equation draw:name="f1354" draw:formula="1539917*logwidth/2449768"/>
              <draw:equation draw:name="f1355" draw:formula="474062*logheight/1050628"/>
              <draw:equation draw:name="f1356" draw:formula="1550930*logwidth/2449768"/>
              <draw:equation draw:name="f1357" draw:formula="471404*logheight/1050628"/>
              <draw:equation draw:name="f1358" draw:formula="2307407*logwidth/2449768"/>
              <draw:equation draw:name="f1359" draw:formula="465328*logheight/1050628"/>
              <draw:equation draw:name="f1360" draw:formula="2320698*logwidth/2449768"/>
              <draw:equation draw:name="f1361" draw:formula="474062*logheight/1050628"/>
              <draw:equation draw:name="f1362" draw:formula="2314622*logwidth/2449768"/>
              <draw:equation draw:name="f1363" draw:formula="498367*logheight/1050628"/>
              <draw:equation draw:name="f1364" draw:formula="2290318*logwidth/2449768"/>
              <draw:equation draw:name="f1365" draw:formula="492291*logheight/1050628"/>
              <draw:equation draw:name="f1366" draw:formula="2296394*logwidth/2449768"/>
              <draw:equation draw:name="f1367" draw:formula="467986*logheight/1050628"/>
              <draw:equation draw:name="f1368" draw:formula="2307407*logwidth/2449768"/>
              <draw:equation draw:name="f1369" draw:formula="465328*logheight/1050628"/>
              <draw:equation draw:name="f1370" draw:formula="1076992*logwidth/2449768"/>
              <draw:equation draw:name="f1371" draw:formula="462290*logheight/1050628"/>
              <draw:equation draw:name="f1372" draw:formula="1090284*logwidth/2449768"/>
              <draw:equation draw:name="f1373" draw:formula="471024*logheight/1050628"/>
              <draw:equation draw:name="f1374" draw:formula="1084208*logwidth/2449768"/>
              <draw:equation draw:name="f1375" draw:formula="495329*logheight/1050628"/>
              <draw:equation draw:name="f1376" draw:formula="1059903*logwidth/2449768"/>
              <draw:equation draw:name="f1377" draw:formula="489253*logheight/1050628"/>
              <draw:equation draw:name="f1378" draw:formula="1065979*logwidth/2449768"/>
              <draw:equation draw:name="f1379" draw:formula="464948*logheight/1050628"/>
              <draw:equation draw:name="f1380" draw:formula="1076992*logwidth/2449768"/>
              <draw:equation draw:name="f1381" draw:formula="462290*logheight/1050628"/>
              <draw:equation draw:name="f1382" draw:formula="2030944*logwidth/2449768"/>
              <draw:equation draw:name="f1383" draw:formula="456214*logheight/1050628"/>
              <draw:equation draw:name="f1384" draw:formula="2044236*logwidth/2449768"/>
              <draw:equation draw:name="f1385" draw:formula="464948*logheight/1050628"/>
              <draw:equation draw:name="f1386" draw:formula="2038160*logwidth/2449768"/>
              <draw:equation draw:name="f1387" draw:formula="489253*logheight/1050628"/>
              <draw:equation draw:name="f1388" draw:formula="2013855*logwidth/2449768"/>
              <draw:equation draw:name="f1389" draw:formula="483177*logheight/1050628"/>
              <draw:equation draw:name="f1390" draw:formula="2019931*logwidth/2449768"/>
              <draw:equation draw:name="f1391" draw:formula="458872*logheight/1050628"/>
              <draw:equation draw:name="f1392" draw:formula="2030944*logwidth/2449768"/>
              <draw:equation draw:name="f1393" draw:formula="456214*logheight/1050628"/>
              <draw:equation draw:name="f1394" draw:formula="1280542*logwidth/2449768"/>
              <draw:equation draw:name="f1395" draw:formula="453176*logheight/1050628"/>
              <draw:equation draw:name="f1396" draw:formula="1293834*logwidth/2449768"/>
              <draw:equation draw:name="f1397" draw:formula="461910*logheight/1050628"/>
              <draw:equation draw:name="f1398" draw:formula="1287758*logwidth/2449768"/>
              <draw:equation draw:name="f1399" draw:formula="486215*logheight/1050628"/>
              <draw:equation draw:name="f1400" draw:formula="1263453*logwidth/2449768"/>
              <draw:equation draw:name="f1401" draw:formula="480139*logheight/1050628"/>
              <draw:equation draw:name="f1402" draw:formula="1269529*logwidth/2449768"/>
              <draw:equation draw:name="f1403" draw:formula="455834*logheight/1050628"/>
              <draw:equation draw:name="f1404" draw:formula="1280542*logwidth/2449768"/>
              <draw:equation draw:name="f1405" draw:formula="453176*logheight/1050628"/>
              <draw:equation draw:name="f1406" draw:formula="679006*logwidth/2449768"/>
              <draw:equation draw:name="f1407" draw:formula="450138*logheight/1050628"/>
              <draw:equation draw:name="f1408" draw:formula="692298*logwidth/2449768"/>
              <draw:equation draw:name="f1409" draw:formula="458872*logheight/1050628"/>
              <draw:equation draw:name="f1410" draw:formula="686222*logwidth/2449768"/>
              <draw:equation draw:name="f1411" draw:formula="483177*logheight/1050628"/>
              <draw:equation draw:name="f1412" draw:formula="661917*logwidth/2449768"/>
              <draw:equation draw:name="f1413" draw:formula="477101*logheight/1050628"/>
              <draw:equation draw:name="f1414" draw:formula="667993*logwidth/2449768"/>
              <draw:equation draw:name="f1415" draw:formula="452796*logheight/1050628"/>
              <draw:equation draw:name="f1416" draw:formula="679006*logwidth/2449768"/>
              <draw:equation draw:name="f1417" draw:formula="450138*logheight/1050628"/>
              <draw:equation draw:name="f1418" draw:formula="1815242*logwidth/2449768"/>
              <draw:equation draw:name="f1419" draw:formula="447099*logheight/1050628"/>
              <draw:equation draw:name="f1420" draw:formula="1828533*logwidth/2449768"/>
              <draw:equation draw:name="f1421" draw:formula="455833*logheight/1050628"/>
              <draw:equation draw:name="f1422" draw:formula="1822457*logwidth/2449768"/>
              <draw:equation draw:name="f1423" draw:formula="480138*logheight/1050628"/>
              <draw:equation draw:name="f1424" draw:formula="1798152*logwidth/2449768"/>
              <draw:equation draw:name="f1425" draw:formula="474062*logheight/1050628"/>
              <draw:equation draw:name="f1426" draw:formula="1804228*logwidth/2449768"/>
              <draw:equation draw:name="f1427" draw:formula="449757*logheight/1050628"/>
              <draw:equation draw:name="f1428" draw:formula="1815242*logwidth/2449768"/>
              <draw:equation draw:name="f1429" draw:formula="447099*logheight/1050628"/>
              <draw:equation draw:name="f1430" draw:formula="1699795*logwidth/2449768"/>
              <draw:equation draw:name="f1431" draw:formula="444061*logheight/1050628"/>
              <draw:equation draw:name="f1432" draw:formula="1713087*logwidth/2449768"/>
              <draw:equation draw:name="f1433" draw:formula="452795*logheight/1050628"/>
              <draw:equation draw:name="f1434" draw:formula="1707011*logwidth/2449768"/>
              <draw:equation draw:name="f1435" draw:formula="477100*logheight/1050628"/>
              <draw:equation draw:name="f1436" draw:formula="1682706*logwidth/2449768"/>
              <draw:equation draw:name="f1437" draw:formula="471024*logheight/1050628"/>
              <draw:equation draw:name="f1438" draw:formula="1688782*logwidth/2449768"/>
              <draw:equation draw:name="f1439" draw:formula="446719*logheight/1050628"/>
              <draw:equation draw:name="f1440" draw:formula="1699795*logwidth/2449768"/>
              <draw:equation draw:name="f1441" draw:formula="444061*logheight/1050628"/>
              <draw:equation draw:name="f1442" draw:formula="888633*logwidth/2449768"/>
              <draw:equation draw:name="f1443" draw:formula="434947*logheight/1050628"/>
              <draw:equation draw:name="f1444" draw:formula="901925*logwidth/2449768"/>
              <draw:equation draw:name="f1445" draw:formula="443681*logheight/1050628"/>
              <draw:equation draw:name="f1446" draw:formula="895849*logwidth/2449768"/>
              <draw:equation draw:name="f1447" draw:formula="467986*logheight/1050628"/>
              <draw:equation draw:name="f1448" draw:formula="871544*logwidth/2449768"/>
              <draw:equation draw:name="f1449" draw:formula="461910*logheight/1050628"/>
              <draw:equation draw:name="f1450" draw:formula="877620*logwidth/2449768"/>
              <draw:equation draw:name="f1451" draw:formula="437605*logheight/1050628"/>
              <draw:equation draw:name="f1452" draw:formula="888633*logwidth/2449768"/>
              <draw:equation draw:name="f1453" draw:formula="434947*logheight/1050628"/>
              <draw:equation draw:name="f1454" draw:formula="2158542*logwidth/2449768"/>
              <draw:equation draw:name="f1455" draw:formula="407605*logheight/1050628"/>
              <draw:equation draw:name="f1456" draw:formula="2171833*logwidth/2449768"/>
              <draw:equation draw:name="f1457" draw:formula="416339*logheight/1050628"/>
              <draw:equation draw:name="f1458" draw:formula="2165757*logwidth/2449768"/>
              <draw:equation draw:name="f1459" draw:formula="440644*logheight/1050628"/>
              <draw:equation draw:name="f1460" draw:formula="2141453*logwidth/2449768"/>
              <draw:equation draw:name="f1461" draw:formula="434568*logheight/1050628"/>
              <draw:equation draw:name="f1462" draw:formula="2147529*logwidth/2449768"/>
              <draw:equation draw:name="f1463" draw:formula="410263*logheight/1050628"/>
              <draw:equation draw:name="f1464" draw:formula="2158542*logwidth/2449768"/>
              <draw:equation draw:name="f1465" draw:formula="407605*logheight/1050628"/>
              <draw:equation draw:name="f1466" draw:formula="1484092*logwidth/2449768"/>
              <draw:equation draw:name="f1467" draw:formula="407605*logheight/1050628"/>
              <draw:equation draw:name="f1468" draw:formula="1497384*logwidth/2449768"/>
              <draw:equation draw:name="f1469" draw:formula="416339*logheight/1050628"/>
              <draw:equation draw:name="f1470" draw:formula="1491308*logwidth/2449768"/>
              <draw:equation draw:name="f1471" draw:formula="440644*logheight/1050628"/>
              <draw:equation draw:name="f1472" draw:formula="1467003*logwidth/2449768"/>
              <draw:equation draw:name="f1473" draw:formula="434568*logheight/1050628"/>
              <draw:equation draw:name="f1474" draw:formula="1473079*logwidth/2449768"/>
              <draw:equation draw:name="f1475" draw:formula="410263*logheight/1050628"/>
              <draw:equation draw:name="f1476" draw:formula="1484092*logwidth/2449768"/>
              <draw:equation draw:name="f1477" draw:formula="407605*logheight/1050628"/>
              <draw:equation draw:name="f1478" draw:formula="1365608*logwidth/2449768"/>
              <draw:equation draw:name="f1479" draw:formula="404567*logheight/1050628"/>
              <draw:equation draw:name="f1480" draw:formula="1378900*logwidth/2449768"/>
              <draw:equation draw:name="f1481" draw:formula="413301*logheight/1050628"/>
              <draw:equation draw:name="f1482" draw:formula="1372824*logwidth/2449768"/>
              <draw:equation draw:name="f1483" draw:formula="437606*logheight/1050628"/>
              <draw:equation draw:name="f1484" draw:formula="1348519*logwidth/2449768"/>
              <draw:equation draw:name="f1485" draw:formula="431530*logheight/1050628"/>
              <draw:equation draw:name="f1486" draw:formula="1354595*logwidth/2449768"/>
              <draw:equation draw:name="f1487" draw:formula="407225*logheight/1050628"/>
              <draw:equation draw:name="f1488" draw:formula="1365608*logwidth/2449768"/>
              <draw:equation draw:name="f1489" draw:formula="404567*logheight/1050628"/>
              <draw:equation draw:name="f1490" draw:formula="988889*logwidth/2449768"/>
              <draw:equation draw:name="f1491" draw:formula="404567*logheight/1050628"/>
              <draw:equation draw:name="f1492" draw:formula="1002180*logwidth/2449768"/>
              <draw:equation draw:name="f1493" draw:formula="413301*logheight/1050628"/>
              <draw:equation draw:name="f1494" draw:formula="996104*logwidth/2449768"/>
              <draw:equation draw:name="f1495" draw:formula="437606*logheight/1050628"/>
              <draw:equation draw:name="f1496" draw:formula="971800*logwidth/2449768"/>
              <draw:equation draw:name="f1497" draw:formula="431530*logheight/1050628"/>
              <draw:equation draw:name="f1498" draw:formula="977876*logwidth/2449768"/>
              <draw:equation draw:name="f1499" draw:formula="407225*logheight/1050628"/>
              <draw:equation draw:name="f1500" draw:formula="988889*logwidth/2449768"/>
              <draw:equation draw:name="f1501" draw:formula="404567*logheight/1050628"/>
              <draw:equation draw:name="f1502" draw:formula="1182565*logwidth/2449768"/>
              <draw:equation draw:name="f1503" draw:formula="394312*logheight/1050628"/>
              <draw:equation draw:name="f1504" draw:formula="1193578*logwidth/2449768"/>
              <draw:equation draw:name="f1505" draw:formula="404186*logheight/1050628"/>
              <draw:equation draw:name="f1506" draw:formula="1187502*logwidth/2449768"/>
              <draw:equation draw:name="f1507" draw:formula="428491*logheight/1050628"/>
              <draw:equation draw:name="f1508" draw:formula="1163197*logwidth/2449768"/>
              <draw:equation draw:name="f1509" draw:formula="422415*logheight/1050628"/>
              <draw:equation draw:name="f1510" draw:formula="1169273*logwidth/2449768"/>
              <draw:equation draw:name="f1511" draw:formula="398110*logheight/1050628"/>
              <draw:equation draw:name="f1512" draw:formula="1182565*logwidth/2449768"/>
              <draw:equation draw:name="f1513" draw:formula="394312*logheight/1050628"/>
              <draw:equation draw:name="f1514" draw:formula="1620805*logwidth/2449768"/>
              <draw:equation draw:name="f1515" draw:formula="389376*logheight/1050628"/>
              <draw:equation draw:name="f1516" draw:formula="1634097*logwidth/2449768"/>
              <draw:equation draw:name="f1517" draw:formula="398110*logheight/1050628"/>
              <draw:equation draw:name="f1518" draw:formula="1628021*logwidth/2449768"/>
              <draw:equation draw:name="f1519" draw:formula="422415*logheight/1050628"/>
              <draw:equation draw:name="f1520" draw:formula="1603716*logwidth/2449768"/>
              <draw:equation draw:name="f1521" draw:formula="416339*logheight/1050628"/>
              <draw:equation draw:name="f1522" draw:formula="1609792*logwidth/2449768"/>
              <draw:equation draw:name="f1523" draw:formula="392034*logheight/1050628"/>
              <draw:equation draw:name="f1524" draw:formula="1620805*logwidth/2449768"/>
              <draw:equation draw:name="f1525" draw:formula="389376*logheight/1050628"/>
              <draw:equation draw:name="f1526" draw:formula="1961068*logwidth/2449768"/>
              <draw:equation draw:name="f1527" draw:formula="380262*logheight/1050628"/>
              <draw:equation draw:name="f1528" draw:formula="1974360*logwidth/2449768"/>
              <draw:equation draw:name="f1529" draw:formula="388996*logheight/1050628"/>
              <draw:equation draw:name="f1530" draw:formula="1968284*logwidth/2449768"/>
              <draw:equation draw:name="f1531" draw:formula="413301*logheight/1050628"/>
              <draw:equation draw:name="f1532" draw:formula="1943979*logwidth/2449768"/>
              <draw:equation draw:name="f1533" draw:formula="407225*logheight/1050628"/>
              <draw:equation draw:name="f1534" draw:formula="1950055*logwidth/2449768"/>
              <draw:equation draw:name="f1535" draw:formula="382920*logheight/1050628"/>
              <draw:equation draw:name="f1536" draw:formula="1961068*logwidth/2449768"/>
              <draw:equation draw:name="f1537" draw:formula="380262*logheight/1050628"/>
              <draw:equation draw:name="f1538" draw:formula="770148*logwidth/2449768"/>
              <draw:equation draw:name="f1539" draw:formula="380262*logheight/1050628"/>
              <draw:equation draw:name="f1540" draw:formula="783440*logwidth/2449768"/>
              <draw:equation draw:name="f1541" draw:formula="388996*logheight/1050628"/>
              <draw:equation draw:name="f1542" draw:formula="777364*logwidth/2449768"/>
              <draw:equation draw:name="f1543" draw:formula="413301*logheight/1050628"/>
              <draw:equation draw:name="f1544" draw:formula="753059*logwidth/2449768"/>
              <draw:equation draw:name="f1545" draw:formula="407225*logheight/1050628"/>
              <draw:equation draw:name="f1546" draw:formula="759135*logwidth/2449768"/>
              <draw:equation draw:name="f1547" draw:formula="382920*logheight/1050628"/>
              <draw:equation draw:name="f1548" draw:formula="770148*logwidth/2449768"/>
              <draw:equation draw:name="f1549" draw:formula="380262*logheight/1050628"/>
              <draw:equation draw:name="f1550" draw:formula="2240571*logwidth/2449768"/>
              <draw:equation draw:name="f1551" draw:formula="352920*logheight/1050628"/>
              <draw:equation draw:name="f1552" draw:formula="2253862*logwidth/2449768"/>
              <draw:equation draw:name="f1553" draw:formula="361654*logheight/1050628"/>
              <draw:equation draw:name="f1554" draw:formula="2247786*logwidth/2449768"/>
              <draw:equation draw:name="f1555" draw:formula="385959*logheight/1050628"/>
              <draw:equation draw:name="f1556" draw:formula="2223481*logwidth/2449768"/>
              <draw:equation draw:name="f1557" draw:formula="379883*logheight/1050628"/>
              <draw:equation draw:name="f1558" draw:formula="2229557*logwidth/2449768"/>
              <draw:equation draw:name="f1559" draw:formula="355578*logheight/1050628"/>
              <draw:equation draw:name="f1560" draw:formula="2240571*logwidth/2449768"/>
              <draw:equation draw:name="f1561" draw:formula="352920*logheight/1050628"/>
              <draw:equation draw:name="f1562" draw:formula="2082590*logwidth/2449768"/>
              <draw:equation draw:name="f1563" draw:formula="352920*logheight/1050628"/>
              <draw:equation draw:name="f1564" draw:formula="2095882*logwidth/2449768"/>
              <draw:equation draw:name="f1565" draw:formula="361654*logheight/1050628"/>
              <draw:equation draw:name="f1566" draw:formula="2089806*logwidth/2449768"/>
              <draw:equation draw:name="f1567" draw:formula="385959*logheight/1050628"/>
              <draw:equation draw:name="f1568" draw:formula="2065501*logwidth/2449768"/>
              <draw:equation draw:name="f1569" draw:formula="379883*logheight/1050628"/>
              <draw:equation draw:name="f1570" draw:formula="2071577*logwidth/2449768"/>
              <draw:equation draw:name="f1571" draw:formula="355578*logheight/1050628"/>
              <draw:equation draw:name="f1572" draw:formula="2082590*logwidth/2449768"/>
              <draw:equation draw:name="f1573" draw:formula="352920*logheight/1050628"/>
              <draw:equation draw:name="f1574" draw:formula="1080030*logwidth/2449768"/>
              <draw:equation draw:name="f1575" draw:formula="337729*logheight/1050628"/>
              <draw:equation draw:name="f1576" draw:formula="1093322*logwidth/2449768"/>
              <draw:equation draw:name="f1577" draw:formula="346463*logheight/1050628"/>
              <draw:equation draw:name="f1578" draw:formula="1087246*logwidth/2449768"/>
              <draw:equation draw:name="f1579" draw:formula="370768*logheight/1050628"/>
              <draw:equation draw:name="f1580" draw:formula="1062941*logwidth/2449768"/>
              <draw:equation draw:name="f1581" draw:formula="364692*logheight/1050628"/>
              <draw:equation draw:name="f1582" draw:formula="1069017*logwidth/2449768"/>
              <draw:equation draw:name="f1583" draw:formula="340387*logheight/1050628"/>
              <draw:equation draw:name="f1584" draw:formula="1080030*logwidth/2449768"/>
              <draw:equation draw:name="f1585" draw:formula="337729*logheight/1050628"/>
              <draw:equation draw:name="f1586" draw:formula="1787899*logwidth/2449768"/>
              <draw:equation draw:name="f1587" draw:formula="331653*logheight/1050628"/>
              <draw:equation draw:name="f1588" draw:formula="1801191*logwidth/2449768"/>
              <draw:equation draw:name="f1589" draw:formula="340387*logheight/1050628"/>
              <draw:equation draw:name="f1590" draw:formula="1795115*logwidth/2449768"/>
              <draw:equation draw:name="f1591" draw:formula="364692*logheight/1050628"/>
              <draw:equation draw:name="f1592" draw:formula="1770810*logwidth/2449768"/>
              <draw:equation draw:name="f1593" draw:formula="358616*logheight/1050628"/>
              <draw:equation draw:name="f1594" draw:formula="1776886*logwidth/2449768"/>
              <draw:equation draw:name="f1595" draw:formula="334311*logheight/1050628"/>
              <draw:equation draw:name="f1596" draw:formula="1787899*logwidth/2449768"/>
              <draw:equation draw:name="f1597" draw:formula="331653*logheight/1050628"/>
              <draw:equation draw:name="f1598" draw:formula="1879040*logwidth/2449768"/>
              <draw:equation draw:name="f1599" draw:formula="328615*logheight/1050628"/>
              <draw:equation draw:name="f1600" draw:formula="1892332*logwidth/2449768"/>
              <draw:equation draw:name="f1601" draw:formula="337349*logheight/1050628"/>
              <draw:equation draw:name="f1602" draw:formula="1886256*logwidth/2449768"/>
              <draw:equation draw:name="f1603" draw:formula="361654*logheight/1050628"/>
              <draw:equation draw:name="f1604" draw:formula="1861951*logwidth/2449768"/>
              <draw:equation draw:name="f1605" draw:formula="355578*logheight/1050628"/>
              <draw:equation draw:name="f1606" draw:formula="1868027*logwidth/2449768"/>
              <draw:equation draw:name="f1607" draw:formula="331273*logheight/1050628"/>
              <draw:equation draw:name="f1608" draw:formula="1879040*logwidth/2449768"/>
              <draw:equation draw:name="f1609" draw:formula="328615*logheight/1050628"/>
              <draw:equation draw:name="f1610" draw:formula="1265352*logwidth/2449768"/>
              <draw:equation draw:name="f1611" draw:formula="325577*logheight/1050628"/>
              <draw:equation draw:name="f1612" draw:formula="1278644*logwidth/2449768"/>
              <draw:equation draw:name="f1613" draw:formula="334311*logheight/1050628"/>
              <draw:equation draw:name="f1614" draw:formula="1272568*logwidth/2449768"/>
              <draw:equation draw:name="f1615" draw:formula="358616*logheight/1050628"/>
              <draw:equation draw:name="f1616" draw:formula="1248263*logwidth/2449768"/>
              <draw:equation draw:name="f1617" draw:formula="352540*logheight/1050628"/>
              <draw:equation draw:name="f1618" draw:formula="1254339*logwidth/2449768"/>
              <draw:equation draw:name="f1619" draw:formula="328235*logheight/1050628"/>
              <draw:equation draw:name="f1620" draw:formula="1265352*logwidth/2449768"/>
              <draw:equation draw:name="f1621" draw:formula="325577*logheight/1050628"/>
              <draw:equation draw:name="f1622" draw:formula="864328*logwidth/2449768"/>
              <draw:equation draw:name="f1623" draw:formula="319501*logheight/1050628"/>
              <draw:equation draw:name="f1624" draw:formula="877620*logwidth/2449768"/>
              <draw:equation draw:name="f1625" draw:formula="328235*logheight/1050628"/>
              <draw:equation draw:name="f1626" draw:formula="871544*logwidth/2449768"/>
              <draw:equation draw:name="f1627" draw:formula="352540*logheight/1050628"/>
              <draw:equation draw:name="f1628" draw:formula="847239*logwidth/2449768"/>
              <draw:equation draw:name="f1629" draw:formula="346464*logheight/1050628"/>
              <draw:equation draw:name="f1630" draw:formula="853315*logwidth/2449768"/>
              <draw:equation draw:name="f1631" draw:formula="322159*logheight/1050628"/>
              <draw:equation draw:name="f1632" draw:formula="864328*logwidth/2449768"/>
              <draw:equation draw:name="f1633" draw:formula="319501*logheight/1050628"/>
              <draw:equation draw:name="f1634" draw:formula="1459788*logwidth/2449768"/>
              <draw:equation draw:name="f1635" draw:formula="316463*logheight/1050628"/>
              <draw:equation draw:name="f1636" draw:formula="1473080*logwidth/2449768"/>
              <draw:equation draw:name="f1637" draw:formula="325197*logheight/1050628"/>
              <draw:equation draw:name="f1638" draw:formula="1467004*logwidth/2449768"/>
              <draw:equation draw:name="f1639" draw:formula="349502*logheight/1050628"/>
              <draw:equation draw:name="f1640" draw:formula="1442699*logwidth/2449768"/>
              <draw:equation draw:name="f1641" draw:formula="343426*logheight/1050628"/>
              <draw:equation draw:name="f1642" draw:formula="1448775*logwidth/2449768"/>
              <draw:equation draw:name="f1643" draw:formula="319121*logheight/1050628"/>
              <draw:equation draw:name="f1644" draw:formula="1459788*logwidth/2449768"/>
              <draw:equation draw:name="f1645" draw:formula="316463*logheight/1050628"/>
              <draw:equation draw:name="f1646" draw:formula="1702833*logwidth/2449768"/>
              <draw:equation draw:name="f1647" draw:formula="310387*logheight/1050628"/>
              <draw:equation draw:name="f1648" draw:formula="1716125*logwidth/2449768"/>
              <draw:equation draw:name="f1649" draw:formula="319121*logheight/1050628"/>
              <draw:equation draw:name="f1650" draw:formula="1710049*logwidth/2449768"/>
              <draw:equation draw:name="f1651" draw:formula="343426*logheight/1050628"/>
              <draw:equation draw:name="f1652" draw:formula="1685744*logwidth/2449768"/>
              <draw:equation draw:name="f1653" draw:formula="337350*logheight/1050628"/>
              <draw:equation draw:name="f1654" draw:formula="1691820*logwidth/2449768"/>
              <draw:equation draw:name="f1655" draw:formula="313045*logheight/1050628"/>
              <draw:equation draw:name="f1656" draw:formula="1702833*logwidth/2449768"/>
              <draw:equation draw:name="f1657" draw:formula="310387*logheight/1050628"/>
              <draw:equation draw:name="f1658" draw:formula="1577893*logwidth/2449768"/>
              <draw:equation draw:name="f1659" draw:formula="297095*logheight/1050628"/>
              <draw:equation draw:name="f1660" draw:formula="1591565*logwidth/2449768"/>
              <draw:equation draw:name="f1661" draw:formula="306969*logheight/1050628"/>
              <draw:equation draw:name="f1662" draw:formula="1585489*logwidth/2449768"/>
              <draw:equation draw:name="f1663" draw:formula="331274*logheight/1050628"/>
              <draw:equation draw:name="f1664" draw:formula="1561184*logwidth/2449768"/>
              <draw:equation draw:name="f1665" draw:formula="325198*logheight/1050628"/>
              <draw:equation draw:name="f1666" draw:formula="1564222*logwidth/2449768"/>
              <draw:equation draw:name="f1667" draw:formula="300893*logheight/1050628"/>
              <draw:equation draw:name="f1668" draw:formula="1577893*logwidth/2449768"/>
              <draw:equation draw:name="f1669" draw:formula="297095*logheight/1050628"/>
              <draw:equation draw:name="f1670" draw:formula="955470*logwidth/2449768"/>
              <draw:equation draw:name="f1671" draw:formula="295196*logheight/1050628"/>
              <draw:equation draw:name="f1672" draw:formula="968762*logwidth/2449768"/>
              <draw:equation draw:name="f1673" draw:formula="303930*logheight/1050628"/>
              <draw:equation draw:name="f1674" draw:formula="962686*logwidth/2449768"/>
              <draw:equation draw:name="f1675" draw:formula="328235*logheight/1050628"/>
              <draw:equation draw:name="f1676" draw:formula="938381*logwidth/2449768"/>
              <draw:equation draw:name="f1677" draw:formula="322159*logheight/1050628"/>
              <draw:equation draw:name="f1678" draw:formula="944457*logwidth/2449768"/>
              <draw:equation draw:name="f1679" draw:formula="297854*logheight/1050628"/>
              <draw:equation draw:name="f1680" draw:formula="955470*logwidth/2449768"/>
              <draw:equation draw:name="f1681" draw:formula="295196*logheight/1050628"/>
              <draw:equation draw:name="f1682" draw:formula="1365608*logwidth/2449768"/>
              <draw:equation draw:name="f1683" draw:formula="283044*logheight/1050628"/>
              <draw:equation draw:name="f1684" draw:formula="1378900*logwidth/2449768"/>
              <draw:equation draw:name="f1685" draw:formula="291778*logheight/1050628"/>
              <draw:equation draw:name="f1686" draw:formula="1372824*logwidth/2449768"/>
              <draw:equation draw:name="f1687" draw:formula="316083*logheight/1050628"/>
              <draw:equation draw:name="f1688" draw:formula="1348519*logwidth/2449768"/>
              <draw:equation draw:name="f1689" draw:formula="310007*logheight/1050628"/>
              <draw:equation draw:name="f1690" draw:formula="1354595*logwidth/2449768"/>
              <draw:equation draw:name="f1691" draw:formula="285702*logheight/1050628"/>
              <draw:equation draw:name="f1692" draw:formula="1365608*logwidth/2449768"/>
              <draw:equation draw:name="f1693" draw:formula="283044*logheight/1050628"/>
              <draw:equation draw:name="f1694" draw:formula="1979296*logwidth/2449768"/>
              <draw:equation draw:name="f1695" draw:formula="267854*logheight/1050628"/>
              <draw:equation draw:name="f1696" draw:formula="1992588*logwidth/2449768"/>
              <draw:equation draw:name="f1697" draw:formula="276588*logheight/1050628"/>
              <draw:equation draw:name="f1698" draw:formula="1986512*logwidth/2449768"/>
              <draw:equation draw:name="f1699" draw:formula="300893*logheight/1050628"/>
              <draw:equation draw:name="f1700" draw:formula="1962207*logwidth/2449768"/>
              <draw:equation draw:name="f1701" draw:formula="294817*logheight/1050628"/>
              <draw:equation draw:name="f1702" draw:formula="1968283*logwidth/2449768"/>
              <draw:equation draw:name="f1703" draw:formula="270512*logheight/1050628"/>
              <draw:equation draw:name="f1704" draw:formula="1979296*logwidth/2449768"/>
              <draw:equation draw:name="f1705" draw:formula="267854*logheight/1050628"/>
              <draw:equation draw:name="f1706" draw:formula="1173830*logwidth/2449768"/>
              <draw:equation draw:name="f1707" draw:formula="266714*logheight/1050628"/>
              <draw:equation draw:name="f1708" draw:formula="1187502*logwidth/2449768"/>
              <draw:equation draw:name="f1709" draw:formula="276588*logheight/1050628"/>
              <draw:equation draw:name="f1710" draw:formula="1181425*logwidth/2449768"/>
              <draw:equation draw:name="f1711" draw:formula="300893*logheight/1050628"/>
              <draw:equation draw:name="f1712" draw:formula="1157121*logwidth/2449768"/>
              <draw:equation draw:name="f1713" draw:formula="294817*logheight/1050628"/>
              <draw:equation draw:name="f1714" draw:formula="1160159*logwidth/2449768"/>
              <draw:equation draw:name="f1715" draw:formula="270512*logheight/1050628"/>
              <draw:equation draw:name="f1716" draw:formula="1173830*logwidth/2449768"/>
              <draw:equation draw:name="f1717" draw:formula="266714*logheight/1050628"/>
              <draw:equation draw:name="f1718" draw:formula="2167656*logwidth/2449768"/>
              <draw:equation draw:name="f1719" draw:formula="246587*logheight/1050628"/>
              <draw:equation draw:name="f1720" draw:formula="2180948*logwidth/2449768"/>
              <draw:equation draw:name="f1721" draw:formula="255321*logheight/1050628"/>
              <draw:equation draw:name="f1722" draw:formula="2174872*logwidth/2449768"/>
              <draw:equation draw:name="f1723" draw:formula="279626*logheight/1050628"/>
              <draw:equation draw:name="f1724" draw:formula="2150567*logwidth/2449768"/>
              <draw:equation draw:name="f1725" draw:formula="273550*logheight/1050628"/>
              <draw:equation draw:name="f1726" draw:formula="2156643*logwidth/2449768"/>
              <draw:equation draw:name="f1727" draw:formula="249245*logheight/1050628"/>
              <draw:equation draw:name="f1728" draw:formula="2167656*logwidth/2449768"/>
              <draw:equation draw:name="f1729" draw:formula="246587*logheight/1050628"/>
              <draw:equation draw:name="f1730" draw:formula="2073477*logwidth/2449768"/>
              <draw:equation draw:name="f1731" draw:formula="240511*logheight/1050628"/>
              <draw:equation draw:name="f1732" draw:formula="2086768*logwidth/2449768"/>
              <draw:equation draw:name="f1733" draw:formula="249245*logheight/1050628"/>
              <draw:equation draw:name="f1734" draw:formula="2080692*logwidth/2449768"/>
              <draw:equation draw:name="f1735" draw:formula="273550*logheight/1050628"/>
              <draw:equation draw:name="f1736" draw:formula="2056387*logwidth/2449768"/>
              <draw:equation draw:name="f1737" draw:formula="267474*logheight/1050628"/>
              <draw:equation draw:name="f1738" draw:formula="2062463*logwidth/2449768"/>
              <draw:equation draw:name="f1739" draw:formula="243169*logheight/1050628"/>
              <draw:equation draw:name="f1740" draw:formula="2073477*logwidth/2449768"/>
              <draw:equation draw:name="f1741" draw:formula="240511*logheight/1050628"/>
              <draw:equation draw:name="f1742" draw:formula="1505359*logwidth/2449768"/>
              <draw:equation draw:name="f1743" draw:formula="222283*logheight/1050628"/>
              <draw:equation draw:name="f1744" draw:formula="1518651*logwidth/2449768"/>
              <draw:equation draw:name="f1745" draw:formula="231017*logheight/1050628"/>
              <draw:equation draw:name="f1746" draw:formula="1512575*logwidth/2449768"/>
              <draw:equation draw:name="f1747" draw:formula="255322*logheight/1050628"/>
              <draw:equation draw:name="f1748" draw:formula="1488270*logwidth/2449768"/>
              <draw:equation draw:name="f1749" draw:formula="249246*logheight/1050628"/>
              <draw:equation draw:name="f1750" draw:formula="1494346*logwidth/2449768"/>
              <draw:equation draw:name="f1751" draw:formula="224941*logheight/1050628"/>
              <draw:equation draw:name="f1752" draw:formula="1505359*logwidth/2449768"/>
              <draw:equation draw:name="f1753" draw:formula="222283*logheight/1050628"/>
              <draw:equation draw:name="f1754" draw:formula="1007117*logwidth/2449768"/>
              <draw:equation draw:name="f1755" draw:formula="222283*logheight/1050628"/>
              <draw:equation draw:name="f1756" draw:formula="1020409*logwidth/2449768"/>
              <draw:equation draw:name="f1757" draw:formula="231017*logheight/1050628"/>
              <draw:equation draw:name="f1758" draw:formula="1014333*logwidth/2449768"/>
              <draw:equation draw:name="f1759" draw:formula="255322*logheight/1050628"/>
              <draw:equation draw:name="f1760" draw:formula="990028*logwidth/2449768"/>
              <draw:equation draw:name="f1761" draw:formula="249246*logheight/1050628"/>
              <draw:equation draw:name="f1762" draw:formula="996104*logwidth/2449768"/>
              <draw:equation draw:name="f1763" draw:formula="224941*logheight/1050628"/>
              <draw:equation draw:name="f1764" draw:formula="1007117*logwidth/2449768"/>
              <draw:equation draw:name="f1765" draw:formula="222283*logheight/1050628"/>
              <draw:equation draw:name="f1766" draw:formula="1298771*logwidth/2449768"/>
              <draw:equation draw:name="f1767" draw:formula="210131*logheight/1050628"/>
              <draw:equation draw:name="f1768" draw:formula="1312063*logwidth/2449768"/>
              <draw:equation draw:name="f1769" draw:formula="218865*logheight/1050628"/>
              <draw:equation draw:name="f1770" draw:formula="1305987*logwidth/2449768"/>
              <draw:equation draw:name="f1771" draw:formula="243170*logheight/1050628"/>
              <draw:equation draw:name="f1772" draw:formula="1281682*logwidth/2449768"/>
              <draw:equation draw:name="f1773" draw:formula="237094*logheight/1050628"/>
              <draw:equation draw:name="f1774" draw:formula="1287758*logwidth/2449768"/>
              <draw:equation draw:name="f1775" draw:formula="212789*logheight/1050628"/>
              <draw:equation draw:name="f1776" draw:formula="1298771*logwidth/2449768"/>
              <draw:equation draw:name="f1777" draw:formula="210131*logheight/1050628"/>
              <draw:equation draw:name="f1778" draw:formula="1881700*logwidth/2449768"/>
              <draw:equation draw:name="f1779" draw:formula="207472*logheight/1050628"/>
              <draw:equation draw:name="f1780" draw:formula="1895371*logwidth/2449768"/>
              <draw:equation draw:name="f1781" draw:formula="218865*logheight/1050628"/>
              <draw:equation draw:name="f1782" draw:formula="1889295*logwidth/2449768"/>
              <draw:equation draw:name="f1783" draw:formula="243170*logheight/1050628"/>
              <draw:equation draw:name="f1784" draw:formula="1864990*logwidth/2449768"/>
              <draw:equation draw:name="f1785" draw:formula="237094*logheight/1050628"/>
              <draw:equation draw:name="f1786" draw:formula="1868028*logwidth/2449768"/>
              <draw:equation draw:name="f1787" draw:formula="209751*logheight/1050628"/>
              <draw:equation draw:name="f1788" draw:formula="1881700*logwidth/2449768"/>
              <draw:equation draw:name="f1789" draw:formula="207472*logheight/1050628"/>
              <draw:equation draw:name="f1790" draw:formula="1657262*logwidth/2449768"/>
              <draw:equation draw:name="f1791" draw:formula="207093*logheight/1050628"/>
              <draw:equation draw:name="f1792" draw:formula="1670554*logwidth/2449768"/>
              <draw:equation draw:name="f1793" draw:formula="215827*logheight/1050628"/>
              <draw:equation draw:name="f1794" draw:formula="1664478*logwidth/2449768"/>
              <draw:equation draw:name="f1795" draw:formula="240132*logheight/1050628"/>
              <draw:equation draw:name="f1796" draw:formula="1637135*logwidth/2449768"/>
              <draw:equation draw:name="f1797" draw:formula="234056*logheight/1050628"/>
              <draw:equation draw:name="f1798" draw:formula="1646249*logwidth/2449768"/>
              <draw:equation draw:name="f1799" draw:formula="209751*logheight/1050628"/>
              <draw:equation draw:name="f1800" draw:formula="1657262*logwidth/2449768"/>
              <draw:equation draw:name="f1801" draw:formula="207093*logheight/1050628"/>
              <draw:equation draw:name="f1802" draw:formula="1769671*logwidth/2449768"/>
              <draw:equation draw:name="f1803" draw:formula="201017*logheight/1050628"/>
              <draw:equation draw:name="f1804" draw:formula="1782962*logwidth/2449768"/>
              <draw:equation draw:name="f1805" draw:formula="209751*logheight/1050628"/>
              <draw:equation draw:name="f1806" draw:formula="1776886*logwidth/2449768"/>
              <draw:equation draw:name="f1807" draw:formula="234056*logheight/1050628"/>
              <draw:equation draw:name="f1808" draw:formula="1752581*logwidth/2449768"/>
              <draw:equation draw:name="f1809" draw:formula="227980*logheight/1050628"/>
              <draw:equation draw:name="f1810" draw:formula="1758657*logwidth/2449768"/>
              <draw:equation draw:name="f1811" draw:formula="203675*logheight/1050628"/>
              <draw:equation draw:name="f1812" draw:formula="1769671*logwidth/2449768"/>
              <draw:equation draw:name="f1813" draw:formula="201017*logheight/1050628"/>
              <draw:equation draw:name="f1814" draw:formula="1089145*logwidth/2449768"/>
              <draw:equation draw:name="f1815" draw:formula="197978*logheight/1050628"/>
              <draw:equation draw:name="f1816" draw:formula="1102437*logwidth/2449768"/>
              <draw:equation draw:name="f1817" draw:formula="206712*logheight/1050628"/>
              <draw:equation draw:name="f1818" draw:formula="1096361*logwidth/2449768"/>
              <draw:equation draw:name="f1819" draw:formula="231017*logheight/1050628"/>
              <draw:equation draw:name="f1820" draw:formula="1072056*logwidth/2449768"/>
              <draw:equation draw:name="f1821" draw:formula="224941*logheight/1050628"/>
              <draw:equation draw:name="f1822" draw:formula="1078132*logwidth/2449768"/>
              <draw:equation draw:name="f1823" draw:formula="200636*logheight/1050628"/>
              <draw:equation draw:name="f1824" draw:formula="1089145*logwidth/2449768"/>
              <draw:equation draw:name="f1825" draw:formula="197978*logheight/1050628"/>
              <draw:equation draw:name="f1826" draw:formula="1395989*logwidth/2449768"/>
              <draw:equation draw:name="f1827" draw:formula="161522*logheight/1050628"/>
              <draw:equation draw:name="f1828" draw:formula="1409281*logwidth/2449768"/>
              <draw:equation draw:name="f1829" draw:formula="170256*logheight/1050628"/>
              <draw:equation draw:name="f1830" draw:formula="1403205*logwidth/2449768"/>
              <draw:equation draw:name="f1831" draw:formula="194561*logheight/1050628"/>
              <draw:equation draw:name="f1832" draw:formula="1378900*logwidth/2449768"/>
              <draw:equation draw:name="f1833" draw:formula="188485*logheight/1050628"/>
              <draw:equation draw:name="f1834" draw:formula="1384976*logwidth/2449768"/>
              <draw:equation draw:name="f1835" draw:formula="164180*logheight/1050628"/>
              <draw:equation draw:name="f1836" draw:formula="1395989*logwidth/2449768"/>
              <draw:equation draw:name="f1837" draw:formula="161522*logheight/1050628"/>
              <draw:equation draw:name="f1838" draw:formula="1967145*logwidth/2449768"/>
              <draw:equation draw:name="f1839" draw:formula="140255*logheight/1050628"/>
              <draw:equation draw:name="f1840" draw:formula="1980436*logwidth/2449768"/>
              <draw:equation draw:name="f1841" draw:formula="148989*logheight/1050628"/>
              <draw:equation draw:name="f1842" draw:formula="1974360*logwidth/2449768"/>
              <draw:equation draw:name="f1843" draw:formula="173294*logheight/1050628"/>
              <draw:equation draw:name="f1844" draw:formula="1950055*logwidth/2449768"/>
              <draw:equation draw:name="f1845" draw:formula="170256*logheight/1050628"/>
              <draw:equation draw:name="f1846" draw:formula="1956131*logwidth/2449768"/>
              <draw:equation draw:name="f1847" draw:formula="142913*logheight/1050628"/>
              <draw:equation draw:name="f1848" draw:formula="1967145*logwidth/2449768"/>
              <draw:equation draw:name="f1849" draw:formula="140255*logheight/1050628"/>
              <draw:equation draw:name="f1850" draw:formula="1234971*logwidth/2449768"/>
              <draw:equation draw:name="f1851" draw:formula="131141*logheight/1050628"/>
              <draw:equation draw:name="f1852" draw:formula="1248263*logwidth/2449768"/>
              <draw:equation draw:name="f1853" draw:formula="139875*logheight/1050628"/>
              <draw:equation draw:name="f1854" draw:formula="1242187*logwidth/2449768"/>
              <draw:equation draw:name="f1855" draw:formula="164180*logheight/1050628"/>
              <draw:equation draw:name="f1856" draw:formula="1217882*logwidth/2449768"/>
              <draw:equation draw:name="f1857" draw:formula="158104*logheight/1050628"/>
              <draw:equation draw:name="f1858" draw:formula="1223958*logwidth/2449768"/>
              <draw:equation draw:name="f1859" draw:formula="133799*logheight/1050628"/>
              <draw:equation draw:name="f1860" draw:formula="1234971*logwidth/2449768"/>
              <draw:equation draw:name="f1861" draw:formula="131141*logheight/1050628"/>
              <draw:equation draw:name="f1862" draw:formula="1149906*logwidth/2449768"/>
              <draw:equation draw:name="f1863" draw:formula="131141*logheight/1050628"/>
              <draw:equation draw:name="f1864" draw:formula="1163198*logwidth/2449768"/>
              <draw:equation draw:name="f1865" draw:formula="139875*logheight/1050628"/>
              <draw:equation draw:name="f1866" draw:formula="1157122*logwidth/2449768"/>
              <draw:equation draw:name="f1867" draw:formula="164180*logheight/1050628"/>
              <draw:equation draw:name="f1868" draw:formula="1132817*logwidth/2449768"/>
              <draw:equation draw:name="f1869" draw:formula="158104*logheight/1050628"/>
              <draw:equation draw:name="f1870" draw:formula="1138893*logwidth/2449768"/>
              <draw:equation draw:name="f1871" draw:formula="133799*logheight/1050628"/>
              <draw:equation draw:name="f1872" draw:formula="1149906*logwidth/2449768"/>
              <draw:equation draw:name="f1873" draw:formula="131141*logheight/1050628"/>
              <draw:equation draw:name="f1874" draw:formula="2064362*logwidth/2449768"/>
              <draw:equation draw:name="f1875" draw:formula="128103*logheight/1050628"/>
              <draw:equation draw:name="f1876" draw:formula="2077654*logwidth/2449768"/>
              <draw:equation draw:name="f1877" draw:formula="136837*logheight/1050628"/>
              <draw:equation draw:name="f1878" draw:formula="2071578*logwidth/2449768"/>
              <draw:equation draw:name="f1879" draw:formula="161142*logheight/1050628"/>
              <draw:equation draw:name="f1880" draw:formula="2047273*logwidth/2449768"/>
              <draw:equation draw:name="f1881" draw:formula="155066*logheight/1050628"/>
              <draw:equation draw:name="f1882" draw:formula="2053349*logwidth/2449768"/>
              <draw:equation draw:name="f1883" draw:formula="130761*logheight/1050628"/>
              <draw:equation draw:name="f1884" draw:formula="2064362*logwidth/2449768"/>
              <draw:equation draw:name="f1885" draw:formula="128103*logheight/1050628"/>
              <draw:equation draw:name="f1886" draw:formula="1496245*logwidth/2449768"/>
              <draw:equation draw:name="f1887" draw:formula="120887*logheight/1050628"/>
              <draw:equation draw:name="f1888" draw:formula="1509537*logwidth/2449768"/>
              <draw:equation draw:name="f1889" draw:formula="130761*logheight/1050628"/>
              <draw:equation draw:name="f1890" draw:formula="1503461*logwidth/2449768"/>
              <draw:equation draw:name="f1891" draw:formula="155066*logheight/1050628"/>
              <draw:equation draw:name="f1892" draw:formula="1479156*logwidth/2449768"/>
              <draw:equation draw:name="f1893" draw:formula="148990*logheight/1050628"/>
              <draw:equation draw:name="f1894" draw:formula="1485232*logwidth/2449768"/>
              <draw:equation draw:name="f1895" draw:formula="124685*logheight/1050628"/>
              <draw:equation draw:name="f1896" draw:formula="1496245*logwidth/2449768"/>
              <draw:equation draw:name="f1897" draw:formula="120887*logheight/1050628"/>
              <draw:equation draw:name="f1898" draw:formula="1599539*logwidth/2449768"/>
              <draw:equation draw:name="f1899" draw:formula="112913*logheight/1050628"/>
              <draw:equation draw:name="f1900" draw:formula="1612831*logwidth/2449768"/>
              <draw:equation draw:name="f1901" draw:formula="121647*logheight/1050628"/>
              <draw:equation draw:name="f1902" draw:formula="1606754*logwidth/2449768"/>
              <draw:equation draw:name="f1903" draw:formula="145952*logheight/1050628"/>
              <draw:equation draw:name="f1904" draw:formula="1582450*logwidth/2449768"/>
              <draw:equation draw:name="f1905" draw:formula="139876*logheight/1050628"/>
              <draw:equation draw:name="f1906" draw:formula="1588526*logwidth/2449768"/>
              <draw:equation draw:name="f1907" draw:formula="115571*logheight/1050628"/>
              <draw:equation draw:name="f1908" draw:formula="1599539*logwidth/2449768"/>
              <draw:equation draw:name="f1909" draw:formula="112913*logheight/1050628"/>
              <draw:equation draw:name="f1910" draw:formula="1836508*logwidth/2449768"/>
              <draw:equation draw:name="f1911" draw:formula="109875*logheight/1050628"/>
              <draw:equation draw:name="f1912" draw:formula="1849800*logwidth/2449768"/>
              <draw:equation draw:name="f1913" draw:formula="118609*logheight/1050628"/>
              <draw:equation draw:name="f1914" draw:formula="1843724*logwidth/2449768"/>
              <draw:equation draw:name="f1915" draw:formula="142914*logheight/1050628"/>
              <draw:equation draw:name="f1916" draw:formula="1819419*logwidth/2449768"/>
              <draw:equation draw:name="f1917" draw:formula="136838*logheight/1050628"/>
              <draw:equation draw:name="f1918" draw:formula="1825495*logwidth/2449768"/>
              <draw:equation draw:name="f1919" draw:formula="112533*logheight/1050628"/>
              <draw:equation draw:name="f1920" draw:formula="1836508*logwidth/2449768"/>
              <draw:equation draw:name="f1921" draw:formula="109875*logheight/1050628"/>
              <draw:equation draw:name="f1922" draw:formula="1708529*logwidth/2449768"/>
              <draw:equation draw:name="f1923" draw:formula="106837*logheight/1050628"/>
              <draw:equation draw:name="f1924" draw:formula="1722201*logwidth/2449768"/>
              <draw:equation draw:name="f1925" draw:formula="115571*logheight/1050628"/>
              <draw:equation draw:name="f1926" draw:formula="1716124*logwidth/2449768"/>
              <draw:equation draw:name="f1927" draw:formula="139876*logheight/1050628"/>
              <draw:equation draw:name="f1928" draw:formula="1691820*logwidth/2449768"/>
              <draw:equation draw:name="f1929" draw:formula="133800*logheight/1050628"/>
              <draw:equation draw:name="f1930" draw:formula="1694858*logwidth/2449768"/>
              <draw:equation draw:name="f1931" draw:formula="109495*logheight/1050628"/>
              <draw:equation draw:name="f1932" draw:formula="1708529*logwidth/2449768"/>
              <draw:equation draw:name="f1933" draw:formula="106837*logheight/1050628"/>
              <draw:equation draw:name="f1934" draw:formula="1301429*logwidth/2449768"/>
              <draw:equation draw:name="f1935" draw:formula="60126*logheight/1050628"/>
              <draw:equation draw:name="f1936" draw:formula="1315101*logwidth/2449768"/>
              <draw:equation draw:name="f1937" draw:formula="70000*logheight/1050628"/>
              <draw:equation draw:name="f1938" draw:formula="1309024*logwidth/2449768"/>
              <draw:equation draw:name="f1939" draw:formula="94305*logheight/1050628"/>
              <draw:equation draw:name="f1940" draw:formula="1284720*logwidth/2449768"/>
              <draw:equation draw:name="f1941" draw:formula="88229*logheight/1050628"/>
              <draw:equation draw:name="f1942" draw:formula="1287758*logwidth/2449768"/>
              <draw:equation draw:name="f1943" draw:formula="63924*logheight/1050628"/>
              <draw:equation draw:name="f1944" draw:formula="1301429*logwidth/2449768"/>
              <draw:equation draw:name="f1945" draw:formula="60126*logheight/1050628"/>
              <draw:equation draw:name="f1946" draw:formula="1930687*logwidth/2449768"/>
              <draw:equation draw:name="f1947" draw:formula="49113*logheight/1050628"/>
              <draw:equation draw:name="f1948" draw:formula="1943979*logwidth/2449768"/>
              <draw:equation draw:name="f1949" draw:formula="57847*logheight/1050628"/>
              <draw:equation draw:name="f1950" draw:formula="1937903*logwidth/2449768"/>
              <draw:equation draw:name="f1951" draw:formula="82152*logheight/1050628"/>
              <draw:equation draw:name="f1952" draw:formula="1913598*logwidth/2449768"/>
              <draw:equation draw:name="f1953" draw:formula="76076*logheight/1050628"/>
              <draw:equation draw:name="f1954" draw:formula="1919674*logwidth/2449768"/>
              <draw:equation draw:name="f1955" draw:formula="51771*logheight/1050628"/>
              <draw:equation draw:name="f1956" draw:formula="1930687*logwidth/2449768"/>
              <draw:equation draw:name="f1957" draw:formula="49113*logheight/1050628"/>
              <draw:equation draw:name="f1958" draw:formula="1402065*logwidth/2449768"/>
              <draw:equation draw:name="f1959" draw:formula="43037*logheight/1050628"/>
              <draw:equation draw:name="f1960" draw:formula="1415357*logwidth/2449768"/>
              <draw:equation draw:name="f1961" draw:formula="51771*logheight/1050628"/>
              <draw:equation draw:name="f1962" draw:formula="1409281*logwidth/2449768"/>
              <draw:equation draw:name="f1963" draw:formula="76076*logheight/1050628"/>
              <draw:equation draw:name="f1964" draw:formula="1384976*logwidth/2449768"/>
              <draw:equation draw:name="f1965" draw:formula="70000*logheight/1050628"/>
              <draw:equation draw:name="f1966" draw:formula="1391052*logwidth/2449768"/>
              <draw:equation draw:name="f1967" draw:formula="45695*logheight/1050628"/>
              <draw:equation draw:name="f1968" draw:formula="1402065*logwidth/2449768"/>
              <draw:equation draw:name="f1969" draw:formula="43037*logheight/1050628"/>
              <draw:equation draw:name="f1970" draw:formula="1806127*logwidth/2449768"/>
              <draw:equation draw:name="f1971" draw:formula="15695*logheight/1050628"/>
              <draw:equation draw:name="f1972" draw:formula="1819419*logwidth/2449768"/>
              <draw:equation draw:name="f1973" draw:formula="24429*logheight/1050628"/>
              <draw:equation draw:name="f1974" draw:formula="1813343*logwidth/2449768"/>
              <draw:equation draw:name="f1975" draw:formula="48734*logheight/1050628"/>
              <draw:equation draw:name="f1976" draw:formula="1789038*logwidth/2449768"/>
              <draw:equation draw:name="f1977" draw:formula="42658*logheight/1050628"/>
              <draw:equation draw:name="f1978" draw:formula="1795114*logwidth/2449768"/>
              <draw:equation draw:name="f1979" draw:formula="18353*logheight/1050628"/>
              <draw:equation draw:name="f1980" draw:formula="1806127*logwidth/2449768"/>
              <draw:equation draw:name="f1981" draw:formula="15695*logheight/1050628"/>
              <draw:equation draw:name="f1982" draw:formula="1499283*logwidth/2449768"/>
              <draw:equation draw:name="f1983" draw:formula="9619*logheight/1050628"/>
              <draw:equation draw:name="f1984" draw:formula="1512575*logwidth/2449768"/>
              <draw:equation draw:name="f1985" draw:formula="18353*logheight/1050628"/>
              <draw:equation draw:name="f1986" draw:formula="1506499*logwidth/2449768"/>
              <draw:equation draw:name="f1987" draw:formula="45696*logheight/1050628"/>
              <draw:equation draw:name="f1988" draw:formula="1482194*logwidth/2449768"/>
              <draw:equation draw:name="f1989" draw:formula="39620*logheight/1050628"/>
              <draw:equation draw:name="f1990" draw:formula="1488270*logwidth/2449768"/>
              <draw:equation draw:name="f1991" draw:formula="12277*logheight/1050628"/>
              <draw:equation draw:name="f1992" draw:formula="1499283*logwidth/2449768"/>
              <draw:equation draw:name="f1993" draw:formula="9619*logheight/1050628"/>
              <draw:equation draw:name="f1994" draw:formula="1699795*logwidth/2449768"/>
              <draw:equation draw:name="f1995" draw:formula="3543*logheight/1050628"/>
              <draw:equation draw:name="f1996" draw:formula="1713087*logwidth/2449768"/>
              <draw:equation draw:name="f1997" draw:formula="12277*logheight/1050628"/>
              <draw:equation draw:name="f1998" draw:formula="1707011*logwidth/2449768"/>
              <draw:equation draw:name="f1999" draw:formula="36582*logheight/1050628"/>
              <draw:equation draw:name="f2000" draw:formula="1682706*logwidth/2449768"/>
              <draw:equation draw:name="f2001" draw:formula="30506*logheight/1050628"/>
              <draw:equation draw:name="f2002" draw:formula="1688782*logwidth/2449768"/>
              <draw:equation draw:name="f2003" draw:formula="6201*logheight/1050628"/>
              <draw:equation draw:name="f2004" draw:formula="1699795*logwidth/2449768"/>
              <draw:equation draw:name="f2005" draw:formula="3543*logheight/1050628"/>
              <draw:equation draw:name="f2006" draw:formula="1599539*logwidth/2449768"/>
              <draw:equation draw:name="f2007" draw:formula="504*logheight/1050628"/>
              <draw:equation draw:name="f2008" draw:formula="1612831*logwidth/2449768"/>
              <draw:equation draw:name="f2009" draw:formula="9238*logheight/1050628"/>
              <draw:equation draw:name="f2010" draw:formula="1606754*logwidth/2449768"/>
              <draw:equation draw:name="f2011" draw:formula="33543*logheight/1050628"/>
              <draw:equation draw:name="f2012" draw:formula="1582450*logwidth/2449768"/>
              <draw:equation draw:name="f2013" draw:formula="27467*logheight/1050628"/>
              <draw:equation draw:name="f2014" draw:formula="1588526*logwidth/2449768"/>
              <draw:equation draw:name="f2015" draw:formula="3162*logheight/1050628"/>
              <draw:equation draw:name="f2016" draw:formula="1599539*logwidth/2449768"/>
              <draw:equation draw:name="f2017" draw:formula="504*logheight/1050628"/>
              <draw:equation draw:name="f2018" draw:formula="logwidth"/>
              <draw:equation draw:name="f2019" draw:formula="logheight"/>
            </draw:enhanced-geometry>
          </draw:custom-shape>
          <draw:custom-shape draw:name="Freeform: Shape 53" draw:style-name="gr7" draw:text-style-name="P7" draw:layer="layout" svg:width="17.158cm" svg:height="4.94cm" svg:x="9.656cm" svg:y="0cm">
            <text:p/>
            <draw:enhanced-geometry draw:mirror-horizontal="false" draw:mirror-vertical="false" drawooo:sub-view-size="6386648 1849426" draw:text-areas="0 0 ?f5592 ?f5593" svg:viewBox="0 0 0 0" draw:type="ooxml-non-primitive" draw:enhanced-path="M 4421987 1813377 C 4431942 1813377 4440012 1821446 4440012 1831401 4440012 1841356 4431942 1849426 4421987 1849426 4412032 1849426 4403963 1841356 4403963 1831401 4403963 1821446 4412032 1813377 4421987 1813377 Z M 4235735 1807369 C 4245690 1807369 4253760 1815439 4253760 1825393 4253760 1835348 4245690 1843418 4235735 1843418 4225780 1843418 4217711 1835348 4217711 1825393 4217711 1815439 4225780 1807369 4235735 1807369 Z M 4566182 1795353 C 4576137 1795353 4584207 1803423 4584207 1813377 4584207 1823332 4576137 1831402 4566182 1831402 4556227 1831402 4548158 1823332 4548158 1813377 4548158 1803423 4556227 1795353 4566182 1795353 Z M 4698361 1777329 C 4708316 1777329 4716386 1785399 4716386 1795353 4716386 1805308 4708316 1813378 4698361 1813378 4688406 1813378 4680336 1805308 4680336 1795353 4680336 1785399 4688406 1777329 4698361 1777329 Z M 4085531 1759304 C 4095486 1759304 4103556 1767374 4103556 1777329 4103556 1787283 4095486 1795353 4085531 1795353 4075576 1795353 4067507 1787283 4067507 1777329 4067507 1767374 4075576 1759304 4085531 1759304 Z M 4301824 1723255 C 4311779 1723255 4319849 1731324 4319849 1741279 4319849 1751234 4311779 1759304 4301824 1759304 4291869 1759304 4283800 1751234 4283800 1741279 4283800 1731324 4291869 1723255 4301824 1723255 Z M 4440011 1717247 C 4449966 1717247 4458036 1725317 4458036 1735271 4458036 1745226 4449966 1753296 4440011 1753296 4430057 1753296 4421987 1745226 4421987 1735271 4421987 1725317 4430057 1717247 4440011 1717247 Z M 3965369 1711239 C 3975324 1711239 3983394 1719309 3983394 1729263 3983394 1739218 3975324 1747288 3965369 1747288 3955414 1747288 3947345 1739218 3947345 1729263 3947345 1719309 3955414 1711239 3965369 1711239 Z M 4836548 1705231 C 4846503 1705231 4854573 1713301 4854573 1723255 4854573 1733210 4846503 1741280 4836548 1741280 4826593 1741280 4818524 1733210 4818524 1723255 4818524 1713301 4826593 1705231 4836548 1705231 Z M 4175653 1681198 C 4185608 1681198 4193678 1689268 4193678 1699222 4193678 1709177 4185608 1717247 4175653 1717247 4165698 1717247 4157629 1709177 4157629 1699222 4157629 1689268 4165698 1681198 4175653 1681198 Z M 4602231 1675190 C 4612186 1675190 4620256 1683260 4620256 1693214 4620256 1703169 4612186 1711239 4602231 1711239 4592276 1711239 4584207 1703169 4584207 1693214 4584207 1683260 4592276 1675190 4602231 1675190 Z M 4734410 1663174 C 4744365 1663174 4752435 1671243 4752435 1681198 4752435 1691153 4744365 1699223 4734410 1699223 4724456 1699223 4716386 1691153 4716386 1681198 4716386 1671243 4724456 1663174 4734410 1663174 Z M 3851214 1663174 C 3861169 1663174 3869239 1671243 3869239 1681198 3869239 1691153 3861169 1699223 3851214 1699223 3841259 1699223 3833190 1691153 3833190 1681198 3833190 1671243 3841259 1663174 3851214 1663174 Z M 4061499 1627125 C 4071454 1627125 4079524 1635195 4079524 1645149 4079524 1655104 4071454 1663174 4061499 1663174 4051544 1663174 4043475 1655104 4043475 1645149 4043475 1635195 4051544 1627125 4061499 1627125 Z M 4482068 1621117 C 4492023 1621117 4500093 1629187 4500093 1639141 4500093 1649096 4492023 1657166 4482068 1657166 4472113 1657166 4464044 1649096 4464044 1639141 4464044 1629187 4472113 1621117 4482068 1621117 Z M 4926670 1615109 C 4936625 1615109 4944695 1623179 4944695 1633133 4944695 1643088 4936625 1651158 4926670 1651158 4916715 1651158 4908646 1643088 4908646 1633133 4908646 1623179 4916715 1615109 4926670 1615109 Z M 3719035 1615109 C 3728990 1615109 3737060 1623179 3737060 1633133 3737060 1643088 3728990 1651158 3719035 1651158 3709081 1651158 3701011 1643088 3701011 1633133 3701011 1623179 3709081 1615109 3719035 1615109 Z M 4343881 1603093 C 4353836 1603093 4361906 1611162 4361906 1621117 4361906 1631072 4353836 1639142 4343881 1639142 4333927 1639142 4325857 1631072 4325857 1621117 4325857 1611162 4333927 1603093 4343881 1603093 Z M 4235735 1579060 C 4245690 1579060 4253760 1587130 4253760 1597085 4253760 1607039 4245690 1615109 4235735 1615109 4225780 1615109 4217711 1607039 4217711 1597085 4217711 1587130 4225780 1579060 4235735 1579060 Z M 3941336 1573052 C 3951291 1573052 3959361 1581121 3959361 1591076 3959361 1601031 3951291 1609101 3941336 1609101 3931381 1609101 3923312 1601031 3923312 1591076 3923312 1581121 3931381 1573052 3941336 1573052 Z M 1057431 1567044 C 1067386 1567044 1075456 1575114 1075456 1585068 1075456 1595023 1067386 1603093 1057431 1603093 1047477 1603093 1039407 1595023 1039407 1585068 1039407 1575114 1047477 1567044 1057431 1567044 Z M 1201626 1561036 C 1211581 1561036 1219651 1569106 1219651 1579060 1219651 1589015 1211581 1597085 1201626 1597085 1191672 1597085 1183602 1589015 1183602 1579060 1183602 1569106 1191672 1561036 1201626 1561036 Z M 4716385 1555028 C 4726340 1555028 4734410 1563098 4734410 1573052 4734410 1583007 4726340 1591077 4716385 1591077 4706430 1591077 4698361 1583007 4698361 1573052 4698361 1563098 4706430 1555028 4716385 1555028 Z M 4578198 1555028 C 4588153 1555028 4596223 1563098 4596223 1573052 4596223 1583007 4588153 1591077 4578198 1591077 4568243 1591077 4560173 1583007 4560173 1573052 4560173 1563098 4568243 1555028 4578198 1555028 Z M 1333805 1555028 C 1343760 1555028 1351830 1563098 1351830 1573052 1351830 1583007 1343760 1591077 1333805 1591077 1323851 1591077 1315781 1583007 1315781 1573052 1315781 1563098 1323851 1555028 1333805 1555028 Z M 4842556 1543011 C 4852511 1543011 4860581 1551080 4860581 1561035 4860581 1570990 4852511 1579060 4842556 1579060 4832601 1579060 4824532 1570990 4824532 1561035 4824532 1551080 4832601 1543011 4842556 1543011 Z M 3803149 1537003 C 3813104 1537003 3821174 1545073 3821174 1555027 3821174 1564982 3813104 1573052 3803149 1573052 3793195 1573052 3785125 1564982 3785125 1555027 3785125 1545073 3793195 1537003 3803149 1537003 Z M 4127588 1530995 C 4137543 1530995 4145613 1539065 4145613 1549019 4145613 1558974 4137543 1567044 4127588 1567044 4117633 1567044 4109563 1558974 4109563 1549019 4109563 1539065 4117633 1530995 4127588 1530995 Z M 3634921 1530995 C 3644876 1530995 3652946 1539065 3652946 1549019 3652946 1558974 3644876 1567044 3634921 1567044 3624966 1567044 3616897 1558974 3616897 1549019 3616897 1539065 3624966 1530995 3634921 1530995 Z M 3532783 1530995 C 3542738 1530995 3550808 1539065 3550808 1549019 3550808 1558974 3542738 1567044 3532783 1567044 3522829 1567044 3514759 1558974 3514759 1549019 3514759 1539065 3522829 1530995 3532783 1530995 Z M 1478000 1530995 C 1487955 1530995 1496025 1539065 1496025 1549019 1496025 1558974 1487955 1567044 1478000 1567044 1468046 1567044 1459976 1558974 1459976 1549019 1459976 1539065 1468046 1530995 1478000 1530995 Z M 4427995 1518979 C 4437950 1518979 4446020 1527049 4446020 1537004 4446020 1546958 4437950 1555028 4427995 1555028 4418040 1555028 4409970 1546958 4409970 1537004 4409970 1527049 4418040 1518979 4427995 1518979 Z M 4980743 1506962 C 4990698 1506962 4998768 1515032 4998768 1524986 4998768 1534941 4990698 1543011 4980743 1543011 4970789 1543011 4962719 1534941 4962719 1524986 4962719 1515032 4970789 1506962 4980743 1506962 Z M 961301 1506962 C 971256 1506962 979326 1515032 979326 1524986 979326 1534941 971256 1543011 961301 1543011 951347 1543011 943277 1534941 943277 1524986 943277 1515032 951347 1506962 961301 1506962 Z M 859163 1500954 C 869118 1500954 877188 1509024 877188 1518978 877188 1528933 869118 1537003 859163 1537003 849209 1537003 841139 1528933 841139 1518978 841139 1509024 849209 1500954 859163 1500954 Z M 4013434 1482930 C 4023389 1482930 4031459 1490999 4031459 1500954 4031459 1510909 4023389 1518979 4013434 1518979 4003480 1518979 3995410 1510909 3995410 1500954 3995410 1490999 4003480 1482930 4013434 1482930 Z M 3412620 1482930 C 3422575 1482930 3430645 1490999 3430645 1500954 3430645 1510909 3422575 1518979 3412620 1518979 3402666 1518979 3394596 1510909 3394596 1500954 3394596 1490999 3402666 1482930 3412620 1482930 Z M 1586148 1476922 C 1596102 1476922 1604172 1484992 1604172 1494946 1604172 1504901 1596102 1512971 1586148 1512971 1576193 1512971 1568123 1504901 1568123 1494946 1568123 1484992 1576193 1476922 1586148 1476922 Z M 4271783 1464906 C 4281738 1464906 4289808 1472976 4289808 1482930 4289808 1492885 4281738 1500955 4271783 1500955 4261828 1500955 4253759 1492885 4253759 1482930 4253759 1472976 4261828 1464906 4271783 1464906 Z M 1105497 1464906 C 1115451 1464906 1123521 1472976 1123521 1482930 1123521 1492885 1115451 1500955 1105497 1500955 1095542 1500955 1087472 1492885 1087472 1482930 1087472 1472976 1095542 1464906 1105497 1464906 Z M 4602231 1452889 C 4612186 1452889 4620256 1460958 4620256 1470913 4620256 1480868 4612186 1488938 4602231 1488938 4592276 1488938 4584207 1480868 4584207 1470913 4584207 1460958 4592276 1452889 4602231 1452889 Z M 3875247 1452889 C 3885202 1452889 3893272 1460958 3893272 1470913 3893272 1480868 3885202 1488938 3875247 1488938 3865292 1488938 3857223 1480868 3857223 1470913 3857223 1460958 3865292 1452889 3875247 1452889 Z M 1706311 1452889 C 1716265 1452889 1724335 1460958 1724335 1470913 1724335 1480868 1716265 1488938 1706311 1488938 1696356 1488938 1688286 1480868 1688286 1470913 1688286 1460958 1696356 1452889 1706311 1452889 Z M 1411911 1452889 C 1421866 1452889 1429936 1460958 1429936 1470913 1429936 1480868 1421866 1488938 1411911 1488938 1401957 1488938 1393887 1480868 1393887 1470913 1393887 1460958 1401957 1452889 1411911 1452889 Z M 1249691 1452889 C 1259646 1452889 1267716 1460958 1267716 1470913 1267716 1480868 1259646 1488938 1249691 1488938 1239737 1488938 1231667 1480868 1231667 1470913 1231667 1460958 1239737 1452889 1249691 1452889 Z M 4764451 1446881 C 4774406 1446881 4782476 1454951 4782476 1464905 4782476 1474860 4774406 1482930 4764451 1482930 4754497 1482930 4746427 1474860 4746427 1464905 4746427 1454951 4754497 1446881 4764451 1446881 Z M 763032 1446881 C 772987 1446881 781057 1454951 781057 1464905 781057 1474860 772987 1482930 763032 1482930 753078 1482930 745008 1474860 745008 1464905 745008 1454951 753078 1446881 763032 1446881 Z M 3731051 1434865 C 3741006 1434865 3749076 1442935 3749076 1452889 3749076 1462844 3741006 1470914 3731051 1470914 3721096 1470914 3713027 1462844 3713027 1452889 3713027 1442935 3721096 1434865 3731051 1434865 Z M 3304474 1422849 C 3314429 1422849 3322499 1430918 3322499 1440873 3322499 1450828 3314429 1458898 3304474 1458898 3294519 1458898 3286450 1450828 3286450 1440873 3286450 1430918 3294519 1422849 3304474 1422849 Z M 4890621 1416840 C 4900576 1416840 4908646 1424910 4908646 1434864 4908646 1444819 4900576 1452889 4890621 1452889 4880667 1452889 4872597 1444819 4872597 1434864 4872597 1424910 4880667 1416840 4890621 1416840 Z M 3544799 1410832 C 3554754 1410832 3562824 1418902 3562824 1428856 3562824 1438811 3554754 1446881 3544799 1446881 3534844 1446881 3526775 1438811 3526775 1428856 3526775 1418902 3534844 1410832 3544799 1410832 Z M 4488076 1404824 C 4498031 1404824 4506101 1412894 4506101 1422848 4506101 1432803 4498031 1440873 4488076 1440873 4478121 1440873 4470051 1432803 4470051 1422848 4470051 1412894 4478121 1404824 4488076 1404824 Z M 5028808 1398816 C 5038763 1398816 5046833 1406886 5046833 1416841 5046833 1426795 5038763 1434865 5028808 1434865 5018853 1434865 5010783 1426795 5010783 1416841 5010783 1406886 5018853 1398816 5028808 1398816 Z M 4367914 1398816 C 4377869 1398816 4385939 1406886 4385939 1416841 4385939 1426795 4377869 1434865 4367914 1434865 4357959 1434865 4349889 1426795 4349889 1416841 4349889 1406886 4357959 1398816 4367914 1398816 Z M 4163637 1398816 C 4173592 1398816 4181662 1406886 4181662 1416841 4181662 1426795 4173592 1434865 4163637 1434865 4153683 1434865 4145613 1426795 4145613 1416841 4145613 1406886 4153683 1398816 4163637 1398816 Z M 672910 1398816 C 682865 1398816 690935 1406886 690935 1416841 690935 1426795 682865 1434865 672910 1434865 662956 1434865 654886 1426795 654886 1416841 654886 1406886 662956 1398816 672910 1398816 Z M 3190319 1392808 C 3200274 1392808 3208344 1400877 3208344 1410832 3208344 1420787 3200274 1428857 3190319 1428857 3180364 1428857 3172295 1420787 3172295 1410832 3172295 1400877 3180364 1392808 3190319 1392808 Z M 1814456 1392808 C 1824411 1392808 1832481 1400877 1832481 1410832 1832481 1420787 1824411 1428857 1814456 1428857 1804502 1428857 1796432 1420787 1796432 1410832 1796432 1400877 1804502 1392808 1814456 1392808 Z M 967309 1386800 C 977264 1386800 985334 1394870 985334 1404824 985334 1414779 977264 1422849 967309 1422849 957355 1422849 949285 1414779 949285 1404824 949285 1394870 957355 1386800 967309 1386800 Z M 4049482 1374784 C 4059437 1374784 4067507 1382854 4067507 1392808 4067507 1402763 4059437 1410833 4049482 1410833 4039528 1410833 4031458 1402763 4031458 1392808 4031458 1382854 4039528 1374784 4049482 1374784 Z M 4674329 1368775 C 4684284 1368775 4692354 1376845 4692354 1386800 4692354 1396754 4684284 1404824 4674329 1404824 4664375 1404824 4656305 1396754 4656305 1386800 4656305 1376845 4664375 1368775 4674329 1368775 Z M 1526067 1368775 C 1536021 1368775 1544091 1376845 1544091 1386800 1544091 1396754 1536021 1404824 1526067 1404824 1516112 1404824 1508042 1396754 1508042 1386800 1508042 1376845 1516112 1368775 1526067 1368775 Z M 1369854 1368775 C 1379809 1368775 1387879 1376845 1387879 1386800 1387879 1396754 1379809 1404824 1369854 1404824 1359900 1404824 1351830 1396754 1351830 1386800 1351830 1376845 1359900 1368775 1369854 1368775 Z M 3418628 1362767 C 3428583 1362767 3436653 1370836 3436653 1380791 3436653 1390746 3428583 1398816 3418628 1398816 3408674 1398816 3400604 1390746 3400604 1380791 3400604 1370836 3408674 1362767 3418628 1362767 Z M 1147553 1362767 C 1157508 1362767 1165578 1370836 1165578 1380791 1165578 1390746 1157508 1398816 1147553 1398816 1137599 1398816 1129529 1390746 1129529 1380791 1129529 1370836 1137599 1362767 1147553 1362767 Z M 3646937 1356759 C 3656892 1356759 3664962 1364829 3664962 1374783 3664962 1384738 3656892 1392808 3646937 1392808 3636982 1392808 3628912 1384738 3628912 1374783 3628912 1364829 3636982 1356759 3646937 1356759 Z M 1946636 1356759 C 1956590 1356759 1964660 1364829 1964660 1374783 1964660 1384738 1956590 1392808 1946636 1392808 1936681 1392808 1928611 1384738 1928611 1374783 1928611 1364829 1936681 1356759 1946636 1356759 Z M 1658245 1350751 C 1668200 1350751 1676270 1358821 1676270 1368775 1676270 1378730 1668200 1386800 1658245 1386800 1648291 1386800 1640221 1378730 1640221 1368775 1640221 1358821 1648291 1350751 1658245 1350751 Z M 3929320 1344743 C 3939275 1344743 3947345 1352813 3947345 1362767 3947345 1372722 3939275 1380792 3929320 1380792 3919366 1380792 3911296 1372722 3911296 1362767 3911296 1352813 3919366 1344743 3929320 1344743 Z M 3088181 1344743 C 3098136 1344743 3106206 1352813 3106206 1362767 3106206 1372722 3098136 1380792 3088181 1380792 3078227 1380792 3070157 1372722 3070157 1362767 3070157 1352813 3078227 1344743 3088181 1344743 Z M 853154 1344743 C 863109 1344743 871179 1352813 871179 1362767 871179 1372722 863109 1380792 853154 1380792 843200 1380792 835130 1372722 835130 1362767 835130 1352813 843200 1344743 853154 1344743 Z M 4283800 1326718 C 4293755 1326718 4301825 1334788 4301825 1344742 4301825 1354697 4293755 1362767 4283800 1362767 4273846 1362767 4265776 1354697 4265776 1344742 4265776 1334788 4273846 1326718 4283800 1326718 Z M 3815165 1326718 C 3825120 1326718 3833190 1334788 3833190 1344742 3833190 1354697 3825120 1362767 3815165 1362767 3805210 1362767 3797141 1354697 3797141 1344742 3797141 1334788 3805210 1326718 3815165 1326718 Z M 2980034 1326718 C 2989989 1326718 2998059 1334788 2998059 1344742 2998059 1354697 2989989 1362767 2980034 1362767 2970079 1362767 2962010 1354697 2962010 1344742 2962010 1334788 2970079 1326718 2980034 1326718 Z M 594806 1326718 C 604760 1326718 612830 1334788 612830 1344742 612830 1354697 604760 1362767 594806 1362767 584851 1362767 576781 1354697 576781 1344742 576781 1334788 584851 1326718 594806 1326718 Z M 4836548 1314702 C 4846503 1314702 4854573 1322772 4854573 1332726 4854573 1342681 4846503 1350751 4836548 1350751 4826593 1350751 4818524 1342681 4818524 1332726 4818524 1322772 4826593 1314702 4836548 1314702 Z M 4980743 1308694 C 4990698 1308694 4998768 1316764 4998768 1326719 4998768 1336673 4990698 1344743 4980743 1344743 4970789 1344743 4962719 1336673 4962719 1326719 4962719 1316764 4970789 1308694 4980743 1308694 Z M 2871888 1302686 C 2881843 1302686 2889913 1310755 2889913 1320710 2889913 1330665 2881843 1338735 2871888 1338735 2861934 1338735 2853864 1330665 2853864 1320710 2853864 1310755 2861934 1302686 2871888 1302686 Z M 2102847 1302686 C 2112802 1302686 2120872 1310755 2120872 1320710 2120872 1330665 2112802 1338735 2102847 1338735 2092893 1338735 2084823 1330665 2084823 1320710 2084823 1310755 2092893 1302686 2102847 1302686 Z M 1273724 1302686 C 1283679 1302686 1291749 1310755 1291749 1320710 1291749 1330665 1283679 1338735 1273724 1338735 1263770 1338735 1255700 1330665 1255700 1320710 1255700 1310755 1263770 1302686 1273724 1302686 Z M 1033398 1302686 C 1043353 1302686 1051423 1310755 1051423 1320710 1051423 1330665 1043353 1338735 1033398 1338735 1023444 1338735 1015374 1330665 1015374 1320710 1015374 1310755 1023444 1302686 1033398 1302686 Z M 4548158 1296678 C 4558113 1296678 4566183 1304748 4566183 1314702 4566183 1324657 4558113 1332727 4548158 1332727 4538203 1332727 4530133 1324657 4530133 1314702 4530133 1304748 4538203 1296678 4548158 1296678 Z M 3520767 1290670 C 3530722 1290670 3538792 1298740 3538792 1308694 3538792 1318649 3530722 1326719 3520767 1326719 3510812 1326719 3502743 1318649 3502743 1308694 3502743 1298740 3510812 1290670 3520767 1290670 Z M 3244392 1290670 C 3254347 1290670 3262417 1298740 3262417 1308694 3262417 1318649 3254347 1326719 3244392 1326719 3234437 1326719 3226368 1318649 3226368 1308694 3226368 1298740 3234437 1290670 3244392 1290670 Z M 757024 1290670 C 766979 1290670 775049 1298740 775049 1308694 775049 1318649 766979 1326719 757024 1326719 747070 1326719 739000 1318649 739000 1308694 739000 1298740 747070 1290670 757024 1290670 Z M 4427995 1284661 C 4437950 1284661 4446020 1292731 4446020 1302685 4446020 1312640 4437950 1320710 4427995 1320710 4418040 1320710 4409970 1312640 4409970 1302685 4409970 1292731 4418040 1284661 4427995 1284661 Z M 2763741 1278653 C 2773696 1278653 2781766 1286723 2781766 1296678 2781766 1306632 2773696 1314702 2763741 1314702 2753786 1314702 2745717 1306632 2745717 1296678 2745717 1286723 2753786 1278653 2763741 1278653 Z M 2217002 1272645 C 2226956 1272645 2235026 1280714 2235026 1290669 2235026 1300624 2226956 1308694 2217002 1308694 2207047 1308694 2198977 1300624 2198977 1290669 2198977 1280714 2207047 1272645 2217002 1272645 Z M 1874537 1272645 C 1884492 1272645 1892562 1280714 1892562 1290669 1892562 1300624 1884492 1308694 1874537 1308694 1864583 1308694 1856513 1300624 1856513 1290669 1856513 1280714 1864583 1272645 1874537 1272645 Z M 3376571 1266637 C 3386526 1266637 3394596 1274707 3394596 1284661 3394596 1294616 3386526 1302686 3376571 1302686 3366616 1302686 3358546 1294616 3358546 1284661 3358546 1274707 3366616 1266637 3376571 1266637 Z M 2643579 1266637 C 2653534 1266637 2661604 1274707 2661604 1284661 2661604 1294616 2653534 1302686 2643579 1302686 2633624 1302686 2625555 1294616 2625555 1284661 2625555 1274707 2633624 1266637 2643579 1266637 Z M 1754375 1266637 C 1764330 1266637 1772400 1274707 1772400 1284661 1772400 1294616 1764330 1302686 1754375 1302686 1744421 1302686 1736351 1294616 1736351 1284661 1736351 1274707 1744421 1266637 1754375 1266637 Z M 4740418 1260629 C 4750373 1260629 4758443 1268699 4758443 1278653 4758443 1288608 4750373 1296678 4740418 1296678 4730464 1296678 4722394 1288608 4722394 1278653 4722394 1268699 4730464 1260629 4740418 1260629 Z M 4103556 1260629 C 4113511 1260629 4121581 1268699 4121581 1278653 4121581 1288608 4113511 1296678 4103556 1296678 4093602 1296678 4085532 1288608 4085532 1278653 4085532 1268699 4093602 1260629 4103556 1260629 Z M 3725043 1260629 C 3734998 1260629 3743068 1268699 3743068 1278653 3743068 1288608 3734998 1296678 3725043 1296678 3715088 1296678 3707019 1288608 3707019 1278653 3707019 1268699 3715088 1260629 3725043 1260629 Z M 1405904 1260629 C 1415858 1260629 1423928 1268699 1423928 1278653 1423928 1288608 1415858 1296678 1405904 1296678 1395949 1296678 1387879 1288608 1387879 1278653 1387879 1268699 1395949 1260629 1405904 1260629 Z M 492666 1260629 C 502621 1260629 510691 1268699 510691 1278653 510691 1288608 502621 1296678 492666 1296678 482712 1296678 474642 1288608 474642 1278653 474642 1268699 482712 1260629 492666 1260629 Z M 4229726 1248613 C 4239681 1248613 4247751 1256683 4247751 1266638 4247751 1276592 4239681 1284662 4229726 1284662 4219772 1284662 4211702 1276592 4211702 1266638 4211702 1256683 4219772 1248613 4229726 1248613 Z M 2439302 1248613 C 2449257 1248613 2457327 1256683 2457327 1266638 2457327 1276592 2449257 1284662 2439302 1284662 2429347 1284662 2421278 1276592 2421278 1266638 2421278 1256683 2429347 1248613 2439302 1248613 Z M 2337165 1248613 C 2347119 1248613 2355189 1256683 2355189 1266638 2355189 1276592 2347119 1284662 2337165 1284662 2327210 1284662 2319140 1276592 2319140 1266638 2319140 1256683 2327210 1248613 2337165 1248613 Z M 2012725 1248613 C 2022680 1248613 2030750 1256683 2030750 1266638 2030750 1276592 2022680 1284662 2012725 1284662 2002771 1284662 1994701 1276592 1994701 1266638 1994701 1256683 2002771 1248613 2012725 1248613 Z M 1165578 1248613 C 1175532 1248613 1183602 1256683 1183602 1266638 1183602 1276592 1175532 1284662 1165578 1284662 1155623 1284662 1147553 1276592 1147553 1266638 1147553 1256683 1155623 1248613 1165578 1248613 Z M 3989401 1242605 C 3999356 1242605 4007426 1250674 4007426 1260629 4007426 1270584 3999356 1278654 3989401 1278654 3979447 1278654 3971377 1270584 3971377 1260629 3971377 1250674 3979447 1242605 3989401 1242605 Z M 1514049 1242605 C 1524004 1242605 1532074 1250674 1532074 1260629 1532074 1270584 1524004 1278654 1514049 1278654 1504095 1278654 1496025 1270584 1496025 1260629 1496025 1250674 1504095 1242605 1514049 1242605 Z M 3088181 1230588 C 3098136 1230588 3106206 1238658 3106206 1248612 3106206 1258567 3098136 1266637 3088181 1266637 3078227 1266637 3070157 1258567 3070157 1248612 3070157 1238658 3078227 1230588 3088181 1230588 Z M 895212 1230588 C 905166 1230588 913236 1238658 913236 1248612 913236 1258567 905166 1266637 895212 1266637 885257 1266637 877187 1258567 877187 1248612 877187 1238658 885257 1230588 895212 1230588 Z M 4626263 1224580 C 4636218 1224580 4644288 1232650 4644288 1242604 4644288 1252559 4636218 1260629 4626263 1260629 4616308 1260629 4608239 1252559 4608239 1242604 4608239 1232650 4616308 1224580 4626263 1224580 Z M 2547449 1224580 C 2557404 1224580 2565474 1232650 2565474 1242604 2565474 1252559 2557404 1260629 2547449 1260629 2537495 1260629 2529425 1252559 2529425 1242604 2529425 1232650 2537495 1224580 2547449 1224580 Z M 1628204 1224580 C 1638159 1224580 1646229 1232650 1646229 1242604 1646229 1252559 1638159 1260629 1628204 1260629 1618250 1260629 1610180 1252559 1610180 1242604 1610180 1232650 1618250 1224580 1628204 1224580 Z M 5052841 1212564 C 5062796 1212564 5070866 1220633 5070866 1230588 5070866 1240543 5062796 1248613 5052841 1248613 5042886 1248613 5034817 1240543 5034817 1230588 5034817 1220633 5042886 1212564 5052841 1212564 Z M 3845206 1206556 C 3855161 1206556 3863231 1214626 3863231 1224580 3863231 1234535 3855161 1242605 3845206 1242605 3835251 1242605 3827182 1234535 3827182 1224580 3827182 1214626 3835251 1206556 3845206 1206556 Z M 3604880 1206556 C 3614835 1206556 3622905 1214626 3622905 1224580 3622905 1234535 3614835 1242605 3604880 1242605 3594925 1242605 3586856 1234535 3586856 1224580 3586856 1214626 3594925 1206556 3604880 1206556 Z M 600813 1200548 C 610768 1200548 618838 1208618 618838 1218572 618838 1228527 610768 1236597 600813 1236597 590859 1236597 582789 1228527 582789 1218572 582789 1208618 590859 1200548 600813 1200548 Z M 2949994 1194539 C 2959949 1194539 2968019 1202609 2968019 1212563 2968019 1222518 2959949 1230588 2949994 1230588 2940039 1230588 2931970 1222518 2931970 1212563 2931970 1202609 2940039 1194539 2949994 1194539 Z M 1009366 1194539 C 1019321 1194539 1027391 1202609 1027391 1212563 1027391 1222518 1019321 1230588 1009366 1230588 999412 1230588 991342 1222518 991342 1212563 991342 1202609 999412 1194539 1009366 1194539 Z M 4932678 1188531 C 4942633 1188531 4950703 1196601 4950703 1206556 4950703 1216510 4942633 1224580 4932678 1224580 4922723 1224580 4914654 1216510 4914654 1206556 4914654 1196601 4922723 1188531 4932678 1188531 Z M 4361905 1188531 C 4371860 1188531 4379930 1196601 4379930 1206556 4379930 1216510 4371860 1224580 4361905 1224580 4351950 1224580 4343881 1216510 4343881 1206556 4343881 1196601 4351950 1188531 4361905 1188531 Z M 3220360 1188531 C 3230315 1188531 3238385 1196601 3238385 1206556 3238385 1216510 3230315 1224580 3220360 1224580 3210405 1224580 3202336 1216510 3202336 1206556 3202336 1196601 3210405 1188531 3220360 1188531 Z M 708959 1188531 C 718914 1188531 726984 1196601 726984 1206556 726984 1216510 718914 1224580 708959 1224580 699005 1224580 690935 1216510 690935 1206556 690935 1196601 699005 1188531 708959 1188531 Z M 4824532 1182523 C 4834487 1182523 4842557 1190592 4842557 1200547 4842557 1210502 4834487 1218572 4824532 1218572 4814578 1218572 4806508 1210502 4806508 1200547 4806508 1190592 4814578 1182523 4824532 1182523 Z M 1279732 1170507 C 1289687 1170507 1297757 1178577 1297757 1188531 1297757 1198486 1289687 1206556 1279732 1206556 1269778 1206556 1261708 1198486 1261708 1188531 1261708 1178577 1269778 1170507 1279732 1170507 Z M 3478710 1164499 C 3488665 1164499 3496735 1172569 3496735 1182523 3496735 1192478 3488665 1200548 3478710 1200548 3468756 1200548 3460686 1192478 3460686 1182523 3460686 1172569 3468756 1164499 3478710 1164499 Z M 2703660 1164499 C 2713615 1164499 2721685 1172569 2721685 1182523 2721685 1192478 2713615 1200548 2703660 1200548 2693705 1200548 2685636 1192478 2685636 1182523 2685636 1172569 2693705 1164499 2703660 1164499 Z M 4500093 1158491 C 4510048 1158491 4518118 1166561 4518118 1176516 4518118 1186470 4510048 1194540 4500093 1194540 4490139 1194540 4482069 1186470 4482069 1176516 4482069 1166561 4490139 1158491 4500093 1158491 Z M 4199686 1158491 C 4209641 1158491 4217711 1166561 4217711 1176516 4217711 1186470 4209641 1194540 4199686 1194540 4189732 1194540 4181662 1186470 4181662 1176516 4181662 1166561 4189732 1158491 4199686 1158491 Z M 2132887 1158491 C 2142842 1158491 2150912 1166561 2150912 1176516 2150912 1186470 2142842 1194540 2132887 1194540 2122933 1194540 2114863 1186470 2114863 1176516 2114863 1166561 2122933 1158491 2132887 1158491 Z M 1850505 1158491 C 1860460 1158491 1868530 1166561 1868530 1176516 1868530 1186470 1860460 1194540 1850505 1194540 1840551 1194540 1832481 1186470 1832481 1176516 1832481 1166561 1840551 1158491 1850505 1158491 Z M 3340522 1152483 C 3350477 1152483 3358547 1160552 3358547 1170507 3358547 1180462 3350477 1188532 3340522 1188532 3330567 1188532 3322498 1180462 3322498 1170507 3322498 1160552 3330567 1152483 3340522 1152483 Z M 2829831 1152483 C 2839786 1152483 2847856 1160552 2847856 1170507 2847856 1180462 2839786 1188532 2829831 1188532 2819876 1188532 2811807 1180462 2811807 1170507 2811807 1160552 2819876 1152483 2829831 1152483 Z M 2253050 1152483 C 2263005 1152483 2271075 1160552 2271075 1170507 2271075 1180462 2263005 1188532 2253050 1188532 2243096 1188532 2235026 1180462 2235026 1170507 2235026 1160552 2243096 1152483 2253050 1152483 Z M 1994700 1146474 C 2004655 1146474 2012725 1154544 2012725 1164498 2012725 1174453 2004655 1182523 1994700 1182523 1984746 1182523 1976676 1174453 1976676 1164498 1976676 1154544 1984746 1146474 1994700 1146474 Z M 1718326 1146474 C 1728281 1146474 1736351 1154544 1736351 1164498 1736351 1174453 1728281 1182523 1718326 1182523 1708372 1182523 1700302 1174453 1700302 1164498 1700302 1154544 1708372 1146474 1718326 1146474 Z M 1129529 1146474 C 1139484 1146474 1147554 1154544 1147554 1164498 1147554 1174453 1139484 1182523 1129529 1182523 1119575 1182523 1111505 1174453 1111505 1164498 1111505 1154544 1119575 1146474 1129529 1146474 Z M 498674 1140466 C 508629 1140466 516699 1148536 516699 1158490 516699 1168445 508629 1176515 498674 1176515 488720 1176515 480650 1168445 480650 1158490 480650 1148536 488720 1140466 498674 1140466 Z M 3707019 1134458 C 3716974 1134458 3725044 1142528 3725044 1152482 3725044 1162437 3716974 1170507 3707019 1170507 3697064 1170507 3688994 1162437 3688994 1152482 3688994 1142528 3697064 1134458 3707019 1134458 Z M 799081 1134458 C 809036 1134458 817106 1142528 817106 1152482 817106 1162437 809036 1170507 799081 1170507 789127 1170507 781057 1162437 781057 1152482 781057 1142528 789127 1134458 799081 1134458 Z M 384520 1134458 C 394475 1134458 402545 1142528 402545 1152482 402545 1162437 394475 1170507 384520 1170507 374566 1170507 366496 1162437 366496 1152482 366496 1142528 374566 1134458 384520 1134458 Z M 3935328 1128450 C 3945283 1128450 3953353 1136520 3953353 1146475 3953353 1156429 3945283 1164499 3935328 1164499 3925373 1164499 3917304 1156429 3917304 1146475 3917304 1136520 3925373 1128450 3935328 1128450 Z M 1514049 1128450 C 1524004 1128450 1532074 1136520 1532074 1146475 1532074 1156429 1524004 1164499 1514049 1164499 1504095 1164499 1496025 1156429 1496025 1146475 1496025 1136520 1504095 1128450 1514049 1128450 Z M 4650296 1122442 C 4660251 1122442 4668321 1130511 4668321 1140466 4668321 1150421 4660251 1158491 4650296 1158491 4640342 1158491 4632272 1150421 4632272 1140466 4632272 1130511 4640342 1122442 4650296 1122442 Z M 4073515 1122442 C 4083470 1122442 4091540 1130511 4091540 1140466 4091540 1150421 4083470 1158491 4073515 1158491 4063561 1158491 4055491 1150421 4055491 1140466 4055491 1130511 4063561 1122442 4073515 1122442 Z M 2475351 1122442 C 2485306 1122442 2493376 1130511 2493376 1140466 2493376 1150421 2485306 1158491 2475351 1158491 2465396 1158491 2457326 1150421 2457326 1140466 2457326 1130511 2465396 1122442 2475351 1122442 Z M 1393887 1122442 C 1403842 1122442 1411912 1130511 1411912 1140466 1411912 1150421 1403842 1158491 1393887 1158491 1383933 1158491 1375863 1150421 1375863 1140466 1375863 1130511 1383933 1122442 1393887 1122442 Z M 3058140 1116434 C 3068095 1116434 3076165 1124504 3076165 1134458 3076165 1144413 3068095 1152483 3058140 1152483 3048186 1152483 3040116 1144413 3040116 1134458 3040116 1124504 3048186 1116434 3058140 1116434 Z M 4800499 1092401 C 4810454 1092401 4818524 1100470 4818524 1110425 4818524 1120380 4810454 1128450 4800499 1128450 4790545 1128450 4782475 1120380 4782475 1110425 4782475 1100470 4790545 1092401 4800499 1092401 Z M 2349180 1092401 C 2359135 1092401 2367205 1100470 2367205 1110425 2367205 1120380 2359135 1128450 2349180 1128450 2339226 1128450 2331156 1120380 2331156 1110425 2331156 1100470 2339226 1092401 2349180 1092401 Z M 931260 1092401 C 941215 1092401 949285 1100470 949285 1110425 949285 1120380 941215 1128450 931260 1128450 921306 1128450 913236 1120380 913236 1110425 913236 1100470 921306 1092401 931260 1092401 Z M 4986752 1086393 C 4996707 1086393 5004777 1094463 5004777 1104417 5004777 1114372 4996707 1122442 4986752 1122442 4976797 1122442 4968728 1114372 4968728 1104417 4968728 1094463 4976797 1086393 4986752 1086393 Z M 3815165 1086393 C 3825120 1086393 3833190 1094463 3833190 1104417 3833190 1114372 3825120 1122442 3815165 1122442 3805210 1122442 3797141 1114372 3797141 1104417 3797141 1094463 3805210 1086393 3815165 1086393 Z M 3586856 1086393 C 3596811 1086393 3604881 1094463 3604881 1104417 3604881 1114372 3596811 1122442 3586856 1122442 3576901 1122442 3568831 1114372 3568831 1104417 3568831 1094463 3576901 1086393 3586856 1086393 Z M 3166287 1086393 C 3176242 1086393 3184312 1094463 3184312 1104417 3184312 1114372 3176242 1122442 3166287 1122442 3156332 1122442 3148262 1114372 3148262 1104417 3148262 1094463 3156332 1086393 3166287 1086393 Z M 2595514 1086393 C 2605469 1086393 2613539 1094463 2613539 1104417 2613539 1114372 2605469 1122442 2595514 1122442 2585559 1122442 2577489 1114372 2577489 1104417 2577489 1094463 2585559 1086393 2595514 1086393 Z M 1628204 1074377 C 1638159 1074377 1646229 1082447 1646229 1092401 1646229 1102356 1638159 1110426 1628204 1110426 1618250 1110426 1610180 1102356 1610180 1092401 1610180 1082447 1618250 1074377 1628204 1074377 Z M 642870 1074377 C 652825 1074377 660895 1082447 660895 1092401 660895 1102356 652825 1110426 642870 1110426 632916 1110426 624846 1102356 624846 1092401 624846 1082447 632916 1074377 642870 1074377 Z M 2925961 1068369 C 2935916 1068369 2943986 1076439 2943986 1086394 2943986 1096348 2935916 1104418 2925961 1104418 2916006 1104418 2907936 1096348 2907936 1086394 2907936 1076439 2916006 1068369 2925961 1068369 Z M 3424636 1062360 C 3434591 1062360 3442661 1070429 3442661 1080384 3442661 1090339 3434591 1098409 3424636 1098409 3414681 1098409 3406612 1090339 3406612 1080384 3406612 1070429 3414681 1062360 3424636 1062360 Z M 1249691 1062360 C 1259646 1062360 1267716 1070429 1267716 1080384 1267716 1090339 1259646 1098409 1249691 1098409 1239737 1098409 1231667 1090339 1231667 1080384 1231667 1070429 1239737 1062360 1249691 1062360 Z M 1075456 1062360 C 1085410 1062360 1093480 1070429 1093480 1080384 1093480 1090339 1085410 1098409 1075456 1098409 1065501 1098409 1057431 1090339 1057431 1080384 1057431 1070429 1065501 1062360 1075456 1062360 Z M 1928611 1056352 C 1938566 1056352 1946636 1064422 1946636 1074376 1946636 1084331 1938566 1092401 1928611 1092401 1918657 1092401 1910587 1084331 1910587 1074376 1910587 1064422 1918657 1056352 1928611 1056352 Z M 2709668 1044336 C 2719623 1044336 2727693 1052406 2727693 1062360 2727693 1072315 2719623 1080385 2709668 1080385 2699713 1080385 2691644 1072315 2691644 1062360 2691644 1052406 2699713 1044336 2709668 1044336 Z M 1784415 1044336 C 1794370 1044336 1802440 1052406 1802440 1062360 1802440 1072315 1794370 1080385 1784415 1080385 1774461 1080385 1766391 1072315 1766391 1062360 1766391 1052406 1774461 1044336 1784415 1044336 Z M 3292457 1038328 C 3302412 1038328 3310482 1046398 3310482 1056353 3310482 1066307 3302412 1074377 3292457 1074377 3282503 1074377 3274433 1066307 3274433 1056353 3274433 1046398 3282503 1038328 3292457 1038328 Z M 2198977 1038328 C 2208932 1038328 2217002 1046398 2217002 1056353 2217002 1066307 2208932 1074377 2198977 1074377 2189023 1074377 2180953 1066307 2180953 1056353 2180953 1046398 2189023 1038328 2198977 1038328 Z M 2078814 1032320 C 2088769 1032320 2096839 1040389 2096839 1050344 2096839 1060299 2088769 1068369 2078814 1068369 2068860 1068369 2060790 1060299 2060790 1050344 2060790 1040389 2068860 1032320 2078814 1032320 Z M 3983393 1026312 C 3993348 1026312 4001418 1034382 4001418 1044336 4001418 1054291 3993348 1062361 3983393 1062361 3973439 1062361 3965369 1054291 3965369 1044336 3965369 1034382 3973439 1026312 3983393 1026312 Z M 817106 1020304 C 823743 1020304 829123 1025684 829123 1032320 829123 1038957 823743 1044336 817106 1044336 810470 1044336 805090 1038956 805090 1032320 805090 1025684 810470 1020304 817106 1020304 Z M 2817815 1014295 C 2827770 1014295 2835840 1022365 2835840 1032319 2835840 1042274 2827770 1050344 2817815 1050344 2807861 1050344 2799791 1042274 2799791 1032319 2799791 1022365 2807861 1014295 2817815 1014295 Z M 2445310 1014295 C 2455265 1014295 2463335 1022365 2463335 1032319 2463335 1042274 2455265 1050344 2445310 1050344 2435355 1050344 2427285 1042274 2427285 1032319 2427285 1022365 2435355 1014295 2445310 1014295 Z M 420569 1014295 C 430524 1014295 438594 1022365 438594 1032319 438594 1042274 430524 1050344 420569 1050344 410615 1050344 402545 1042274 402545 1032319 402545 1022365 410615 1014295 420569 1014295 Z M 1520057 1008287 C 1530012 1008287 1538082 1016357 1538082 1026312 1538082 1036266 1530012 1044336 1520057 1044336 1510103 1044336 1502033 1036266 1502033 1026312 1502033 1016357 1510103 1008287 1520057 1008287 Z M 1387878 1008287 C 1397833 1008287 1405903 1016357 1405903 1026312 1405903 1036266 1397833 1044336 1387878 1044336 1377924 1044336 1369854 1036266 1369854 1026312 1369854 1016357 1377924 1008287 1387878 1008287 Z M 534724 1008287 C 544678 1008287 552748 1016357 552748 1026312 552748 1036266 544678 1044336 534724 1044336 524769 1044336 516699 1036266 516699 1026312 516699 1016357 524769 1008287 534724 1008287 Z M 3016083 1002279 C 3026038 1002279 3034108 1010348 3034108 1020303 3034108 1030258 3026038 1038328 3016083 1038328 3006128 1038328 2998058 1030258 2998058 1020303 2998058 1010348 3006128 1002279 3016083 1002279 Z M 294398 996271 C 304353 996271 312423 1004341 312423 1014295 312423 1024250 304353 1032320 294398 1032320 284444 1032320 276374 1024250 276374 1014295 276374 1004341 284444 996271 294398 996271 Z M 3676978 990263 C 3686933 990263 3695003 998333 3695003 1008287 3695003 1018242 3686933 1026312 3676978 1026312 3667023 1026312 3658953 1018242 3658953 1008287 3658953 998333 3667023 990263 3676978 990263 Z M 3544799 984255 C 3554754 984255 3562824 992325 3562824 1002279 3562824 1012234 3554754 1020304 3544799 1020304 3534844 1020304 3526775 1012234 3526775 1002279 3526775 992325 3534844 984255 3544799 984255 Z M 708959 984255 C 718914 984255 726984 992325 726984 1002279 726984 1012234 718914 1020304 708959 1020304 699005 1020304 690935 1012234 690935 1002279 690935 992325 699005 984255 708959 984255 Z M 3803149 978247 C 3813104 978247 3821174 986317 3821174 996272 3821174 1006226 3813104 1014296 3803149 1014296 3793195 1014296 3785125 1006226 3785125 996272 3785125 986317 3793195 978247 3803149 978247 Z M 1003358 978247 C 1013313 978247 1021383 986317 1021383 996272 1021383 1006226 1013313 1014296 1003358 1014296 993404 1014296 985334 1006226 985334 996272 985334 986317 993404 978247 1003358 978247 Z M 3196327 972238 C 3206282 972238 3214352 980307 3214352 990262 3214352 1000217 3206282 1008287 3196327 1008287 3186372 1008287 3178302 1000217 3178302 990262 3178302 980307 3186372 972238 3196327 972238 Z M 1183602 972238 C 1193557 972238 1201627 980307 1201627 990262 1201627 1000217 1193557 1008287 1183602 1008287 1173648 1008287 1165578 1000217 1165578 990262 1165578 980307 1173648 972238 1183602 972238 Z M 2271074 960222 C 2281029 960222 2289099 968292 2289099 978246 2289099 988201 2281029 996271 2271074 996271 2261120 996271 2253050 988201 2253050 978246 2253050 968292 2261120 960222 2271074 960222 Z M 1658245 960222 C 1668200 960222 1676270 968292 1676270 978246 1676270 988201 1668200 996271 1658245 996271 1648291 996271 1640221 988201 1640221 978246 1640221 968292 1648291 960222 1658245 960222 Z M 1958651 954214 C 1968606 954214 1976676 962284 1976676 972238 1976676 982193 1968606 990263 1958651 990263 1948697 990263 1940627 982193 1940627 972238 1940627 962284 1948697 954214 1958651 954214 Z M 2631562 948206 C 2641517 948206 2649587 956276 2649587 966231 2649587 976185 2641517 984255 2631562 984255 2621608 984255 2613538 976185 2613538 966231 2613538 956276 2621608 948206 2631562 948206 Z M 1838489 948206 C 1848444 948206 1856514 956276 1856514 966231 1856514 976185 1848444 984255 1838489 984255 1828535 984255 1820465 976185 1820465 966231 1820465 956276 1828535 948206 1838489 948206 Z M 3430644 942198 C 3440599 942198 3448669 950267 3448669 960222 3448669 970177 3440599 978247 3430644 978247 3420689 978247 3412620 970177 3412620 960222 3412620 950267 3420689 942198 3430644 942198 Z M 2529424 942198 C 2539379 942198 2547449 950267 2547449 960222 2547449 970177 2539379 978247 2529424 978247 2519469 978247 2511400 970177 2511400 960222 2511400 950267 2519469 942198 2529424 942198 Z M 889203 942198 C 899158 942198 907228 950267 907228 960222 907228 970177 899158 978247 889203 978247 879249 978247 871179 970177 871179 960222 871179 950267 879249 942198 889203 942198 Z M 3935328 936190 C 3945283 936190 3953353 944260 3953353 954214 3953353 964169 3945283 972239 3935328 972239 3925373 972239 3917304 964169 3917304 954214 3917304 944260 3925373 936190 3935328 936190 Z M 1303765 936190 C 1313720 936190 1321790 944260 1321790 954214 1321790 964169 1313720 972239 1303765 972239 1293811 972239 1285741 964169 1285741 954214 1285741 944260 1293811 936190 1303765 936190 Z M 600813 924173 C 610768 924173 618838 932243 618838 942197 618838 952152 610768 960222 600813 960222 590859 960222 582789 952152 582789 942197 582789 932243 590859 924173 600813 924173 Z M 3088181 918165 C 3098136 918165 3106206 926235 3106206 936190 3106206 946144 3098136 954214 3088181 954214 3078227 954214 3070157 946144 3070157 936190 3070157 926235 3078227 918165 3088181 918165 Z M 2883904 918165 C 2893859 918165 2901929 926235 2901929 936190 2901929 946144 2893859 954214 2883904 954214 2873949 954214 2865880 946144 2865880 936190 2865880 926235 2873949 918165 2883904 918165 Z M 2379221 918165 C 2389176 918165 2397246 926235 2397246 936190 2397246 946144 2389176 954214 2379221 954214 2369267 954214 2361197 946144 2361197 936190 2361197 926235 2369267 918165 2379221 918165 Z M 2120871 918165 C 2130826 918165 2138896 926235 2138896 936190 2138896 946144 2130826 954214 2120871 954214 2110917 954214 2102847 946144 2102847 936190 2102847 926235 2110917 918165 2120871 918165 Z M 3328506 906149 C 3338461 906149 3346531 914219 3346531 924173 3346531 934128 3338461 942198 3328506 942198 3318552 942198 3310482 934128 3310482 924173 3310482 914219 3318552 906149 3328506 906149 Z M 1508041 900141 C 1517996 900141 1526066 908211 1526066 918165 1526066 928120 1517996 936190 1508041 936190 1498087 936190 1490017 928120 1490017 918165 1490017 908211 1498087 900141 1508041 900141 Z M 2739709 894133 C 2749664 894133 2757734 902203 2757734 912157 2757734 922112 2749664 930182 2739709 930182 2729754 930182 2721685 922112 2721685 912157 2721685 902203 2729754 894133 2739709 894133 Z M 360487 894133 C 370442 894133 378512 902203 378512 912157 378512 922112 370442 930182 360487 930182 350533 930182 342463 922112 342463 912157 342463 902203 350533 894133 360487 894133 Z M 1093480 888125 C 1103435 888125 1111505 896195 1111505 906150 1111505 916104 1103435 924174 1093480 924174 1083526 924174 1075456 916104 1075456 906150 1075456 896195 1083526 888125 1093480 888125 Z M 3707019 882116 C 3716974 882116 3725044 890185 3725044 900140 3725044 910095 3716974 918165 3707019 918165 3697064 918165 3688994 910095 3688994 900140 3688994 890185 3697064 882116 3707019 882116 Z M 1742358 882116 C 1752313 882116 1760383 890185 1760383 900140 1760383 910095 1752313 918165 1742358 918165 1732404 918165 1724334 910095 1724334 900140 1724334 890185 1732404 882116 1742358 882116 Z M 757024 876108 C 766979 876108 775049 884178 775049 894132 775049 904087 766979 912157 757024 912157 747070 912157 739000 904087 739000 894132 739000 884178 747070 876108 757024 876108 Z M 6104265 870100 C 6114220 870100 6122290 878170 6122290 888124 6122290 898079 6114220 906149 6104265 906149 6094310 906149 6086241 898079 6086241 888124 6086241 878170 6094310 870100 6104265 870100 Z M 474642 870100 C 484597 870100 492667 878170 492667 888124 492667 898079 484597 906149 474642 906149 464688 906149 456618 898079 456618 888124 456618 878170 464688 870100 474642 870100 Z M 3568832 864092 C 3578787 864092 3586857 872162 3586857 882116 3586857 892071 3578787 900141 3568832 900141 3558878 900141 3550808 892071 3550808 882116 3550808 872162 3558878 864092 3568832 864092 Z M 2980034 864092 C 2989989 864092 2998059 872162 2998059 882116 2998059 892071 2989989 900141 2980034 900141 2970079 900141 2962010 892071 2962010 882116 2962010 872162 2970079 864092 2980034 864092 Z M 2012725 864092 C 2022680 864092 2030750 872162 2030750 882116 2030750 892071 2022680 900141 2012725 900141 2002771 900141 1994701 892071 1994701 882116 1994701 872162 2002771 864092 2012725 864092 Z M 3857222 858084 C 3867177 858084 3875247 866154 3875247 876109 3875247 886063 3867177 894133 3857222 894133 3847267 894133 3839197 886063 3839197 876109 3839197 866154 3847267 858084 3857222 858084 Z M 1387878 858084 C 1397833 858084 1405903 866154 1405903 876109 1405903 886063 1397833 894133 1387878 894133 1377924 894133 1369854 886063 1369854 876109 1369854 866154 1377924 858084 1387878 858084 Z M 973317 852076 C 983272 852076 991342 860145 991342 870100 991342 880055 983272 888125 973317 888125 963363 888125 955293 880055 955293 870100 955293 860145 963363 852076 973317 852076 Z M 228308 852076 C 238263 852076 246333 860145 246333 870100 246333 880055 238263 888125 228308 888125 218354 888125 210284 880055 210284 870100 210284 860145 218354 852076 228308 852076 Z M 3196327 846068 C 3206282 846068 3214352 854138 3214352 864092 3214352 874047 3206282 882117 3196327 882117 3186372 882117 3178302 874047 3178302 864092 3178302 854138 3186372 846068 3196327 846068 Z M 6218419 840059 C 6228374 840059 6236444 848129 6236444 858083 6236444 868038 6228374 876108 6218419 876108 6208464 876108 6200395 868038 6200395 858083 6200395 848129 6208464 840059 6218419 840059 Z M 5978094 834051 C 5988049 834051 5996119 842121 5996119 852075 5996119 862030 5988049 870100 5978094 870100 5968139 870100 5960070 862030 5960070 852075 5960070 842121 5968139 834051 5978094 834051 Z M 2198977 834051 C 2208932 834051 2217002 842121 2217002 852075 2217002 862030 2208932 870100 2198977 870100 2189023 870100 2180953 862030 2180953 852075 2180953 842121 2189023 834051 2198977 834051 Z M 1622196 834051 C 1632151 834051 1640221 842121 1640221 852075 1640221 862030 1632151 870100 1622196 870100 1612242 870100 1604172 862030 1604172 852075 1604172 842121 1612242 834051 1622196 834051 Z M 1201626 834051 C 1211581 834051 1219651 842121 1219651 852075 1219651 862030 1211581 870100 1201626 870100 1191672 870100 1183602 862030 1183602 852075 1183602 842121 1191672 834051 1201626 834051 Z M 2469343 828043 C 2479298 828043 2487368 836113 2487368 846068 2487368 856022 2479298 864092 2469343 864092 2459388 864092 2451319 856022 2451319 846068 2451319 836113 2459388 828043 2469343 828043 Z M 3448669 822035 C 3458624 822035 3466694 830104 3466694 840059 3466694 850014 3458624 858084 3448669 858084 3438715 858084 3430645 850014 3430645 840059 3430645 830104 3438715 822035 3448669 822035 Z M 1874537 822035 C 1884492 822035 1892562 830104 1892562 840059 1892562 850014 1884492 858084 1874537 858084 1864583 858084 1856513 850014 1856513 840059 1856513 830104 1864583 822035 1874537 822035 Z M 2823823 816027 C 2833778 816027 2841848 824097 2841848 834051 2841848 844006 2833778 852076 2823823 852076 2813868 852076 2805799 844006 2805799 834051 2805799 824097 2813868 816027 2823823 816027 Z M 2595514 816027 C 2605469 816027 2613539 824097 2613539 834051 2613539 844006 2605469 852076 2595514 852076 2585559 852076 2577489 844006 2577489 834051 2577489 824097 2585559 816027 2595514 816027 Z M 2307124 816027 C 2317078 816027 2325148 824097 2325148 834051 2325148 844006 2317078 852076 2307124 852076 2297169 852076 2289099 844006 2289099 834051 2289099 824097 2297169 816027 2307124 816027 Z M 606821 816027 C 616776 816027 624846 824097 624846 834051 624846 844006 616776 852076 606821 852076 596867 852076 588797 844006 588797 834051 588797 824097 596867 816027 606821 816027 Z M 3292457 791994 C 3302412 791994 3310482 800063 3310482 810018 3310482 819973 3302412 828043 3292457 828043 3282503 828043 3274433 819973 3274433 810018 3274433 800063 3282503 791994 3292457 791994 Z M 859163 791994 C 869118 791994 877188 800063 877188 810018 877188 819973 869118 828043 859163 828043 849209 828043 841139 819973 841139 810018 841139 800063 849209 791994 859163 791994 Z M 1297756 785986 C 1307711 785986 1315781 794056 1315781 804010 1315781 813965 1307711 822035 1297756 822035 1287802 822035 1279732 813965 1279732 804010 1279732 794056 1287802 785986 1297756 785986 Z M 324438 785986 C 334393 785986 342463 794056 342463 804010 342463 813965 334393 822035 324438 822035 314484 822035 306414 813965 306414 804010 306414 794056 314484 785986 324438 785986 Z M 3755084 779978 C 3765039 779978 3773109 788048 3773109 798002 3773109 807957 3765039 816027 3755084 816027 3745129 816027 3737060 807957 3737060 798002 3737060 788048 3745129 779978 3755084 779978 Z M 1496026 779978 C 1505980 779978 1514050 788048 1514050 798002 1514050 807957 1505980 816027 1496026 816027 1486071 816027 1478001 807957 1478001 798002 1478001 788048 1486071 779978 1496026 779978 Z M 3622905 767962 C 3632860 767962 3640930 776032 3640930 785987 3640930 795941 3632860 804011 3622905 804011 3612951 804011 3604881 795941 3604881 785987 3604881 776032 3612951 767962 3622905 767962 Z M 3112213 767962 C 3122168 767962 3130238 776032 3130238 785987 3130238 795941 3122168 804011 3112213 804011 3102259 804011 3094189 795941 3094189 785987 3094189 776032 3102259 767962 3112213 767962 Z M 714968 767962 C 724922 767962 732992 776032 732992 785987 732992 795941 724922 804011 714968 804011 705013 804011 696943 795941 696943 785987 696943 776032 705013 767962 714968 767962 Z M 2986042 761954 C 2995997 761954 3004067 770023 3004067 779978 3004067 789933 2995997 798003 2986042 798003 2976087 798003 2968017 789933 2968017 779978 2968017 770023 2976087 761954 2986042 761954 Z M 1736351 761954 C 1746305 761954 1754375 770023 1754375 779978 1754375 789933 1746305 798003 1736351 798003 1726396 798003 1718326 789933 1718326 779978 1718326 770023 1726396 761954 1736351 761954 Z M 5863939 755946 C 5873894 755946 5881964 764016 5881964 773970 5881964 783925 5873894 791995 5863939 791995 5853984 791995 5845915 783925 5845915 773970 5845915 764016 5853984 755946 5863939 755946 Z M 2685636 755946 C 2695591 755946 2703661 764016 2703661 773970 2703661 783925 2695591 791995 2685636 791995 2675681 791995 2667611 783925 2667611 773970 2667611 764016 2675681 755946 2685636 755946 Z M 1069447 755946 C 1079402 755946 1087472 764016 1087472 773970 1087472 783925 1079402 791995 1069447 791995 1059493 791995 1051423 783925 1051423 773970 1051423 764016 1059493 755946 1069447 755946 Z M 3935328 749937 C 3945283 749937 3953353 758007 3953353 767961 3953353 777916 3945283 785986 3935328 785986 3925373 785986 3917304 777916 3917304 767961 3917304 758007 3925373 749937 3935328 749937 Z M 2114863 749937 C 2124818 749937 2132888 758007 2132888 767961 2132888 777916 2124818 785986 2114863 785986 2104909 785986 2096839 777916 2096839 767961 2096839 758007 2104909 749937 2114863 749937 Z M 2006717 749937 C 2016671 749937 2024741 758007 2024741 767961 2024741 777916 2016671 785986 2006717 785986 1996762 785986 1988692 777916 1988692 767961 1988692 758007 1996762 749937 2006717 749937 Z M 6116281 737921 C 6126236 737921 6134306 745991 6134306 755946 6134306 765900 6126236 773970 6116281 773970 6106327 773970 6098257 765900 6098257 755946 6098257 745991 6106327 737921 6116281 737921 Z M 2397246 737921 C 2407200 737921 2415270 745991 2415270 755946 2415270 765900 2407200 773970 2397246 773970 2387291 773970 2379221 765900 2379221 755946 2379221 745991 2387291 737921 2397246 737921 Z M 522707 731913 C 532662 731913 540732 739982 540732 749937 540732 759892 532662 767962 522707 767962 512753 767962 504683 759892 504683 749937 504683 739982 512753 731913 522707 731913 Z M 414561 731913 C 424516 731913 432586 739982 432586 749937 432586 759892 424516 767962 414561 767962 404607 767962 396537 759892 396537 749937 396537 739982 404607 731913 414561 731913 Z M 6236444 725905 C 6246399 725905 6254469 733975 6254469 743929 6254469 753884 6246399 761954 6236444 761954 6226490 761954 6218420 753884 6218420 743929 6218420 733975 6226490 725905 6236444 725905 Z M 961301 725905 C 971256 725905 979326 733975 979326 743929 979326 753884 971256 761954 961301 761954 951347 761954 943277 753884 943277 743929 943277 733975 951347 725905 961301 725905 Z M 3400604 719897 C 3410559 719897 3418629 727967 3418629 737921 3418629 747876 3410559 755946 3400604 755946 3390649 755946 3382580 747876 3382580 737921 3382580 727967 3390649 719897 3400604 719897 Z M 6002126 713889 C 6012081 713889 6020151 721959 6020151 731913 6020151 741868 6012081 749938 6002126 749938 5992172 749938 5984102 741868 5984102 731913 5984102 721959 5992172 713889 6002126 713889 Z M 1610179 713889 C 1620134 713889 1628204 721959 1628204 731913 1628204 741868 1620134 749938 1610179 749938 1600225 749938 1592155 741868 1592155 731913 1592155 721959 1600225 713889 1610179 713889 Z M 3520767 707881 C 3530722 707881 3538792 715951 3538792 725906 3538792 735860 3530722 743930 3520767 743930 3510812 743930 3502743 735860 3502743 725906 3502743 715951 3510812 707881 3520767 707881 Z M 2895920 701872 C 2905875 701872 2913945 709941 2913945 719896 2913945 729851 2905875 737921 2895920 737921 2885965 737921 2877895 729851 2877895 719896 2877895 709941 2885965 701872 2895920 701872 Z M 2547449 701872 C 2557404 701872 2565474 709941 2565474 719896 2565474 729851 2557404 737921 2547449 737921 2537495 737921 2529425 729851 2529425 719896 2529425 709941 2537495 701872 2547449 701872 Z M 2241034 701872 C 2250989 701872 2259059 709941 2259059 719896 2259059 729851 2250989 737921 2241034 737921 2231080 737921 2223010 729851 2223010 719896 2223010 709941 2231080 701872 2241034 701872 Z M 1411911 701872 C 1421866 701872 1429936 709941 1429936 719896 1429936 729851 1421866 737921 1411911 737921 1401957 737921 1393887 729851 1393887 719896 1393887 709941 1401957 701872 1411911 701872 Z M 1165578 701872 C 1175532 701872 1183602 709941 1183602 719896 1183602 729851 1175532 737921 1165578 737921 1155623 737921 1147553 729851 1147553 719896 1147553 709941 1155623 701872 1165578 701872 Z M 168227 701872 C 178182 701872 186252 709941 186252 719896 186252 729851 178182 737921 168227 737921 158273 737921 150203 729851 150203 719896 150203 709941 158273 701872 168227 701872 Z M 1910586 695864 C 1920541 695864 1928611 703934 1928611 713888 1928611 723843 1920541 731913 1910586 731913 1900632 731913 1892562 723843 1892562 713888 1892562 703934 1900632 695864 1910586 695864 Z M 3833190 689856 C 3843145 689856 3851215 697926 3851215 707880 3851215 717835 3843145 725905 3833190 725905 3823236 725905 3815166 717835 3815166 707880 3815166 697926 3823236 689856 3833190 689856 Z M 2787774 689856 C 2797729 689856 2805799 697926 2805799 707880 2805799 717835 2797729 725905 2787774 725905 2777820 725905 2769750 717835 2769750 707880 2769750 697926 2777820 689856 2787774 689856 Z M 5737768 677840 C 5747723 677840 5755793 685910 5755793 695865 5755793 705819 5747723 713889 5737768 713889 5727813 713889 5719744 705819 5719744 695865 5719744 685910 5727813 677840 5737768 677840 Z M 781057 677840 C 791012 677840 799082 685910 799082 695865 799082 705819 791012 713889 781057 713889 771103 713889 763033 705819 763033 695865 763033 685910 771103 677840 781057 677840 Z M 276373 677840 C 286328 677840 294398 685910 294398 695865 294398 705819 286328 713889 276373 713889 266419 713889 258349 705819 258349 695865 258349 685910 266419 677840 276373 677840 Z M 1784415 671832 C 1794370 671832 1802440 679901 1802440 689856 1802440 699811 1794370 707881 1784415 707881 1774461 707881 1766391 699811 1766391 689856 1766391 679901 1774461 671832 1784415 671832 Z M 3713027 665824 C 3722982 665824 3731052 673894 3731052 683848 3731052 693803 3722982 701873 3713027 701873 3703073 701873 3695003 693803 3695003 683848 3695003 673894 3703073 665824 3713027 665824 Z M 3274433 665824 C 3284388 665824 3292458 673894 3292458 683848 3292458 693803 3284388 701873 3274433 701873 3264478 701873 3256409 693803 3256409 683848 3256409 673894 3264478 665824 3274433 665824 Z M 1291748 665824 C 1301703 665824 1309773 673894 1309773 683848 1309773 693803 1301703 701873 1291748 701873 1281794 701873 1273724 693803 1273724 683848 1273724 673894 1281794 665824 1291748 665824 Z M 636862 665824 C 646817 665824 654887 673894 654887 683848 654887 693803 646817 701873 636862 701873 626908 701873 618838 693803 618838 683848 618838 673894 626908 665824 636862 665824 Z M 3172295 659815 C 3182250 659815 3190320 667885 3190320 677839 3190320 687794 3182250 695864 3172295 695864 3162341 695864 3154271 687794 3154271 677839 3154271 667885 3162341 659815 3172295 659815 Z M 6314550 647799 C 6324504 647799 6332574 655869 6332574 665824 6332574 675778 6324505 683848 6314550 683848 6304595 683848 6296525 675778 6296525 665824 6296525 655869 6304594 647799 6314550 647799 Z M 3040116 647799 C 3050071 647799 3058141 655869 3058141 665824 3058141 675778 3050071 683848 3040116 683848 3030161 683848 3022092 675778 3022092 665824 3022092 655869 3030161 647799 3040116 647799 Z M 4025450 641791 C 4035405 641791 4043475 649860 4043475 659815 4043475 669770 4035405 677840 4025450 677840 4015495 677840 4007426 669770 4007426 659815 4007426 649860 4015495 641791 4025450 641791 Z M 5948053 629775 C 5958008 629775 5966078 637845 5966078 647799 5966078 657754 5958008 665824 5948053 665824 5938098 665824 5930029 657754 5930029 647799 5930029 637845 5938098 629775 5948053 629775 Z M 2673619 629775 C 2683574 629775 2691644 637845 2691644 647799 2691644 657754 2683574 665824 2673619 665824 2663664 665824 2655595 657754 2655595 647799 2655595 637845 2663664 629775 2673619 629775 Z M 2331156 629775 C 2341111 629775 2349181 637845 2349181 647799 2349181 657754 2341111 665824 2331156 665824 2321202 665824 2313132 657754 2313132 647799 2313132 637845 2321202 629775 2331156 629775 Z M 1514049 629775 C 1524004 629775 1532074 637845 1532074 647799 1532074 657754 1524004 665824 1514049 665824 1504095 665824 1496025 657754 1496025 647799 1496025 637845 1504095 629775 1514049 629775 Z M 901219 629775 C 911174 629775 919244 637845 919244 647799 919244 657754 911174 665824 901219 665824 891265 665824 883195 657754 883195 647799 883195 637845 891265 629775 901219 629775 Z M 5827891 617758 C 5837846 617758 5845916 625828 5845916 635783 5845916 645737 5837846 653807 5827891 653807 5817936 653807 5809867 645737 5809867 635783 5809867 625828 5817936 617758 5827891 617758 Z M 2469343 617758 C 2479298 617758 2487368 625828 2487368 635783 2487368 645737 2479298 653807 2469343 653807 2459388 653807 2451319 645737 2451319 635783 2451319 625828 2459388 617758 2469343 617758 Z M 6110273 611750 C 6120228 611750 6128298 619819 6128298 629774 6128298 639729 6120228 647799 6110273 647799 6100318 647799 6092248 639729 6092248 629774 6092248 619819 6100318 611750 6110273 611750 Z M 3598872 611750 C 3608827 611750 3616897 619819 3616897 629774 3616897 639729 3608827 647799 3598872 647799 3588918 647799 3580848 639729 3580848 629774 3580848 619819 3588918 611750 3598872 611750 Z M 2150912 611750 C 2160867 611750 2168937 619819 2168937 629774 2168937 639729 2160867 647799 2150912 647799 2140958 647799 2132888 639729 2132888 629774 2132888 619819 2140958 611750 2150912 611750 Z M 2036758 605742 C 2046712 605742 2054782 613812 2054782 623766 2054782 633721 2046712 641791 2036758 641791 2026803 641791 2018733 633721 2018733 623766 2018733 613812 2026803 605742 2036758 605742 Z M 1652236 605742 C 1662191 605742 1670261 613812 1670261 623766 1670261 633721 1662191 641791 1652236 641791 1642282 641791 1634212 633721 1634212 623766 1634212 613812 1642282 605742 1652236 605742 Z M 1027390 605742 C 1037345 605742 1045415 613812 1045415 623766 1045415 633721 1037345 641791 1027390 641791 1017436 641791 1009366 633721 1009366 623766 1009366 613812 1017436 605742 1027390 605742 Z M 504684 605742 C 514638 605742 522708 613812 522708 623766 522708 633721 514638 641791 504684 641791 494729 641791 486659 633721 486659 623766 486659 613812 494729 605742 504684 605742 Z M 378512 605742 C 388467 605742 396537 613812 396537 623766 396537 633721 388467 641791 378512 641791 368558 641791 360488 633721 360488 623766 360488 613812 368558 605742 378512 605742 Z M 3358547 599734 C 3368502 599734 3376572 607804 3376572 617758 3376572 627713 3368502 635783 3358547 635783 3348593 635783 3340523 627713 3340523 617758 3340523 607804 3348593 599734 3358547 599734 Z M 3887263 593726 C 3897218 593726 3905288 601796 3905288 611750 3905288 621705 3897218 629775 3887263 629775 3877308 629775 3869238 621705 3869238 611750 3869238 601796 3877308 593726 3887263 593726 Z M 5623614 587718 C 5633569 587718 5641639 595788 5641639 605743 5641639 615697 5633569 623767 5623614 623767 5613659 623767 5605590 615697 5605590 605743 5605590 595788 5613659 587718 5623614 587718 Z M 4157629 587718 C 4167584 587718 4175654 595788 4175654 605743 4175654 615697 4167584 623767 4157629 623767 4147674 623767 4139604 615697 4139604 605743 4139604 595788 4147674 587718 4157629 587718 Z M 1886555 587718 C 1896509 587718 1904579 595788 1904579 605743 1904579 615697 1896509 623767 1886555 623767 1876600 623767 1868530 615697 1868530 605743 1868530 595788 1876600 587718 1886555 587718 Z M 1147553 587718 C 1157508 587718 1165578 595788 1165578 605743 1165578 615697 1157508 623767 1147553 623767 1137599 623767 1129529 615697 1129529 605743 1129529 595788 1137599 587718 1147553 587718 Z M 6212411 581710 C 6222366 581710 6230436 589779 6230436 599734 6230436 609689 6222366 617759 6212411 617759 6202457 617759 6194387 609689 6194387 599734 6194387 589779 6202457 581710 6212411 581710 Z M 3478710 581710 C 3488665 581710 3496735 589779 3496735 599734 3496735 609689 3488665 617759 3478710 617759 3468756 617759 3460686 609689 3460686 599734 3460686 589779 3468756 581710 3478710 581710 Z M 2883904 581710 C 2893859 581710 2901929 589779 2901929 599734 2901929 609689 2893859 617759 2883904 617759 2873949 617759 2865880 609689 2865880 599734 2865880 589779 2873949 581710 2883904 581710 Z M 4488076 575702 C 4498031 575702 4506101 583772 4506101 593726 4506101 603681 4498031 611751 4488076 611751 4478121 611751 4470051 603681 4470051 593726 4470051 583772 4478121 575702 4488076 575702 Z M 4313840 575702 C 4323795 575702 4331865 583772 4331865 593726 4331865 603681 4323795 611751 4313840 611751 4303886 611751 4295816 603681 4295816 593726 4295816 583772 4303886 575702 4313840 575702 Z M 1381870 569693 C 1391825 569693 1399895 577763 1399895 587717 1399895 597672 1391825 605742 1381870 605742 1371916 605742 1363846 597672 1363846 587717 1363846 577763 1371916 569693 1381870 569693 Z M 126170 563685 C 136125 563685 144195 571755 144195 581709 144195 591664 136125 599734 126170 599734 116216 599734 108146 591664 108146 581709 108146 571755 116216 563685 126170 563685 Z M 2583497 557677 C 2593452 557677 2601522 565747 2601522 575702 2601522 585656 2593452 593726 2583497 593726 2573542 593726 2565473 585656 2565473 575702 2565473 565747 2573542 557677 2583497 557677 Z M 246333 557677 C 256288 557677 264358 565747 264358 575702 264358 585656 256288 593726 246333 593726 236379 593726 228309 585656 228309 575702 228309 565747 236379 557677 246333 557677 Z M 1736351 551669 C 1746305 551669 1754375 559738 1754375 569693 1754375 579648 1746305 587718 1736351 587718 1726396 587718 1718326 579648 1718326 569693 1718326 559738 1726396 551669 1736351 551669 Z M 3731051 545661 C 3741006 545661 3749076 553731 3749076 563685 3749076 573640 3741006 581710 3731051 581710 3721096 581710 3713027 573640 3713027 563685 3713027 553731 3721096 545661 3731051 545661 Z M 2763741 545661 C 2773696 545661 2781766 553731 2781766 563685 2781766 573640 2773696 581710 2763741 581710 2753786 581710 2745717 573640 2745717 563685 2745717 553731 2753786 545661 2763741 545661 Z M 726984 545661 C 736939 545661 745009 553731 745009 563685 745009 573640 736939 581710 726984 581710 717030 581710 708960 573640 708960 563685 708960 553731 717030 545661 726984 545661 Z M 3136246 539653 C 3146201 539653 3154271 547723 3154271 557677 3154271 567632 3146201 575702 3136246 575702 3126291 575702 3118221 567632 3118221 557677 3118221 547723 3126291 539653 3136246 539653 Z M 3004067 539653 C 3014022 539653 3022092 547723 3022092 557677 3022092 567632 3014022 575702 3004067 575702 2994112 575702 2986043 567632 2986043 557677 2986043 547723 2994112 539653 3004067 539653 Z M 835130 539653 C 841767 539653 847146 545033 847146 551669 847146 558306 841767 563685 835130 563685 828494 563685 823114 558305 823114 551669 823114 545033 828494 539653 835130 539653 Z M 612829 539653 C 622784 539653 630854 547723 630854 557677 630854 567632 622784 575702 612829 575702 602875 575702 594805 567632 594805 557677 594805 547723 602875 539653 612829 539653 Z M 6014143 533645 C 6024098 533645 6032168 541715 6032168 551669 6032168 561624 6024098 569694 6014143 569694 6004188 569694 5996119 561624 5996119 551669 5996119 541715 6004188 533645 6014143 533645 Z M 5725752 533645 C 5735707 533645 5743777 541715 5743777 551669 5743777 561624 5735707 569694 5725752 569694 5715798 569694 5707728 561624 5707728 551669 5707728 541715 5715798 533645 5725752 533645 Z M 4013434 533645 C 4023389 533645 4031459 541715 4031459 551669 4031459 561624 4023389 569694 4013434 569694 4003480 569694 3995410 561624 3995410 551669 3995410 541715 4003480 533645 4013434 533645 Z M 2223009 533645 C 2232964 533645 2241034 541715 2241034 551669 2241034 561624 2232964 569694 2223009 569694 2213055 569694 2204985 561624 2204985 551669 2204985 541715 2213055 533645 2223009 533645 Z M 1249691 533645 C 1259646 533645 1267716 541715 1267716 551669 1267716 561624 1259646 569694 1249691 569694 1239737 569694 1231667 561624 1231667 551669 1231667 541715 1239737 533645 1249691 533645 Z M 2409261 527636 C 2419216 527636 2427286 535706 2427286 545661 2427286 555615 2419216 563685 2409261 563685 2399307 563685 2391237 555615 2391237 545661 2391237 535706 2399307 527636 2409261 527636 Z M 5527484 521628 C 5537439 521628 5545509 529697 5545509 539652 5545509 549607 5537439 557677 5527484 557677 5517529 557677 5509460 549607 5509460 539652 5509460 529697 5517529 521628 5527484 521628 Z M 4830540 521628 C 4840495 521628 4848565 529697 4848565 539652 4848565 549607 4840495 557677 4830540 557677 4820586 557677 4812516 549607 4812516 539652 4812516 529697 4820586 521628 4830540 521628 Z M 1514049 521628 C 1524004 521628 1532074 529697 1532074 539652 1532074 549607 1524004 557677 1514049 557677 1504095 557677 1496025 549607 1496025 539652 1496025 529697 1504095 521628 1514049 521628 Z M 6332574 515620 C 6342528 515620 6350598 523690 6350598 533644 6350598 543599 6342529 551669 6332574 551669 6322620 551669 6314549 543599 6314549 533644 6314549 523690 6322619 515620 6332574 515620 Z M 5893980 509612 C 5903935 509612 5912005 517682 5912005 527636 5912005 537591 5903935 545661 5893980 545661 5884025 545661 5875956 537591 5875956 527636 5875956 517682 5884025 509612 5893980 509612 Z M 3244392 509612 C 3254347 509612 3262417 517682 3262417 527636 3262417 537591 3254347 545661 3244392 545661 3234437 545661 3226368 537591 3226368 527636 3226368 517682 3234437 509612 3244392 509612 Z M 1982684 509612 C 1992639 509612 2000709 517682 2000709 527636 2000709 537591 1992639 545661 1982684 545661 1972730 545661 1964660 537591 1964660 527636 1964660 517682 1972730 509612 1982684 509612 Z M 5040825 503604 C 5050780 503604 5058850 511674 5058850 521628 5058850 531583 5050780 539653 5040825 539653 5030871 539653 5022801 531583 5022801 521628 5022801 511674 5030871 503604 5040825 503604 Z M 4926670 503604 C 4936625 503604 4944695 511674 4944695 521628 4944695 531583 4936625 539653 4926670 539653 4916715 539653 4908646 531583 4908646 521628 4908646 511674 4916715 503604 4926670 503604 Z M 5419337 497596 C 5429292 497596 5437362 505666 5437362 515621 5437362 525575 5429292 533645 5419337 533645 5409382 533645 5401312 525575 5401312 515621 5401312 505666 5409382 497596 5419337 497596 Z M 3610889 497596 C 3620844 497596 3628914 505666 3628914 515621 3628914 525575 3620844 533645 3610889 533645 3600934 533645 3592865 525575 3592865 515621 3592865 505666 3600934 497596 3610889 497596 Z M 967309 497596 C 977264 497596 985334 505666 985334 515621 985334 525575 977264 533645 967309 533645 957355 533645 949285 525575 949285 515621 949285 505666 957355 497596 967309 497596 Z M 450609 497596 C 460564 497596 468634 505666 468634 515621 468634 525575 460564 533645 450609 533645 440655 533645 432585 525575 432585 515621 432585 505666 440655 497596 450609 497596 Z M 4632272 485580 C 4642227 485580 4650297 493650 4650297 503604 4650297 513559 4642227 521629 4632272 521629 4622317 521629 4614248 513559 4614248 503604 4614248 493650 4622317 485580 4632272 485580 Z M 4379930 485580 C 4389885 485580 4397955 493650 4397955 503604 4397955 513559 4389885 521629 4379930 521629 4369976 521629 4361906 513559 4361906 503604 4361906 493650 4369976 485580 4379930 485580 Z M 5160987 479571 C 5170942 479571 5179012 487641 5179012 497595 5179012 507550 5170942 515620 5160987 515620 5151033 515620 5142963 507550 5142963 497595 5142963 487641 5151033 479571 5160987 479571 Z M 4241743 479571 C 4251698 479571 4259768 487641 4259768 497595 4259768 507550 4251698 515620 4241743 515620 4231788 515620 4223719 507550 4223719 497595 4223719 487641 4231788 479571 4241743 479571 Z M 3821173 479571 C 3831128 479571 3839198 487641 3839198 497595 3839198 507550 3831128 515620 3821173 515620 3811218 515620 3803149 507550 3803149 497595 3803149 487641 3811218 479571 3821173 479571 Z M 3364555 479571 C 3374510 479571 3382580 487641 3382580 497595 3382580 507550 3374510 515620 3364555 515620 3354600 515620 3346531 507550 3346531 497595 3346531 487641 3354600 479571 3364555 479571 Z M 1093480 479571 C 1103435 479571 1111505 487641 1111505 497595 1111505 507550 1103435 515620 1093480 515620 1083526 515620 1075456 507550 1075456 497595 1075456 487641 1083526 479571 1093480 479571 Z M 5299175 473563 C 5309130 473563 5317200 481633 5317200 491587 5317200 501542 5309130 509612 5299175 509612 5289220 509612 5281150 501542 5281150 491587 5281150 481633 5289220 473563 5299175 473563 Z M 4506101 473563 C 4516056 473563 4524126 481633 4524126 491587 4524126 501542 4516056 509612 4506101 509612 4496146 509612 4488077 501542 4488077 491587 4488077 481633 4496146 473563 4506101 473563 Z M 4115572 473563 C 4125527 473563 4133597 481633 4133597 491587 4133597 501542 4125527 509612 4115572 509612 4105617 509612 4097548 501542 4097548 491587 4097548 481633 4105617 473563 4115572 473563 Z M 2295107 473563 C 2305062 473563 2313132 481633 2313132 491587 2313132 501542 2305062 509612 2295107 509612 2285153 509612 2277083 501542 2277083 491587 2277083 481633 2285153 473563 2295107 473563 Z M 1838489 473563 C 1848444 473563 1856514 481633 1856514 491587 1856514 501542 1848444 509612 1838489 509612 1828535 509612 1820465 501542 1820465 491587 1820465 481633 1828535 473563 1838489 473563 Z M 2889912 467555 C 2899867 467555 2907937 475625 2907937 485580 2907937 495534 2899867 503604 2889912 503604 2879957 503604 2871888 495534 2871888 485580 2871888 475625 2879957 467555 2889912 467555 Z M 2108855 467555 C 2118810 467555 2126880 475625 2126880 485580 2126880 495534 2118810 503604 2108855 503604 2098901 503604 2090831 495534 2090831 485580 2090831 475625 2098901 467555 2108855 467555 Z M 1616189 467555 C 1626143 467555 1634213 475625 1634213 485580 1634213 495534 1626143 503604 1616189 503604 1606234 503604 1598164 495534 1598164 485580 1598164 475625 1606234 467555 1616189 467555 Z M 330447 467555 C 340402 467555 348472 475625 348472 485580 348472 495534 340402 503604 330447 503604 320493 503604 312423 495534 312423 485580 312423 475625 320493 467555 330447 467555 Z M 3935328 461547 C 3945283 461547 3953353 469616 3953353 479571 3953353 489526 3945283 497596 3935328 497596 3925373 497596 3917304 489526 3917304 479571 3917304 469616 3925373 461547 3935328 461547 Z M 6224427 455539 C 6234382 455539 6242452 463609 6242452 473563 6242452 483518 6234382 491588 6224427 491588 6214472 491588 6206403 483518 6206403 473563 6206403 463609 6214472 455539 6224427 455539 Z M 6110273 455539 C 6120228 455539 6128298 463609 6128298 473563 6128298 483518 6120228 491588 6110273 491588 6100318 491588 6092248 483518 6092248 473563 6092248 463609 6100318 455539 6110273 455539 Z M 3496734 455539 C 3506689 455539 3514759 463609 3514759 473563 3514759 483518 3506689 491588 3496734 491588 3486779 491588 3478709 483518 3478709 473563 3478709 463609 3486779 455539 3496734 455539 Z M 1333805 455539 C 1343760 455539 1351830 463609 1351830 473563 1351830 483518 1343760 491588 1333805 491588 1323851 491588 1315781 483518 1315781 473563 1315781 463609 1323851 455539 1333805 455539 Z M 2727693 449531 C 2737648 449531 2745718 457601 2745718 467555 2745718 477510 2737648 485580 2727693 485580 2717739 485580 2709669 477510 2709669 467555 2709669 457601 2717739 449531 2727693 449531 Z M 2607530 449531 C 2617485 449531 2625555 457601 2625555 467555 2625555 477510 2617485 485580 2607530 485580 2597576 485580 2589506 477510 2589506 467555 2589506 457601 2597576 449531 2607530 449531 Z M 5797850 443523 C 5807805 443523 5815875 451593 5815875 461547 5815875 471502 5807805 479572 5797850 479572 5787895 479572 5779826 471502 5779826 461547 5779826 451593 5787895 443523 5797850 443523 Z M 5653655 443523 C 5663610 443523 5671680 451593 5671680 461547 5671680 471502 5663610 479572 5653655 479572 5643700 479572 5635631 471502 5635631 461547 5635631 451593 5643700 443523 5653655 443523 Z M 96129 437514 C 106084 437514 114154 445584 114154 455539 114154 465493 106084 473563 96129 473563 86175 473563 78105 465493 78105 455539 78105 445584 86175 437514 96129 437514 Z M 3058140 431506 C 3068095 431506 3076165 439575 3076165 449530 3076165 459485 3068095 467555 3058140 467555 3048186 467555 3040116 459485 3040116 449530 3040116 439575 3048186 431506 3058140 431506 Z M 2493375 431506 C 2503330 431506 2511400 439575 2511400 449530 2511400 459485 2503330 467555 2493375 467555 2483420 467555 2475351 459485 2475351 449530 2475351 439575 2483420 431506 2493375 431506 Z M 216292 431506 C 226247 431506 234317 439575 234317 449530 234317 459485 226247 467555 216292 467555 206338 467555 198268 459485 198268 449530 198268 439575 206338 431506 216292 431506 Z M 4758442 425498 C 4768397 425498 4776467 433568 4776467 443522 4776467 453477 4768397 461547 4758442 461547 4748487 461547 4740417 453477 4740417 443522 4740417 433568 4748487 425498 4758442 425498 Z M 1453968 425498 C 1463923 425498 1471993 433568 1471993 443522 1471993 453477 1463923 461547 1453968 461547 1444014 461547 1435944 453477 1435944 443522 1435944 433568 1444014 425498 1453968 425498 Z M 552748 425498 C 562703 425498 570773 433568 570773 443522 570773 453477 562703 461547 552748 461547 542794 461547 534724 453477 534724 443522 534724 433568 542794 425498 552748 425498 Z M 1742358 419490 C 1752313 419490 1760383 427560 1760383 437514 1760383 447469 1752313 455539 1742358 455539 1732404 455539 1724334 447469 1724334 437514 1724334 427560 1732404 419490 1742358 419490 Z M 1183602 413482 C 1193557 413482 1201627 421552 1201627 431506 1201627 441461 1193557 449531 1183602 449531 1173648 449531 1165578 441461 1165578 431506 1165578 421552 1173648 413482 1183602 413482 Z M 895212 413482 C 905166 413482 913236 421552 913236 431506 913236 441461 905166 449531 895212 449531 885257 449531 877187 441461 877187 431506 877187 421552 885257 413482 895212 413482 Z M 672910 413482 C 682865 413482 690935 421552 690935 431506 690935 441461 682865 449531 672910 449531 662956 449531 654886 441461 654886 431506 654886 421552 662956 413482 672910 413482 Z M 3719035 407474 C 3728990 407474 3737060 415544 3737060 425499 3737060 435453 3728990 443523 3719035 443523 3709081 443523 3701011 435453 3701011 425499 3701011 415544 3709081 407474 3719035 407474 Z M 6002126 401466 C 6012081 401466 6020151 409535 6020151 419490 6020151 429445 6012081 437515 6002126 437515 5992172 437515 5984102 429445 5984102 419490 5984102 409535 5992172 401466 6002126 401466 Z M 1970668 401466 C 1980623 401466 1988693 409535 1988693 419490 1988693 429445 1980623 437515 1970668 437515 1960714 437515 1952644 429445 1952644 419490 1952644 409535 1960714 401466 1970668 401466 Z M 5533492 395457 C 5543447 395457 5551517 403527 5551517 413481 5551517 423436 5543447 431506 5533492 431506 5523537 431506 5515468 423436 5515468 413481 5515468 403527 5523537 395457 5533492 395457 Z M 3166287 395457 C 3176242 395457 3184312 403527 3184312 413481 3184312 423436 3176242 431506 3166287 431506 3156332 431506 3148262 423436 3148262 413481 3148262 403527 3156332 395457 3166287 395457 Z M 2373213 395457 C 2383168 395457 2391238 403527 2391238 413481 2391238 423436 2383168 431506 2373213 431506 2363259 431506 2355189 423436 2355189 413481 2355189 403527 2363259 395457 2373213 395457 Z M 787065 395457 C 797020 395457 805090 403527 805090 413481 805090 423436 797020 431506 787065 431506 777111 431506 769041 423436 769041 413481 769041 403527 777111 395457 787065 395457 Z M 6344591 389449 C 6354545 389449 6362615 397519 6362615 407473 6362615 417428 6354546 425498 6344591 425498 6334636 425498 6326566 417428 6326566 407473 6326566 397519 6334635 389449 6344591 389449 Z M 5407321 383441 C 5417276 383441 5425346 391511 5425346 401465 5425346 411420 5417276 419490 5407321 419490 5397366 419490 5389297 411420 5389297 401465 5389297 391511 5397366 383441 5407321 383441 Z M 5233085 383441 C 5243040 383441 5251110 391511 5251110 401465 5251110 411420 5243040 419490 5233085 419490 5223130 419490 5215061 411420 5215061 401465 5215061 391511 5223130 383441 5233085 383441 Z M 4956711 383441 C 4966666 383441 4974736 391511 4974736 401465 4974736 411420 4966666 419490 4956711 419490 4946756 419490 4938687 411420 4938687 401465 4938687 391511 4946756 383441 4956711 383441 Z M 3604880 377433 C 3614835 377433 3622905 385503 3622905 395458 3622905 405412 3614835 413482 3604880 413482 3594925 413482 3586856 405412 3586856 395458 3586856 385503 3594925 377433 3604880 377433 Z M 5082882 371425 C 5092837 371425 5100907 379494 5100907 389449 5100907 399404 5092837 407474 5082882 407474 5072927 407474 5064858 399404 5064858 389449 5064858 379494 5072927 371425 5082882 371425 Z M 4638280 371425 C 4648235 371425 4656305 379494 4656305 389449 4656305 399404 4648235 407474 4638280 407474 4628325 407474 4620255 399404 4620255 389449 4620255 379494 4628325 371425 4638280 371425 Z M 4289808 371425 C 4299763 371425 4307833 379494 4307833 389449 4307833 399404 4299763 407474 4289808 407474 4279854 407474 4271784 399404 4271784 389449 4271784 379494 4279854 371425 4289808 371425 Z M 3412620 371425 C 3422575 371425 3430645 379494 3430645 389449 3430645 399404 3422575 407474 3412620 407474 3402666 407474 3394596 399404 3394596 389449 3394596 379494 3402666 371425 3412620 371425 Z M 3286449 371425 C 3296404 371425 3304474 379494 3304474 389449 3304474 399404 3296404 407474 3286449 407474 3276494 407474 3268424 399404 3268424 389449 3268424 379494 3276494 371425 3286449 371425 Z M 2204985 371425 C 2214940 371425 2223010 379494 2223010 389449 2223010 399404 2214940 407474 2204985 407474 2195031 407474 2186961 399404 2186961 389449 2186961 379494 2195031 371425 2204985 371425 Z M 1033398 371425 C 1043353 371425 1051423 379494 1051423 389449 1051423 399404 1043353 407474 1033398 407474 1023444 407474 1015374 399404 1015374 389449 1015374 379494 1023444 371425 1033398 371425 Z M 432585 371425 C 442540 371425 450610 379494 450610 389449 450610 399404 442540 407474 432585 407474 422631 407474 414561 399404 414561 389449 414561 379494 422631 371425 432585 371425 Z M 4037466 365417 C 4047421 365417 4055491 373487 4055491 383441 4055491 393396 4047421 401466 4037466 401466 4027511 401466 4019441 393396 4019441 383441 4019441 373487 4027511 365417 4037466 365417 Z M 2943986 365417 C 2953941 365417 2962011 373487 2962011 383441 2962011 393396 2953941 401466 2943986 401466 2934031 401466 2925962 393396 2925962 383441 2925962 373487 2934031 365417 2943986 365417 Z M 2811807 365417 C 2821762 365417 2829832 373487 2829832 383441 2829832 393396 2821762 401466 2811807 401466 2801853 401466 2793783 393396 2793783 383441 2793783 373487 2801853 365417 2811807 365417 Z M 5899988 353401 C 5909943 353401 5918013 361471 5918013 371425 5918013 381380 5909943 389450 5899988 389450 5890033 389450 5881963 381380 5881963 371425 5881963 361471 5890033 353401 5899988 353401 Z M 4842556 353401 C 4852511 353401 4860581 361471 4860581 371425 4860581 381380 4852511 389450 4842556 389450 4832601 389450 4824532 381380 4824532 371425 4824532 361471 4832601 353401 4842556 353401 Z M 4518117 353401 C 4528072 353401 4536142 361471 4536142 371425 4536142 381380 4528072 389450 4518117 389450 4508162 389450 4500092 381380 4500092 371425 4500092 361471 4508162 353401 4518117 353401 Z M 4403962 353401 C 4413917 353401 4421987 361471 4421987 371425 4421987 381380 4413917 389450 4403962 389450 4394008 389450 4385938 381380 4385938 371425 4385938 361471 4394008 353401 4403962 353401 Z M 4151621 353401 C 4161576 353401 4169646 361471 4169646 371425 4169646 381380 4161576 389450 4151621 389450 4141666 389450 4133597 381380 4133597 371425 4133597 361471 4141666 353401 4151621 353401 Z M 3911295 347392 C 3921250 347392 3929320 355462 3929320 365417 3929320 375371 3921250 383441 3911295 383441 3901340 383441 3893271 375371 3893271 365417 3893271 355462 3901340 347392 3911295 347392 Z M 2078814 347392 C 2088769 347392 2096839 355462 2096839 365417 2096839 375371 2088769 383441 2078814 383441 2068860 383441 2060790 375371 2060790 365417 2060790 355462 2068860 347392 2078814 347392 Z M 1345823 347392 C 1355777 347392 1363847 355462 1363847 365417 1363847 375371 1355777 383441 1345823 383441 1335868 383441 1327798 375371 1327798 365417 1327798 355462 1335868 347392 1345823 347392 Z M 1556107 341384 C 1566061 341384 1574131 349453 1574131 359408 1574131 369363 1566061 377433 1556107 377433 1546152 377433 1538082 369363 1538082 359408 1538082 349453 1546152 341384 1556107 341384 Z M 306414 341384 C 316369 341384 324439 349453 324439 359408 324439 369363 316369 377433 306414 377433 296460 377433 288390 369363 288390 359408 288390 349453 296460 341384 306414 341384 Z M 6206403 335376 C 6216358 335376 6224428 343446 6224428 353400 6224428 363355 6216358 371425 6206403 371425 6196449 371425 6188379 363355 6188379 353400 6188379 343446 6196449 335376 6206403 335376 Z M 1670261 335376 C 1680216 335376 1688286 343446 1688286 353400 1688286 363355 1680216 371425 1670261 371425 1660307 371425 1652237 363355 1652237 353400 1652237 343446 1660307 335376 1670261 335376 Z M 5767809 329368 C 5777764 329368 5785834 337438 5785834 347392 5785834 357347 5777764 365417 5767809 365417 5757854 365417 5749785 357347 5749785 347392 5749785 337438 5757854 329368 5767809 329368 Z M 3797141 329368 C 3807096 329368 3815166 337438 3815166 347392 3815166 357347 3807096 365417 3797141 365417 3787186 365417 3779116 357347 3779116 347392 3779116 337438 3787186 329368 3797141 329368 Z M 2673619 329368 C 2683574 329368 2691644 337438 2691644 347392 2691644 357347 2683574 365417 2673619 365417 2663664 365417 2655595 357347 2655595 347392 2655595 337438 2663664 329368 2673619 329368 Z M 1898570 329368 C 1908525 329368 1916595 337438 1916595 347392 1916595 357347 1908525 365417 1898570 365417 1888616 365417 1880546 357347 1880546 347392 1880546 337438 1888616 329368 1898570 329368 Z M 66089 323360 C 76044 323360 84114 331430 84114 341384 84114 351339 76044 359409 66089 359409 56135 359409 48065 351339 48065 341384 48065 331430 56135 323360 66089 323360 Z M 5647646 317352 C 5657601 317352 5665671 325422 5665671 335377 5665671 345331 5657601 353401 5647646 353401 5637691 353401 5629622 345331 5629622 335377 5629622 325422 5637691 317352 5647646 317352 Z M 3064148 311344 C 3074103 311344 3082173 319413 3082173 329368 3082173 339323 3074103 347393 3064148 347393 3054193 347393 3046124 339323 3046124 329368 3046124 319413 3054193 311344 3064148 311344 Z M 2553457 311344 C 2563412 311344 2571482 319413 2571482 329368 2571482 339323 2563412 347393 2553457 347393 2543502 347393 2535433 339323 2535433 329368 2535433 319413 2543502 311344 2553457 311344 Z M 6098257 305335 C 6108212 305335 6116282 313405 6116282 323359 6116282 333314 6108212 341384 6098257 341384 6088302 341384 6080233 333314 6080233 323359 6080233 313405 6088302 305335 6098257 305335 Z M 1231667 305335 C 1241622 305335 1249692 313405 1249692 323359 1249692 333314 1241622 341384 1231667 341384 1221713 341384 1213643 333314 1213643 323359 1213643 313405 1221713 305335 1231667 305335 Z M 174235 305335 C 184190 305335 192260 313405 192260 323359 192260 333314 184190 341384 174235 341384 164281 341384 156211 333314 156211 323359 156211 313405 164281 305335 174235 305335 Z M 3520767 299327 C 3530722 299327 3538792 307397 3538792 317351 3538792 327306 3530722 335376 3520767 335376 3510812 335376 3502743 327306 3502743 317351 3502743 307397 3510812 299327 3520767 299327 Z M 5347240 293319 C 5357195 293319 5365265 301389 5365265 311343 5365265 321298 5357195 329368 5347240 329368 5337285 329368 5329216 321298 5329216 311343 5329216 301389 5337285 293319 5347240 293319 Z M 2439302 293319 C 2449257 293319 2457327 301389 2457327 311343 2457327 321298 2449257 329368 2439302 329368 2429347 329368 2421278 321298 2421278 311343 2421278 301389 2429347 293319 2439302 293319 Z M 2301115 293319 C 2311070 293319 2319140 301389 2319140 311343 2319140 321298 2311070 329368 2301115 329368 2291161 329368 2283091 321298 2283091 311343 2283091 301389 2291161 293319 2301115 293319 Z M 1447960 293319 C 1457915 293319 1465985 301389 1465985 311343 1465985 321298 1457915 329368 1447960 329368 1438006 329368 1429936 321298 1429936 311343 1429936 301389 1438006 293319 1447960 293319 Z M 901219 293319 C 911174 293319 919244 301389 919244 311343 919244 321298 911174 329368 901219 329368 891265 329368 883195 321298 883195 311343 883195 301389 891265 293319 901219 293319 Z M 552748 293319 C 562703 293319 570773 301389 570773 311343 570773 321298 562703 329368 552748 329368 542794 329368 534724 321298 534724 311343 534724 301389 542794 293319 552748 293319 Z M 6326566 287311 C 6336521 287311 6344591 295381 6344591 305336 6344591 315290 6336522 323360 6326566 323360 6316612 323360 6308542 315290 6308542 305336 6308542 295381 6316611 287311 6326566 287311 Z M 5503451 287311 C 5513406 287311 5521476 295381 5521476 305336 5521476 315290 5513406 323360 5503451 323360 5493496 323360 5485427 315290 5485427 305336 5485427 295381 5493496 287311 5503451 287311 Z M 1808448 287311 C 1818403 287311 1826473 295381 1826473 305336 1826473 315290 1818403 323360 1808448 323360 1798494 323360 1790424 315290 1790424 305336 1790424 295381 1798494 287311 1808448 287311 Z M 672910 287311 C 682865 287311 690935 295381 690935 305336 690935 315290 682865 323360 672910 323360 662956 323360 654886 315290 654886 305336 654886 295381 662956 287311 672910 287311 Z M 4710377 275295 C 4720332 275295 4728402 283365 4728402 293319 4728402 303274 4720332 311344 4710377 311344 4700423 311344 4692353 303274 4692353 293319 4692353 283365 4700423 275295 4710377 275295 Z M 4962719 269287 C 4972674 269287 4980744 277357 4980744 287311 4980744 297266 4972674 305336 4962719 305336 4952764 305336 4944695 297266 4944695 287311 4944695 277357 4952764 269287 4962719 269287 Z M 3652945 269287 C 3662900 269287 3670970 277357 3670970 287311 3670970 297266 3662900 305336 3652945 305336 3642991 305336 3634921 297266 3634921 287311 3634921 277357 3642991 269287 3652945 269287 Z M 1123520 269287 C 1133475 269287 1141545 277357 1141545 287311 1141545 297266 1133475 305336 1123520 305336 1113566 305336 1105496 297266 1105496 287311 1105496 277357 1113566 269287 1123520 269287 Z M 5112922 263279 C 5122877 263279 5130947 271349 5130947 281303 5130947 291258 5122877 299328 5112922 299328 5102967 299328 5094898 291258 5094898 281303 5094898 271349 5102967 263279 5112922 263279 Z M 4217710 263279 C 4227665 263279 4235735 271349 4235735 281303 4235735 291258 4227665 299328 4217710 299328 4207755 299328 4199685 291258 4199685 281303 4199685 271349 4207755 263279 4217710 263279 Z M 3190319 263279 C 3200274 263279 3208344 271349 3208344 281303 3208344 291258 3200274 299328 3190319 299328 3180364 299328 3172295 291258 3172295 281303 3172295 271349 3180364 263279 3190319 263279 Z M 5996118 257270 C 6006073 257270 6014143 265340 6014143 275295 6014143 285249 6006073 293319 5996118 293319 5986164 293319 5978094 285249 5978094 275295 5978094 265340 5986164 257270 5996118 257270 Z M 5233085 257270 C 5243040 257270 5251110 265340 5251110 275295 5251110 285249 5243040 293319 5233085 293319 5223130 293319 5215061 285249 5215061 275295 5215061 265340 5223130 257270 5233085 257270 Z M 4584206 257270 C 4594161 257270 4602231 265340 4602231 275295 4602231 285249 4594161 293319 4584206 293319 4574252 293319 4566182 285249 4566182 275295 4566182 265340 4574252 257270 4584206 257270 Z M 2156921 257270 C 2166875 257270 2174945 265340 2174945 275295 2174945 285249 2166875 293319 2156921 293319 2146966 293319 2138896 285249 2138896 275295 2138896 265340 2146966 257270 2156921 257270 Z M 781057 257270 C 791012 257270 799082 265340 799082 275295 799082 285249 791012 293319 781057 293319 771103 293319 763033 285249 763033 275295 763033 265340 771103 257270 781057 257270 Z M 420569 257270 C 430524 257270 438594 265340 438594 275295 438594 285249 430524 293319 420569 293319 410615 293319 402545 285249 402545 275295 402545 265340 410615 257270 420569 257270 Z M 5845915 245254 C 5855870 245254 5863940 253324 5863940 263278 5863940 273233 5855870 281303 5845915 281303 5835961 281303 5827891 273233 5827891 263278 5827891 253324 5835961 245254 5845915 245254 Z M 4013434 245254 C 4023389 245254 4031459 253324 4031459 263278 4031459 273233 4023389 281303 4013434 281303 4003480 281303 3995410 273233 3995410 263278 3995410 253324 4003480 245254 4013434 245254 Z M 2841847 245254 C 2851802 245254 2859872 253324 2859872 263278 2859872 273233 2851802 281303 2841847 281303 2831893 281303 2823823 273233 2823823 263278 2823823 253324 2831893 245254 2841847 245254 Z M 2006717 245254 C 2016671 245254 2024741 253324 2024741 263278 2024741 273233 2016671 281303 2006717 281303 1996762 281303 1988692 273233 1988692 263278 1988692 253324 1996762 245254 2006717 245254 Z M 1009366 245254 C 1019321 245254 1027391 253324 1027391 263278 1027391 273233 1019321 281303 1009366 281303 999412 281303 991342 273233 991342 263278 991342 253324 999412 245254 1009366 245254 Z M 4337873 239246 C 4347828 239246 4355898 247316 4355898 257270 4355898 267225 4347828 275295 4337873 275295 4327918 275295 4319848 267225 4319848 257270 4319848 247316 4327918 239246 4337873 239246 Z M 3310482 239246 C 3320437 239246 3328507 247316 3328507 257270 3328507 267225 3320437 275295 3310482 275295 3300527 275295 3292458 267225 3292458 257270 3292458 247316 3300527 239246 3310482 239246 Z M 3418628 233238 C 3428583 233238 3436653 241308 3436653 251262 3436653 261217 3428583 269287 3418628 269287 3408674 269287 3400604 261217 3400604 251262 3400604 241308 3408674 233238 3418628 233238 Z M 4836548 227230 C 4846503 227230 4854573 235300 4854573 245255 4854573 255209 4846503 263279 4836548 263279 4826593 263279 4818524 255209 4818524 245255 4818524 235300 4826593 227230 4836548 227230 Z M 2949994 227230 C 2959949 227230 2968019 235300 2968019 245255 2968019 255209 2959949 263279 2949994 263279 2940039 263279 2931970 255209 2931970 245255 2931970 235300 2940039 227230 2949994 227230 Z M 2727693 227230 C 2737648 227230 2745718 235300 2745718 245255 2745718 255209 2737648 263279 2727693 263279 2717739 263279 2709669 255209 2709669 245255 2709669 235300 2717739 227230 2727693 227230 Z M 270365 227230 C 280320 227230 288390 235300 288390 245255 288390 255209 280320 263279 270365 263279 260411 263279 252341 255209 252341 245255 252341 235300 260411 227230 270365 227230 Z M 3893271 221222 C 3903226 221222 3911296 229291 3911296 239246 3911296 249201 3903226 257271 3893271 257271 3883317 257271 3875247 249201 3875247 239246 3875247 229291 3883317 221222 3893271 221222 Z M 1682277 221222 C 1692232 221222 1700302 229291 1700302 239246 1700302 249201 1692232 257271 1682277 257271 1672323 257271 1664253 249201 1664253 239246 1664253 229291 1672323 221222 1682277 221222 Z M 4458036 215213 C 4467991 215213 4476061 223283 4476061 233237 4476061 243192 4467991 251262 4458036 251262 4448081 251262 4440011 243192 4440011 233237 4440011 223283 4448081 215213 4458036 215213 Z M 3767100 215213 C 3777055 215213 3785125 223283 3785125 233237 3785125 243192 3777055 251262 3767100 251262 3757145 251262 3749075 243192 3749075 233237 3749075 223283 3757145 215213 3767100 215213 Z M 6224427 209205 C 6234382 209205 6242452 217275 6242452 227229 6242452 237184 6234382 245254 6224427 245254 6214472 245254 6206403 237184 6206403 227229 6206403 217275 6214472 209205 6224427 209205 Z M 1315782 209205 C 1325736 209205 1333806 217275 1333806 227229 1333806 237184 1325736 245254 1315782 245254 1305827 245254 1297757 237184 1297757 227229 1297757 217275 1305827 209205 1315782 209205 Z M 5713736 203197 C 5723691 203197 5731761 211267 5731761 221221 5731761 231176 5723691 239246 5713736 239246 5703781 239246 5695712 231176 5695712 221221 5695712 211267 5703781 203197 5713736 203197 Z M 1550098 203197 C 1560053 203197 1568123 211267 1568123 221221 1568123 231176 1560053 239246 1550098 239246 1540144 239246 1532074 231176 1532074 221221 1532074 211267 1540144 203197 1550098 203197 Z M 5587565 197189 C 5597520 197189 5605590 205259 5605590 215214 5605590 225168 5597520 233238 5587565 233238 5577610 233238 5569541 225168 5569541 215214 5569541 205259 5577610 197189 5587565 197189 Z M 4121580 197189 C 4131535 197189 4139605 205259 4139605 215214 4139605 225168 4131535 233238 4121580 233238 4111625 233238 4103556 225168 4103556 215214 4103556 205259 4111625 197189 4121580 197189 Z M 3076164 197189 C 3086119 197189 3094189 205259 3094189 215214 3094189 225168 3086119 233238 3076164 233238 3066209 233238 3058139 225168 3058139 215214 3058139 205259 3066209 197189 3076164 197189 Z M 5449378 191181 C 5459333 191181 5467403 199250 5467403 209205 5467403 219160 5459333 227230 5449378 227230 5439423 227230 5431353 219160 5431353 209205 5431353 199250 5439423 191181 5449378 191181 Z M 2607530 191181 C 2617485 191181 2625555 199250 2625555 209205 2625555 219160 2617485 227230 2607530 227230 2597576 227230 2589506 219160 2589506 209205 2589506 199250 2597576 191181 2607530 191181 Z M 30040 191181 C 39995 191181 48065 199250 48065 209205 48065 219160 39995 227230 30040 227230 20086 227230 12016 219160 12016 209205 12016 199250 20086 191181 30040 191181 Z M 6368623 185173 C 6378577 185173 6386648 193243 6386648 203197 6386648 213152 6378578 221222 6368623 221222 6358669 221222 6350599 213152 6350599 203197 6350599 193243 6358668 185173 6368623 185173 Z M 2379221 179165 C 2389176 179165 2397246 187235 2397246 197189 2397246 207144 2389176 215214 2379221 215214 2369267 215214 2361197 207144 2361197 197189 2361197 187235 2369267 179165 2379221 179165 Z M 2253050 179165 C 2263005 179165 2271075 187235 2271075 197189 2271075 207144 2263005 215214 2253050 215214 2243096 215214 2235026 207144 2235026 197189 2235026 187235 2243096 179165 2253050 179165 Z M 624846 179165 C 634800 179165 642870 187235 642870 197189 642870 207144 634800 215214 624846 215214 614891 215214 606821 207144 606821 197189 606821 187235 614891 179165 624846 179165 Z M 6116281 167148 C 6126236 167148 6134306 175218 6134306 185173 6134306 195127 6126236 203197 6116281 203197 6106327 203197 6098257 195127 6098257 185173 6098257 175218 6106327 167148 6116281 167148 Z M 5311191 167148 C 5321146 167148 5329216 175218 5329216 185173 5329216 195127 5321146 203197 5311191 203197 5301237 203197 5293167 195127 5293167 185173 5293167 175218 5301237 167148 5311191 167148 Z M 3508750 167148 C 3518705 167148 3526775 175218 3526775 185173 3526775 195127 3518705 203197 3508750 203197 3498796 203197 3490726 195127 3490726 185173 3490726 175218 3498796 167148 3508750 167148 Z M 1820464 167148 C 1830419 167148 1838489 175218 1838489 185173 1838489 195127 1830419 203197 1820464 203197 1810510 203197 1802440 195127 1802440 185173 1802440 175218 1810510 167148 1820464 167148 Z M 1423927 167148 C 1433882 167148 1441952 175218 1441952 185173 1441952 195127 1433882 203197 1423927 203197 1413973 203197 1405903 195127 1405903 185173 1405903 175218 1413973 167148 1423927 167148 Z M 5100906 161140 C 5110861 161140 5118931 169209 5118931 179164 5118931 189119 5110861 197189 5100906 197189 5090952 197189 5082882 189119 5082882 179164 5082882 169209 5090952 161140 5100906 161140 Z M 1189610 161140 C 1199565 161140 1207635 169209 1207635 179164 1207635 189119 1199565 197189 1189610 197189 1179656 197189 1171586 189119 1171586 179164 1171586 169209 1179656 161140 1189610 161140 Z M 492666 161140 C 502621 161140 510691 169209 510691 179164 510691 189119 502621 197189 492666 197189 482712 197189 474642 189119 474642 179164 474642 169209 482712 161140 492666 161140 Z M 132178 161140 C 142133 161140 150203 169209 150203 179164 150203 189119 142133 197189 132178 197189 122224 197189 114154 189119 114154 179164 114154 169209 122224 161140 132178 161140 Z M 4968727 155132 C 4978682 155132 4986752 163202 4986752 173156 4986752 183111 4978682 191181 4968727 191181 4958772 191181 4950702 183111 4950702 173156 4950702 163202 4958772 155132 4968727 155132 Z M 3634921 155132 C 3644876 155132 3652946 163202 3652946 173156 3652946 183111 3644876 191181 3634921 191181 3624966 191181 3616897 183111 3616897 173156 3616897 163202 3624966 155132 3634921 155132 Z M 2493375 155132 C 2503330 155132 2511400 163202 2511400 173156 2511400 183111 2503330 191181 2493375 191181 2483420 191181 2475351 183111 2475351 173156 2475351 163202 2483420 155132 2493375 155132 Z M 1922603 155132 C 1932558 155132 1940628 163202 1940628 173156 1940628 183111 1932558 191181 1922603 191181 1912649 191181 1904579 183111 1904579 173156 1904579 163202 1912649 155132 1922603 155132 Z M 919244 155132 C 929199 155132 937269 163202 937269 173156 937269 183111 929199 191181 919244 191181 909290 191181 901220 183111 901220 173156 901220 163202 909290 155132 919244 155132 Z M 5905996 149124 C 5915951 149124 5924021 157194 5924021 167148 5924021 177103 5915951 185173 5905996 185173 5896042 185173 5887972 177103 5887972 167148 5887972 157194 5896042 149124 5905996 149124 Z M 4644288 149124 C 4654243 149124 4662313 157194 4662313 167148 4662313 177103 4654243 185173 4644288 185173 4634334 185173 4626264 177103 4626264 167148 4626264 157194 4634334 149124 4644288 149124 Z M 2126880 149124 C 2136834 149124 2144904 157194 2144904 167148 2144904 177103 2136834 185173 2126880 185173 2116925 185173 2108855 177103 2108855 167148 2108855 157194 2116925 149124 2126880 149124 Z M 799081 149124 C 809036 149124 817106 157194 817106 167148 817106 177103 809036 185173 799081 185173 789127 185173 781057 177103 781057 167148 781057 157194 789127 149124 799081 149124 Z M 366495 149124 C 376450 149124 384520 157194 384520 167148 384520 177103 376450 185173 366495 185173 356541 185173 348471 177103 348471 167148 348471 157194 356541 149124 366495 149124 Z M 4758442 143116 C 4768397 143116 4776467 151186 4776467 161140 4776467 171095 4768397 179165 4758442 179165 4748487 179165 4740417 171095 4740417 161140 4740417 151186 4748487 143116 4758442 143116 Z M 3226368 143116 C 3236323 143116 3244393 151186 3244393 161140 3244393 171095 3236323 179165 3226368 179165 3216413 179165 3208343 171095 3208343 161140 3208343 151186 3216413 143116 3226368 143116 Z M 4235735 131100 C 4245690 131100 4253760 139169 4253760 149124 4253760 159079 4245690 167149 4235735 167149 4225780 167149 4217711 159079 4217711 149124 4217711 139169 4225780 131100 4235735 131100 Z M 1057431 131100 C 1067386 131100 1075456 139169 1075456 149124 1075456 159079 1067386 167149 1057431 167149 1047477 167149 1039407 159079 1039407 149124 1039407 139169 1047477 131100 1057431 131100 Z M 4536141 119083 C 4546096 119083 4554166 127153 4554166 137107 4554166 147062 4546096 155132 4536141 155132 4526186 155132 4518117 147062 4518117 137107 4518117 127153 4526186 119083 4536141 119083 Z M 4361905 119083 C 4371860 119083 4379930 127153 4379930 137107 4379930 147062 4371860 155132 4361905 155132 4351950 155132 4343881 147062 4343881 137107 4343881 127153 4351950 119083 4361905 119083 Z M 6020151 113075 C 6030106 113075 6038176 121145 6038176 131099 6038176 141054 6030106 149124 6020151 149124 6010196 149124 6002126 141054 6002126 131099 6002126 121145 6010196 113075 6020151 113075 Z M 5209053 113075 C 5219008 113075 5227078 121145 5227078 131099 5227078 141054 5219008 149124 5209053 149124 5199098 149124 5191028 141054 5191028 131099 5191028 121145 5199098 113075 5209053 113075 Z M 2865880 113075 C 2875835 113075 2883905 121145 2883905 131099 2883905 141054 2875835 149124 2865880 149124 2855925 149124 2847855 141054 2847855 131099 2847855 121145 2855925 113075 2865880 113075 Z M 2751725 113075 C 2761680 113075 2769750 121145 2769750 131099 2769750 141054 2761680 149124 2751725 149124 2741771 149124 2733701 141054 2733701 131099 2733701 121145 2741771 113075 2751725 113075 Z M 5797850 107067 C 5807805 107067 5815875 115137 5815875 125092 5815875 135046 5807805 143116 5797850 143116 5787895 143116 5779826 135046 5779826 125092 5779826 115137 5787895 107067 5797850 107067 Z M 4055491 107067 C 4065446 107067 4073516 115137 4073516 125092 4073516 135046 4065446 143116 4055491 143116 4045536 143116 4037467 135046 4037467 125092 4037467 115137 4045536 107067 4055491 107067 Z M 3917303 107067 C 3927258 107067 3935328 115137 3935328 125092 3935328 135046 3927258 143116 3917303 143116 3907348 143116 3899278 135046 3899278 125092 3899278 115137 3907348 107067 3917303 107067 Z M 3346531 107067 C 3356486 107067 3364556 115137 3364556 125092 3364556 135046 3356486 143116 3346531 143116 3336576 143116 3328506 135046 3328506 125092 3328506 115137 3336576 107067 3346531 107067 Z M 2024741 107067 C 2034696 107067 2042766 115137 2042766 125092 2042766 135046 2034696 143116 2024741 143116 2014787 143116 2006717 135046 2006717 125092 2006717 115137 2014787 107067 2024741 107067 Z M 240325 107067 C 250280 107067 258350 115137 258350 125092 258350 135046 250280 143116 240325 143116 230371 143116 222301 135046 222301 125092 222301 115137 230371 107067 240325 107067 Z M 3761092 101059 C 3771047 101059 3779117 109128 3779117 119083 3779117 129038 3771047 137108 3761092 137108 3751137 137108 3743068 129038 3743068 119083 3743068 109128 3751137 101059 3761092 101059 Z M 1706311 101059 C 1716265 101059 1724335 109128 1724335 119083 1724335 129038 1716265 137108 1706311 137108 1696356 137108 1688286 129038 1688286 119083 1688286 109128 1696356 101059 1706311 101059 Z M 1574131 101059 C 1584086 101059 1592156 109128 1592156 119083 1592156 129038 1584086 137108 1574131 137108 1564177 137108 1556107 129038 1556107 119083 1556107 109128 1564177 101059 1574131 101059 Z M 5611598 89043 C 5621553 89043 5629623 97113 5629623 107067 5629623 117022 5621553 125092 5611598 125092 5601644 125092 5593574 117022 5593574 107067 5593574 97113 5601644 89043 5611598 89043 Z M 5419337 89043 C 5429292 89043 5437362 97113 5437362 107067 5437362 117022 5429292 125092 5419337 125092 5409382 125092 5401312 117022 5401312 107067 5401312 97113 5409382 89043 5419337 89043 Z M 2992051 89043 C 3002006 89043 3010076 97113 3010076 107067 3010076 117022 3002006 125092 2992051 125092 2982097 125092 2974027 117022 2974027 107067 2974027 97113 2982097 89043 2992051 89043 Z M 6368623 83034 C 6378577 83034 6386648 91104 6386648 101058 6386648 111013 6378578 119083 6368623 119083 6358669 119083 6350599 111013 6350599 101058 6350599 91104 6358668 83034 6368623 83034 Z M 6242452 83034 C 6252407 83034 6260477 91104 6260477 101058 6260477 111013 6252407 119083 6242452 119083 6232498 119083 6224428 111013 6224428 101058 6224428 91104 6232498 83034 6242452 83034 Z M 4884613 83034 C 4894568 83034 4902638 91104 4902638 101058 4902638 111013 4894568 119083 4884613 119083 4874659 119083 4866589 111013 4866589 101058 4866589 91104 4874659 83034 4884613 83034 Z M 3118221 83034 C 3128176 83034 3136246 91104 3136246 101058 3136246 111013 3128176 119083 3118221 119083 3108267 119083 3100197 111013 3100197 101058 3100197 91104 3108267 83034 3118221 83034 Z M 2619546 83034 C 2629501 83034 2637571 91104 2637571 101058 2637571 111013 2629501 119083 2619546 119083 2609591 119083 2601522 111013 2601522 101058 2601522 91104 2609591 83034 2619546 83034 Z M 1291748 83034 C 1301703 83034 1309773 91104 1309773 101058 1309773 111013 1301703 119083 1291748 119083 1281794 119083 1273724 111013 1273724 101058 1273724 91104 1281794 83034 1291748 83034 Z M 702951 83034 C 712906 83034 720976 91104 720976 101058 720976 111013 712906 119083 702951 119083 692997 119083 684927 111013 684927 101058 684927 91104 692997 83034 702951 83034 Z M 2319139 65010 C 2329094 65010 2337164 73080 2337164 83034 2337164 92989 2329094 101059 2319139 101059 2309185 101059 2301115 92989 2301115 83034 2301115 73080 2309185 65010 2319139 65010 Z M 564765 65010 C 574719 65010 582789 73080 582789 83034 582789 92989 574719 101059 564765 101059 554810 101059 546740 92989 546740 83034 546740 73080 554810 65010 564765 65010 Z M 18024 65010 C 27979 65010 36049 73080 36049 83034 36049 92989 27979 101059 18024 101059 8070 101059 0 92989 0 83034 0 73080 8070 65010 18024 65010 Z M 5052841 59002 C 5062796 59002 5070866 67072 5070866 77026 5070866 86981 5062796 95051 5052841 95051 5042886 95051 5034817 86981 5034817 77026 5034817 67072 5042886 59002 5052841 59002 Z M 3490726 59002 C 3500681 59002 3508751 67072 3508751 77026 3508751 86981 3500681 95051 3490726 95051 3480771 95051 3472702 86981 3472702 77026 3472702 67072 3480771 59002 3490726 59002 Z M 1447960 59002 C 1457915 59002 1465985 67072 1465985 77026 1465985 86981 1457915 95051 1447960 95051 1438006 95051 1429936 86981 1429936 77026 1429936 67072 1438006 59002 1447960 59002 Z M 2192969 46987 C 2202924 46987 2210994 55057 2210994 65012 2210994 74966 2202924 83036 2192969 83036 2183015 83036 2174945 74966 2174945 65012 2174945 55057 2183015 46987 2192969 46987 Z M 4434003 40979 C 4443958 40979 4452028 49048 4452028 59003 4452028 68958 4443958 77028 4434003 77028 4424049 77028 4415979 68958 4415979 59003 4415979 49048 4424049 40979 4434003 40979 Z M 3616897 40979 C 3626852 40979 3634922 49048 3634922 59003 3634922 68958 3626852 77028 3616897 77028 3606942 77028 3598872 68958 3598872 59003 3598872 49048 3606942 40979 3616897 40979 Z M 1826473 40979 C 1836427 40979 1844497 49048 1844497 59003 1844497 68958 1836427 77028 1826473 77028 1816518 77028 1808448 68958 1808448 59003 1808448 49048 1816518 40979 1826473 40979 Z M 5942045 34970 C 5952000 34970 5960070 43040 5960070 52994 5960070 62949 5952000 71019 5942045 71019 5932091 71019 5924021 62949 5924021 52994 5924021 43040 5932091 34970 5942045 34970 Z M 5719744 34970 C 5729699 34970 5737769 43040 5737769 52994 5737769 62949 5729699 71019 5719744 71019 5709789 71019 5701719 62949 5701719 52994 5701719 43040 5709789 34970 5719744 34970 Z M 1171586 34970 C 1181541 34970 1189611 43040 1189611 52994 1189611 62949 1181541 71019 1171586 71019 1161632 71019 1153562 62949 1153562 52994 1153562 43040 1161632 34970 1171586 34970 Z M 937268 34970 C 947223 34970 955293 43040 955293 52994 955293 62949 947223 71019 937268 71019 927314 71019 919244 62949 919244 52994 919244 43040 927314 34970 937268 34970 Z M 426577 34970 C 436532 34970 444602 43040 444602 52994 444602 62949 436532 71019 426577 71019 416623 71019 408553 62949 408553 52994 408553 43040 416623 34970 426577 34970 Z M 6146322 28962 C 6156277 28962 6164347 37032 6164347 46986 6164347 56941 6156277 65011 6146322 65011 6136368 65011 6128298 56941 6128298 46986 6128298 37032 6136368 28962 6146322 28962 Z M 4776467 28962 C 4786422 28962 4794492 37032 4794492 46986 4794492 56941 4786422 65011 4776467 65011 4766512 65011 4758443 56941 4758443 46986 4758443 37032 4766512 28962 4776467 28962 Z M 2451318 28962 C 2461273 28962 2469343 37032 2469343 46986 2469343 56941 2461273 65011 2451318 65011 2441364 65011 2433294 56941 2433294 46986 2433294 37032 2441364 28962 2451318 28962 Z M 150203 28962 C 160158 28962 168228 37032 168228 46986 168228 56941 160158 65011 150203 65011 140249 65011 132179 56941 132179 46986 132179 37032 140249 28962 150203 28962 Z M 4277792 22954 C 4287747 22954 4295817 31024 4295817 40978 4295817 50933 4287747 59003 4277792 59003 4267837 59003 4259767 50933 4259767 40978 4259767 31024 4267837 22954 4277792 22954 Z M 4145613 22954 C 4155568 22954 4163638 31024 4163638 40978 4163638 50933 4155568 59003 4145613 59003 4135658 59003 4127589 50933 4127589 40978 4127589 31024 4135658 22954 4145613 22954 Z M 817106 22954 C 823743 22954 829123 28334 829123 34970 829123 41607 823743 46987 817106 46987 810470 46987 805090 41606 805090 34970 805090 28334 810470 22954 817106 22954 Z M 5491435 16946 C 5501390 16946 5509460 25016 5509460 34971 5509460 44925 5501390 52995 5491435 52995 5481481 52995 5473411 44925 5473411 34971 5473411 25016 5481481 16946 5491435 16946 Z M 5323207 16946 C 5333162 16946 5341232 25016 5341232 34971 5341232 44925 5333162 52995 5323207 52995 5313252 52995 5305183 44925 5305183 34971 5305183 25016 5313252 16946 5323207 16946 Z M 4632272 16946 C 4642227 16946 4650297 25016 4650297 34971 4650297 44925 4642227 52995 4632272 52995 4622317 52995 4614248 44925 4614248 34971 4614248 25016 4622317 16946 4632272 16946 Z M 3226368 16946 C 3236323 16946 3244393 25016 3244393 34971 3244393 44925 3236323 52995 3226368 52995 3216413 52995 3208343 44925 3208343 34971 3208343 25016 3216413 16946 3226368 16946 Z M 3983393 10938 C 3993348 10938 4001418 19007 4001418 28962 4001418 38917 3993348 46987 3983393 46987 3973439 46987 3965369 38917 3965369 28962 3965369 19007 3973439 10938 3983393 10938 Z M 1039407 10938 C 1049362 10938 1057432 19007 1057432 28962 1057432 38917 1049362 46987 1039407 46987 1029453 46987 1021383 38917 1021383 28962 1021383 19007 1029453 10938 1039407 10938 Z M 312422 10938 C 322377 10938 330447 19007 330447 28962 330447 38917 322377 46987 312422 46987 302468 46987 294398 38917 294398 28962 294398 19007 302468 10938 312422 10938 Z M 3839198 4930 C 3849153 4930 3857223 13000 3857223 22954 3857223 32909 3849153 40979 3839198 40979 3829244 40979 3821174 32909 3821174 22954 3821174 13000 3829244 4930 3839198 4930 Z M 3388588 4930 C 3398543 4930 3406613 13000 3406613 22954 3406613 32909 3398543 40979 3388588 40979 3378634 40979 3370564 32909 3370564 22954 3370564 13000 3378634 4930 3388588 4930 Z M 5171526 0 L 5198514 0 5203045 10937 C 5203045 20892 5194975 28962 5185020 28962 5175066 28962 5166996 20892 5166996 10937 Z M 4908761 0 L 4932564 0 4920662 4930 Z M 3701458 0 L 3736613 0 3731781 11667 C 3728519 14929 3724013 16946 3719035 16946 3714058 16946 3709552 14929 3706290 11667 Z M 3058255 0 L 3082058 0 3070156 4930 Z M 2908383 0 L 2943539 0 2938707 11667 C 2935445 14929 2930939 16946 2925961 16946 2920984 16946 2916477 14929 2913216 11667 Z M 2794230 0 L 2829385 0 2824553 11667 C 2821291 14929 2816785 16946 2811807 16946 2806830 16946 2802324 14929 2799062 11667 Z M 2675662 0 L 2707627 0 2709669 4930 C 2709669 14884 2701599 22954 2691644 22954 2681690 22954 2673620 14884 2673620 4930 Z M 2543483 0 L 2575448 0 2577490 4930 C 2577490 14884 2569420 22954 2559465 22954 2549510 22954 2541441 14884 2541441 4930 Z M 2047297 0 L 2074285 0 2078815 10937 C 2078815 20892 2070745 28962 2060790 28962 2050836 28962 2042766 20892 2042766 10937 Z M 1932017 0 L 1937222 0 1947365 4201 C 1950627 7463 1952644 11969 1952644 16946 1952644 26901 1944574 34971 1934619 34971 1924665 34971 1916595 26901 1916595 16946 1916595 11969 1918613 7463 1921875 4201 Z M 1694741 0 L 1729896 0 1725064 11667 C 1721802 14929 1717296 16946 1712318 16946 1707341 16946 1702835 14929 1699574 11667 Z M 1586594 0 L 1621749 0 1616917 11667 C 1613655 14929 1609149 16946 1604171 16946 1599194 16946 1594688 14929 1591427 11667 Z M 1328245 0 L 1363400 0 1358568 11667 C 1355306 14929 1350800 16946 1345823 16946 1340846 16946 1336340 14929 1333078 11667 Z M 636977 0 L 660780 0 648878 4930 Z N">
              <draw:equation draw:name="f0" draw:formula="4421987*logwidth/6386648"/>
              <draw:equation draw:name="f1" draw:formula="1813377*logheight/1849426"/>
              <draw:equation draw:name="f2" draw:formula="4440012*logwidth/6386648"/>
              <draw:equation draw:name="f3" draw:formula="1831401*logheight/1849426"/>
              <draw:equation draw:name="f4" draw:formula="4421987*logwidth/6386648"/>
              <draw:equation draw:name="f5" draw:formula="1849426*logheight/1849426"/>
              <draw:equation draw:name="f6" draw:formula="4403963*logwidth/6386648"/>
              <draw:equation draw:name="f7" draw:formula="1831401*logheight/1849426"/>
              <draw:equation draw:name="f8" draw:formula="4421987*logwidth/6386648"/>
              <draw:equation draw:name="f9" draw:formula="1813377*logheight/1849426"/>
              <draw:equation draw:name="f10" draw:formula="4235735*logwidth/6386648"/>
              <draw:equation draw:name="f11" draw:formula="1807369*logheight/1849426"/>
              <draw:equation draw:name="f12" draw:formula="4253760*logwidth/6386648"/>
              <draw:equation draw:name="f13" draw:formula="1825393*logheight/1849426"/>
              <draw:equation draw:name="f14" draw:formula="4235735*logwidth/6386648"/>
              <draw:equation draw:name="f15" draw:formula="1843418*logheight/1849426"/>
              <draw:equation draw:name="f16" draw:formula="4217711*logwidth/6386648"/>
              <draw:equation draw:name="f17" draw:formula="1825393*logheight/1849426"/>
              <draw:equation draw:name="f18" draw:formula="4235735*logwidth/6386648"/>
              <draw:equation draw:name="f19" draw:formula="1807369*logheight/1849426"/>
              <draw:equation draw:name="f20" draw:formula="4566182*logwidth/6386648"/>
              <draw:equation draw:name="f21" draw:formula="1795353*logheight/1849426"/>
              <draw:equation draw:name="f22" draw:formula="4584207*logwidth/6386648"/>
              <draw:equation draw:name="f23" draw:formula="1813377*logheight/1849426"/>
              <draw:equation draw:name="f24" draw:formula="4566182*logwidth/6386648"/>
              <draw:equation draw:name="f25" draw:formula="1831402*logheight/1849426"/>
              <draw:equation draw:name="f26" draw:formula="4548158*logwidth/6386648"/>
              <draw:equation draw:name="f27" draw:formula="1813377*logheight/1849426"/>
              <draw:equation draw:name="f28" draw:formula="4566182*logwidth/6386648"/>
              <draw:equation draw:name="f29" draw:formula="1795353*logheight/1849426"/>
              <draw:equation draw:name="f30" draw:formula="4698361*logwidth/6386648"/>
              <draw:equation draw:name="f31" draw:formula="1777329*logheight/1849426"/>
              <draw:equation draw:name="f32" draw:formula="4716386*logwidth/6386648"/>
              <draw:equation draw:name="f33" draw:formula="1795353*logheight/1849426"/>
              <draw:equation draw:name="f34" draw:formula="4698361*logwidth/6386648"/>
              <draw:equation draw:name="f35" draw:formula="1813378*logheight/1849426"/>
              <draw:equation draw:name="f36" draw:formula="4680336*logwidth/6386648"/>
              <draw:equation draw:name="f37" draw:formula="1795353*logheight/1849426"/>
              <draw:equation draw:name="f38" draw:formula="4698361*logwidth/6386648"/>
              <draw:equation draw:name="f39" draw:formula="1777329*logheight/1849426"/>
              <draw:equation draw:name="f40" draw:formula="4085531*logwidth/6386648"/>
              <draw:equation draw:name="f41" draw:formula="1759304*logheight/1849426"/>
              <draw:equation draw:name="f42" draw:formula="4103556*logwidth/6386648"/>
              <draw:equation draw:name="f43" draw:formula="1777329*logheight/1849426"/>
              <draw:equation draw:name="f44" draw:formula="4085531*logwidth/6386648"/>
              <draw:equation draw:name="f45" draw:formula="1795353*logheight/1849426"/>
              <draw:equation draw:name="f46" draw:formula="4067507*logwidth/6386648"/>
              <draw:equation draw:name="f47" draw:formula="1777329*logheight/1849426"/>
              <draw:equation draw:name="f48" draw:formula="4085531*logwidth/6386648"/>
              <draw:equation draw:name="f49" draw:formula="1759304*logheight/1849426"/>
              <draw:equation draw:name="f50" draw:formula="4301824*logwidth/6386648"/>
              <draw:equation draw:name="f51" draw:formula="1723255*logheight/1849426"/>
              <draw:equation draw:name="f52" draw:formula="4319849*logwidth/6386648"/>
              <draw:equation draw:name="f53" draw:formula="1741279*logheight/1849426"/>
              <draw:equation draw:name="f54" draw:formula="4301824*logwidth/6386648"/>
              <draw:equation draw:name="f55" draw:formula="1759304*logheight/1849426"/>
              <draw:equation draw:name="f56" draw:formula="4283800*logwidth/6386648"/>
              <draw:equation draw:name="f57" draw:formula="1741279*logheight/1849426"/>
              <draw:equation draw:name="f58" draw:formula="4301824*logwidth/6386648"/>
              <draw:equation draw:name="f59" draw:formula="1723255*logheight/1849426"/>
              <draw:equation draw:name="f60" draw:formula="4440011*logwidth/6386648"/>
              <draw:equation draw:name="f61" draw:formula="1717247*logheight/1849426"/>
              <draw:equation draw:name="f62" draw:formula="4458036*logwidth/6386648"/>
              <draw:equation draw:name="f63" draw:formula="1735271*logheight/1849426"/>
              <draw:equation draw:name="f64" draw:formula="4440011*logwidth/6386648"/>
              <draw:equation draw:name="f65" draw:formula="1753296*logheight/1849426"/>
              <draw:equation draw:name="f66" draw:formula="4421987*logwidth/6386648"/>
              <draw:equation draw:name="f67" draw:formula="1735271*logheight/1849426"/>
              <draw:equation draw:name="f68" draw:formula="4440011*logwidth/6386648"/>
              <draw:equation draw:name="f69" draw:formula="1717247*logheight/1849426"/>
              <draw:equation draw:name="f70" draw:formula="3965369*logwidth/6386648"/>
              <draw:equation draw:name="f71" draw:formula="1711239*logheight/1849426"/>
              <draw:equation draw:name="f72" draw:formula="3983394*logwidth/6386648"/>
              <draw:equation draw:name="f73" draw:formula="1729263*logheight/1849426"/>
              <draw:equation draw:name="f74" draw:formula="3965369*logwidth/6386648"/>
              <draw:equation draw:name="f75" draw:formula="1747288*logheight/1849426"/>
              <draw:equation draw:name="f76" draw:formula="3947345*logwidth/6386648"/>
              <draw:equation draw:name="f77" draw:formula="1729263*logheight/1849426"/>
              <draw:equation draw:name="f78" draw:formula="3965369*logwidth/6386648"/>
              <draw:equation draw:name="f79" draw:formula="1711239*logheight/1849426"/>
              <draw:equation draw:name="f80" draw:formula="4836548*logwidth/6386648"/>
              <draw:equation draw:name="f81" draw:formula="1705231*logheight/1849426"/>
              <draw:equation draw:name="f82" draw:formula="4854573*logwidth/6386648"/>
              <draw:equation draw:name="f83" draw:formula="1723255*logheight/1849426"/>
              <draw:equation draw:name="f84" draw:formula="4836548*logwidth/6386648"/>
              <draw:equation draw:name="f85" draw:formula="1741280*logheight/1849426"/>
              <draw:equation draw:name="f86" draw:formula="4818524*logwidth/6386648"/>
              <draw:equation draw:name="f87" draw:formula="1723255*logheight/1849426"/>
              <draw:equation draw:name="f88" draw:formula="4836548*logwidth/6386648"/>
              <draw:equation draw:name="f89" draw:formula="1705231*logheight/1849426"/>
              <draw:equation draw:name="f90" draw:formula="4175653*logwidth/6386648"/>
              <draw:equation draw:name="f91" draw:formula="1681198*logheight/1849426"/>
              <draw:equation draw:name="f92" draw:formula="4193678*logwidth/6386648"/>
              <draw:equation draw:name="f93" draw:formula="1699222*logheight/1849426"/>
              <draw:equation draw:name="f94" draw:formula="4175653*logwidth/6386648"/>
              <draw:equation draw:name="f95" draw:formula="1717247*logheight/1849426"/>
              <draw:equation draw:name="f96" draw:formula="4157629*logwidth/6386648"/>
              <draw:equation draw:name="f97" draw:formula="1699222*logheight/1849426"/>
              <draw:equation draw:name="f98" draw:formula="4175653*logwidth/6386648"/>
              <draw:equation draw:name="f99" draw:formula="1681198*logheight/1849426"/>
              <draw:equation draw:name="f100" draw:formula="4602231*logwidth/6386648"/>
              <draw:equation draw:name="f101" draw:formula="1675190*logheight/1849426"/>
              <draw:equation draw:name="f102" draw:formula="4620256*logwidth/6386648"/>
              <draw:equation draw:name="f103" draw:formula="1693214*logheight/1849426"/>
              <draw:equation draw:name="f104" draw:formula="4602231*logwidth/6386648"/>
              <draw:equation draw:name="f105" draw:formula="1711239*logheight/1849426"/>
              <draw:equation draw:name="f106" draw:formula="4584207*logwidth/6386648"/>
              <draw:equation draw:name="f107" draw:formula="1693214*logheight/1849426"/>
              <draw:equation draw:name="f108" draw:formula="4602231*logwidth/6386648"/>
              <draw:equation draw:name="f109" draw:formula="1675190*logheight/1849426"/>
              <draw:equation draw:name="f110" draw:formula="4734410*logwidth/6386648"/>
              <draw:equation draw:name="f111" draw:formula="1663174*logheight/1849426"/>
              <draw:equation draw:name="f112" draw:formula="4752435*logwidth/6386648"/>
              <draw:equation draw:name="f113" draw:formula="1681198*logheight/1849426"/>
              <draw:equation draw:name="f114" draw:formula="4734410*logwidth/6386648"/>
              <draw:equation draw:name="f115" draw:formula="1699223*logheight/1849426"/>
              <draw:equation draw:name="f116" draw:formula="4716386*logwidth/6386648"/>
              <draw:equation draw:name="f117" draw:formula="1681198*logheight/1849426"/>
              <draw:equation draw:name="f118" draw:formula="4734410*logwidth/6386648"/>
              <draw:equation draw:name="f119" draw:formula="1663174*logheight/1849426"/>
              <draw:equation draw:name="f120" draw:formula="3851214*logwidth/6386648"/>
              <draw:equation draw:name="f121" draw:formula="1663174*logheight/1849426"/>
              <draw:equation draw:name="f122" draw:formula="3869239*logwidth/6386648"/>
              <draw:equation draw:name="f123" draw:formula="1681198*logheight/1849426"/>
              <draw:equation draw:name="f124" draw:formula="3851214*logwidth/6386648"/>
              <draw:equation draw:name="f125" draw:formula="1699223*logheight/1849426"/>
              <draw:equation draw:name="f126" draw:formula="3833190*logwidth/6386648"/>
              <draw:equation draw:name="f127" draw:formula="1681198*logheight/1849426"/>
              <draw:equation draw:name="f128" draw:formula="3851214*logwidth/6386648"/>
              <draw:equation draw:name="f129" draw:formula="1663174*logheight/1849426"/>
              <draw:equation draw:name="f130" draw:formula="4061499*logwidth/6386648"/>
              <draw:equation draw:name="f131" draw:formula="1627125*logheight/1849426"/>
              <draw:equation draw:name="f132" draw:formula="4079524*logwidth/6386648"/>
              <draw:equation draw:name="f133" draw:formula="1645149*logheight/1849426"/>
              <draw:equation draw:name="f134" draw:formula="4061499*logwidth/6386648"/>
              <draw:equation draw:name="f135" draw:formula="1663174*logheight/1849426"/>
              <draw:equation draw:name="f136" draw:formula="4043475*logwidth/6386648"/>
              <draw:equation draw:name="f137" draw:formula="1645149*logheight/1849426"/>
              <draw:equation draw:name="f138" draw:formula="4061499*logwidth/6386648"/>
              <draw:equation draw:name="f139" draw:formula="1627125*logheight/1849426"/>
              <draw:equation draw:name="f140" draw:formula="4482068*logwidth/6386648"/>
              <draw:equation draw:name="f141" draw:formula="1621117*logheight/1849426"/>
              <draw:equation draw:name="f142" draw:formula="4500093*logwidth/6386648"/>
              <draw:equation draw:name="f143" draw:formula="1639141*logheight/1849426"/>
              <draw:equation draw:name="f144" draw:formula="4482068*logwidth/6386648"/>
              <draw:equation draw:name="f145" draw:formula="1657166*logheight/1849426"/>
              <draw:equation draw:name="f146" draw:formula="4464044*logwidth/6386648"/>
              <draw:equation draw:name="f147" draw:formula="1639141*logheight/1849426"/>
              <draw:equation draw:name="f148" draw:formula="4482068*logwidth/6386648"/>
              <draw:equation draw:name="f149" draw:formula="1621117*logheight/1849426"/>
              <draw:equation draw:name="f150" draw:formula="4926670*logwidth/6386648"/>
              <draw:equation draw:name="f151" draw:formula="1615109*logheight/1849426"/>
              <draw:equation draw:name="f152" draw:formula="4944695*logwidth/6386648"/>
              <draw:equation draw:name="f153" draw:formula="1633133*logheight/1849426"/>
              <draw:equation draw:name="f154" draw:formula="4926670*logwidth/6386648"/>
              <draw:equation draw:name="f155" draw:formula="1651158*logheight/1849426"/>
              <draw:equation draw:name="f156" draw:formula="4908646*logwidth/6386648"/>
              <draw:equation draw:name="f157" draw:formula="1633133*logheight/1849426"/>
              <draw:equation draw:name="f158" draw:formula="4926670*logwidth/6386648"/>
              <draw:equation draw:name="f159" draw:formula="1615109*logheight/1849426"/>
              <draw:equation draw:name="f160" draw:formula="3719035*logwidth/6386648"/>
              <draw:equation draw:name="f161" draw:formula="1615109*logheight/1849426"/>
              <draw:equation draw:name="f162" draw:formula="3737060*logwidth/6386648"/>
              <draw:equation draw:name="f163" draw:formula="1633133*logheight/1849426"/>
              <draw:equation draw:name="f164" draw:formula="3719035*logwidth/6386648"/>
              <draw:equation draw:name="f165" draw:formula="1651158*logheight/1849426"/>
              <draw:equation draw:name="f166" draw:formula="3701011*logwidth/6386648"/>
              <draw:equation draw:name="f167" draw:formula="1633133*logheight/1849426"/>
              <draw:equation draw:name="f168" draw:formula="3719035*logwidth/6386648"/>
              <draw:equation draw:name="f169" draw:formula="1615109*logheight/1849426"/>
              <draw:equation draw:name="f170" draw:formula="4343881*logwidth/6386648"/>
              <draw:equation draw:name="f171" draw:formula="1603093*logheight/1849426"/>
              <draw:equation draw:name="f172" draw:formula="4361906*logwidth/6386648"/>
              <draw:equation draw:name="f173" draw:formula="1621117*logheight/1849426"/>
              <draw:equation draw:name="f174" draw:formula="4343881*logwidth/6386648"/>
              <draw:equation draw:name="f175" draw:formula="1639142*logheight/1849426"/>
              <draw:equation draw:name="f176" draw:formula="4325857*logwidth/6386648"/>
              <draw:equation draw:name="f177" draw:formula="1621117*logheight/1849426"/>
              <draw:equation draw:name="f178" draw:formula="4343881*logwidth/6386648"/>
              <draw:equation draw:name="f179" draw:formula="1603093*logheight/1849426"/>
              <draw:equation draw:name="f180" draw:formula="4235735*logwidth/6386648"/>
              <draw:equation draw:name="f181" draw:formula="1579060*logheight/1849426"/>
              <draw:equation draw:name="f182" draw:formula="4253760*logwidth/6386648"/>
              <draw:equation draw:name="f183" draw:formula="1597085*logheight/1849426"/>
              <draw:equation draw:name="f184" draw:formula="4235735*logwidth/6386648"/>
              <draw:equation draw:name="f185" draw:formula="1615109*logheight/1849426"/>
              <draw:equation draw:name="f186" draw:formula="4217711*logwidth/6386648"/>
              <draw:equation draw:name="f187" draw:formula="1597085*logheight/1849426"/>
              <draw:equation draw:name="f188" draw:formula="4235735*logwidth/6386648"/>
              <draw:equation draw:name="f189" draw:formula="1579060*logheight/1849426"/>
              <draw:equation draw:name="f190" draw:formula="3941336*logwidth/6386648"/>
              <draw:equation draw:name="f191" draw:formula="1573052*logheight/1849426"/>
              <draw:equation draw:name="f192" draw:formula="3959361*logwidth/6386648"/>
              <draw:equation draw:name="f193" draw:formula="1591076*logheight/1849426"/>
              <draw:equation draw:name="f194" draw:formula="3941336*logwidth/6386648"/>
              <draw:equation draw:name="f195" draw:formula="1609101*logheight/1849426"/>
              <draw:equation draw:name="f196" draw:formula="3923312*logwidth/6386648"/>
              <draw:equation draw:name="f197" draw:formula="1591076*logheight/1849426"/>
              <draw:equation draw:name="f198" draw:formula="3941336*logwidth/6386648"/>
              <draw:equation draw:name="f199" draw:formula="1573052*logheight/1849426"/>
              <draw:equation draw:name="f200" draw:formula="1057431*logwidth/6386648"/>
              <draw:equation draw:name="f201" draw:formula="1567044*logheight/1849426"/>
              <draw:equation draw:name="f202" draw:formula="1075456*logwidth/6386648"/>
              <draw:equation draw:name="f203" draw:formula="1585068*logheight/1849426"/>
              <draw:equation draw:name="f204" draw:formula="1057431*logwidth/6386648"/>
              <draw:equation draw:name="f205" draw:formula="1603093*logheight/1849426"/>
              <draw:equation draw:name="f206" draw:formula="1039407*logwidth/6386648"/>
              <draw:equation draw:name="f207" draw:formula="1585068*logheight/1849426"/>
              <draw:equation draw:name="f208" draw:formula="1057431*logwidth/6386648"/>
              <draw:equation draw:name="f209" draw:formula="1567044*logheight/1849426"/>
              <draw:equation draw:name="f210" draw:formula="1201626*logwidth/6386648"/>
              <draw:equation draw:name="f211" draw:formula="1561036*logheight/1849426"/>
              <draw:equation draw:name="f212" draw:formula="1219651*logwidth/6386648"/>
              <draw:equation draw:name="f213" draw:formula="1579060*logheight/1849426"/>
              <draw:equation draw:name="f214" draw:formula="1201626*logwidth/6386648"/>
              <draw:equation draw:name="f215" draw:formula="1597085*logheight/1849426"/>
              <draw:equation draw:name="f216" draw:formula="1183602*logwidth/6386648"/>
              <draw:equation draw:name="f217" draw:formula="1579060*logheight/1849426"/>
              <draw:equation draw:name="f218" draw:formula="1201626*logwidth/6386648"/>
              <draw:equation draw:name="f219" draw:formula="1561036*logheight/1849426"/>
              <draw:equation draw:name="f220" draw:formula="4716385*logwidth/6386648"/>
              <draw:equation draw:name="f221" draw:formula="1555028*logheight/1849426"/>
              <draw:equation draw:name="f222" draw:formula="4734410*logwidth/6386648"/>
              <draw:equation draw:name="f223" draw:formula="1573052*logheight/1849426"/>
              <draw:equation draw:name="f224" draw:formula="4716385*logwidth/6386648"/>
              <draw:equation draw:name="f225" draw:formula="1591077*logheight/1849426"/>
              <draw:equation draw:name="f226" draw:formula="4698361*logwidth/6386648"/>
              <draw:equation draw:name="f227" draw:formula="1573052*logheight/1849426"/>
              <draw:equation draw:name="f228" draw:formula="4716385*logwidth/6386648"/>
              <draw:equation draw:name="f229" draw:formula="1555028*logheight/1849426"/>
              <draw:equation draw:name="f230" draw:formula="4578198*logwidth/6386648"/>
              <draw:equation draw:name="f231" draw:formula="1555028*logheight/1849426"/>
              <draw:equation draw:name="f232" draw:formula="4596223*logwidth/6386648"/>
              <draw:equation draw:name="f233" draw:formula="1573052*logheight/1849426"/>
              <draw:equation draw:name="f234" draw:formula="4578198*logwidth/6386648"/>
              <draw:equation draw:name="f235" draw:formula="1591077*logheight/1849426"/>
              <draw:equation draw:name="f236" draw:formula="4560173*logwidth/6386648"/>
              <draw:equation draw:name="f237" draw:formula="1573052*logheight/1849426"/>
              <draw:equation draw:name="f238" draw:formula="4578198*logwidth/6386648"/>
              <draw:equation draw:name="f239" draw:formula="1555028*logheight/1849426"/>
              <draw:equation draw:name="f240" draw:formula="1333805*logwidth/6386648"/>
              <draw:equation draw:name="f241" draw:formula="1555028*logheight/1849426"/>
              <draw:equation draw:name="f242" draw:formula="1351830*logwidth/6386648"/>
              <draw:equation draw:name="f243" draw:formula="1573052*logheight/1849426"/>
              <draw:equation draw:name="f244" draw:formula="1333805*logwidth/6386648"/>
              <draw:equation draw:name="f245" draw:formula="1591077*logheight/1849426"/>
              <draw:equation draw:name="f246" draw:formula="1315781*logwidth/6386648"/>
              <draw:equation draw:name="f247" draw:formula="1573052*logheight/1849426"/>
              <draw:equation draw:name="f248" draw:formula="1333805*logwidth/6386648"/>
              <draw:equation draw:name="f249" draw:formula="1555028*logheight/1849426"/>
              <draw:equation draw:name="f250" draw:formula="4842556*logwidth/6386648"/>
              <draw:equation draw:name="f251" draw:formula="1543011*logheight/1849426"/>
              <draw:equation draw:name="f252" draw:formula="4860581*logwidth/6386648"/>
              <draw:equation draw:name="f253" draw:formula="1561035*logheight/1849426"/>
              <draw:equation draw:name="f254" draw:formula="4842556*logwidth/6386648"/>
              <draw:equation draw:name="f255" draw:formula="1579060*logheight/1849426"/>
              <draw:equation draw:name="f256" draw:formula="4824532*logwidth/6386648"/>
              <draw:equation draw:name="f257" draw:formula="1561035*logheight/1849426"/>
              <draw:equation draw:name="f258" draw:formula="4842556*logwidth/6386648"/>
              <draw:equation draw:name="f259" draw:formula="1543011*logheight/1849426"/>
              <draw:equation draw:name="f260" draw:formula="3803149*logwidth/6386648"/>
              <draw:equation draw:name="f261" draw:formula="1537003*logheight/1849426"/>
              <draw:equation draw:name="f262" draw:formula="3821174*logwidth/6386648"/>
              <draw:equation draw:name="f263" draw:formula="1555027*logheight/1849426"/>
              <draw:equation draw:name="f264" draw:formula="3803149*logwidth/6386648"/>
              <draw:equation draw:name="f265" draw:formula="1573052*logheight/1849426"/>
              <draw:equation draw:name="f266" draw:formula="3785125*logwidth/6386648"/>
              <draw:equation draw:name="f267" draw:formula="1555027*logheight/1849426"/>
              <draw:equation draw:name="f268" draw:formula="3803149*logwidth/6386648"/>
              <draw:equation draw:name="f269" draw:formula="1537003*logheight/1849426"/>
              <draw:equation draw:name="f270" draw:formula="4127588*logwidth/6386648"/>
              <draw:equation draw:name="f271" draw:formula="1530995*logheight/1849426"/>
              <draw:equation draw:name="f272" draw:formula="4145613*logwidth/6386648"/>
              <draw:equation draw:name="f273" draw:formula="1549019*logheight/1849426"/>
              <draw:equation draw:name="f274" draw:formula="4127588*logwidth/6386648"/>
              <draw:equation draw:name="f275" draw:formula="1567044*logheight/1849426"/>
              <draw:equation draw:name="f276" draw:formula="4109563*logwidth/6386648"/>
              <draw:equation draw:name="f277" draw:formula="1549019*logheight/1849426"/>
              <draw:equation draw:name="f278" draw:formula="4127588*logwidth/6386648"/>
              <draw:equation draw:name="f279" draw:formula="1530995*logheight/1849426"/>
              <draw:equation draw:name="f280" draw:formula="3634921*logwidth/6386648"/>
              <draw:equation draw:name="f281" draw:formula="1530995*logheight/1849426"/>
              <draw:equation draw:name="f282" draw:formula="3652946*logwidth/6386648"/>
              <draw:equation draw:name="f283" draw:formula="1549019*logheight/1849426"/>
              <draw:equation draw:name="f284" draw:formula="3634921*logwidth/6386648"/>
              <draw:equation draw:name="f285" draw:formula="1567044*logheight/1849426"/>
              <draw:equation draw:name="f286" draw:formula="3616897*logwidth/6386648"/>
              <draw:equation draw:name="f287" draw:formula="1549019*logheight/1849426"/>
              <draw:equation draw:name="f288" draw:formula="3634921*logwidth/6386648"/>
              <draw:equation draw:name="f289" draw:formula="1530995*logheight/1849426"/>
              <draw:equation draw:name="f290" draw:formula="3532783*logwidth/6386648"/>
              <draw:equation draw:name="f291" draw:formula="1530995*logheight/1849426"/>
              <draw:equation draw:name="f292" draw:formula="3550808*logwidth/6386648"/>
              <draw:equation draw:name="f293" draw:formula="1549019*logheight/1849426"/>
              <draw:equation draw:name="f294" draw:formula="3532783*logwidth/6386648"/>
              <draw:equation draw:name="f295" draw:formula="1567044*logheight/1849426"/>
              <draw:equation draw:name="f296" draw:formula="3514759*logwidth/6386648"/>
              <draw:equation draw:name="f297" draw:formula="1549019*logheight/1849426"/>
              <draw:equation draw:name="f298" draw:formula="3532783*logwidth/6386648"/>
              <draw:equation draw:name="f299" draw:formula="1530995*logheight/1849426"/>
              <draw:equation draw:name="f300" draw:formula="1478000*logwidth/6386648"/>
              <draw:equation draw:name="f301" draw:formula="1530995*logheight/1849426"/>
              <draw:equation draw:name="f302" draw:formula="1496025*logwidth/6386648"/>
              <draw:equation draw:name="f303" draw:formula="1549019*logheight/1849426"/>
              <draw:equation draw:name="f304" draw:formula="1478000*logwidth/6386648"/>
              <draw:equation draw:name="f305" draw:formula="1567044*logheight/1849426"/>
              <draw:equation draw:name="f306" draw:formula="1459976*logwidth/6386648"/>
              <draw:equation draw:name="f307" draw:formula="1549019*logheight/1849426"/>
              <draw:equation draw:name="f308" draw:formula="1478000*logwidth/6386648"/>
              <draw:equation draw:name="f309" draw:formula="1530995*logheight/1849426"/>
              <draw:equation draw:name="f310" draw:formula="4427995*logwidth/6386648"/>
              <draw:equation draw:name="f311" draw:formula="1518979*logheight/1849426"/>
              <draw:equation draw:name="f312" draw:formula="4446020*logwidth/6386648"/>
              <draw:equation draw:name="f313" draw:formula="1537004*logheight/1849426"/>
              <draw:equation draw:name="f314" draw:formula="4427995*logwidth/6386648"/>
              <draw:equation draw:name="f315" draw:formula="1555028*logheight/1849426"/>
              <draw:equation draw:name="f316" draw:formula="4409970*logwidth/6386648"/>
              <draw:equation draw:name="f317" draw:formula="1537004*logheight/1849426"/>
              <draw:equation draw:name="f318" draw:formula="4427995*logwidth/6386648"/>
              <draw:equation draw:name="f319" draw:formula="1518979*logheight/1849426"/>
              <draw:equation draw:name="f320" draw:formula="4980743*logwidth/6386648"/>
              <draw:equation draw:name="f321" draw:formula="1506962*logheight/1849426"/>
              <draw:equation draw:name="f322" draw:formula="4998768*logwidth/6386648"/>
              <draw:equation draw:name="f323" draw:formula="1524986*logheight/1849426"/>
              <draw:equation draw:name="f324" draw:formula="4980743*logwidth/6386648"/>
              <draw:equation draw:name="f325" draw:formula="1543011*logheight/1849426"/>
              <draw:equation draw:name="f326" draw:formula="4962719*logwidth/6386648"/>
              <draw:equation draw:name="f327" draw:formula="1524986*logheight/1849426"/>
              <draw:equation draw:name="f328" draw:formula="4980743*logwidth/6386648"/>
              <draw:equation draw:name="f329" draw:formula="1506962*logheight/1849426"/>
              <draw:equation draw:name="f330" draw:formula="961301*logwidth/6386648"/>
              <draw:equation draw:name="f331" draw:formula="1506962*logheight/1849426"/>
              <draw:equation draw:name="f332" draw:formula="979326*logwidth/6386648"/>
              <draw:equation draw:name="f333" draw:formula="1524986*logheight/1849426"/>
              <draw:equation draw:name="f334" draw:formula="961301*logwidth/6386648"/>
              <draw:equation draw:name="f335" draw:formula="1543011*logheight/1849426"/>
              <draw:equation draw:name="f336" draw:formula="943277*logwidth/6386648"/>
              <draw:equation draw:name="f337" draw:formula="1524986*logheight/1849426"/>
              <draw:equation draw:name="f338" draw:formula="961301*logwidth/6386648"/>
              <draw:equation draw:name="f339" draw:formula="1506962*logheight/1849426"/>
              <draw:equation draw:name="f340" draw:formula="859163*logwidth/6386648"/>
              <draw:equation draw:name="f341" draw:formula="1500954*logheight/1849426"/>
              <draw:equation draw:name="f342" draw:formula="877188*logwidth/6386648"/>
              <draw:equation draw:name="f343" draw:formula="1518978*logheight/1849426"/>
              <draw:equation draw:name="f344" draw:formula="859163*logwidth/6386648"/>
              <draw:equation draw:name="f345" draw:formula="1537003*logheight/1849426"/>
              <draw:equation draw:name="f346" draw:formula="841139*logwidth/6386648"/>
              <draw:equation draw:name="f347" draw:formula="1518978*logheight/1849426"/>
              <draw:equation draw:name="f348" draw:formula="859163*logwidth/6386648"/>
              <draw:equation draw:name="f349" draw:formula="1500954*logheight/1849426"/>
              <draw:equation draw:name="f350" draw:formula="4013434*logwidth/6386648"/>
              <draw:equation draw:name="f351" draw:formula="1482930*logheight/1849426"/>
              <draw:equation draw:name="f352" draw:formula="4031459*logwidth/6386648"/>
              <draw:equation draw:name="f353" draw:formula="1500954*logheight/1849426"/>
              <draw:equation draw:name="f354" draw:formula="4013434*logwidth/6386648"/>
              <draw:equation draw:name="f355" draw:formula="1518979*logheight/1849426"/>
              <draw:equation draw:name="f356" draw:formula="3995410*logwidth/6386648"/>
              <draw:equation draw:name="f357" draw:formula="1500954*logheight/1849426"/>
              <draw:equation draw:name="f358" draw:formula="4013434*logwidth/6386648"/>
              <draw:equation draw:name="f359" draw:formula="1482930*logheight/1849426"/>
              <draw:equation draw:name="f360" draw:formula="3412620*logwidth/6386648"/>
              <draw:equation draw:name="f361" draw:formula="1482930*logheight/1849426"/>
              <draw:equation draw:name="f362" draw:formula="3430645*logwidth/6386648"/>
              <draw:equation draw:name="f363" draw:formula="1500954*logheight/1849426"/>
              <draw:equation draw:name="f364" draw:formula="3412620*logwidth/6386648"/>
              <draw:equation draw:name="f365" draw:formula="1518979*logheight/1849426"/>
              <draw:equation draw:name="f366" draw:formula="3394596*logwidth/6386648"/>
              <draw:equation draw:name="f367" draw:formula="1500954*logheight/1849426"/>
              <draw:equation draw:name="f368" draw:formula="3412620*logwidth/6386648"/>
              <draw:equation draw:name="f369" draw:formula="1482930*logheight/1849426"/>
              <draw:equation draw:name="f370" draw:formula="1586148*logwidth/6386648"/>
              <draw:equation draw:name="f371" draw:formula="1476922*logheight/1849426"/>
              <draw:equation draw:name="f372" draw:formula="1604172*logwidth/6386648"/>
              <draw:equation draw:name="f373" draw:formula="1494946*logheight/1849426"/>
              <draw:equation draw:name="f374" draw:formula="1586148*logwidth/6386648"/>
              <draw:equation draw:name="f375" draw:formula="1512971*logheight/1849426"/>
              <draw:equation draw:name="f376" draw:formula="1568123*logwidth/6386648"/>
              <draw:equation draw:name="f377" draw:formula="1494946*logheight/1849426"/>
              <draw:equation draw:name="f378" draw:formula="1586148*logwidth/6386648"/>
              <draw:equation draw:name="f379" draw:formula="1476922*logheight/1849426"/>
              <draw:equation draw:name="f380" draw:formula="4271783*logwidth/6386648"/>
              <draw:equation draw:name="f381" draw:formula="1464906*logheight/1849426"/>
              <draw:equation draw:name="f382" draw:formula="4289808*logwidth/6386648"/>
              <draw:equation draw:name="f383" draw:formula="1482930*logheight/1849426"/>
              <draw:equation draw:name="f384" draw:formula="4271783*logwidth/6386648"/>
              <draw:equation draw:name="f385" draw:formula="1500955*logheight/1849426"/>
              <draw:equation draw:name="f386" draw:formula="4253759*logwidth/6386648"/>
              <draw:equation draw:name="f387" draw:formula="1482930*logheight/1849426"/>
              <draw:equation draw:name="f388" draw:formula="4271783*logwidth/6386648"/>
              <draw:equation draw:name="f389" draw:formula="1464906*logheight/1849426"/>
              <draw:equation draw:name="f390" draw:formula="1105497*logwidth/6386648"/>
              <draw:equation draw:name="f391" draw:formula="1464906*logheight/1849426"/>
              <draw:equation draw:name="f392" draw:formula="1123521*logwidth/6386648"/>
              <draw:equation draw:name="f393" draw:formula="1482930*logheight/1849426"/>
              <draw:equation draw:name="f394" draw:formula="1105497*logwidth/6386648"/>
              <draw:equation draw:name="f395" draw:formula="1500955*logheight/1849426"/>
              <draw:equation draw:name="f396" draw:formula="1087472*logwidth/6386648"/>
              <draw:equation draw:name="f397" draw:formula="1482930*logheight/1849426"/>
              <draw:equation draw:name="f398" draw:formula="1105497*logwidth/6386648"/>
              <draw:equation draw:name="f399" draw:formula="1464906*logheight/1849426"/>
              <draw:equation draw:name="f400" draw:formula="4602231*logwidth/6386648"/>
              <draw:equation draw:name="f401" draw:formula="1452889*logheight/1849426"/>
              <draw:equation draw:name="f402" draw:formula="4620256*logwidth/6386648"/>
              <draw:equation draw:name="f403" draw:formula="1470913*logheight/1849426"/>
              <draw:equation draw:name="f404" draw:formula="4602231*logwidth/6386648"/>
              <draw:equation draw:name="f405" draw:formula="1488938*logheight/1849426"/>
              <draw:equation draw:name="f406" draw:formula="4584207*logwidth/6386648"/>
              <draw:equation draw:name="f407" draw:formula="1470913*logheight/1849426"/>
              <draw:equation draw:name="f408" draw:formula="4602231*logwidth/6386648"/>
              <draw:equation draw:name="f409" draw:formula="1452889*logheight/1849426"/>
              <draw:equation draw:name="f410" draw:formula="3875247*logwidth/6386648"/>
              <draw:equation draw:name="f411" draw:formula="1452889*logheight/1849426"/>
              <draw:equation draw:name="f412" draw:formula="3893272*logwidth/6386648"/>
              <draw:equation draw:name="f413" draw:formula="1470913*logheight/1849426"/>
              <draw:equation draw:name="f414" draw:formula="3875247*logwidth/6386648"/>
              <draw:equation draw:name="f415" draw:formula="1488938*logheight/1849426"/>
              <draw:equation draw:name="f416" draw:formula="3857223*logwidth/6386648"/>
              <draw:equation draw:name="f417" draw:formula="1470913*logheight/1849426"/>
              <draw:equation draw:name="f418" draw:formula="3875247*logwidth/6386648"/>
              <draw:equation draw:name="f419" draw:formula="1452889*logheight/1849426"/>
              <draw:equation draw:name="f420" draw:formula="1706311*logwidth/6386648"/>
              <draw:equation draw:name="f421" draw:formula="1452889*logheight/1849426"/>
              <draw:equation draw:name="f422" draw:formula="1724335*logwidth/6386648"/>
              <draw:equation draw:name="f423" draw:formula="1470913*logheight/1849426"/>
              <draw:equation draw:name="f424" draw:formula="1706311*logwidth/6386648"/>
              <draw:equation draw:name="f425" draw:formula="1488938*logheight/1849426"/>
              <draw:equation draw:name="f426" draw:formula="1688286*logwidth/6386648"/>
              <draw:equation draw:name="f427" draw:formula="1470913*logheight/1849426"/>
              <draw:equation draw:name="f428" draw:formula="1706311*logwidth/6386648"/>
              <draw:equation draw:name="f429" draw:formula="1452889*logheight/1849426"/>
              <draw:equation draw:name="f430" draw:formula="1411911*logwidth/6386648"/>
              <draw:equation draw:name="f431" draw:formula="1452889*logheight/1849426"/>
              <draw:equation draw:name="f432" draw:formula="1429936*logwidth/6386648"/>
              <draw:equation draw:name="f433" draw:formula="1470913*logheight/1849426"/>
              <draw:equation draw:name="f434" draw:formula="1411911*logwidth/6386648"/>
              <draw:equation draw:name="f435" draw:formula="1488938*logheight/1849426"/>
              <draw:equation draw:name="f436" draw:formula="1393887*logwidth/6386648"/>
              <draw:equation draw:name="f437" draw:formula="1470913*logheight/1849426"/>
              <draw:equation draw:name="f438" draw:formula="1411911*logwidth/6386648"/>
              <draw:equation draw:name="f439" draw:formula="1452889*logheight/1849426"/>
              <draw:equation draw:name="f440" draw:formula="1249691*logwidth/6386648"/>
              <draw:equation draw:name="f441" draw:formula="1452889*logheight/1849426"/>
              <draw:equation draw:name="f442" draw:formula="1267716*logwidth/6386648"/>
              <draw:equation draw:name="f443" draw:formula="1470913*logheight/1849426"/>
              <draw:equation draw:name="f444" draw:formula="1249691*logwidth/6386648"/>
              <draw:equation draw:name="f445" draw:formula="1488938*logheight/1849426"/>
              <draw:equation draw:name="f446" draw:formula="1231667*logwidth/6386648"/>
              <draw:equation draw:name="f447" draw:formula="1470913*logheight/1849426"/>
              <draw:equation draw:name="f448" draw:formula="1249691*logwidth/6386648"/>
              <draw:equation draw:name="f449" draw:formula="1452889*logheight/1849426"/>
              <draw:equation draw:name="f450" draw:formula="4764451*logwidth/6386648"/>
              <draw:equation draw:name="f451" draw:formula="1446881*logheight/1849426"/>
              <draw:equation draw:name="f452" draw:formula="4782476*logwidth/6386648"/>
              <draw:equation draw:name="f453" draw:formula="1464905*logheight/1849426"/>
              <draw:equation draw:name="f454" draw:formula="4764451*logwidth/6386648"/>
              <draw:equation draw:name="f455" draw:formula="1482930*logheight/1849426"/>
              <draw:equation draw:name="f456" draw:formula="4746427*logwidth/6386648"/>
              <draw:equation draw:name="f457" draw:formula="1464905*logheight/1849426"/>
              <draw:equation draw:name="f458" draw:formula="4764451*logwidth/6386648"/>
              <draw:equation draw:name="f459" draw:formula="1446881*logheight/1849426"/>
              <draw:equation draw:name="f460" draw:formula="763032*logwidth/6386648"/>
              <draw:equation draw:name="f461" draw:formula="1446881*logheight/1849426"/>
              <draw:equation draw:name="f462" draw:formula="781057*logwidth/6386648"/>
              <draw:equation draw:name="f463" draw:formula="1464905*logheight/1849426"/>
              <draw:equation draw:name="f464" draw:formula="763032*logwidth/6386648"/>
              <draw:equation draw:name="f465" draw:formula="1482930*logheight/1849426"/>
              <draw:equation draw:name="f466" draw:formula="745008*logwidth/6386648"/>
              <draw:equation draw:name="f467" draw:formula="1464905*logheight/1849426"/>
              <draw:equation draw:name="f468" draw:formula="763032*logwidth/6386648"/>
              <draw:equation draw:name="f469" draw:formula="1446881*logheight/1849426"/>
              <draw:equation draw:name="f470" draw:formula="3731051*logwidth/6386648"/>
              <draw:equation draw:name="f471" draw:formula="1434865*logheight/1849426"/>
              <draw:equation draw:name="f472" draw:formula="3749076*logwidth/6386648"/>
              <draw:equation draw:name="f473" draw:formula="1452889*logheight/1849426"/>
              <draw:equation draw:name="f474" draw:formula="3731051*logwidth/6386648"/>
              <draw:equation draw:name="f475" draw:formula="1470914*logheight/1849426"/>
              <draw:equation draw:name="f476" draw:formula="3713027*logwidth/6386648"/>
              <draw:equation draw:name="f477" draw:formula="1452889*logheight/1849426"/>
              <draw:equation draw:name="f478" draw:formula="3731051*logwidth/6386648"/>
              <draw:equation draw:name="f479" draw:formula="1434865*logheight/1849426"/>
              <draw:equation draw:name="f480" draw:formula="3304474*logwidth/6386648"/>
              <draw:equation draw:name="f481" draw:formula="1422849*logheight/1849426"/>
              <draw:equation draw:name="f482" draw:formula="3322499*logwidth/6386648"/>
              <draw:equation draw:name="f483" draw:formula="1440873*logheight/1849426"/>
              <draw:equation draw:name="f484" draw:formula="3304474*logwidth/6386648"/>
              <draw:equation draw:name="f485" draw:formula="1458898*logheight/1849426"/>
              <draw:equation draw:name="f486" draw:formula="3286450*logwidth/6386648"/>
              <draw:equation draw:name="f487" draw:formula="1440873*logheight/1849426"/>
              <draw:equation draw:name="f488" draw:formula="3304474*logwidth/6386648"/>
              <draw:equation draw:name="f489" draw:formula="1422849*logheight/1849426"/>
              <draw:equation draw:name="f490" draw:formula="4890621*logwidth/6386648"/>
              <draw:equation draw:name="f491" draw:formula="1416840*logheight/1849426"/>
              <draw:equation draw:name="f492" draw:formula="4908646*logwidth/6386648"/>
              <draw:equation draw:name="f493" draw:formula="1434864*logheight/1849426"/>
              <draw:equation draw:name="f494" draw:formula="4890621*logwidth/6386648"/>
              <draw:equation draw:name="f495" draw:formula="1452889*logheight/1849426"/>
              <draw:equation draw:name="f496" draw:formula="4872597*logwidth/6386648"/>
              <draw:equation draw:name="f497" draw:formula="1434864*logheight/1849426"/>
              <draw:equation draw:name="f498" draw:formula="4890621*logwidth/6386648"/>
              <draw:equation draw:name="f499" draw:formula="1416840*logheight/1849426"/>
              <draw:equation draw:name="f500" draw:formula="3544799*logwidth/6386648"/>
              <draw:equation draw:name="f501" draw:formula="1410832*logheight/1849426"/>
              <draw:equation draw:name="f502" draw:formula="3562824*logwidth/6386648"/>
              <draw:equation draw:name="f503" draw:formula="1428856*logheight/1849426"/>
              <draw:equation draw:name="f504" draw:formula="3544799*logwidth/6386648"/>
              <draw:equation draw:name="f505" draw:formula="1446881*logheight/1849426"/>
              <draw:equation draw:name="f506" draw:formula="3526775*logwidth/6386648"/>
              <draw:equation draw:name="f507" draw:formula="1428856*logheight/1849426"/>
              <draw:equation draw:name="f508" draw:formula="3544799*logwidth/6386648"/>
              <draw:equation draw:name="f509" draw:formula="1410832*logheight/1849426"/>
              <draw:equation draw:name="f510" draw:formula="4488076*logwidth/6386648"/>
              <draw:equation draw:name="f511" draw:formula="1404824*logheight/1849426"/>
              <draw:equation draw:name="f512" draw:formula="4506101*logwidth/6386648"/>
              <draw:equation draw:name="f513" draw:formula="1422848*logheight/1849426"/>
              <draw:equation draw:name="f514" draw:formula="4488076*logwidth/6386648"/>
              <draw:equation draw:name="f515" draw:formula="1440873*logheight/1849426"/>
              <draw:equation draw:name="f516" draw:formula="4470051*logwidth/6386648"/>
              <draw:equation draw:name="f517" draw:formula="1422848*logheight/1849426"/>
              <draw:equation draw:name="f518" draw:formula="4488076*logwidth/6386648"/>
              <draw:equation draw:name="f519" draw:formula="1404824*logheight/1849426"/>
              <draw:equation draw:name="f520" draw:formula="5028808*logwidth/6386648"/>
              <draw:equation draw:name="f521" draw:formula="1398816*logheight/1849426"/>
              <draw:equation draw:name="f522" draw:formula="5046833*logwidth/6386648"/>
              <draw:equation draw:name="f523" draw:formula="1416841*logheight/1849426"/>
              <draw:equation draw:name="f524" draw:formula="5028808*logwidth/6386648"/>
              <draw:equation draw:name="f525" draw:formula="1434865*logheight/1849426"/>
              <draw:equation draw:name="f526" draw:formula="5010783*logwidth/6386648"/>
              <draw:equation draw:name="f527" draw:formula="1416841*logheight/1849426"/>
              <draw:equation draw:name="f528" draw:formula="5028808*logwidth/6386648"/>
              <draw:equation draw:name="f529" draw:formula="1398816*logheight/1849426"/>
              <draw:equation draw:name="f530" draw:formula="4367914*logwidth/6386648"/>
              <draw:equation draw:name="f531" draw:formula="1398816*logheight/1849426"/>
              <draw:equation draw:name="f532" draw:formula="4385939*logwidth/6386648"/>
              <draw:equation draw:name="f533" draw:formula="1416841*logheight/1849426"/>
              <draw:equation draw:name="f534" draw:formula="4367914*logwidth/6386648"/>
              <draw:equation draw:name="f535" draw:formula="1434865*logheight/1849426"/>
              <draw:equation draw:name="f536" draw:formula="4349889*logwidth/6386648"/>
              <draw:equation draw:name="f537" draw:formula="1416841*logheight/1849426"/>
              <draw:equation draw:name="f538" draw:formula="4367914*logwidth/6386648"/>
              <draw:equation draw:name="f539" draw:formula="1398816*logheight/1849426"/>
              <draw:equation draw:name="f540" draw:formula="4163637*logwidth/6386648"/>
              <draw:equation draw:name="f541" draw:formula="1398816*logheight/1849426"/>
              <draw:equation draw:name="f542" draw:formula="4181662*logwidth/6386648"/>
              <draw:equation draw:name="f543" draw:formula="1416841*logheight/1849426"/>
              <draw:equation draw:name="f544" draw:formula="4163637*logwidth/6386648"/>
              <draw:equation draw:name="f545" draw:formula="1434865*logheight/1849426"/>
              <draw:equation draw:name="f546" draw:formula="4145613*logwidth/6386648"/>
              <draw:equation draw:name="f547" draw:formula="1416841*logheight/1849426"/>
              <draw:equation draw:name="f548" draw:formula="4163637*logwidth/6386648"/>
              <draw:equation draw:name="f549" draw:formula="1398816*logheight/1849426"/>
              <draw:equation draw:name="f550" draw:formula="672910*logwidth/6386648"/>
              <draw:equation draw:name="f551" draw:formula="1398816*logheight/1849426"/>
              <draw:equation draw:name="f552" draw:formula="690935*logwidth/6386648"/>
              <draw:equation draw:name="f553" draw:formula="1416841*logheight/1849426"/>
              <draw:equation draw:name="f554" draw:formula="672910*logwidth/6386648"/>
              <draw:equation draw:name="f555" draw:formula="1434865*logheight/1849426"/>
              <draw:equation draw:name="f556" draw:formula="654886*logwidth/6386648"/>
              <draw:equation draw:name="f557" draw:formula="1416841*logheight/1849426"/>
              <draw:equation draw:name="f558" draw:formula="672910*logwidth/6386648"/>
              <draw:equation draw:name="f559" draw:formula="1398816*logheight/1849426"/>
              <draw:equation draw:name="f560" draw:formula="3190319*logwidth/6386648"/>
              <draw:equation draw:name="f561" draw:formula="1392808*logheight/1849426"/>
              <draw:equation draw:name="f562" draw:formula="3208344*logwidth/6386648"/>
              <draw:equation draw:name="f563" draw:formula="1410832*logheight/1849426"/>
              <draw:equation draw:name="f564" draw:formula="3190319*logwidth/6386648"/>
              <draw:equation draw:name="f565" draw:formula="1428857*logheight/1849426"/>
              <draw:equation draw:name="f566" draw:formula="3172295*logwidth/6386648"/>
              <draw:equation draw:name="f567" draw:formula="1410832*logheight/1849426"/>
              <draw:equation draw:name="f568" draw:formula="3190319*logwidth/6386648"/>
              <draw:equation draw:name="f569" draw:formula="1392808*logheight/1849426"/>
              <draw:equation draw:name="f570" draw:formula="1814456*logwidth/6386648"/>
              <draw:equation draw:name="f571" draw:formula="1392808*logheight/1849426"/>
              <draw:equation draw:name="f572" draw:formula="1832481*logwidth/6386648"/>
              <draw:equation draw:name="f573" draw:formula="1410832*logheight/1849426"/>
              <draw:equation draw:name="f574" draw:formula="1814456*logwidth/6386648"/>
              <draw:equation draw:name="f575" draw:formula="1428857*logheight/1849426"/>
              <draw:equation draw:name="f576" draw:formula="1796432*logwidth/6386648"/>
              <draw:equation draw:name="f577" draw:formula="1410832*logheight/1849426"/>
              <draw:equation draw:name="f578" draw:formula="1814456*logwidth/6386648"/>
              <draw:equation draw:name="f579" draw:formula="1392808*logheight/1849426"/>
              <draw:equation draw:name="f580" draw:formula="967309*logwidth/6386648"/>
              <draw:equation draw:name="f581" draw:formula="1386800*logheight/1849426"/>
              <draw:equation draw:name="f582" draw:formula="985334*logwidth/6386648"/>
              <draw:equation draw:name="f583" draw:formula="1404824*logheight/1849426"/>
              <draw:equation draw:name="f584" draw:formula="967309*logwidth/6386648"/>
              <draw:equation draw:name="f585" draw:formula="1422849*logheight/1849426"/>
              <draw:equation draw:name="f586" draw:formula="949285*logwidth/6386648"/>
              <draw:equation draw:name="f587" draw:formula="1404824*logheight/1849426"/>
              <draw:equation draw:name="f588" draw:formula="967309*logwidth/6386648"/>
              <draw:equation draw:name="f589" draw:formula="1386800*logheight/1849426"/>
              <draw:equation draw:name="f590" draw:formula="4049482*logwidth/6386648"/>
              <draw:equation draw:name="f591" draw:formula="1374784*logheight/1849426"/>
              <draw:equation draw:name="f592" draw:formula="4067507*logwidth/6386648"/>
              <draw:equation draw:name="f593" draw:formula="1392808*logheight/1849426"/>
              <draw:equation draw:name="f594" draw:formula="4049482*logwidth/6386648"/>
              <draw:equation draw:name="f595" draw:formula="1410833*logheight/1849426"/>
              <draw:equation draw:name="f596" draw:formula="4031458*logwidth/6386648"/>
              <draw:equation draw:name="f597" draw:formula="1392808*logheight/1849426"/>
              <draw:equation draw:name="f598" draw:formula="4049482*logwidth/6386648"/>
              <draw:equation draw:name="f599" draw:formula="1374784*logheight/1849426"/>
              <draw:equation draw:name="f600" draw:formula="4674329*logwidth/6386648"/>
              <draw:equation draw:name="f601" draw:formula="1368775*logheight/1849426"/>
              <draw:equation draw:name="f602" draw:formula="4692354*logwidth/6386648"/>
              <draw:equation draw:name="f603" draw:formula="1386800*logheight/1849426"/>
              <draw:equation draw:name="f604" draw:formula="4674329*logwidth/6386648"/>
              <draw:equation draw:name="f605" draw:formula="1404824*logheight/1849426"/>
              <draw:equation draw:name="f606" draw:formula="4656305*logwidth/6386648"/>
              <draw:equation draw:name="f607" draw:formula="1386800*logheight/1849426"/>
              <draw:equation draw:name="f608" draw:formula="4674329*logwidth/6386648"/>
              <draw:equation draw:name="f609" draw:formula="1368775*logheight/1849426"/>
              <draw:equation draw:name="f610" draw:formula="1526067*logwidth/6386648"/>
              <draw:equation draw:name="f611" draw:formula="1368775*logheight/1849426"/>
              <draw:equation draw:name="f612" draw:formula="1544091*logwidth/6386648"/>
              <draw:equation draw:name="f613" draw:formula="1386800*logheight/1849426"/>
              <draw:equation draw:name="f614" draw:formula="1526067*logwidth/6386648"/>
              <draw:equation draw:name="f615" draw:formula="1404824*logheight/1849426"/>
              <draw:equation draw:name="f616" draw:formula="1508042*logwidth/6386648"/>
              <draw:equation draw:name="f617" draw:formula="1386800*logheight/1849426"/>
              <draw:equation draw:name="f618" draw:formula="1526067*logwidth/6386648"/>
              <draw:equation draw:name="f619" draw:formula="1368775*logheight/1849426"/>
              <draw:equation draw:name="f620" draw:formula="1369854*logwidth/6386648"/>
              <draw:equation draw:name="f621" draw:formula="1368775*logheight/1849426"/>
              <draw:equation draw:name="f622" draw:formula="1387879*logwidth/6386648"/>
              <draw:equation draw:name="f623" draw:formula="1386800*logheight/1849426"/>
              <draw:equation draw:name="f624" draw:formula="1369854*logwidth/6386648"/>
              <draw:equation draw:name="f625" draw:formula="1404824*logheight/1849426"/>
              <draw:equation draw:name="f626" draw:formula="1351830*logwidth/6386648"/>
              <draw:equation draw:name="f627" draw:formula="1386800*logheight/1849426"/>
              <draw:equation draw:name="f628" draw:formula="1369854*logwidth/6386648"/>
              <draw:equation draw:name="f629" draw:formula="1368775*logheight/1849426"/>
              <draw:equation draw:name="f630" draw:formula="3418628*logwidth/6386648"/>
              <draw:equation draw:name="f631" draw:formula="1362767*logheight/1849426"/>
              <draw:equation draw:name="f632" draw:formula="3436653*logwidth/6386648"/>
              <draw:equation draw:name="f633" draw:formula="1380791*logheight/1849426"/>
              <draw:equation draw:name="f634" draw:formula="3418628*logwidth/6386648"/>
              <draw:equation draw:name="f635" draw:formula="1398816*logheight/1849426"/>
              <draw:equation draw:name="f636" draw:formula="3400604*logwidth/6386648"/>
              <draw:equation draw:name="f637" draw:formula="1380791*logheight/1849426"/>
              <draw:equation draw:name="f638" draw:formula="3418628*logwidth/6386648"/>
              <draw:equation draw:name="f639" draw:formula="1362767*logheight/1849426"/>
              <draw:equation draw:name="f640" draw:formula="1147553*logwidth/6386648"/>
              <draw:equation draw:name="f641" draw:formula="1362767*logheight/1849426"/>
              <draw:equation draw:name="f642" draw:formula="1165578*logwidth/6386648"/>
              <draw:equation draw:name="f643" draw:formula="1380791*logheight/1849426"/>
              <draw:equation draw:name="f644" draw:formula="1147553*logwidth/6386648"/>
              <draw:equation draw:name="f645" draw:formula="1398816*logheight/1849426"/>
              <draw:equation draw:name="f646" draw:formula="1129529*logwidth/6386648"/>
              <draw:equation draw:name="f647" draw:formula="1380791*logheight/1849426"/>
              <draw:equation draw:name="f648" draw:formula="1147553*logwidth/6386648"/>
              <draw:equation draw:name="f649" draw:formula="1362767*logheight/1849426"/>
              <draw:equation draw:name="f650" draw:formula="3646937*logwidth/6386648"/>
              <draw:equation draw:name="f651" draw:formula="1356759*logheight/1849426"/>
              <draw:equation draw:name="f652" draw:formula="3664962*logwidth/6386648"/>
              <draw:equation draw:name="f653" draw:formula="1374783*logheight/1849426"/>
              <draw:equation draw:name="f654" draw:formula="3646937*logwidth/6386648"/>
              <draw:equation draw:name="f655" draw:formula="1392808*logheight/1849426"/>
              <draw:equation draw:name="f656" draw:formula="3628912*logwidth/6386648"/>
              <draw:equation draw:name="f657" draw:formula="1374783*logheight/1849426"/>
              <draw:equation draw:name="f658" draw:formula="3646937*logwidth/6386648"/>
              <draw:equation draw:name="f659" draw:formula="1356759*logheight/1849426"/>
              <draw:equation draw:name="f660" draw:formula="1946636*logwidth/6386648"/>
              <draw:equation draw:name="f661" draw:formula="1356759*logheight/1849426"/>
              <draw:equation draw:name="f662" draw:formula="1964660*logwidth/6386648"/>
              <draw:equation draw:name="f663" draw:formula="1374783*logheight/1849426"/>
              <draw:equation draw:name="f664" draw:formula="1946636*logwidth/6386648"/>
              <draw:equation draw:name="f665" draw:formula="1392808*logheight/1849426"/>
              <draw:equation draw:name="f666" draw:formula="1928611*logwidth/6386648"/>
              <draw:equation draw:name="f667" draw:formula="1374783*logheight/1849426"/>
              <draw:equation draw:name="f668" draw:formula="1946636*logwidth/6386648"/>
              <draw:equation draw:name="f669" draw:formula="1356759*logheight/1849426"/>
              <draw:equation draw:name="f670" draw:formula="1658245*logwidth/6386648"/>
              <draw:equation draw:name="f671" draw:formula="1350751*logheight/1849426"/>
              <draw:equation draw:name="f672" draw:formula="1676270*logwidth/6386648"/>
              <draw:equation draw:name="f673" draw:formula="1368775*logheight/1849426"/>
              <draw:equation draw:name="f674" draw:formula="1658245*logwidth/6386648"/>
              <draw:equation draw:name="f675" draw:formula="1386800*logheight/1849426"/>
              <draw:equation draw:name="f676" draw:formula="1640221*logwidth/6386648"/>
              <draw:equation draw:name="f677" draw:formula="1368775*logheight/1849426"/>
              <draw:equation draw:name="f678" draw:formula="1658245*logwidth/6386648"/>
              <draw:equation draw:name="f679" draw:formula="1350751*logheight/1849426"/>
              <draw:equation draw:name="f680" draw:formula="3929320*logwidth/6386648"/>
              <draw:equation draw:name="f681" draw:formula="1344743*logheight/1849426"/>
              <draw:equation draw:name="f682" draw:formula="3947345*logwidth/6386648"/>
              <draw:equation draw:name="f683" draw:formula="1362767*logheight/1849426"/>
              <draw:equation draw:name="f684" draw:formula="3929320*logwidth/6386648"/>
              <draw:equation draw:name="f685" draw:formula="1380792*logheight/1849426"/>
              <draw:equation draw:name="f686" draw:formula="3911296*logwidth/6386648"/>
              <draw:equation draw:name="f687" draw:formula="1362767*logheight/1849426"/>
              <draw:equation draw:name="f688" draw:formula="3929320*logwidth/6386648"/>
              <draw:equation draw:name="f689" draw:formula="1344743*logheight/1849426"/>
              <draw:equation draw:name="f690" draw:formula="3088181*logwidth/6386648"/>
              <draw:equation draw:name="f691" draw:formula="1344743*logheight/1849426"/>
              <draw:equation draw:name="f692" draw:formula="3106206*logwidth/6386648"/>
              <draw:equation draw:name="f693" draw:formula="1362767*logheight/1849426"/>
              <draw:equation draw:name="f694" draw:formula="3088181*logwidth/6386648"/>
              <draw:equation draw:name="f695" draw:formula="1380792*logheight/1849426"/>
              <draw:equation draw:name="f696" draw:formula="3070157*logwidth/6386648"/>
              <draw:equation draw:name="f697" draw:formula="1362767*logheight/1849426"/>
              <draw:equation draw:name="f698" draw:formula="3088181*logwidth/6386648"/>
              <draw:equation draw:name="f699" draw:formula="1344743*logheight/1849426"/>
              <draw:equation draw:name="f700" draw:formula="853154*logwidth/6386648"/>
              <draw:equation draw:name="f701" draw:formula="1344743*logheight/1849426"/>
              <draw:equation draw:name="f702" draw:formula="871179*logwidth/6386648"/>
              <draw:equation draw:name="f703" draw:formula="1362767*logheight/1849426"/>
              <draw:equation draw:name="f704" draw:formula="853154*logwidth/6386648"/>
              <draw:equation draw:name="f705" draw:formula="1380792*logheight/1849426"/>
              <draw:equation draw:name="f706" draw:formula="835130*logwidth/6386648"/>
              <draw:equation draw:name="f707" draw:formula="1362767*logheight/1849426"/>
              <draw:equation draw:name="f708" draw:formula="853154*logwidth/6386648"/>
              <draw:equation draw:name="f709" draw:formula="1344743*logheight/1849426"/>
              <draw:equation draw:name="f710" draw:formula="4283800*logwidth/6386648"/>
              <draw:equation draw:name="f711" draw:formula="1326718*logheight/1849426"/>
              <draw:equation draw:name="f712" draw:formula="4301825*logwidth/6386648"/>
              <draw:equation draw:name="f713" draw:formula="1344742*logheight/1849426"/>
              <draw:equation draw:name="f714" draw:formula="4283800*logwidth/6386648"/>
              <draw:equation draw:name="f715" draw:formula="1362767*logheight/1849426"/>
              <draw:equation draw:name="f716" draw:formula="4265776*logwidth/6386648"/>
              <draw:equation draw:name="f717" draw:formula="1344742*logheight/1849426"/>
              <draw:equation draw:name="f718" draw:formula="4283800*logwidth/6386648"/>
              <draw:equation draw:name="f719" draw:formula="1326718*logheight/1849426"/>
              <draw:equation draw:name="f720" draw:formula="3815165*logwidth/6386648"/>
              <draw:equation draw:name="f721" draw:formula="1326718*logheight/1849426"/>
              <draw:equation draw:name="f722" draw:formula="3833190*logwidth/6386648"/>
              <draw:equation draw:name="f723" draw:formula="1344742*logheight/1849426"/>
              <draw:equation draw:name="f724" draw:formula="3815165*logwidth/6386648"/>
              <draw:equation draw:name="f725" draw:formula="1362767*logheight/1849426"/>
              <draw:equation draw:name="f726" draw:formula="3797141*logwidth/6386648"/>
              <draw:equation draw:name="f727" draw:formula="1344742*logheight/1849426"/>
              <draw:equation draw:name="f728" draw:formula="3815165*logwidth/6386648"/>
              <draw:equation draw:name="f729" draw:formula="1326718*logheight/1849426"/>
              <draw:equation draw:name="f730" draw:formula="2980034*logwidth/6386648"/>
              <draw:equation draw:name="f731" draw:formula="1326718*logheight/1849426"/>
              <draw:equation draw:name="f732" draw:formula="2998059*logwidth/6386648"/>
              <draw:equation draw:name="f733" draw:formula="1344742*logheight/1849426"/>
              <draw:equation draw:name="f734" draw:formula="2980034*logwidth/6386648"/>
              <draw:equation draw:name="f735" draw:formula="1362767*logheight/1849426"/>
              <draw:equation draw:name="f736" draw:formula="2962010*logwidth/6386648"/>
              <draw:equation draw:name="f737" draw:formula="1344742*logheight/1849426"/>
              <draw:equation draw:name="f738" draw:formula="2980034*logwidth/6386648"/>
              <draw:equation draw:name="f739" draw:formula="1326718*logheight/1849426"/>
              <draw:equation draw:name="f740" draw:formula="594806*logwidth/6386648"/>
              <draw:equation draw:name="f741" draw:formula="1326718*logheight/1849426"/>
              <draw:equation draw:name="f742" draw:formula="612830*logwidth/6386648"/>
              <draw:equation draw:name="f743" draw:formula="1344742*logheight/1849426"/>
              <draw:equation draw:name="f744" draw:formula="594806*logwidth/6386648"/>
              <draw:equation draw:name="f745" draw:formula="1362767*logheight/1849426"/>
              <draw:equation draw:name="f746" draw:formula="576781*logwidth/6386648"/>
              <draw:equation draw:name="f747" draw:formula="1344742*logheight/1849426"/>
              <draw:equation draw:name="f748" draw:formula="594806*logwidth/6386648"/>
              <draw:equation draw:name="f749" draw:formula="1326718*logheight/1849426"/>
              <draw:equation draw:name="f750" draw:formula="4836548*logwidth/6386648"/>
              <draw:equation draw:name="f751" draw:formula="1314702*logheight/1849426"/>
              <draw:equation draw:name="f752" draw:formula="4854573*logwidth/6386648"/>
              <draw:equation draw:name="f753" draw:formula="1332726*logheight/1849426"/>
              <draw:equation draw:name="f754" draw:formula="4836548*logwidth/6386648"/>
              <draw:equation draw:name="f755" draw:formula="1350751*logheight/1849426"/>
              <draw:equation draw:name="f756" draw:formula="4818524*logwidth/6386648"/>
              <draw:equation draw:name="f757" draw:formula="1332726*logheight/1849426"/>
              <draw:equation draw:name="f758" draw:formula="4836548*logwidth/6386648"/>
              <draw:equation draw:name="f759" draw:formula="1314702*logheight/1849426"/>
              <draw:equation draw:name="f760" draw:formula="4980743*logwidth/6386648"/>
              <draw:equation draw:name="f761" draw:formula="1308694*logheight/1849426"/>
              <draw:equation draw:name="f762" draw:formula="4998768*logwidth/6386648"/>
              <draw:equation draw:name="f763" draw:formula="1326719*logheight/1849426"/>
              <draw:equation draw:name="f764" draw:formula="4980743*logwidth/6386648"/>
              <draw:equation draw:name="f765" draw:formula="1344743*logheight/1849426"/>
              <draw:equation draw:name="f766" draw:formula="4962719*logwidth/6386648"/>
              <draw:equation draw:name="f767" draw:formula="1326719*logheight/1849426"/>
              <draw:equation draw:name="f768" draw:formula="4980743*logwidth/6386648"/>
              <draw:equation draw:name="f769" draw:formula="1308694*logheight/1849426"/>
              <draw:equation draw:name="f770" draw:formula="2871888*logwidth/6386648"/>
              <draw:equation draw:name="f771" draw:formula="1302686*logheight/1849426"/>
              <draw:equation draw:name="f772" draw:formula="2889913*logwidth/6386648"/>
              <draw:equation draw:name="f773" draw:formula="1320710*logheight/1849426"/>
              <draw:equation draw:name="f774" draw:formula="2871888*logwidth/6386648"/>
              <draw:equation draw:name="f775" draw:formula="1338735*logheight/1849426"/>
              <draw:equation draw:name="f776" draw:formula="2853864*logwidth/6386648"/>
              <draw:equation draw:name="f777" draw:formula="1320710*logheight/1849426"/>
              <draw:equation draw:name="f778" draw:formula="2871888*logwidth/6386648"/>
              <draw:equation draw:name="f779" draw:formula="1302686*logheight/1849426"/>
              <draw:equation draw:name="f780" draw:formula="2102847*logwidth/6386648"/>
              <draw:equation draw:name="f781" draw:formula="1302686*logheight/1849426"/>
              <draw:equation draw:name="f782" draw:formula="2120872*logwidth/6386648"/>
              <draw:equation draw:name="f783" draw:formula="1320710*logheight/1849426"/>
              <draw:equation draw:name="f784" draw:formula="2102847*logwidth/6386648"/>
              <draw:equation draw:name="f785" draw:formula="1338735*logheight/1849426"/>
              <draw:equation draw:name="f786" draw:formula="2084823*logwidth/6386648"/>
              <draw:equation draw:name="f787" draw:formula="1320710*logheight/1849426"/>
              <draw:equation draw:name="f788" draw:formula="2102847*logwidth/6386648"/>
              <draw:equation draw:name="f789" draw:formula="1302686*logheight/1849426"/>
              <draw:equation draw:name="f790" draw:formula="1273724*logwidth/6386648"/>
              <draw:equation draw:name="f791" draw:formula="1302686*logheight/1849426"/>
              <draw:equation draw:name="f792" draw:formula="1291749*logwidth/6386648"/>
              <draw:equation draw:name="f793" draw:formula="1320710*logheight/1849426"/>
              <draw:equation draw:name="f794" draw:formula="1273724*logwidth/6386648"/>
              <draw:equation draw:name="f795" draw:formula="1338735*logheight/1849426"/>
              <draw:equation draw:name="f796" draw:formula="1255700*logwidth/6386648"/>
              <draw:equation draw:name="f797" draw:formula="1320710*logheight/1849426"/>
              <draw:equation draw:name="f798" draw:formula="1273724*logwidth/6386648"/>
              <draw:equation draw:name="f799" draw:formula="1302686*logheight/1849426"/>
              <draw:equation draw:name="f800" draw:formula="1033398*logwidth/6386648"/>
              <draw:equation draw:name="f801" draw:formula="1302686*logheight/1849426"/>
              <draw:equation draw:name="f802" draw:formula="1051423*logwidth/6386648"/>
              <draw:equation draw:name="f803" draw:formula="1320710*logheight/1849426"/>
              <draw:equation draw:name="f804" draw:formula="1033398*logwidth/6386648"/>
              <draw:equation draw:name="f805" draw:formula="1338735*logheight/1849426"/>
              <draw:equation draw:name="f806" draw:formula="1015374*logwidth/6386648"/>
              <draw:equation draw:name="f807" draw:formula="1320710*logheight/1849426"/>
              <draw:equation draw:name="f808" draw:formula="1033398*logwidth/6386648"/>
              <draw:equation draw:name="f809" draw:formula="1302686*logheight/1849426"/>
              <draw:equation draw:name="f810" draw:formula="4548158*logwidth/6386648"/>
              <draw:equation draw:name="f811" draw:formula="1296678*logheight/1849426"/>
              <draw:equation draw:name="f812" draw:formula="4566183*logwidth/6386648"/>
              <draw:equation draw:name="f813" draw:formula="1314702*logheight/1849426"/>
              <draw:equation draw:name="f814" draw:formula="4548158*logwidth/6386648"/>
              <draw:equation draw:name="f815" draw:formula="1332727*logheight/1849426"/>
              <draw:equation draw:name="f816" draw:formula="4530133*logwidth/6386648"/>
              <draw:equation draw:name="f817" draw:formula="1314702*logheight/1849426"/>
              <draw:equation draw:name="f818" draw:formula="4548158*logwidth/6386648"/>
              <draw:equation draw:name="f819" draw:formula="1296678*logheight/1849426"/>
              <draw:equation draw:name="f820" draw:formula="3520767*logwidth/6386648"/>
              <draw:equation draw:name="f821" draw:formula="1290670*logheight/1849426"/>
              <draw:equation draw:name="f822" draw:formula="3538792*logwidth/6386648"/>
              <draw:equation draw:name="f823" draw:formula="1308694*logheight/1849426"/>
              <draw:equation draw:name="f824" draw:formula="3520767*logwidth/6386648"/>
              <draw:equation draw:name="f825" draw:formula="1326719*logheight/1849426"/>
              <draw:equation draw:name="f826" draw:formula="3502743*logwidth/6386648"/>
              <draw:equation draw:name="f827" draw:formula="1308694*logheight/1849426"/>
              <draw:equation draw:name="f828" draw:formula="3520767*logwidth/6386648"/>
              <draw:equation draw:name="f829" draw:formula="1290670*logheight/1849426"/>
              <draw:equation draw:name="f830" draw:formula="3244392*logwidth/6386648"/>
              <draw:equation draw:name="f831" draw:formula="1290670*logheight/1849426"/>
              <draw:equation draw:name="f832" draw:formula="3262417*logwidth/6386648"/>
              <draw:equation draw:name="f833" draw:formula="1308694*logheight/1849426"/>
              <draw:equation draw:name="f834" draw:formula="3244392*logwidth/6386648"/>
              <draw:equation draw:name="f835" draw:formula="1326719*logheight/1849426"/>
              <draw:equation draw:name="f836" draw:formula="3226368*logwidth/6386648"/>
              <draw:equation draw:name="f837" draw:formula="1308694*logheight/1849426"/>
              <draw:equation draw:name="f838" draw:formula="3244392*logwidth/6386648"/>
              <draw:equation draw:name="f839" draw:formula="1290670*logheight/1849426"/>
              <draw:equation draw:name="f840" draw:formula="757024*logwidth/6386648"/>
              <draw:equation draw:name="f841" draw:formula="1290670*logheight/1849426"/>
              <draw:equation draw:name="f842" draw:formula="775049*logwidth/6386648"/>
              <draw:equation draw:name="f843" draw:formula="1308694*logheight/1849426"/>
              <draw:equation draw:name="f844" draw:formula="757024*logwidth/6386648"/>
              <draw:equation draw:name="f845" draw:formula="1326719*logheight/1849426"/>
              <draw:equation draw:name="f846" draw:formula="739000*logwidth/6386648"/>
              <draw:equation draw:name="f847" draw:formula="1308694*logheight/1849426"/>
              <draw:equation draw:name="f848" draw:formula="757024*logwidth/6386648"/>
              <draw:equation draw:name="f849" draw:formula="1290670*logheight/1849426"/>
              <draw:equation draw:name="f850" draw:formula="4427995*logwidth/6386648"/>
              <draw:equation draw:name="f851" draw:formula="1284661*logheight/1849426"/>
              <draw:equation draw:name="f852" draw:formula="4446020*logwidth/6386648"/>
              <draw:equation draw:name="f853" draw:formula="1302685*logheight/1849426"/>
              <draw:equation draw:name="f854" draw:formula="4427995*logwidth/6386648"/>
              <draw:equation draw:name="f855" draw:formula="1320710*logheight/1849426"/>
              <draw:equation draw:name="f856" draw:formula="4409970*logwidth/6386648"/>
              <draw:equation draw:name="f857" draw:formula="1302685*logheight/1849426"/>
              <draw:equation draw:name="f858" draw:formula="4427995*logwidth/6386648"/>
              <draw:equation draw:name="f859" draw:formula="1284661*logheight/1849426"/>
              <draw:equation draw:name="f860" draw:formula="2763741*logwidth/6386648"/>
              <draw:equation draw:name="f861" draw:formula="1278653*logheight/1849426"/>
              <draw:equation draw:name="f862" draw:formula="2781766*logwidth/6386648"/>
              <draw:equation draw:name="f863" draw:formula="1296678*logheight/1849426"/>
              <draw:equation draw:name="f864" draw:formula="2763741*logwidth/6386648"/>
              <draw:equation draw:name="f865" draw:formula="1314702*logheight/1849426"/>
              <draw:equation draw:name="f866" draw:formula="2745717*logwidth/6386648"/>
              <draw:equation draw:name="f867" draw:formula="1296678*logheight/1849426"/>
              <draw:equation draw:name="f868" draw:formula="2763741*logwidth/6386648"/>
              <draw:equation draw:name="f869" draw:formula="1278653*logheight/1849426"/>
              <draw:equation draw:name="f870" draw:formula="2217002*logwidth/6386648"/>
              <draw:equation draw:name="f871" draw:formula="1272645*logheight/1849426"/>
              <draw:equation draw:name="f872" draw:formula="2235026*logwidth/6386648"/>
              <draw:equation draw:name="f873" draw:formula="1290669*logheight/1849426"/>
              <draw:equation draw:name="f874" draw:formula="2217002*logwidth/6386648"/>
              <draw:equation draw:name="f875" draw:formula="1308694*logheight/1849426"/>
              <draw:equation draw:name="f876" draw:formula="2198977*logwidth/6386648"/>
              <draw:equation draw:name="f877" draw:formula="1290669*logheight/1849426"/>
              <draw:equation draw:name="f878" draw:formula="2217002*logwidth/6386648"/>
              <draw:equation draw:name="f879" draw:formula="1272645*logheight/1849426"/>
              <draw:equation draw:name="f880" draw:formula="1874537*logwidth/6386648"/>
              <draw:equation draw:name="f881" draw:formula="1272645*logheight/1849426"/>
              <draw:equation draw:name="f882" draw:formula="1892562*logwidth/6386648"/>
              <draw:equation draw:name="f883" draw:formula="1290669*logheight/1849426"/>
              <draw:equation draw:name="f884" draw:formula="1874537*logwidth/6386648"/>
              <draw:equation draw:name="f885" draw:formula="1308694*logheight/1849426"/>
              <draw:equation draw:name="f886" draw:formula="1856513*logwidth/6386648"/>
              <draw:equation draw:name="f887" draw:formula="1290669*logheight/1849426"/>
              <draw:equation draw:name="f888" draw:formula="1874537*logwidth/6386648"/>
              <draw:equation draw:name="f889" draw:formula="1272645*logheight/1849426"/>
              <draw:equation draw:name="f890" draw:formula="3376571*logwidth/6386648"/>
              <draw:equation draw:name="f891" draw:formula="1266637*logheight/1849426"/>
              <draw:equation draw:name="f892" draw:formula="3394596*logwidth/6386648"/>
              <draw:equation draw:name="f893" draw:formula="1284661*logheight/1849426"/>
              <draw:equation draw:name="f894" draw:formula="3376571*logwidth/6386648"/>
              <draw:equation draw:name="f895" draw:formula="1302686*logheight/1849426"/>
              <draw:equation draw:name="f896" draw:formula="3358546*logwidth/6386648"/>
              <draw:equation draw:name="f897" draw:formula="1284661*logheight/1849426"/>
              <draw:equation draw:name="f898" draw:formula="3376571*logwidth/6386648"/>
              <draw:equation draw:name="f899" draw:formula="1266637*logheight/1849426"/>
              <draw:equation draw:name="f900" draw:formula="2643579*logwidth/6386648"/>
              <draw:equation draw:name="f901" draw:formula="1266637*logheight/1849426"/>
              <draw:equation draw:name="f902" draw:formula="2661604*logwidth/6386648"/>
              <draw:equation draw:name="f903" draw:formula="1284661*logheight/1849426"/>
              <draw:equation draw:name="f904" draw:formula="2643579*logwidth/6386648"/>
              <draw:equation draw:name="f905" draw:formula="1302686*logheight/1849426"/>
              <draw:equation draw:name="f906" draw:formula="2625555*logwidth/6386648"/>
              <draw:equation draw:name="f907" draw:formula="1284661*logheight/1849426"/>
              <draw:equation draw:name="f908" draw:formula="2643579*logwidth/6386648"/>
              <draw:equation draw:name="f909" draw:formula="1266637*logheight/1849426"/>
              <draw:equation draw:name="f910" draw:formula="1754375*logwidth/6386648"/>
              <draw:equation draw:name="f911" draw:formula="1266637*logheight/1849426"/>
              <draw:equation draw:name="f912" draw:formula="1772400*logwidth/6386648"/>
              <draw:equation draw:name="f913" draw:formula="1284661*logheight/1849426"/>
              <draw:equation draw:name="f914" draw:formula="1754375*logwidth/6386648"/>
              <draw:equation draw:name="f915" draw:formula="1302686*logheight/1849426"/>
              <draw:equation draw:name="f916" draw:formula="1736351*logwidth/6386648"/>
              <draw:equation draw:name="f917" draw:formula="1284661*logheight/1849426"/>
              <draw:equation draw:name="f918" draw:formula="1754375*logwidth/6386648"/>
              <draw:equation draw:name="f919" draw:formula="1266637*logheight/1849426"/>
              <draw:equation draw:name="f920" draw:formula="4740418*logwidth/6386648"/>
              <draw:equation draw:name="f921" draw:formula="1260629*logheight/1849426"/>
              <draw:equation draw:name="f922" draw:formula="4758443*logwidth/6386648"/>
              <draw:equation draw:name="f923" draw:formula="1278653*logheight/1849426"/>
              <draw:equation draw:name="f924" draw:formula="4740418*logwidth/6386648"/>
              <draw:equation draw:name="f925" draw:formula="1296678*logheight/1849426"/>
              <draw:equation draw:name="f926" draw:formula="4722394*logwidth/6386648"/>
              <draw:equation draw:name="f927" draw:formula="1278653*logheight/1849426"/>
              <draw:equation draw:name="f928" draw:formula="4740418*logwidth/6386648"/>
              <draw:equation draw:name="f929" draw:formula="1260629*logheight/1849426"/>
              <draw:equation draw:name="f930" draw:formula="4103556*logwidth/6386648"/>
              <draw:equation draw:name="f931" draw:formula="1260629*logheight/1849426"/>
              <draw:equation draw:name="f932" draw:formula="4121581*logwidth/6386648"/>
              <draw:equation draw:name="f933" draw:formula="1278653*logheight/1849426"/>
              <draw:equation draw:name="f934" draw:formula="4103556*logwidth/6386648"/>
              <draw:equation draw:name="f935" draw:formula="1296678*logheight/1849426"/>
              <draw:equation draw:name="f936" draw:formula="4085532*logwidth/6386648"/>
              <draw:equation draw:name="f937" draw:formula="1278653*logheight/1849426"/>
              <draw:equation draw:name="f938" draw:formula="4103556*logwidth/6386648"/>
              <draw:equation draw:name="f939" draw:formula="1260629*logheight/1849426"/>
              <draw:equation draw:name="f940" draw:formula="3725043*logwidth/6386648"/>
              <draw:equation draw:name="f941" draw:formula="1260629*logheight/1849426"/>
              <draw:equation draw:name="f942" draw:formula="3743068*logwidth/6386648"/>
              <draw:equation draw:name="f943" draw:formula="1278653*logheight/1849426"/>
              <draw:equation draw:name="f944" draw:formula="3725043*logwidth/6386648"/>
              <draw:equation draw:name="f945" draw:formula="1296678*logheight/1849426"/>
              <draw:equation draw:name="f946" draw:formula="3707019*logwidth/6386648"/>
              <draw:equation draw:name="f947" draw:formula="1278653*logheight/1849426"/>
              <draw:equation draw:name="f948" draw:formula="3725043*logwidth/6386648"/>
              <draw:equation draw:name="f949" draw:formula="1260629*logheight/1849426"/>
              <draw:equation draw:name="f950" draw:formula="1405904*logwidth/6386648"/>
              <draw:equation draw:name="f951" draw:formula="1260629*logheight/1849426"/>
              <draw:equation draw:name="f952" draw:formula="1423928*logwidth/6386648"/>
              <draw:equation draw:name="f953" draw:formula="1278653*logheight/1849426"/>
              <draw:equation draw:name="f954" draw:formula="1405904*logwidth/6386648"/>
              <draw:equation draw:name="f955" draw:formula="1296678*logheight/1849426"/>
              <draw:equation draw:name="f956" draw:formula="1387879*logwidth/6386648"/>
              <draw:equation draw:name="f957" draw:formula="1278653*logheight/1849426"/>
              <draw:equation draw:name="f958" draw:formula="1405904*logwidth/6386648"/>
              <draw:equation draw:name="f959" draw:formula="1260629*logheight/1849426"/>
              <draw:equation draw:name="f960" draw:formula="492666*logwidth/6386648"/>
              <draw:equation draw:name="f961" draw:formula="1260629*logheight/1849426"/>
              <draw:equation draw:name="f962" draw:formula="510691*logwidth/6386648"/>
              <draw:equation draw:name="f963" draw:formula="1278653*logheight/1849426"/>
              <draw:equation draw:name="f964" draw:formula="492666*logwidth/6386648"/>
              <draw:equation draw:name="f965" draw:formula="1296678*logheight/1849426"/>
              <draw:equation draw:name="f966" draw:formula="474642*logwidth/6386648"/>
              <draw:equation draw:name="f967" draw:formula="1278653*logheight/1849426"/>
              <draw:equation draw:name="f968" draw:formula="492666*logwidth/6386648"/>
              <draw:equation draw:name="f969" draw:formula="1260629*logheight/1849426"/>
              <draw:equation draw:name="f970" draw:formula="4229726*logwidth/6386648"/>
              <draw:equation draw:name="f971" draw:formula="1248613*logheight/1849426"/>
              <draw:equation draw:name="f972" draw:formula="4247751*logwidth/6386648"/>
              <draw:equation draw:name="f973" draw:formula="1266638*logheight/1849426"/>
              <draw:equation draw:name="f974" draw:formula="4229726*logwidth/6386648"/>
              <draw:equation draw:name="f975" draw:formula="1284662*logheight/1849426"/>
              <draw:equation draw:name="f976" draw:formula="4211702*logwidth/6386648"/>
              <draw:equation draw:name="f977" draw:formula="1266638*logheight/1849426"/>
              <draw:equation draw:name="f978" draw:formula="4229726*logwidth/6386648"/>
              <draw:equation draw:name="f979" draw:formula="1248613*logheight/1849426"/>
              <draw:equation draw:name="f980" draw:formula="2439302*logwidth/6386648"/>
              <draw:equation draw:name="f981" draw:formula="1248613*logheight/1849426"/>
              <draw:equation draw:name="f982" draw:formula="2457327*logwidth/6386648"/>
              <draw:equation draw:name="f983" draw:formula="1266638*logheight/1849426"/>
              <draw:equation draw:name="f984" draw:formula="2439302*logwidth/6386648"/>
              <draw:equation draw:name="f985" draw:formula="1284662*logheight/1849426"/>
              <draw:equation draw:name="f986" draw:formula="2421278*logwidth/6386648"/>
              <draw:equation draw:name="f987" draw:formula="1266638*logheight/1849426"/>
              <draw:equation draw:name="f988" draw:formula="2439302*logwidth/6386648"/>
              <draw:equation draw:name="f989" draw:formula="1248613*logheight/1849426"/>
              <draw:equation draw:name="f990" draw:formula="2337165*logwidth/6386648"/>
              <draw:equation draw:name="f991" draw:formula="1248613*logheight/1849426"/>
              <draw:equation draw:name="f992" draw:formula="2355189*logwidth/6386648"/>
              <draw:equation draw:name="f993" draw:formula="1266638*logheight/1849426"/>
              <draw:equation draw:name="f994" draw:formula="2337165*logwidth/6386648"/>
              <draw:equation draw:name="f995" draw:formula="1284662*logheight/1849426"/>
              <draw:equation draw:name="f996" draw:formula="2319140*logwidth/6386648"/>
              <draw:equation draw:name="f997" draw:formula="1266638*logheight/1849426"/>
              <draw:equation draw:name="f998" draw:formula="2337165*logwidth/6386648"/>
              <draw:equation draw:name="f999" draw:formula="1248613*logheight/1849426"/>
              <draw:equation draw:name="f1000" draw:formula="2012725*logwidth/6386648"/>
              <draw:equation draw:name="f1001" draw:formula="1248613*logheight/1849426"/>
              <draw:equation draw:name="f1002" draw:formula="2030750*logwidth/6386648"/>
              <draw:equation draw:name="f1003" draw:formula="1266638*logheight/1849426"/>
              <draw:equation draw:name="f1004" draw:formula="2012725*logwidth/6386648"/>
              <draw:equation draw:name="f1005" draw:formula="1284662*logheight/1849426"/>
              <draw:equation draw:name="f1006" draw:formula="1994701*logwidth/6386648"/>
              <draw:equation draw:name="f1007" draw:formula="1266638*logheight/1849426"/>
              <draw:equation draw:name="f1008" draw:formula="2012725*logwidth/6386648"/>
              <draw:equation draw:name="f1009" draw:formula="1248613*logheight/1849426"/>
              <draw:equation draw:name="f1010" draw:formula="1165578*logwidth/6386648"/>
              <draw:equation draw:name="f1011" draw:formula="1248613*logheight/1849426"/>
              <draw:equation draw:name="f1012" draw:formula="1183602*logwidth/6386648"/>
              <draw:equation draw:name="f1013" draw:formula="1266638*logheight/1849426"/>
              <draw:equation draw:name="f1014" draw:formula="1165578*logwidth/6386648"/>
              <draw:equation draw:name="f1015" draw:formula="1284662*logheight/1849426"/>
              <draw:equation draw:name="f1016" draw:formula="1147553*logwidth/6386648"/>
              <draw:equation draw:name="f1017" draw:formula="1266638*logheight/1849426"/>
              <draw:equation draw:name="f1018" draw:formula="1165578*logwidth/6386648"/>
              <draw:equation draw:name="f1019" draw:formula="1248613*logheight/1849426"/>
              <draw:equation draw:name="f1020" draw:formula="3989401*logwidth/6386648"/>
              <draw:equation draw:name="f1021" draw:formula="1242605*logheight/1849426"/>
              <draw:equation draw:name="f1022" draw:formula="4007426*logwidth/6386648"/>
              <draw:equation draw:name="f1023" draw:formula="1260629*logheight/1849426"/>
              <draw:equation draw:name="f1024" draw:formula="3989401*logwidth/6386648"/>
              <draw:equation draw:name="f1025" draw:formula="1278654*logheight/1849426"/>
              <draw:equation draw:name="f1026" draw:formula="3971377*logwidth/6386648"/>
              <draw:equation draw:name="f1027" draw:formula="1260629*logheight/1849426"/>
              <draw:equation draw:name="f1028" draw:formula="3989401*logwidth/6386648"/>
              <draw:equation draw:name="f1029" draw:formula="1242605*logheight/1849426"/>
              <draw:equation draw:name="f1030" draw:formula="1514049*logwidth/6386648"/>
              <draw:equation draw:name="f1031" draw:formula="1242605*logheight/1849426"/>
              <draw:equation draw:name="f1032" draw:formula="1532074*logwidth/6386648"/>
              <draw:equation draw:name="f1033" draw:formula="1260629*logheight/1849426"/>
              <draw:equation draw:name="f1034" draw:formula="1514049*logwidth/6386648"/>
              <draw:equation draw:name="f1035" draw:formula="1278654*logheight/1849426"/>
              <draw:equation draw:name="f1036" draw:formula="1496025*logwidth/6386648"/>
              <draw:equation draw:name="f1037" draw:formula="1260629*logheight/1849426"/>
              <draw:equation draw:name="f1038" draw:formula="1514049*logwidth/6386648"/>
              <draw:equation draw:name="f1039" draw:formula="1242605*logheight/1849426"/>
              <draw:equation draw:name="f1040" draw:formula="3088181*logwidth/6386648"/>
              <draw:equation draw:name="f1041" draw:formula="1230588*logheight/1849426"/>
              <draw:equation draw:name="f1042" draw:formula="3106206*logwidth/6386648"/>
              <draw:equation draw:name="f1043" draw:formula="1248612*logheight/1849426"/>
              <draw:equation draw:name="f1044" draw:formula="3088181*logwidth/6386648"/>
              <draw:equation draw:name="f1045" draw:formula="1266637*logheight/1849426"/>
              <draw:equation draw:name="f1046" draw:formula="3070157*logwidth/6386648"/>
              <draw:equation draw:name="f1047" draw:formula="1248612*logheight/1849426"/>
              <draw:equation draw:name="f1048" draw:formula="3088181*logwidth/6386648"/>
              <draw:equation draw:name="f1049" draw:formula="1230588*logheight/1849426"/>
              <draw:equation draw:name="f1050" draw:formula="895212*logwidth/6386648"/>
              <draw:equation draw:name="f1051" draw:formula="1230588*logheight/1849426"/>
              <draw:equation draw:name="f1052" draw:formula="913236*logwidth/6386648"/>
              <draw:equation draw:name="f1053" draw:formula="1248612*logheight/1849426"/>
              <draw:equation draw:name="f1054" draw:formula="895212*logwidth/6386648"/>
              <draw:equation draw:name="f1055" draw:formula="1266637*logheight/1849426"/>
              <draw:equation draw:name="f1056" draw:formula="877187*logwidth/6386648"/>
              <draw:equation draw:name="f1057" draw:formula="1248612*logheight/1849426"/>
              <draw:equation draw:name="f1058" draw:formula="895212*logwidth/6386648"/>
              <draw:equation draw:name="f1059" draw:formula="1230588*logheight/1849426"/>
              <draw:equation draw:name="f1060" draw:formula="4626263*logwidth/6386648"/>
              <draw:equation draw:name="f1061" draw:formula="1224580*logheight/1849426"/>
              <draw:equation draw:name="f1062" draw:formula="4644288*logwidth/6386648"/>
              <draw:equation draw:name="f1063" draw:formula="1242604*logheight/1849426"/>
              <draw:equation draw:name="f1064" draw:formula="4626263*logwidth/6386648"/>
              <draw:equation draw:name="f1065" draw:formula="1260629*logheight/1849426"/>
              <draw:equation draw:name="f1066" draw:formula="4608239*logwidth/6386648"/>
              <draw:equation draw:name="f1067" draw:formula="1242604*logheight/1849426"/>
              <draw:equation draw:name="f1068" draw:formula="4626263*logwidth/6386648"/>
              <draw:equation draw:name="f1069" draw:formula="1224580*logheight/1849426"/>
              <draw:equation draw:name="f1070" draw:formula="2547449*logwidth/6386648"/>
              <draw:equation draw:name="f1071" draw:formula="1224580*logheight/1849426"/>
              <draw:equation draw:name="f1072" draw:formula="2565474*logwidth/6386648"/>
              <draw:equation draw:name="f1073" draw:formula="1242604*logheight/1849426"/>
              <draw:equation draw:name="f1074" draw:formula="2547449*logwidth/6386648"/>
              <draw:equation draw:name="f1075" draw:formula="1260629*logheight/1849426"/>
              <draw:equation draw:name="f1076" draw:formula="2529425*logwidth/6386648"/>
              <draw:equation draw:name="f1077" draw:formula="1242604*logheight/1849426"/>
              <draw:equation draw:name="f1078" draw:formula="2547449*logwidth/6386648"/>
              <draw:equation draw:name="f1079" draw:formula="1224580*logheight/1849426"/>
              <draw:equation draw:name="f1080" draw:formula="1628204*logwidth/6386648"/>
              <draw:equation draw:name="f1081" draw:formula="1224580*logheight/1849426"/>
              <draw:equation draw:name="f1082" draw:formula="1646229*logwidth/6386648"/>
              <draw:equation draw:name="f1083" draw:formula="1242604*logheight/1849426"/>
              <draw:equation draw:name="f1084" draw:formula="1628204*logwidth/6386648"/>
              <draw:equation draw:name="f1085" draw:formula="1260629*logheight/1849426"/>
              <draw:equation draw:name="f1086" draw:formula="1610180*logwidth/6386648"/>
              <draw:equation draw:name="f1087" draw:formula="1242604*logheight/1849426"/>
              <draw:equation draw:name="f1088" draw:formula="1628204*logwidth/6386648"/>
              <draw:equation draw:name="f1089" draw:formula="1224580*logheight/1849426"/>
              <draw:equation draw:name="f1090" draw:formula="5052841*logwidth/6386648"/>
              <draw:equation draw:name="f1091" draw:formula="1212564*logheight/1849426"/>
              <draw:equation draw:name="f1092" draw:formula="5070866*logwidth/6386648"/>
              <draw:equation draw:name="f1093" draw:formula="1230588*logheight/1849426"/>
              <draw:equation draw:name="f1094" draw:formula="5052841*logwidth/6386648"/>
              <draw:equation draw:name="f1095" draw:formula="1248613*logheight/1849426"/>
              <draw:equation draw:name="f1096" draw:formula="5034817*logwidth/6386648"/>
              <draw:equation draw:name="f1097" draw:formula="1230588*logheight/1849426"/>
              <draw:equation draw:name="f1098" draw:formula="5052841*logwidth/6386648"/>
              <draw:equation draw:name="f1099" draw:formula="1212564*logheight/1849426"/>
              <draw:equation draw:name="f1100" draw:formula="3845206*logwidth/6386648"/>
              <draw:equation draw:name="f1101" draw:formula="1206556*logheight/1849426"/>
              <draw:equation draw:name="f1102" draw:formula="3863231*logwidth/6386648"/>
              <draw:equation draw:name="f1103" draw:formula="1224580*logheight/1849426"/>
              <draw:equation draw:name="f1104" draw:formula="3845206*logwidth/6386648"/>
              <draw:equation draw:name="f1105" draw:formula="1242605*logheight/1849426"/>
              <draw:equation draw:name="f1106" draw:formula="3827182*logwidth/6386648"/>
              <draw:equation draw:name="f1107" draw:formula="1224580*logheight/1849426"/>
              <draw:equation draw:name="f1108" draw:formula="3845206*logwidth/6386648"/>
              <draw:equation draw:name="f1109" draw:formula="1206556*logheight/1849426"/>
              <draw:equation draw:name="f1110" draw:formula="3604880*logwidth/6386648"/>
              <draw:equation draw:name="f1111" draw:formula="1206556*logheight/1849426"/>
              <draw:equation draw:name="f1112" draw:formula="3622905*logwidth/6386648"/>
              <draw:equation draw:name="f1113" draw:formula="1224580*logheight/1849426"/>
              <draw:equation draw:name="f1114" draw:formula="3604880*logwidth/6386648"/>
              <draw:equation draw:name="f1115" draw:formula="1242605*logheight/1849426"/>
              <draw:equation draw:name="f1116" draw:formula="3586856*logwidth/6386648"/>
              <draw:equation draw:name="f1117" draw:formula="1224580*logheight/1849426"/>
              <draw:equation draw:name="f1118" draw:formula="3604880*logwidth/6386648"/>
              <draw:equation draw:name="f1119" draw:formula="1206556*logheight/1849426"/>
              <draw:equation draw:name="f1120" draw:formula="600813*logwidth/6386648"/>
              <draw:equation draw:name="f1121" draw:formula="1200548*logheight/1849426"/>
              <draw:equation draw:name="f1122" draw:formula="618838*logwidth/6386648"/>
              <draw:equation draw:name="f1123" draw:formula="1218572*logheight/1849426"/>
              <draw:equation draw:name="f1124" draw:formula="600813*logwidth/6386648"/>
              <draw:equation draw:name="f1125" draw:formula="1236597*logheight/1849426"/>
              <draw:equation draw:name="f1126" draw:formula="582789*logwidth/6386648"/>
              <draw:equation draw:name="f1127" draw:formula="1218572*logheight/1849426"/>
              <draw:equation draw:name="f1128" draw:formula="600813*logwidth/6386648"/>
              <draw:equation draw:name="f1129" draw:formula="1200548*logheight/1849426"/>
              <draw:equation draw:name="f1130" draw:formula="2949994*logwidth/6386648"/>
              <draw:equation draw:name="f1131" draw:formula="1194539*logheight/1849426"/>
              <draw:equation draw:name="f1132" draw:formula="2968019*logwidth/6386648"/>
              <draw:equation draw:name="f1133" draw:formula="1212563*logheight/1849426"/>
              <draw:equation draw:name="f1134" draw:formula="2949994*logwidth/6386648"/>
              <draw:equation draw:name="f1135" draw:formula="1230588*logheight/1849426"/>
              <draw:equation draw:name="f1136" draw:formula="2931970*logwidth/6386648"/>
              <draw:equation draw:name="f1137" draw:formula="1212563*logheight/1849426"/>
              <draw:equation draw:name="f1138" draw:formula="2949994*logwidth/6386648"/>
              <draw:equation draw:name="f1139" draw:formula="1194539*logheight/1849426"/>
              <draw:equation draw:name="f1140" draw:formula="1009366*logwidth/6386648"/>
              <draw:equation draw:name="f1141" draw:formula="1194539*logheight/1849426"/>
              <draw:equation draw:name="f1142" draw:formula="1027391*logwidth/6386648"/>
              <draw:equation draw:name="f1143" draw:formula="1212563*logheight/1849426"/>
              <draw:equation draw:name="f1144" draw:formula="1009366*logwidth/6386648"/>
              <draw:equation draw:name="f1145" draw:formula="1230588*logheight/1849426"/>
              <draw:equation draw:name="f1146" draw:formula="991342*logwidth/6386648"/>
              <draw:equation draw:name="f1147" draw:formula="1212563*logheight/1849426"/>
              <draw:equation draw:name="f1148" draw:formula="1009366*logwidth/6386648"/>
              <draw:equation draw:name="f1149" draw:formula="1194539*logheight/1849426"/>
              <draw:equation draw:name="f1150" draw:formula="4932678*logwidth/6386648"/>
              <draw:equation draw:name="f1151" draw:formula="1188531*logheight/1849426"/>
              <draw:equation draw:name="f1152" draw:formula="4950703*logwidth/6386648"/>
              <draw:equation draw:name="f1153" draw:formula="1206556*logheight/1849426"/>
              <draw:equation draw:name="f1154" draw:formula="4932678*logwidth/6386648"/>
              <draw:equation draw:name="f1155" draw:formula="1224580*logheight/1849426"/>
              <draw:equation draw:name="f1156" draw:formula="4914654*logwidth/6386648"/>
              <draw:equation draw:name="f1157" draw:formula="1206556*logheight/1849426"/>
              <draw:equation draw:name="f1158" draw:formula="4932678*logwidth/6386648"/>
              <draw:equation draw:name="f1159" draw:formula="1188531*logheight/1849426"/>
              <draw:equation draw:name="f1160" draw:formula="4361905*logwidth/6386648"/>
              <draw:equation draw:name="f1161" draw:formula="1188531*logheight/1849426"/>
              <draw:equation draw:name="f1162" draw:formula="4379930*logwidth/6386648"/>
              <draw:equation draw:name="f1163" draw:formula="1206556*logheight/1849426"/>
              <draw:equation draw:name="f1164" draw:formula="4361905*logwidth/6386648"/>
              <draw:equation draw:name="f1165" draw:formula="1224580*logheight/1849426"/>
              <draw:equation draw:name="f1166" draw:formula="4343881*logwidth/6386648"/>
              <draw:equation draw:name="f1167" draw:formula="1206556*logheight/1849426"/>
              <draw:equation draw:name="f1168" draw:formula="4361905*logwidth/6386648"/>
              <draw:equation draw:name="f1169" draw:formula="1188531*logheight/1849426"/>
              <draw:equation draw:name="f1170" draw:formula="3220360*logwidth/6386648"/>
              <draw:equation draw:name="f1171" draw:formula="1188531*logheight/1849426"/>
              <draw:equation draw:name="f1172" draw:formula="3238385*logwidth/6386648"/>
              <draw:equation draw:name="f1173" draw:formula="1206556*logheight/1849426"/>
              <draw:equation draw:name="f1174" draw:formula="3220360*logwidth/6386648"/>
              <draw:equation draw:name="f1175" draw:formula="1224580*logheight/1849426"/>
              <draw:equation draw:name="f1176" draw:formula="3202336*logwidth/6386648"/>
              <draw:equation draw:name="f1177" draw:formula="1206556*logheight/1849426"/>
              <draw:equation draw:name="f1178" draw:formula="3220360*logwidth/6386648"/>
              <draw:equation draw:name="f1179" draw:formula="1188531*logheight/1849426"/>
              <draw:equation draw:name="f1180" draw:formula="708959*logwidth/6386648"/>
              <draw:equation draw:name="f1181" draw:formula="1188531*logheight/1849426"/>
              <draw:equation draw:name="f1182" draw:formula="726984*logwidth/6386648"/>
              <draw:equation draw:name="f1183" draw:formula="1206556*logheight/1849426"/>
              <draw:equation draw:name="f1184" draw:formula="708959*logwidth/6386648"/>
              <draw:equation draw:name="f1185" draw:formula="1224580*logheight/1849426"/>
              <draw:equation draw:name="f1186" draw:formula="690935*logwidth/6386648"/>
              <draw:equation draw:name="f1187" draw:formula="1206556*logheight/1849426"/>
              <draw:equation draw:name="f1188" draw:formula="708959*logwidth/6386648"/>
              <draw:equation draw:name="f1189" draw:formula="1188531*logheight/1849426"/>
              <draw:equation draw:name="f1190" draw:formula="4824532*logwidth/6386648"/>
              <draw:equation draw:name="f1191" draw:formula="1182523*logheight/1849426"/>
              <draw:equation draw:name="f1192" draw:formula="4842557*logwidth/6386648"/>
              <draw:equation draw:name="f1193" draw:formula="1200547*logheight/1849426"/>
              <draw:equation draw:name="f1194" draw:formula="4824532*logwidth/6386648"/>
              <draw:equation draw:name="f1195" draw:formula="1218572*logheight/1849426"/>
              <draw:equation draw:name="f1196" draw:formula="4806508*logwidth/6386648"/>
              <draw:equation draw:name="f1197" draw:formula="1200547*logheight/1849426"/>
              <draw:equation draw:name="f1198" draw:formula="4824532*logwidth/6386648"/>
              <draw:equation draw:name="f1199" draw:formula="1182523*logheight/1849426"/>
              <draw:equation draw:name="f1200" draw:formula="1279732*logwidth/6386648"/>
              <draw:equation draw:name="f1201" draw:formula="1170507*logheight/1849426"/>
              <draw:equation draw:name="f1202" draw:formula="1297757*logwidth/6386648"/>
              <draw:equation draw:name="f1203" draw:formula="1188531*logheight/1849426"/>
              <draw:equation draw:name="f1204" draw:formula="1279732*logwidth/6386648"/>
              <draw:equation draw:name="f1205" draw:formula="1206556*logheight/1849426"/>
              <draw:equation draw:name="f1206" draw:formula="1261708*logwidth/6386648"/>
              <draw:equation draw:name="f1207" draw:formula="1188531*logheight/1849426"/>
              <draw:equation draw:name="f1208" draw:formula="1279732*logwidth/6386648"/>
              <draw:equation draw:name="f1209" draw:formula="1170507*logheight/1849426"/>
              <draw:equation draw:name="f1210" draw:formula="3478710*logwidth/6386648"/>
              <draw:equation draw:name="f1211" draw:formula="1164499*logheight/1849426"/>
              <draw:equation draw:name="f1212" draw:formula="3496735*logwidth/6386648"/>
              <draw:equation draw:name="f1213" draw:formula="1182523*logheight/1849426"/>
              <draw:equation draw:name="f1214" draw:formula="3478710*logwidth/6386648"/>
              <draw:equation draw:name="f1215" draw:formula="1200548*logheight/1849426"/>
              <draw:equation draw:name="f1216" draw:formula="3460686*logwidth/6386648"/>
              <draw:equation draw:name="f1217" draw:formula="1182523*logheight/1849426"/>
              <draw:equation draw:name="f1218" draw:formula="3478710*logwidth/6386648"/>
              <draw:equation draw:name="f1219" draw:formula="1164499*logheight/1849426"/>
              <draw:equation draw:name="f1220" draw:formula="2703660*logwidth/6386648"/>
              <draw:equation draw:name="f1221" draw:formula="1164499*logheight/1849426"/>
              <draw:equation draw:name="f1222" draw:formula="2721685*logwidth/6386648"/>
              <draw:equation draw:name="f1223" draw:formula="1182523*logheight/1849426"/>
              <draw:equation draw:name="f1224" draw:formula="2703660*logwidth/6386648"/>
              <draw:equation draw:name="f1225" draw:formula="1200548*logheight/1849426"/>
              <draw:equation draw:name="f1226" draw:formula="2685636*logwidth/6386648"/>
              <draw:equation draw:name="f1227" draw:formula="1182523*logheight/1849426"/>
              <draw:equation draw:name="f1228" draw:formula="2703660*logwidth/6386648"/>
              <draw:equation draw:name="f1229" draw:formula="1164499*logheight/1849426"/>
              <draw:equation draw:name="f1230" draw:formula="4500093*logwidth/6386648"/>
              <draw:equation draw:name="f1231" draw:formula="1158491*logheight/1849426"/>
              <draw:equation draw:name="f1232" draw:formula="4518118*logwidth/6386648"/>
              <draw:equation draw:name="f1233" draw:formula="1176516*logheight/1849426"/>
              <draw:equation draw:name="f1234" draw:formula="4500093*logwidth/6386648"/>
              <draw:equation draw:name="f1235" draw:formula="1194540*logheight/1849426"/>
              <draw:equation draw:name="f1236" draw:formula="4482069*logwidth/6386648"/>
              <draw:equation draw:name="f1237" draw:formula="1176516*logheight/1849426"/>
              <draw:equation draw:name="f1238" draw:formula="4500093*logwidth/6386648"/>
              <draw:equation draw:name="f1239" draw:formula="1158491*logheight/1849426"/>
              <draw:equation draw:name="f1240" draw:formula="4199686*logwidth/6386648"/>
              <draw:equation draw:name="f1241" draw:formula="1158491*logheight/1849426"/>
              <draw:equation draw:name="f1242" draw:formula="4217711*logwidth/6386648"/>
              <draw:equation draw:name="f1243" draw:formula="1176516*logheight/1849426"/>
              <draw:equation draw:name="f1244" draw:formula="4199686*logwidth/6386648"/>
              <draw:equation draw:name="f1245" draw:formula="1194540*logheight/1849426"/>
              <draw:equation draw:name="f1246" draw:formula="4181662*logwidth/6386648"/>
              <draw:equation draw:name="f1247" draw:formula="1176516*logheight/1849426"/>
              <draw:equation draw:name="f1248" draw:formula="4199686*logwidth/6386648"/>
              <draw:equation draw:name="f1249" draw:formula="1158491*logheight/1849426"/>
              <draw:equation draw:name="f1250" draw:formula="2132887*logwidth/6386648"/>
              <draw:equation draw:name="f1251" draw:formula="1158491*logheight/1849426"/>
              <draw:equation draw:name="f1252" draw:formula="2150912*logwidth/6386648"/>
              <draw:equation draw:name="f1253" draw:formula="1176516*logheight/1849426"/>
              <draw:equation draw:name="f1254" draw:formula="2132887*logwidth/6386648"/>
              <draw:equation draw:name="f1255" draw:formula="1194540*logheight/1849426"/>
              <draw:equation draw:name="f1256" draw:formula="2114863*logwidth/6386648"/>
              <draw:equation draw:name="f1257" draw:formula="1176516*logheight/1849426"/>
              <draw:equation draw:name="f1258" draw:formula="2132887*logwidth/6386648"/>
              <draw:equation draw:name="f1259" draw:formula="1158491*logheight/1849426"/>
              <draw:equation draw:name="f1260" draw:formula="1850505*logwidth/6386648"/>
              <draw:equation draw:name="f1261" draw:formula="1158491*logheight/1849426"/>
              <draw:equation draw:name="f1262" draw:formula="1868530*logwidth/6386648"/>
              <draw:equation draw:name="f1263" draw:formula="1176516*logheight/1849426"/>
              <draw:equation draw:name="f1264" draw:formula="1850505*logwidth/6386648"/>
              <draw:equation draw:name="f1265" draw:formula="1194540*logheight/1849426"/>
              <draw:equation draw:name="f1266" draw:formula="1832481*logwidth/6386648"/>
              <draw:equation draw:name="f1267" draw:formula="1176516*logheight/1849426"/>
              <draw:equation draw:name="f1268" draw:formula="1850505*logwidth/6386648"/>
              <draw:equation draw:name="f1269" draw:formula="1158491*logheight/1849426"/>
              <draw:equation draw:name="f1270" draw:formula="3340522*logwidth/6386648"/>
              <draw:equation draw:name="f1271" draw:formula="1152483*logheight/1849426"/>
              <draw:equation draw:name="f1272" draw:formula="3358547*logwidth/6386648"/>
              <draw:equation draw:name="f1273" draw:formula="1170507*logheight/1849426"/>
              <draw:equation draw:name="f1274" draw:formula="3340522*logwidth/6386648"/>
              <draw:equation draw:name="f1275" draw:formula="1188532*logheight/1849426"/>
              <draw:equation draw:name="f1276" draw:formula="3322498*logwidth/6386648"/>
              <draw:equation draw:name="f1277" draw:formula="1170507*logheight/1849426"/>
              <draw:equation draw:name="f1278" draw:formula="3340522*logwidth/6386648"/>
              <draw:equation draw:name="f1279" draw:formula="1152483*logheight/1849426"/>
              <draw:equation draw:name="f1280" draw:formula="2829831*logwidth/6386648"/>
              <draw:equation draw:name="f1281" draw:formula="1152483*logheight/1849426"/>
              <draw:equation draw:name="f1282" draw:formula="2847856*logwidth/6386648"/>
              <draw:equation draw:name="f1283" draw:formula="1170507*logheight/1849426"/>
              <draw:equation draw:name="f1284" draw:formula="2829831*logwidth/6386648"/>
              <draw:equation draw:name="f1285" draw:formula="1188532*logheight/1849426"/>
              <draw:equation draw:name="f1286" draw:formula="2811807*logwidth/6386648"/>
              <draw:equation draw:name="f1287" draw:formula="1170507*logheight/1849426"/>
              <draw:equation draw:name="f1288" draw:formula="2829831*logwidth/6386648"/>
              <draw:equation draw:name="f1289" draw:formula="1152483*logheight/1849426"/>
              <draw:equation draw:name="f1290" draw:formula="2253050*logwidth/6386648"/>
              <draw:equation draw:name="f1291" draw:formula="1152483*logheight/1849426"/>
              <draw:equation draw:name="f1292" draw:formula="2271075*logwidth/6386648"/>
              <draw:equation draw:name="f1293" draw:formula="1170507*logheight/1849426"/>
              <draw:equation draw:name="f1294" draw:formula="2253050*logwidth/6386648"/>
              <draw:equation draw:name="f1295" draw:formula="1188532*logheight/1849426"/>
              <draw:equation draw:name="f1296" draw:formula="2235026*logwidth/6386648"/>
              <draw:equation draw:name="f1297" draw:formula="1170507*logheight/1849426"/>
              <draw:equation draw:name="f1298" draw:formula="2253050*logwidth/6386648"/>
              <draw:equation draw:name="f1299" draw:formula="1152483*logheight/1849426"/>
              <draw:equation draw:name="f1300" draw:formula="1994700*logwidth/6386648"/>
              <draw:equation draw:name="f1301" draw:formula="1146474*logheight/1849426"/>
              <draw:equation draw:name="f1302" draw:formula="2012725*logwidth/6386648"/>
              <draw:equation draw:name="f1303" draw:formula="1164498*logheight/1849426"/>
              <draw:equation draw:name="f1304" draw:formula="1994700*logwidth/6386648"/>
              <draw:equation draw:name="f1305" draw:formula="1182523*logheight/1849426"/>
              <draw:equation draw:name="f1306" draw:formula="1976676*logwidth/6386648"/>
              <draw:equation draw:name="f1307" draw:formula="1164498*logheight/1849426"/>
              <draw:equation draw:name="f1308" draw:formula="1994700*logwidth/6386648"/>
              <draw:equation draw:name="f1309" draw:formula="1146474*logheight/1849426"/>
              <draw:equation draw:name="f1310" draw:formula="1718326*logwidth/6386648"/>
              <draw:equation draw:name="f1311" draw:formula="1146474*logheight/1849426"/>
              <draw:equation draw:name="f1312" draw:formula="1736351*logwidth/6386648"/>
              <draw:equation draw:name="f1313" draw:formula="1164498*logheight/1849426"/>
              <draw:equation draw:name="f1314" draw:formula="1718326*logwidth/6386648"/>
              <draw:equation draw:name="f1315" draw:formula="1182523*logheight/1849426"/>
              <draw:equation draw:name="f1316" draw:formula="1700302*logwidth/6386648"/>
              <draw:equation draw:name="f1317" draw:formula="1164498*logheight/1849426"/>
              <draw:equation draw:name="f1318" draw:formula="1718326*logwidth/6386648"/>
              <draw:equation draw:name="f1319" draw:formula="1146474*logheight/1849426"/>
              <draw:equation draw:name="f1320" draw:formula="1129529*logwidth/6386648"/>
              <draw:equation draw:name="f1321" draw:formula="1146474*logheight/1849426"/>
              <draw:equation draw:name="f1322" draw:formula="1147554*logwidth/6386648"/>
              <draw:equation draw:name="f1323" draw:formula="1164498*logheight/1849426"/>
              <draw:equation draw:name="f1324" draw:formula="1129529*logwidth/6386648"/>
              <draw:equation draw:name="f1325" draw:formula="1182523*logheight/1849426"/>
              <draw:equation draw:name="f1326" draw:formula="1111505*logwidth/6386648"/>
              <draw:equation draw:name="f1327" draw:formula="1164498*logheight/1849426"/>
              <draw:equation draw:name="f1328" draw:formula="1129529*logwidth/6386648"/>
              <draw:equation draw:name="f1329" draw:formula="1146474*logheight/1849426"/>
              <draw:equation draw:name="f1330" draw:formula="498674*logwidth/6386648"/>
              <draw:equation draw:name="f1331" draw:formula="1140466*logheight/1849426"/>
              <draw:equation draw:name="f1332" draw:formula="516699*logwidth/6386648"/>
              <draw:equation draw:name="f1333" draw:formula="1158490*logheight/1849426"/>
              <draw:equation draw:name="f1334" draw:formula="498674*logwidth/6386648"/>
              <draw:equation draw:name="f1335" draw:formula="1176515*logheight/1849426"/>
              <draw:equation draw:name="f1336" draw:formula="480650*logwidth/6386648"/>
              <draw:equation draw:name="f1337" draw:formula="1158490*logheight/1849426"/>
              <draw:equation draw:name="f1338" draw:formula="498674*logwidth/6386648"/>
              <draw:equation draw:name="f1339" draw:formula="1140466*logheight/1849426"/>
              <draw:equation draw:name="f1340" draw:formula="3707019*logwidth/6386648"/>
              <draw:equation draw:name="f1341" draw:formula="1134458*logheight/1849426"/>
              <draw:equation draw:name="f1342" draw:formula="3725044*logwidth/6386648"/>
              <draw:equation draw:name="f1343" draw:formula="1152482*logheight/1849426"/>
              <draw:equation draw:name="f1344" draw:formula="3707019*logwidth/6386648"/>
              <draw:equation draw:name="f1345" draw:formula="1170507*logheight/1849426"/>
              <draw:equation draw:name="f1346" draw:formula="3688994*logwidth/6386648"/>
              <draw:equation draw:name="f1347" draw:formula="1152482*logheight/1849426"/>
              <draw:equation draw:name="f1348" draw:formula="3707019*logwidth/6386648"/>
              <draw:equation draw:name="f1349" draw:formula="1134458*logheight/1849426"/>
              <draw:equation draw:name="f1350" draw:formula="799081*logwidth/6386648"/>
              <draw:equation draw:name="f1351" draw:formula="1134458*logheight/1849426"/>
              <draw:equation draw:name="f1352" draw:formula="817106*logwidth/6386648"/>
              <draw:equation draw:name="f1353" draw:formula="1152482*logheight/1849426"/>
              <draw:equation draw:name="f1354" draw:formula="799081*logwidth/6386648"/>
              <draw:equation draw:name="f1355" draw:formula="1170507*logheight/1849426"/>
              <draw:equation draw:name="f1356" draw:formula="781057*logwidth/6386648"/>
              <draw:equation draw:name="f1357" draw:formula="1152482*logheight/1849426"/>
              <draw:equation draw:name="f1358" draw:formula="799081*logwidth/6386648"/>
              <draw:equation draw:name="f1359" draw:formula="1134458*logheight/1849426"/>
              <draw:equation draw:name="f1360" draw:formula="384520*logwidth/6386648"/>
              <draw:equation draw:name="f1361" draw:formula="1134458*logheight/1849426"/>
              <draw:equation draw:name="f1362" draw:formula="402545*logwidth/6386648"/>
              <draw:equation draw:name="f1363" draw:formula="1152482*logheight/1849426"/>
              <draw:equation draw:name="f1364" draw:formula="384520*logwidth/6386648"/>
              <draw:equation draw:name="f1365" draw:formula="1170507*logheight/1849426"/>
              <draw:equation draw:name="f1366" draw:formula="366496*logwidth/6386648"/>
              <draw:equation draw:name="f1367" draw:formula="1152482*logheight/1849426"/>
              <draw:equation draw:name="f1368" draw:formula="384520*logwidth/6386648"/>
              <draw:equation draw:name="f1369" draw:formula="1134458*logheight/1849426"/>
              <draw:equation draw:name="f1370" draw:formula="3935328*logwidth/6386648"/>
              <draw:equation draw:name="f1371" draw:formula="1128450*logheight/1849426"/>
              <draw:equation draw:name="f1372" draw:formula="3953353*logwidth/6386648"/>
              <draw:equation draw:name="f1373" draw:formula="1146475*logheight/1849426"/>
              <draw:equation draw:name="f1374" draw:formula="3935328*logwidth/6386648"/>
              <draw:equation draw:name="f1375" draw:formula="1164499*logheight/1849426"/>
              <draw:equation draw:name="f1376" draw:formula="3917304*logwidth/6386648"/>
              <draw:equation draw:name="f1377" draw:formula="1146475*logheight/1849426"/>
              <draw:equation draw:name="f1378" draw:formula="3935328*logwidth/6386648"/>
              <draw:equation draw:name="f1379" draw:formula="1128450*logheight/1849426"/>
              <draw:equation draw:name="f1380" draw:formula="1514049*logwidth/6386648"/>
              <draw:equation draw:name="f1381" draw:formula="1128450*logheight/1849426"/>
              <draw:equation draw:name="f1382" draw:formula="1532074*logwidth/6386648"/>
              <draw:equation draw:name="f1383" draw:formula="1146475*logheight/1849426"/>
              <draw:equation draw:name="f1384" draw:formula="1514049*logwidth/6386648"/>
              <draw:equation draw:name="f1385" draw:formula="1164499*logheight/1849426"/>
              <draw:equation draw:name="f1386" draw:formula="1496025*logwidth/6386648"/>
              <draw:equation draw:name="f1387" draw:formula="1146475*logheight/1849426"/>
              <draw:equation draw:name="f1388" draw:formula="1514049*logwidth/6386648"/>
              <draw:equation draw:name="f1389" draw:formula="1128450*logheight/1849426"/>
              <draw:equation draw:name="f1390" draw:formula="4650296*logwidth/6386648"/>
              <draw:equation draw:name="f1391" draw:formula="1122442*logheight/1849426"/>
              <draw:equation draw:name="f1392" draw:formula="4668321*logwidth/6386648"/>
              <draw:equation draw:name="f1393" draw:formula="1140466*logheight/1849426"/>
              <draw:equation draw:name="f1394" draw:formula="4650296*logwidth/6386648"/>
              <draw:equation draw:name="f1395" draw:formula="1158491*logheight/1849426"/>
              <draw:equation draw:name="f1396" draw:formula="4632272*logwidth/6386648"/>
              <draw:equation draw:name="f1397" draw:formula="1140466*logheight/1849426"/>
              <draw:equation draw:name="f1398" draw:formula="4650296*logwidth/6386648"/>
              <draw:equation draw:name="f1399" draw:formula="1122442*logheight/1849426"/>
              <draw:equation draw:name="f1400" draw:formula="4073515*logwidth/6386648"/>
              <draw:equation draw:name="f1401" draw:formula="1122442*logheight/1849426"/>
              <draw:equation draw:name="f1402" draw:formula="4091540*logwidth/6386648"/>
              <draw:equation draw:name="f1403" draw:formula="1140466*logheight/1849426"/>
              <draw:equation draw:name="f1404" draw:formula="4073515*logwidth/6386648"/>
              <draw:equation draw:name="f1405" draw:formula="1158491*logheight/1849426"/>
              <draw:equation draw:name="f1406" draw:formula="4055491*logwidth/6386648"/>
              <draw:equation draw:name="f1407" draw:formula="1140466*logheight/1849426"/>
              <draw:equation draw:name="f1408" draw:formula="4073515*logwidth/6386648"/>
              <draw:equation draw:name="f1409" draw:formula="1122442*logheight/1849426"/>
              <draw:equation draw:name="f1410" draw:formula="2475351*logwidth/6386648"/>
              <draw:equation draw:name="f1411" draw:formula="1122442*logheight/1849426"/>
              <draw:equation draw:name="f1412" draw:formula="2493376*logwidth/6386648"/>
              <draw:equation draw:name="f1413" draw:formula="1140466*logheight/1849426"/>
              <draw:equation draw:name="f1414" draw:formula="2475351*logwidth/6386648"/>
              <draw:equation draw:name="f1415" draw:formula="1158491*logheight/1849426"/>
              <draw:equation draw:name="f1416" draw:formula="2457326*logwidth/6386648"/>
              <draw:equation draw:name="f1417" draw:formula="1140466*logheight/1849426"/>
              <draw:equation draw:name="f1418" draw:formula="2475351*logwidth/6386648"/>
              <draw:equation draw:name="f1419" draw:formula="1122442*logheight/1849426"/>
              <draw:equation draw:name="f1420" draw:formula="1393887*logwidth/6386648"/>
              <draw:equation draw:name="f1421" draw:formula="1122442*logheight/1849426"/>
              <draw:equation draw:name="f1422" draw:formula="1411912*logwidth/6386648"/>
              <draw:equation draw:name="f1423" draw:formula="1140466*logheight/1849426"/>
              <draw:equation draw:name="f1424" draw:formula="1393887*logwidth/6386648"/>
              <draw:equation draw:name="f1425" draw:formula="1158491*logheight/1849426"/>
              <draw:equation draw:name="f1426" draw:formula="1375863*logwidth/6386648"/>
              <draw:equation draw:name="f1427" draw:formula="1140466*logheight/1849426"/>
              <draw:equation draw:name="f1428" draw:formula="1393887*logwidth/6386648"/>
              <draw:equation draw:name="f1429" draw:formula="1122442*logheight/1849426"/>
              <draw:equation draw:name="f1430" draw:formula="3058140*logwidth/6386648"/>
              <draw:equation draw:name="f1431" draw:formula="1116434*logheight/1849426"/>
              <draw:equation draw:name="f1432" draw:formula="3076165*logwidth/6386648"/>
              <draw:equation draw:name="f1433" draw:formula="1134458*logheight/1849426"/>
              <draw:equation draw:name="f1434" draw:formula="3058140*logwidth/6386648"/>
              <draw:equation draw:name="f1435" draw:formula="1152483*logheight/1849426"/>
              <draw:equation draw:name="f1436" draw:formula="3040116*logwidth/6386648"/>
              <draw:equation draw:name="f1437" draw:formula="1134458*logheight/1849426"/>
              <draw:equation draw:name="f1438" draw:formula="3058140*logwidth/6386648"/>
              <draw:equation draw:name="f1439" draw:formula="1116434*logheight/1849426"/>
              <draw:equation draw:name="f1440" draw:formula="4800499*logwidth/6386648"/>
              <draw:equation draw:name="f1441" draw:formula="1092401*logheight/1849426"/>
              <draw:equation draw:name="f1442" draw:formula="4818524*logwidth/6386648"/>
              <draw:equation draw:name="f1443" draw:formula="1110425*logheight/1849426"/>
              <draw:equation draw:name="f1444" draw:formula="4800499*logwidth/6386648"/>
              <draw:equation draw:name="f1445" draw:formula="1128450*logheight/1849426"/>
              <draw:equation draw:name="f1446" draw:formula="4782475*logwidth/6386648"/>
              <draw:equation draw:name="f1447" draw:formula="1110425*logheight/1849426"/>
              <draw:equation draw:name="f1448" draw:formula="4800499*logwidth/6386648"/>
              <draw:equation draw:name="f1449" draw:formula="1092401*logheight/1849426"/>
              <draw:equation draw:name="f1450" draw:formula="2349180*logwidth/6386648"/>
              <draw:equation draw:name="f1451" draw:formula="1092401*logheight/1849426"/>
              <draw:equation draw:name="f1452" draw:formula="2367205*logwidth/6386648"/>
              <draw:equation draw:name="f1453" draw:formula="1110425*logheight/1849426"/>
              <draw:equation draw:name="f1454" draw:formula="2349180*logwidth/6386648"/>
              <draw:equation draw:name="f1455" draw:formula="1128450*logheight/1849426"/>
              <draw:equation draw:name="f1456" draw:formula="2331156*logwidth/6386648"/>
              <draw:equation draw:name="f1457" draw:formula="1110425*logheight/1849426"/>
              <draw:equation draw:name="f1458" draw:formula="2349180*logwidth/6386648"/>
              <draw:equation draw:name="f1459" draw:formula="1092401*logheight/1849426"/>
              <draw:equation draw:name="f1460" draw:formula="931260*logwidth/6386648"/>
              <draw:equation draw:name="f1461" draw:formula="1092401*logheight/1849426"/>
              <draw:equation draw:name="f1462" draw:formula="949285*logwidth/6386648"/>
              <draw:equation draw:name="f1463" draw:formula="1110425*logheight/1849426"/>
              <draw:equation draw:name="f1464" draw:formula="931260*logwidth/6386648"/>
              <draw:equation draw:name="f1465" draw:formula="1128450*logheight/1849426"/>
              <draw:equation draw:name="f1466" draw:formula="913236*logwidth/6386648"/>
              <draw:equation draw:name="f1467" draw:formula="1110425*logheight/1849426"/>
              <draw:equation draw:name="f1468" draw:formula="931260*logwidth/6386648"/>
              <draw:equation draw:name="f1469" draw:formula="1092401*logheight/1849426"/>
              <draw:equation draw:name="f1470" draw:formula="4986752*logwidth/6386648"/>
              <draw:equation draw:name="f1471" draw:formula="1086393*logheight/1849426"/>
              <draw:equation draw:name="f1472" draw:formula="5004777*logwidth/6386648"/>
              <draw:equation draw:name="f1473" draw:formula="1104417*logheight/1849426"/>
              <draw:equation draw:name="f1474" draw:formula="4986752*logwidth/6386648"/>
              <draw:equation draw:name="f1475" draw:formula="1122442*logheight/1849426"/>
              <draw:equation draw:name="f1476" draw:formula="4968728*logwidth/6386648"/>
              <draw:equation draw:name="f1477" draw:formula="1104417*logheight/1849426"/>
              <draw:equation draw:name="f1478" draw:formula="4986752*logwidth/6386648"/>
              <draw:equation draw:name="f1479" draw:formula="1086393*logheight/1849426"/>
              <draw:equation draw:name="f1480" draw:formula="3815165*logwidth/6386648"/>
              <draw:equation draw:name="f1481" draw:formula="1086393*logheight/1849426"/>
              <draw:equation draw:name="f1482" draw:formula="3833190*logwidth/6386648"/>
              <draw:equation draw:name="f1483" draw:formula="1104417*logheight/1849426"/>
              <draw:equation draw:name="f1484" draw:formula="3815165*logwidth/6386648"/>
              <draw:equation draw:name="f1485" draw:formula="1122442*logheight/1849426"/>
              <draw:equation draw:name="f1486" draw:formula="3797141*logwidth/6386648"/>
              <draw:equation draw:name="f1487" draw:formula="1104417*logheight/1849426"/>
              <draw:equation draw:name="f1488" draw:formula="3815165*logwidth/6386648"/>
              <draw:equation draw:name="f1489" draw:formula="1086393*logheight/1849426"/>
              <draw:equation draw:name="f1490" draw:formula="3586856*logwidth/6386648"/>
              <draw:equation draw:name="f1491" draw:formula="1086393*logheight/1849426"/>
              <draw:equation draw:name="f1492" draw:formula="3604881*logwidth/6386648"/>
              <draw:equation draw:name="f1493" draw:formula="1104417*logheight/1849426"/>
              <draw:equation draw:name="f1494" draw:formula="3586856*logwidth/6386648"/>
              <draw:equation draw:name="f1495" draw:formula="1122442*logheight/1849426"/>
              <draw:equation draw:name="f1496" draw:formula="3568831*logwidth/6386648"/>
              <draw:equation draw:name="f1497" draw:formula="1104417*logheight/1849426"/>
              <draw:equation draw:name="f1498" draw:formula="3586856*logwidth/6386648"/>
              <draw:equation draw:name="f1499" draw:formula="1086393*logheight/1849426"/>
              <draw:equation draw:name="f1500" draw:formula="3166287*logwidth/6386648"/>
              <draw:equation draw:name="f1501" draw:formula="1086393*logheight/1849426"/>
              <draw:equation draw:name="f1502" draw:formula="3184312*logwidth/6386648"/>
              <draw:equation draw:name="f1503" draw:formula="1104417*logheight/1849426"/>
              <draw:equation draw:name="f1504" draw:formula="3166287*logwidth/6386648"/>
              <draw:equation draw:name="f1505" draw:formula="1122442*logheight/1849426"/>
              <draw:equation draw:name="f1506" draw:formula="3148262*logwidth/6386648"/>
              <draw:equation draw:name="f1507" draw:formula="1104417*logheight/1849426"/>
              <draw:equation draw:name="f1508" draw:formula="3166287*logwidth/6386648"/>
              <draw:equation draw:name="f1509" draw:formula="1086393*logheight/1849426"/>
              <draw:equation draw:name="f1510" draw:formula="2595514*logwidth/6386648"/>
              <draw:equation draw:name="f1511" draw:formula="1086393*logheight/1849426"/>
              <draw:equation draw:name="f1512" draw:formula="2613539*logwidth/6386648"/>
              <draw:equation draw:name="f1513" draw:formula="1104417*logheight/1849426"/>
              <draw:equation draw:name="f1514" draw:formula="2595514*logwidth/6386648"/>
              <draw:equation draw:name="f1515" draw:formula="1122442*logheight/1849426"/>
              <draw:equation draw:name="f1516" draw:formula="2577489*logwidth/6386648"/>
              <draw:equation draw:name="f1517" draw:formula="1104417*logheight/1849426"/>
              <draw:equation draw:name="f1518" draw:formula="2595514*logwidth/6386648"/>
              <draw:equation draw:name="f1519" draw:formula="1086393*logheight/1849426"/>
              <draw:equation draw:name="f1520" draw:formula="1628204*logwidth/6386648"/>
              <draw:equation draw:name="f1521" draw:formula="1074377*logheight/1849426"/>
              <draw:equation draw:name="f1522" draw:formula="1646229*logwidth/6386648"/>
              <draw:equation draw:name="f1523" draw:formula="1092401*logheight/1849426"/>
              <draw:equation draw:name="f1524" draw:formula="1628204*logwidth/6386648"/>
              <draw:equation draw:name="f1525" draw:formula="1110426*logheight/1849426"/>
              <draw:equation draw:name="f1526" draw:formula="1610180*logwidth/6386648"/>
              <draw:equation draw:name="f1527" draw:formula="1092401*logheight/1849426"/>
              <draw:equation draw:name="f1528" draw:formula="1628204*logwidth/6386648"/>
              <draw:equation draw:name="f1529" draw:formula="1074377*logheight/1849426"/>
              <draw:equation draw:name="f1530" draw:formula="642870*logwidth/6386648"/>
              <draw:equation draw:name="f1531" draw:formula="1074377*logheight/1849426"/>
              <draw:equation draw:name="f1532" draw:formula="660895*logwidth/6386648"/>
              <draw:equation draw:name="f1533" draw:formula="1092401*logheight/1849426"/>
              <draw:equation draw:name="f1534" draw:formula="642870*logwidth/6386648"/>
              <draw:equation draw:name="f1535" draw:formula="1110426*logheight/1849426"/>
              <draw:equation draw:name="f1536" draw:formula="624846*logwidth/6386648"/>
              <draw:equation draw:name="f1537" draw:formula="1092401*logheight/1849426"/>
              <draw:equation draw:name="f1538" draw:formula="642870*logwidth/6386648"/>
              <draw:equation draw:name="f1539" draw:formula="1074377*logheight/1849426"/>
              <draw:equation draw:name="f1540" draw:formula="2925961*logwidth/6386648"/>
              <draw:equation draw:name="f1541" draw:formula="1068369*logheight/1849426"/>
              <draw:equation draw:name="f1542" draw:formula="2943986*logwidth/6386648"/>
              <draw:equation draw:name="f1543" draw:formula="1086394*logheight/1849426"/>
              <draw:equation draw:name="f1544" draw:formula="2925961*logwidth/6386648"/>
              <draw:equation draw:name="f1545" draw:formula="1104418*logheight/1849426"/>
              <draw:equation draw:name="f1546" draw:formula="2907936*logwidth/6386648"/>
              <draw:equation draw:name="f1547" draw:formula="1086394*logheight/1849426"/>
              <draw:equation draw:name="f1548" draw:formula="2925961*logwidth/6386648"/>
              <draw:equation draw:name="f1549" draw:formula="1068369*logheight/1849426"/>
              <draw:equation draw:name="f1550" draw:formula="3424636*logwidth/6386648"/>
              <draw:equation draw:name="f1551" draw:formula="1062360*logheight/1849426"/>
              <draw:equation draw:name="f1552" draw:formula="3442661*logwidth/6386648"/>
              <draw:equation draw:name="f1553" draw:formula="1080384*logheight/1849426"/>
              <draw:equation draw:name="f1554" draw:formula="3424636*logwidth/6386648"/>
              <draw:equation draw:name="f1555" draw:formula="1098409*logheight/1849426"/>
              <draw:equation draw:name="f1556" draw:formula="3406612*logwidth/6386648"/>
              <draw:equation draw:name="f1557" draw:formula="1080384*logheight/1849426"/>
              <draw:equation draw:name="f1558" draw:formula="3424636*logwidth/6386648"/>
              <draw:equation draw:name="f1559" draw:formula="1062360*logheight/1849426"/>
              <draw:equation draw:name="f1560" draw:formula="1249691*logwidth/6386648"/>
              <draw:equation draw:name="f1561" draw:formula="1062360*logheight/1849426"/>
              <draw:equation draw:name="f1562" draw:formula="1267716*logwidth/6386648"/>
              <draw:equation draw:name="f1563" draw:formula="1080384*logheight/1849426"/>
              <draw:equation draw:name="f1564" draw:formula="1249691*logwidth/6386648"/>
              <draw:equation draw:name="f1565" draw:formula="1098409*logheight/1849426"/>
              <draw:equation draw:name="f1566" draw:formula="1231667*logwidth/6386648"/>
              <draw:equation draw:name="f1567" draw:formula="1080384*logheight/1849426"/>
              <draw:equation draw:name="f1568" draw:formula="1249691*logwidth/6386648"/>
              <draw:equation draw:name="f1569" draw:formula="1062360*logheight/1849426"/>
              <draw:equation draw:name="f1570" draw:formula="1075456*logwidth/6386648"/>
              <draw:equation draw:name="f1571" draw:formula="1062360*logheight/1849426"/>
              <draw:equation draw:name="f1572" draw:formula="1093480*logwidth/6386648"/>
              <draw:equation draw:name="f1573" draw:formula="1080384*logheight/1849426"/>
              <draw:equation draw:name="f1574" draw:formula="1075456*logwidth/6386648"/>
              <draw:equation draw:name="f1575" draw:formula="1098409*logheight/1849426"/>
              <draw:equation draw:name="f1576" draw:formula="1057431*logwidth/6386648"/>
              <draw:equation draw:name="f1577" draw:formula="1080384*logheight/1849426"/>
              <draw:equation draw:name="f1578" draw:formula="1075456*logwidth/6386648"/>
              <draw:equation draw:name="f1579" draw:formula="1062360*logheight/1849426"/>
              <draw:equation draw:name="f1580" draw:formula="1928611*logwidth/6386648"/>
              <draw:equation draw:name="f1581" draw:formula="1056352*logheight/1849426"/>
              <draw:equation draw:name="f1582" draw:formula="1946636*logwidth/6386648"/>
              <draw:equation draw:name="f1583" draw:formula="1074376*logheight/1849426"/>
              <draw:equation draw:name="f1584" draw:formula="1928611*logwidth/6386648"/>
              <draw:equation draw:name="f1585" draw:formula="1092401*logheight/1849426"/>
              <draw:equation draw:name="f1586" draw:formula="1910587*logwidth/6386648"/>
              <draw:equation draw:name="f1587" draw:formula="1074376*logheight/1849426"/>
              <draw:equation draw:name="f1588" draw:formula="1928611*logwidth/6386648"/>
              <draw:equation draw:name="f1589" draw:formula="1056352*logheight/1849426"/>
              <draw:equation draw:name="f1590" draw:formula="2709668*logwidth/6386648"/>
              <draw:equation draw:name="f1591" draw:formula="1044336*logheight/1849426"/>
              <draw:equation draw:name="f1592" draw:formula="2727693*logwidth/6386648"/>
              <draw:equation draw:name="f1593" draw:formula="1062360*logheight/1849426"/>
              <draw:equation draw:name="f1594" draw:formula="2709668*logwidth/6386648"/>
              <draw:equation draw:name="f1595" draw:formula="1080385*logheight/1849426"/>
              <draw:equation draw:name="f1596" draw:formula="2691644*logwidth/6386648"/>
              <draw:equation draw:name="f1597" draw:formula="1062360*logheight/1849426"/>
              <draw:equation draw:name="f1598" draw:formula="2709668*logwidth/6386648"/>
              <draw:equation draw:name="f1599" draw:formula="1044336*logheight/1849426"/>
              <draw:equation draw:name="f1600" draw:formula="1784415*logwidth/6386648"/>
              <draw:equation draw:name="f1601" draw:formula="1044336*logheight/1849426"/>
              <draw:equation draw:name="f1602" draw:formula="1802440*logwidth/6386648"/>
              <draw:equation draw:name="f1603" draw:formula="1062360*logheight/1849426"/>
              <draw:equation draw:name="f1604" draw:formula="1784415*logwidth/6386648"/>
              <draw:equation draw:name="f1605" draw:formula="1080385*logheight/1849426"/>
              <draw:equation draw:name="f1606" draw:formula="1766391*logwidth/6386648"/>
              <draw:equation draw:name="f1607" draw:formula="1062360*logheight/1849426"/>
              <draw:equation draw:name="f1608" draw:formula="1784415*logwidth/6386648"/>
              <draw:equation draw:name="f1609" draw:formula="1044336*logheight/1849426"/>
              <draw:equation draw:name="f1610" draw:formula="3292457*logwidth/6386648"/>
              <draw:equation draw:name="f1611" draw:formula="1038328*logheight/1849426"/>
              <draw:equation draw:name="f1612" draw:formula="3310482*logwidth/6386648"/>
              <draw:equation draw:name="f1613" draw:formula="1056353*logheight/1849426"/>
              <draw:equation draw:name="f1614" draw:formula="3292457*logwidth/6386648"/>
              <draw:equation draw:name="f1615" draw:formula="1074377*logheight/1849426"/>
              <draw:equation draw:name="f1616" draw:formula="3274433*logwidth/6386648"/>
              <draw:equation draw:name="f1617" draw:formula="1056353*logheight/1849426"/>
              <draw:equation draw:name="f1618" draw:formula="3292457*logwidth/6386648"/>
              <draw:equation draw:name="f1619" draw:formula="1038328*logheight/1849426"/>
              <draw:equation draw:name="f1620" draw:formula="2198977*logwidth/6386648"/>
              <draw:equation draw:name="f1621" draw:formula="1038328*logheight/1849426"/>
              <draw:equation draw:name="f1622" draw:formula="2217002*logwidth/6386648"/>
              <draw:equation draw:name="f1623" draw:formula="1056353*logheight/1849426"/>
              <draw:equation draw:name="f1624" draw:formula="2198977*logwidth/6386648"/>
              <draw:equation draw:name="f1625" draw:formula="1074377*logheight/1849426"/>
              <draw:equation draw:name="f1626" draw:formula="2180953*logwidth/6386648"/>
              <draw:equation draw:name="f1627" draw:formula="1056353*logheight/1849426"/>
              <draw:equation draw:name="f1628" draw:formula="2198977*logwidth/6386648"/>
              <draw:equation draw:name="f1629" draw:formula="1038328*logheight/1849426"/>
              <draw:equation draw:name="f1630" draw:formula="2078814*logwidth/6386648"/>
              <draw:equation draw:name="f1631" draw:formula="1032320*logheight/1849426"/>
              <draw:equation draw:name="f1632" draw:formula="2096839*logwidth/6386648"/>
              <draw:equation draw:name="f1633" draw:formula="1050344*logheight/1849426"/>
              <draw:equation draw:name="f1634" draw:formula="2078814*logwidth/6386648"/>
              <draw:equation draw:name="f1635" draw:formula="1068369*logheight/1849426"/>
              <draw:equation draw:name="f1636" draw:formula="2060790*logwidth/6386648"/>
              <draw:equation draw:name="f1637" draw:formula="1050344*logheight/1849426"/>
              <draw:equation draw:name="f1638" draw:formula="2078814*logwidth/6386648"/>
              <draw:equation draw:name="f1639" draw:formula="1032320*logheight/1849426"/>
              <draw:equation draw:name="f1640" draw:formula="3983393*logwidth/6386648"/>
              <draw:equation draw:name="f1641" draw:formula="1026312*logheight/1849426"/>
              <draw:equation draw:name="f1642" draw:formula="4001418*logwidth/6386648"/>
              <draw:equation draw:name="f1643" draw:formula="1044336*logheight/1849426"/>
              <draw:equation draw:name="f1644" draw:formula="3983393*logwidth/6386648"/>
              <draw:equation draw:name="f1645" draw:formula="1062361*logheight/1849426"/>
              <draw:equation draw:name="f1646" draw:formula="3965369*logwidth/6386648"/>
              <draw:equation draw:name="f1647" draw:formula="1044336*logheight/1849426"/>
              <draw:equation draw:name="f1648" draw:formula="3983393*logwidth/6386648"/>
              <draw:equation draw:name="f1649" draw:formula="1026312*logheight/1849426"/>
              <draw:equation draw:name="f1650" draw:formula="817106*logwidth/6386648"/>
              <draw:equation draw:name="f1651" draw:formula="1020304*logheight/1849426"/>
              <draw:equation draw:name="f1652" draw:formula="829123*logwidth/6386648"/>
              <draw:equation draw:name="f1653" draw:formula="1032320*logheight/1849426"/>
              <draw:equation draw:name="f1654" draw:formula="817106*logwidth/6386648"/>
              <draw:equation draw:name="f1655" draw:formula="1044336*logheight/1849426"/>
              <draw:equation draw:name="f1656" draw:formula="805090*logwidth/6386648"/>
              <draw:equation draw:name="f1657" draw:formula="1032320*logheight/1849426"/>
              <draw:equation draw:name="f1658" draw:formula="817106*logwidth/6386648"/>
              <draw:equation draw:name="f1659" draw:formula="1020304*logheight/1849426"/>
              <draw:equation draw:name="f1660" draw:formula="2817815*logwidth/6386648"/>
              <draw:equation draw:name="f1661" draw:formula="1014295*logheight/1849426"/>
              <draw:equation draw:name="f1662" draw:formula="2835840*logwidth/6386648"/>
              <draw:equation draw:name="f1663" draw:formula="1032319*logheight/1849426"/>
              <draw:equation draw:name="f1664" draw:formula="2817815*logwidth/6386648"/>
              <draw:equation draw:name="f1665" draw:formula="1050344*logheight/1849426"/>
              <draw:equation draw:name="f1666" draw:formula="2799791*logwidth/6386648"/>
              <draw:equation draw:name="f1667" draw:formula="1032319*logheight/1849426"/>
              <draw:equation draw:name="f1668" draw:formula="2817815*logwidth/6386648"/>
              <draw:equation draw:name="f1669" draw:formula="1014295*logheight/1849426"/>
              <draw:equation draw:name="f1670" draw:formula="2445310*logwidth/6386648"/>
              <draw:equation draw:name="f1671" draw:formula="1014295*logheight/1849426"/>
              <draw:equation draw:name="f1672" draw:formula="2463335*logwidth/6386648"/>
              <draw:equation draw:name="f1673" draw:formula="1032319*logheight/1849426"/>
              <draw:equation draw:name="f1674" draw:formula="2445310*logwidth/6386648"/>
              <draw:equation draw:name="f1675" draw:formula="1050344*logheight/1849426"/>
              <draw:equation draw:name="f1676" draw:formula="2427285*logwidth/6386648"/>
              <draw:equation draw:name="f1677" draw:formula="1032319*logheight/1849426"/>
              <draw:equation draw:name="f1678" draw:formula="2445310*logwidth/6386648"/>
              <draw:equation draw:name="f1679" draw:formula="1014295*logheight/1849426"/>
              <draw:equation draw:name="f1680" draw:formula="420569*logwidth/6386648"/>
              <draw:equation draw:name="f1681" draw:formula="1014295*logheight/1849426"/>
              <draw:equation draw:name="f1682" draw:formula="438594*logwidth/6386648"/>
              <draw:equation draw:name="f1683" draw:formula="1032319*logheight/1849426"/>
              <draw:equation draw:name="f1684" draw:formula="420569*logwidth/6386648"/>
              <draw:equation draw:name="f1685" draw:formula="1050344*logheight/1849426"/>
              <draw:equation draw:name="f1686" draw:formula="402545*logwidth/6386648"/>
              <draw:equation draw:name="f1687" draw:formula="1032319*logheight/1849426"/>
              <draw:equation draw:name="f1688" draw:formula="420569*logwidth/6386648"/>
              <draw:equation draw:name="f1689" draw:formula="1014295*logheight/1849426"/>
              <draw:equation draw:name="f1690" draw:formula="1520057*logwidth/6386648"/>
              <draw:equation draw:name="f1691" draw:formula="1008287*logheight/1849426"/>
              <draw:equation draw:name="f1692" draw:formula="1538082*logwidth/6386648"/>
              <draw:equation draw:name="f1693" draw:formula="1026312*logheight/1849426"/>
              <draw:equation draw:name="f1694" draw:formula="1520057*logwidth/6386648"/>
              <draw:equation draw:name="f1695" draw:formula="1044336*logheight/1849426"/>
              <draw:equation draw:name="f1696" draw:formula="1502033*logwidth/6386648"/>
              <draw:equation draw:name="f1697" draw:formula="1026312*logheight/1849426"/>
              <draw:equation draw:name="f1698" draw:formula="1520057*logwidth/6386648"/>
              <draw:equation draw:name="f1699" draw:formula="1008287*logheight/1849426"/>
              <draw:equation draw:name="f1700" draw:formula="1387878*logwidth/6386648"/>
              <draw:equation draw:name="f1701" draw:formula="1008287*logheight/1849426"/>
              <draw:equation draw:name="f1702" draw:formula="1405903*logwidth/6386648"/>
              <draw:equation draw:name="f1703" draw:formula="1026312*logheight/1849426"/>
              <draw:equation draw:name="f1704" draw:formula="1387878*logwidth/6386648"/>
              <draw:equation draw:name="f1705" draw:formula="1044336*logheight/1849426"/>
              <draw:equation draw:name="f1706" draw:formula="1369854*logwidth/6386648"/>
              <draw:equation draw:name="f1707" draw:formula="1026312*logheight/1849426"/>
              <draw:equation draw:name="f1708" draw:formula="1387878*logwidth/6386648"/>
              <draw:equation draw:name="f1709" draw:formula="1008287*logheight/1849426"/>
              <draw:equation draw:name="f1710" draw:formula="534724*logwidth/6386648"/>
              <draw:equation draw:name="f1711" draw:formula="1008287*logheight/1849426"/>
              <draw:equation draw:name="f1712" draw:formula="552748*logwidth/6386648"/>
              <draw:equation draw:name="f1713" draw:formula="1026312*logheight/1849426"/>
              <draw:equation draw:name="f1714" draw:formula="534724*logwidth/6386648"/>
              <draw:equation draw:name="f1715" draw:formula="1044336*logheight/1849426"/>
              <draw:equation draw:name="f1716" draw:formula="516699*logwidth/6386648"/>
              <draw:equation draw:name="f1717" draw:formula="1026312*logheight/1849426"/>
              <draw:equation draw:name="f1718" draw:formula="534724*logwidth/6386648"/>
              <draw:equation draw:name="f1719" draw:formula="1008287*logheight/1849426"/>
              <draw:equation draw:name="f1720" draw:formula="3016083*logwidth/6386648"/>
              <draw:equation draw:name="f1721" draw:formula="1002279*logheight/1849426"/>
              <draw:equation draw:name="f1722" draw:formula="3034108*logwidth/6386648"/>
              <draw:equation draw:name="f1723" draw:formula="1020303*logheight/1849426"/>
              <draw:equation draw:name="f1724" draw:formula="3016083*logwidth/6386648"/>
              <draw:equation draw:name="f1725" draw:formula="1038328*logheight/1849426"/>
              <draw:equation draw:name="f1726" draw:formula="2998058*logwidth/6386648"/>
              <draw:equation draw:name="f1727" draw:formula="1020303*logheight/1849426"/>
              <draw:equation draw:name="f1728" draw:formula="3016083*logwidth/6386648"/>
              <draw:equation draw:name="f1729" draw:formula="1002279*logheight/1849426"/>
              <draw:equation draw:name="f1730" draw:formula="294398*logwidth/6386648"/>
              <draw:equation draw:name="f1731" draw:formula="996271*logheight/1849426"/>
              <draw:equation draw:name="f1732" draw:formula="312423*logwidth/6386648"/>
              <draw:equation draw:name="f1733" draw:formula="1014295*logheight/1849426"/>
              <draw:equation draw:name="f1734" draw:formula="294398*logwidth/6386648"/>
              <draw:equation draw:name="f1735" draw:formula="1032320*logheight/1849426"/>
              <draw:equation draw:name="f1736" draw:formula="276374*logwidth/6386648"/>
              <draw:equation draw:name="f1737" draw:formula="1014295*logheight/1849426"/>
              <draw:equation draw:name="f1738" draw:formula="294398*logwidth/6386648"/>
              <draw:equation draw:name="f1739" draw:formula="996271*logheight/1849426"/>
              <draw:equation draw:name="f1740" draw:formula="3676978*logwidth/6386648"/>
              <draw:equation draw:name="f1741" draw:formula="990263*logheight/1849426"/>
              <draw:equation draw:name="f1742" draw:formula="3695003*logwidth/6386648"/>
              <draw:equation draw:name="f1743" draw:formula="1008287*logheight/1849426"/>
              <draw:equation draw:name="f1744" draw:formula="3676978*logwidth/6386648"/>
              <draw:equation draw:name="f1745" draw:formula="1026312*logheight/1849426"/>
              <draw:equation draw:name="f1746" draw:formula="3658953*logwidth/6386648"/>
              <draw:equation draw:name="f1747" draw:formula="1008287*logheight/1849426"/>
              <draw:equation draw:name="f1748" draw:formula="3676978*logwidth/6386648"/>
              <draw:equation draw:name="f1749" draw:formula="990263*logheight/1849426"/>
              <draw:equation draw:name="f1750" draw:formula="3544799*logwidth/6386648"/>
              <draw:equation draw:name="f1751" draw:formula="984255*logheight/1849426"/>
              <draw:equation draw:name="f1752" draw:formula="3562824*logwidth/6386648"/>
              <draw:equation draw:name="f1753" draw:formula="1002279*logheight/1849426"/>
              <draw:equation draw:name="f1754" draw:formula="3544799*logwidth/6386648"/>
              <draw:equation draw:name="f1755" draw:formula="1020304*logheight/1849426"/>
              <draw:equation draw:name="f1756" draw:formula="3526775*logwidth/6386648"/>
              <draw:equation draw:name="f1757" draw:formula="1002279*logheight/1849426"/>
              <draw:equation draw:name="f1758" draw:formula="3544799*logwidth/6386648"/>
              <draw:equation draw:name="f1759" draw:formula="984255*logheight/1849426"/>
              <draw:equation draw:name="f1760" draw:formula="708959*logwidth/6386648"/>
              <draw:equation draw:name="f1761" draw:formula="984255*logheight/1849426"/>
              <draw:equation draw:name="f1762" draw:formula="726984*logwidth/6386648"/>
              <draw:equation draw:name="f1763" draw:formula="1002279*logheight/1849426"/>
              <draw:equation draw:name="f1764" draw:formula="708959*logwidth/6386648"/>
              <draw:equation draw:name="f1765" draw:formula="1020304*logheight/1849426"/>
              <draw:equation draw:name="f1766" draw:formula="690935*logwidth/6386648"/>
              <draw:equation draw:name="f1767" draw:formula="1002279*logheight/1849426"/>
              <draw:equation draw:name="f1768" draw:formula="708959*logwidth/6386648"/>
              <draw:equation draw:name="f1769" draw:formula="984255*logheight/1849426"/>
              <draw:equation draw:name="f1770" draw:formula="3803149*logwidth/6386648"/>
              <draw:equation draw:name="f1771" draw:formula="978247*logheight/1849426"/>
              <draw:equation draw:name="f1772" draw:formula="3821174*logwidth/6386648"/>
              <draw:equation draw:name="f1773" draw:formula="996272*logheight/1849426"/>
              <draw:equation draw:name="f1774" draw:formula="3803149*logwidth/6386648"/>
              <draw:equation draw:name="f1775" draw:formula="1014296*logheight/1849426"/>
              <draw:equation draw:name="f1776" draw:formula="3785125*logwidth/6386648"/>
              <draw:equation draw:name="f1777" draw:formula="996272*logheight/1849426"/>
              <draw:equation draw:name="f1778" draw:formula="3803149*logwidth/6386648"/>
              <draw:equation draw:name="f1779" draw:formula="978247*logheight/1849426"/>
              <draw:equation draw:name="f1780" draw:formula="1003358*logwidth/6386648"/>
              <draw:equation draw:name="f1781" draw:formula="978247*logheight/1849426"/>
              <draw:equation draw:name="f1782" draw:formula="1021383*logwidth/6386648"/>
              <draw:equation draw:name="f1783" draw:formula="996272*logheight/1849426"/>
              <draw:equation draw:name="f1784" draw:formula="1003358*logwidth/6386648"/>
              <draw:equation draw:name="f1785" draw:formula="1014296*logheight/1849426"/>
              <draw:equation draw:name="f1786" draw:formula="985334*logwidth/6386648"/>
              <draw:equation draw:name="f1787" draw:formula="996272*logheight/1849426"/>
              <draw:equation draw:name="f1788" draw:formula="1003358*logwidth/6386648"/>
              <draw:equation draw:name="f1789" draw:formula="978247*logheight/1849426"/>
              <draw:equation draw:name="f1790" draw:formula="3196327*logwidth/6386648"/>
              <draw:equation draw:name="f1791" draw:formula="972238*logheight/1849426"/>
              <draw:equation draw:name="f1792" draw:formula="3214352*logwidth/6386648"/>
              <draw:equation draw:name="f1793" draw:formula="990262*logheight/1849426"/>
              <draw:equation draw:name="f1794" draw:formula="3196327*logwidth/6386648"/>
              <draw:equation draw:name="f1795" draw:formula="1008287*logheight/1849426"/>
              <draw:equation draw:name="f1796" draw:formula="3178302*logwidth/6386648"/>
              <draw:equation draw:name="f1797" draw:formula="990262*logheight/1849426"/>
              <draw:equation draw:name="f1798" draw:formula="3196327*logwidth/6386648"/>
              <draw:equation draw:name="f1799" draw:formula="972238*logheight/1849426"/>
              <draw:equation draw:name="f1800" draw:formula="1183602*logwidth/6386648"/>
              <draw:equation draw:name="f1801" draw:formula="972238*logheight/1849426"/>
              <draw:equation draw:name="f1802" draw:formula="1201627*logwidth/6386648"/>
              <draw:equation draw:name="f1803" draw:formula="990262*logheight/1849426"/>
              <draw:equation draw:name="f1804" draw:formula="1183602*logwidth/6386648"/>
              <draw:equation draw:name="f1805" draw:formula="1008287*logheight/1849426"/>
              <draw:equation draw:name="f1806" draw:formula="1165578*logwidth/6386648"/>
              <draw:equation draw:name="f1807" draw:formula="990262*logheight/1849426"/>
              <draw:equation draw:name="f1808" draw:formula="1183602*logwidth/6386648"/>
              <draw:equation draw:name="f1809" draw:formula="972238*logheight/1849426"/>
              <draw:equation draw:name="f1810" draw:formula="2271074*logwidth/6386648"/>
              <draw:equation draw:name="f1811" draw:formula="960222*logheight/1849426"/>
              <draw:equation draw:name="f1812" draw:formula="2289099*logwidth/6386648"/>
              <draw:equation draw:name="f1813" draw:formula="978246*logheight/1849426"/>
              <draw:equation draw:name="f1814" draw:formula="2271074*logwidth/6386648"/>
              <draw:equation draw:name="f1815" draw:formula="996271*logheight/1849426"/>
              <draw:equation draw:name="f1816" draw:formula="2253050*logwidth/6386648"/>
              <draw:equation draw:name="f1817" draw:formula="978246*logheight/1849426"/>
              <draw:equation draw:name="f1818" draw:formula="2271074*logwidth/6386648"/>
              <draw:equation draw:name="f1819" draw:formula="960222*logheight/1849426"/>
              <draw:equation draw:name="f1820" draw:formula="1658245*logwidth/6386648"/>
              <draw:equation draw:name="f1821" draw:formula="960222*logheight/1849426"/>
              <draw:equation draw:name="f1822" draw:formula="1676270*logwidth/6386648"/>
              <draw:equation draw:name="f1823" draw:formula="978246*logheight/1849426"/>
              <draw:equation draw:name="f1824" draw:formula="1658245*logwidth/6386648"/>
              <draw:equation draw:name="f1825" draw:formula="996271*logheight/1849426"/>
              <draw:equation draw:name="f1826" draw:formula="1640221*logwidth/6386648"/>
              <draw:equation draw:name="f1827" draw:formula="978246*logheight/1849426"/>
              <draw:equation draw:name="f1828" draw:formula="1658245*logwidth/6386648"/>
              <draw:equation draw:name="f1829" draw:formula="960222*logheight/1849426"/>
              <draw:equation draw:name="f1830" draw:formula="1958651*logwidth/6386648"/>
              <draw:equation draw:name="f1831" draw:formula="954214*logheight/1849426"/>
              <draw:equation draw:name="f1832" draw:formula="1976676*logwidth/6386648"/>
              <draw:equation draw:name="f1833" draw:formula="972238*logheight/1849426"/>
              <draw:equation draw:name="f1834" draw:formula="1958651*logwidth/6386648"/>
              <draw:equation draw:name="f1835" draw:formula="990263*logheight/1849426"/>
              <draw:equation draw:name="f1836" draw:formula="1940627*logwidth/6386648"/>
              <draw:equation draw:name="f1837" draw:formula="972238*logheight/1849426"/>
              <draw:equation draw:name="f1838" draw:formula="1958651*logwidth/6386648"/>
              <draw:equation draw:name="f1839" draw:formula="954214*logheight/1849426"/>
              <draw:equation draw:name="f1840" draw:formula="2631562*logwidth/6386648"/>
              <draw:equation draw:name="f1841" draw:formula="948206*logheight/1849426"/>
              <draw:equation draw:name="f1842" draw:formula="2649587*logwidth/6386648"/>
              <draw:equation draw:name="f1843" draw:formula="966231*logheight/1849426"/>
              <draw:equation draw:name="f1844" draw:formula="2631562*logwidth/6386648"/>
              <draw:equation draw:name="f1845" draw:formula="984255*logheight/1849426"/>
              <draw:equation draw:name="f1846" draw:formula="2613538*logwidth/6386648"/>
              <draw:equation draw:name="f1847" draw:formula="966231*logheight/1849426"/>
              <draw:equation draw:name="f1848" draw:formula="2631562*logwidth/6386648"/>
              <draw:equation draw:name="f1849" draw:formula="948206*logheight/1849426"/>
              <draw:equation draw:name="f1850" draw:formula="1838489*logwidth/6386648"/>
              <draw:equation draw:name="f1851" draw:formula="948206*logheight/1849426"/>
              <draw:equation draw:name="f1852" draw:formula="1856514*logwidth/6386648"/>
              <draw:equation draw:name="f1853" draw:formula="966231*logheight/1849426"/>
              <draw:equation draw:name="f1854" draw:formula="1838489*logwidth/6386648"/>
              <draw:equation draw:name="f1855" draw:formula="984255*logheight/1849426"/>
              <draw:equation draw:name="f1856" draw:formula="1820465*logwidth/6386648"/>
              <draw:equation draw:name="f1857" draw:formula="966231*logheight/1849426"/>
              <draw:equation draw:name="f1858" draw:formula="1838489*logwidth/6386648"/>
              <draw:equation draw:name="f1859" draw:formula="948206*logheight/1849426"/>
              <draw:equation draw:name="f1860" draw:formula="3430644*logwidth/6386648"/>
              <draw:equation draw:name="f1861" draw:formula="942198*logheight/1849426"/>
              <draw:equation draw:name="f1862" draw:formula="3448669*logwidth/6386648"/>
              <draw:equation draw:name="f1863" draw:formula="960222*logheight/1849426"/>
              <draw:equation draw:name="f1864" draw:formula="3430644*logwidth/6386648"/>
              <draw:equation draw:name="f1865" draw:formula="978247*logheight/1849426"/>
              <draw:equation draw:name="f1866" draw:formula="3412620*logwidth/6386648"/>
              <draw:equation draw:name="f1867" draw:formula="960222*logheight/1849426"/>
              <draw:equation draw:name="f1868" draw:formula="3430644*logwidth/6386648"/>
              <draw:equation draw:name="f1869" draw:formula="942198*logheight/1849426"/>
              <draw:equation draw:name="f1870" draw:formula="2529424*logwidth/6386648"/>
              <draw:equation draw:name="f1871" draw:formula="942198*logheight/1849426"/>
              <draw:equation draw:name="f1872" draw:formula="2547449*logwidth/6386648"/>
              <draw:equation draw:name="f1873" draw:formula="960222*logheight/1849426"/>
              <draw:equation draw:name="f1874" draw:formula="2529424*logwidth/6386648"/>
              <draw:equation draw:name="f1875" draw:formula="978247*logheight/1849426"/>
              <draw:equation draw:name="f1876" draw:formula="2511400*logwidth/6386648"/>
              <draw:equation draw:name="f1877" draw:formula="960222*logheight/1849426"/>
              <draw:equation draw:name="f1878" draw:formula="2529424*logwidth/6386648"/>
              <draw:equation draw:name="f1879" draw:formula="942198*logheight/1849426"/>
              <draw:equation draw:name="f1880" draw:formula="889203*logwidth/6386648"/>
              <draw:equation draw:name="f1881" draw:formula="942198*logheight/1849426"/>
              <draw:equation draw:name="f1882" draw:formula="907228*logwidth/6386648"/>
              <draw:equation draw:name="f1883" draw:formula="960222*logheight/1849426"/>
              <draw:equation draw:name="f1884" draw:formula="889203*logwidth/6386648"/>
              <draw:equation draw:name="f1885" draw:formula="978247*logheight/1849426"/>
              <draw:equation draw:name="f1886" draw:formula="871179*logwidth/6386648"/>
              <draw:equation draw:name="f1887" draw:formula="960222*logheight/1849426"/>
              <draw:equation draw:name="f1888" draw:formula="889203*logwidth/6386648"/>
              <draw:equation draw:name="f1889" draw:formula="942198*logheight/1849426"/>
              <draw:equation draw:name="f1890" draw:formula="3935328*logwidth/6386648"/>
              <draw:equation draw:name="f1891" draw:formula="936190*logheight/1849426"/>
              <draw:equation draw:name="f1892" draw:formula="3953353*logwidth/6386648"/>
              <draw:equation draw:name="f1893" draw:formula="954214*logheight/1849426"/>
              <draw:equation draw:name="f1894" draw:formula="3935328*logwidth/6386648"/>
              <draw:equation draw:name="f1895" draw:formula="972239*logheight/1849426"/>
              <draw:equation draw:name="f1896" draw:formula="3917304*logwidth/6386648"/>
              <draw:equation draw:name="f1897" draw:formula="954214*logheight/1849426"/>
              <draw:equation draw:name="f1898" draw:formula="3935328*logwidth/6386648"/>
              <draw:equation draw:name="f1899" draw:formula="936190*logheight/1849426"/>
              <draw:equation draw:name="f1900" draw:formula="1303765*logwidth/6386648"/>
              <draw:equation draw:name="f1901" draw:formula="936190*logheight/1849426"/>
              <draw:equation draw:name="f1902" draw:formula="1321790*logwidth/6386648"/>
              <draw:equation draw:name="f1903" draw:formula="954214*logheight/1849426"/>
              <draw:equation draw:name="f1904" draw:formula="1303765*logwidth/6386648"/>
              <draw:equation draw:name="f1905" draw:formula="972239*logheight/1849426"/>
              <draw:equation draw:name="f1906" draw:formula="1285741*logwidth/6386648"/>
              <draw:equation draw:name="f1907" draw:formula="954214*logheight/1849426"/>
              <draw:equation draw:name="f1908" draw:formula="1303765*logwidth/6386648"/>
              <draw:equation draw:name="f1909" draw:formula="936190*logheight/1849426"/>
              <draw:equation draw:name="f1910" draw:formula="600813*logwidth/6386648"/>
              <draw:equation draw:name="f1911" draw:formula="924173*logheight/1849426"/>
              <draw:equation draw:name="f1912" draw:formula="618838*logwidth/6386648"/>
              <draw:equation draw:name="f1913" draw:formula="942197*logheight/1849426"/>
              <draw:equation draw:name="f1914" draw:formula="600813*logwidth/6386648"/>
              <draw:equation draw:name="f1915" draw:formula="960222*logheight/1849426"/>
              <draw:equation draw:name="f1916" draw:formula="582789*logwidth/6386648"/>
              <draw:equation draw:name="f1917" draw:formula="942197*logheight/1849426"/>
              <draw:equation draw:name="f1918" draw:formula="600813*logwidth/6386648"/>
              <draw:equation draw:name="f1919" draw:formula="924173*logheight/1849426"/>
              <draw:equation draw:name="f1920" draw:formula="3088181*logwidth/6386648"/>
              <draw:equation draw:name="f1921" draw:formula="918165*logheight/1849426"/>
              <draw:equation draw:name="f1922" draw:formula="3106206*logwidth/6386648"/>
              <draw:equation draw:name="f1923" draw:formula="936190*logheight/1849426"/>
              <draw:equation draw:name="f1924" draw:formula="3088181*logwidth/6386648"/>
              <draw:equation draw:name="f1925" draw:formula="954214*logheight/1849426"/>
              <draw:equation draw:name="f1926" draw:formula="3070157*logwidth/6386648"/>
              <draw:equation draw:name="f1927" draw:formula="936190*logheight/1849426"/>
              <draw:equation draw:name="f1928" draw:formula="3088181*logwidth/6386648"/>
              <draw:equation draw:name="f1929" draw:formula="918165*logheight/1849426"/>
              <draw:equation draw:name="f1930" draw:formula="2883904*logwidth/6386648"/>
              <draw:equation draw:name="f1931" draw:formula="918165*logheight/1849426"/>
              <draw:equation draw:name="f1932" draw:formula="2901929*logwidth/6386648"/>
              <draw:equation draw:name="f1933" draw:formula="936190*logheight/1849426"/>
              <draw:equation draw:name="f1934" draw:formula="2883904*logwidth/6386648"/>
              <draw:equation draw:name="f1935" draw:formula="954214*logheight/1849426"/>
              <draw:equation draw:name="f1936" draw:formula="2865880*logwidth/6386648"/>
              <draw:equation draw:name="f1937" draw:formula="936190*logheight/1849426"/>
              <draw:equation draw:name="f1938" draw:formula="2883904*logwidth/6386648"/>
              <draw:equation draw:name="f1939" draw:formula="918165*logheight/1849426"/>
              <draw:equation draw:name="f1940" draw:formula="2379221*logwidth/6386648"/>
              <draw:equation draw:name="f1941" draw:formula="918165*logheight/1849426"/>
              <draw:equation draw:name="f1942" draw:formula="2397246*logwidth/6386648"/>
              <draw:equation draw:name="f1943" draw:formula="936190*logheight/1849426"/>
              <draw:equation draw:name="f1944" draw:formula="2379221*logwidth/6386648"/>
              <draw:equation draw:name="f1945" draw:formula="954214*logheight/1849426"/>
              <draw:equation draw:name="f1946" draw:formula="2361197*logwidth/6386648"/>
              <draw:equation draw:name="f1947" draw:formula="936190*logheight/1849426"/>
              <draw:equation draw:name="f1948" draw:formula="2379221*logwidth/6386648"/>
              <draw:equation draw:name="f1949" draw:formula="918165*logheight/1849426"/>
              <draw:equation draw:name="f1950" draw:formula="2120871*logwidth/6386648"/>
              <draw:equation draw:name="f1951" draw:formula="918165*logheight/1849426"/>
              <draw:equation draw:name="f1952" draw:formula="2138896*logwidth/6386648"/>
              <draw:equation draw:name="f1953" draw:formula="936190*logheight/1849426"/>
              <draw:equation draw:name="f1954" draw:formula="2120871*logwidth/6386648"/>
              <draw:equation draw:name="f1955" draw:formula="954214*logheight/1849426"/>
              <draw:equation draw:name="f1956" draw:formula="2102847*logwidth/6386648"/>
              <draw:equation draw:name="f1957" draw:formula="936190*logheight/1849426"/>
              <draw:equation draw:name="f1958" draw:formula="2120871*logwidth/6386648"/>
              <draw:equation draw:name="f1959" draw:formula="918165*logheight/1849426"/>
              <draw:equation draw:name="f1960" draw:formula="3328506*logwidth/6386648"/>
              <draw:equation draw:name="f1961" draw:formula="906149*logheight/1849426"/>
              <draw:equation draw:name="f1962" draw:formula="3346531*logwidth/6386648"/>
              <draw:equation draw:name="f1963" draw:formula="924173*logheight/1849426"/>
              <draw:equation draw:name="f1964" draw:formula="3328506*logwidth/6386648"/>
              <draw:equation draw:name="f1965" draw:formula="942198*logheight/1849426"/>
              <draw:equation draw:name="f1966" draw:formula="3310482*logwidth/6386648"/>
              <draw:equation draw:name="f1967" draw:formula="924173*logheight/1849426"/>
              <draw:equation draw:name="f1968" draw:formula="3328506*logwidth/6386648"/>
              <draw:equation draw:name="f1969" draw:formula="906149*logheight/1849426"/>
              <draw:equation draw:name="f1970" draw:formula="1508041*logwidth/6386648"/>
              <draw:equation draw:name="f1971" draw:formula="900141*logheight/1849426"/>
              <draw:equation draw:name="f1972" draw:formula="1526066*logwidth/6386648"/>
              <draw:equation draw:name="f1973" draw:formula="918165*logheight/1849426"/>
              <draw:equation draw:name="f1974" draw:formula="1508041*logwidth/6386648"/>
              <draw:equation draw:name="f1975" draw:formula="936190*logheight/1849426"/>
              <draw:equation draw:name="f1976" draw:formula="1490017*logwidth/6386648"/>
              <draw:equation draw:name="f1977" draw:formula="918165*logheight/1849426"/>
              <draw:equation draw:name="f1978" draw:formula="1508041*logwidth/6386648"/>
              <draw:equation draw:name="f1979" draw:formula="900141*logheight/1849426"/>
              <draw:equation draw:name="f1980" draw:formula="2739709*logwidth/6386648"/>
              <draw:equation draw:name="f1981" draw:formula="894133*logheight/1849426"/>
              <draw:equation draw:name="f1982" draw:formula="2757734*logwidth/6386648"/>
              <draw:equation draw:name="f1983" draw:formula="912157*logheight/1849426"/>
              <draw:equation draw:name="f1984" draw:formula="2739709*logwidth/6386648"/>
              <draw:equation draw:name="f1985" draw:formula="930182*logheight/1849426"/>
              <draw:equation draw:name="f1986" draw:formula="2721685*logwidth/6386648"/>
              <draw:equation draw:name="f1987" draw:formula="912157*logheight/1849426"/>
              <draw:equation draw:name="f1988" draw:formula="2739709*logwidth/6386648"/>
              <draw:equation draw:name="f1989" draw:formula="894133*logheight/1849426"/>
              <draw:equation draw:name="f1990" draw:formula="360487*logwidth/6386648"/>
              <draw:equation draw:name="f1991" draw:formula="894133*logheight/1849426"/>
              <draw:equation draw:name="f1992" draw:formula="378512*logwidth/6386648"/>
              <draw:equation draw:name="f1993" draw:formula="912157*logheight/1849426"/>
              <draw:equation draw:name="f1994" draw:formula="360487*logwidth/6386648"/>
              <draw:equation draw:name="f1995" draw:formula="930182*logheight/1849426"/>
              <draw:equation draw:name="f1996" draw:formula="342463*logwidth/6386648"/>
              <draw:equation draw:name="f1997" draw:formula="912157*logheight/1849426"/>
              <draw:equation draw:name="f1998" draw:formula="360487*logwidth/6386648"/>
              <draw:equation draw:name="f1999" draw:formula="894133*logheight/1849426"/>
              <draw:equation draw:name="f2000" draw:formula="1093480*logwidth/6386648"/>
              <draw:equation draw:name="f2001" draw:formula="888125*logheight/1849426"/>
              <draw:equation draw:name="f2002" draw:formula="1111505*logwidth/6386648"/>
              <draw:equation draw:name="f2003" draw:formula="906150*logheight/1849426"/>
              <draw:equation draw:name="f2004" draw:formula="1093480*logwidth/6386648"/>
              <draw:equation draw:name="f2005" draw:formula="924174*logheight/1849426"/>
              <draw:equation draw:name="f2006" draw:formula="1075456*logwidth/6386648"/>
              <draw:equation draw:name="f2007" draw:formula="906150*logheight/1849426"/>
              <draw:equation draw:name="f2008" draw:formula="1093480*logwidth/6386648"/>
              <draw:equation draw:name="f2009" draw:formula="888125*logheight/1849426"/>
              <draw:equation draw:name="f2010" draw:formula="3707019*logwidth/6386648"/>
              <draw:equation draw:name="f2011" draw:formula="882116*logheight/1849426"/>
              <draw:equation draw:name="f2012" draw:formula="3725044*logwidth/6386648"/>
              <draw:equation draw:name="f2013" draw:formula="900140*logheight/1849426"/>
              <draw:equation draw:name="f2014" draw:formula="3707019*logwidth/6386648"/>
              <draw:equation draw:name="f2015" draw:formula="918165*logheight/1849426"/>
              <draw:equation draw:name="f2016" draw:formula="3688994*logwidth/6386648"/>
              <draw:equation draw:name="f2017" draw:formula="900140*logheight/1849426"/>
              <draw:equation draw:name="f2018" draw:formula="3707019*logwidth/6386648"/>
              <draw:equation draw:name="f2019" draw:formula="882116*logheight/1849426"/>
              <draw:equation draw:name="f2020" draw:formula="1742358*logwidth/6386648"/>
              <draw:equation draw:name="f2021" draw:formula="882116*logheight/1849426"/>
              <draw:equation draw:name="f2022" draw:formula="1760383*logwidth/6386648"/>
              <draw:equation draw:name="f2023" draw:formula="900140*logheight/1849426"/>
              <draw:equation draw:name="f2024" draw:formula="1742358*logwidth/6386648"/>
              <draw:equation draw:name="f2025" draw:formula="918165*logheight/1849426"/>
              <draw:equation draw:name="f2026" draw:formula="1724334*logwidth/6386648"/>
              <draw:equation draw:name="f2027" draw:formula="900140*logheight/1849426"/>
              <draw:equation draw:name="f2028" draw:formula="1742358*logwidth/6386648"/>
              <draw:equation draw:name="f2029" draw:formula="882116*logheight/1849426"/>
              <draw:equation draw:name="f2030" draw:formula="757024*logwidth/6386648"/>
              <draw:equation draw:name="f2031" draw:formula="876108*logheight/1849426"/>
              <draw:equation draw:name="f2032" draw:formula="775049*logwidth/6386648"/>
              <draw:equation draw:name="f2033" draw:formula="894132*logheight/1849426"/>
              <draw:equation draw:name="f2034" draw:formula="757024*logwidth/6386648"/>
              <draw:equation draw:name="f2035" draw:formula="912157*logheight/1849426"/>
              <draw:equation draw:name="f2036" draw:formula="739000*logwidth/6386648"/>
              <draw:equation draw:name="f2037" draw:formula="894132*logheight/1849426"/>
              <draw:equation draw:name="f2038" draw:formula="757024*logwidth/6386648"/>
              <draw:equation draw:name="f2039" draw:formula="876108*logheight/1849426"/>
              <draw:equation draw:name="f2040" draw:formula="6104265*logwidth/6386648"/>
              <draw:equation draw:name="f2041" draw:formula="870100*logheight/1849426"/>
              <draw:equation draw:name="f2042" draw:formula="6122290*logwidth/6386648"/>
              <draw:equation draw:name="f2043" draw:formula="888124*logheight/1849426"/>
              <draw:equation draw:name="f2044" draw:formula="6104265*logwidth/6386648"/>
              <draw:equation draw:name="f2045" draw:formula="906149*logheight/1849426"/>
              <draw:equation draw:name="f2046" draw:formula="6086241*logwidth/6386648"/>
              <draw:equation draw:name="f2047" draw:formula="888124*logheight/1849426"/>
              <draw:equation draw:name="f2048" draw:formula="6104265*logwidth/6386648"/>
              <draw:equation draw:name="f2049" draw:formula="870100*logheight/1849426"/>
              <draw:equation draw:name="f2050" draw:formula="474642*logwidth/6386648"/>
              <draw:equation draw:name="f2051" draw:formula="870100*logheight/1849426"/>
              <draw:equation draw:name="f2052" draw:formula="492667*logwidth/6386648"/>
              <draw:equation draw:name="f2053" draw:formula="888124*logheight/1849426"/>
              <draw:equation draw:name="f2054" draw:formula="474642*logwidth/6386648"/>
              <draw:equation draw:name="f2055" draw:formula="906149*logheight/1849426"/>
              <draw:equation draw:name="f2056" draw:formula="456618*logwidth/6386648"/>
              <draw:equation draw:name="f2057" draw:formula="888124*logheight/1849426"/>
              <draw:equation draw:name="f2058" draw:formula="474642*logwidth/6386648"/>
              <draw:equation draw:name="f2059" draw:formula="870100*logheight/1849426"/>
              <draw:equation draw:name="f2060" draw:formula="3568832*logwidth/6386648"/>
              <draw:equation draw:name="f2061" draw:formula="864092*logheight/1849426"/>
              <draw:equation draw:name="f2062" draw:formula="3586857*logwidth/6386648"/>
              <draw:equation draw:name="f2063" draw:formula="882116*logheight/1849426"/>
              <draw:equation draw:name="f2064" draw:formula="3568832*logwidth/6386648"/>
              <draw:equation draw:name="f2065" draw:formula="900141*logheight/1849426"/>
              <draw:equation draw:name="f2066" draw:formula="3550808*logwidth/6386648"/>
              <draw:equation draw:name="f2067" draw:formula="882116*logheight/1849426"/>
              <draw:equation draw:name="f2068" draw:formula="3568832*logwidth/6386648"/>
              <draw:equation draw:name="f2069" draw:formula="864092*logheight/1849426"/>
              <draw:equation draw:name="f2070" draw:formula="2980034*logwidth/6386648"/>
              <draw:equation draw:name="f2071" draw:formula="864092*logheight/1849426"/>
              <draw:equation draw:name="f2072" draw:formula="2998059*logwidth/6386648"/>
              <draw:equation draw:name="f2073" draw:formula="882116*logheight/1849426"/>
              <draw:equation draw:name="f2074" draw:formula="2980034*logwidth/6386648"/>
              <draw:equation draw:name="f2075" draw:formula="900141*logheight/1849426"/>
              <draw:equation draw:name="f2076" draw:formula="2962010*logwidth/6386648"/>
              <draw:equation draw:name="f2077" draw:formula="882116*logheight/1849426"/>
              <draw:equation draw:name="f2078" draw:formula="2980034*logwidth/6386648"/>
              <draw:equation draw:name="f2079" draw:formula="864092*logheight/1849426"/>
              <draw:equation draw:name="f2080" draw:formula="2012725*logwidth/6386648"/>
              <draw:equation draw:name="f2081" draw:formula="864092*logheight/1849426"/>
              <draw:equation draw:name="f2082" draw:formula="2030750*logwidth/6386648"/>
              <draw:equation draw:name="f2083" draw:formula="882116*logheight/1849426"/>
              <draw:equation draw:name="f2084" draw:formula="2012725*logwidth/6386648"/>
              <draw:equation draw:name="f2085" draw:formula="900141*logheight/1849426"/>
              <draw:equation draw:name="f2086" draw:formula="1994701*logwidth/6386648"/>
              <draw:equation draw:name="f2087" draw:formula="882116*logheight/1849426"/>
              <draw:equation draw:name="f2088" draw:formula="2012725*logwidth/6386648"/>
              <draw:equation draw:name="f2089" draw:formula="864092*logheight/1849426"/>
              <draw:equation draw:name="f2090" draw:formula="3857222*logwidth/6386648"/>
              <draw:equation draw:name="f2091" draw:formula="858084*logheight/1849426"/>
              <draw:equation draw:name="f2092" draw:formula="3875247*logwidth/6386648"/>
              <draw:equation draw:name="f2093" draw:formula="876109*logheight/1849426"/>
              <draw:equation draw:name="f2094" draw:formula="3857222*logwidth/6386648"/>
              <draw:equation draw:name="f2095" draw:formula="894133*logheight/1849426"/>
              <draw:equation draw:name="f2096" draw:formula="3839197*logwidth/6386648"/>
              <draw:equation draw:name="f2097" draw:formula="876109*logheight/1849426"/>
              <draw:equation draw:name="f2098" draw:formula="3857222*logwidth/6386648"/>
              <draw:equation draw:name="f2099" draw:formula="858084*logheight/1849426"/>
              <draw:equation draw:name="f2100" draw:formula="1387878*logwidth/6386648"/>
              <draw:equation draw:name="f2101" draw:formula="858084*logheight/1849426"/>
              <draw:equation draw:name="f2102" draw:formula="1405903*logwidth/6386648"/>
              <draw:equation draw:name="f2103" draw:formula="876109*logheight/1849426"/>
              <draw:equation draw:name="f2104" draw:formula="1387878*logwidth/6386648"/>
              <draw:equation draw:name="f2105" draw:formula="894133*logheight/1849426"/>
              <draw:equation draw:name="f2106" draw:formula="1369854*logwidth/6386648"/>
              <draw:equation draw:name="f2107" draw:formula="876109*logheight/1849426"/>
              <draw:equation draw:name="f2108" draw:formula="1387878*logwidth/6386648"/>
              <draw:equation draw:name="f2109" draw:formula="858084*logheight/1849426"/>
              <draw:equation draw:name="f2110" draw:formula="973317*logwidth/6386648"/>
              <draw:equation draw:name="f2111" draw:formula="852076*logheight/1849426"/>
              <draw:equation draw:name="f2112" draw:formula="991342*logwidth/6386648"/>
              <draw:equation draw:name="f2113" draw:formula="870100*logheight/1849426"/>
              <draw:equation draw:name="f2114" draw:formula="973317*logwidth/6386648"/>
              <draw:equation draw:name="f2115" draw:formula="888125*logheight/1849426"/>
              <draw:equation draw:name="f2116" draw:formula="955293*logwidth/6386648"/>
              <draw:equation draw:name="f2117" draw:formula="870100*logheight/1849426"/>
              <draw:equation draw:name="f2118" draw:formula="973317*logwidth/6386648"/>
              <draw:equation draw:name="f2119" draw:formula="852076*logheight/1849426"/>
              <draw:equation draw:name="f2120" draw:formula="228308*logwidth/6386648"/>
              <draw:equation draw:name="f2121" draw:formula="852076*logheight/1849426"/>
              <draw:equation draw:name="f2122" draw:formula="246333*logwidth/6386648"/>
              <draw:equation draw:name="f2123" draw:formula="870100*logheight/1849426"/>
              <draw:equation draw:name="f2124" draw:formula="228308*logwidth/6386648"/>
              <draw:equation draw:name="f2125" draw:formula="888125*logheight/1849426"/>
              <draw:equation draw:name="f2126" draw:formula="210284*logwidth/6386648"/>
              <draw:equation draw:name="f2127" draw:formula="870100*logheight/1849426"/>
              <draw:equation draw:name="f2128" draw:formula="228308*logwidth/6386648"/>
              <draw:equation draw:name="f2129" draw:formula="852076*logheight/1849426"/>
              <draw:equation draw:name="f2130" draw:formula="3196327*logwidth/6386648"/>
              <draw:equation draw:name="f2131" draw:formula="846068*logheight/1849426"/>
              <draw:equation draw:name="f2132" draw:formula="3214352*logwidth/6386648"/>
              <draw:equation draw:name="f2133" draw:formula="864092*logheight/1849426"/>
              <draw:equation draw:name="f2134" draw:formula="3196327*logwidth/6386648"/>
              <draw:equation draw:name="f2135" draw:formula="882117*logheight/1849426"/>
              <draw:equation draw:name="f2136" draw:formula="3178302*logwidth/6386648"/>
              <draw:equation draw:name="f2137" draw:formula="864092*logheight/1849426"/>
              <draw:equation draw:name="f2138" draw:formula="3196327*logwidth/6386648"/>
              <draw:equation draw:name="f2139" draw:formula="846068*logheight/1849426"/>
              <draw:equation draw:name="f2140" draw:formula="6218419*logwidth/6386648"/>
              <draw:equation draw:name="f2141" draw:formula="840059*logheight/1849426"/>
              <draw:equation draw:name="f2142" draw:formula="6236444*logwidth/6386648"/>
              <draw:equation draw:name="f2143" draw:formula="858083*logheight/1849426"/>
              <draw:equation draw:name="f2144" draw:formula="6218419*logwidth/6386648"/>
              <draw:equation draw:name="f2145" draw:formula="876108*logheight/1849426"/>
              <draw:equation draw:name="f2146" draw:formula="6200395*logwidth/6386648"/>
              <draw:equation draw:name="f2147" draw:formula="858083*logheight/1849426"/>
              <draw:equation draw:name="f2148" draw:formula="6218419*logwidth/6386648"/>
              <draw:equation draw:name="f2149" draw:formula="840059*logheight/1849426"/>
              <draw:equation draw:name="f2150" draw:formula="5978094*logwidth/6386648"/>
              <draw:equation draw:name="f2151" draw:formula="834051*logheight/1849426"/>
              <draw:equation draw:name="f2152" draw:formula="5996119*logwidth/6386648"/>
              <draw:equation draw:name="f2153" draw:formula="852075*logheight/1849426"/>
              <draw:equation draw:name="f2154" draw:formula="5978094*logwidth/6386648"/>
              <draw:equation draw:name="f2155" draw:formula="870100*logheight/1849426"/>
              <draw:equation draw:name="f2156" draw:formula="5960070*logwidth/6386648"/>
              <draw:equation draw:name="f2157" draw:formula="852075*logheight/1849426"/>
              <draw:equation draw:name="f2158" draw:formula="5978094*logwidth/6386648"/>
              <draw:equation draw:name="f2159" draw:formula="834051*logheight/1849426"/>
              <draw:equation draw:name="f2160" draw:formula="2198977*logwidth/6386648"/>
              <draw:equation draw:name="f2161" draw:formula="834051*logheight/1849426"/>
              <draw:equation draw:name="f2162" draw:formula="2217002*logwidth/6386648"/>
              <draw:equation draw:name="f2163" draw:formula="852075*logheight/1849426"/>
              <draw:equation draw:name="f2164" draw:formula="2198977*logwidth/6386648"/>
              <draw:equation draw:name="f2165" draw:formula="870100*logheight/1849426"/>
              <draw:equation draw:name="f2166" draw:formula="2180953*logwidth/6386648"/>
              <draw:equation draw:name="f2167" draw:formula="852075*logheight/1849426"/>
              <draw:equation draw:name="f2168" draw:formula="2198977*logwidth/6386648"/>
              <draw:equation draw:name="f2169" draw:formula="834051*logheight/1849426"/>
              <draw:equation draw:name="f2170" draw:formula="1622196*logwidth/6386648"/>
              <draw:equation draw:name="f2171" draw:formula="834051*logheight/1849426"/>
              <draw:equation draw:name="f2172" draw:formula="1640221*logwidth/6386648"/>
              <draw:equation draw:name="f2173" draw:formula="852075*logheight/1849426"/>
              <draw:equation draw:name="f2174" draw:formula="1622196*logwidth/6386648"/>
              <draw:equation draw:name="f2175" draw:formula="870100*logheight/1849426"/>
              <draw:equation draw:name="f2176" draw:formula="1604172*logwidth/6386648"/>
              <draw:equation draw:name="f2177" draw:formula="852075*logheight/1849426"/>
              <draw:equation draw:name="f2178" draw:formula="1622196*logwidth/6386648"/>
              <draw:equation draw:name="f2179" draw:formula="834051*logheight/1849426"/>
              <draw:equation draw:name="f2180" draw:formula="1201626*logwidth/6386648"/>
              <draw:equation draw:name="f2181" draw:formula="834051*logheight/1849426"/>
              <draw:equation draw:name="f2182" draw:formula="1219651*logwidth/6386648"/>
              <draw:equation draw:name="f2183" draw:formula="852075*logheight/1849426"/>
              <draw:equation draw:name="f2184" draw:formula="1201626*logwidth/6386648"/>
              <draw:equation draw:name="f2185" draw:formula="870100*logheight/1849426"/>
              <draw:equation draw:name="f2186" draw:formula="1183602*logwidth/6386648"/>
              <draw:equation draw:name="f2187" draw:formula="852075*logheight/1849426"/>
              <draw:equation draw:name="f2188" draw:formula="1201626*logwidth/6386648"/>
              <draw:equation draw:name="f2189" draw:formula="834051*logheight/1849426"/>
              <draw:equation draw:name="f2190" draw:formula="2469343*logwidth/6386648"/>
              <draw:equation draw:name="f2191" draw:formula="828043*logheight/1849426"/>
              <draw:equation draw:name="f2192" draw:formula="2487368*logwidth/6386648"/>
              <draw:equation draw:name="f2193" draw:formula="846068*logheight/1849426"/>
              <draw:equation draw:name="f2194" draw:formula="2469343*logwidth/6386648"/>
              <draw:equation draw:name="f2195" draw:formula="864092*logheight/1849426"/>
              <draw:equation draw:name="f2196" draw:formula="2451319*logwidth/6386648"/>
              <draw:equation draw:name="f2197" draw:formula="846068*logheight/1849426"/>
              <draw:equation draw:name="f2198" draw:formula="2469343*logwidth/6386648"/>
              <draw:equation draw:name="f2199" draw:formula="828043*logheight/1849426"/>
              <draw:equation draw:name="f2200" draw:formula="3448669*logwidth/6386648"/>
              <draw:equation draw:name="f2201" draw:formula="822035*logheight/1849426"/>
              <draw:equation draw:name="f2202" draw:formula="3466694*logwidth/6386648"/>
              <draw:equation draw:name="f2203" draw:formula="840059*logheight/1849426"/>
              <draw:equation draw:name="f2204" draw:formula="3448669*logwidth/6386648"/>
              <draw:equation draw:name="f2205" draw:formula="858084*logheight/1849426"/>
              <draw:equation draw:name="f2206" draw:formula="3430645*logwidth/6386648"/>
              <draw:equation draw:name="f2207" draw:formula="840059*logheight/1849426"/>
              <draw:equation draw:name="f2208" draw:formula="3448669*logwidth/6386648"/>
              <draw:equation draw:name="f2209" draw:formula="822035*logheight/1849426"/>
              <draw:equation draw:name="f2210" draw:formula="1874537*logwidth/6386648"/>
              <draw:equation draw:name="f2211" draw:formula="822035*logheight/1849426"/>
              <draw:equation draw:name="f2212" draw:formula="1892562*logwidth/6386648"/>
              <draw:equation draw:name="f2213" draw:formula="840059*logheight/1849426"/>
              <draw:equation draw:name="f2214" draw:formula="1874537*logwidth/6386648"/>
              <draw:equation draw:name="f2215" draw:formula="858084*logheight/1849426"/>
              <draw:equation draw:name="f2216" draw:formula="1856513*logwidth/6386648"/>
              <draw:equation draw:name="f2217" draw:formula="840059*logheight/1849426"/>
              <draw:equation draw:name="f2218" draw:formula="1874537*logwidth/6386648"/>
              <draw:equation draw:name="f2219" draw:formula="822035*logheight/1849426"/>
              <draw:equation draw:name="f2220" draw:formula="2823823*logwidth/6386648"/>
              <draw:equation draw:name="f2221" draw:formula="816027*logheight/1849426"/>
              <draw:equation draw:name="f2222" draw:formula="2841848*logwidth/6386648"/>
              <draw:equation draw:name="f2223" draw:formula="834051*logheight/1849426"/>
              <draw:equation draw:name="f2224" draw:formula="2823823*logwidth/6386648"/>
              <draw:equation draw:name="f2225" draw:formula="852076*logheight/1849426"/>
              <draw:equation draw:name="f2226" draw:formula="2805799*logwidth/6386648"/>
              <draw:equation draw:name="f2227" draw:formula="834051*logheight/1849426"/>
              <draw:equation draw:name="f2228" draw:formula="2823823*logwidth/6386648"/>
              <draw:equation draw:name="f2229" draw:formula="816027*logheight/1849426"/>
              <draw:equation draw:name="f2230" draw:formula="2595514*logwidth/6386648"/>
              <draw:equation draw:name="f2231" draw:formula="816027*logheight/1849426"/>
              <draw:equation draw:name="f2232" draw:formula="2613539*logwidth/6386648"/>
              <draw:equation draw:name="f2233" draw:formula="834051*logheight/1849426"/>
              <draw:equation draw:name="f2234" draw:formula="2595514*logwidth/6386648"/>
              <draw:equation draw:name="f2235" draw:formula="852076*logheight/1849426"/>
              <draw:equation draw:name="f2236" draw:formula="2577489*logwidth/6386648"/>
              <draw:equation draw:name="f2237" draw:formula="834051*logheight/1849426"/>
              <draw:equation draw:name="f2238" draw:formula="2595514*logwidth/6386648"/>
              <draw:equation draw:name="f2239" draw:formula="816027*logheight/1849426"/>
              <draw:equation draw:name="f2240" draw:formula="2307124*logwidth/6386648"/>
              <draw:equation draw:name="f2241" draw:formula="816027*logheight/1849426"/>
              <draw:equation draw:name="f2242" draw:formula="2325148*logwidth/6386648"/>
              <draw:equation draw:name="f2243" draw:formula="834051*logheight/1849426"/>
              <draw:equation draw:name="f2244" draw:formula="2307124*logwidth/6386648"/>
              <draw:equation draw:name="f2245" draw:formula="852076*logheight/1849426"/>
              <draw:equation draw:name="f2246" draw:formula="2289099*logwidth/6386648"/>
              <draw:equation draw:name="f2247" draw:formula="834051*logheight/1849426"/>
              <draw:equation draw:name="f2248" draw:formula="2307124*logwidth/6386648"/>
              <draw:equation draw:name="f2249" draw:formula="816027*logheight/1849426"/>
              <draw:equation draw:name="f2250" draw:formula="606821*logwidth/6386648"/>
              <draw:equation draw:name="f2251" draw:formula="816027*logheight/1849426"/>
              <draw:equation draw:name="f2252" draw:formula="624846*logwidth/6386648"/>
              <draw:equation draw:name="f2253" draw:formula="834051*logheight/1849426"/>
              <draw:equation draw:name="f2254" draw:formula="606821*logwidth/6386648"/>
              <draw:equation draw:name="f2255" draw:formula="852076*logheight/1849426"/>
              <draw:equation draw:name="f2256" draw:formula="588797*logwidth/6386648"/>
              <draw:equation draw:name="f2257" draw:formula="834051*logheight/1849426"/>
              <draw:equation draw:name="f2258" draw:formula="606821*logwidth/6386648"/>
              <draw:equation draw:name="f2259" draw:formula="816027*logheight/1849426"/>
              <draw:equation draw:name="f2260" draw:formula="3292457*logwidth/6386648"/>
              <draw:equation draw:name="f2261" draw:formula="791994*logheight/1849426"/>
              <draw:equation draw:name="f2262" draw:formula="3310482*logwidth/6386648"/>
              <draw:equation draw:name="f2263" draw:formula="810018*logheight/1849426"/>
              <draw:equation draw:name="f2264" draw:formula="3292457*logwidth/6386648"/>
              <draw:equation draw:name="f2265" draw:formula="828043*logheight/1849426"/>
              <draw:equation draw:name="f2266" draw:formula="3274433*logwidth/6386648"/>
              <draw:equation draw:name="f2267" draw:formula="810018*logheight/1849426"/>
              <draw:equation draw:name="f2268" draw:formula="3292457*logwidth/6386648"/>
              <draw:equation draw:name="f2269" draw:formula="791994*logheight/1849426"/>
              <draw:equation draw:name="f2270" draw:formula="859163*logwidth/6386648"/>
              <draw:equation draw:name="f2271" draw:formula="791994*logheight/1849426"/>
              <draw:equation draw:name="f2272" draw:formula="877188*logwidth/6386648"/>
              <draw:equation draw:name="f2273" draw:formula="810018*logheight/1849426"/>
              <draw:equation draw:name="f2274" draw:formula="859163*logwidth/6386648"/>
              <draw:equation draw:name="f2275" draw:formula="828043*logheight/1849426"/>
              <draw:equation draw:name="f2276" draw:formula="841139*logwidth/6386648"/>
              <draw:equation draw:name="f2277" draw:formula="810018*logheight/1849426"/>
              <draw:equation draw:name="f2278" draw:formula="859163*logwidth/6386648"/>
              <draw:equation draw:name="f2279" draw:formula="791994*logheight/1849426"/>
              <draw:equation draw:name="f2280" draw:formula="1297756*logwidth/6386648"/>
              <draw:equation draw:name="f2281" draw:formula="785986*logheight/1849426"/>
              <draw:equation draw:name="f2282" draw:formula="1315781*logwidth/6386648"/>
              <draw:equation draw:name="f2283" draw:formula="804010*logheight/1849426"/>
              <draw:equation draw:name="f2284" draw:formula="1297756*logwidth/6386648"/>
              <draw:equation draw:name="f2285" draw:formula="822035*logheight/1849426"/>
              <draw:equation draw:name="f2286" draw:formula="1279732*logwidth/6386648"/>
              <draw:equation draw:name="f2287" draw:formula="804010*logheight/1849426"/>
              <draw:equation draw:name="f2288" draw:formula="1297756*logwidth/6386648"/>
              <draw:equation draw:name="f2289" draw:formula="785986*logheight/1849426"/>
              <draw:equation draw:name="f2290" draw:formula="324438*logwidth/6386648"/>
              <draw:equation draw:name="f2291" draw:formula="785986*logheight/1849426"/>
              <draw:equation draw:name="f2292" draw:formula="342463*logwidth/6386648"/>
              <draw:equation draw:name="f2293" draw:formula="804010*logheight/1849426"/>
              <draw:equation draw:name="f2294" draw:formula="324438*logwidth/6386648"/>
              <draw:equation draw:name="f2295" draw:formula="822035*logheight/1849426"/>
              <draw:equation draw:name="f2296" draw:formula="306414*logwidth/6386648"/>
              <draw:equation draw:name="f2297" draw:formula="804010*logheight/1849426"/>
              <draw:equation draw:name="f2298" draw:formula="324438*logwidth/6386648"/>
              <draw:equation draw:name="f2299" draw:formula="785986*logheight/1849426"/>
              <draw:equation draw:name="f2300" draw:formula="3755084*logwidth/6386648"/>
              <draw:equation draw:name="f2301" draw:formula="779978*logheight/1849426"/>
              <draw:equation draw:name="f2302" draw:formula="3773109*logwidth/6386648"/>
              <draw:equation draw:name="f2303" draw:formula="798002*logheight/1849426"/>
              <draw:equation draw:name="f2304" draw:formula="3755084*logwidth/6386648"/>
              <draw:equation draw:name="f2305" draw:formula="816027*logheight/1849426"/>
              <draw:equation draw:name="f2306" draw:formula="3737060*logwidth/6386648"/>
              <draw:equation draw:name="f2307" draw:formula="798002*logheight/1849426"/>
              <draw:equation draw:name="f2308" draw:formula="3755084*logwidth/6386648"/>
              <draw:equation draw:name="f2309" draw:formula="779978*logheight/1849426"/>
              <draw:equation draw:name="f2310" draw:formula="1496026*logwidth/6386648"/>
              <draw:equation draw:name="f2311" draw:formula="779978*logheight/1849426"/>
              <draw:equation draw:name="f2312" draw:formula="1514050*logwidth/6386648"/>
              <draw:equation draw:name="f2313" draw:formula="798002*logheight/1849426"/>
              <draw:equation draw:name="f2314" draw:formula="1496026*logwidth/6386648"/>
              <draw:equation draw:name="f2315" draw:formula="816027*logheight/1849426"/>
              <draw:equation draw:name="f2316" draw:formula="1478001*logwidth/6386648"/>
              <draw:equation draw:name="f2317" draw:formula="798002*logheight/1849426"/>
              <draw:equation draw:name="f2318" draw:formula="1496026*logwidth/6386648"/>
              <draw:equation draw:name="f2319" draw:formula="779978*logheight/1849426"/>
              <draw:equation draw:name="f2320" draw:formula="3622905*logwidth/6386648"/>
              <draw:equation draw:name="f2321" draw:formula="767962*logheight/1849426"/>
              <draw:equation draw:name="f2322" draw:formula="3640930*logwidth/6386648"/>
              <draw:equation draw:name="f2323" draw:formula="785987*logheight/1849426"/>
              <draw:equation draw:name="f2324" draw:formula="3622905*logwidth/6386648"/>
              <draw:equation draw:name="f2325" draw:formula="804011*logheight/1849426"/>
              <draw:equation draw:name="f2326" draw:formula="3604881*logwidth/6386648"/>
              <draw:equation draw:name="f2327" draw:formula="785987*logheight/1849426"/>
              <draw:equation draw:name="f2328" draw:formula="3622905*logwidth/6386648"/>
              <draw:equation draw:name="f2329" draw:formula="767962*logheight/1849426"/>
              <draw:equation draw:name="f2330" draw:formula="3112213*logwidth/6386648"/>
              <draw:equation draw:name="f2331" draw:formula="767962*logheight/1849426"/>
              <draw:equation draw:name="f2332" draw:formula="3130238*logwidth/6386648"/>
              <draw:equation draw:name="f2333" draw:formula="785987*logheight/1849426"/>
              <draw:equation draw:name="f2334" draw:formula="3112213*logwidth/6386648"/>
              <draw:equation draw:name="f2335" draw:formula="804011*logheight/1849426"/>
              <draw:equation draw:name="f2336" draw:formula="3094189*logwidth/6386648"/>
              <draw:equation draw:name="f2337" draw:formula="785987*logheight/1849426"/>
              <draw:equation draw:name="f2338" draw:formula="3112213*logwidth/6386648"/>
              <draw:equation draw:name="f2339" draw:formula="767962*logheight/1849426"/>
              <draw:equation draw:name="f2340" draw:formula="714968*logwidth/6386648"/>
              <draw:equation draw:name="f2341" draw:formula="767962*logheight/1849426"/>
              <draw:equation draw:name="f2342" draw:formula="732992*logwidth/6386648"/>
              <draw:equation draw:name="f2343" draw:formula="785987*logheight/1849426"/>
              <draw:equation draw:name="f2344" draw:formula="714968*logwidth/6386648"/>
              <draw:equation draw:name="f2345" draw:formula="804011*logheight/1849426"/>
              <draw:equation draw:name="f2346" draw:formula="696943*logwidth/6386648"/>
              <draw:equation draw:name="f2347" draw:formula="785987*logheight/1849426"/>
              <draw:equation draw:name="f2348" draw:formula="714968*logwidth/6386648"/>
              <draw:equation draw:name="f2349" draw:formula="767962*logheight/1849426"/>
              <draw:equation draw:name="f2350" draw:formula="2986042*logwidth/6386648"/>
              <draw:equation draw:name="f2351" draw:formula="761954*logheight/1849426"/>
              <draw:equation draw:name="f2352" draw:formula="3004067*logwidth/6386648"/>
              <draw:equation draw:name="f2353" draw:formula="779978*logheight/1849426"/>
              <draw:equation draw:name="f2354" draw:formula="2986042*logwidth/6386648"/>
              <draw:equation draw:name="f2355" draw:formula="798003*logheight/1849426"/>
              <draw:equation draw:name="f2356" draw:formula="2968017*logwidth/6386648"/>
              <draw:equation draw:name="f2357" draw:formula="779978*logheight/1849426"/>
              <draw:equation draw:name="f2358" draw:formula="2986042*logwidth/6386648"/>
              <draw:equation draw:name="f2359" draw:formula="761954*logheight/1849426"/>
              <draw:equation draw:name="f2360" draw:formula="1736351*logwidth/6386648"/>
              <draw:equation draw:name="f2361" draw:formula="761954*logheight/1849426"/>
              <draw:equation draw:name="f2362" draw:formula="1754375*logwidth/6386648"/>
              <draw:equation draw:name="f2363" draw:formula="779978*logheight/1849426"/>
              <draw:equation draw:name="f2364" draw:formula="1736351*logwidth/6386648"/>
              <draw:equation draw:name="f2365" draw:formula="798003*logheight/1849426"/>
              <draw:equation draw:name="f2366" draw:formula="1718326*logwidth/6386648"/>
              <draw:equation draw:name="f2367" draw:formula="779978*logheight/1849426"/>
              <draw:equation draw:name="f2368" draw:formula="1736351*logwidth/6386648"/>
              <draw:equation draw:name="f2369" draw:formula="761954*logheight/1849426"/>
              <draw:equation draw:name="f2370" draw:formula="5863939*logwidth/6386648"/>
              <draw:equation draw:name="f2371" draw:formula="755946*logheight/1849426"/>
              <draw:equation draw:name="f2372" draw:formula="5881964*logwidth/6386648"/>
              <draw:equation draw:name="f2373" draw:formula="773970*logheight/1849426"/>
              <draw:equation draw:name="f2374" draw:formula="5863939*logwidth/6386648"/>
              <draw:equation draw:name="f2375" draw:formula="791995*logheight/1849426"/>
              <draw:equation draw:name="f2376" draw:formula="5845915*logwidth/6386648"/>
              <draw:equation draw:name="f2377" draw:formula="773970*logheight/1849426"/>
              <draw:equation draw:name="f2378" draw:formula="5863939*logwidth/6386648"/>
              <draw:equation draw:name="f2379" draw:formula="755946*logheight/1849426"/>
              <draw:equation draw:name="f2380" draw:formula="2685636*logwidth/6386648"/>
              <draw:equation draw:name="f2381" draw:formula="755946*logheight/1849426"/>
              <draw:equation draw:name="f2382" draw:formula="2703661*logwidth/6386648"/>
              <draw:equation draw:name="f2383" draw:formula="773970*logheight/1849426"/>
              <draw:equation draw:name="f2384" draw:formula="2685636*logwidth/6386648"/>
              <draw:equation draw:name="f2385" draw:formula="791995*logheight/1849426"/>
              <draw:equation draw:name="f2386" draw:formula="2667611*logwidth/6386648"/>
              <draw:equation draw:name="f2387" draw:formula="773970*logheight/1849426"/>
              <draw:equation draw:name="f2388" draw:formula="2685636*logwidth/6386648"/>
              <draw:equation draw:name="f2389" draw:formula="755946*logheight/1849426"/>
              <draw:equation draw:name="f2390" draw:formula="1069447*logwidth/6386648"/>
              <draw:equation draw:name="f2391" draw:formula="755946*logheight/1849426"/>
              <draw:equation draw:name="f2392" draw:formula="1087472*logwidth/6386648"/>
              <draw:equation draw:name="f2393" draw:formula="773970*logheight/1849426"/>
              <draw:equation draw:name="f2394" draw:formula="1069447*logwidth/6386648"/>
              <draw:equation draw:name="f2395" draw:formula="791995*logheight/1849426"/>
              <draw:equation draw:name="f2396" draw:formula="1051423*logwidth/6386648"/>
              <draw:equation draw:name="f2397" draw:formula="773970*logheight/1849426"/>
              <draw:equation draw:name="f2398" draw:formula="1069447*logwidth/6386648"/>
              <draw:equation draw:name="f2399" draw:formula="755946*logheight/1849426"/>
              <draw:equation draw:name="f2400" draw:formula="3935328*logwidth/6386648"/>
              <draw:equation draw:name="f2401" draw:formula="749937*logheight/1849426"/>
              <draw:equation draw:name="f2402" draw:formula="3953353*logwidth/6386648"/>
              <draw:equation draw:name="f2403" draw:formula="767961*logheight/1849426"/>
              <draw:equation draw:name="f2404" draw:formula="3935328*logwidth/6386648"/>
              <draw:equation draw:name="f2405" draw:formula="785986*logheight/1849426"/>
              <draw:equation draw:name="f2406" draw:formula="3917304*logwidth/6386648"/>
              <draw:equation draw:name="f2407" draw:formula="767961*logheight/1849426"/>
              <draw:equation draw:name="f2408" draw:formula="3935328*logwidth/6386648"/>
              <draw:equation draw:name="f2409" draw:formula="749937*logheight/1849426"/>
              <draw:equation draw:name="f2410" draw:formula="2114863*logwidth/6386648"/>
              <draw:equation draw:name="f2411" draw:formula="749937*logheight/1849426"/>
              <draw:equation draw:name="f2412" draw:formula="2132888*logwidth/6386648"/>
              <draw:equation draw:name="f2413" draw:formula="767961*logheight/1849426"/>
              <draw:equation draw:name="f2414" draw:formula="2114863*logwidth/6386648"/>
              <draw:equation draw:name="f2415" draw:formula="785986*logheight/1849426"/>
              <draw:equation draw:name="f2416" draw:formula="2096839*logwidth/6386648"/>
              <draw:equation draw:name="f2417" draw:formula="767961*logheight/1849426"/>
              <draw:equation draw:name="f2418" draw:formula="2114863*logwidth/6386648"/>
              <draw:equation draw:name="f2419" draw:formula="749937*logheight/1849426"/>
              <draw:equation draw:name="f2420" draw:formula="2006717*logwidth/6386648"/>
              <draw:equation draw:name="f2421" draw:formula="749937*logheight/1849426"/>
              <draw:equation draw:name="f2422" draw:formula="2024741*logwidth/6386648"/>
              <draw:equation draw:name="f2423" draw:formula="767961*logheight/1849426"/>
              <draw:equation draw:name="f2424" draw:formula="2006717*logwidth/6386648"/>
              <draw:equation draw:name="f2425" draw:formula="785986*logheight/1849426"/>
              <draw:equation draw:name="f2426" draw:formula="1988692*logwidth/6386648"/>
              <draw:equation draw:name="f2427" draw:formula="767961*logheight/1849426"/>
              <draw:equation draw:name="f2428" draw:formula="2006717*logwidth/6386648"/>
              <draw:equation draw:name="f2429" draw:formula="749937*logheight/1849426"/>
              <draw:equation draw:name="f2430" draw:formula="6116281*logwidth/6386648"/>
              <draw:equation draw:name="f2431" draw:formula="737921*logheight/1849426"/>
              <draw:equation draw:name="f2432" draw:formula="6134306*logwidth/6386648"/>
              <draw:equation draw:name="f2433" draw:formula="755946*logheight/1849426"/>
              <draw:equation draw:name="f2434" draw:formula="6116281*logwidth/6386648"/>
              <draw:equation draw:name="f2435" draw:formula="773970*logheight/1849426"/>
              <draw:equation draw:name="f2436" draw:formula="6098257*logwidth/6386648"/>
              <draw:equation draw:name="f2437" draw:formula="755946*logheight/1849426"/>
              <draw:equation draw:name="f2438" draw:formula="6116281*logwidth/6386648"/>
              <draw:equation draw:name="f2439" draw:formula="737921*logheight/1849426"/>
              <draw:equation draw:name="f2440" draw:formula="2397246*logwidth/6386648"/>
              <draw:equation draw:name="f2441" draw:formula="737921*logheight/1849426"/>
              <draw:equation draw:name="f2442" draw:formula="2415270*logwidth/6386648"/>
              <draw:equation draw:name="f2443" draw:formula="755946*logheight/1849426"/>
              <draw:equation draw:name="f2444" draw:formula="2397246*logwidth/6386648"/>
              <draw:equation draw:name="f2445" draw:formula="773970*logheight/1849426"/>
              <draw:equation draw:name="f2446" draw:formula="2379221*logwidth/6386648"/>
              <draw:equation draw:name="f2447" draw:formula="755946*logheight/1849426"/>
              <draw:equation draw:name="f2448" draw:formula="2397246*logwidth/6386648"/>
              <draw:equation draw:name="f2449" draw:formula="737921*logheight/1849426"/>
              <draw:equation draw:name="f2450" draw:formula="522707*logwidth/6386648"/>
              <draw:equation draw:name="f2451" draw:formula="731913*logheight/1849426"/>
              <draw:equation draw:name="f2452" draw:formula="540732*logwidth/6386648"/>
              <draw:equation draw:name="f2453" draw:formula="749937*logheight/1849426"/>
              <draw:equation draw:name="f2454" draw:formula="522707*logwidth/6386648"/>
              <draw:equation draw:name="f2455" draw:formula="767962*logheight/1849426"/>
              <draw:equation draw:name="f2456" draw:formula="504683*logwidth/6386648"/>
              <draw:equation draw:name="f2457" draw:formula="749937*logheight/1849426"/>
              <draw:equation draw:name="f2458" draw:formula="522707*logwidth/6386648"/>
              <draw:equation draw:name="f2459" draw:formula="731913*logheight/1849426"/>
              <draw:equation draw:name="f2460" draw:formula="414561*logwidth/6386648"/>
              <draw:equation draw:name="f2461" draw:formula="731913*logheight/1849426"/>
              <draw:equation draw:name="f2462" draw:formula="432586*logwidth/6386648"/>
              <draw:equation draw:name="f2463" draw:formula="749937*logheight/1849426"/>
              <draw:equation draw:name="f2464" draw:formula="414561*logwidth/6386648"/>
              <draw:equation draw:name="f2465" draw:formula="767962*logheight/1849426"/>
              <draw:equation draw:name="f2466" draw:formula="396537*logwidth/6386648"/>
              <draw:equation draw:name="f2467" draw:formula="749937*logheight/1849426"/>
              <draw:equation draw:name="f2468" draw:formula="414561*logwidth/6386648"/>
              <draw:equation draw:name="f2469" draw:formula="731913*logheight/1849426"/>
              <draw:equation draw:name="f2470" draw:formula="6236444*logwidth/6386648"/>
              <draw:equation draw:name="f2471" draw:formula="725905*logheight/1849426"/>
              <draw:equation draw:name="f2472" draw:formula="6254469*logwidth/6386648"/>
              <draw:equation draw:name="f2473" draw:formula="743929*logheight/1849426"/>
              <draw:equation draw:name="f2474" draw:formula="6236444*logwidth/6386648"/>
              <draw:equation draw:name="f2475" draw:formula="761954*logheight/1849426"/>
              <draw:equation draw:name="f2476" draw:formula="6218420*logwidth/6386648"/>
              <draw:equation draw:name="f2477" draw:formula="743929*logheight/1849426"/>
              <draw:equation draw:name="f2478" draw:formula="6236444*logwidth/6386648"/>
              <draw:equation draw:name="f2479" draw:formula="725905*logheight/1849426"/>
              <draw:equation draw:name="f2480" draw:formula="961301*logwidth/6386648"/>
              <draw:equation draw:name="f2481" draw:formula="725905*logheight/1849426"/>
              <draw:equation draw:name="f2482" draw:formula="979326*logwidth/6386648"/>
              <draw:equation draw:name="f2483" draw:formula="743929*logheight/1849426"/>
              <draw:equation draw:name="f2484" draw:formula="961301*logwidth/6386648"/>
              <draw:equation draw:name="f2485" draw:formula="761954*logheight/1849426"/>
              <draw:equation draw:name="f2486" draw:formula="943277*logwidth/6386648"/>
              <draw:equation draw:name="f2487" draw:formula="743929*logheight/1849426"/>
              <draw:equation draw:name="f2488" draw:formula="961301*logwidth/6386648"/>
              <draw:equation draw:name="f2489" draw:formula="725905*logheight/1849426"/>
              <draw:equation draw:name="f2490" draw:formula="3400604*logwidth/6386648"/>
              <draw:equation draw:name="f2491" draw:formula="719897*logheight/1849426"/>
              <draw:equation draw:name="f2492" draw:formula="3418629*logwidth/6386648"/>
              <draw:equation draw:name="f2493" draw:formula="737921*logheight/1849426"/>
              <draw:equation draw:name="f2494" draw:formula="3400604*logwidth/6386648"/>
              <draw:equation draw:name="f2495" draw:formula="755946*logheight/1849426"/>
              <draw:equation draw:name="f2496" draw:formula="3382580*logwidth/6386648"/>
              <draw:equation draw:name="f2497" draw:formula="737921*logheight/1849426"/>
              <draw:equation draw:name="f2498" draw:formula="3400604*logwidth/6386648"/>
              <draw:equation draw:name="f2499" draw:formula="719897*logheight/1849426"/>
              <draw:equation draw:name="f2500" draw:formula="6002126*logwidth/6386648"/>
              <draw:equation draw:name="f2501" draw:formula="713889*logheight/1849426"/>
              <draw:equation draw:name="f2502" draw:formula="6020151*logwidth/6386648"/>
              <draw:equation draw:name="f2503" draw:formula="731913*logheight/1849426"/>
              <draw:equation draw:name="f2504" draw:formula="6002126*logwidth/6386648"/>
              <draw:equation draw:name="f2505" draw:formula="749938*logheight/1849426"/>
              <draw:equation draw:name="f2506" draw:formula="5984102*logwidth/6386648"/>
              <draw:equation draw:name="f2507" draw:formula="731913*logheight/1849426"/>
              <draw:equation draw:name="f2508" draw:formula="6002126*logwidth/6386648"/>
              <draw:equation draw:name="f2509" draw:formula="713889*logheight/1849426"/>
              <draw:equation draw:name="f2510" draw:formula="1610179*logwidth/6386648"/>
              <draw:equation draw:name="f2511" draw:formula="713889*logheight/1849426"/>
              <draw:equation draw:name="f2512" draw:formula="1628204*logwidth/6386648"/>
              <draw:equation draw:name="f2513" draw:formula="731913*logheight/1849426"/>
              <draw:equation draw:name="f2514" draw:formula="1610179*logwidth/6386648"/>
              <draw:equation draw:name="f2515" draw:formula="749938*logheight/1849426"/>
              <draw:equation draw:name="f2516" draw:formula="1592155*logwidth/6386648"/>
              <draw:equation draw:name="f2517" draw:formula="731913*logheight/1849426"/>
              <draw:equation draw:name="f2518" draw:formula="1610179*logwidth/6386648"/>
              <draw:equation draw:name="f2519" draw:formula="713889*logheight/1849426"/>
              <draw:equation draw:name="f2520" draw:formula="3520767*logwidth/6386648"/>
              <draw:equation draw:name="f2521" draw:formula="707881*logheight/1849426"/>
              <draw:equation draw:name="f2522" draw:formula="3538792*logwidth/6386648"/>
              <draw:equation draw:name="f2523" draw:formula="725906*logheight/1849426"/>
              <draw:equation draw:name="f2524" draw:formula="3520767*logwidth/6386648"/>
              <draw:equation draw:name="f2525" draw:formula="743930*logheight/1849426"/>
              <draw:equation draw:name="f2526" draw:formula="3502743*logwidth/6386648"/>
              <draw:equation draw:name="f2527" draw:formula="725906*logheight/1849426"/>
              <draw:equation draw:name="f2528" draw:formula="3520767*logwidth/6386648"/>
              <draw:equation draw:name="f2529" draw:formula="707881*logheight/1849426"/>
              <draw:equation draw:name="f2530" draw:formula="2895920*logwidth/6386648"/>
              <draw:equation draw:name="f2531" draw:formula="701872*logheight/1849426"/>
              <draw:equation draw:name="f2532" draw:formula="2913945*logwidth/6386648"/>
              <draw:equation draw:name="f2533" draw:formula="719896*logheight/1849426"/>
              <draw:equation draw:name="f2534" draw:formula="2895920*logwidth/6386648"/>
              <draw:equation draw:name="f2535" draw:formula="737921*logheight/1849426"/>
              <draw:equation draw:name="f2536" draw:formula="2877895*logwidth/6386648"/>
              <draw:equation draw:name="f2537" draw:formula="719896*logheight/1849426"/>
              <draw:equation draw:name="f2538" draw:formula="2895920*logwidth/6386648"/>
              <draw:equation draw:name="f2539" draw:formula="701872*logheight/1849426"/>
              <draw:equation draw:name="f2540" draw:formula="2547449*logwidth/6386648"/>
              <draw:equation draw:name="f2541" draw:formula="701872*logheight/1849426"/>
              <draw:equation draw:name="f2542" draw:formula="2565474*logwidth/6386648"/>
              <draw:equation draw:name="f2543" draw:formula="719896*logheight/1849426"/>
              <draw:equation draw:name="f2544" draw:formula="2547449*logwidth/6386648"/>
              <draw:equation draw:name="f2545" draw:formula="737921*logheight/1849426"/>
              <draw:equation draw:name="f2546" draw:formula="2529425*logwidth/6386648"/>
              <draw:equation draw:name="f2547" draw:formula="719896*logheight/1849426"/>
              <draw:equation draw:name="f2548" draw:formula="2547449*logwidth/6386648"/>
              <draw:equation draw:name="f2549" draw:formula="701872*logheight/1849426"/>
              <draw:equation draw:name="f2550" draw:formula="2241034*logwidth/6386648"/>
              <draw:equation draw:name="f2551" draw:formula="701872*logheight/1849426"/>
              <draw:equation draw:name="f2552" draw:formula="2259059*logwidth/6386648"/>
              <draw:equation draw:name="f2553" draw:formula="719896*logheight/1849426"/>
              <draw:equation draw:name="f2554" draw:formula="2241034*logwidth/6386648"/>
              <draw:equation draw:name="f2555" draw:formula="737921*logheight/1849426"/>
              <draw:equation draw:name="f2556" draw:formula="2223010*logwidth/6386648"/>
              <draw:equation draw:name="f2557" draw:formula="719896*logheight/1849426"/>
              <draw:equation draw:name="f2558" draw:formula="2241034*logwidth/6386648"/>
              <draw:equation draw:name="f2559" draw:formula="701872*logheight/1849426"/>
              <draw:equation draw:name="f2560" draw:formula="1411911*logwidth/6386648"/>
              <draw:equation draw:name="f2561" draw:formula="701872*logheight/1849426"/>
              <draw:equation draw:name="f2562" draw:formula="1429936*logwidth/6386648"/>
              <draw:equation draw:name="f2563" draw:formula="719896*logheight/1849426"/>
              <draw:equation draw:name="f2564" draw:formula="1411911*logwidth/6386648"/>
              <draw:equation draw:name="f2565" draw:formula="737921*logheight/1849426"/>
              <draw:equation draw:name="f2566" draw:formula="1393887*logwidth/6386648"/>
              <draw:equation draw:name="f2567" draw:formula="719896*logheight/1849426"/>
              <draw:equation draw:name="f2568" draw:formula="1411911*logwidth/6386648"/>
              <draw:equation draw:name="f2569" draw:formula="701872*logheight/1849426"/>
              <draw:equation draw:name="f2570" draw:formula="1165578*logwidth/6386648"/>
              <draw:equation draw:name="f2571" draw:formula="701872*logheight/1849426"/>
              <draw:equation draw:name="f2572" draw:formula="1183602*logwidth/6386648"/>
              <draw:equation draw:name="f2573" draw:formula="719896*logheight/1849426"/>
              <draw:equation draw:name="f2574" draw:formula="1165578*logwidth/6386648"/>
              <draw:equation draw:name="f2575" draw:formula="737921*logheight/1849426"/>
              <draw:equation draw:name="f2576" draw:formula="1147553*logwidth/6386648"/>
              <draw:equation draw:name="f2577" draw:formula="719896*logheight/1849426"/>
              <draw:equation draw:name="f2578" draw:formula="1165578*logwidth/6386648"/>
              <draw:equation draw:name="f2579" draw:formula="701872*logheight/1849426"/>
              <draw:equation draw:name="f2580" draw:formula="168227*logwidth/6386648"/>
              <draw:equation draw:name="f2581" draw:formula="701872*logheight/1849426"/>
              <draw:equation draw:name="f2582" draw:formula="186252*logwidth/6386648"/>
              <draw:equation draw:name="f2583" draw:formula="719896*logheight/1849426"/>
              <draw:equation draw:name="f2584" draw:formula="168227*logwidth/6386648"/>
              <draw:equation draw:name="f2585" draw:formula="737921*logheight/1849426"/>
              <draw:equation draw:name="f2586" draw:formula="150203*logwidth/6386648"/>
              <draw:equation draw:name="f2587" draw:formula="719896*logheight/1849426"/>
              <draw:equation draw:name="f2588" draw:formula="168227*logwidth/6386648"/>
              <draw:equation draw:name="f2589" draw:formula="701872*logheight/1849426"/>
              <draw:equation draw:name="f2590" draw:formula="1910586*logwidth/6386648"/>
              <draw:equation draw:name="f2591" draw:formula="695864*logheight/1849426"/>
              <draw:equation draw:name="f2592" draw:formula="1928611*logwidth/6386648"/>
              <draw:equation draw:name="f2593" draw:formula="713888*logheight/1849426"/>
              <draw:equation draw:name="f2594" draw:formula="1910586*logwidth/6386648"/>
              <draw:equation draw:name="f2595" draw:formula="731913*logheight/1849426"/>
              <draw:equation draw:name="f2596" draw:formula="1892562*logwidth/6386648"/>
              <draw:equation draw:name="f2597" draw:formula="713888*logheight/1849426"/>
              <draw:equation draw:name="f2598" draw:formula="1910586*logwidth/6386648"/>
              <draw:equation draw:name="f2599" draw:formula="695864*logheight/1849426"/>
              <draw:equation draw:name="f2600" draw:formula="3833190*logwidth/6386648"/>
              <draw:equation draw:name="f2601" draw:formula="689856*logheight/1849426"/>
              <draw:equation draw:name="f2602" draw:formula="3851215*logwidth/6386648"/>
              <draw:equation draw:name="f2603" draw:formula="707880*logheight/1849426"/>
              <draw:equation draw:name="f2604" draw:formula="3833190*logwidth/6386648"/>
              <draw:equation draw:name="f2605" draw:formula="725905*logheight/1849426"/>
              <draw:equation draw:name="f2606" draw:formula="3815166*logwidth/6386648"/>
              <draw:equation draw:name="f2607" draw:formula="707880*logheight/1849426"/>
              <draw:equation draw:name="f2608" draw:formula="3833190*logwidth/6386648"/>
              <draw:equation draw:name="f2609" draw:formula="689856*logheight/1849426"/>
              <draw:equation draw:name="f2610" draw:formula="2787774*logwidth/6386648"/>
              <draw:equation draw:name="f2611" draw:formula="689856*logheight/1849426"/>
              <draw:equation draw:name="f2612" draw:formula="2805799*logwidth/6386648"/>
              <draw:equation draw:name="f2613" draw:formula="707880*logheight/1849426"/>
              <draw:equation draw:name="f2614" draw:formula="2787774*logwidth/6386648"/>
              <draw:equation draw:name="f2615" draw:formula="725905*logheight/1849426"/>
              <draw:equation draw:name="f2616" draw:formula="2769750*logwidth/6386648"/>
              <draw:equation draw:name="f2617" draw:formula="707880*logheight/1849426"/>
              <draw:equation draw:name="f2618" draw:formula="2787774*logwidth/6386648"/>
              <draw:equation draw:name="f2619" draw:formula="689856*logheight/1849426"/>
              <draw:equation draw:name="f2620" draw:formula="5737768*logwidth/6386648"/>
              <draw:equation draw:name="f2621" draw:formula="677840*logheight/1849426"/>
              <draw:equation draw:name="f2622" draw:formula="5755793*logwidth/6386648"/>
              <draw:equation draw:name="f2623" draw:formula="695865*logheight/1849426"/>
              <draw:equation draw:name="f2624" draw:formula="5737768*logwidth/6386648"/>
              <draw:equation draw:name="f2625" draw:formula="713889*logheight/1849426"/>
              <draw:equation draw:name="f2626" draw:formula="5719744*logwidth/6386648"/>
              <draw:equation draw:name="f2627" draw:formula="695865*logheight/1849426"/>
              <draw:equation draw:name="f2628" draw:formula="5737768*logwidth/6386648"/>
              <draw:equation draw:name="f2629" draw:formula="677840*logheight/1849426"/>
              <draw:equation draw:name="f2630" draw:formula="781057*logwidth/6386648"/>
              <draw:equation draw:name="f2631" draw:formula="677840*logheight/1849426"/>
              <draw:equation draw:name="f2632" draw:formula="799082*logwidth/6386648"/>
              <draw:equation draw:name="f2633" draw:formula="695865*logheight/1849426"/>
              <draw:equation draw:name="f2634" draw:formula="781057*logwidth/6386648"/>
              <draw:equation draw:name="f2635" draw:formula="713889*logheight/1849426"/>
              <draw:equation draw:name="f2636" draw:formula="763033*logwidth/6386648"/>
              <draw:equation draw:name="f2637" draw:formula="695865*logheight/1849426"/>
              <draw:equation draw:name="f2638" draw:formula="781057*logwidth/6386648"/>
              <draw:equation draw:name="f2639" draw:formula="677840*logheight/1849426"/>
              <draw:equation draw:name="f2640" draw:formula="276373*logwidth/6386648"/>
              <draw:equation draw:name="f2641" draw:formula="677840*logheight/1849426"/>
              <draw:equation draw:name="f2642" draw:formula="294398*logwidth/6386648"/>
              <draw:equation draw:name="f2643" draw:formula="695865*logheight/1849426"/>
              <draw:equation draw:name="f2644" draw:formula="276373*logwidth/6386648"/>
              <draw:equation draw:name="f2645" draw:formula="713889*logheight/1849426"/>
              <draw:equation draw:name="f2646" draw:formula="258349*logwidth/6386648"/>
              <draw:equation draw:name="f2647" draw:formula="695865*logheight/1849426"/>
              <draw:equation draw:name="f2648" draw:formula="276373*logwidth/6386648"/>
              <draw:equation draw:name="f2649" draw:formula="677840*logheight/1849426"/>
              <draw:equation draw:name="f2650" draw:formula="1784415*logwidth/6386648"/>
              <draw:equation draw:name="f2651" draw:formula="671832*logheight/1849426"/>
              <draw:equation draw:name="f2652" draw:formula="1802440*logwidth/6386648"/>
              <draw:equation draw:name="f2653" draw:formula="689856*logheight/1849426"/>
              <draw:equation draw:name="f2654" draw:formula="1784415*logwidth/6386648"/>
              <draw:equation draw:name="f2655" draw:formula="707881*logheight/1849426"/>
              <draw:equation draw:name="f2656" draw:formula="1766391*logwidth/6386648"/>
              <draw:equation draw:name="f2657" draw:formula="689856*logheight/1849426"/>
              <draw:equation draw:name="f2658" draw:formula="1784415*logwidth/6386648"/>
              <draw:equation draw:name="f2659" draw:formula="671832*logheight/1849426"/>
              <draw:equation draw:name="f2660" draw:formula="3713027*logwidth/6386648"/>
              <draw:equation draw:name="f2661" draw:formula="665824*logheight/1849426"/>
              <draw:equation draw:name="f2662" draw:formula="3731052*logwidth/6386648"/>
              <draw:equation draw:name="f2663" draw:formula="683848*logheight/1849426"/>
              <draw:equation draw:name="f2664" draw:formula="3713027*logwidth/6386648"/>
              <draw:equation draw:name="f2665" draw:formula="701873*logheight/1849426"/>
              <draw:equation draw:name="f2666" draw:formula="3695003*logwidth/6386648"/>
              <draw:equation draw:name="f2667" draw:formula="683848*logheight/1849426"/>
              <draw:equation draw:name="f2668" draw:formula="3713027*logwidth/6386648"/>
              <draw:equation draw:name="f2669" draw:formula="665824*logheight/1849426"/>
              <draw:equation draw:name="f2670" draw:formula="3274433*logwidth/6386648"/>
              <draw:equation draw:name="f2671" draw:formula="665824*logheight/1849426"/>
              <draw:equation draw:name="f2672" draw:formula="3292458*logwidth/6386648"/>
              <draw:equation draw:name="f2673" draw:formula="683848*logheight/1849426"/>
              <draw:equation draw:name="f2674" draw:formula="3274433*logwidth/6386648"/>
              <draw:equation draw:name="f2675" draw:formula="701873*logheight/1849426"/>
              <draw:equation draw:name="f2676" draw:formula="3256409*logwidth/6386648"/>
              <draw:equation draw:name="f2677" draw:formula="683848*logheight/1849426"/>
              <draw:equation draw:name="f2678" draw:formula="3274433*logwidth/6386648"/>
              <draw:equation draw:name="f2679" draw:formula="665824*logheight/1849426"/>
              <draw:equation draw:name="f2680" draw:formula="1291748*logwidth/6386648"/>
              <draw:equation draw:name="f2681" draw:formula="665824*logheight/1849426"/>
              <draw:equation draw:name="f2682" draw:formula="1309773*logwidth/6386648"/>
              <draw:equation draw:name="f2683" draw:formula="683848*logheight/1849426"/>
              <draw:equation draw:name="f2684" draw:formula="1291748*logwidth/6386648"/>
              <draw:equation draw:name="f2685" draw:formula="701873*logheight/1849426"/>
              <draw:equation draw:name="f2686" draw:formula="1273724*logwidth/6386648"/>
              <draw:equation draw:name="f2687" draw:formula="683848*logheight/1849426"/>
              <draw:equation draw:name="f2688" draw:formula="1291748*logwidth/6386648"/>
              <draw:equation draw:name="f2689" draw:formula="665824*logheight/1849426"/>
              <draw:equation draw:name="f2690" draw:formula="636862*logwidth/6386648"/>
              <draw:equation draw:name="f2691" draw:formula="665824*logheight/1849426"/>
              <draw:equation draw:name="f2692" draw:formula="654887*logwidth/6386648"/>
              <draw:equation draw:name="f2693" draw:formula="683848*logheight/1849426"/>
              <draw:equation draw:name="f2694" draw:formula="636862*logwidth/6386648"/>
              <draw:equation draw:name="f2695" draw:formula="701873*logheight/1849426"/>
              <draw:equation draw:name="f2696" draw:formula="618838*logwidth/6386648"/>
              <draw:equation draw:name="f2697" draw:formula="683848*logheight/1849426"/>
              <draw:equation draw:name="f2698" draw:formula="636862*logwidth/6386648"/>
              <draw:equation draw:name="f2699" draw:formula="665824*logheight/1849426"/>
              <draw:equation draw:name="f2700" draw:formula="3172295*logwidth/6386648"/>
              <draw:equation draw:name="f2701" draw:formula="659815*logheight/1849426"/>
              <draw:equation draw:name="f2702" draw:formula="3190320*logwidth/6386648"/>
              <draw:equation draw:name="f2703" draw:formula="677839*logheight/1849426"/>
              <draw:equation draw:name="f2704" draw:formula="3172295*logwidth/6386648"/>
              <draw:equation draw:name="f2705" draw:formula="695864*logheight/1849426"/>
              <draw:equation draw:name="f2706" draw:formula="3154271*logwidth/6386648"/>
              <draw:equation draw:name="f2707" draw:formula="677839*logheight/1849426"/>
              <draw:equation draw:name="f2708" draw:formula="3172295*logwidth/6386648"/>
              <draw:equation draw:name="f2709" draw:formula="659815*logheight/1849426"/>
              <draw:equation draw:name="f2710" draw:formula="6314550*logwidth/6386648"/>
              <draw:equation draw:name="f2711" draw:formula="647799*logheight/1849426"/>
              <draw:equation draw:name="f2712" draw:formula="6332574*logwidth/6386648"/>
              <draw:equation draw:name="f2713" draw:formula="665824*logheight/1849426"/>
              <draw:equation draw:name="f2714" draw:formula="6314550*logwidth/6386648"/>
              <draw:equation draw:name="f2715" draw:formula="683848*logheight/1849426"/>
              <draw:equation draw:name="f2716" draw:formula="6296525*logwidth/6386648"/>
              <draw:equation draw:name="f2717" draw:formula="665824*logheight/1849426"/>
              <draw:equation draw:name="f2718" draw:formula="6314550*logwidth/6386648"/>
              <draw:equation draw:name="f2719" draw:formula="647799*logheight/1849426"/>
              <draw:equation draw:name="f2720" draw:formula="3040116*logwidth/6386648"/>
              <draw:equation draw:name="f2721" draw:formula="647799*logheight/1849426"/>
              <draw:equation draw:name="f2722" draw:formula="3058141*logwidth/6386648"/>
              <draw:equation draw:name="f2723" draw:formula="665824*logheight/1849426"/>
              <draw:equation draw:name="f2724" draw:formula="3040116*logwidth/6386648"/>
              <draw:equation draw:name="f2725" draw:formula="683848*logheight/1849426"/>
              <draw:equation draw:name="f2726" draw:formula="3022092*logwidth/6386648"/>
              <draw:equation draw:name="f2727" draw:formula="665824*logheight/1849426"/>
              <draw:equation draw:name="f2728" draw:formula="3040116*logwidth/6386648"/>
              <draw:equation draw:name="f2729" draw:formula="647799*logheight/1849426"/>
              <draw:equation draw:name="f2730" draw:formula="4025450*logwidth/6386648"/>
              <draw:equation draw:name="f2731" draw:formula="641791*logheight/1849426"/>
              <draw:equation draw:name="f2732" draw:formula="4043475*logwidth/6386648"/>
              <draw:equation draw:name="f2733" draw:formula="659815*logheight/1849426"/>
              <draw:equation draw:name="f2734" draw:formula="4025450*logwidth/6386648"/>
              <draw:equation draw:name="f2735" draw:formula="677840*logheight/1849426"/>
              <draw:equation draw:name="f2736" draw:formula="4007426*logwidth/6386648"/>
              <draw:equation draw:name="f2737" draw:formula="659815*logheight/1849426"/>
              <draw:equation draw:name="f2738" draw:formula="4025450*logwidth/6386648"/>
              <draw:equation draw:name="f2739" draw:formula="641791*logheight/1849426"/>
              <draw:equation draw:name="f2740" draw:formula="5948053*logwidth/6386648"/>
              <draw:equation draw:name="f2741" draw:formula="629775*logheight/1849426"/>
              <draw:equation draw:name="f2742" draw:formula="5966078*logwidth/6386648"/>
              <draw:equation draw:name="f2743" draw:formula="647799*logheight/1849426"/>
              <draw:equation draw:name="f2744" draw:formula="5948053*logwidth/6386648"/>
              <draw:equation draw:name="f2745" draw:formula="665824*logheight/1849426"/>
              <draw:equation draw:name="f2746" draw:formula="5930029*logwidth/6386648"/>
              <draw:equation draw:name="f2747" draw:formula="647799*logheight/1849426"/>
              <draw:equation draw:name="f2748" draw:formula="5948053*logwidth/6386648"/>
              <draw:equation draw:name="f2749" draw:formula="629775*logheight/1849426"/>
              <draw:equation draw:name="f2750" draw:formula="2673619*logwidth/6386648"/>
              <draw:equation draw:name="f2751" draw:formula="629775*logheight/1849426"/>
              <draw:equation draw:name="f2752" draw:formula="2691644*logwidth/6386648"/>
              <draw:equation draw:name="f2753" draw:formula="647799*logheight/1849426"/>
              <draw:equation draw:name="f2754" draw:formula="2673619*logwidth/6386648"/>
              <draw:equation draw:name="f2755" draw:formula="665824*logheight/1849426"/>
              <draw:equation draw:name="f2756" draw:formula="2655595*logwidth/6386648"/>
              <draw:equation draw:name="f2757" draw:formula="647799*logheight/1849426"/>
              <draw:equation draw:name="f2758" draw:formula="2673619*logwidth/6386648"/>
              <draw:equation draw:name="f2759" draw:formula="629775*logheight/1849426"/>
              <draw:equation draw:name="f2760" draw:formula="2331156*logwidth/6386648"/>
              <draw:equation draw:name="f2761" draw:formula="629775*logheight/1849426"/>
              <draw:equation draw:name="f2762" draw:formula="2349181*logwidth/6386648"/>
              <draw:equation draw:name="f2763" draw:formula="647799*logheight/1849426"/>
              <draw:equation draw:name="f2764" draw:formula="2331156*logwidth/6386648"/>
              <draw:equation draw:name="f2765" draw:formula="665824*logheight/1849426"/>
              <draw:equation draw:name="f2766" draw:formula="2313132*logwidth/6386648"/>
              <draw:equation draw:name="f2767" draw:formula="647799*logheight/1849426"/>
              <draw:equation draw:name="f2768" draw:formula="2331156*logwidth/6386648"/>
              <draw:equation draw:name="f2769" draw:formula="629775*logheight/1849426"/>
              <draw:equation draw:name="f2770" draw:formula="1514049*logwidth/6386648"/>
              <draw:equation draw:name="f2771" draw:formula="629775*logheight/1849426"/>
              <draw:equation draw:name="f2772" draw:formula="1532074*logwidth/6386648"/>
              <draw:equation draw:name="f2773" draw:formula="647799*logheight/1849426"/>
              <draw:equation draw:name="f2774" draw:formula="1514049*logwidth/6386648"/>
              <draw:equation draw:name="f2775" draw:formula="665824*logheight/1849426"/>
              <draw:equation draw:name="f2776" draw:formula="1496025*logwidth/6386648"/>
              <draw:equation draw:name="f2777" draw:formula="647799*logheight/1849426"/>
              <draw:equation draw:name="f2778" draw:formula="1514049*logwidth/6386648"/>
              <draw:equation draw:name="f2779" draw:formula="629775*logheight/1849426"/>
              <draw:equation draw:name="f2780" draw:formula="901219*logwidth/6386648"/>
              <draw:equation draw:name="f2781" draw:formula="629775*logheight/1849426"/>
              <draw:equation draw:name="f2782" draw:formula="919244*logwidth/6386648"/>
              <draw:equation draw:name="f2783" draw:formula="647799*logheight/1849426"/>
              <draw:equation draw:name="f2784" draw:formula="901219*logwidth/6386648"/>
              <draw:equation draw:name="f2785" draw:formula="665824*logheight/1849426"/>
              <draw:equation draw:name="f2786" draw:formula="883195*logwidth/6386648"/>
              <draw:equation draw:name="f2787" draw:formula="647799*logheight/1849426"/>
              <draw:equation draw:name="f2788" draw:formula="901219*logwidth/6386648"/>
              <draw:equation draw:name="f2789" draw:formula="629775*logheight/1849426"/>
              <draw:equation draw:name="f2790" draw:formula="5827891*logwidth/6386648"/>
              <draw:equation draw:name="f2791" draw:formula="617758*logheight/1849426"/>
              <draw:equation draw:name="f2792" draw:formula="5845916*logwidth/6386648"/>
              <draw:equation draw:name="f2793" draw:formula="635783*logheight/1849426"/>
              <draw:equation draw:name="f2794" draw:formula="5827891*logwidth/6386648"/>
              <draw:equation draw:name="f2795" draw:formula="653807*logheight/1849426"/>
              <draw:equation draw:name="f2796" draw:formula="5809867*logwidth/6386648"/>
              <draw:equation draw:name="f2797" draw:formula="635783*logheight/1849426"/>
              <draw:equation draw:name="f2798" draw:formula="5827891*logwidth/6386648"/>
              <draw:equation draw:name="f2799" draw:formula="617758*logheight/1849426"/>
              <draw:equation draw:name="f2800" draw:formula="2469343*logwidth/6386648"/>
              <draw:equation draw:name="f2801" draw:formula="617758*logheight/1849426"/>
              <draw:equation draw:name="f2802" draw:formula="2487368*logwidth/6386648"/>
              <draw:equation draw:name="f2803" draw:formula="635783*logheight/1849426"/>
              <draw:equation draw:name="f2804" draw:formula="2469343*logwidth/6386648"/>
              <draw:equation draw:name="f2805" draw:formula="653807*logheight/1849426"/>
              <draw:equation draw:name="f2806" draw:formula="2451319*logwidth/6386648"/>
              <draw:equation draw:name="f2807" draw:formula="635783*logheight/1849426"/>
              <draw:equation draw:name="f2808" draw:formula="2469343*logwidth/6386648"/>
              <draw:equation draw:name="f2809" draw:formula="617758*logheight/1849426"/>
              <draw:equation draw:name="f2810" draw:formula="6110273*logwidth/6386648"/>
              <draw:equation draw:name="f2811" draw:formula="611750*logheight/1849426"/>
              <draw:equation draw:name="f2812" draw:formula="6128298*logwidth/6386648"/>
              <draw:equation draw:name="f2813" draw:formula="629774*logheight/1849426"/>
              <draw:equation draw:name="f2814" draw:formula="6110273*logwidth/6386648"/>
              <draw:equation draw:name="f2815" draw:formula="647799*logheight/1849426"/>
              <draw:equation draw:name="f2816" draw:formula="6092248*logwidth/6386648"/>
              <draw:equation draw:name="f2817" draw:formula="629774*logheight/1849426"/>
              <draw:equation draw:name="f2818" draw:formula="6110273*logwidth/6386648"/>
              <draw:equation draw:name="f2819" draw:formula="611750*logheight/1849426"/>
              <draw:equation draw:name="f2820" draw:formula="3598872*logwidth/6386648"/>
              <draw:equation draw:name="f2821" draw:formula="611750*logheight/1849426"/>
              <draw:equation draw:name="f2822" draw:formula="3616897*logwidth/6386648"/>
              <draw:equation draw:name="f2823" draw:formula="629774*logheight/1849426"/>
              <draw:equation draw:name="f2824" draw:formula="3598872*logwidth/6386648"/>
              <draw:equation draw:name="f2825" draw:formula="647799*logheight/1849426"/>
              <draw:equation draw:name="f2826" draw:formula="3580848*logwidth/6386648"/>
              <draw:equation draw:name="f2827" draw:formula="629774*logheight/1849426"/>
              <draw:equation draw:name="f2828" draw:formula="3598872*logwidth/6386648"/>
              <draw:equation draw:name="f2829" draw:formula="611750*logheight/1849426"/>
              <draw:equation draw:name="f2830" draw:formula="2150912*logwidth/6386648"/>
              <draw:equation draw:name="f2831" draw:formula="611750*logheight/1849426"/>
              <draw:equation draw:name="f2832" draw:formula="2168937*logwidth/6386648"/>
              <draw:equation draw:name="f2833" draw:formula="629774*logheight/1849426"/>
              <draw:equation draw:name="f2834" draw:formula="2150912*logwidth/6386648"/>
              <draw:equation draw:name="f2835" draw:formula="647799*logheight/1849426"/>
              <draw:equation draw:name="f2836" draw:formula="2132888*logwidth/6386648"/>
              <draw:equation draw:name="f2837" draw:formula="629774*logheight/1849426"/>
              <draw:equation draw:name="f2838" draw:formula="2150912*logwidth/6386648"/>
              <draw:equation draw:name="f2839" draw:formula="611750*logheight/1849426"/>
              <draw:equation draw:name="f2840" draw:formula="2036758*logwidth/6386648"/>
              <draw:equation draw:name="f2841" draw:formula="605742*logheight/1849426"/>
              <draw:equation draw:name="f2842" draw:formula="2054782*logwidth/6386648"/>
              <draw:equation draw:name="f2843" draw:formula="623766*logheight/1849426"/>
              <draw:equation draw:name="f2844" draw:formula="2036758*logwidth/6386648"/>
              <draw:equation draw:name="f2845" draw:formula="641791*logheight/1849426"/>
              <draw:equation draw:name="f2846" draw:formula="2018733*logwidth/6386648"/>
              <draw:equation draw:name="f2847" draw:formula="623766*logheight/1849426"/>
              <draw:equation draw:name="f2848" draw:formula="2036758*logwidth/6386648"/>
              <draw:equation draw:name="f2849" draw:formula="605742*logheight/1849426"/>
              <draw:equation draw:name="f2850" draw:formula="1652236*logwidth/6386648"/>
              <draw:equation draw:name="f2851" draw:formula="605742*logheight/1849426"/>
              <draw:equation draw:name="f2852" draw:formula="1670261*logwidth/6386648"/>
              <draw:equation draw:name="f2853" draw:formula="623766*logheight/1849426"/>
              <draw:equation draw:name="f2854" draw:formula="1652236*logwidth/6386648"/>
              <draw:equation draw:name="f2855" draw:formula="641791*logheight/1849426"/>
              <draw:equation draw:name="f2856" draw:formula="1634212*logwidth/6386648"/>
              <draw:equation draw:name="f2857" draw:formula="623766*logheight/1849426"/>
              <draw:equation draw:name="f2858" draw:formula="1652236*logwidth/6386648"/>
              <draw:equation draw:name="f2859" draw:formula="605742*logheight/1849426"/>
              <draw:equation draw:name="f2860" draw:formula="1027390*logwidth/6386648"/>
              <draw:equation draw:name="f2861" draw:formula="605742*logheight/1849426"/>
              <draw:equation draw:name="f2862" draw:formula="1045415*logwidth/6386648"/>
              <draw:equation draw:name="f2863" draw:formula="623766*logheight/1849426"/>
              <draw:equation draw:name="f2864" draw:formula="1027390*logwidth/6386648"/>
              <draw:equation draw:name="f2865" draw:formula="641791*logheight/1849426"/>
              <draw:equation draw:name="f2866" draw:formula="1009366*logwidth/6386648"/>
              <draw:equation draw:name="f2867" draw:formula="623766*logheight/1849426"/>
              <draw:equation draw:name="f2868" draw:formula="1027390*logwidth/6386648"/>
              <draw:equation draw:name="f2869" draw:formula="605742*logheight/1849426"/>
              <draw:equation draw:name="f2870" draw:formula="504684*logwidth/6386648"/>
              <draw:equation draw:name="f2871" draw:formula="605742*logheight/1849426"/>
              <draw:equation draw:name="f2872" draw:formula="522708*logwidth/6386648"/>
              <draw:equation draw:name="f2873" draw:formula="623766*logheight/1849426"/>
              <draw:equation draw:name="f2874" draw:formula="504684*logwidth/6386648"/>
              <draw:equation draw:name="f2875" draw:formula="641791*logheight/1849426"/>
              <draw:equation draw:name="f2876" draw:formula="486659*logwidth/6386648"/>
              <draw:equation draw:name="f2877" draw:formula="623766*logheight/1849426"/>
              <draw:equation draw:name="f2878" draw:formula="504684*logwidth/6386648"/>
              <draw:equation draw:name="f2879" draw:formula="605742*logheight/1849426"/>
              <draw:equation draw:name="f2880" draw:formula="378512*logwidth/6386648"/>
              <draw:equation draw:name="f2881" draw:formula="605742*logheight/1849426"/>
              <draw:equation draw:name="f2882" draw:formula="396537*logwidth/6386648"/>
              <draw:equation draw:name="f2883" draw:formula="623766*logheight/1849426"/>
              <draw:equation draw:name="f2884" draw:formula="378512*logwidth/6386648"/>
              <draw:equation draw:name="f2885" draw:formula="641791*logheight/1849426"/>
              <draw:equation draw:name="f2886" draw:formula="360488*logwidth/6386648"/>
              <draw:equation draw:name="f2887" draw:formula="623766*logheight/1849426"/>
              <draw:equation draw:name="f2888" draw:formula="378512*logwidth/6386648"/>
              <draw:equation draw:name="f2889" draw:formula="605742*logheight/1849426"/>
              <draw:equation draw:name="f2890" draw:formula="3358547*logwidth/6386648"/>
              <draw:equation draw:name="f2891" draw:formula="599734*logheight/1849426"/>
              <draw:equation draw:name="f2892" draw:formula="3376572*logwidth/6386648"/>
              <draw:equation draw:name="f2893" draw:formula="617758*logheight/1849426"/>
              <draw:equation draw:name="f2894" draw:formula="3358547*logwidth/6386648"/>
              <draw:equation draw:name="f2895" draw:formula="635783*logheight/1849426"/>
              <draw:equation draw:name="f2896" draw:formula="3340523*logwidth/6386648"/>
              <draw:equation draw:name="f2897" draw:formula="617758*logheight/1849426"/>
              <draw:equation draw:name="f2898" draw:formula="3358547*logwidth/6386648"/>
              <draw:equation draw:name="f2899" draw:formula="599734*logheight/1849426"/>
              <draw:equation draw:name="f2900" draw:formula="3887263*logwidth/6386648"/>
              <draw:equation draw:name="f2901" draw:formula="593726*logheight/1849426"/>
              <draw:equation draw:name="f2902" draw:formula="3905288*logwidth/6386648"/>
              <draw:equation draw:name="f2903" draw:formula="611750*logheight/1849426"/>
              <draw:equation draw:name="f2904" draw:formula="3887263*logwidth/6386648"/>
              <draw:equation draw:name="f2905" draw:formula="629775*logheight/1849426"/>
              <draw:equation draw:name="f2906" draw:formula="3869238*logwidth/6386648"/>
              <draw:equation draw:name="f2907" draw:formula="611750*logheight/1849426"/>
              <draw:equation draw:name="f2908" draw:formula="3887263*logwidth/6386648"/>
              <draw:equation draw:name="f2909" draw:formula="593726*logheight/1849426"/>
              <draw:equation draw:name="f2910" draw:formula="5623614*logwidth/6386648"/>
              <draw:equation draw:name="f2911" draw:formula="587718*logheight/1849426"/>
              <draw:equation draw:name="f2912" draw:formula="5641639*logwidth/6386648"/>
              <draw:equation draw:name="f2913" draw:formula="605743*logheight/1849426"/>
              <draw:equation draw:name="f2914" draw:formula="5623614*logwidth/6386648"/>
              <draw:equation draw:name="f2915" draw:formula="623767*logheight/1849426"/>
              <draw:equation draw:name="f2916" draw:formula="5605590*logwidth/6386648"/>
              <draw:equation draw:name="f2917" draw:formula="605743*logheight/1849426"/>
              <draw:equation draw:name="f2918" draw:formula="5623614*logwidth/6386648"/>
              <draw:equation draw:name="f2919" draw:formula="587718*logheight/1849426"/>
              <draw:equation draw:name="f2920" draw:formula="4157629*logwidth/6386648"/>
              <draw:equation draw:name="f2921" draw:formula="587718*logheight/1849426"/>
              <draw:equation draw:name="f2922" draw:formula="4175654*logwidth/6386648"/>
              <draw:equation draw:name="f2923" draw:formula="605743*logheight/1849426"/>
              <draw:equation draw:name="f2924" draw:formula="4157629*logwidth/6386648"/>
              <draw:equation draw:name="f2925" draw:formula="623767*logheight/1849426"/>
              <draw:equation draw:name="f2926" draw:formula="4139604*logwidth/6386648"/>
              <draw:equation draw:name="f2927" draw:formula="605743*logheight/1849426"/>
              <draw:equation draw:name="f2928" draw:formula="4157629*logwidth/6386648"/>
              <draw:equation draw:name="f2929" draw:formula="587718*logheight/1849426"/>
              <draw:equation draw:name="f2930" draw:formula="1886555*logwidth/6386648"/>
              <draw:equation draw:name="f2931" draw:formula="587718*logheight/1849426"/>
              <draw:equation draw:name="f2932" draw:formula="1904579*logwidth/6386648"/>
              <draw:equation draw:name="f2933" draw:formula="605743*logheight/1849426"/>
              <draw:equation draw:name="f2934" draw:formula="1886555*logwidth/6386648"/>
              <draw:equation draw:name="f2935" draw:formula="623767*logheight/1849426"/>
              <draw:equation draw:name="f2936" draw:formula="1868530*logwidth/6386648"/>
              <draw:equation draw:name="f2937" draw:formula="605743*logheight/1849426"/>
              <draw:equation draw:name="f2938" draw:formula="1886555*logwidth/6386648"/>
              <draw:equation draw:name="f2939" draw:formula="587718*logheight/1849426"/>
              <draw:equation draw:name="f2940" draw:formula="1147553*logwidth/6386648"/>
              <draw:equation draw:name="f2941" draw:formula="587718*logheight/1849426"/>
              <draw:equation draw:name="f2942" draw:formula="1165578*logwidth/6386648"/>
              <draw:equation draw:name="f2943" draw:formula="605743*logheight/1849426"/>
              <draw:equation draw:name="f2944" draw:formula="1147553*logwidth/6386648"/>
              <draw:equation draw:name="f2945" draw:formula="623767*logheight/1849426"/>
              <draw:equation draw:name="f2946" draw:formula="1129529*logwidth/6386648"/>
              <draw:equation draw:name="f2947" draw:formula="605743*logheight/1849426"/>
              <draw:equation draw:name="f2948" draw:formula="1147553*logwidth/6386648"/>
              <draw:equation draw:name="f2949" draw:formula="587718*logheight/1849426"/>
              <draw:equation draw:name="f2950" draw:formula="6212411*logwidth/6386648"/>
              <draw:equation draw:name="f2951" draw:formula="581710*logheight/1849426"/>
              <draw:equation draw:name="f2952" draw:formula="6230436*logwidth/6386648"/>
              <draw:equation draw:name="f2953" draw:formula="599734*logheight/1849426"/>
              <draw:equation draw:name="f2954" draw:formula="6212411*logwidth/6386648"/>
              <draw:equation draw:name="f2955" draw:formula="617759*logheight/1849426"/>
              <draw:equation draw:name="f2956" draw:formula="6194387*logwidth/6386648"/>
              <draw:equation draw:name="f2957" draw:formula="599734*logheight/1849426"/>
              <draw:equation draw:name="f2958" draw:formula="6212411*logwidth/6386648"/>
              <draw:equation draw:name="f2959" draw:formula="581710*logheight/1849426"/>
              <draw:equation draw:name="f2960" draw:formula="3478710*logwidth/6386648"/>
              <draw:equation draw:name="f2961" draw:formula="581710*logheight/1849426"/>
              <draw:equation draw:name="f2962" draw:formula="3496735*logwidth/6386648"/>
              <draw:equation draw:name="f2963" draw:formula="599734*logheight/1849426"/>
              <draw:equation draw:name="f2964" draw:formula="3478710*logwidth/6386648"/>
              <draw:equation draw:name="f2965" draw:formula="617759*logheight/1849426"/>
              <draw:equation draw:name="f2966" draw:formula="3460686*logwidth/6386648"/>
              <draw:equation draw:name="f2967" draw:formula="599734*logheight/1849426"/>
              <draw:equation draw:name="f2968" draw:formula="3478710*logwidth/6386648"/>
              <draw:equation draw:name="f2969" draw:formula="581710*logheight/1849426"/>
              <draw:equation draw:name="f2970" draw:formula="2883904*logwidth/6386648"/>
              <draw:equation draw:name="f2971" draw:formula="581710*logheight/1849426"/>
              <draw:equation draw:name="f2972" draw:formula="2901929*logwidth/6386648"/>
              <draw:equation draw:name="f2973" draw:formula="599734*logheight/1849426"/>
              <draw:equation draw:name="f2974" draw:formula="2883904*logwidth/6386648"/>
              <draw:equation draw:name="f2975" draw:formula="617759*logheight/1849426"/>
              <draw:equation draw:name="f2976" draw:formula="2865880*logwidth/6386648"/>
              <draw:equation draw:name="f2977" draw:formula="599734*logheight/1849426"/>
              <draw:equation draw:name="f2978" draw:formula="2883904*logwidth/6386648"/>
              <draw:equation draw:name="f2979" draw:formula="581710*logheight/1849426"/>
              <draw:equation draw:name="f2980" draw:formula="4488076*logwidth/6386648"/>
              <draw:equation draw:name="f2981" draw:formula="575702*logheight/1849426"/>
              <draw:equation draw:name="f2982" draw:formula="4506101*logwidth/6386648"/>
              <draw:equation draw:name="f2983" draw:formula="593726*logheight/1849426"/>
              <draw:equation draw:name="f2984" draw:formula="4488076*logwidth/6386648"/>
              <draw:equation draw:name="f2985" draw:formula="611751*logheight/1849426"/>
              <draw:equation draw:name="f2986" draw:formula="4470051*logwidth/6386648"/>
              <draw:equation draw:name="f2987" draw:formula="593726*logheight/1849426"/>
              <draw:equation draw:name="f2988" draw:formula="4488076*logwidth/6386648"/>
              <draw:equation draw:name="f2989" draw:formula="575702*logheight/1849426"/>
              <draw:equation draw:name="f2990" draw:formula="4313840*logwidth/6386648"/>
              <draw:equation draw:name="f2991" draw:formula="575702*logheight/1849426"/>
              <draw:equation draw:name="f2992" draw:formula="4331865*logwidth/6386648"/>
              <draw:equation draw:name="f2993" draw:formula="593726*logheight/1849426"/>
              <draw:equation draw:name="f2994" draw:formula="4313840*logwidth/6386648"/>
              <draw:equation draw:name="f2995" draw:formula="611751*logheight/1849426"/>
              <draw:equation draw:name="f2996" draw:formula="4295816*logwidth/6386648"/>
              <draw:equation draw:name="f2997" draw:formula="593726*logheight/1849426"/>
              <draw:equation draw:name="f2998" draw:formula="4313840*logwidth/6386648"/>
              <draw:equation draw:name="f2999" draw:formula="575702*logheight/1849426"/>
              <draw:equation draw:name="f3000" draw:formula="1381870*logwidth/6386648"/>
              <draw:equation draw:name="f3001" draw:formula="569693*logheight/1849426"/>
              <draw:equation draw:name="f3002" draw:formula="1399895*logwidth/6386648"/>
              <draw:equation draw:name="f3003" draw:formula="587717*logheight/1849426"/>
              <draw:equation draw:name="f3004" draw:formula="1381870*logwidth/6386648"/>
              <draw:equation draw:name="f3005" draw:formula="605742*logheight/1849426"/>
              <draw:equation draw:name="f3006" draw:formula="1363846*logwidth/6386648"/>
              <draw:equation draw:name="f3007" draw:formula="587717*logheight/1849426"/>
              <draw:equation draw:name="f3008" draw:formula="1381870*logwidth/6386648"/>
              <draw:equation draw:name="f3009" draw:formula="569693*logheight/1849426"/>
              <draw:equation draw:name="f3010" draw:formula="126170*logwidth/6386648"/>
              <draw:equation draw:name="f3011" draw:formula="563685*logheight/1849426"/>
              <draw:equation draw:name="f3012" draw:formula="144195*logwidth/6386648"/>
              <draw:equation draw:name="f3013" draw:formula="581709*logheight/1849426"/>
              <draw:equation draw:name="f3014" draw:formula="126170*logwidth/6386648"/>
              <draw:equation draw:name="f3015" draw:formula="599734*logheight/1849426"/>
              <draw:equation draw:name="f3016" draw:formula="108146*logwidth/6386648"/>
              <draw:equation draw:name="f3017" draw:formula="581709*logheight/1849426"/>
              <draw:equation draw:name="f3018" draw:formula="126170*logwidth/6386648"/>
              <draw:equation draw:name="f3019" draw:formula="563685*logheight/1849426"/>
              <draw:equation draw:name="f3020" draw:formula="2583497*logwidth/6386648"/>
              <draw:equation draw:name="f3021" draw:formula="557677*logheight/1849426"/>
              <draw:equation draw:name="f3022" draw:formula="2601522*logwidth/6386648"/>
              <draw:equation draw:name="f3023" draw:formula="575702*logheight/1849426"/>
              <draw:equation draw:name="f3024" draw:formula="2583497*logwidth/6386648"/>
              <draw:equation draw:name="f3025" draw:formula="593726*logheight/1849426"/>
              <draw:equation draw:name="f3026" draw:formula="2565473*logwidth/6386648"/>
              <draw:equation draw:name="f3027" draw:formula="575702*logheight/1849426"/>
              <draw:equation draw:name="f3028" draw:formula="2583497*logwidth/6386648"/>
              <draw:equation draw:name="f3029" draw:formula="557677*logheight/1849426"/>
              <draw:equation draw:name="f3030" draw:formula="246333*logwidth/6386648"/>
              <draw:equation draw:name="f3031" draw:formula="557677*logheight/1849426"/>
              <draw:equation draw:name="f3032" draw:formula="264358*logwidth/6386648"/>
              <draw:equation draw:name="f3033" draw:formula="575702*logheight/1849426"/>
              <draw:equation draw:name="f3034" draw:formula="246333*logwidth/6386648"/>
              <draw:equation draw:name="f3035" draw:formula="593726*logheight/1849426"/>
              <draw:equation draw:name="f3036" draw:formula="228309*logwidth/6386648"/>
              <draw:equation draw:name="f3037" draw:formula="575702*logheight/1849426"/>
              <draw:equation draw:name="f3038" draw:formula="246333*logwidth/6386648"/>
              <draw:equation draw:name="f3039" draw:formula="557677*logheight/1849426"/>
              <draw:equation draw:name="f3040" draw:formula="1736351*logwidth/6386648"/>
              <draw:equation draw:name="f3041" draw:formula="551669*logheight/1849426"/>
              <draw:equation draw:name="f3042" draw:formula="1754375*logwidth/6386648"/>
              <draw:equation draw:name="f3043" draw:formula="569693*logheight/1849426"/>
              <draw:equation draw:name="f3044" draw:formula="1736351*logwidth/6386648"/>
              <draw:equation draw:name="f3045" draw:formula="587718*logheight/1849426"/>
              <draw:equation draw:name="f3046" draw:formula="1718326*logwidth/6386648"/>
              <draw:equation draw:name="f3047" draw:formula="569693*logheight/1849426"/>
              <draw:equation draw:name="f3048" draw:formula="1736351*logwidth/6386648"/>
              <draw:equation draw:name="f3049" draw:formula="551669*logheight/1849426"/>
              <draw:equation draw:name="f3050" draw:formula="3731051*logwidth/6386648"/>
              <draw:equation draw:name="f3051" draw:formula="545661*logheight/1849426"/>
              <draw:equation draw:name="f3052" draw:formula="3749076*logwidth/6386648"/>
              <draw:equation draw:name="f3053" draw:formula="563685*logheight/1849426"/>
              <draw:equation draw:name="f3054" draw:formula="3731051*logwidth/6386648"/>
              <draw:equation draw:name="f3055" draw:formula="581710*logheight/1849426"/>
              <draw:equation draw:name="f3056" draw:formula="3713027*logwidth/6386648"/>
              <draw:equation draw:name="f3057" draw:formula="563685*logheight/1849426"/>
              <draw:equation draw:name="f3058" draw:formula="3731051*logwidth/6386648"/>
              <draw:equation draw:name="f3059" draw:formula="545661*logheight/1849426"/>
              <draw:equation draw:name="f3060" draw:formula="2763741*logwidth/6386648"/>
              <draw:equation draw:name="f3061" draw:formula="545661*logheight/1849426"/>
              <draw:equation draw:name="f3062" draw:formula="2781766*logwidth/6386648"/>
              <draw:equation draw:name="f3063" draw:formula="563685*logheight/1849426"/>
              <draw:equation draw:name="f3064" draw:formula="2763741*logwidth/6386648"/>
              <draw:equation draw:name="f3065" draw:formula="581710*logheight/1849426"/>
              <draw:equation draw:name="f3066" draw:formula="2745717*logwidth/6386648"/>
              <draw:equation draw:name="f3067" draw:formula="563685*logheight/1849426"/>
              <draw:equation draw:name="f3068" draw:formula="2763741*logwidth/6386648"/>
              <draw:equation draw:name="f3069" draw:formula="545661*logheight/1849426"/>
              <draw:equation draw:name="f3070" draw:formula="726984*logwidth/6386648"/>
              <draw:equation draw:name="f3071" draw:formula="545661*logheight/1849426"/>
              <draw:equation draw:name="f3072" draw:formula="745009*logwidth/6386648"/>
              <draw:equation draw:name="f3073" draw:formula="563685*logheight/1849426"/>
              <draw:equation draw:name="f3074" draw:formula="726984*logwidth/6386648"/>
              <draw:equation draw:name="f3075" draw:formula="581710*logheight/1849426"/>
              <draw:equation draw:name="f3076" draw:formula="708960*logwidth/6386648"/>
              <draw:equation draw:name="f3077" draw:formula="563685*logheight/1849426"/>
              <draw:equation draw:name="f3078" draw:formula="726984*logwidth/6386648"/>
              <draw:equation draw:name="f3079" draw:formula="545661*logheight/1849426"/>
              <draw:equation draw:name="f3080" draw:formula="3136246*logwidth/6386648"/>
              <draw:equation draw:name="f3081" draw:formula="539653*logheight/1849426"/>
              <draw:equation draw:name="f3082" draw:formula="3154271*logwidth/6386648"/>
              <draw:equation draw:name="f3083" draw:formula="557677*logheight/1849426"/>
              <draw:equation draw:name="f3084" draw:formula="3136246*logwidth/6386648"/>
              <draw:equation draw:name="f3085" draw:formula="575702*logheight/1849426"/>
              <draw:equation draw:name="f3086" draw:formula="3118221*logwidth/6386648"/>
              <draw:equation draw:name="f3087" draw:formula="557677*logheight/1849426"/>
              <draw:equation draw:name="f3088" draw:formula="3136246*logwidth/6386648"/>
              <draw:equation draw:name="f3089" draw:formula="539653*logheight/1849426"/>
              <draw:equation draw:name="f3090" draw:formula="3004067*logwidth/6386648"/>
              <draw:equation draw:name="f3091" draw:formula="539653*logheight/1849426"/>
              <draw:equation draw:name="f3092" draw:formula="3022092*logwidth/6386648"/>
              <draw:equation draw:name="f3093" draw:formula="557677*logheight/1849426"/>
              <draw:equation draw:name="f3094" draw:formula="3004067*logwidth/6386648"/>
              <draw:equation draw:name="f3095" draw:formula="575702*logheight/1849426"/>
              <draw:equation draw:name="f3096" draw:formula="2986043*logwidth/6386648"/>
              <draw:equation draw:name="f3097" draw:formula="557677*logheight/1849426"/>
              <draw:equation draw:name="f3098" draw:formula="3004067*logwidth/6386648"/>
              <draw:equation draw:name="f3099" draw:formula="539653*logheight/1849426"/>
              <draw:equation draw:name="f3100" draw:formula="835130*logwidth/6386648"/>
              <draw:equation draw:name="f3101" draw:formula="539653*logheight/1849426"/>
              <draw:equation draw:name="f3102" draw:formula="847146*logwidth/6386648"/>
              <draw:equation draw:name="f3103" draw:formula="551669*logheight/1849426"/>
              <draw:equation draw:name="f3104" draw:formula="835130*logwidth/6386648"/>
              <draw:equation draw:name="f3105" draw:formula="563685*logheight/1849426"/>
              <draw:equation draw:name="f3106" draw:formula="823114*logwidth/6386648"/>
              <draw:equation draw:name="f3107" draw:formula="551669*logheight/1849426"/>
              <draw:equation draw:name="f3108" draw:formula="835130*logwidth/6386648"/>
              <draw:equation draw:name="f3109" draw:formula="539653*logheight/1849426"/>
              <draw:equation draw:name="f3110" draw:formula="612829*logwidth/6386648"/>
              <draw:equation draw:name="f3111" draw:formula="539653*logheight/1849426"/>
              <draw:equation draw:name="f3112" draw:formula="630854*logwidth/6386648"/>
              <draw:equation draw:name="f3113" draw:formula="557677*logheight/1849426"/>
              <draw:equation draw:name="f3114" draw:formula="612829*logwidth/6386648"/>
              <draw:equation draw:name="f3115" draw:formula="575702*logheight/1849426"/>
              <draw:equation draw:name="f3116" draw:formula="594805*logwidth/6386648"/>
              <draw:equation draw:name="f3117" draw:formula="557677*logheight/1849426"/>
              <draw:equation draw:name="f3118" draw:formula="612829*logwidth/6386648"/>
              <draw:equation draw:name="f3119" draw:formula="539653*logheight/1849426"/>
              <draw:equation draw:name="f3120" draw:formula="6014143*logwidth/6386648"/>
              <draw:equation draw:name="f3121" draw:formula="533645*logheight/1849426"/>
              <draw:equation draw:name="f3122" draw:formula="6032168*logwidth/6386648"/>
              <draw:equation draw:name="f3123" draw:formula="551669*logheight/1849426"/>
              <draw:equation draw:name="f3124" draw:formula="6014143*logwidth/6386648"/>
              <draw:equation draw:name="f3125" draw:formula="569694*logheight/1849426"/>
              <draw:equation draw:name="f3126" draw:formula="5996119*logwidth/6386648"/>
              <draw:equation draw:name="f3127" draw:formula="551669*logheight/1849426"/>
              <draw:equation draw:name="f3128" draw:formula="6014143*logwidth/6386648"/>
              <draw:equation draw:name="f3129" draw:formula="533645*logheight/1849426"/>
              <draw:equation draw:name="f3130" draw:formula="5725752*logwidth/6386648"/>
              <draw:equation draw:name="f3131" draw:formula="533645*logheight/1849426"/>
              <draw:equation draw:name="f3132" draw:formula="5743777*logwidth/6386648"/>
              <draw:equation draw:name="f3133" draw:formula="551669*logheight/1849426"/>
              <draw:equation draw:name="f3134" draw:formula="5725752*logwidth/6386648"/>
              <draw:equation draw:name="f3135" draw:formula="569694*logheight/1849426"/>
              <draw:equation draw:name="f3136" draw:formula="5707728*logwidth/6386648"/>
              <draw:equation draw:name="f3137" draw:formula="551669*logheight/1849426"/>
              <draw:equation draw:name="f3138" draw:formula="5725752*logwidth/6386648"/>
              <draw:equation draw:name="f3139" draw:formula="533645*logheight/1849426"/>
              <draw:equation draw:name="f3140" draw:formula="4013434*logwidth/6386648"/>
              <draw:equation draw:name="f3141" draw:formula="533645*logheight/1849426"/>
              <draw:equation draw:name="f3142" draw:formula="4031459*logwidth/6386648"/>
              <draw:equation draw:name="f3143" draw:formula="551669*logheight/1849426"/>
              <draw:equation draw:name="f3144" draw:formula="4013434*logwidth/6386648"/>
              <draw:equation draw:name="f3145" draw:formula="569694*logheight/1849426"/>
              <draw:equation draw:name="f3146" draw:formula="3995410*logwidth/6386648"/>
              <draw:equation draw:name="f3147" draw:formula="551669*logheight/1849426"/>
              <draw:equation draw:name="f3148" draw:formula="4013434*logwidth/6386648"/>
              <draw:equation draw:name="f3149" draw:formula="533645*logheight/1849426"/>
              <draw:equation draw:name="f3150" draw:formula="2223009*logwidth/6386648"/>
              <draw:equation draw:name="f3151" draw:formula="533645*logheight/1849426"/>
              <draw:equation draw:name="f3152" draw:formula="2241034*logwidth/6386648"/>
              <draw:equation draw:name="f3153" draw:formula="551669*logheight/1849426"/>
              <draw:equation draw:name="f3154" draw:formula="2223009*logwidth/6386648"/>
              <draw:equation draw:name="f3155" draw:formula="569694*logheight/1849426"/>
              <draw:equation draw:name="f3156" draw:formula="2204985*logwidth/6386648"/>
              <draw:equation draw:name="f3157" draw:formula="551669*logheight/1849426"/>
              <draw:equation draw:name="f3158" draw:formula="2223009*logwidth/6386648"/>
              <draw:equation draw:name="f3159" draw:formula="533645*logheight/1849426"/>
              <draw:equation draw:name="f3160" draw:formula="1249691*logwidth/6386648"/>
              <draw:equation draw:name="f3161" draw:formula="533645*logheight/1849426"/>
              <draw:equation draw:name="f3162" draw:formula="1267716*logwidth/6386648"/>
              <draw:equation draw:name="f3163" draw:formula="551669*logheight/1849426"/>
              <draw:equation draw:name="f3164" draw:formula="1249691*logwidth/6386648"/>
              <draw:equation draw:name="f3165" draw:formula="569694*logheight/1849426"/>
              <draw:equation draw:name="f3166" draw:formula="1231667*logwidth/6386648"/>
              <draw:equation draw:name="f3167" draw:formula="551669*logheight/1849426"/>
              <draw:equation draw:name="f3168" draw:formula="1249691*logwidth/6386648"/>
              <draw:equation draw:name="f3169" draw:formula="533645*logheight/1849426"/>
              <draw:equation draw:name="f3170" draw:formula="2409261*logwidth/6386648"/>
              <draw:equation draw:name="f3171" draw:formula="527636*logheight/1849426"/>
              <draw:equation draw:name="f3172" draw:formula="2427286*logwidth/6386648"/>
              <draw:equation draw:name="f3173" draw:formula="545661*logheight/1849426"/>
              <draw:equation draw:name="f3174" draw:formula="2409261*logwidth/6386648"/>
              <draw:equation draw:name="f3175" draw:formula="563685*logheight/1849426"/>
              <draw:equation draw:name="f3176" draw:formula="2391237*logwidth/6386648"/>
              <draw:equation draw:name="f3177" draw:formula="545661*logheight/1849426"/>
              <draw:equation draw:name="f3178" draw:formula="2409261*logwidth/6386648"/>
              <draw:equation draw:name="f3179" draw:formula="527636*logheight/1849426"/>
              <draw:equation draw:name="f3180" draw:formula="5527484*logwidth/6386648"/>
              <draw:equation draw:name="f3181" draw:formula="521628*logheight/1849426"/>
              <draw:equation draw:name="f3182" draw:formula="5545509*logwidth/6386648"/>
              <draw:equation draw:name="f3183" draw:formula="539652*logheight/1849426"/>
              <draw:equation draw:name="f3184" draw:formula="5527484*logwidth/6386648"/>
              <draw:equation draw:name="f3185" draw:formula="557677*logheight/1849426"/>
              <draw:equation draw:name="f3186" draw:formula="5509460*logwidth/6386648"/>
              <draw:equation draw:name="f3187" draw:formula="539652*logheight/1849426"/>
              <draw:equation draw:name="f3188" draw:formula="5527484*logwidth/6386648"/>
              <draw:equation draw:name="f3189" draw:formula="521628*logheight/1849426"/>
              <draw:equation draw:name="f3190" draw:formula="4830540*logwidth/6386648"/>
              <draw:equation draw:name="f3191" draw:formula="521628*logheight/1849426"/>
              <draw:equation draw:name="f3192" draw:formula="4848565*logwidth/6386648"/>
              <draw:equation draw:name="f3193" draw:formula="539652*logheight/1849426"/>
              <draw:equation draw:name="f3194" draw:formula="4830540*logwidth/6386648"/>
              <draw:equation draw:name="f3195" draw:formula="557677*logheight/1849426"/>
              <draw:equation draw:name="f3196" draw:formula="4812516*logwidth/6386648"/>
              <draw:equation draw:name="f3197" draw:formula="539652*logheight/1849426"/>
              <draw:equation draw:name="f3198" draw:formula="4830540*logwidth/6386648"/>
              <draw:equation draw:name="f3199" draw:formula="521628*logheight/1849426"/>
              <draw:equation draw:name="f3200" draw:formula="1514049*logwidth/6386648"/>
              <draw:equation draw:name="f3201" draw:formula="521628*logheight/1849426"/>
              <draw:equation draw:name="f3202" draw:formula="1532074*logwidth/6386648"/>
              <draw:equation draw:name="f3203" draw:formula="539652*logheight/1849426"/>
              <draw:equation draw:name="f3204" draw:formula="1514049*logwidth/6386648"/>
              <draw:equation draw:name="f3205" draw:formula="557677*logheight/1849426"/>
              <draw:equation draw:name="f3206" draw:formula="1496025*logwidth/6386648"/>
              <draw:equation draw:name="f3207" draw:formula="539652*logheight/1849426"/>
              <draw:equation draw:name="f3208" draw:formula="1514049*logwidth/6386648"/>
              <draw:equation draw:name="f3209" draw:formula="521628*logheight/1849426"/>
              <draw:equation draw:name="f3210" draw:formula="6332574*logwidth/6386648"/>
              <draw:equation draw:name="f3211" draw:formula="515620*logheight/1849426"/>
              <draw:equation draw:name="f3212" draw:formula="6350598*logwidth/6386648"/>
              <draw:equation draw:name="f3213" draw:formula="533644*logheight/1849426"/>
              <draw:equation draw:name="f3214" draw:formula="6332574*logwidth/6386648"/>
              <draw:equation draw:name="f3215" draw:formula="551669*logheight/1849426"/>
              <draw:equation draw:name="f3216" draw:formula="6314549*logwidth/6386648"/>
              <draw:equation draw:name="f3217" draw:formula="533644*logheight/1849426"/>
              <draw:equation draw:name="f3218" draw:formula="6332574*logwidth/6386648"/>
              <draw:equation draw:name="f3219" draw:formula="515620*logheight/1849426"/>
              <draw:equation draw:name="f3220" draw:formula="5893980*logwidth/6386648"/>
              <draw:equation draw:name="f3221" draw:formula="509612*logheight/1849426"/>
              <draw:equation draw:name="f3222" draw:formula="5912005*logwidth/6386648"/>
              <draw:equation draw:name="f3223" draw:formula="527636*logheight/1849426"/>
              <draw:equation draw:name="f3224" draw:formula="5893980*logwidth/6386648"/>
              <draw:equation draw:name="f3225" draw:formula="545661*logheight/1849426"/>
              <draw:equation draw:name="f3226" draw:formula="5875956*logwidth/6386648"/>
              <draw:equation draw:name="f3227" draw:formula="527636*logheight/1849426"/>
              <draw:equation draw:name="f3228" draw:formula="5893980*logwidth/6386648"/>
              <draw:equation draw:name="f3229" draw:formula="509612*logheight/1849426"/>
              <draw:equation draw:name="f3230" draw:formula="3244392*logwidth/6386648"/>
              <draw:equation draw:name="f3231" draw:formula="509612*logheight/1849426"/>
              <draw:equation draw:name="f3232" draw:formula="3262417*logwidth/6386648"/>
              <draw:equation draw:name="f3233" draw:formula="527636*logheight/1849426"/>
              <draw:equation draw:name="f3234" draw:formula="3244392*logwidth/6386648"/>
              <draw:equation draw:name="f3235" draw:formula="545661*logheight/1849426"/>
              <draw:equation draw:name="f3236" draw:formula="3226368*logwidth/6386648"/>
              <draw:equation draw:name="f3237" draw:formula="527636*logheight/1849426"/>
              <draw:equation draw:name="f3238" draw:formula="3244392*logwidth/6386648"/>
              <draw:equation draw:name="f3239" draw:formula="509612*logheight/1849426"/>
              <draw:equation draw:name="f3240" draw:formula="1982684*logwidth/6386648"/>
              <draw:equation draw:name="f3241" draw:formula="509612*logheight/1849426"/>
              <draw:equation draw:name="f3242" draw:formula="2000709*logwidth/6386648"/>
              <draw:equation draw:name="f3243" draw:formula="527636*logheight/1849426"/>
              <draw:equation draw:name="f3244" draw:formula="1982684*logwidth/6386648"/>
              <draw:equation draw:name="f3245" draw:formula="545661*logheight/1849426"/>
              <draw:equation draw:name="f3246" draw:formula="1964660*logwidth/6386648"/>
              <draw:equation draw:name="f3247" draw:formula="527636*logheight/1849426"/>
              <draw:equation draw:name="f3248" draw:formula="1982684*logwidth/6386648"/>
              <draw:equation draw:name="f3249" draw:formula="509612*logheight/1849426"/>
              <draw:equation draw:name="f3250" draw:formula="5040825*logwidth/6386648"/>
              <draw:equation draw:name="f3251" draw:formula="503604*logheight/1849426"/>
              <draw:equation draw:name="f3252" draw:formula="5058850*logwidth/6386648"/>
              <draw:equation draw:name="f3253" draw:formula="521628*logheight/1849426"/>
              <draw:equation draw:name="f3254" draw:formula="5040825*logwidth/6386648"/>
              <draw:equation draw:name="f3255" draw:formula="539653*logheight/1849426"/>
              <draw:equation draw:name="f3256" draw:formula="5022801*logwidth/6386648"/>
              <draw:equation draw:name="f3257" draw:formula="521628*logheight/1849426"/>
              <draw:equation draw:name="f3258" draw:formula="5040825*logwidth/6386648"/>
              <draw:equation draw:name="f3259" draw:formula="503604*logheight/1849426"/>
              <draw:equation draw:name="f3260" draw:formula="4926670*logwidth/6386648"/>
              <draw:equation draw:name="f3261" draw:formula="503604*logheight/1849426"/>
              <draw:equation draw:name="f3262" draw:formula="4944695*logwidth/6386648"/>
              <draw:equation draw:name="f3263" draw:formula="521628*logheight/1849426"/>
              <draw:equation draw:name="f3264" draw:formula="4926670*logwidth/6386648"/>
              <draw:equation draw:name="f3265" draw:formula="539653*logheight/1849426"/>
              <draw:equation draw:name="f3266" draw:formula="4908646*logwidth/6386648"/>
              <draw:equation draw:name="f3267" draw:formula="521628*logheight/1849426"/>
              <draw:equation draw:name="f3268" draw:formula="4926670*logwidth/6386648"/>
              <draw:equation draw:name="f3269" draw:formula="503604*logheight/1849426"/>
              <draw:equation draw:name="f3270" draw:formula="5419337*logwidth/6386648"/>
              <draw:equation draw:name="f3271" draw:formula="497596*logheight/1849426"/>
              <draw:equation draw:name="f3272" draw:formula="5437362*logwidth/6386648"/>
              <draw:equation draw:name="f3273" draw:formula="515621*logheight/1849426"/>
              <draw:equation draw:name="f3274" draw:formula="5419337*logwidth/6386648"/>
              <draw:equation draw:name="f3275" draw:formula="533645*logheight/1849426"/>
              <draw:equation draw:name="f3276" draw:formula="5401312*logwidth/6386648"/>
              <draw:equation draw:name="f3277" draw:formula="515621*logheight/1849426"/>
              <draw:equation draw:name="f3278" draw:formula="5419337*logwidth/6386648"/>
              <draw:equation draw:name="f3279" draw:formula="497596*logheight/1849426"/>
              <draw:equation draw:name="f3280" draw:formula="3610889*logwidth/6386648"/>
              <draw:equation draw:name="f3281" draw:formula="497596*logheight/1849426"/>
              <draw:equation draw:name="f3282" draw:formula="3628914*logwidth/6386648"/>
              <draw:equation draw:name="f3283" draw:formula="515621*logheight/1849426"/>
              <draw:equation draw:name="f3284" draw:formula="3610889*logwidth/6386648"/>
              <draw:equation draw:name="f3285" draw:formula="533645*logheight/1849426"/>
              <draw:equation draw:name="f3286" draw:formula="3592865*logwidth/6386648"/>
              <draw:equation draw:name="f3287" draw:formula="515621*logheight/1849426"/>
              <draw:equation draw:name="f3288" draw:formula="3610889*logwidth/6386648"/>
              <draw:equation draw:name="f3289" draw:formula="497596*logheight/1849426"/>
              <draw:equation draw:name="f3290" draw:formula="967309*logwidth/6386648"/>
              <draw:equation draw:name="f3291" draw:formula="497596*logheight/1849426"/>
              <draw:equation draw:name="f3292" draw:formula="985334*logwidth/6386648"/>
              <draw:equation draw:name="f3293" draw:formula="515621*logheight/1849426"/>
              <draw:equation draw:name="f3294" draw:formula="967309*logwidth/6386648"/>
              <draw:equation draw:name="f3295" draw:formula="533645*logheight/1849426"/>
              <draw:equation draw:name="f3296" draw:formula="949285*logwidth/6386648"/>
              <draw:equation draw:name="f3297" draw:formula="515621*logheight/1849426"/>
              <draw:equation draw:name="f3298" draw:formula="967309*logwidth/6386648"/>
              <draw:equation draw:name="f3299" draw:formula="497596*logheight/1849426"/>
              <draw:equation draw:name="f3300" draw:formula="450609*logwidth/6386648"/>
              <draw:equation draw:name="f3301" draw:formula="497596*logheight/1849426"/>
              <draw:equation draw:name="f3302" draw:formula="468634*logwidth/6386648"/>
              <draw:equation draw:name="f3303" draw:formula="515621*logheight/1849426"/>
              <draw:equation draw:name="f3304" draw:formula="450609*logwidth/6386648"/>
              <draw:equation draw:name="f3305" draw:formula="533645*logheight/1849426"/>
              <draw:equation draw:name="f3306" draw:formula="432585*logwidth/6386648"/>
              <draw:equation draw:name="f3307" draw:formula="515621*logheight/1849426"/>
              <draw:equation draw:name="f3308" draw:formula="450609*logwidth/6386648"/>
              <draw:equation draw:name="f3309" draw:formula="497596*logheight/1849426"/>
              <draw:equation draw:name="f3310" draw:formula="4632272*logwidth/6386648"/>
              <draw:equation draw:name="f3311" draw:formula="485580*logheight/1849426"/>
              <draw:equation draw:name="f3312" draw:formula="4650297*logwidth/6386648"/>
              <draw:equation draw:name="f3313" draw:formula="503604*logheight/1849426"/>
              <draw:equation draw:name="f3314" draw:formula="4632272*logwidth/6386648"/>
              <draw:equation draw:name="f3315" draw:formula="521629*logheight/1849426"/>
              <draw:equation draw:name="f3316" draw:formula="4614248*logwidth/6386648"/>
              <draw:equation draw:name="f3317" draw:formula="503604*logheight/1849426"/>
              <draw:equation draw:name="f3318" draw:formula="4632272*logwidth/6386648"/>
              <draw:equation draw:name="f3319" draw:formula="485580*logheight/1849426"/>
              <draw:equation draw:name="f3320" draw:formula="4379930*logwidth/6386648"/>
              <draw:equation draw:name="f3321" draw:formula="485580*logheight/1849426"/>
              <draw:equation draw:name="f3322" draw:formula="4397955*logwidth/6386648"/>
              <draw:equation draw:name="f3323" draw:formula="503604*logheight/1849426"/>
              <draw:equation draw:name="f3324" draw:formula="4379930*logwidth/6386648"/>
              <draw:equation draw:name="f3325" draw:formula="521629*logheight/1849426"/>
              <draw:equation draw:name="f3326" draw:formula="4361906*logwidth/6386648"/>
              <draw:equation draw:name="f3327" draw:formula="503604*logheight/1849426"/>
              <draw:equation draw:name="f3328" draw:formula="4379930*logwidth/6386648"/>
              <draw:equation draw:name="f3329" draw:formula="485580*logheight/1849426"/>
              <draw:equation draw:name="f3330" draw:formula="5160987*logwidth/6386648"/>
              <draw:equation draw:name="f3331" draw:formula="479571*logheight/1849426"/>
              <draw:equation draw:name="f3332" draw:formula="5179012*logwidth/6386648"/>
              <draw:equation draw:name="f3333" draw:formula="497595*logheight/1849426"/>
              <draw:equation draw:name="f3334" draw:formula="5160987*logwidth/6386648"/>
              <draw:equation draw:name="f3335" draw:formula="515620*logheight/1849426"/>
              <draw:equation draw:name="f3336" draw:formula="5142963*logwidth/6386648"/>
              <draw:equation draw:name="f3337" draw:formula="497595*logheight/1849426"/>
              <draw:equation draw:name="f3338" draw:formula="5160987*logwidth/6386648"/>
              <draw:equation draw:name="f3339" draw:formula="479571*logheight/1849426"/>
              <draw:equation draw:name="f3340" draw:formula="4241743*logwidth/6386648"/>
              <draw:equation draw:name="f3341" draw:formula="479571*logheight/1849426"/>
              <draw:equation draw:name="f3342" draw:formula="4259768*logwidth/6386648"/>
              <draw:equation draw:name="f3343" draw:formula="497595*logheight/1849426"/>
              <draw:equation draw:name="f3344" draw:formula="4241743*logwidth/6386648"/>
              <draw:equation draw:name="f3345" draw:formula="515620*logheight/1849426"/>
              <draw:equation draw:name="f3346" draw:formula="4223719*logwidth/6386648"/>
              <draw:equation draw:name="f3347" draw:formula="497595*logheight/1849426"/>
              <draw:equation draw:name="f3348" draw:formula="4241743*logwidth/6386648"/>
              <draw:equation draw:name="f3349" draw:formula="479571*logheight/1849426"/>
              <draw:equation draw:name="f3350" draw:formula="3821173*logwidth/6386648"/>
              <draw:equation draw:name="f3351" draw:formula="479571*logheight/1849426"/>
              <draw:equation draw:name="f3352" draw:formula="3839198*logwidth/6386648"/>
              <draw:equation draw:name="f3353" draw:formula="497595*logheight/1849426"/>
              <draw:equation draw:name="f3354" draw:formula="3821173*logwidth/6386648"/>
              <draw:equation draw:name="f3355" draw:formula="515620*logheight/1849426"/>
              <draw:equation draw:name="f3356" draw:formula="3803149*logwidth/6386648"/>
              <draw:equation draw:name="f3357" draw:formula="497595*logheight/1849426"/>
              <draw:equation draw:name="f3358" draw:formula="3821173*logwidth/6386648"/>
              <draw:equation draw:name="f3359" draw:formula="479571*logheight/1849426"/>
              <draw:equation draw:name="f3360" draw:formula="3364555*logwidth/6386648"/>
              <draw:equation draw:name="f3361" draw:formula="479571*logheight/1849426"/>
              <draw:equation draw:name="f3362" draw:formula="3382580*logwidth/6386648"/>
              <draw:equation draw:name="f3363" draw:formula="497595*logheight/1849426"/>
              <draw:equation draw:name="f3364" draw:formula="3364555*logwidth/6386648"/>
              <draw:equation draw:name="f3365" draw:formula="515620*logheight/1849426"/>
              <draw:equation draw:name="f3366" draw:formula="3346531*logwidth/6386648"/>
              <draw:equation draw:name="f3367" draw:formula="497595*logheight/1849426"/>
              <draw:equation draw:name="f3368" draw:formula="3364555*logwidth/6386648"/>
              <draw:equation draw:name="f3369" draw:formula="479571*logheight/1849426"/>
              <draw:equation draw:name="f3370" draw:formula="1093480*logwidth/6386648"/>
              <draw:equation draw:name="f3371" draw:formula="479571*logheight/1849426"/>
              <draw:equation draw:name="f3372" draw:formula="1111505*logwidth/6386648"/>
              <draw:equation draw:name="f3373" draw:formula="497595*logheight/1849426"/>
              <draw:equation draw:name="f3374" draw:formula="1093480*logwidth/6386648"/>
              <draw:equation draw:name="f3375" draw:formula="515620*logheight/1849426"/>
              <draw:equation draw:name="f3376" draw:formula="1075456*logwidth/6386648"/>
              <draw:equation draw:name="f3377" draw:formula="497595*logheight/1849426"/>
              <draw:equation draw:name="f3378" draw:formula="1093480*logwidth/6386648"/>
              <draw:equation draw:name="f3379" draw:formula="479571*logheight/1849426"/>
              <draw:equation draw:name="f3380" draw:formula="5299175*logwidth/6386648"/>
              <draw:equation draw:name="f3381" draw:formula="473563*logheight/1849426"/>
              <draw:equation draw:name="f3382" draw:formula="5317200*logwidth/6386648"/>
              <draw:equation draw:name="f3383" draw:formula="491587*logheight/1849426"/>
              <draw:equation draw:name="f3384" draw:formula="5299175*logwidth/6386648"/>
              <draw:equation draw:name="f3385" draw:formula="509612*logheight/1849426"/>
              <draw:equation draw:name="f3386" draw:formula="5281150*logwidth/6386648"/>
              <draw:equation draw:name="f3387" draw:formula="491587*logheight/1849426"/>
              <draw:equation draw:name="f3388" draw:formula="5299175*logwidth/6386648"/>
              <draw:equation draw:name="f3389" draw:formula="473563*logheight/1849426"/>
              <draw:equation draw:name="f3390" draw:formula="4506101*logwidth/6386648"/>
              <draw:equation draw:name="f3391" draw:formula="473563*logheight/1849426"/>
              <draw:equation draw:name="f3392" draw:formula="4524126*logwidth/6386648"/>
              <draw:equation draw:name="f3393" draw:formula="491587*logheight/1849426"/>
              <draw:equation draw:name="f3394" draw:formula="4506101*logwidth/6386648"/>
              <draw:equation draw:name="f3395" draw:formula="509612*logheight/1849426"/>
              <draw:equation draw:name="f3396" draw:formula="4488077*logwidth/6386648"/>
              <draw:equation draw:name="f3397" draw:formula="491587*logheight/1849426"/>
              <draw:equation draw:name="f3398" draw:formula="4506101*logwidth/6386648"/>
              <draw:equation draw:name="f3399" draw:formula="473563*logheight/1849426"/>
              <draw:equation draw:name="f3400" draw:formula="4115572*logwidth/6386648"/>
              <draw:equation draw:name="f3401" draw:formula="473563*logheight/1849426"/>
              <draw:equation draw:name="f3402" draw:formula="4133597*logwidth/6386648"/>
              <draw:equation draw:name="f3403" draw:formula="491587*logheight/1849426"/>
              <draw:equation draw:name="f3404" draw:formula="4115572*logwidth/6386648"/>
              <draw:equation draw:name="f3405" draw:formula="509612*logheight/1849426"/>
              <draw:equation draw:name="f3406" draw:formula="4097548*logwidth/6386648"/>
              <draw:equation draw:name="f3407" draw:formula="491587*logheight/1849426"/>
              <draw:equation draw:name="f3408" draw:formula="4115572*logwidth/6386648"/>
              <draw:equation draw:name="f3409" draw:formula="473563*logheight/1849426"/>
              <draw:equation draw:name="f3410" draw:formula="2295107*logwidth/6386648"/>
              <draw:equation draw:name="f3411" draw:formula="473563*logheight/1849426"/>
              <draw:equation draw:name="f3412" draw:formula="2313132*logwidth/6386648"/>
              <draw:equation draw:name="f3413" draw:formula="491587*logheight/1849426"/>
              <draw:equation draw:name="f3414" draw:formula="2295107*logwidth/6386648"/>
              <draw:equation draw:name="f3415" draw:formula="509612*logheight/1849426"/>
              <draw:equation draw:name="f3416" draw:formula="2277083*logwidth/6386648"/>
              <draw:equation draw:name="f3417" draw:formula="491587*logheight/1849426"/>
              <draw:equation draw:name="f3418" draw:formula="2295107*logwidth/6386648"/>
              <draw:equation draw:name="f3419" draw:formula="473563*logheight/1849426"/>
              <draw:equation draw:name="f3420" draw:formula="1838489*logwidth/6386648"/>
              <draw:equation draw:name="f3421" draw:formula="473563*logheight/1849426"/>
              <draw:equation draw:name="f3422" draw:formula="1856514*logwidth/6386648"/>
              <draw:equation draw:name="f3423" draw:formula="491587*logheight/1849426"/>
              <draw:equation draw:name="f3424" draw:formula="1838489*logwidth/6386648"/>
              <draw:equation draw:name="f3425" draw:formula="509612*logheight/1849426"/>
              <draw:equation draw:name="f3426" draw:formula="1820465*logwidth/6386648"/>
              <draw:equation draw:name="f3427" draw:formula="491587*logheight/1849426"/>
              <draw:equation draw:name="f3428" draw:formula="1838489*logwidth/6386648"/>
              <draw:equation draw:name="f3429" draw:formula="473563*logheight/1849426"/>
              <draw:equation draw:name="f3430" draw:formula="2889912*logwidth/6386648"/>
              <draw:equation draw:name="f3431" draw:formula="467555*logheight/1849426"/>
              <draw:equation draw:name="f3432" draw:formula="2907937*logwidth/6386648"/>
              <draw:equation draw:name="f3433" draw:formula="485580*logheight/1849426"/>
              <draw:equation draw:name="f3434" draw:formula="2889912*logwidth/6386648"/>
              <draw:equation draw:name="f3435" draw:formula="503604*logheight/1849426"/>
              <draw:equation draw:name="f3436" draw:formula="2871888*logwidth/6386648"/>
              <draw:equation draw:name="f3437" draw:formula="485580*logheight/1849426"/>
              <draw:equation draw:name="f3438" draw:formula="2889912*logwidth/6386648"/>
              <draw:equation draw:name="f3439" draw:formula="467555*logheight/1849426"/>
              <draw:equation draw:name="f3440" draw:formula="2108855*logwidth/6386648"/>
              <draw:equation draw:name="f3441" draw:formula="467555*logheight/1849426"/>
              <draw:equation draw:name="f3442" draw:formula="2126880*logwidth/6386648"/>
              <draw:equation draw:name="f3443" draw:formula="485580*logheight/1849426"/>
              <draw:equation draw:name="f3444" draw:formula="2108855*logwidth/6386648"/>
              <draw:equation draw:name="f3445" draw:formula="503604*logheight/1849426"/>
              <draw:equation draw:name="f3446" draw:formula="2090831*logwidth/6386648"/>
              <draw:equation draw:name="f3447" draw:formula="485580*logheight/1849426"/>
              <draw:equation draw:name="f3448" draw:formula="2108855*logwidth/6386648"/>
              <draw:equation draw:name="f3449" draw:formula="467555*logheight/1849426"/>
              <draw:equation draw:name="f3450" draw:formula="1616189*logwidth/6386648"/>
              <draw:equation draw:name="f3451" draw:formula="467555*logheight/1849426"/>
              <draw:equation draw:name="f3452" draw:formula="1634213*logwidth/6386648"/>
              <draw:equation draw:name="f3453" draw:formula="485580*logheight/1849426"/>
              <draw:equation draw:name="f3454" draw:formula="1616189*logwidth/6386648"/>
              <draw:equation draw:name="f3455" draw:formula="503604*logheight/1849426"/>
              <draw:equation draw:name="f3456" draw:formula="1598164*logwidth/6386648"/>
              <draw:equation draw:name="f3457" draw:formula="485580*logheight/1849426"/>
              <draw:equation draw:name="f3458" draw:formula="1616189*logwidth/6386648"/>
              <draw:equation draw:name="f3459" draw:formula="467555*logheight/1849426"/>
              <draw:equation draw:name="f3460" draw:formula="330447*logwidth/6386648"/>
              <draw:equation draw:name="f3461" draw:formula="467555*logheight/1849426"/>
              <draw:equation draw:name="f3462" draw:formula="348472*logwidth/6386648"/>
              <draw:equation draw:name="f3463" draw:formula="485580*logheight/1849426"/>
              <draw:equation draw:name="f3464" draw:formula="330447*logwidth/6386648"/>
              <draw:equation draw:name="f3465" draw:formula="503604*logheight/1849426"/>
              <draw:equation draw:name="f3466" draw:formula="312423*logwidth/6386648"/>
              <draw:equation draw:name="f3467" draw:formula="485580*logheight/1849426"/>
              <draw:equation draw:name="f3468" draw:formula="330447*logwidth/6386648"/>
              <draw:equation draw:name="f3469" draw:formula="467555*logheight/1849426"/>
              <draw:equation draw:name="f3470" draw:formula="3935328*logwidth/6386648"/>
              <draw:equation draw:name="f3471" draw:formula="461547*logheight/1849426"/>
              <draw:equation draw:name="f3472" draw:formula="3953353*logwidth/6386648"/>
              <draw:equation draw:name="f3473" draw:formula="479571*logheight/1849426"/>
              <draw:equation draw:name="f3474" draw:formula="3935328*logwidth/6386648"/>
              <draw:equation draw:name="f3475" draw:formula="497596*logheight/1849426"/>
              <draw:equation draw:name="f3476" draw:formula="3917304*logwidth/6386648"/>
              <draw:equation draw:name="f3477" draw:formula="479571*logheight/1849426"/>
              <draw:equation draw:name="f3478" draw:formula="3935328*logwidth/6386648"/>
              <draw:equation draw:name="f3479" draw:formula="461547*logheight/1849426"/>
              <draw:equation draw:name="f3480" draw:formula="6224427*logwidth/6386648"/>
              <draw:equation draw:name="f3481" draw:formula="455539*logheight/1849426"/>
              <draw:equation draw:name="f3482" draw:formula="6242452*logwidth/6386648"/>
              <draw:equation draw:name="f3483" draw:formula="473563*logheight/1849426"/>
              <draw:equation draw:name="f3484" draw:formula="6224427*logwidth/6386648"/>
              <draw:equation draw:name="f3485" draw:formula="491588*logheight/1849426"/>
              <draw:equation draw:name="f3486" draw:formula="6206403*logwidth/6386648"/>
              <draw:equation draw:name="f3487" draw:formula="473563*logheight/1849426"/>
              <draw:equation draw:name="f3488" draw:formula="6224427*logwidth/6386648"/>
              <draw:equation draw:name="f3489" draw:formula="455539*logheight/1849426"/>
              <draw:equation draw:name="f3490" draw:formula="6110273*logwidth/6386648"/>
              <draw:equation draw:name="f3491" draw:formula="455539*logheight/1849426"/>
              <draw:equation draw:name="f3492" draw:formula="6128298*logwidth/6386648"/>
              <draw:equation draw:name="f3493" draw:formula="473563*logheight/1849426"/>
              <draw:equation draw:name="f3494" draw:formula="6110273*logwidth/6386648"/>
              <draw:equation draw:name="f3495" draw:formula="491588*logheight/1849426"/>
              <draw:equation draw:name="f3496" draw:formula="6092248*logwidth/6386648"/>
              <draw:equation draw:name="f3497" draw:formula="473563*logheight/1849426"/>
              <draw:equation draw:name="f3498" draw:formula="6110273*logwidth/6386648"/>
              <draw:equation draw:name="f3499" draw:formula="455539*logheight/1849426"/>
              <draw:equation draw:name="f3500" draw:formula="3496734*logwidth/6386648"/>
              <draw:equation draw:name="f3501" draw:formula="455539*logheight/1849426"/>
              <draw:equation draw:name="f3502" draw:formula="3514759*logwidth/6386648"/>
              <draw:equation draw:name="f3503" draw:formula="473563*logheight/1849426"/>
              <draw:equation draw:name="f3504" draw:formula="3496734*logwidth/6386648"/>
              <draw:equation draw:name="f3505" draw:formula="491588*logheight/1849426"/>
              <draw:equation draw:name="f3506" draw:formula="3478709*logwidth/6386648"/>
              <draw:equation draw:name="f3507" draw:formula="473563*logheight/1849426"/>
              <draw:equation draw:name="f3508" draw:formula="3496734*logwidth/6386648"/>
              <draw:equation draw:name="f3509" draw:formula="455539*logheight/1849426"/>
              <draw:equation draw:name="f3510" draw:formula="1333805*logwidth/6386648"/>
              <draw:equation draw:name="f3511" draw:formula="455539*logheight/1849426"/>
              <draw:equation draw:name="f3512" draw:formula="1351830*logwidth/6386648"/>
              <draw:equation draw:name="f3513" draw:formula="473563*logheight/1849426"/>
              <draw:equation draw:name="f3514" draw:formula="1333805*logwidth/6386648"/>
              <draw:equation draw:name="f3515" draw:formula="491588*logheight/1849426"/>
              <draw:equation draw:name="f3516" draw:formula="1315781*logwidth/6386648"/>
              <draw:equation draw:name="f3517" draw:formula="473563*logheight/1849426"/>
              <draw:equation draw:name="f3518" draw:formula="1333805*logwidth/6386648"/>
              <draw:equation draw:name="f3519" draw:formula="455539*logheight/1849426"/>
              <draw:equation draw:name="f3520" draw:formula="2727693*logwidth/6386648"/>
              <draw:equation draw:name="f3521" draw:formula="449531*logheight/1849426"/>
              <draw:equation draw:name="f3522" draw:formula="2745718*logwidth/6386648"/>
              <draw:equation draw:name="f3523" draw:formula="467555*logheight/1849426"/>
              <draw:equation draw:name="f3524" draw:formula="2727693*logwidth/6386648"/>
              <draw:equation draw:name="f3525" draw:formula="485580*logheight/1849426"/>
              <draw:equation draw:name="f3526" draw:formula="2709669*logwidth/6386648"/>
              <draw:equation draw:name="f3527" draw:formula="467555*logheight/1849426"/>
              <draw:equation draw:name="f3528" draw:formula="2727693*logwidth/6386648"/>
              <draw:equation draw:name="f3529" draw:formula="449531*logheight/1849426"/>
              <draw:equation draw:name="f3530" draw:formula="2607530*logwidth/6386648"/>
              <draw:equation draw:name="f3531" draw:formula="449531*logheight/1849426"/>
              <draw:equation draw:name="f3532" draw:formula="2625555*logwidth/6386648"/>
              <draw:equation draw:name="f3533" draw:formula="467555*logheight/1849426"/>
              <draw:equation draw:name="f3534" draw:formula="2607530*logwidth/6386648"/>
              <draw:equation draw:name="f3535" draw:formula="485580*logheight/1849426"/>
              <draw:equation draw:name="f3536" draw:formula="2589506*logwidth/6386648"/>
              <draw:equation draw:name="f3537" draw:formula="467555*logheight/1849426"/>
              <draw:equation draw:name="f3538" draw:formula="2607530*logwidth/6386648"/>
              <draw:equation draw:name="f3539" draw:formula="449531*logheight/1849426"/>
              <draw:equation draw:name="f3540" draw:formula="5797850*logwidth/6386648"/>
              <draw:equation draw:name="f3541" draw:formula="443523*logheight/1849426"/>
              <draw:equation draw:name="f3542" draw:formula="5815875*logwidth/6386648"/>
              <draw:equation draw:name="f3543" draw:formula="461547*logheight/1849426"/>
              <draw:equation draw:name="f3544" draw:formula="5797850*logwidth/6386648"/>
              <draw:equation draw:name="f3545" draw:formula="479572*logheight/1849426"/>
              <draw:equation draw:name="f3546" draw:formula="5779826*logwidth/6386648"/>
              <draw:equation draw:name="f3547" draw:formula="461547*logheight/1849426"/>
              <draw:equation draw:name="f3548" draw:formula="5797850*logwidth/6386648"/>
              <draw:equation draw:name="f3549" draw:formula="443523*logheight/1849426"/>
              <draw:equation draw:name="f3550" draw:formula="5653655*logwidth/6386648"/>
              <draw:equation draw:name="f3551" draw:formula="443523*logheight/1849426"/>
              <draw:equation draw:name="f3552" draw:formula="5671680*logwidth/6386648"/>
              <draw:equation draw:name="f3553" draw:formula="461547*logheight/1849426"/>
              <draw:equation draw:name="f3554" draw:formula="5653655*logwidth/6386648"/>
              <draw:equation draw:name="f3555" draw:formula="479572*logheight/1849426"/>
              <draw:equation draw:name="f3556" draw:formula="5635631*logwidth/6386648"/>
              <draw:equation draw:name="f3557" draw:formula="461547*logheight/1849426"/>
              <draw:equation draw:name="f3558" draw:formula="5653655*logwidth/6386648"/>
              <draw:equation draw:name="f3559" draw:formula="443523*logheight/1849426"/>
              <draw:equation draw:name="f3560" draw:formula="96129*logwidth/6386648"/>
              <draw:equation draw:name="f3561" draw:formula="437514*logheight/1849426"/>
              <draw:equation draw:name="f3562" draw:formula="114154*logwidth/6386648"/>
              <draw:equation draw:name="f3563" draw:formula="455539*logheight/1849426"/>
              <draw:equation draw:name="f3564" draw:formula="96129*logwidth/6386648"/>
              <draw:equation draw:name="f3565" draw:formula="473563*logheight/1849426"/>
              <draw:equation draw:name="f3566" draw:formula="78105*logwidth/6386648"/>
              <draw:equation draw:name="f3567" draw:formula="455539*logheight/1849426"/>
              <draw:equation draw:name="f3568" draw:formula="96129*logwidth/6386648"/>
              <draw:equation draw:name="f3569" draw:formula="437514*logheight/1849426"/>
              <draw:equation draw:name="f3570" draw:formula="3058140*logwidth/6386648"/>
              <draw:equation draw:name="f3571" draw:formula="431506*logheight/1849426"/>
              <draw:equation draw:name="f3572" draw:formula="3076165*logwidth/6386648"/>
              <draw:equation draw:name="f3573" draw:formula="449530*logheight/1849426"/>
              <draw:equation draw:name="f3574" draw:formula="3058140*logwidth/6386648"/>
              <draw:equation draw:name="f3575" draw:formula="467555*logheight/1849426"/>
              <draw:equation draw:name="f3576" draw:formula="3040116*logwidth/6386648"/>
              <draw:equation draw:name="f3577" draw:formula="449530*logheight/1849426"/>
              <draw:equation draw:name="f3578" draw:formula="3058140*logwidth/6386648"/>
              <draw:equation draw:name="f3579" draw:formula="431506*logheight/1849426"/>
              <draw:equation draw:name="f3580" draw:formula="2493375*logwidth/6386648"/>
              <draw:equation draw:name="f3581" draw:formula="431506*logheight/1849426"/>
              <draw:equation draw:name="f3582" draw:formula="2511400*logwidth/6386648"/>
              <draw:equation draw:name="f3583" draw:formula="449530*logheight/1849426"/>
              <draw:equation draw:name="f3584" draw:formula="2493375*logwidth/6386648"/>
              <draw:equation draw:name="f3585" draw:formula="467555*logheight/1849426"/>
              <draw:equation draw:name="f3586" draw:formula="2475351*logwidth/6386648"/>
              <draw:equation draw:name="f3587" draw:formula="449530*logheight/1849426"/>
              <draw:equation draw:name="f3588" draw:formula="2493375*logwidth/6386648"/>
              <draw:equation draw:name="f3589" draw:formula="431506*logheight/1849426"/>
              <draw:equation draw:name="f3590" draw:formula="216292*logwidth/6386648"/>
              <draw:equation draw:name="f3591" draw:formula="431506*logheight/1849426"/>
              <draw:equation draw:name="f3592" draw:formula="234317*logwidth/6386648"/>
              <draw:equation draw:name="f3593" draw:formula="449530*logheight/1849426"/>
              <draw:equation draw:name="f3594" draw:formula="216292*logwidth/6386648"/>
              <draw:equation draw:name="f3595" draw:formula="467555*logheight/1849426"/>
              <draw:equation draw:name="f3596" draw:formula="198268*logwidth/6386648"/>
              <draw:equation draw:name="f3597" draw:formula="449530*logheight/1849426"/>
              <draw:equation draw:name="f3598" draw:formula="216292*logwidth/6386648"/>
              <draw:equation draw:name="f3599" draw:formula="431506*logheight/1849426"/>
              <draw:equation draw:name="f3600" draw:formula="4758442*logwidth/6386648"/>
              <draw:equation draw:name="f3601" draw:formula="425498*logheight/1849426"/>
              <draw:equation draw:name="f3602" draw:formula="4776467*logwidth/6386648"/>
              <draw:equation draw:name="f3603" draw:formula="443522*logheight/1849426"/>
              <draw:equation draw:name="f3604" draw:formula="4758442*logwidth/6386648"/>
              <draw:equation draw:name="f3605" draw:formula="461547*logheight/1849426"/>
              <draw:equation draw:name="f3606" draw:formula="4740417*logwidth/6386648"/>
              <draw:equation draw:name="f3607" draw:formula="443522*logheight/1849426"/>
              <draw:equation draw:name="f3608" draw:formula="4758442*logwidth/6386648"/>
              <draw:equation draw:name="f3609" draw:formula="425498*logheight/1849426"/>
              <draw:equation draw:name="f3610" draw:formula="1453968*logwidth/6386648"/>
              <draw:equation draw:name="f3611" draw:formula="425498*logheight/1849426"/>
              <draw:equation draw:name="f3612" draw:formula="1471993*logwidth/6386648"/>
              <draw:equation draw:name="f3613" draw:formula="443522*logheight/1849426"/>
              <draw:equation draw:name="f3614" draw:formula="1453968*logwidth/6386648"/>
              <draw:equation draw:name="f3615" draw:formula="461547*logheight/1849426"/>
              <draw:equation draw:name="f3616" draw:formula="1435944*logwidth/6386648"/>
              <draw:equation draw:name="f3617" draw:formula="443522*logheight/1849426"/>
              <draw:equation draw:name="f3618" draw:formula="1453968*logwidth/6386648"/>
              <draw:equation draw:name="f3619" draw:formula="425498*logheight/1849426"/>
              <draw:equation draw:name="f3620" draw:formula="552748*logwidth/6386648"/>
              <draw:equation draw:name="f3621" draw:formula="425498*logheight/1849426"/>
              <draw:equation draw:name="f3622" draw:formula="570773*logwidth/6386648"/>
              <draw:equation draw:name="f3623" draw:formula="443522*logheight/1849426"/>
              <draw:equation draw:name="f3624" draw:formula="552748*logwidth/6386648"/>
              <draw:equation draw:name="f3625" draw:formula="461547*logheight/1849426"/>
              <draw:equation draw:name="f3626" draw:formula="534724*logwidth/6386648"/>
              <draw:equation draw:name="f3627" draw:formula="443522*logheight/1849426"/>
              <draw:equation draw:name="f3628" draw:formula="552748*logwidth/6386648"/>
              <draw:equation draw:name="f3629" draw:formula="425498*logheight/1849426"/>
              <draw:equation draw:name="f3630" draw:formula="1742358*logwidth/6386648"/>
              <draw:equation draw:name="f3631" draw:formula="419490*logheight/1849426"/>
              <draw:equation draw:name="f3632" draw:formula="1760383*logwidth/6386648"/>
              <draw:equation draw:name="f3633" draw:formula="437514*logheight/1849426"/>
              <draw:equation draw:name="f3634" draw:formula="1742358*logwidth/6386648"/>
              <draw:equation draw:name="f3635" draw:formula="455539*logheight/1849426"/>
              <draw:equation draw:name="f3636" draw:formula="1724334*logwidth/6386648"/>
              <draw:equation draw:name="f3637" draw:formula="437514*logheight/1849426"/>
              <draw:equation draw:name="f3638" draw:formula="1742358*logwidth/6386648"/>
              <draw:equation draw:name="f3639" draw:formula="419490*logheight/1849426"/>
              <draw:equation draw:name="f3640" draw:formula="1183602*logwidth/6386648"/>
              <draw:equation draw:name="f3641" draw:formula="413482*logheight/1849426"/>
              <draw:equation draw:name="f3642" draw:formula="1201627*logwidth/6386648"/>
              <draw:equation draw:name="f3643" draw:formula="431506*logheight/1849426"/>
              <draw:equation draw:name="f3644" draw:formula="1183602*logwidth/6386648"/>
              <draw:equation draw:name="f3645" draw:formula="449531*logheight/1849426"/>
              <draw:equation draw:name="f3646" draw:formula="1165578*logwidth/6386648"/>
              <draw:equation draw:name="f3647" draw:formula="431506*logheight/1849426"/>
              <draw:equation draw:name="f3648" draw:formula="1183602*logwidth/6386648"/>
              <draw:equation draw:name="f3649" draw:formula="413482*logheight/1849426"/>
              <draw:equation draw:name="f3650" draw:formula="895212*logwidth/6386648"/>
              <draw:equation draw:name="f3651" draw:formula="413482*logheight/1849426"/>
              <draw:equation draw:name="f3652" draw:formula="913236*logwidth/6386648"/>
              <draw:equation draw:name="f3653" draw:formula="431506*logheight/1849426"/>
              <draw:equation draw:name="f3654" draw:formula="895212*logwidth/6386648"/>
              <draw:equation draw:name="f3655" draw:formula="449531*logheight/1849426"/>
              <draw:equation draw:name="f3656" draw:formula="877187*logwidth/6386648"/>
              <draw:equation draw:name="f3657" draw:formula="431506*logheight/1849426"/>
              <draw:equation draw:name="f3658" draw:formula="895212*logwidth/6386648"/>
              <draw:equation draw:name="f3659" draw:formula="413482*logheight/1849426"/>
              <draw:equation draw:name="f3660" draw:formula="672910*logwidth/6386648"/>
              <draw:equation draw:name="f3661" draw:formula="413482*logheight/1849426"/>
              <draw:equation draw:name="f3662" draw:formula="690935*logwidth/6386648"/>
              <draw:equation draw:name="f3663" draw:formula="431506*logheight/1849426"/>
              <draw:equation draw:name="f3664" draw:formula="672910*logwidth/6386648"/>
              <draw:equation draw:name="f3665" draw:formula="449531*logheight/1849426"/>
              <draw:equation draw:name="f3666" draw:formula="654886*logwidth/6386648"/>
              <draw:equation draw:name="f3667" draw:formula="431506*logheight/1849426"/>
              <draw:equation draw:name="f3668" draw:formula="672910*logwidth/6386648"/>
              <draw:equation draw:name="f3669" draw:formula="413482*logheight/1849426"/>
              <draw:equation draw:name="f3670" draw:formula="3719035*logwidth/6386648"/>
              <draw:equation draw:name="f3671" draw:formula="407474*logheight/1849426"/>
              <draw:equation draw:name="f3672" draw:formula="3737060*logwidth/6386648"/>
              <draw:equation draw:name="f3673" draw:formula="425499*logheight/1849426"/>
              <draw:equation draw:name="f3674" draw:formula="3719035*logwidth/6386648"/>
              <draw:equation draw:name="f3675" draw:formula="443523*logheight/1849426"/>
              <draw:equation draw:name="f3676" draw:formula="3701011*logwidth/6386648"/>
              <draw:equation draw:name="f3677" draw:formula="425499*logheight/1849426"/>
              <draw:equation draw:name="f3678" draw:formula="3719035*logwidth/6386648"/>
              <draw:equation draw:name="f3679" draw:formula="407474*logheight/1849426"/>
              <draw:equation draw:name="f3680" draw:formula="6002126*logwidth/6386648"/>
              <draw:equation draw:name="f3681" draw:formula="401466*logheight/1849426"/>
              <draw:equation draw:name="f3682" draw:formula="6020151*logwidth/6386648"/>
              <draw:equation draw:name="f3683" draw:formula="419490*logheight/1849426"/>
              <draw:equation draw:name="f3684" draw:formula="6002126*logwidth/6386648"/>
              <draw:equation draw:name="f3685" draw:formula="437515*logheight/1849426"/>
              <draw:equation draw:name="f3686" draw:formula="5984102*logwidth/6386648"/>
              <draw:equation draw:name="f3687" draw:formula="419490*logheight/1849426"/>
              <draw:equation draw:name="f3688" draw:formula="6002126*logwidth/6386648"/>
              <draw:equation draw:name="f3689" draw:formula="401466*logheight/1849426"/>
              <draw:equation draw:name="f3690" draw:formula="1970668*logwidth/6386648"/>
              <draw:equation draw:name="f3691" draw:formula="401466*logheight/1849426"/>
              <draw:equation draw:name="f3692" draw:formula="1988693*logwidth/6386648"/>
              <draw:equation draw:name="f3693" draw:formula="419490*logheight/1849426"/>
              <draw:equation draw:name="f3694" draw:formula="1970668*logwidth/6386648"/>
              <draw:equation draw:name="f3695" draw:formula="437515*logheight/1849426"/>
              <draw:equation draw:name="f3696" draw:formula="1952644*logwidth/6386648"/>
              <draw:equation draw:name="f3697" draw:formula="419490*logheight/1849426"/>
              <draw:equation draw:name="f3698" draw:formula="1970668*logwidth/6386648"/>
              <draw:equation draw:name="f3699" draw:formula="401466*logheight/1849426"/>
              <draw:equation draw:name="f3700" draw:formula="5533492*logwidth/6386648"/>
              <draw:equation draw:name="f3701" draw:formula="395457*logheight/1849426"/>
              <draw:equation draw:name="f3702" draw:formula="5551517*logwidth/6386648"/>
              <draw:equation draw:name="f3703" draw:formula="413481*logheight/1849426"/>
              <draw:equation draw:name="f3704" draw:formula="5533492*logwidth/6386648"/>
              <draw:equation draw:name="f3705" draw:formula="431506*logheight/1849426"/>
              <draw:equation draw:name="f3706" draw:formula="5515468*logwidth/6386648"/>
              <draw:equation draw:name="f3707" draw:formula="413481*logheight/1849426"/>
              <draw:equation draw:name="f3708" draw:formula="5533492*logwidth/6386648"/>
              <draw:equation draw:name="f3709" draw:formula="395457*logheight/1849426"/>
              <draw:equation draw:name="f3710" draw:formula="3166287*logwidth/6386648"/>
              <draw:equation draw:name="f3711" draw:formula="395457*logheight/1849426"/>
              <draw:equation draw:name="f3712" draw:formula="3184312*logwidth/6386648"/>
              <draw:equation draw:name="f3713" draw:formula="413481*logheight/1849426"/>
              <draw:equation draw:name="f3714" draw:formula="3166287*logwidth/6386648"/>
              <draw:equation draw:name="f3715" draw:formula="431506*logheight/1849426"/>
              <draw:equation draw:name="f3716" draw:formula="3148262*logwidth/6386648"/>
              <draw:equation draw:name="f3717" draw:formula="413481*logheight/1849426"/>
              <draw:equation draw:name="f3718" draw:formula="3166287*logwidth/6386648"/>
              <draw:equation draw:name="f3719" draw:formula="395457*logheight/1849426"/>
              <draw:equation draw:name="f3720" draw:formula="2373213*logwidth/6386648"/>
              <draw:equation draw:name="f3721" draw:formula="395457*logheight/1849426"/>
              <draw:equation draw:name="f3722" draw:formula="2391238*logwidth/6386648"/>
              <draw:equation draw:name="f3723" draw:formula="413481*logheight/1849426"/>
              <draw:equation draw:name="f3724" draw:formula="2373213*logwidth/6386648"/>
              <draw:equation draw:name="f3725" draw:formula="431506*logheight/1849426"/>
              <draw:equation draw:name="f3726" draw:formula="2355189*logwidth/6386648"/>
              <draw:equation draw:name="f3727" draw:formula="413481*logheight/1849426"/>
              <draw:equation draw:name="f3728" draw:formula="2373213*logwidth/6386648"/>
              <draw:equation draw:name="f3729" draw:formula="395457*logheight/1849426"/>
              <draw:equation draw:name="f3730" draw:formula="787065*logwidth/6386648"/>
              <draw:equation draw:name="f3731" draw:formula="395457*logheight/1849426"/>
              <draw:equation draw:name="f3732" draw:formula="805090*logwidth/6386648"/>
              <draw:equation draw:name="f3733" draw:formula="413481*logheight/1849426"/>
              <draw:equation draw:name="f3734" draw:formula="787065*logwidth/6386648"/>
              <draw:equation draw:name="f3735" draw:formula="431506*logheight/1849426"/>
              <draw:equation draw:name="f3736" draw:formula="769041*logwidth/6386648"/>
              <draw:equation draw:name="f3737" draw:formula="413481*logheight/1849426"/>
              <draw:equation draw:name="f3738" draw:formula="787065*logwidth/6386648"/>
              <draw:equation draw:name="f3739" draw:formula="395457*logheight/1849426"/>
              <draw:equation draw:name="f3740" draw:formula="6344591*logwidth/6386648"/>
              <draw:equation draw:name="f3741" draw:formula="389449*logheight/1849426"/>
              <draw:equation draw:name="f3742" draw:formula="6362615*logwidth/6386648"/>
              <draw:equation draw:name="f3743" draw:formula="407473*logheight/1849426"/>
              <draw:equation draw:name="f3744" draw:formula="6344591*logwidth/6386648"/>
              <draw:equation draw:name="f3745" draw:formula="425498*logheight/1849426"/>
              <draw:equation draw:name="f3746" draw:formula="6326566*logwidth/6386648"/>
              <draw:equation draw:name="f3747" draw:formula="407473*logheight/1849426"/>
              <draw:equation draw:name="f3748" draw:formula="6344591*logwidth/6386648"/>
              <draw:equation draw:name="f3749" draw:formula="389449*logheight/1849426"/>
              <draw:equation draw:name="f3750" draw:formula="5407321*logwidth/6386648"/>
              <draw:equation draw:name="f3751" draw:formula="383441*logheight/1849426"/>
              <draw:equation draw:name="f3752" draw:formula="5425346*logwidth/6386648"/>
              <draw:equation draw:name="f3753" draw:formula="401465*logheight/1849426"/>
              <draw:equation draw:name="f3754" draw:formula="5407321*logwidth/6386648"/>
              <draw:equation draw:name="f3755" draw:formula="419490*logheight/1849426"/>
              <draw:equation draw:name="f3756" draw:formula="5389297*logwidth/6386648"/>
              <draw:equation draw:name="f3757" draw:formula="401465*logheight/1849426"/>
              <draw:equation draw:name="f3758" draw:formula="5407321*logwidth/6386648"/>
              <draw:equation draw:name="f3759" draw:formula="383441*logheight/1849426"/>
              <draw:equation draw:name="f3760" draw:formula="5233085*logwidth/6386648"/>
              <draw:equation draw:name="f3761" draw:formula="383441*logheight/1849426"/>
              <draw:equation draw:name="f3762" draw:formula="5251110*logwidth/6386648"/>
              <draw:equation draw:name="f3763" draw:formula="401465*logheight/1849426"/>
              <draw:equation draw:name="f3764" draw:formula="5233085*logwidth/6386648"/>
              <draw:equation draw:name="f3765" draw:formula="419490*logheight/1849426"/>
              <draw:equation draw:name="f3766" draw:formula="5215061*logwidth/6386648"/>
              <draw:equation draw:name="f3767" draw:formula="401465*logheight/1849426"/>
              <draw:equation draw:name="f3768" draw:formula="5233085*logwidth/6386648"/>
              <draw:equation draw:name="f3769" draw:formula="383441*logheight/1849426"/>
              <draw:equation draw:name="f3770" draw:formula="4956711*logwidth/6386648"/>
              <draw:equation draw:name="f3771" draw:formula="383441*logheight/1849426"/>
              <draw:equation draw:name="f3772" draw:formula="4974736*logwidth/6386648"/>
              <draw:equation draw:name="f3773" draw:formula="401465*logheight/1849426"/>
              <draw:equation draw:name="f3774" draw:formula="4956711*logwidth/6386648"/>
              <draw:equation draw:name="f3775" draw:formula="419490*logheight/1849426"/>
              <draw:equation draw:name="f3776" draw:formula="4938687*logwidth/6386648"/>
              <draw:equation draw:name="f3777" draw:formula="401465*logheight/1849426"/>
              <draw:equation draw:name="f3778" draw:formula="4956711*logwidth/6386648"/>
              <draw:equation draw:name="f3779" draw:formula="383441*logheight/1849426"/>
              <draw:equation draw:name="f3780" draw:formula="3604880*logwidth/6386648"/>
              <draw:equation draw:name="f3781" draw:formula="377433*logheight/1849426"/>
              <draw:equation draw:name="f3782" draw:formula="3622905*logwidth/6386648"/>
              <draw:equation draw:name="f3783" draw:formula="395458*logheight/1849426"/>
              <draw:equation draw:name="f3784" draw:formula="3604880*logwidth/6386648"/>
              <draw:equation draw:name="f3785" draw:formula="413482*logheight/1849426"/>
              <draw:equation draw:name="f3786" draw:formula="3586856*logwidth/6386648"/>
              <draw:equation draw:name="f3787" draw:formula="395458*logheight/1849426"/>
              <draw:equation draw:name="f3788" draw:formula="3604880*logwidth/6386648"/>
              <draw:equation draw:name="f3789" draw:formula="377433*logheight/1849426"/>
              <draw:equation draw:name="f3790" draw:formula="5082882*logwidth/6386648"/>
              <draw:equation draw:name="f3791" draw:formula="371425*logheight/1849426"/>
              <draw:equation draw:name="f3792" draw:formula="5100907*logwidth/6386648"/>
              <draw:equation draw:name="f3793" draw:formula="389449*logheight/1849426"/>
              <draw:equation draw:name="f3794" draw:formula="5082882*logwidth/6386648"/>
              <draw:equation draw:name="f3795" draw:formula="407474*logheight/1849426"/>
              <draw:equation draw:name="f3796" draw:formula="5064858*logwidth/6386648"/>
              <draw:equation draw:name="f3797" draw:formula="389449*logheight/1849426"/>
              <draw:equation draw:name="f3798" draw:formula="5082882*logwidth/6386648"/>
              <draw:equation draw:name="f3799" draw:formula="371425*logheight/1849426"/>
              <draw:equation draw:name="f3800" draw:formula="4638280*logwidth/6386648"/>
              <draw:equation draw:name="f3801" draw:formula="371425*logheight/1849426"/>
              <draw:equation draw:name="f3802" draw:formula="4656305*logwidth/6386648"/>
              <draw:equation draw:name="f3803" draw:formula="389449*logheight/1849426"/>
              <draw:equation draw:name="f3804" draw:formula="4638280*logwidth/6386648"/>
              <draw:equation draw:name="f3805" draw:formula="407474*logheight/1849426"/>
              <draw:equation draw:name="f3806" draw:formula="4620255*logwidth/6386648"/>
              <draw:equation draw:name="f3807" draw:formula="389449*logheight/1849426"/>
              <draw:equation draw:name="f3808" draw:formula="4638280*logwidth/6386648"/>
              <draw:equation draw:name="f3809" draw:formula="371425*logheight/1849426"/>
              <draw:equation draw:name="f3810" draw:formula="4289808*logwidth/6386648"/>
              <draw:equation draw:name="f3811" draw:formula="371425*logheight/1849426"/>
              <draw:equation draw:name="f3812" draw:formula="4307833*logwidth/6386648"/>
              <draw:equation draw:name="f3813" draw:formula="389449*logheight/1849426"/>
              <draw:equation draw:name="f3814" draw:formula="4289808*logwidth/6386648"/>
              <draw:equation draw:name="f3815" draw:formula="407474*logheight/1849426"/>
              <draw:equation draw:name="f3816" draw:formula="4271784*logwidth/6386648"/>
              <draw:equation draw:name="f3817" draw:formula="389449*logheight/1849426"/>
              <draw:equation draw:name="f3818" draw:formula="4289808*logwidth/6386648"/>
              <draw:equation draw:name="f3819" draw:formula="371425*logheight/1849426"/>
              <draw:equation draw:name="f3820" draw:formula="3412620*logwidth/6386648"/>
              <draw:equation draw:name="f3821" draw:formula="371425*logheight/1849426"/>
              <draw:equation draw:name="f3822" draw:formula="3430645*logwidth/6386648"/>
              <draw:equation draw:name="f3823" draw:formula="389449*logheight/1849426"/>
              <draw:equation draw:name="f3824" draw:formula="3412620*logwidth/6386648"/>
              <draw:equation draw:name="f3825" draw:formula="407474*logheight/1849426"/>
              <draw:equation draw:name="f3826" draw:formula="3394596*logwidth/6386648"/>
              <draw:equation draw:name="f3827" draw:formula="389449*logheight/1849426"/>
              <draw:equation draw:name="f3828" draw:formula="3412620*logwidth/6386648"/>
              <draw:equation draw:name="f3829" draw:formula="371425*logheight/1849426"/>
              <draw:equation draw:name="f3830" draw:formula="3286449*logwidth/6386648"/>
              <draw:equation draw:name="f3831" draw:formula="371425*logheight/1849426"/>
              <draw:equation draw:name="f3832" draw:formula="3304474*logwidth/6386648"/>
              <draw:equation draw:name="f3833" draw:formula="389449*logheight/1849426"/>
              <draw:equation draw:name="f3834" draw:formula="3286449*logwidth/6386648"/>
              <draw:equation draw:name="f3835" draw:formula="407474*logheight/1849426"/>
              <draw:equation draw:name="f3836" draw:formula="3268424*logwidth/6386648"/>
              <draw:equation draw:name="f3837" draw:formula="389449*logheight/1849426"/>
              <draw:equation draw:name="f3838" draw:formula="3286449*logwidth/6386648"/>
              <draw:equation draw:name="f3839" draw:formula="371425*logheight/1849426"/>
              <draw:equation draw:name="f3840" draw:formula="2204985*logwidth/6386648"/>
              <draw:equation draw:name="f3841" draw:formula="371425*logheight/1849426"/>
              <draw:equation draw:name="f3842" draw:formula="2223010*logwidth/6386648"/>
              <draw:equation draw:name="f3843" draw:formula="389449*logheight/1849426"/>
              <draw:equation draw:name="f3844" draw:formula="2204985*logwidth/6386648"/>
              <draw:equation draw:name="f3845" draw:formula="407474*logheight/1849426"/>
              <draw:equation draw:name="f3846" draw:formula="2186961*logwidth/6386648"/>
              <draw:equation draw:name="f3847" draw:formula="389449*logheight/1849426"/>
              <draw:equation draw:name="f3848" draw:formula="2204985*logwidth/6386648"/>
              <draw:equation draw:name="f3849" draw:formula="371425*logheight/1849426"/>
              <draw:equation draw:name="f3850" draw:formula="1033398*logwidth/6386648"/>
              <draw:equation draw:name="f3851" draw:formula="371425*logheight/1849426"/>
              <draw:equation draw:name="f3852" draw:formula="1051423*logwidth/6386648"/>
              <draw:equation draw:name="f3853" draw:formula="389449*logheight/1849426"/>
              <draw:equation draw:name="f3854" draw:formula="1033398*logwidth/6386648"/>
              <draw:equation draw:name="f3855" draw:formula="407474*logheight/1849426"/>
              <draw:equation draw:name="f3856" draw:formula="1015374*logwidth/6386648"/>
              <draw:equation draw:name="f3857" draw:formula="389449*logheight/1849426"/>
              <draw:equation draw:name="f3858" draw:formula="1033398*logwidth/6386648"/>
              <draw:equation draw:name="f3859" draw:formula="371425*logheight/1849426"/>
              <draw:equation draw:name="f3860" draw:formula="432585*logwidth/6386648"/>
              <draw:equation draw:name="f3861" draw:formula="371425*logheight/1849426"/>
              <draw:equation draw:name="f3862" draw:formula="450610*logwidth/6386648"/>
              <draw:equation draw:name="f3863" draw:formula="389449*logheight/1849426"/>
              <draw:equation draw:name="f3864" draw:formula="432585*logwidth/6386648"/>
              <draw:equation draw:name="f3865" draw:formula="407474*logheight/1849426"/>
              <draw:equation draw:name="f3866" draw:formula="414561*logwidth/6386648"/>
              <draw:equation draw:name="f3867" draw:formula="389449*logheight/1849426"/>
              <draw:equation draw:name="f3868" draw:formula="432585*logwidth/6386648"/>
              <draw:equation draw:name="f3869" draw:formula="371425*logheight/1849426"/>
              <draw:equation draw:name="f3870" draw:formula="4037466*logwidth/6386648"/>
              <draw:equation draw:name="f3871" draw:formula="365417*logheight/1849426"/>
              <draw:equation draw:name="f3872" draw:formula="4055491*logwidth/6386648"/>
              <draw:equation draw:name="f3873" draw:formula="383441*logheight/1849426"/>
              <draw:equation draw:name="f3874" draw:formula="4037466*logwidth/6386648"/>
              <draw:equation draw:name="f3875" draw:formula="401466*logheight/1849426"/>
              <draw:equation draw:name="f3876" draw:formula="4019441*logwidth/6386648"/>
              <draw:equation draw:name="f3877" draw:formula="383441*logheight/1849426"/>
              <draw:equation draw:name="f3878" draw:formula="4037466*logwidth/6386648"/>
              <draw:equation draw:name="f3879" draw:formula="365417*logheight/1849426"/>
              <draw:equation draw:name="f3880" draw:formula="2943986*logwidth/6386648"/>
              <draw:equation draw:name="f3881" draw:formula="365417*logheight/1849426"/>
              <draw:equation draw:name="f3882" draw:formula="2962011*logwidth/6386648"/>
              <draw:equation draw:name="f3883" draw:formula="383441*logheight/1849426"/>
              <draw:equation draw:name="f3884" draw:formula="2943986*logwidth/6386648"/>
              <draw:equation draw:name="f3885" draw:formula="401466*logheight/1849426"/>
              <draw:equation draw:name="f3886" draw:formula="2925962*logwidth/6386648"/>
              <draw:equation draw:name="f3887" draw:formula="383441*logheight/1849426"/>
              <draw:equation draw:name="f3888" draw:formula="2943986*logwidth/6386648"/>
              <draw:equation draw:name="f3889" draw:formula="365417*logheight/1849426"/>
              <draw:equation draw:name="f3890" draw:formula="2811807*logwidth/6386648"/>
              <draw:equation draw:name="f3891" draw:formula="365417*logheight/1849426"/>
              <draw:equation draw:name="f3892" draw:formula="2829832*logwidth/6386648"/>
              <draw:equation draw:name="f3893" draw:formula="383441*logheight/1849426"/>
              <draw:equation draw:name="f3894" draw:formula="2811807*logwidth/6386648"/>
              <draw:equation draw:name="f3895" draw:formula="401466*logheight/1849426"/>
              <draw:equation draw:name="f3896" draw:formula="2793783*logwidth/6386648"/>
              <draw:equation draw:name="f3897" draw:formula="383441*logheight/1849426"/>
              <draw:equation draw:name="f3898" draw:formula="2811807*logwidth/6386648"/>
              <draw:equation draw:name="f3899" draw:formula="365417*logheight/1849426"/>
              <draw:equation draw:name="f3900" draw:formula="5899988*logwidth/6386648"/>
              <draw:equation draw:name="f3901" draw:formula="353401*logheight/1849426"/>
              <draw:equation draw:name="f3902" draw:formula="5918013*logwidth/6386648"/>
              <draw:equation draw:name="f3903" draw:formula="371425*logheight/1849426"/>
              <draw:equation draw:name="f3904" draw:formula="5899988*logwidth/6386648"/>
              <draw:equation draw:name="f3905" draw:formula="389450*logheight/1849426"/>
              <draw:equation draw:name="f3906" draw:formula="5881963*logwidth/6386648"/>
              <draw:equation draw:name="f3907" draw:formula="371425*logheight/1849426"/>
              <draw:equation draw:name="f3908" draw:formula="5899988*logwidth/6386648"/>
              <draw:equation draw:name="f3909" draw:formula="353401*logheight/1849426"/>
              <draw:equation draw:name="f3910" draw:formula="4842556*logwidth/6386648"/>
              <draw:equation draw:name="f3911" draw:formula="353401*logheight/1849426"/>
              <draw:equation draw:name="f3912" draw:formula="4860581*logwidth/6386648"/>
              <draw:equation draw:name="f3913" draw:formula="371425*logheight/1849426"/>
              <draw:equation draw:name="f3914" draw:formula="4842556*logwidth/6386648"/>
              <draw:equation draw:name="f3915" draw:formula="389450*logheight/1849426"/>
              <draw:equation draw:name="f3916" draw:formula="4824532*logwidth/6386648"/>
              <draw:equation draw:name="f3917" draw:formula="371425*logheight/1849426"/>
              <draw:equation draw:name="f3918" draw:formula="4842556*logwidth/6386648"/>
              <draw:equation draw:name="f3919" draw:formula="353401*logheight/1849426"/>
              <draw:equation draw:name="f3920" draw:formula="4518117*logwidth/6386648"/>
              <draw:equation draw:name="f3921" draw:formula="353401*logheight/1849426"/>
              <draw:equation draw:name="f3922" draw:formula="4536142*logwidth/6386648"/>
              <draw:equation draw:name="f3923" draw:formula="371425*logheight/1849426"/>
              <draw:equation draw:name="f3924" draw:formula="4518117*logwidth/6386648"/>
              <draw:equation draw:name="f3925" draw:formula="389450*logheight/1849426"/>
              <draw:equation draw:name="f3926" draw:formula="4500092*logwidth/6386648"/>
              <draw:equation draw:name="f3927" draw:formula="371425*logheight/1849426"/>
              <draw:equation draw:name="f3928" draw:formula="4518117*logwidth/6386648"/>
              <draw:equation draw:name="f3929" draw:formula="353401*logheight/1849426"/>
              <draw:equation draw:name="f3930" draw:formula="4403962*logwidth/6386648"/>
              <draw:equation draw:name="f3931" draw:formula="353401*logheight/1849426"/>
              <draw:equation draw:name="f3932" draw:formula="4421987*logwidth/6386648"/>
              <draw:equation draw:name="f3933" draw:formula="371425*logheight/1849426"/>
              <draw:equation draw:name="f3934" draw:formula="4403962*logwidth/6386648"/>
              <draw:equation draw:name="f3935" draw:formula="389450*logheight/1849426"/>
              <draw:equation draw:name="f3936" draw:formula="4385938*logwidth/6386648"/>
              <draw:equation draw:name="f3937" draw:formula="371425*logheight/1849426"/>
              <draw:equation draw:name="f3938" draw:formula="4403962*logwidth/6386648"/>
              <draw:equation draw:name="f3939" draw:formula="353401*logheight/1849426"/>
              <draw:equation draw:name="f3940" draw:formula="4151621*logwidth/6386648"/>
              <draw:equation draw:name="f3941" draw:formula="353401*logheight/1849426"/>
              <draw:equation draw:name="f3942" draw:formula="4169646*logwidth/6386648"/>
              <draw:equation draw:name="f3943" draw:formula="371425*logheight/1849426"/>
              <draw:equation draw:name="f3944" draw:formula="4151621*logwidth/6386648"/>
              <draw:equation draw:name="f3945" draw:formula="389450*logheight/1849426"/>
              <draw:equation draw:name="f3946" draw:formula="4133597*logwidth/6386648"/>
              <draw:equation draw:name="f3947" draw:formula="371425*logheight/1849426"/>
              <draw:equation draw:name="f3948" draw:formula="4151621*logwidth/6386648"/>
              <draw:equation draw:name="f3949" draw:formula="353401*logheight/1849426"/>
              <draw:equation draw:name="f3950" draw:formula="3911295*logwidth/6386648"/>
              <draw:equation draw:name="f3951" draw:formula="347392*logheight/1849426"/>
              <draw:equation draw:name="f3952" draw:formula="3929320*logwidth/6386648"/>
              <draw:equation draw:name="f3953" draw:formula="365417*logheight/1849426"/>
              <draw:equation draw:name="f3954" draw:formula="3911295*logwidth/6386648"/>
              <draw:equation draw:name="f3955" draw:formula="383441*logheight/1849426"/>
              <draw:equation draw:name="f3956" draw:formula="3893271*logwidth/6386648"/>
              <draw:equation draw:name="f3957" draw:formula="365417*logheight/1849426"/>
              <draw:equation draw:name="f3958" draw:formula="3911295*logwidth/6386648"/>
              <draw:equation draw:name="f3959" draw:formula="347392*logheight/1849426"/>
              <draw:equation draw:name="f3960" draw:formula="2078814*logwidth/6386648"/>
              <draw:equation draw:name="f3961" draw:formula="347392*logheight/1849426"/>
              <draw:equation draw:name="f3962" draw:formula="2096839*logwidth/6386648"/>
              <draw:equation draw:name="f3963" draw:formula="365417*logheight/1849426"/>
              <draw:equation draw:name="f3964" draw:formula="2078814*logwidth/6386648"/>
              <draw:equation draw:name="f3965" draw:formula="383441*logheight/1849426"/>
              <draw:equation draw:name="f3966" draw:formula="2060790*logwidth/6386648"/>
              <draw:equation draw:name="f3967" draw:formula="365417*logheight/1849426"/>
              <draw:equation draw:name="f3968" draw:formula="2078814*logwidth/6386648"/>
              <draw:equation draw:name="f3969" draw:formula="347392*logheight/1849426"/>
              <draw:equation draw:name="f3970" draw:formula="1345823*logwidth/6386648"/>
              <draw:equation draw:name="f3971" draw:formula="347392*logheight/1849426"/>
              <draw:equation draw:name="f3972" draw:formula="1363847*logwidth/6386648"/>
              <draw:equation draw:name="f3973" draw:formula="365417*logheight/1849426"/>
              <draw:equation draw:name="f3974" draw:formula="1345823*logwidth/6386648"/>
              <draw:equation draw:name="f3975" draw:formula="383441*logheight/1849426"/>
              <draw:equation draw:name="f3976" draw:formula="1327798*logwidth/6386648"/>
              <draw:equation draw:name="f3977" draw:formula="365417*logheight/1849426"/>
              <draw:equation draw:name="f3978" draw:formula="1345823*logwidth/6386648"/>
              <draw:equation draw:name="f3979" draw:formula="347392*logheight/1849426"/>
              <draw:equation draw:name="f3980" draw:formula="1556107*logwidth/6386648"/>
              <draw:equation draw:name="f3981" draw:formula="341384*logheight/1849426"/>
              <draw:equation draw:name="f3982" draw:formula="1574131*logwidth/6386648"/>
              <draw:equation draw:name="f3983" draw:formula="359408*logheight/1849426"/>
              <draw:equation draw:name="f3984" draw:formula="1556107*logwidth/6386648"/>
              <draw:equation draw:name="f3985" draw:formula="377433*logheight/1849426"/>
              <draw:equation draw:name="f3986" draw:formula="1538082*logwidth/6386648"/>
              <draw:equation draw:name="f3987" draw:formula="359408*logheight/1849426"/>
              <draw:equation draw:name="f3988" draw:formula="1556107*logwidth/6386648"/>
              <draw:equation draw:name="f3989" draw:formula="341384*logheight/1849426"/>
              <draw:equation draw:name="f3990" draw:formula="306414*logwidth/6386648"/>
              <draw:equation draw:name="f3991" draw:formula="341384*logheight/1849426"/>
              <draw:equation draw:name="f3992" draw:formula="324439*logwidth/6386648"/>
              <draw:equation draw:name="f3993" draw:formula="359408*logheight/1849426"/>
              <draw:equation draw:name="f3994" draw:formula="306414*logwidth/6386648"/>
              <draw:equation draw:name="f3995" draw:formula="377433*logheight/1849426"/>
              <draw:equation draw:name="f3996" draw:formula="288390*logwidth/6386648"/>
              <draw:equation draw:name="f3997" draw:formula="359408*logheight/1849426"/>
              <draw:equation draw:name="f3998" draw:formula="306414*logwidth/6386648"/>
              <draw:equation draw:name="f3999" draw:formula="341384*logheight/1849426"/>
              <draw:equation draw:name="f4000" draw:formula="6206403*logwidth/6386648"/>
              <draw:equation draw:name="f4001" draw:formula="335376*logheight/1849426"/>
              <draw:equation draw:name="f4002" draw:formula="6224428*logwidth/6386648"/>
              <draw:equation draw:name="f4003" draw:formula="353400*logheight/1849426"/>
              <draw:equation draw:name="f4004" draw:formula="6206403*logwidth/6386648"/>
              <draw:equation draw:name="f4005" draw:formula="371425*logheight/1849426"/>
              <draw:equation draw:name="f4006" draw:formula="6188379*logwidth/6386648"/>
              <draw:equation draw:name="f4007" draw:formula="353400*logheight/1849426"/>
              <draw:equation draw:name="f4008" draw:formula="6206403*logwidth/6386648"/>
              <draw:equation draw:name="f4009" draw:formula="335376*logheight/1849426"/>
              <draw:equation draw:name="f4010" draw:formula="1670261*logwidth/6386648"/>
              <draw:equation draw:name="f4011" draw:formula="335376*logheight/1849426"/>
              <draw:equation draw:name="f4012" draw:formula="1688286*logwidth/6386648"/>
              <draw:equation draw:name="f4013" draw:formula="353400*logheight/1849426"/>
              <draw:equation draw:name="f4014" draw:formula="1670261*logwidth/6386648"/>
              <draw:equation draw:name="f4015" draw:formula="371425*logheight/1849426"/>
              <draw:equation draw:name="f4016" draw:formula="1652237*logwidth/6386648"/>
              <draw:equation draw:name="f4017" draw:formula="353400*logheight/1849426"/>
              <draw:equation draw:name="f4018" draw:formula="1670261*logwidth/6386648"/>
              <draw:equation draw:name="f4019" draw:formula="335376*logheight/1849426"/>
              <draw:equation draw:name="f4020" draw:formula="5767809*logwidth/6386648"/>
              <draw:equation draw:name="f4021" draw:formula="329368*logheight/1849426"/>
              <draw:equation draw:name="f4022" draw:formula="5785834*logwidth/6386648"/>
              <draw:equation draw:name="f4023" draw:formula="347392*logheight/1849426"/>
              <draw:equation draw:name="f4024" draw:formula="5767809*logwidth/6386648"/>
              <draw:equation draw:name="f4025" draw:formula="365417*logheight/1849426"/>
              <draw:equation draw:name="f4026" draw:formula="5749785*logwidth/6386648"/>
              <draw:equation draw:name="f4027" draw:formula="347392*logheight/1849426"/>
              <draw:equation draw:name="f4028" draw:formula="5767809*logwidth/6386648"/>
              <draw:equation draw:name="f4029" draw:formula="329368*logheight/1849426"/>
              <draw:equation draw:name="f4030" draw:formula="3797141*logwidth/6386648"/>
              <draw:equation draw:name="f4031" draw:formula="329368*logheight/1849426"/>
              <draw:equation draw:name="f4032" draw:formula="3815166*logwidth/6386648"/>
              <draw:equation draw:name="f4033" draw:formula="347392*logheight/1849426"/>
              <draw:equation draw:name="f4034" draw:formula="3797141*logwidth/6386648"/>
              <draw:equation draw:name="f4035" draw:formula="365417*logheight/1849426"/>
              <draw:equation draw:name="f4036" draw:formula="3779116*logwidth/6386648"/>
              <draw:equation draw:name="f4037" draw:formula="347392*logheight/1849426"/>
              <draw:equation draw:name="f4038" draw:formula="3797141*logwidth/6386648"/>
              <draw:equation draw:name="f4039" draw:formula="329368*logheight/1849426"/>
              <draw:equation draw:name="f4040" draw:formula="2673619*logwidth/6386648"/>
              <draw:equation draw:name="f4041" draw:formula="329368*logheight/1849426"/>
              <draw:equation draw:name="f4042" draw:formula="2691644*logwidth/6386648"/>
              <draw:equation draw:name="f4043" draw:formula="347392*logheight/1849426"/>
              <draw:equation draw:name="f4044" draw:formula="2673619*logwidth/6386648"/>
              <draw:equation draw:name="f4045" draw:formula="365417*logheight/1849426"/>
              <draw:equation draw:name="f4046" draw:formula="2655595*logwidth/6386648"/>
              <draw:equation draw:name="f4047" draw:formula="347392*logheight/1849426"/>
              <draw:equation draw:name="f4048" draw:formula="2673619*logwidth/6386648"/>
              <draw:equation draw:name="f4049" draw:formula="329368*logheight/1849426"/>
              <draw:equation draw:name="f4050" draw:formula="1898570*logwidth/6386648"/>
              <draw:equation draw:name="f4051" draw:formula="329368*logheight/1849426"/>
              <draw:equation draw:name="f4052" draw:formula="1916595*logwidth/6386648"/>
              <draw:equation draw:name="f4053" draw:formula="347392*logheight/1849426"/>
              <draw:equation draw:name="f4054" draw:formula="1898570*logwidth/6386648"/>
              <draw:equation draw:name="f4055" draw:formula="365417*logheight/1849426"/>
              <draw:equation draw:name="f4056" draw:formula="1880546*logwidth/6386648"/>
              <draw:equation draw:name="f4057" draw:formula="347392*logheight/1849426"/>
              <draw:equation draw:name="f4058" draw:formula="1898570*logwidth/6386648"/>
              <draw:equation draw:name="f4059" draw:formula="329368*logheight/1849426"/>
              <draw:equation draw:name="f4060" draw:formula="66089*logwidth/6386648"/>
              <draw:equation draw:name="f4061" draw:formula="323360*logheight/1849426"/>
              <draw:equation draw:name="f4062" draw:formula="84114*logwidth/6386648"/>
              <draw:equation draw:name="f4063" draw:formula="341384*logheight/1849426"/>
              <draw:equation draw:name="f4064" draw:formula="66089*logwidth/6386648"/>
              <draw:equation draw:name="f4065" draw:formula="359409*logheight/1849426"/>
              <draw:equation draw:name="f4066" draw:formula="48065*logwidth/6386648"/>
              <draw:equation draw:name="f4067" draw:formula="341384*logheight/1849426"/>
              <draw:equation draw:name="f4068" draw:formula="66089*logwidth/6386648"/>
              <draw:equation draw:name="f4069" draw:formula="323360*logheight/1849426"/>
              <draw:equation draw:name="f4070" draw:formula="5647646*logwidth/6386648"/>
              <draw:equation draw:name="f4071" draw:formula="317352*logheight/1849426"/>
              <draw:equation draw:name="f4072" draw:formula="5665671*logwidth/6386648"/>
              <draw:equation draw:name="f4073" draw:formula="335377*logheight/1849426"/>
              <draw:equation draw:name="f4074" draw:formula="5647646*logwidth/6386648"/>
              <draw:equation draw:name="f4075" draw:formula="353401*logheight/1849426"/>
              <draw:equation draw:name="f4076" draw:formula="5629622*logwidth/6386648"/>
              <draw:equation draw:name="f4077" draw:formula="335377*logheight/1849426"/>
              <draw:equation draw:name="f4078" draw:formula="5647646*logwidth/6386648"/>
              <draw:equation draw:name="f4079" draw:formula="317352*logheight/1849426"/>
              <draw:equation draw:name="f4080" draw:formula="3064148*logwidth/6386648"/>
              <draw:equation draw:name="f4081" draw:formula="311344*logheight/1849426"/>
              <draw:equation draw:name="f4082" draw:formula="3082173*logwidth/6386648"/>
              <draw:equation draw:name="f4083" draw:formula="329368*logheight/1849426"/>
              <draw:equation draw:name="f4084" draw:formula="3064148*logwidth/6386648"/>
              <draw:equation draw:name="f4085" draw:formula="347393*logheight/1849426"/>
              <draw:equation draw:name="f4086" draw:formula="3046124*logwidth/6386648"/>
              <draw:equation draw:name="f4087" draw:formula="329368*logheight/1849426"/>
              <draw:equation draw:name="f4088" draw:formula="3064148*logwidth/6386648"/>
              <draw:equation draw:name="f4089" draw:formula="311344*logheight/1849426"/>
              <draw:equation draw:name="f4090" draw:formula="2553457*logwidth/6386648"/>
              <draw:equation draw:name="f4091" draw:formula="311344*logheight/1849426"/>
              <draw:equation draw:name="f4092" draw:formula="2571482*logwidth/6386648"/>
              <draw:equation draw:name="f4093" draw:formula="329368*logheight/1849426"/>
              <draw:equation draw:name="f4094" draw:formula="2553457*logwidth/6386648"/>
              <draw:equation draw:name="f4095" draw:formula="347393*logheight/1849426"/>
              <draw:equation draw:name="f4096" draw:formula="2535433*logwidth/6386648"/>
              <draw:equation draw:name="f4097" draw:formula="329368*logheight/1849426"/>
              <draw:equation draw:name="f4098" draw:formula="2553457*logwidth/6386648"/>
              <draw:equation draw:name="f4099" draw:formula="311344*logheight/1849426"/>
              <draw:equation draw:name="f4100" draw:formula="6098257*logwidth/6386648"/>
              <draw:equation draw:name="f4101" draw:formula="305335*logheight/1849426"/>
              <draw:equation draw:name="f4102" draw:formula="6116282*logwidth/6386648"/>
              <draw:equation draw:name="f4103" draw:formula="323359*logheight/1849426"/>
              <draw:equation draw:name="f4104" draw:formula="6098257*logwidth/6386648"/>
              <draw:equation draw:name="f4105" draw:formula="341384*logheight/1849426"/>
              <draw:equation draw:name="f4106" draw:formula="6080233*logwidth/6386648"/>
              <draw:equation draw:name="f4107" draw:formula="323359*logheight/1849426"/>
              <draw:equation draw:name="f4108" draw:formula="6098257*logwidth/6386648"/>
              <draw:equation draw:name="f4109" draw:formula="305335*logheight/1849426"/>
              <draw:equation draw:name="f4110" draw:formula="1231667*logwidth/6386648"/>
              <draw:equation draw:name="f4111" draw:formula="305335*logheight/1849426"/>
              <draw:equation draw:name="f4112" draw:formula="1249692*logwidth/6386648"/>
              <draw:equation draw:name="f4113" draw:formula="323359*logheight/1849426"/>
              <draw:equation draw:name="f4114" draw:formula="1231667*logwidth/6386648"/>
              <draw:equation draw:name="f4115" draw:formula="341384*logheight/1849426"/>
              <draw:equation draw:name="f4116" draw:formula="1213643*logwidth/6386648"/>
              <draw:equation draw:name="f4117" draw:formula="323359*logheight/1849426"/>
              <draw:equation draw:name="f4118" draw:formula="1231667*logwidth/6386648"/>
              <draw:equation draw:name="f4119" draw:formula="305335*logheight/1849426"/>
              <draw:equation draw:name="f4120" draw:formula="174235*logwidth/6386648"/>
              <draw:equation draw:name="f4121" draw:formula="305335*logheight/1849426"/>
              <draw:equation draw:name="f4122" draw:formula="192260*logwidth/6386648"/>
              <draw:equation draw:name="f4123" draw:formula="323359*logheight/1849426"/>
              <draw:equation draw:name="f4124" draw:formula="174235*logwidth/6386648"/>
              <draw:equation draw:name="f4125" draw:formula="341384*logheight/1849426"/>
              <draw:equation draw:name="f4126" draw:formula="156211*logwidth/6386648"/>
              <draw:equation draw:name="f4127" draw:formula="323359*logheight/1849426"/>
              <draw:equation draw:name="f4128" draw:formula="174235*logwidth/6386648"/>
              <draw:equation draw:name="f4129" draw:formula="305335*logheight/1849426"/>
              <draw:equation draw:name="f4130" draw:formula="3520767*logwidth/6386648"/>
              <draw:equation draw:name="f4131" draw:formula="299327*logheight/1849426"/>
              <draw:equation draw:name="f4132" draw:formula="3538792*logwidth/6386648"/>
              <draw:equation draw:name="f4133" draw:formula="317351*logheight/1849426"/>
              <draw:equation draw:name="f4134" draw:formula="3520767*logwidth/6386648"/>
              <draw:equation draw:name="f4135" draw:formula="335376*logheight/1849426"/>
              <draw:equation draw:name="f4136" draw:formula="3502743*logwidth/6386648"/>
              <draw:equation draw:name="f4137" draw:formula="317351*logheight/1849426"/>
              <draw:equation draw:name="f4138" draw:formula="3520767*logwidth/6386648"/>
              <draw:equation draw:name="f4139" draw:formula="299327*logheight/1849426"/>
              <draw:equation draw:name="f4140" draw:formula="5347240*logwidth/6386648"/>
              <draw:equation draw:name="f4141" draw:formula="293319*logheight/1849426"/>
              <draw:equation draw:name="f4142" draw:formula="5365265*logwidth/6386648"/>
              <draw:equation draw:name="f4143" draw:formula="311343*logheight/1849426"/>
              <draw:equation draw:name="f4144" draw:formula="5347240*logwidth/6386648"/>
              <draw:equation draw:name="f4145" draw:formula="329368*logheight/1849426"/>
              <draw:equation draw:name="f4146" draw:formula="5329216*logwidth/6386648"/>
              <draw:equation draw:name="f4147" draw:formula="311343*logheight/1849426"/>
              <draw:equation draw:name="f4148" draw:formula="5347240*logwidth/6386648"/>
              <draw:equation draw:name="f4149" draw:formula="293319*logheight/1849426"/>
              <draw:equation draw:name="f4150" draw:formula="2439302*logwidth/6386648"/>
              <draw:equation draw:name="f4151" draw:formula="293319*logheight/1849426"/>
              <draw:equation draw:name="f4152" draw:formula="2457327*logwidth/6386648"/>
              <draw:equation draw:name="f4153" draw:formula="311343*logheight/1849426"/>
              <draw:equation draw:name="f4154" draw:formula="2439302*logwidth/6386648"/>
              <draw:equation draw:name="f4155" draw:formula="329368*logheight/1849426"/>
              <draw:equation draw:name="f4156" draw:formula="2421278*logwidth/6386648"/>
              <draw:equation draw:name="f4157" draw:formula="311343*logheight/1849426"/>
              <draw:equation draw:name="f4158" draw:formula="2439302*logwidth/6386648"/>
              <draw:equation draw:name="f4159" draw:formula="293319*logheight/1849426"/>
              <draw:equation draw:name="f4160" draw:formula="2301115*logwidth/6386648"/>
              <draw:equation draw:name="f4161" draw:formula="293319*logheight/1849426"/>
              <draw:equation draw:name="f4162" draw:formula="2319140*logwidth/6386648"/>
              <draw:equation draw:name="f4163" draw:formula="311343*logheight/1849426"/>
              <draw:equation draw:name="f4164" draw:formula="2301115*logwidth/6386648"/>
              <draw:equation draw:name="f4165" draw:formula="329368*logheight/1849426"/>
              <draw:equation draw:name="f4166" draw:formula="2283091*logwidth/6386648"/>
              <draw:equation draw:name="f4167" draw:formula="311343*logheight/1849426"/>
              <draw:equation draw:name="f4168" draw:formula="2301115*logwidth/6386648"/>
              <draw:equation draw:name="f4169" draw:formula="293319*logheight/1849426"/>
              <draw:equation draw:name="f4170" draw:formula="1447960*logwidth/6386648"/>
              <draw:equation draw:name="f4171" draw:formula="293319*logheight/1849426"/>
              <draw:equation draw:name="f4172" draw:formula="1465985*logwidth/6386648"/>
              <draw:equation draw:name="f4173" draw:formula="311343*logheight/1849426"/>
              <draw:equation draw:name="f4174" draw:formula="1447960*logwidth/6386648"/>
              <draw:equation draw:name="f4175" draw:formula="329368*logheight/1849426"/>
              <draw:equation draw:name="f4176" draw:formula="1429936*logwidth/6386648"/>
              <draw:equation draw:name="f4177" draw:formula="311343*logheight/1849426"/>
              <draw:equation draw:name="f4178" draw:formula="1447960*logwidth/6386648"/>
              <draw:equation draw:name="f4179" draw:formula="293319*logheight/1849426"/>
              <draw:equation draw:name="f4180" draw:formula="901219*logwidth/6386648"/>
              <draw:equation draw:name="f4181" draw:formula="293319*logheight/1849426"/>
              <draw:equation draw:name="f4182" draw:formula="919244*logwidth/6386648"/>
              <draw:equation draw:name="f4183" draw:formula="311343*logheight/1849426"/>
              <draw:equation draw:name="f4184" draw:formula="901219*logwidth/6386648"/>
              <draw:equation draw:name="f4185" draw:formula="329368*logheight/1849426"/>
              <draw:equation draw:name="f4186" draw:formula="883195*logwidth/6386648"/>
              <draw:equation draw:name="f4187" draw:formula="311343*logheight/1849426"/>
              <draw:equation draw:name="f4188" draw:formula="901219*logwidth/6386648"/>
              <draw:equation draw:name="f4189" draw:formula="293319*logheight/1849426"/>
              <draw:equation draw:name="f4190" draw:formula="552748*logwidth/6386648"/>
              <draw:equation draw:name="f4191" draw:formula="293319*logheight/1849426"/>
              <draw:equation draw:name="f4192" draw:formula="570773*logwidth/6386648"/>
              <draw:equation draw:name="f4193" draw:formula="311343*logheight/1849426"/>
              <draw:equation draw:name="f4194" draw:formula="552748*logwidth/6386648"/>
              <draw:equation draw:name="f4195" draw:formula="329368*logheight/1849426"/>
              <draw:equation draw:name="f4196" draw:formula="534724*logwidth/6386648"/>
              <draw:equation draw:name="f4197" draw:formula="311343*logheight/1849426"/>
              <draw:equation draw:name="f4198" draw:formula="552748*logwidth/6386648"/>
              <draw:equation draw:name="f4199" draw:formula="293319*logheight/1849426"/>
              <draw:equation draw:name="f4200" draw:formula="6326566*logwidth/6386648"/>
              <draw:equation draw:name="f4201" draw:formula="287311*logheight/1849426"/>
              <draw:equation draw:name="f4202" draw:formula="6344591*logwidth/6386648"/>
              <draw:equation draw:name="f4203" draw:formula="305336*logheight/1849426"/>
              <draw:equation draw:name="f4204" draw:formula="6326566*logwidth/6386648"/>
              <draw:equation draw:name="f4205" draw:formula="323360*logheight/1849426"/>
              <draw:equation draw:name="f4206" draw:formula="6308542*logwidth/6386648"/>
              <draw:equation draw:name="f4207" draw:formula="305336*logheight/1849426"/>
              <draw:equation draw:name="f4208" draw:formula="6326566*logwidth/6386648"/>
              <draw:equation draw:name="f4209" draw:formula="287311*logheight/1849426"/>
              <draw:equation draw:name="f4210" draw:formula="5503451*logwidth/6386648"/>
              <draw:equation draw:name="f4211" draw:formula="287311*logheight/1849426"/>
              <draw:equation draw:name="f4212" draw:formula="5521476*logwidth/6386648"/>
              <draw:equation draw:name="f4213" draw:formula="305336*logheight/1849426"/>
              <draw:equation draw:name="f4214" draw:formula="5503451*logwidth/6386648"/>
              <draw:equation draw:name="f4215" draw:formula="323360*logheight/1849426"/>
              <draw:equation draw:name="f4216" draw:formula="5485427*logwidth/6386648"/>
              <draw:equation draw:name="f4217" draw:formula="305336*logheight/1849426"/>
              <draw:equation draw:name="f4218" draw:formula="5503451*logwidth/6386648"/>
              <draw:equation draw:name="f4219" draw:formula="287311*logheight/1849426"/>
              <draw:equation draw:name="f4220" draw:formula="1808448*logwidth/6386648"/>
              <draw:equation draw:name="f4221" draw:formula="287311*logheight/1849426"/>
              <draw:equation draw:name="f4222" draw:formula="1826473*logwidth/6386648"/>
              <draw:equation draw:name="f4223" draw:formula="305336*logheight/1849426"/>
              <draw:equation draw:name="f4224" draw:formula="1808448*logwidth/6386648"/>
              <draw:equation draw:name="f4225" draw:formula="323360*logheight/1849426"/>
              <draw:equation draw:name="f4226" draw:formula="1790424*logwidth/6386648"/>
              <draw:equation draw:name="f4227" draw:formula="305336*logheight/1849426"/>
              <draw:equation draw:name="f4228" draw:formula="1808448*logwidth/6386648"/>
              <draw:equation draw:name="f4229" draw:formula="287311*logheight/1849426"/>
              <draw:equation draw:name="f4230" draw:formula="672910*logwidth/6386648"/>
              <draw:equation draw:name="f4231" draw:formula="287311*logheight/1849426"/>
              <draw:equation draw:name="f4232" draw:formula="690935*logwidth/6386648"/>
              <draw:equation draw:name="f4233" draw:formula="305336*logheight/1849426"/>
              <draw:equation draw:name="f4234" draw:formula="672910*logwidth/6386648"/>
              <draw:equation draw:name="f4235" draw:formula="323360*logheight/1849426"/>
              <draw:equation draw:name="f4236" draw:formula="654886*logwidth/6386648"/>
              <draw:equation draw:name="f4237" draw:formula="305336*logheight/1849426"/>
              <draw:equation draw:name="f4238" draw:formula="672910*logwidth/6386648"/>
              <draw:equation draw:name="f4239" draw:formula="287311*logheight/1849426"/>
              <draw:equation draw:name="f4240" draw:formula="4710377*logwidth/6386648"/>
              <draw:equation draw:name="f4241" draw:formula="275295*logheight/1849426"/>
              <draw:equation draw:name="f4242" draw:formula="4728402*logwidth/6386648"/>
              <draw:equation draw:name="f4243" draw:formula="293319*logheight/1849426"/>
              <draw:equation draw:name="f4244" draw:formula="4710377*logwidth/6386648"/>
              <draw:equation draw:name="f4245" draw:formula="311344*logheight/1849426"/>
              <draw:equation draw:name="f4246" draw:formula="4692353*logwidth/6386648"/>
              <draw:equation draw:name="f4247" draw:formula="293319*logheight/1849426"/>
              <draw:equation draw:name="f4248" draw:formula="4710377*logwidth/6386648"/>
              <draw:equation draw:name="f4249" draw:formula="275295*logheight/1849426"/>
              <draw:equation draw:name="f4250" draw:formula="4962719*logwidth/6386648"/>
              <draw:equation draw:name="f4251" draw:formula="269287*logheight/1849426"/>
              <draw:equation draw:name="f4252" draw:formula="4980744*logwidth/6386648"/>
              <draw:equation draw:name="f4253" draw:formula="287311*logheight/1849426"/>
              <draw:equation draw:name="f4254" draw:formula="4962719*logwidth/6386648"/>
              <draw:equation draw:name="f4255" draw:formula="305336*logheight/1849426"/>
              <draw:equation draw:name="f4256" draw:formula="4944695*logwidth/6386648"/>
              <draw:equation draw:name="f4257" draw:formula="287311*logheight/1849426"/>
              <draw:equation draw:name="f4258" draw:formula="4962719*logwidth/6386648"/>
              <draw:equation draw:name="f4259" draw:formula="269287*logheight/1849426"/>
              <draw:equation draw:name="f4260" draw:formula="3652945*logwidth/6386648"/>
              <draw:equation draw:name="f4261" draw:formula="269287*logheight/1849426"/>
              <draw:equation draw:name="f4262" draw:formula="3670970*logwidth/6386648"/>
              <draw:equation draw:name="f4263" draw:formula="287311*logheight/1849426"/>
              <draw:equation draw:name="f4264" draw:formula="3652945*logwidth/6386648"/>
              <draw:equation draw:name="f4265" draw:formula="305336*logheight/1849426"/>
              <draw:equation draw:name="f4266" draw:formula="3634921*logwidth/6386648"/>
              <draw:equation draw:name="f4267" draw:formula="287311*logheight/1849426"/>
              <draw:equation draw:name="f4268" draw:formula="3652945*logwidth/6386648"/>
              <draw:equation draw:name="f4269" draw:formula="269287*logheight/1849426"/>
              <draw:equation draw:name="f4270" draw:formula="1123520*logwidth/6386648"/>
              <draw:equation draw:name="f4271" draw:formula="269287*logheight/1849426"/>
              <draw:equation draw:name="f4272" draw:formula="1141545*logwidth/6386648"/>
              <draw:equation draw:name="f4273" draw:formula="287311*logheight/1849426"/>
              <draw:equation draw:name="f4274" draw:formula="1123520*logwidth/6386648"/>
              <draw:equation draw:name="f4275" draw:formula="305336*logheight/1849426"/>
              <draw:equation draw:name="f4276" draw:formula="1105496*logwidth/6386648"/>
              <draw:equation draw:name="f4277" draw:formula="287311*logheight/1849426"/>
              <draw:equation draw:name="f4278" draw:formula="1123520*logwidth/6386648"/>
              <draw:equation draw:name="f4279" draw:formula="269287*logheight/1849426"/>
              <draw:equation draw:name="f4280" draw:formula="5112922*logwidth/6386648"/>
              <draw:equation draw:name="f4281" draw:formula="263279*logheight/1849426"/>
              <draw:equation draw:name="f4282" draw:formula="5130947*logwidth/6386648"/>
              <draw:equation draw:name="f4283" draw:formula="281303*logheight/1849426"/>
              <draw:equation draw:name="f4284" draw:formula="5112922*logwidth/6386648"/>
              <draw:equation draw:name="f4285" draw:formula="299328*logheight/1849426"/>
              <draw:equation draw:name="f4286" draw:formula="5094898*logwidth/6386648"/>
              <draw:equation draw:name="f4287" draw:formula="281303*logheight/1849426"/>
              <draw:equation draw:name="f4288" draw:formula="5112922*logwidth/6386648"/>
              <draw:equation draw:name="f4289" draw:formula="263279*logheight/1849426"/>
              <draw:equation draw:name="f4290" draw:formula="4217710*logwidth/6386648"/>
              <draw:equation draw:name="f4291" draw:formula="263279*logheight/1849426"/>
              <draw:equation draw:name="f4292" draw:formula="4235735*logwidth/6386648"/>
              <draw:equation draw:name="f4293" draw:formula="281303*logheight/1849426"/>
              <draw:equation draw:name="f4294" draw:formula="4217710*logwidth/6386648"/>
              <draw:equation draw:name="f4295" draw:formula="299328*logheight/1849426"/>
              <draw:equation draw:name="f4296" draw:formula="4199685*logwidth/6386648"/>
              <draw:equation draw:name="f4297" draw:formula="281303*logheight/1849426"/>
              <draw:equation draw:name="f4298" draw:formula="4217710*logwidth/6386648"/>
              <draw:equation draw:name="f4299" draw:formula="263279*logheight/1849426"/>
              <draw:equation draw:name="f4300" draw:formula="3190319*logwidth/6386648"/>
              <draw:equation draw:name="f4301" draw:formula="263279*logheight/1849426"/>
              <draw:equation draw:name="f4302" draw:formula="3208344*logwidth/6386648"/>
              <draw:equation draw:name="f4303" draw:formula="281303*logheight/1849426"/>
              <draw:equation draw:name="f4304" draw:formula="3190319*logwidth/6386648"/>
              <draw:equation draw:name="f4305" draw:formula="299328*logheight/1849426"/>
              <draw:equation draw:name="f4306" draw:formula="3172295*logwidth/6386648"/>
              <draw:equation draw:name="f4307" draw:formula="281303*logheight/1849426"/>
              <draw:equation draw:name="f4308" draw:formula="3190319*logwidth/6386648"/>
              <draw:equation draw:name="f4309" draw:formula="263279*logheight/1849426"/>
              <draw:equation draw:name="f4310" draw:formula="5996118*logwidth/6386648"/>
              <draw:equation draw:name="f4311" draw:formula="257270*logheight/1849426"/>
              <draw:equation draw:name="f4312" draw:formula="6014143*logwidth/6386648"/>
              <draw:equation draw:name="f4313" draw:formula="275295*logheight/1849426"/>
              <draw:equation draw:name="f4314" draw:formula="5996118*logwidth/6386648"/>
              <draw:equation draw:name="f4315" draw:formula="293319*logheight/1849426"/>
              <draw:equation draw:name="f4316" draw:formula="5978094*logwidth/6386648"/>
              <draw:equation draw:name="f4317" draw:formula="275295*logheight/1849426"/>
              <draw:equation draw:name="f4318" draw:formula="5996118*logwidth/6386648"/>
              <draw:equation draw:name="f4319" draw:formula="257270*logheight/1849426"/>
              <draw:equation draw:name="f4320" draw:formula="5233085*logwidth/6386648"/>
              <draw:equation draw:name="f4321" draw:formula="257270*logheight/1849426"/>
              <draw:equation draw:name="f4322" draw:formula="5251110*logwidth/6386648"/>
              <draw:equation draw:name="f4323" draw:formula="275295*logheight/1849426"/>
              <draw:equation draw:name="f4324" draw:formula="5233085*logwidth/6386648"/>
              <draw:equation draw:name="f4325" draw:formula="293319*logheight/1849426"/>
              <draw:equation draw:name="f4326" draw:formula="5215061*logwidth/6386648"/>
              <draw:equation draw:name="f4327" draw:formula="275295*logheight/1849426"/>
              <draw:equation draw:name="f4328" draw:formula="5233085*logwidth/6386648"/>
              <draw:equation draw:name="f4329" draw:formula="257270*logheight/1849426"/>
              <draw:equation draw:name="f4330" draw:formula="4584206*logwidth/6386648"/>
              <draw:equation draw:name="f4331" draw:formula="257270*logheight/1849426"/>
              <draw:equation draw:name="f4332" draw:formula="4602231*logwidth/6386648"/>
              <draw:equation draw:name="f4333" draw:formula="275295*logheight/1849426"/>
              <draw:equation draw:name="f4334" draw:formula="4584206*logwidth/6386648"/>
              <draw:equation draw:name="f4335" draw:formula="293319*logheight/1849426"/>
              <draw:equation draw:name="f4336" draw:formula="4566182*logwidth/6386648"/>
              <draw:equation draw:name="f4337" draw:formula="275295*logheight/1849426"/>
              <draw:equation draw:name="f4338" draw:formula="4584206*logwidth/6386648"/>
              <draw:equation draw:name="f4339" draw:formula="257270*logheight/1849426"/>
              <draw:equation draw:name="f4340" draw:formula="2156921*logwidth/6386648"/>
              <draw:equation draw:name="f4341" draw:formula="257270*logheight/1849426"/>
              <draw:equation draw:name="f4342" draw:formula="2174945*logwidth/6386648"/>
              <draw:equation draw:name="f4343" draw:formula="275295*logheight/1849426"/>
              <draw:equation draw:name="f4344" draw:formula="2156921*logwidth/6386648"/>
              <draw:equation draw:name="f4345" draw:formula="293319*logheight/1849426"/>
              <draw:equation draw:name="f4346" draw:formula="2138896*logwidth/6386648"/>
              <draw:equation draw:name="f4347" draw:formula="275295*logheight/1849426"/>
              <draw:equation draw:name="f4348" draw:formula="2156921*logwidth/6386648"/>
              <draw:equation draw:name="f4349" draw:formula="257270*logheight/1849426"/>
              <draw:equation draw:name="f4350" draw:formula="781057*logwidth/6386648"/>
              <draw:equation draw:name="f4351" draw:formula="257270*logheight/1849426"/>
              <draw:equation draw:name="f4352" draw:formula="799082*logwidth/6386648"/>
              <draw:equation draw:name="f4353" draw:formula="275295*logheight/1849426"/>
              <draw:equation draw:name="f4354" draw:formula="781057*logwidth/6386648"/>
              <draw:equation draw:name="f4355" draw:formula="293319*logheight/1849426"/>
              <draw:equation draw:name="f4356" draw:formula="763033*logwidth/6386648"/>
              <draw:equation draw:name="f4357" draw:formula="275295*logheight/1849426"/>
              <draw:equation draw:name="f4358" draw:formula="781057*logwidth/6386648"/>
              <draw:equation draw:name="f4359" draw:formula="257270*logheight/1849426"/>
              <draw:equation draw:name="f4360" draw:formula="420569*logwidth/6386648"/>
              <draw:equation draw:name="f4361" draw:formula="257270*logheight/1849426"/>
              <draw:equation draw:name="f4362" draw:formula="438594*logwidth/6386648"/>
              <draw:equation draw:name="f4363" draw:formula="275295*logheight/1849426"/>
              <draw:equation draw:name="f4364" draw:formula="420569*logwidth/6386648"/>
              <draw:equation draw:name="f4365" draw:formula="293319*logheight/1849426"/>
              <draw:equation draw:name="f4366" draw:formula="402545*logwidth/6386648"/>
              <draw:equation draw:name="f4367" draw:formula="275295*logheight/1849426"/>
              <draw:equation draw:name="f4368" draw:formula="420569*logwidth/6386648"/>
              <draw:equation draw:name="f4369" draw:formula="257270*logheight/1849426"/>
              <draw:equation draw:name="f4370" draw:formula="5845915*logwidth/6386648"/>
              <draw:equation draw:name="f4371" draw:formula="245254*logheight/1849426"/>
              <draw:equation draw:name="f4372" draw:formula="5863940*logwidth/6386648"/>
              <draw:equation draw:name="f4373" draw:formula="263278*logheight/1849426"/>
              <draw:equation draw:name="f4374" draw:formula="5845915*logwidth/6386648"/>
              <draw:equation draw:name="f4375" draw:formula="281303*logheight/1849426"/>
              <draw:equation draw:name="f4376" draw:formula="5827891*logwidth/6386648"/>
              <draw:equation draw:name="f4377" draw:formula="263278*logheight/1849426"/>
              <draw:equation draw:name="f4378" draw:formula="5845915*logwidth/6386648"/>
              <draw:equation draw:name="f4379" draw:formula="245254*logheight/1849426"/>
              <draw:equation draw:name="f4380" draw:formula="4013434*logwidth/6386648"/>
              <draw:equation draw:name="f4381" draw:formula="245254*logheight/1849426"/>
              <draw:equation draw:name="f4382" draw:formula="4031459*logwidth/6386648"/>
              <draw:equation draw:name="f4383" draw:formula="263278*logheight/1849426"/>
              <draw:equation draw:name="f4384" draw:formula="4013434*logwidth/6386648"/>
              <draw:equation draw:name="f4385" draw:formula="281303*logheight/1849426"/>
              <draw:equation draw:name="f4386" draw:formula="3995410*logwidth/6386648"/>
              <draw:equation draw:name="f4387" draw:formula="263278*logheight/1849426"/>
              <draw:equation draw:name="f4388" draw:formula="4013434*logwidth/6386648"/>
              <draw:equation draw:name="f4389" draw:formula="245254*logheight/1849426"/>
              <draw:equation draw:name="f4390" draw:formula="2841847*logwidth/6386648"/>
              <draw:equation draw:name="f4391" draw:formula="245254*logheight/1849426"/>
              <draw:equation draw:name="f4392" draw:formula="2859872*logwidth/6386648"/>
              <draw:equation draw:name="f4393" draw:formula="263278*logheight/1849426"/>
              <draw:equation draw:name="f4394" draw:formula="2841847*logwidth/6386648"/>
              <draw:equation draw:name="f4395" draw:formula="281303*logheight/1849426"/>
              <draw:equation draw:name="f4396" draw:formula="2823823*logwidth/6386648"/>
              <draw:equation draw:name="f4397" draw:formula="263278*logheight/1849426"/>
              <draw:equation draw:name="f4398" draw:formula="2841847*logwidth/6386648"/>
              <draw:equation draw:name="f4399" draw:formula="245254*logheight/1849426"/>
              <draw:equation draw:name="f4400" draw:formula="2006717*logwidth/6386648"/>
              <draw:equation draw:name="f4401" draw:formula="245254*logheight/1849426"/>
              <draw:equation draw:name="f4402" draw:formula="2024741*logwidth/6386648"/>
              <draw:equation draw:name="f4403" draw:formula="263278*logheight/1849426"/>
              <draw:equation draw:name="f4404" draw:formula="2006717*logwidth/6386648"/>
              <draw:equation draw:name="f4405" draw:formula="281303*logheight/1849426"/>
              <draw:equation draw:name="f4406" draw:formula="1988692*logwidth/6386648"/>
              <draw:equation draw:name="f4407" draw:formula="263278*logheight/1849426"/>
              <draw:equation draw:name="f4408" draw:formula="2006717*logwidth/6386648"/>
              <draw:equation draw:name="f4409" draw:formula="245254*logheight/1849426"/>
              <draw:equation draw:name="f4410" draw:formula="1009366*logwidth/6386648"/>
              <draw:equation draw:name="f4411" draw:formula="245254*logheight/1849426"/>
              <draw:equation draw:name="f4412" draw:formula="1027391*logwidth/6386648"/>
              <draw:equation draw:name="f4413" draw:formula="263278*logheight/1849426"/>
              <draw:equation draw:name="f4414" draw:formula="1009366*logwidth/6386648"/>
              <draw:equation draw:name="f4415" draw:formula="281303*logheight/1849426"/>
              <draw:equation draw:name="f4416" draw:formula="991342*logwidth/6386648"/>
              <draw:equation draw:name="f4417" draw:formula="263278*logheight/1849426"/>
              <draw:equation draw:name="f4418" draw:formula="1009366*logwidth/6386648"/>
              <draw:equation draw:name="f4419" draw:formula="245254*logheight/1849426"/>
              <draw:equation draw:name="f4420" draw:formula="4337873*logwidth/6386648"/>
              <draw:equation draw:name="f4421" draw:formula="239246*logheight/1849426"/>
              <draw:equation draw:name="f4422" draw:formula="4355898*logwidth/6386648"/>
              <draw:equation draw:name="f4423" draw:formula="257270*logheight/1849426"/>
              <draw:equation draw:name="f4424" draw:formula="4337873*logwidth/6386648"/>
              <draw:equation draw:name="f4425" draw:formula="275295*logheight/1849426"/>
              <draw:equation draw:name="f4426" draw:formula="4319848*logwidth/6386648"/>
              <draw:equation draw:name="f4427" draw:formula="257270*logheight/1849426"/>
              <draw:equation draw:name="f4428" draw:formula="4337873*logwidth/6386648"/>
              <draw:equation draw:name="f4429" draw:formula="239246*logheight/1849426"/>
              <draw:equation draw:name="f4430" draw:formula="3310482*logwidth/6386648"/>
              <draw:equation draw:name="f4431" draw:formula="239246*logheight/1849426"/>
              <draw:equation draw:name="f4432" draw:formula="3328507*logwidth/6386648"/>
              <draw:equation draw:name="f4433" draw:formula="257270*logheight/1849426"/>
              <draw:equation draw:name="f4434" draw:formula="3310482*logwidth/6386648"/>
              <draw:equation draw:name="f4435" draw:formula="275295*logheight/1849426"/>
              <draw:equation draw:name="f4436" draw:formula="3292458*logwidth/6386648"/>
              <draw:equation draw:name="f4437" draw:formula="257270*logheight/1849426"/>
              <draw:equation draw:name="f4438" draw:formula="3310482*logwidth/6386648"/>
              <draw:equation draw:name="f4439" draw:formula="239246*logheight/1849426"/>
              <draw:equation draw:name="f4440" draw:formula="3418628*logwidth/6386648"/>
              <draw:equation draw:name="f4441" draw:formula="233238*logheight/1849426"/>
              <draw:equation draw:name="f4442" draw:formula="3436653*logwidth/6386648"/>
              <draw:equation draw:name="f4443" draw:formula="251262*logheight/1849426"/>
              <draw:equation draw:name="f4444" draw:formula="3418628*logwidth/6386648"/>
              <draw:equation draw:name="f4445" draw:formula="269287*logheight/1849426"/>
              <draw:equation draw:name="f4446" draw:formula="3400604*logwidth/6386648"/>
              <draw:equation draw:name="f4447" draw:formula="251262*logheight/1849426"/>
              <draw:equation draw:name="f4448" draw:formula="3418628*logwidth/6386648"/>
              <draw:equation draw:name="f4449" draw:formula="233238*logheight/1849426"/>
              <draw:equation draw:name="f4450" draw:formula="4836548*logwidth/6386648"/>
              <draw:equation draw:name="f4451" draw:formula="227230*logheight/1849426"/>
              <draw:equation draw:name="f4452" draw:formula="4854573*logwidth/6386648"/>
              <draw:equation draw:name="f4453" draw:formula="245255*logheight/1849426"/>
              <draw:equation draw:name="f4454" draw:formula="4836548*logwidth/6386648"/>
              <draw:equation draw:name="f4455" draw:formula="263279*logheight/1849426"/>
              <draw:equation draw:name="f4456" draw:formula="4818524*logwidth/6386648"/>
              <draw:equation draw:name="f4457" draw:formula="245255*logheight/1849426"/>
              <draw:equation draw:name="f4458" draw:formula="4836548*logwidth/6386648"/>
              <draw:equation draw:name="f4459" draw:formula="227230*logheight/1849426"/>
              <draw:equation draw:name="f4460" draw:formula="2949994*logwidth/6386648"/>
              <draw:equation draw:name="f4461" draw:formula="227230*logheight/1849426"/>
              <draw:equation draw:name="f4462" draw:formula="2968019*logwidth/6386648"/>
              <draw:equation draw:name="f4463" draw:formula="245255*logheight/1849426"/>
              <draw:equation draw:name="f4464" draw:formula="2949994*logwidth/6386648"/>
              <draw:equation draw:name="f4465" draw:formula="263279*logheight/1849426"/>
              <draw:equation draw:name="f4466" draw:formula="2931970*logwidth/6386648"/>
              <draw:equation draw:name="f4467" draw:formula="245255*logheight/1849426"/>
              <draw:equation draw:name="f4468" draw:formula="2949994*logwidth/6386648"/>
              <draw:equation draw:name="f4469" draw:formula="227230*logheight/1849426"/>
              <draw:equation draw:name="f4470" draw:formula="2727693*logwidth/6386648"/>
              <draw:equation draw:name="f4471" draw:formula="227230*logheight/1849426"/>
              <draw:equation draw:name="f4472" draw:formula="2745718*logwidth/6386648"/>
              <draw:equation draw:name="f4473" draw:formula="245255*logheight/1849426"/>
              <draw:equation draw:name="f4474" draw:formula="2727693*logwidth/6386648"/>
              <draw:equation draw:name="f4475" draw:formula="263279*logheight/1849426"/>
              <draw:equation draw:name="f4476" draw:formula="2709669*logwidth/6386648"/>
              <draw:equation draw:name="f4477" draw:formula="245255*logheight/1849426"/>
              <draw:equation draw:name="f4478" draw:formula="2727693*logwidth/6386648"/>
              <draw:equation draw:name="f4479" draw:formula="227230*logheight/1849426"/>
              <draw:equation draw:name="f4480" draw:formula="270365*logwidth/6386648"/>
              <draw:equation draw:name="f4481" draw:formula="227230*logheight/1849426"/>
              <draw:equation draw:name="f4482" draw:formula="288390*logwidth/6386648"/>
              <draw:equation draw:name="f4483" draw:formula="245255*logheight/1849426"/>
              <draw:equation draw:name="f4484" draw:formula="270365*logwidth/6386648"/>
              <draw:equation draw:name="f4485" draw:formula="263279*logheight/1849426"/>
              <draw:equation draw:name="f4486" draw:formula="252341*logwidth/6386648"/>
              <draw:equation draw:name="f4487" draw:formula="245255*logheight/1849426"/>
              <draw:equation draw:name="f4488" draw:formula="270365*logwidth/6386648"/>
              <draw:equation draw:name="f4489" draw:formula="227230*logheight/1849426"/>
              <draw:equation draw:name="f4490" draw:formula="3893271*logwidth/6386648"/>
              <draw:equation draw:name="f4491" draw:formula="221222*logheight/1849426"/>
              <draw:equation draw:name="f4492" draw:formula="3911296*logwidth/6386648"/>
              <draw:equation draw:name="f4493" draw:formula="239246*logheight/1849426"/>
              <draw:equation draw:name="f4494" draw:formula="3893271*logwidth/6386648"/>
              <draw:equation draw:name="f4495" draw:formula="257271*logheight/1849426"/>
              <draw:equation draw:name="f4496" draw:formula="3875247*logwidth/6386648"/>
              <draw:equation draw:name="f4497" draw:formula="239246*logheight/1849426"/>
              <draw:equation draw:name="f4498" draw:formula="3893271*logwidth/6386648"/>
              <draw:equation draw:name="f4499" draw:formula="221222*logheight/1849426"/>
              <draw:equation draw:name="f4500" draw:formula="1682277*logwidth/6386648"/>
              <draw:equation draw:name="f4501" draw:formula="221222*logheight/1849426"/>
              <draw:equation draw:name="f4502" draw:formula="1700302*logwidth/6386648"/>
              <draw:equation draw:name="f4503" draw:formula="239246*logheight/1849426"/>
              <draw:equation draw:name="f4504" draw:formula="1682277*logwidth/6386648"/>
              <draw:equation draw:name="f4505" draw:formula="257271*logheight/1849426"/>
              <draw:equation draw:name="f4506" draw:formula="1664253*logwidth/6386648"/>
              <draw:equation draw:name="f4507" draw:formula="239246*logheight/1849426"/>
              <draw:equation draw:name="f4508" draw:formula="1682277*logwidth/6386648"/>
              <draw:equation draw:name="f4509" draw:formula="221222*logheight/1849426"/>
              <draw:equation draw:name="f4510" draw:formula="4458036*logwidth/6386648"/>
              <draw:equation draw:name="f4511" draw:formula="215213*logheight/1849426"/>
              <draw:equation draw:name="f4512" draw:formula="4476061*logwidth/6386648"/>
              <draw:equation draw:name="f4513" draw:formula="233237*logheight/1849426"/>
              <draw:equation draw:name="f4514" draw:formula="4458036*logwidth/6386648"/>
              <draw:equation draw:name="f4515" draw:formula="251262*logheight/1849426"/>
              <draw:equation draw:name="f4516" draw:formula="4440011*logwidth/6386648"/>
              <draw:equation draw:name="f4517" draw:formula="233237*logheight/1849426"/>
              <draw:equation draw:name="f4518" draw:formula="4458036*logwidth/6386648"/>
              <draw:equation draw:name="f4519" draw:formula="215213*logheight/1849426"/>
              <draw:equation draw:name="f4520" draw:formula="3767100*logwidth/6386648"/>
              <draw:equation draw:name="f4521" draw:formula="215213*logheight/1849426"/>
              <draw:equation draw:name="f4522" draw:formula="3785125*logwidth/6386648"/>
              <draw:equation draw:name="f4523" draw:formula="233237*logheight/1849426"/>
              <draw:equation draw:name="f4524" draw:formula="3767100*logwidth/6386648"/>
              <draw:equation draw:name="f4525" draw:formula="251262*logheight/1849426"/>
              <draw:equation draw:name="f4526" draw:formula="3749075*logwidth/6386648"/>
              <draw:equation draw:name="f4527" draw:formula="233237*logheight/1849426"/>
              <draw:equation draw:name="f4528" draw:formula="3767100*logwidth/6386648"/>
              <draw:equation draw:name="f4529" draw:formula="215213*logheight/1849426"/>
              <draw:equation draw:name="f4530" draw:formula="6224427*logwidth/6386648"/>
              <draw:equation draw:name="f4531" draw:formula="209205*logheight/1849426"/>
              <draw:equation draw:name="f4532" draw:formula="6242452*logwidth/6386648"/>
              <draw:equation draw:name="f4533" draw:formula="227229*logheight/1849426"/>
              <draw:equation draw:name="f4534" draw:formula="6224427*logwidth/6386648"/>
              <draw:equation draw:name="f4535" draw:formula="245254*logheight/1849426"/>
              <draw:equation draw:name="f4536" draw:formula="6206403*logwidth/6386648"/>
              <draw:equation draw:name="f4537" draw:formula="227229*logheight/1849426"/>
              <draw:equation draw:name="f4538" draw:formula="6224427*logwidth/6386648"/>
              <draw:equation draw:name="f4539" draw:formula="209205*logheight/1849426"/>
              <draw:equation draw:name="f4540" draw:formula="1315782*logwidth/6386648"/>
              <draw:equation draw:name="f4541" draw:formula="209205*logheight/1849426"/>
              <draw:equation draw:name="f4542" draw:formula="1333806*logwidth/6386648"/>
              <draw:equation draw:name="f4543" draw:formula="227229*logheight/1849426"/>
              <draw:equation draw:name="f4544" draw:formula="1315782*logwidth/6386648"/>
              <draw:equation draw:name="f4545" draw:formula="245254*logheight/1849426"/>
              <draw:equation draw:name="f4546" draw:formula="1297757*logwidth/6386648"/>
              <draw:equation draw:name="f4547" draw:formula="227229*logheight/1849426"/>
              <draw:equation draw:name="f4548" draw:formula="1315782*logwidth/6386648"/>
              <draw:equation draw:name="f4549" draw:formula="209205*logheight/1849426"/>
              <draw:equation draw:name="f4550" draw:formula="5713736*logwidth/6386648"/>
              <draw:equation draw:name="f4551" draw:formula="203197*logheight/1849426"/>
              <draw:equation draw:name="f4552" draw:formula="5731761*logwidth/6386648"/>
              <draw:equation draw:name="f4553" draw:formula="221221*logheight/1849426"/>
              <draw:equation draw:name="f4554" draw:formula="5713736*logwidth/6386648"/>
              <draw:equation draw:name="f4555" draw:formula="239246*logheight/1849426"/>
              <draw:equation draw:name="f4556" draw:formula="5695712*logwidth/6386648"/>
              <draw:equation draw:name="f4557" draw:formula="221221*logheight/1849426"/>
              <draw:equation draw:name="f4558" draw:formula="5713736*logwidth/6386648"/>
              <draw:equation draw:name="f4559" draw:formula="203197*logheight/1849426"/>
              <draw:equation draw:name="f4560" draw:formula="1550098*logwidth/6386648"/>
              <draw:equation draw:name="f4561" draw:formula="203197*logheight/1849426"/>
              <draw:equation draw:name="f4562" draw:formula="1568123*logwidth/6386648"/>
              <draw:equation draw:name="f4563" draw:formula="221221*logheight/1849426"/>
              <draw:equation draw:name="f4564" draw:formula="1550098*logwidth/6386648"/>
              <draw:equation draw:name="f4565" draw:formula="239246*logheight/1849426"/>
              <draw:equation draw:name="f4566" draw:formula="1532074*logwidth/6386648"/>
              <draw:equation draw:name="f4567" draw:formula="221221*logheight/1849426"/>
              <draw:equation draw:name="f4568" draw:formula="1550098*logwidth/6386648"/>
              <draw:equation draw:name="f4569" draw:formula="203197*logheight/1849426"/>
              <draw:equation draw:name="f4570" draw:formula="5587565*logwidth/6386648"/>
              <draw:equation draw:name="f4571" draw:formula="197189*logheight/1849426"/>
              <draw:equation draw:name="f4572" draw:formula="5605590*logwidth/6386648"/>
              <draw:equation draw:name="f4573" draw:formula="215214*logheight/1849426"/>
              <draw:equation draw:name="f4574" draw:formula="5587565*logwidth/6386648"/>
              <draw:equation draw:name="f4575" draw:formula="233238*logheight/1849426"/>
              <draw:equation draw:name="f4576" draw:formula="5569541*logwidth/6386648"/>
              <draw:equation draw:name="f4577" draw:formula="215214*logheight/1849426"/>
              <draw:equation draw:name="f4578" draw:formula="5587565*logwidth/6386648"/>
              <draw:equation draw:name="f4579" draw:formula="197189*logheight/1849426"/>
              <draw:equation draw:name="f4580" draw:formula="4121580*logwidth/6386648"/>
              <draw:equation draw:name="f4581" draw:formula="197189*logheight/1849426"/>
              <draw:equation draw:name="f4582" draw:formula="4139605*logwidth/6386648"/>
              <draw:equation draw:name="f4583" draw:formula="215214*logheight/1849426"/>
              <draw:equation draw:name="f4584" draw:formula="4121580*logwidth/6386648"/>
              <draw:equation draw:name="f4585" draw:formula="233238*logheight/1849426"/>
              <draw:equation draw:name="f4586" draw:formula="4103556*logwidth/6386648"/>
              <draw:equation draw:name="f4587" draw:formula="215214*logheight/1849426"/>
              <draw:equation draw:name="f4588" draw:formula="4121580*logwidth/6386648"/>
              <draw:equation draw:name="f4589" draw:formula="197189*logheight/1849426"/>
              <draw:equation draw:name="f4590" draw:formula="3076164*logwidth/6386648"/>
              <draw:equation draw:name="f4591" draw:formula="197189*logheight/1849426"/>
              <draw:equation draw:name="f4592" draw:formula="3094189*logwidth/6386648"/>
              <draw:equation draw:name="f4593" draw:formula="215214*logheight/1849426"/>
              <draw:equation draw:name="f4594" draw:formula="3076164*logwidth/6386648"/>
              <draw:equation draw:name="f4595" draw:formula="233238*logheight/1849426"/>
              <draw:equation draw:name="f4596" draw:formula="3058139*logwidth/6386648"/>
              <draw:equation draw:name="f4597" draw:formula="215214*logheight/1849426"/>
              <draw:equation draw:name="f4598" draw:formula="3076164*logwidth/6386648"/>
              <draw:equation draw:name="f4599" draw:formula="197189*logheight/1849426"/>
              <draw:equation draw:name="f4600" draw:formula="5449378*logwidth/6386648"/>
              <draw:equation draw:name="f4601" draw:formula="191181*logheight/1849426"/>
              <draw:equation draw:name="f4602" draw:formula="5467403*logwidth/6386648"/>
              <draw:equation draw:name="f4603" draw:formula="209205*logheight/1849426"/>
              <draw:equation draw:name="f4604" draw:formula="5449378*logwidth/6386648"/>
              <draw:equation draw:name="f4605" draw:formula="227230*logheight/1849426"/>
              <draw:equation draw:name="f4606" draw:formula="5431353*logwidth/6386648"/>
              <draw:equation draw:name="f4607" draw:formula="209205*logheight/1849426"/>
              <draw:equation draw:name="f4608" draw:formula="5449378*logwidth/6386648"/>
              <draw:equation draw:name="f4609" draw:formula="191181*logheight/1849426"/>
              <draw:equation draw:name="f4610" draw:formula="2607530*logwidth/6386648"/>
              <draw:equation draw:name="f4611" draw:formula="191181*logheight/1849426"/>
              <draw:equation draw:name="f4612" draw:formula="2625555*logwidth/6386648"/>
              <draw:equation draw:name="f4613" draw:formula="209205*logheight/1849426"/>
              <draw:equation draw:name="f4614" draw:formula="2607530*logwidth/6386648"/>
              <draw:equation draw:name="f4615" draw:formula="227230*logheight/1849426"/>
              <draw:equation draw:name="f4616" draw:formula="2589506*logwidth/6386648"/>
              <draw:equation draw:name="f4617" draw:formula="209205*logheight/1849426"/>
              <draw:equation draw:name="f4618" draw:formula="2607530*logwidth/6386648"/>
              <draw:equation draw:name="f4619" draw:formula="191181*logheight/1849426"/>
              <draw:equation draw:name="f4620" draw:formula="30040*logwidth/6386648"/>
              <draw:equation draw:name="f4621" draw:formula="191181*logheight/1849426"/>
              <draw:equation draw:name="f4622" draw:formula="48065*logwidth/6386648"/>
              <draw:equation draw:name="f4623" draw:formula="209205*logheight/1849426"/>
              <draw:equation draw:name="f4624" draw:formula="30040*logwidth/6386648"/>
              <draw:equation draw:name="f4625" draw:formula="227230*logheight/1849426"/>
              <draw:equation draw:name="f4626" draw:formula="12016*logwidth/6386648"/>
              <draw:equation draw:name="f4627" draw:formula="209205*logheight/1849426"/>
              <draw:equation draw:name="f4628" draw:formula="30040*logwidth/6386648"/>
              <draw:equation draw:name="f4629" draw:formula="191181*logheight/1849426"/>
              <draw:equation draw:name="f4630" draw:formula="6368623*logwidth/6386648"/>
              <draw:equation draw:name="f4631" draw:formula="185173*logheight/1849426"/>
              <draw:equation draw:name="f4632" draw:formula="6386648*logwidth/6386648"/>
              <draw:equation draw:name="f4633" draw:formula="203197*logheight/1849426"/>
              <draw:equation draw:name="f4634" draw:formula="6368623*logwidth/6386648"/>
              <draw:equation draw:name="f4635" draw:formula="221222*logheight/1849426"/>
              <draw:equation draw:name="f4636" draw:formula="6350599*logwidth/6386648"/>
              <draw:equation draw:name="f4637" draw:formula="203197*logheight/1849426"/>
              <draw:equation draw:name="f4638" draw:formula="6368623*logwidth/6386648"/>
              <draw:equation draw:name="f4639" draw:formula="185173*logheight/1849426"/>
              <draw:equation draw:name="f4640" draw:formula="2379221*logwidth/6386648"/>
              <draw:equation draw:name="f4641" draw:formula="179165*logheight/1849426"/>
              <draw:equation draw:name="f4642" draw:formula="2397246*logwidth/6386648"/>
              <draw:equation draw:name="f4643" draw:formula="197189*logheight/1849426"/>
              <draw:equation draw:name="f4644" draw:formula="2379221*logwidth/6386648"/>
              <draw:equation draw:name="f4645" draw:formula="215214*logheight/1849426"/>
              <draw:equation draw:name="f4646" draw:formula="2361197*logwidth/6386648"/>
              <draw:equation draw:name="f4647" draw:formula="197189*logheight/1849426"/>
              <draw:equation draw:name="f4648" draw:formula="2379221*logwidth/6386648"/>
              <draw:equation draw:name="f4649" draw:formula="179165*logheight/1849426"/>
              <draw:equation draw:name="f4650" draw:formula="2253050*logwidth/6386648"/>
              <draw:equation draw:name="f4651" draw:formula="179165*logheight/1849426"/>
              <draw:equation draw:name="f4652" draw:formula="2271075*logwidth/6386648"/>
              <draw:equation draw:name="f4653" draw:formula="197189*logheight/1849426"/>
              <draw:equation draw:name="f4654" draw:formula="2253050*logwidth/6386648"/>
              <draw:equation draw:name="f4655" draw:formula="215214*logheight/1849426"/>
              <draw:equation draw:name="f4656" draw:formula="2235026*logwidth/6386648"/>
              <draw:equation draw:name="f4657" draw:formula="197189*logheight/1849426"/>
              <draw:equation draw:name="f4658" draw:formula="2253050*logwidth/6386648"/>
              <draw:equation draw:name="f4659" draw:formula="179165*logheight/1849426"/>
              <draw:equation draw:name="f4660" draw:formula="624846*logwidth/6386648"/>
              <draw:equation draw:name="f4661" draw:formula="179165*logheight/1849426"/>
              <draw:equation draw:name="f4662" draw:formula="642870*logwidth/6386648"/>
              <draw:equation draw:name="f4663" draw:formula="197189*logheight/1849426"/>
              <draw:equation draw:name="f4664" draw:formula="624846*logwidth/6386648"/>
              <draw:equation draw:name="f4665" draw:formula="215214*logheight/1849426"/>
              <draw:equation draw:name="f4666" draw:formula="606821*logwidth/6386648"/>
              <draw:equation draw:name="f4667" draw:formula="197189*logheight/1849426"/>
              <draw:equation draw:name="f4668" draw:formula="624846*logwidth/6386648"/>
              <draw:equation draw:name="f4669" draw:formula="179165*logheight/1849426"/>
              <draw:equation draw:name="f4670" draw:formula="6116281*logwidth/6386648"/>
              <draw:equation draw:name="f4671" draw:formula="167148*logheight/1849426"/>
              <draw:equation draw:name="f4672" draw:formula="6134306*logwidth/6386648"/>
              <draw:equation draw:name="f4673" draw:formula="185173*logheight/1849426"/>
              <draw:equation draw:name="f4674" draw:formula="6116281*logwidth/6386648"/>
              <draw:equation draw:name="f4675" draw:formula="203197*logheight/1849426"/>
              <draw:equation draw:name="f4676" draw:formula="6098257*logwidth/6386648"/>
              <draw:equation draw:name="f4677" draw:formula="185173*logheight/1849426"/>
              <draw:equation draw:name="f4678" draw:formula="6116281*logwidth/6386648"/>
              <draw:equation draw:name="f4679" draw:formula="167148*logheight/1849426"/>
              <draw:equation draw:name="f4680" draw:formula="5311191*logwidth/6386648"/>
              <draw:equation draw:name="f4681" draw:formula="167148*logheight/1849426"/>
              <draw:equation draw:name="f4682" draw:formula="5329216*logwidth/6386648"/>
              <draw:equation draw:name="f4683" draw:formula="185173*logheight/1849426"/>
              <draw:equation draw:name="f4684" draw:formula="5311191*logwidth/6386648"/>
              <draw:equation draw:name="f4685" draw:formula="203197*logheight/1849426"/>
              <draw:equation draw:name="f4686" draw:formula="5293167*logwidth/6386648"/>
              <draw:equation draw:name="f4687" draw:formula="185173*logheight/1849426"/>
              <draw:equation draw:name="f4688" draw:formula="5311191*logwidth/6386648"/>
              <draw:equation draw:name="f4689" draw:formula="167148*logheight/1849426"/>
              <draw:equation draw:name="f4690" draw:formula="3508750*logwidth/6386648"/>
              <draw:equation draw:name="f4691" draw:formula="167148*logheight/1849426"/>
              <draw:equation draw:name="f4692" draw:formula="3526775*logwidth/6386648"/>
              <draw:equation draw:name="f4693" draw:formula="185173*logheight/1849426"/>
              <draw:equation draw:name="f4694" draw:formula="3508750*logwidth/6386648"/>
              <draw:equation draw:name="f4695" draw:formula="203197*logheight/1849426"/>
              <draw:equation draw:name="f4696" draw:formula="3490726*logwidth/6386648"/>
              <draw:equation draw:name="f4697" draw:formula="185173*logheight/1849426"/>
              <draw:equation draw:name="f4698" draw:formula="3508750*logwidth/6386648"/>
              <draw:equation draw:name="f4699" draw:formula="167148*logheight/1849426"/>
              <draw:equation draw:name="f4700" draw:formula="1820464*logwidth/6386648"/>
              <draw:equation draw:name="f4701" draw:formula="167148*logheight/1849426"/>
              <draw:equation draw:name="f4702" draw:formula="1838489*logwidth/6386648"/>
              <draw:equation draw:name="f4703" draw:formula="185173*logheight/1849426"/>
              <draw:equation draw:name="f4704" draw:formula="1820464*logwidth/6386648"/>
              <draw:equation draw:name="f4705" draw:formula="203197*logheight/1849426"/>
              <draw:equation draw:name="f4706" draw:formula="1802440*logwidth/6386648"/>
              <draw:equation draw:name="f4707" draw:formula="185173*logheight/1849426"/>
              <draw:equation draw:name="f4708" draw:formula="1820464*logwidth/6386648"/>
              <draw:equation draw:name="f4709" draw:formula="167148*logheight/1849426"/>
              <draw:equation draw:name="f4710" draw:formula="1423927*logwidth/6386648"/>
              <draw:equation draw:name="f4711" draw:formula="167148*logheight/1849426"/>
              <draw:equation draw:name="f4712" draw:formula="1441952*logwidth/6386648"/>
              <draw:equation draw:name="f4713" draw:formula="185173*logheight/1849426"/>
              <draw:equation draw:name="f4714" draw:formula="1423927*logwidth/6386648"/>
              <draw:equation draw:name="f4715" draw:formula="203197*logheight/1849426"/>
              <draw:equation draw:name="f4716" draw:formula="1405903*logwidth/6386648"/>
              <draw:equation draw:name="f4717" draw:formula="185173*logheight/1849426"/>
              <draw:equation draw:name="f4718" draw:formula="1423927*logwidth/6386648"/>
              <draw:equation draw:name="f4719" draw:formula="167148*logheight/1849426"/>
              <draw:equation draw:name="f4720" draw:formula="5100906*logwidth/6386648"/>
              <draw:equation draw:name="f4721" draw:formula="161140*logheight/1849426"/>
              <draw:equation draw:name="f4722" draw:formula="5118931*logwidth/6386648"/>
              <draw:equation draw:name="f4723" draw:formula="179164*logheight/1849426"/>
              <draw:equation draw:name="f4724" draw:formula="5100906*logwidth/6386648"/>
              <draw:equation draw:name="f4725" draw:formula="197189*logheight/1849426"/>
              <draw:equation draw:name="f4726" draw:formula="5082882*logwidth/6386648"/>
              <draw:equation draw:name="f4727" draw:formula="179164*logheight/1849426"/>
              <draw:equation draw:name="f4728" draw:formula="5100906*logwidth/6386648"/>
              <draw:equation draw:name="f4729" draw:formula="161140*logheight/1849426"/>
              <draw:equation draw:name="f4730" draw:formula="1189610*logwidth/6386648"/>
              <draw:equation draw:name="f4731" draw:formula="161140*logheight/1849426"/>
              <draw:equation draw:name="f4732" draw:formula="1207635*logwidth/6386648"/>
              <draw:equation draw:name="f4733" draw:formula="179164*logheight/1849426"/>
              <draw:equation draw:name="f4734" draw:formula="1189610*logwidth/6386648"/>
              <draw:equation draw:name="f4735" draw:formula="197189*logheight/1849426"/>
              <draw:equation draw:name="f4736" draw:formula="1171586*logwidth/6386648"/>
              <draw:equation draw:name="f4737" draw:formula="179164*logheight/1849426"/>
              <draw:equation draw:name="f4738" draw:formula="1189610*logwidth/6386648"/>
              <draw:equation draw:name="f4739" draw:formula="161140*logheight/1849426"/>
              <draw:equation draw:name="f4740" draw:formula="492666*logwidth/6386648"/>
              <draw:equation draw:name="f4741" draw:formula="161140*logheight/1849426"/>
              <draw:equation draw:name="f4742" draw:formula="510691*logwidth/6386648"/>
              <draw:equation draw:name="f4743" draw:formula="179164*logheight/1849426"/>
              <draw:equation draw:name="f4744" draw:formula="492666*logwidth/6386648"/>
              <draw:equation draw:name="f4745" draw:formula="197189*logheight/1849426"/>
              <draw:equation draw:name="f4746" draw:formula="474642*logwidth/6386648"/>
              <draw:equation draw:name="f4747" draw:formula="179164*logheight/1849426"/>
              <draw:equation draw:name="f4748" draw:formula="492666*logwidth/6386648"/>
              <draw:equation draw:name="f4749" draw:formula="161140*logheight/1849426"/>
              <draw:equation draw:name="f4750" draw:formula="132178*logwidth/6386648"/>
              <draw:equation draw:name="f4751" draw:formula="161140*logheight/1849426"/>
              <draw:equation draw:name="f4752" draw:formula="150203*logwidth/6386648"/>
              <draw:equation draw:name="f4753" draw:formula="179164*logheight/1849426"/>
              <draw:equation draw:name="f4754" draw:formula="132178*logwidth/6386648"/>
              <draw:equation draw:name="f4755" draw:formula="197189*logheight/1849426"/>
              <draw:equation draw:name="f4756" draw:formula="114154*logwidth/6386648"/>
              <draw:equation draw:name="f4757" draw:formula="179164*logheight/1849426"/>
              <draw:equation draw:name="f4758" draw:formula="132178*logwidth/6386648"/>
              <draw:equation draw:name="f4759" draw:formula="161140*logheight/1849426"/>
              <draw:equation draw:name="f4760" draw:formula="4968727*logwidth/6386648"/>
              <draw:equation draw:name="f4761" draw:formula="155132*logheight/1849426"/>
              <draw:equation draw:name="f4762" draw:formula="4986752*logwidth/6386648"/>
              <draw:equation draw:name="f4763" draw:formula="173156*logheight/1849426"/>
              <draw:equation draw:name="f4764" draw:formula="4968727*logwidth/6386648"/>
              <draw:equation draw:name="f4765" draw:formula="191181*logheight/1849426"/>
              <draw:equation draw:name="f4766" draw:formula="4950702*logwidth/6386648"/>
              <draw:equation draw:name="f4767" draw:formula="173156*logheight/1849426"/>
              <draw:equation draw:name="f4768" draw:formula="4968727*logwidth/6386648"/>
              <draw:equation draw:name="f4769" draw:formula="155132*logheight/1849426"/>
              <draw:equation draw:name="f4770" draw:formula="3634921*logwidth/6386648"/>
              <draw:equation draw:name="f4771" draw:formula="155132*logheight/1849426"/>
              <draw:equation draw:name="f4772" draw:formula="3652946*logwidth/6386648"/>
              <draw:equation draw:name="f4773" draw:formula="173156*logheight/1849426"/>
              <draw:equation draw:name="f4774" draw:formula="3634921*logwidth/6386648"/>
              <draw:equation draw:name="f4775" draw:formula="191181*logheight/1849426"/>
              <draw:equation draw:name="f4776" draw:formula="3616897*logwidth/6386648"/>
              <draw:equation draw:name="f4777" draw:formula="173156*logheight/1849426"/>
              <draw:equation draw:name="f4778" draw:formula="3634921*logwidth/6386648"/>
              <draw:equation draw:name="f4779" draw:formula="155132*logheight/1849426"/>
              <draw:equation draw:name="f4780" draw:formula="2493375*logwidth/6386648"/>
              <draw:equation draw:name="f4781" draw:formula="155132*logheight/1849426"/>
              <draw:equation draw:name="f4782" draw:formula="2511400*logwidth/6386648"/>
              <draw:equation draw:name="f4783" draw:formula="173156*logheight/1849426"/>
              <draw:equation draw:name="f4784" draw:formula="2493375*logwidth/6386648"/>
              <draw:equation draw:name="f4785" draw:formula="191181*logheight/1849426"/>
              <draw:equation draw:name="f4786" draw:formula="2475351*logwidth/6386648"/>
              <draw:equation draw:name="f4787" draw:formula="173156*logheight/1849426"/>
              <draw:equation draw:name="f4788" draw:formula="2493375*logwidth/6386648"/>
              <draw:equation draw:name="f4789" draw:formula="155132*logheight/1849426"/>
              <draw:equation draw:name="f4790" draw:formula="1922603*logwidth/6386648"/>
              <draw:equation draw:name="f4791" draw:formula="155132*logheight/1849426"/>
              <draw:equation draw:name="f4792" draw:formula="1940628*logwidth/6386648"/>
              <draw:equation draw:name="f4793" draw:formula="173156*logheight/1849426"/>
              <draw:equation draw:name="f4794" draw:formula="1922603*logwidth/6386648"/>
              <draw:equation draw:name="f4795" draw:formula="191181*logheight/1849426"/>
              <draw:equation draw:name="f4796" draw:formula="1904579*logwidth/6386648"/>
              <draw:equation draw:name="f4797" draw:formula="173156*logheight/1849426"/>
              <draw:equation draw:name="f4798" draw:formula="1922603*logwidth/6386648"/>
              <draw:equation draw:name="f4799" draw:formula="155132*logheight/1849426"/>
              <draw:equation draw:name="f4800" draw:formula="919244*logwidth/6386648"/>
              <draw:equation draw:name="f4801" draw:formula="155132*logheight/1849426"/>
              <draw:equation draw:name="f4802" draw:formula="937269*logwidth/6386648"/>
              <draw:equation draw:name="f4803" draw:formula="173156*logheight/1849426"/>
              <draw:equation draw:name="f4804" draw:formula="919244*logwidth/6386648"/>
              <draw:equation draw:name="f4805" draw:formula="191181*logheight/1849426"/>
              <draw:equation draw:name="f4806" draw:formula="901220*logwidth/6386648"/>
              <draw:equation draw:name="f4807" draw:formula="173156*logheight/1849426"/>
              <draw:equation draw:name="f4808" draw:formula="919244*logwidth/6386648"/>
              <draw:equation draw:name="f4809" draw:formula="155132*logheight/1849426"/>
              <draw:equation draw:name="f4810" draw:formula="5905996*logwidth/6386648"/>
              <draw:equation draw:name="f4811" draw:formula="149124*logheight/1849426"/>
              <draw:equation draw:name="f4812" draw:formula="5924021*logwidth/6386648"/>
              <draw:equation draw:name="f4813" draw:formula="167148*logheight/1849426"/>
              <draw:equation draw:name="f4814" draw:formula="5905996*logwidth/6386648"/>
              <draw:equation draw:name="f4815" draw:formula="185173*logheight/1849426"/>
              <draw:equation draw:name="f4816" draw:formula="5887972*logwidth/6386648"/>
              <draw:equation draw:name="f4817" draw:formula="167148*logheight/1849426"/>
              <draw:equation draw:name="f4818" draw:formula="5905996*logwidth/6386648"/>
              <draw:equation draw:name="f4819" draw:formula="149124*logheight/1849426"/>
              <draw:equation draw:name="f4820" draw:formula="4644288*logwidth/6386648"/>
              <draw:equation draw:name="f4821" draw:formula="149124*logheight/1849426"/>
              <draw:equation draw:name="f4822" draw:formula="4662313*logwidth/6386648"/>
              <draw:equation draw:name="f4823" draw:formula="167148*logheight/1849426"/>
              <draw:equation draw:name="f4824" draw:formula="4644288*logwidth/6386648"/>
              <draw:equation draw:name="f4825" draw:formula="185173*logheight/1849426"/>
              <draw:equation draw:name="f4826" draw:formula="4626264*logwidth/6386648"/>
              <draw:equation draw:name="f4827" draw:formula="167148*logheight/1849426"/>
              <draw:equation draw:name="f4828" draw:formula="4644288*logwidth/6386648"/>
              <draw:equation draw:name="f4829" draw:formula="149124*logheight/1849426"/>
              <draw:equation draw:name="f4830" draw:formula="2126880*logwidth/6386648"/>
              <draw:equation draw:name="f4831" draw:formula="149124*logheight/1849426"/>
              <draw:equation draw:name="f4832" draw:formula="2144904*logwidth/6386648"/>
              <draw:equation draw:name="f4833" draw:formula="167148*logheight/1849426"/>
              <draw:equation draw:name="f4834" draw:formula="2126880*logwidth/6386648"/>
              <draw:equation draw:name="f4835" draw:formula="185173*logheight/1849426"/>
              <draw:equation draw:name="f4836" draw:formula="2108855*logwidth/6386648"/>
              <draw:equation draw:name="f4837" draw:formula="167148*logheight/1849426"/>
              <draw:equation draw:name="f4838" draw:formula="2126880*logwidth/6386648"/>
              <draw:equation draw:name="f4839" draw:formula="149124*logheight/1849426"/>
              <draw:equation draw:name="f4840" draw:formula="799081*logwidth/6386648"/>
              <draw:equation draw:name="f4841" draw:formula="149124*logheight/1849426"/>
              <draw:equation draw:name="f4842" draw:formula="817106*logwidth/6386648"/>
              <draw:equation draw:name="f4843" draw:formula="167148*logheight/1849426"/>
              <draw:equation draw:name="f4844" draw:formula="799081*logwidth/6386648"/>
              <draw:equation draw:name="f4845" draw:formula="185173*logheight/1849426"/>
              <draw:equation draw:name="f4846" draw:formula="781057*logwidth/6386648"/>
              <draw:equation draw:name="f4847" draw:formula="167148*logheight/1849426"/>
              <draw:equation draw:name="f4848" draw:formula="799081*logwidth/6386648"/>
              <draw:equation draw:name="f4849" draw:formula="149124*logheight/1849426"/>
              <draw:equation draw:name="f4850" draw:formula="366495*logwidth/6386648"/>
              <draw:equation draw:name="f4851" draw:formula="149124*logheight/1849426"/>
              <draw:equation draw:name="f4852" draw:formula="384520*logwidth/6386648"/>
              <draw:equation draw:name="f4853" draw:formula="167148*logheight/1849426"/>
              <draw:equation draw:name="f4854" draw:formula="366495*logwidth/6386648"/>
              <draw:equation draw:name="f4855" draw:formula="185173*logheight/1849426"/>
              <draw:equation draw:name="f4856" draw:formula="348471*logwidth/6386648"/>
              <draw:equation draw:name="f4857" draw:formula="167148*logheight/1849426"/>
              <draw:equation draw:name="f4858" draw:formula="366495*logwidth/6386648"/>
              <draw:equation draw:name="f4859" draw:formula="149124*logheight/1849426"/>
              <draw:equation draw:name="f4860" draw:formula="4758442*logwidth/6386648"/>
              <draw:equation draw:name="f4861" draw:formula="143116*logheight/1849426"/>
              <draw:equation draw:name="f4862" draw:formula="4776467*logwidth/6386648"/>
              <draw:equation draw:name="f4863" draw:formula="161140*logheight/1849426"/>
              <draw:equation draw:name="f4864" draw:formula="4758442*logwidth/6386648"/>
              <draw:equation draw:name="f4865" draw:formula="179165*logheight/1849426"/>
              <draw:equation draw:name="f4866" draw:formula="4740417*logwidth/6386648"/>
              <draw:equation draw:name="f4867" draw:formula="161140*logheight/1849426"/>
              <draw:equation draw:name="f4868" draw:formula="4758442*logwidth/6386648"/>
              <draw:equation draw:name="f4869" draw:formula="143116*logheight/1849426"/>
              <draw:equation draw:name="f4870" draw:formula="3226368*logwidth/6386648"/>
              <draw:equation draw:name="f4871" draw:formula="143116*logheight/1849426"/>
              <draw:equation draw:name="f4872" draw:formula="3244393*logwidth/6386648"/>
              <draw:equation draw:name="f4873" draw:formula="161140*logheight/1849426"/>
              <draw:equation draw:name="f4874" draw:formula="3226368*logwidth/6386648"/>
              <draw:equation draw:name="f4875" draw:formula="179165*logheight/1849426"/>
              <draw:equation draw:name="f4876" draw:formula="3208343*logwidth/6386648"/>
              <draw:equation draw:name="f4877" draw:formula="161140*logheight/1849426"/>
              <draw:equation draw:name="f4878" draw:formula="3226368*logwidth/6386648"/>
              <draw:equation draw:name="f4879" draw:formula="143116*logheight/1849426"/>
              <draw:equation draw:name="f4880" draw:formula="4235735*logwidth/6386648"/>
              <draw:equation draw:name="f4881" draw:formula="131100*logheight/1849426"/>
              <draw:equation draw:name="f4882" draw:formula="4253760*logwidth/6386648"/>
              <draw:equation draw:name="f4883" draw:formula="149124*logheight/1849426"/>
              <draw:equation draw:name="f4884" draw:formula="4235735*logwidth/6386648"/>
              <draw:equation draw:name="f4885" draw:formula="167149*logheight/1849426"/>
              <draw:equation draw:name="f4886" draw:formula="4217711*logwidth/6386648"/>
              <draw:equation draw:name="f4887" draw:formula="149124*logheight/1849426"/>
              <draw:equation draw:name="f4888" draw:formula="4235735*logwidth/6386648"/>
              <draw:equation draw:name="f4889" draw:formula="131100*logheight/1849426"/>
              <draw:equation draw:name="f4890" draw:formula="1057431*logwidth/6386648"/>
              <draw:equation draw:name="f4891" draw:formula="131100*logheight/1849426"/>
              <draw:equation draw:name="f4892" draw:formula="1075456*logwidth/6386648"/>
              <draw:equation draw:name="f4893" draw:formula="149124*logheight/1849426"/>
              <draw:equation draw:name="f4894" draw:formula="1057431*logwidth/6386648"/>
              <draw:equation draw:name="f4895" draw:formula="167149*logheight/1849426"/>
              <draw:equation draw:name="f4896" draw:formula="1039407*logwidth/6386648"/>
              <draw:equation draw:name="f4897" draw:formula="149124*logheight/1849426"/>
              <draw:equation draw:name="f4898" draw:formula="1057431*logwidth/6386648"/>
              <draw:equation draw:name="f4899" draw:formula="131100*logheight/1849426"/>
              <draw:equation draw:name="f4900" draw:formula="4536141*logwidth/6386648"/>
              <draw:equation draw:name="f4901" draw:formula="119083*logheight/1849426"/>
              <draw:equation draw:name="f4902" draw:formula="4554166*logwidth/6386648"/>
              <draw:equation draw:name="f4903" draw:formula="137107*logheight/1849426"/>
              <draw:equation draw:name="f4904" draw:formula="4536141*logwidth/6386648"/>
              <draw:equation draw:name="f4905" draw:formula="155132*logheight/1849426"/>
              <draw:equation draw:name="f4906" draw:formula="4518117*logwidth/6386648"/>
              <draw:equation draw:name="f4907" draw:formula="137107*logheight/1849426"/>
              <draw:equation draw:name="f4908" draw:formula="4536141*logwidth/6386648"/>
              <draw:equation draw:name="f4909" draw:formula="119083*logheight/1849426"/>
              <draw:equation draw:name="f4910" draw:formula="4361905*logwidth/6386648"/>
              <draw:equation draw:name="f4911" draw:formula="119083*logheight/1849426"/>
              <draw:equation draw:name="f4912" draw:formula="4379930*logwidth/6386648"/>
              <draw:equation draw:name="f4913" draw:formula="137107*logheight/1849426"/>
              <draw:equation draw:name="f4914" draw:formula="4361905*logwidth/6386648"/>
              <draw:equation draw:name="f4915" draw:formula="155132*logheight/1849426"/>
              <draw:equation draw:name="f4916" draw:formula="4343881*logwidth/6386648"/>
              <draw:equation draw:name="f4917" draw:formula="137107*logheight/1849426"/>
              <draw:equation draw:name="f4918" draw:formula="4361905*logwidth/6386648"/>
              <draw:equation draw:name="f4919" draw:formula="119083*logheight/1849426"/>
              <draw:equation draw:name="f4920" draw:formula="6020151*logwidth/6386648"/>
              <draw:equation draw:name="f4921" draw:formula="113075*logheight/1849426"/>
              <draw:equation draw:name="f4922" draw:formula="6038176*logwidth/6386648"/>
              <draw:equation draw:name="f4923" draw:formula="131099*logheight/1849426"/>
              <draw:equation draw:name="f4924" draw:formula="6020151*logwidth/6386648"/>
              <draw:equation draw:name="f4925" draw:formula="149124*logheight/1849426"/>
              <draw:equation draw:name="f4926" draw:formula="6002126*logwidth/6386648"/>
              <draw:equation draw:name="f4927" draw:formula="131099*logheight/1849426"/>
              <draw:equation draw:name="f4928" draw:formula="6020151*logwidth/6386648"/>
              <draw:equation draw:name="f4929" draw:formula="113075*logheight/1849426"/>
              <draw:equation draw:name="f4930" draw:formula="5209053*logwidth/6386648"/>
              <draw:equation draw:name="f4931" draw:formula="113075*logheight/1849426"/>
              <draw:equation draw:name="f4932" draw:formula="5227078*logwidth/6386648"/>
              <draw:equation draw:name="f4933" draw:formula="131099*logheight/1849426"/>
              <draw:equation draw:name="f4934" draw:formula="5209053*logwidth/6386648"/>
              <draw:equation draw:name="f4935" draw:formula="149124*logheight/1849426"/>
              <draw:equation draw:name="f4936" draw:formula="5191028*logwidth/6386648"/>
              <draw:equation draw:name="f4937" draw:formula="131099*logheight/1849426"/>
              <draw:equation draw:name="f4938" draw:formula="5209053*logwidth/6386648"/>
              <draw:equation draw:name="f4939" draw:formula="113075*logheight/1849426"/>
              <draw:equation draw:name="f4940" draw:formula="2865880*logwidth/6386648"/>
              <draw:equation draw:name="f4941" draw:formula="113075*logheight/1849426"/>
              <draw:equation draw:name="f4942" draw:formula="2883905*logwidth/6386648"/>
              <draw:equation draw:name="f4943" draw:formula="131099*logheight/1849426"/>
              <draw:equation draw:name="f4944" draw:formula="2865880*logwidth/6386648"/>
              <draw:equation draw:name="f4945" draw:formula="149124*logheight/1849426"/>
              <draw:equation draw:name="f4946" draw:formula="2847855*logwidth/6386648"/>
              <draw:equation draw:name="f4947" draw:formula="131099*logheight/1849426"/>
              <draw:equation draw:name="f4948" draw:formula="2865880*logwidth/6386648"/>
              <draw:equation draw:name="f4949" draw:formula="113075*logheight/1849426"/>
              <draw:equation draw:name="f4950" draw:formula="2751725*logwidth/6386648"/>
              <draw:equation draw:name="f4951" draw:formula="113075*logheight/1849426"/>
              <draw:equation draw:name="f4952" draw:formula="2769750*logwidth/6386648"/>
              <draw:equation draw:name="f4953" draw:formula="131099*logheight/1849426"/>
              <draw:equation draw:name="f4954" draw:formula="2751725*logwidth/6386648"/>
              <draw:equation draw:name="f4955" draw:formula="149124*logheight/1849426"/>
              <draw:equation draw:name="f4956" draw:formula="2733701*logwidth/6386648"/>
              <draw:equation draw:name="f4957" draw:formula="131099*logheight/1849426"/>
              <draw:equation draw:name="f4958" draw:formula="2751725*logwidth/6386648"/>
              <draw:equation draw:name="f4959" draw:formula="113075*logheight/1849426"/>
              <draw:equation draw:name="f4960" draw:formula="5797850*logwidth/6386648"/>
              <draw:equation draw:name="f4961" draw:formula="107067*logheight/1849426"/>
              <draw:equation draw:name="f4962" draw:formula="5815875*logwidth/6386648"/>
              <draw:equation draw:name="f4963" draw:formula="125092*logheight/1849426"/>
              <draw:equation draw:name="f4964" draw:formula="5797850*logwidth/6386648"/>
              <draw:equation draw:name="f4965" draw:formula="143116*logheight/1849426"/>
              <draw:equation draw:name="f4966" draw:formula="5779826*logwidth/6386648"/>
              <draw:equation draw:name="f4967" draw:formula="125092*logheight/1849426"/>
              <draw:equation draw:name="f4968" draw:formula="5797850*logwidth/6386648"/>
              <draw:equation draw:name="f4969" draw:formula="107067*logheight/1849426"/>
              <draw:equation draw:name="f4970" draw:formula="4055491*logwidth/6386648"/>
              <draw:equation draw:name="f4971" draw:formula="107067*logheight/1849426"/>
              <draw:equation draw:name="f4972" draw:formula="4073516*logwidth/6386648"/>
              <draw:equation draw:name="f4973" draw:formula="125092*logheight/1849426"/>
              <draw:equation draw:name="f4974" draw:formula="4055491*logwidth/6386648"/>
              <draw:equation draw:name="f4975" draw:formula="143116*logheight/1849426"/>
              <draw:equation draw:name="f4976" draw:formula="4037467*logwidth/6386648"/>
              <draw:equation draw:name="f4977" draw:formula="125092*logheight/1849426"/>
              <draw:equation draw:name="f4978" draw:formula="4055491*logwidth/6386648"/>
              <draw:equation draw:name="f4979" draw:formula="107067*logheight/1849426"/>
              <draw:equation draw:name="f4980" draw:formula="3917303*logwidth/6386648"/>
              <draw:equation draw:name="f4981" draw:formula="107067*logheight/1849426"/>
              <draw:equation draw:name="f4982" draw:formula="3935328*logwidth/6386648"/>
              <draw:equation draw:name="f4983" draw:formula="125092*logheight/1849426"/>
              <draw:equation draw:name="f4984" draw:formula="3917303*logwidth/6386648"/>
              <draw:equation draw:name="f4985" draw:formula="143116*logheight/1849426"/>
              <draw:equation draw:name="f4986" draw:formula="3899278*logwidth/6386648"/>
              <draw:equation draw:name="f4987" draw:formula="125092*logheight/1849426"/>
              <draw:equation draw:name="f4988" draw:formula="3917303*logwidth/6386648"/>
              <draw:equation draw:name="f4989" draw:formula="107067*logheight/1849426"/>
              <draw:equation draw:name="f4990" draw:formula="3346531*logwidth/6386648"/>
              <draw:equation draw:name="f4991" draw:formula="107067*logheight/1849426"/>
              <draw:equation draw:name="f4992" draw:formula="3364556*logwidth/6386648"/>
              <draw:equation draw:name="f4993" draw:formula="125092*logheight/1849426"/>
              <draw:equation draw:name="f4994" draw:formula="3346531*logwidth/6386648"/>
              <draw:equation draw:name="f4995" draw:formula="143116*logheight/1849426"/>
              <draw:equation draw:name="f4996" draw:formula="3328506*logwidth/6386648"/>
              <draw:equation draw:name="f4997" draw:formula="125092*logheight/1849426"/>
              <draw:equation draw:name="f4998" draw:formula="3346531*logwidth/6386648"/>
              <draw:equation draw:name="f4999" draw:formula="107067*logheight/1849426"/>
              <draw:equation draw:name="f5000" draw:formula="2024741*logwidth/6386648"/>
              <draw:equation draw:name="f5001" draw:formula="107067*logheight/1849426"/>
              <draw:equation draw:name="f5002" draw:formula="2042766*logwidth/6386648"/>
              <draw:equation draw:name="f5003" draw:formula="125092*logheight/1849426"/>
              <draw:equation draw:name="f5004" draw:formula="2024741*logwidth/6386648"/>
              <draw:equation draw:name="f5005" draw:formula="143116*logheight/1849426"/>
              <draw:equation draw:name="f5006" draw:formula="2006717*logwidth/6386648"/>
              <draw:equation draw:name="f5007" draw:formula="125092*logheight/1849426"/>
              <draw:equation draw:name="f5008" draw:formula="2024741*logwidth/6386648"/>
              <draw:equation draw:name="f5009" draw:formula="107067*logheight/1849426"/>
              <draw:equation draw:name="f5010" draw:formula="240325*logwidth/6386648"/>
              <draw:equation draw:name="f5011" draw:formula="107067*logheight/1849426"/>
              <draw:equation draw:name="f5012" draw:formula="258350*logwidth/6386648"/>
              <draw:equation draw:name="f5013" draw:formula="125092*logheight/1849426"/>
              <draw:equation draw:name="f5014" draw:formula="240325*logwidth/6386648"/>
              <draw:equation draw:name="f5015" draw:formula="143116*logheight/1849426"/>
              <draw:equation draw:name="f5016" draw:formula="222301*logwidth/6386648"/>
              <draw:equation draw:name="f5017" draw:formula="125092*logheight/1849426"/>
              <draw:equation draw:name="f5018" draw:formula="240325*logwidth/6386648"/>
              <draw:equation draw:name="f5019" draw:formula="107067*logheight/1849426"/>
              <draw:equation draw:name="f5020" draw:formula="3761092*logwidth/6386648"/>
              <draw:equation draw:name="f5021" draw:formula="101059*logheight/1849426"/>
              <draw:equation draw:name="f5022" draw:formula="3779117*logwidth/6386648"/>
              <draw:equation draw:name="f5023" draw:formula="119083*logheight/1849426"/>
              <draw:equation draw:name="f5024" draw:formula="3761092*logwidth/6386648"/>
              <draw:equation draw:name="f5025" draw:formula="137108*logheight/1849426"/>
              <draw:equation draw:name="f5026" draw:formula="3743068*logwidth/6386648"/>
              <draw:equation draw:name="f5027" draw:formula="119083*logheight/1849426"/>
              <draw:equation draw:name="f5028" draw:formula="3761092*logwidth/6386648"/>
              <draw:equation draw:name="f5029" draw:formula="101059*logheight/1849426"/>
              <draw:equation draw:name="f5030" draw:formula="1706311*logwidth/6386648"/>
              <draw:equation draw:name="f5031" draw:formula="101059*logheight/1849426"/>
              <draw:equation draw:name="f5032" draw:formula="1724335*logwidth/6386648"/>
              <draw:equation draw:name="f5033" draw:formula="119083*logheight/1849426"/>
              <draw:equation draw:name="f5034" draw:formula="1706311*logwidth/6386648"/>
              <draw:equation draw:name="f5035" draw:formula="137108*logheight/1849426"/>
              <draw:equation draw:name="f5036" draw:formula="1688286*logwidth/6386648"/>
              <draw:equation draw:name="f5037" draw:formula="119083*logheight/1849426"/>
              <draw:equation draw:name="f5038" draw:formula="1706311*logwidth/6386648"/>
              <draw:equation draw:name="f5039" draw:formula="101059*logheight/1849426"/>
              <draw:equation draw:name="f5040" draw:formula="1574131*logwidth/6386648"/>
              <draw:equation draw:name="f5041" draw:formula="101059*logheight/1849426"/>
              <draw:equation draw:name="f5042" draw:formula="1592156*logwidth/6386648"/>
              <draw:equation draw:name="f5043" draw:formula="119083*logheight/1849426"/>
              <draw:equation draw:name="f5044" draw:formula="1574131*logwidth/6386648"/>
              <draw:equation draw:name="f5045" draw:formula="137108*logheight/1849426"/>
              <draw:equation draw:name="f5046" draw:formula="1556107*logwidth/6386648"/>
              <draw:equation draw:name="f5047" draw:formula="119083*logheight/1849426"/>
              <draw:equation draw:name="f5048" draw:formula="1574131*logwidth/6386648"/>
              <draw:equation draw:name="f5049" draw:formula="101059*logheight/1849426"/>
              <draw:equation draw:name="f5050" draw:formula="5611598*logwidth/6386648"/>
              <draw:equation draw:name="f5051" draw:formula="89043*logheight/1849426"/>
              <draw:equation draw:name="f5052" draw:formula="5629623*logwidth/6386648"/>
              <draw:equation draw:name="f5053" draw:formula="107067*logheight/1849426"/>
              <draw:equation draw:name="f5054" draw:formula="5611598*logwidth/6386648"/>
              <draw:equation draw:name="f5055" draw:formula="125092*logheight/1849426"/>
              <draw:equation draw:name="f5056" draw:formula="5593574*logwidth/6386648"/>
              <draw:equation draw:name="f5057" draw:formula="107067*logheight/1849426"/>
              <draw:equation draw:name="f5058" draw:formula="5611598*logwidth/6386648"/>
              <draw:equation draw:name="f5059" draw:formula="89043*logheight/1849426"/>
              <draw:equation draw:name="f5060" draw:formula="5419337*logwidth/6386648"/>
              <draw:equation draw:name="f5061" draw:formula="89043*logheight/1849426"/>
              <draw:equation draw:name="f5062" draw:formula="5437362*logwidth/6386648"/>
              <draw:equation draw:name="f5063" draw:formula="107067*logheight/1849426"/>
              <draw:equation draw:name="f5064" draw:formula="5419337*logwidth/6386648"/>
              <draw:equation draw:name="f5065" draw:formula="125092*logheight/1849426"/>
              <draw:equation draw:name="f5066" draw:formula="5401312*logwidth/6386648"/>
              <draw:equation draw:name="f5067" draw:formula="107067*logheight/1849426"/>
              <draw:equation draw:name="f5068" draw:formula="5419337*logwidth/6386648"/>
              <draw:equation draw:name="f5069" draw:formula="89043*logheight/1849426"/>
              <draw:equation draw:name="f5070" draw:formula="2992051*logwidth/6386648"/>
              <draw:equation draw:name="f5071" draw:formula="89043*logheight/1849426"/>
              <draw:equation draw:name="f5072" draw:formula="3010076*logwidth/6386648"/>
              <draw:equation draw:name="f5073" draw:formula="107067*logheight/1849426"/>
              <draw:equation draw:name="f5074" draw:formula="2992051*logwidth/6386648"/>
              <draw:equation draw:name="f5075" draw:formula="125092*logheight/1849426"/>
              <draw:equation draw:name="f5076" draw:formula="2974027*logwidth/6386648"/>
              <draw:equation draw:name="f5077" draw:formula="107067*logheight/1849426"/>
              <draw:equation draw:name="f5078" draw:formula="2992051*logwidth/6386648"/>
              <draw:equation draw:name="f5079" draw:formula="89043*logheight/1849426"/>
              <draw:equation draw:name="f5080" draw:formula="6368623*logwidth/6386648"/>
              <draw:equation draw:name="f5081" draw:formula="83034*logheight/1849426"/>
              <draw:equation draw:name="f5082" draw:formula="6386648*logwidth/6386648"/>
              <draw:equation draw:name="f5083" draw:formula="101058*logheight/1849426"/>
              <draw:equation draw:name="f5084" draw:formula="6368623*logwidth/6386648"/>
              <draw:equation draw:name="f5085" draw:formula="119083*logheight/1849426"/>
              <draw:equation draw:name="f5086" draw:formula="6350599*logwidth/6386648"/>
              <draw:equation draw:name="f5087" draw:formula="101058*logheight/1849426"/>
              <draw:equation draw:name="f5088" draw:formula="6368623*logwidth/6386648"/>
              <draw:equation draw:name="f5089" draw:formula="83034*logheight/1849426"/>
              <draw:equation draw:name="f5090" draw:formula="6242452*logwidth/6386648"/>
              <draw:equation draw:name="f5091" draw:formula="83034*logheight/1849426"/>
              <draw:equation draw:name="f5092" draw:formula="6260477*logwidth/6386648"/>
              <draw:equation draw:name="f5093" draw:formula="101058*logheight/1849426"/>
              <draw:equation draw:name="f5094" draw:formula="6242452*logwidth/6386648"/>
              <draw:equation draw:name="f5095" draw:formula="119083*logheight/1849426"/>
              <draw:equation draw:name="f5096" draw:formula="6224428*logwidth/6386648"/>
              <draw:equation draw:name="f5097" draw:formula="101058*logheight/1849426"/>
              <draw:equation draw:name="f5098" draw:formula="6242452*logwidth/6386648"/>
              <draw:equation draw:name="f5099" draw:formula="83034*logheight/1849426"/>
              <draw:equation draw:name="f5100" draw:formula="4884613*logwidth/6386648"/>
              <draw:equation draw:name="f5101" draw:formula="83034*logheight/1849426"/>
              <draw:equation draw:name="f5102" draw:formula="4902638*logwidth/6386648"/>
              <draw:equation draw:name="f5103" draw:formula="101058*logheight/1849426"/>
              <draw:equation draw:name="f5104" draw:formula="4884613*logwidth/6386648"/>
              <draw:equation draw:name="f5105" draw:formula="119083*logheight/1849426"/>
              <draw:equation draw:name="f5106" draw:formula="4866589*logwidth/6386648"/>
              <draw:equation draw:name="f5107" draw:formula="101058*logheight/1849426"/>
              <draw:equation draw:name="f5108" draw:formula="4884613*logwidth/6386648"/>
              <draw:equation draw:name="f5109" draw:formula="83034*logheight/1849426"/>
              <draw:equation draw:name="f5110" draw:formula="3118221*logwidth/6386648"/>
              <draw:equation draw:name="f5111" draw:formula="83034*logheight/1849426"/>
              <draw:equation draw:name="f5112" draw:formula="3136246*logwidth/6386648"/>
              <draw:equation draw:name="f5113" draw:formula="101058*logheight/1849426"/>
              <draw:equation draw:name="f5114" draw:formula="3118221*logwidth/6386648"/>
              <draw:equation draw:name="f5115" draw:formula="119083*logheight/1849426"/>
              <draw:equation draw:name="f5116" draw:formula="3100197*logwidth/6386648"/>
              <draw:equation draw:name="f5117" draw:formula="101058*logheight/1849426"/>
              <draw:equation draw:name="f5118" draw:formula="3118221*logwidth/6386648"/>
              <draw:equation draw:name="f5119" draw:formula="83034*logheight/1849426"/>
              <draw:equation draw:name="f5120" draw:formula="2619546*logwidth/6386648"/>
              <draw:equation draw:name="f5121" draw:formula="83034*logheight/1849426"/>
              <draw:equation draw:name="f5122" draw:formula="2637571*logwidth/6386648"/>
              <draw:equation draw:name="f5123" draw:formula="101058*logheight/1849426"/>
              <draw:equation draw:name="f5124" draw:formula="2619546*logwidth/6386648"/>
              <draw:equation draw:name="f5125" draw:formula="119083*logheight/1849426"/>
              <draw:equation draw:name="f5126" draw:formula="2601522*logwidth/6386648"/>
              <draw:equation draw:name="f5127" draw:formula="101058*logheight/1849426"/>
              <draw:equation draw:name="f5128" draw:formula="2619546*logwidth/6386648"/>
              <draw:equation draw:name="f5129" draw:formula="83034*logheight/1849426"/>
              <draw:equation draw:name="f5130" draw:formula="1291748*logwidth/6386648"/>
              <draw:equation draw:name="f5131" draw:formula="83034*logheight/1849426"/>
              <draw:equation draw:name="f5132" draw:formula="1309773*logwidth/6386648"/>
              <draw:equation draw:name="f5133" draw:formula="101058*logheight/1849426"/>
              <draw:equation draw:name="f5134" draw:formula="1291748*logwidth/6386648"/>
              <draw:equation draw:name="f5135" draw:formula="119083*logheight/1849426"/>
              <draw:equation draw:name="f5136" draw:formula="1273724*logwidth/6386648"/>
              <draw:equation draw:name="f5137" draw:formula="101058*logheight/1849426"/>
              <draw:equation draw:name="f5138" draw:formula="1291748*logwidth/6386648"/>
              <draw:equation draw:name="f5139" draw:formula="83034*logheight/1849426"/>
              <draw:equation draw:name="f5140" draw:formula="702951*logwidth/6386648"/>
              <draw:equation draw:name="f5141" draw:formula="83034*logheight/1849426"/>
              <draw:equation draw:name="f5142" draw:formula="720976*logwidth/6386648"/>
              <draw:equation draw:name="f5143" draw:formula="101058*logheight/1849426"/>
              <draw:equation draw:name="f5144" draw:formula="702951*logwidth/6386648"/>
              <draw:equation draw:name="f5145" draw:formula="119083*logheight/1849426"/>
              <draw:equation draw:name="f5146" draw:formula="684927*logwidth/6386648"/>
              <draw:equation draw:name="f5147" draw:formula="101058*logheight/1849426"/>
              <draw:equation draw:name="f5148" draw:formula="702951*logwidth/6386648"/>
              <draw:equation draw:name="f5149" draw:formula="83034*logheight/1849426"/>
              <draw:equation draw:name="f5150" draw:formula="2319139*logwidth/6386648"/>
              <draw:equation draw:name="f5151" draw:formula="65010*logheight/1849426"/>
              <draw:equation draw:name="f5152" draw:formula="2337164*logwidth/6386648"/>
              <draw:equation draw:name="f5153" draw:formula="83034*logheight/1849426"/>
              <draw:equation draw:name="f5154" draw:formula="2319139*logwidth/6386648"/>
              <draw:equation draw:name="f5155" draw:formula="101059*logheight/1849426"/>
              <draw:equation draw:name="f5156" draw:formula="2301115*logwidth/6386648"/>
              <draw:equation draw:name="f5157" draw:formula="83034*logheight/1849426"/>
              <draw:equation draw:name="f5158" draw:formula="2319139*logwidth/6386648"/>
              <draw:equation draw:name="f5159" draw:formula="65010*logheight/1849426"/>
              <draw:equation draw:name="f5160" draw:formula="564765*logwidth/6386648"/>
              <draw:equation draw:name="f5161" draw:formula="65010*logheight/1849426"/>
              <draw:equation draw:name="f5162" draw:formula="582789*logwidth/6386648"/>
              <draw:equation draw:name="f5163" draw:formula="83034*logheight/1849426"/>
              <draw:equation draw:name="f5164" draw:formula="564765*logwidth/6386648"/>
              <draw:equation draw:name="f5165" draw:formula="101059*logheight/1849426"/>
              <draw:equation draw:name="f5166" draw:formula="546740*logwidth/6386648"/>
              <draw:equation draw:name="f5167" draw:formula="83034*logheight/1849426"/>
              <draw:equation draw:name="f5168" draw:formula="564765*logwidth/6386648"/>
              <draw:equation draw:name="f5169" draw:formula="65010*logheight/1849426"/>
              <draw:equation draw:name="f5170" draw:formula="18024*logwidth/6386648"/>
              <draw:equation draw:name="f5171" draw:formula="65010*logheight/1849426"/>
              <draw:equation draw:name="f5172" draw:formula="36049*logwidth/6386648"/>
              <draw:equation draw:name="f5173" draw:formula="83034*logheight/1849426"/>
              <draw:equation draw:name="f5174" draw:formula="18024*logwidth/6386648"/>
              <draw:equation draw:name="f5175" draw:formula="101059*logheight/1849426"/>
              <draw:equation draw:name="f5176" draw:formula="0*logwidth/6386648"/>
              <draw:equation draw:name="f5177" draw:formula="83034*logheight/1849426"/>
              <draw:equation draw:name="f5178" draw:formula="18024*logwidth/6386648"/>
              <draw:equation draw:name="f5179" draw:formula="65010*logheight/1849426"/>
              <draw:equation draw:name="f5180" draw:formula="5052841*logwidth/6386648"/>
              <draw:equation draw:name="f5181" draw:formula="59002*logheight/1849426"/>
              <draw:equation draw:name="f5182" draw:formula="5070866*logwidth/6386648"/>
              <draw:equation draw:name="f5183" draw:formula="77026*logheight/1849426"/>
              <draw:equation draw:name="f5184" draw:formula="5052841*logwidth/6386648"/>
              <draw:equation draw:name="f5185" draw:formula="95051*logheight/1849426"/>
              <draw:equation draw:name="f5186" draw:formula="5034817*logwidth/6386648"/>
              <draw:equation draw:name="f5187" draw:formula="77026*logheight/1849426"/>
              <draw:equation draw:name="f5188" draw:formula="5052841*logwidth/6386648"/>
              <draw:equation draw:name="f5189" draw:formula="59002*logheight/1849426"/>
              <draw:equation draw:name="f5190" draw:formula="3490726*logwidth/6386648"/>
              <draw:equation draw:name="f5191" draw:formula="59002*logheight/1849426"/>
              <draw:equation draw:name="f5192" draw:formula="3508751*logwidth/6386648"/>
              <draw:equation draw:name="f5193" draw:formula="77026*logheight/1849426"/>
              <draw:equation draw:name="f5194" draw:formula="3490726*logwidth/6386648"/>
              <draw:equation draw:name="f5195" draw:formula="95051*logheight/1849426"/>
              <draw:equation draw:name="f5196" draw:formula="3472702*logwidth/6386648"/>
              <draw:equation draw:name="f5197" draw:formula="77026*logheight/1849426"/>
              <draw:equation draw:name="f5198" draw:formula="3490726*logwidth/6386648"/>
              <draw:equation draw:name="f5199" draw:formula="59002*logheight/1849426"/>
              <draw:equation draw:name="f5200" draw:formula="1447960*logwidth/6386648"/>
              <draw:equation draw:name="f5201" draw:formula="59002*logheight/1849426"/>
              <draw:equation draw:name="f5202" draw:formula="1465985*logwidth/6386648"/>
              <draw:equation draw:name="f5203" draw:formula="77026*logheight/1849426"/>
              <draw:equation draw:name="f5204" draw:formula="1447960*logwidth/6386648"/>
              <draw:equation draw:name="f5205" draw:formula="95051*logheight/1849426"/>
              <draw:equation draw:name="f5206" draw:formula="1429936*logwidth/6386648"/>
              <draw:equation draw:name="f5207" draw:formula="77026*logheight/1849426"/>
              <draw:equation draw:name="f5208" draw:formula="1447960*logwidth/6386648"/>
              <draw:equation draw:name="f5209" draw:formula="59002*logheight/1849426"/>
              <draw:equation draw:name="f5210" draw:formula="2192969*logwidth/6386648"/>
              <draw:equation draw:name="f5211" draw:formula="46987*logheight/1849426"/>
              <draw:equation draw:name="f5212" draw:formula="2210994*logwidth/6386648"/>
              <draw:equation draw:name="f5213" draw:formula="65012*logheight/1849426"/>
              <draw:equation draw:name="f5214" draw:formula="2192969*logwidth/6386648"/>
              <draw:equation draw:name="f5215" draw:formula="83036*logheight/1849426"/>
              <draw:equation draw:name="f5216" draw:formula="2174945*logwidth/6386648"/>
              <draw:equation draw:name="f5217" draw:formula="65012*logheight/1849426"/>
              <draw:equation draw:name="f5218" draw:formula="2192969*logwidth/6386648"/>
              <draw:equation draw:name="f5219" draw:formula="46987*logheight/1849426"/>
              <draw:equation draw:name="f5220" draw:formula="4434003*logwidth/6386648"/>
              <draw:equation draw:name="f5221" draw:formula="40979*logheight/1849426"/>
              <draw:equation draw:name="f5222" draw:formula="4452028*logwidth/6386648"/>
              <draw:equation draw:name="f5223" draw:formula="59003*logheight/1849426"/>
              <draw:equation draw:name="f5224" draw:formula="4434003*logwidth/6386648"/>
              <draw:equation draw:name="f5225" draw:formula="77028*logheight/1849426"/>
              <draw:equation draw:name="f5226" draw:formula="4415979*logwidth/6386648"/>
              <draw:equation draw:name="f5227" draw:formula="59003*logheight/1849426"/>
              <draw:equation draw:name="f5228" draw:formula="4434003*logwidth/6386648"/>
              <draw:equation draw:name="f5229" draw:formula="40979*logheight/1849426"/>
              <draw:equation draw:name="f5230" draw:formula="3616897*logwidth/6386648"/>
              <draw:equation draw:name="f5231" draw:formula="40979*logheight/1849426"/>
              <draw:equation draw:name="f5232" draw:formula="3634922*logwidth/6386648"/>
              <draw:equation draw:name="f5233" draw:formula="59003*logheight/1849426"/>
              <draw:equation draw:name="f5234" draw:formula="3616897*logwidth/6386648"/>
              <draw:equation draw:name="f5235" draw:formula="77028*logheight/1849426"/>
              <draw:equation draw:name="f5236" draw:formula="3598872*logwidth/6386648"/>
              <draw:equation draw:name="f5237" draw:formula="59003*logheight/1849426"/>
              <draw:equation draw:name="f5238" draw:formula="3616897*logwidth/6386648"/>
              <draw:equation draw:name="f5239" draw:formula="40979*logheight/1849426"/>
              <draw:equation draw:name="f5240" draw:formula="1826473*logwidth/6386648"/>
              <draw:equation draw:name="f5241" draw:formula="40979*logheight/1849426"/>
              <draw:equation draw:name="f5242" draw:formula="1844497*logwidth/6386648"/>
              <draw:equation draw:name="f5243" draw:formula="59003*logheight/1849426"/>
              <draw:equation draw:name="f5244" draw:formula="1826473*logwidth/6386648"/>
              <draw:equation draw:name="f5245" draw:formula="77028*logheight/1849426"/>
              <draw:equation draw:name="f5246" draw:formula="1808448*logwidth/6386648"/>
              <draw:equation draw:name="f5247" draw:formula="59003*logheight/1849426"/>
              <draw:equation draw:name="f5248" draw:formula="1826473*logwidth/6386648"/>
              <draw:equation draw:name="f5249" draw:formula="40979*logheight/1849426"/>
              <draw:equation draw:name="f5250" draw:formula="5942045*logwidth/6386648"/>
              <draw:equation draw:name="f5251" draw:formula="34970*logheight/1849426"/>
              <draw:equation draw:name="f5252" draw:formula="5960070*logwidth/6386648"/>
              <draw:equation draw:name="f5253" draw:formula="52994*logheight/1849426"/>
              <draw:equation draw:name="f5254" draw:formula="5942045*logwidth/6386648"/>
              <draw:equation draw:name="f5255" draw:formula="71019*logheight/1849426"/>
              <draw:equation draw:name="f5256" draw:formula="5924021*logwidth/6386648"/>
              <draw:equation draw:name="f5257" draw:formula="52994*logheight/1849426"/>
              <draw:equation draw:name="f5258" draw:formula="5942045*logwidth/6386648"/>
              <draw:equation draw:name="f5259" draw:formula="34970*logheight/1849426"/>
              <draw:equation draw:name="f5260" draw:formula="5719744*logwidth/6386648"/>
              <draw:equation draw:name="f5261" draw:formula="34970*logheight/1849426"/>
              <draw:equation draw:name="f5262" draw:formula="5737769*logwidth/6386648"/>
              <draw:equation draw:name="f5263" draw:formula="52994*logheight/1849426"/>
              <draw:equation draw:name="f5264" draw:formula="5719744*logwidth/6386648"/>
              <draw:equation draw:name="f5265" draw:formula="71019*logheight/1849426"/>
              <draw:equation draw:name="f5266" draw:formula="5701719*logwidth/6386648"/>
              <draw:equation draw:name="f5267" draw:formula="52994*logheight/1849426"/>
              <draw:equation draw:name="f5268" draw:formula="5719744*logwidth/6386648"/>
              <draw:equation draw:name="f5269" draw:formula="34970*logheight/1849426"/>
              <draw:equation draw:name="f5270" draw:formula="1171586*logwidth/6386648"/>
              <draw:equation draw:name="f5271" draw:formula="34970*logheight/1849426"/>
              <draw:equation draw:name="f5272" draw:formula="1189611*logwidth/6386648"/>
              <draw:equation draw:name="f5273" draw:formula="52994*logheight/1849426"/>
              <draw:equation draw:name="f5274" draw:formula="1171586*logwidth/6386648"/>
              <draw:equation draw:name="f5275" draw:formula="71019*logheight/1849426"/>
              <draw:equation draw:name="f5276" draw:formula="1153562*logwidth/6386648"/>
              <draw:equation draw:name="f5277" draw:formula="52994*logheight/1849426"/>
              <draw:equation draw:name="f5278" draw:formula="1171586*logwidth/6386648"/>
              <draw:equation draw:name="f5279" draw:formula="34970*logheight/1849426"/>
              <draw:equation draw:name="f5280" draw:formula="937268*logwidth/6386648"/>
              <draw:equation draw:name="f5281" draw:formula="34970*logheight/1849426"/>
              <draw:equation draw:name="f5282" draw:formula="955293*logwidth/6386648"/>
              <draw:equation draw:name="f5283" draw:formula="52994*logheight/1849426"/>
              <draw:equation draw:name="f5284" draw:formula="937268*logwidth/6386648"/>
              <draw:equation draw:name="f5285" draw:formula="71019*logheight/1849426"/>
              <draw:equation draw:name="f5286" draw:formula="919244*logwidth/6386648"/>
              <draw:equation draw:name="f5287" draw:formula="52994*logheight/1849426"/>
              <draw:equation draw:name="f5288" draw:formula="937268*logwidth/6386648"/>
              <draw:equation draw:name="f5289" draw:formula="34970*logheight/1849426"/>
              <draw:equation draw:name="f5290" draw:formula="426577*logwidth/6386648"/>
              <draw:equation draw:name="f5291" draw:formula="34970*logheight/1849426"/>
              <draw:equation draw:name="f5292" draw:formula="444602*logwidth/6386648"/>
              <draw:equation draw:name="f5293" draw:formula="52994*logheight/1849426"/>
              <draw:equation draw:name="f5294" draw:formula="426577*logwidth/6386648"/>
              <draw:equation draw:name="f5295" draw:formula="71019*logheight/1849426"/>
              <draw:equation draw:name="f5296" draw:formula="408553*logwidth/6386648"/>
              <draw:equation draw:name="f5297" draw:formula="52994*logheight/1849426"/>
              <draw:equation draw:name="f5298" draw:formula="426577*logwidth/6386648"/>
              <draw:equation draw:name="f5299" draw:formula="34970*logheight/1849426"/>
              <draw:equation draw:name="f5300" draw:formula="6146322*logwidth/6386648"/>
              <draw:equation draw:name="f5301" draw:formula="28962*logheight/1849426"/>
              <draw:equation draw:name="f5302" draw:formula="6164347*logwidth/6386648"/>
              <draw:equation draw:name="f5303" draw:formula="46986*logheight/1849426"/>
              <draw:equation draw:name="f5304" draw:formula="6146322*logwidth/6386648"/>
              <draw:equation draw:name="f5305" draw:formula="65011*logheight/1849426"/>
              <draw:equation draw:name="f5306" draw:formula="6128298*logwidth/6386648"/>
              <draw:equation draw:name="f5307" draw:formula="46986*logheight/1849426"/>
              <draw:equation draw:name="f5308" draw:formula="6146322*logwidth/6386648"/>
              <draw:equation draw:name="f5309" draw:formula="28962*logheight/1849426"/>
              <draw:equation draw:name="f5310" draw:formula="4776467*logwidth/6386648"/>
              <draw:equation draw:name="f5311" draw:formula="28962*logheight/1849426"/>
              <draw:equation draw:name="f5312" draw:formula="4794492*logwidth/6386648"/>
              <draw:equation draw:name="f5313" draw:formula="46986*logheight/1849426"/>
              <draw:equation draw:name="f5314" draw:formula="4776467*logwidth/6386648"/>
              <draw:equation draw:name="f5315" draw:formula="65011*logheight/1849426"/>
              <draw:equation draw:name="f5316" draw:formula="4758443*logwidth/6386648"/>
              <draw:equation draw:name="f5317" draw:formula="46986*logheight/1849426"/>
              <draw:equation draw:name="f5318" draw:formula="4776467*logwidth/6386648"/>
              <draw:equation draw:name="f5319" draw:formula="28962*logheight/1849426"/>
              <draw:equation draw:name="f5320" draw:formula="2451318*logwidth/6386648"/>
              <draw:equation draw:name="f5321" draw:formula="28962*logheight/1849426"/>
              <draw:equation draw:name="f5322" draw:formula="2469343*logwidth/6386648"/>
              <draw:equation draw:name="f5323" draw:formula="46986*logheight/1849426"/>
              <draw:equation draw:name="f5324" draw:formula="2451318*logwidth/6386648"/>
              <draw:equation draw:name="f5325" draw:formula="65011*logheight/1849426"/>
              <draw:equation draw:name="f5326" draw:formula="2433294*logwidth/6386648"/>
              <draw:equation draw:name="f5327" draw:formula="46986*logheight/1849426"/>
              <draw:equation draw:name="f5328" draw:formula="2451318*logwidth/6386648"/>
              <draw:equation draw:name="f5329" draw:formula="28962*logheight/1849426"/>
              <draw:equation draw:name="f5330" draw:formula="150203*logwidth/6386648"/>
              <draw:equation draw:name="f5331" draw:formula="28962*logheight/1849426"/>
              <draw:equation draw:name="f5332" draw:formula="168228*logwidth/6386648"/>
              <draw:equation draw:name="f5333" draw:formula="46986*logheight/1849426"/>
              <draw:equation draw:name="f5334" draw:formula="150203*logwidth/6386648"/>
              <draw:equation draw:name="f5335" draw:formula="65011*logheight/1849426"/>
              <draw:equation draw:name="f5336" draw:formula="132179*logwidth/6386648"/>
              <draw:equation draw:name="f5337" draw:formula="46986*logheight/1849426"/>
              <draw:equation draw:name="f5338" draw:formula="150203*logwidth/6386648"/>
              <draw:equation draw:name="f5339" draw:formula="28962*logheight/1849426"/>
              <draw:equation draw:name="f5340" draw:formula="4277792*logwidth/6386648"/>
              <draw:equation draw:name="f5341" draw:formula="22954*logheight/1849426"/>
              <draw:equation draw:name="f5342" draw:formula="4295817*logwidth/6386648"/>
              <draw:equation draw:name="f5343" draw:formula="40978*logheight/1849426"/>
              <draw:equation draw:name="f5344" draw:formula="4277792*logwidth/6386648"/>
              <draw:equation draw:name="f5345" draw:formula="59003*logheight/1849426"/>
              <draw:equation draw:name="f5346" draw:formula="4259767*logwidth/6386648"/>
              <draw:equation draw:name="f5347" draw:formula="40978*logheight/1849426"/>
              <draw:equation draw:name="f5348" draw:formula="4277792*logwidth/6386648"/>
              <draw:equation draw:name="f5349" draw:formula="22954*logheight/1849426"/>
              <draw:equation draw:name="f5350" draw:formula="4145613*logwidth/6386648"/>
              <draw:equation draw:name="f5351" draw:formula="22954*logheight/1849426"/>
              <draw:equation draw:name="f5352" draw:formula="4163638*logwidth/6386648"/>
              <draw:equation draw:name="f5353" draw:formula="40978*logheight/1849426"/>
              <draw:equation draw:name="f5354" draw:formula="4145613*logwidth/6386648"/>
              <draw:equation draw:name="f5355" draw:formula="59003*logheight/1849426"/>
              <draw:equation draw:name="f5356" draw:formula="4127589*logwidth/6386648"/>
              <draw:equation draw:name="f5357" draw:formula="40978*logheight/1849426"/>
              <draw:equation draw:name="f5358" draw:formula="4145613*logwidth/6386648"/>
              <draw:equation draw:name="f5359" draw:formula="22954*logheight/1849426"/>
              <draw:equation draw:name="f5360" draw:formula="817106*logwidth/6386648"/>
              <draw:equation draw:name="f5361" draw:formula="22954*logheight/1849426"/>
              <draw:equation draw:name="f5362" draw:formula="829123*logwidth/6386648"/>
              <draw:equation draw:name="f5363" draw:formula="34970*logheight/1849426"/>
              <draw:equation draw:name="f5364" draw:formula="817106*logwidth/6386648"/>
              <draw:equation draw:name="f5365" draw:formula="46987*logheight/1849426"/>
              <draw:equation draw:name="f5366" draw:formula="805090*logwidth/6386648"/>
              <draw:equation draw:name="f5367" draw:formula="34970*logheight/1849426"/>
              <draw:equation draw:name="f5368" draw:formula="817106*logwidth/6386648"/>
              <draw:equation draw:name="f5369" draw:formula="22954*logheight/1849426"/>
              <draw:equation draw:name="f5370" draw:formula="5491435*logwidth/6386648"/>
              <draw:equation draw:name="f5371" draw:formula="16946*logheight/1849426"/>
              <draw:equation draw:name="f5372" draw:formula="5509460*logwidth/6386648"/>
              <draw:equation draw:name="f5373" draw:formula="34971*logheight/1849426"/>
              <draw:equation draw:name="f5374" draw:formula="5491435*logwidth/6386648"/>
              <draw:equation draw:name="f5375" draw:formula="52995*logheight/1849426"/>
              <draw:equation draw:name="f5376" draw:formula="5473411*logwidth/6386648"/>
              <draw:equation draw:name="f5377" draw:formula="34971*logheight/1849426"/>
              <draw:equation draw:name="f5378" draw:formula="5491435*logwidth/6386648"/>
              <draw:equation draw:name="f5379" draw:formula="16946*logheight/1849426"/>
              <draw:equation draw:name="f5380" draw:formula="5323207*logwidth/6386648"/>
              <draw:equation draw:name="f5381" draw:formula="16946*logheight/1849426"/>
              <draw:equation draw:name="f5382" draw:formula="5341232*logwidth/6386648"/>
              <draw:equation draw:name="f5383" draw:formula="34971*logheight/1849426"/>
              <draw:equation draw:name="f5384" draw:formula="5323207*logwidth/6386648"/>
              <draw:equation draw:name="f5385" draw:formula="52995*logheight/1849426"/>
              <draw:equation draw:name="f5386" draw:formula="5305183*logwidth/6386648"/>
              <draw:equation draw:name="f5387" draw:formula="34971*logheight/1849426"/>
              <draw:equation draw:name="f5388" draw:formula="5323207*logwidth/6386648"/>
              <draw:equation draw:name="f5389" draw:formula="16946*logheight/1849426"/>
              <draw:equation draw:name="f5390" draw:formula="4632272*logwidth/6386648"/>
              <draw:equation draw:name="f5391" draw:formula="16946*logheight/1849426"/>
              <draw:equation draw:name="f5392" draw:formula="4650297*logwidth/6386648"/>
              <draw:equation draw:name="f5393" draw:formula="34971*logheight/1849426"/>
              <draw:equation draw:name="f5394" draw:formula="4632272*logwidth/6386648"/>
              <draw:equation draw:name="f5395" draw:formula="52995*logheight/1849426"/>
              <draw:equation draw:name="f5396" draw:formula="4614248*logwidth/6386648"/>
              <draw:equation draw:name="f5397" draw:formula="34971*logheight/1849426"/>
              <draw:equation draw:name="f5398" draw:formula="4632272*logwidth/6386648"/>
              <draw:equation draw:name="f5399" draw:formula="16946*logheight/1849426"/>
              <draw:equation draw:name="f5400" draw:formula="3226368*logwidth/6386648"/>
              <draw:equation draw:name="f5401" draw:formula="16946*logheight/1849426"/>
              <draw:equation draw:name="f5402" draw:formula="3244393*logwidth/6386648"/>
              <draw:equation draw:name="f5403" draw:formula="34971*logheight/1849426"/>
              <draw:equation draw:name="f5404" draw:formula="3226368*logwidth/6386648"/>
              <draw:equation draw:name="f5405" draw:formula="52995*logheight/1849426"/>
              <draw:equation draw:name="f5406" draw:formula="3208343*logwidth/6386648"/>
              <draw:equation draw:name="f5407" draw:formula="34971*logheight/1849426"/>
              <draw:equation draw:name="f5408" draw:formula="3226368*logwidth/6386648"/>
              <draw:equation draw:name="f5409" draw:formula="16946*logheight/1849426"/>
              <draw:equation draw:name="f5410" draw:formula="3983393*logwidth/6386648"/>
              <draw:equation draw:name="f5411" draw:formula="10938*logheight/1849426"/>
              <draw:equation draw:name="f5412" draw:formula="4001418*logwidth/6386648"/>
              <draw:equation draw:name="f5413" draw:formula="28962*logheight/1849426"/>
              <draw:equation draw:name="f5414" draw:formula="3983393*logwidth/6386648"/>
              <draw:equation draw:name="f5415" draw:formula="46987*logheight/1849426"/>
              <draw:equation draw:name="f5416" draw:formula="3965369*logwidth/6386648"/>
              <draw:equation draw:name="f5417" draw:formula="28962*logheight/1849426"/>
              <draw:equation draw:name="f5418" draw:formula="3983393*logwidth/6386648"/>
              <draw:equation draw:name="f5419" draw:formula="10938*logheight/1849426"/>
              <draw:equation draw:name="f5420" draw:formula="1039407*logwidth/6386648"/>
              <draw:equation draw:name="f5421" draw:formula="10938*logheight/1849426"/>
              <draw:equation draw:name="f5422" draw:formula="1057432*logwidth/6386648"/>
              <draw:equation draw:name="f5423" draw:formula="28962*logheight/1849426"/>
              <draw:equation draw:name="f5424" draw:formula="1039407*logwidth/6386648"/>
              <draw:equation draw:name="f5425" draw:formula="46987*logheight/1849426"/>
              <draw:equation draw:name="f5426" draw:formula="1021383*logwidth/6386648"/>
              <draw:equation draw:name="f5427" draw:formula="28962*logheight/1849426"/>
              <draw:equation draw:name="f5428" draw:formula="1039407*logwidth/6386648"/>
              <draw:equation draw:name="f5429" draw:formula="10938*logheight/1849426"/>
              <draw:equation draw:name="f5430" draw:formula="312422*logwidth/6386648"/>
              <draw:equation draw:name="f5431" draw:formula="10938*logheight/1849426"/>
              <draw:equation draw:name="f5432" draw:formula="330447*logwidth/6386648"/>
              <draw:equation draw:name="f5433" draw:formula="28962*logheight/1849426"/>
              <draw:equation draw:name="f5434" draw:formula="312422*logwidth/6386648"/>
              <draw:equation draw:name="f5435" draw:formula="46987*logheight/1849426"/>
              <draw:equation draw:name="f5436" draw:formula="294398*logwidth/6386648"/>
              <draw:equation draw:name="f5437" draw:formula="28962*logheight/1849426"/>
              <draw:equation draw:name="f5438" draw:formula="312422*logwidth/6386648"/>
              <draw:equation draw:name="f5439" draw:formula="10938*logheight/1849426"/>
              <draw:equation draw:name="f5440" draw:formula="3839198*logwidth/6386648"/>
              <draw:equation draw:name="f5441" draw:formula="4930*logheight/1849426"/>
              <draw:equation draw:name="f5442" draw:formula="3857223*logwidth/6386648"/>
              <draw:equation draw:name="f5443" draw:formula="22954*logheight/1849426"/>
              <draw:equation draw:name="f5444" draw:formula="3839198*logwidth/6386648"/>
              <draw:equation draw:name="f5445" draw:formula="40979*logheight/1849426"/>
              <draw:equation draw:name="f5446" draw:formula="3821174*logwidth/6386648"/>
              <draw:equation draw:name="f5447" draw:formula="22954*logheight/1849426"/>
              <draw:equation draw:name="f5448" draw:formula="3839198*logwidth/6386648"/>
              <draw:equation draw:name="f5449" draw:formula="4930*logheight/1849426"/>
              <draw:equation draw:name="f5450" draw:formula="3388588*logwidth/6386648"/>
              <draw:equation draw:name="f5451" draw:formula="4930*logheight/1849426"/>
              <draw:equation draw:name="f5452" draw:formula="3406613*logwidth/6386648"/>
              <draw:equation draw:name="f5453" draw:formula="22954*logheight/1849426"/>
              <draw:equation draw:name="f5454" draw:formula="3388588*logwidth/6386648"/>
              <draw:equation draw:name="f5455" draw:formula="40979*logheight/1849426"/>
              <draw:equation draw:name="f5456" draw:formula="3370564*logwidth/6386648"/>
              <draw:equation draw:name="f5457" draw:formula="22954*logheight/1849426"/>
              <draw:equation draw:name="f5458" draw:formula="3388588*logwidth/6386648"/>
              <draw:equation draw:name="f5459" draw:formula="4930*logheight/1849426"/>
              <draw:equation draw:name="f5460" draw:formula="5171526*logwidth/6386648"/>
              <draw:equation draw:name="f5461" draw:formula="0*logheight/1849426"/>
              <draw:equation draw:name="f5462" draw:formula="5198514*logwidth/6386648"/>
              <draw:equation draw:name="f5463" draw:formula="0*logheight/1849426"/>
              <draw:equation draw:name="f5464" draw:formula="5203045*logwidth/6386648"/>
              <draw:equation draw:name="f5465" draw:formula="10937*logheight/1849426"/>
              <draw:equation draw:name="f5466" draw:formula="5185020*logwidth/6386648"/>
              <draw:equation draw:name="f5467" draw:formula="28962*logheight/1849426"/>
              <draw:equation draw:name="f5468" draw:formula="5166996*logwidth/6386648"/>
              <draw:equation draw:name="f5469" draw:formula="10937*logheight/1849426"/>
              <draw:equation draw:name="f5470" draw:formula="4908761*logwidth/6386648"/>
              <draw:equation draw:name="f5471" draw:formula="0*logheight/1849426"/>
              <draw:equation draw:name="f5472" draw:formula="4932564*logwidth/6386648"/>
              <draw:equation draw:name="f5473" draw:formula="0*logheight/1849426"/>
              <draw:equation draw:name="f5474" draw:formula="4920662*logwidth/6386648"/>
              <draw:equation draw:name="f5475" draw:formula="4930*logheight/1849426"/>
              <draw:equation draw:name="f5476" draw:formula="3701458*logwidth/6386648"/>
              <draw:equation draw:name="f5477" draw:formula="0*logheight/1849426"/>
              <draw:equation draw:name="f5478" draw:formula="3736613*logwidth/6386648"/>
              <draw:equation draw:name="f5479" draw:formula="0*logheight/1849426"/>
              <draw:equation draw:name="f5480" draw:formula="3731781*logwidth/6386648"/>
              <draw:equation draw:name="f5481" draw:formula="11667*logheight/1849426"/>
              <draw:equation draw:name="f5482" draw:formula="3719035*logwidth/6386648"/>
              <draw:equation draw:name="f5483" draw:formula="16946*logheight/1849426"/>
              <draw:equation draw:name="f5484" draw:formula="3706290*logwidth/6386648"/>
              <draw:equation draw:name="f5485" draw:formula="11667*logheight/1849426"/>
              <draw:equation draw:name="f5486" draw:formula="3058255*logwidth/6386648"/>
              <draw:equation draw:name="f5487" draw:formula="0*logheight/1849426"/>
              <draw:equation draw:name="f5488" draw:formula="3082058*logwidth/6386648"/>
              <draw:equation draw:name="f5489" draw:formula="0*logheight/1849426"/>
              <draw:equation draw:name="f5490" draw:formula="3070156*logwidth/6386648"/>
              <draw:equation draw:name="f5491" draw:formula="4930*logheight/1849426"/>
              <draw:equation draw:name="f5492" draw:formula="2908383*logwidth/6386648"/>
              <draw:equation draw:name="f5493" draw:formula="0*logheight/1849426"/>
              <draw:equation draw:name="f5494" draw:formula="2943539*logwidth/6386648"/>
              <draw:equation draw:name="f5495" draw:formula="0*logheight/1849426"/>
              <draw:equation draw:name="f5496" draw:formula="2938707*logwidth/6386648"/>
              <draw:equation draw:name="f5497" draw:formula="11667*logheight/1849426"/>
              <draw:equation draw:name="f5498" draw:formula="2925961*logwidth/6386648"/>
              <draw:equation draw:name="f5499" draw:formula="16946*logheight/1849426"/>
              <draw:equation draw:name="f5500" draw:formula="2913216*logwidth/6386648"/>
              <draw:equation draw:name="f5501" draw:formula="11667*logheight/1849426"/>
              <draw:equation draw:name="f5502" draw:formula="2794230*logwidth/6386648"/>
              <draw:equation draw:name="f5503" draw:formula="0*logheight/1849426"/>
              <draw:equation draw:name="f5504" draw:formula="2829385*logwidth/6386648"/>
              <draw:equation draw:name="f5505" draw:formula="0*logheight/1849426"/>
              <draw:equation draw:name="f5506" draw:formula="2824553*logwidth/6386648"/>
              <draw:equation draw:name="f5507" draw:formula="11667*logheight/1849426"/>
              <draw:equation draw:name="f5508" draw:formula="2811807*logwidth/6386648"/>
              <draw:equation draw:name="f5509" draw:formula="16946*logheight/1849426"/>
              <draw:equation draw:name="f5510" draw:formula="2799062*logwidth/6386648"/>
              <draw:equation draw:name="f5511" draw:formula="11667*logheight/1849426"/>
              <draw:equation draw:name="f5512" draw:formula="2675662*logwidth/6386648"/>
              <draw:equation draw:name="f5513" draw:formula="0*logheight/1849426"/>
              <draw:equation draw:name="f5514" draw:formula="2707627*logwidth/6386648"/>
              <draw:equation draw:name="f5515" draw:formula="0*logheight/1849426"/>
              <draw:equation draw:name="f5516" draw:formula="2709669*logwidth/6386648"/>
              <draw:equation draw:name="f5517" draw:formula="4930*logheight/1849426"/>
              <draw:equation draw:name="f5518" draw:formula="2691644*logwidth/6386648"/>
              <draw:equation draw:name="f5519" draw:formula="22954*logheight/1849426"/>
              <draw:equation draw:name="f5520" draw:formula="2673620*logwidth/6386648"/>
              <draw:equation draw:name="f5521" draw:formula="4930*logheight/1849426"/>
              <draw:equation draw:name="f5522" draw:formula="2543483*logwidth/6386648"/>
              <draw:equation draw:name="f5523" draw:formula="0*logheight/1849426"/>
              <draw:equation draw:name="f5524" draw:formula="2575448*logwidth/6386648"/>
              <draw:equation draw:name="f5525" draw:formula="0*logheight/1849426"/>
              <draw:equation draw:name="f5526" draw:formula="2577490*logwidth/6386648"/>
              <draw:equation draw:name="f5527" draw:formula="4930*logheight/1849426"/>
              <draw:equation draw:name="f5528" draw:formula="2559465*logwidth/6386648"/>
              <draw:equation draw:name="f5529" draw:formula="22954*logheight/1849426"/>
              <draw:equation draw:name="f5530" draw:formula="2541441*logwidth/6386648"/>
              <draw:equation draw:name="f5531" draw:formula="4930*logheight/1849426"/>
              <draw:equation draw:name="f5532" draw:formula="2047297*logwidth/6386648"/>
              <draw:equation draw:name="f5533" draw:formula="0*logheight/1849426"/>
              <draw:equation draw:name="f5534" draw:formula="2074285*logwidth/6386648"/>
              <draw:equation draw:name="f5535" draw:formula="0*logheight/1849426"/>
              <draw:equation draw:name="f5536" draw:formula="2078815*logwidth/6386648"/>
              <draw:equation draw:name="f5537" draw:formula="10937*logheight/1849426"/>
              <draw:equation draw:name="f5538" draw:formula="2060790*logwidth/6386648"/>
              <draw:equation draw:name="f5539" draw:formula="28962*logheight/1849426"/>
              <draw:equation draw:name="f5540" draw:formula="2042766*logwidth/6386648"/>
              <draw:equation draw:name="f5541" draw:formula="10937*logheight/1849426"/>
              <draw:equation draw:name="f5542" draw:formula="1932017*logwidth/6386648"/>
              <draw:equation draw:name="f5543" draw:formula="0*logheight/1849426"/>
              <draw:equation draw:name="f5544" draw:formula="1937222*logwidth/6386648"/>
              <draw:equation draw:name="f5545" draw:formula="0*logheight/1849426"/>
              <draw:equation draw:name="f5546" draw:formula="1947365*logwidth/6386648"/>
              <draw:equation draw:name="f5547" draw:formula="4201*logheight/1849426"/>
              <draw:equation draw:name="f5548" draw:formula="1952644*logwidth/6386648"/>
              <draw:equation draw:name="f5549" draw:formula="16946*logheight/1849426"/>
              <draw:equation draw:name="f5550" draw:formula="1934619*logwidth/6386648"/>
              <draw:equation draw:name="f5551" draw:formula="34971*logheight/1849426"/>
              <draw:equation draw:name="f5552" draw:formula="1916595*logwidth/6386648"/>
              <draw:equation draw:name="f5553" draw:formula="16946*logheight/1849426"/>
              <draw:equation draw:name="f5554" draw:formula="1921875*logwidth/6386648"/>
              <draw:equation draw:name="f5555" draw:formula="4201*logheight/1849426"/>
              <draw:equation draw:name="f5556" draw:formula="1694741*logwidth/6386648"/>
              <draw:equation draw:name="f5557" draw:formula="0*logheight/1849426"/>
              <draw:equation draw:name="f5558" draw:formula="1729896*logwidth/6386648"/>
              <draw:equation draw:name="f5559" draw:formula="0*logheight/1849426"/>
              <draw:equation draw:name="f5560" draw:formula="1725064*logwidth/6386648"/>
              <draw:equation draw:name="f5561" draw:formula="11667*logheight/1849426"/>
              <draw:equation draw:name="f5562" draw:formula="1712318*logwidth/6386648"/>
              <draw:equation draw:name="f5563" draw:formula="16946*logheight/1849426"/>
              <draw:equation draw:name="f5564" draw:formula="1699574*logwidth/6386648"/>
              <draw:equation draw:name="f5565" draw:formula="11667*logheight/1849426"/>
              <draw:equation draw:name="f5566" draw:formula="1586594*logwidth/6386648"/>
              <draw:equation draw:name="f5567" draw:formula="0*logheight/1849426"/>
              <draw:equation draw:name="f5568" draw:formula="1621749*logwidth/6386648"/>
              <draw:equation draw:name="f5569" draw:formula="0*logheight/1849426"/>
              <draw:equation draw:name="f5570" draw:formula="1616917*logwidth/6386648"/>
              <draw:equation draw:name="f5571" draw:formula="11667*logheight/1849426"/>
              <draw:equation draw:name="f5572" draw:formula="1604171*logwidth/6386648"/>
              <draw:equation draw:name="f5573" draw:formula="16946*logheight/1849426"/>
              <draw:equation draw:name="f5574" draw:formula="1591427*logwidth/6386648"/>
              <draw:equation draw:name="f5575" draw:formula="11667*logheight/1849426"/>
              <draw:equation draw:name="f5576" draw:formula="1328245*logwidth/6386648"/>
              <draw:equation draw:name="f5577" draw:formula="0*logheight/1849426"/>
              <draw:equation draw:name="f5578" draw:formula="1363400*logwidth/6386648"/>
              <draw:equation draw:name="f5579" draw:formula="0*logheight/1849426"/>
              <draw:equation draw:name="f5580" draw:formula="1358568*logwidth/6386648"/>
              <draw:equation draw:name="f5581" draw:formula="11667*logheight/1849426"/>
              <draw:equation draw:name="f5582" draw:formula="1345823*logwidth/6386648"/>
              <draw:equation draw:name="f5583" draw:formula="16946*logheight/1849426"/>
              <draw:equation draw:name="f5584" draw:formula="1333078*logwidth/6386648"/>
              <draw:equation draw:name="f5585" draw:formula="11667*logheight/1849426"/>
              <draw:equation draw:name="f5586" draw:formula="636977*logwidth/6386648"/>
              <draw:equation draw:name="f5587" draw:formula="0*logheight/1849426"/>
              <draw:equation draw:name="f5588" draw:formula="660780*logwidth/6386648"/>
              <draw:equation draw:name="f5589" draw:formula="0*logheight/1849426"/>
              <draw:equation draw:name="f5590" draw:formula="648878*logwidth/6386648"/>
              <draw:equation draw:name="f5591" draw:formula="4930*logheight/1849426"/>
              <draw:equation draw:name="f5592" draw:formula="logwidth"/>
              <draw:equation draw:name="f5593" draw:formula="logheight"/>
            </draw:enhanced-geometry>
          </draw:custom-shape>
          <draw:custom-shape draw:name="Freeform: Shape 54" draw:style-name="gr8" draw:text-style-name="P8" draw:layer="layout" svg:width="1.698cm" svg:height="3.948cm" svg:x="0.004cm" svg:y="6.64cm">
            <text:p/>
            <draw:enhanced-geometry draw:mirror-horizontal="false" draw:mirror-vertical="false" drawooo:sub-view-size="611491 1429512" draw:text-areas="0 0 ?f24 ?f25" svg:viewBox="0 0 0 0" draw:type="ooxml-non-primitive" draw:enhanced-path="M 0 0 L 62526 22473 C 133465 57262 193134 114099 241043 176817 333958 204691 425711 231405 497720 299929 569730 369616 619671 476468 610380 577513 601088 676235 515142 767989 458232 845805 457070 846967 457070 848128 455909 848128 432680 880648 416420 916653 407128 956142 403644 968918 401321 980532 396675 993308 362994 1101322 308406 1201205 230590 1283668 170921 1347256 92143 1398432 7730 1427579 L 0 1429512 Z N">
              <draw:equation draw:name="f0" draw:formula="0*logwidth/611491"/>
              <draw:equation draw:name="f1" draw:formula="0*logheight/1429512"/>
              <draw:equation draw:name="f2" draw:formula="62526*logwidth/611491"/>
              <draw:equation draw:name="f3" draw:formula="22473*logheight/1429512"/>
              <draw:equation draw:name="f4" draw:formula="241043*logwidth/611491"/>
              <draw:equation draw:name="f5" draw:formula="176817*logheight/1429512"/>
              <draw:equation draw:name="f6" draw:formula="497720*logwidth/611491"/>
              <draw:equation draw:name="f7" draw:formula="299929*logheight/1429512"/>
              <draw:equation draw:name="f8" draw:formula="610380*logwidth/611491"/>
              <draw:equation draw:name="f9" draw:formula="577513*logheight/1429512"/>
              <draw:equation draw:name="f10" draw:formula="458232*logwidth/611491"/>
              <draw:equation draw:name="f11" draw:formula="845805*logheight/1429512"/>
              <draw:equation draw:name="f12" draw:formula="455909*logwidth/611491"/>
              <draw:equation draw:name="f13" draw:formula="848128*logheight/1429512"/>
              <draw:equation draw:name="f14" draw:formula="407128*logwidth/611491"/>
              <draw:equation draw:name="f15" draw:formula="956142*logheight/1429512"/>
              <draw:equation draw:name="f16" draw:formula="396675*logwidth/611491"/>
              <draw:equation draw:name="f17" draw:formula="993308*logheight/1429512"/>
              <draw:equation draw:name="f18" draw:formula="230590*logwidth/611491"/>
              <draw:equation draw:name="f19" draw:formula="1283668*logheight/1429512"/>
              <draw:equation draw:name="f20" draw:formula="7730*logwidth/611491"/>
              <draw:equation draw:name="f21" draw:formula="1427579*logheight/1429512"/>
              <draw:equation draw:name="f22" draw:formula="0*logwidth/611491"/>
              <draw:equation draw:name="f23" draw:formula="1429512*logheight/1429512"/>
              <draw:equation draw:name="f24" draw:formula="logwidth"/>
              <draw:equation draw:name="f25" draw:formula="logheight"/>
            </draw:enhanced-geometry>
          </draw:custom-shape>
          <draw:custom-shape draw:name="Freeform: Shape 55" draw:style-name="gr5" draw:text-style-name="P5" draw:layer="layout" svg:width="6.732cm" svg:height="3.732cm" svg:x="10.54cm" svg:y="0cm">
            <text:p/>
            <draw:enhanced-geometry draw:mirror-horizontal="false" draw:mirror-vertical="false" drawooo:sub-view-size="3015964 1681468" draw:text-areas="0 0 ?f24 ?f25" svg:viewBox="0 0 0 0" draw:type="ooxml-non-primitive" draw:enhanced-path="M 37089 0 L 3014022 0 3015964 52718 C 3014020 116767 3003328 182440 2982682 249186 2816250 780974 2269424 1021163 1789950 1181800 1704900 1210572 1618927 1242781 1536391 1275909 1442962 1315327 1325233 1362965 1257206 1431287 1165891 1524673 1138606 1633376 990871 1669291 855624 1706711 704676 1651532 584900 1589975 340993 1469377 110379 1251058 32440 985257 -35009 762780 10420 524511 98094 314136 73927 211903 49528 110530 37491 8555 Z N">
              <draw:equation draw:name="f0" draw:formula="37089*logwidth/3015964"/>
              <draw:equation draw:name="f1" draw:formula="0*logheight/1681468"/>
              <draw:equation draw:name="f2" draw:formula="3014022*logwidth/3015964"/>
              <draw:equation draw:name="f3" draw:formula="0*logheight/1681468"/>
              <draw:equation draw:name="f4" draw:formula="3015964*logwidth/3015964"/>
              <draw:equation draw:name="f5" draw:formula="52718*logheight/1681468"/>
              <draw:equation draw:name="f6" draw:formula="2982682*logwidth/3015964"/>
              <draw:equation draw:name="f7" draw:formula="249186*logheight/1681468"/>
              <draw:equation draw:name="f8" draw:formula="1789950*logwidth/3015964"/>
              <draw:equation draw:name="f9" draw:formula="1181800*logheight/1681468"/>
              <draw:equation draw:name="f10" draw:formula="1536391*logwidth/3015964"/>
              <draw:equation draw:name="f11" draw:formula="1275909*logheight/1681468"/>
              <draw:equation draw:name="f12" draw:formula="1257206*logwidth/3015964"/>
              <draw:equation draw:name="f13" draw:formula="1431287*logheight/1681468"/>
              <draw:equation draw:name="f14" draw:formula="990871*logwidth/3015964"/>
              <draw:equation draw:name="f15" draw:formula="1669291*logheight/1681468"/>
              <draw:equation draw:name="f16" draw:formula="584900*logwidth/3015964"/>
              <draw:equation draw:name="f17" draw:formula="1589975*logheight/1681468"/>
              <draw:equation draw:name="f18" draw:formula="32440*logwidth/3015964"/>
              <draw:equation draw:name="f19" draw:formula="985257*logheight/1681468"/>
              <draw:equation draw:name="f20" draw:formula="98094*logwidth/3015964"/>
              <draw:equation draw:name="f21" draw:formula="314136*logheight/1681468"/>
              <draw:equation draw:name="f22" draw:formula="37491*logwidth/3015964"/>
              <draw:equation draw:name="f23" draw:formula="8555*logheight/1681468"/>
              <draw:equation draw:name="f24" draw:formula="logwidth"/>
              <draw:equation draw:name="f25" draw:formula="logheight"/>
            </draw:enhanced-geometry>
          </draw:custom-shape>
          <draw:custom-shape draw:name="Freeform: Shape 56" draw:style-name="gr5" draw:text-style-name="P5" draw:layer="layout" svg:width="3.449cm" svg:height="7.279cm" svg:x="30.412cm" svg:y="0cm">
            <text:p/>
            <draw:enhanced-geometry draw:mirror-horizontal="false" draw:mirror-vertical="false" drawooo:sub-view-size="1242102 2635689" draw:text-areas="0 0 ?f18 ?f19" svg:viewBox="0 0 0 0" draw:type="ooxml-non-primitive" draw:enhanced-path="M 48089 0 L 1242102 0 1242102 2546285 1169982 2578052 C 865271 2683266 526660 2655949 289259 2399682 -88067 1989654 -22664 1395994 77957 900439 95565 812397 110658 721838 123236 633796 135813 533175 153422 407400 128267 314326 97452 204273 31970 130812 44729 16426 Z N">
              <draw:equation draw:name="f0" draw:formula="48089*logwidth/1242102"/>
              <draw:equation draw:name="f1" draw:formula="0*logheight/2635689"/>
              <draw:equation draw:name="f2" draw:formula="1242102*logwidth/1242102"/>
              <draw:equation draw:name="f3" draw:formula="0*logheight/2635689"/>
              <draw:equation draw:name="f4" draw:formula="1242102*logwidth/1242102"/>
              <draw:equation draw:name="f5" draw:formula="2546285*logheight/2635689"/>
              <draw:equation draw:name="f6" draw:formula="1169982*logwidth/1242102"/>
              <draw:equation draw:name="f7" draw:formula="2578052*logheight/2635689"/>
              <draw:equation draw:name="f8" draw:formula="289259*logwidth/1242102"/>
              <draw:equation draw:name="f9" draw:formula="2399682*logheight/2635689"/>
              <draw:equation draw:name="f10" draw:formula="77957*logwidth/1242102"/>
              <draw:equation draw:name="f11" draw:formula="900439*logheight/2635689"/>
              <draw:equation draw:name="f12" draw:formula="123236*logwidth/1242102"/>
              <draw:equation draw:name="f13" draw:formula="633796*logheight/2635689"/>
              <draw:equation draw:name="f14" draw:formula="128267*logwidth/1242102"/>
              <draw:equation draw:name="f15" draw:formula="314326*logheight/2635689"/>
              <draw:equation draw:name="f16" draw:formula="44729*logwidth/1242102"/>
              <draw:equation draw:name="f17" draw:formula="16426*logheight/2635689"/>
              <draw:equation draw:name="f18" draw:formula="logwidth"/>
              <draw:equation draw:name="f19" draw:formula="logheight"/>
            </draw:enhanced-geometry>
          </draw:custom-shape>
          <draw:custom-shape draw:name="Freeform: Shape 57" draw:style-name="gr9" draw:text-style-name="P9" draw:layer="layout" svg:width="4.382cm" svg:height="2.722cm" svg:x="0.004cm" svg:y="0cm">
            <text:p/>
            <draw:enhanced-geometry draw:mirror-horizontal="false" draw:mirror-vertical="false" drawooo:sub-view-size="1471018 795676" draw:text-areas="0 0 ?f972 ?f973" svg:viewBox="0 0 0 0" draw:type="ooxml-non-primitive" draw:enhanced-path="M 117137 759920 C 121315 761059 125872 764097 130429 768654 139543 777769 133467 786883 124353 792959 118277 795997 106124 799035 100048 786883 93972 771692 97010 765616 106124 762578 109162 759540 112960 758781 117137 759920 Z M 220419 753844 C 224596 754983 229153 758021 233710 762578 242824 771692 236748 780807 227634 786883 221557 789921 209405 792959 203329 780807 197253 768654 197253 762578 209405 756502 212443 753464 216241 752705 220419 753844 Z M 25999 741691 C 30176 742830 34733 745868 39290 750425 48404 759540 42328 768654 33214 774730 27138 777768 14985 780806 8909 768654 2834 756501 5872 750425 14985 744349 18023 741311 21821 740552 25999 741691 Z M 329796 735615 C 333974 736754 338531 739792 343088 744349 352202 753463 346126 762578 337012 768654 330935 771692 318783 774730 312707 762578 306631 747387 306631 741311 318783 738273 321821 735235 325619 734476 329796 735615 Z M 442198 702197 C 446375 703336 450932 706374 455488 710931 464602 720045 458526 729160 449413 735236 443338 738274 431186 741312 425110 729160 419035 717007 422073 710931 431186 704855 434224 701817 438021 701058 442198 702197 Z M 542453 668778 C 546631 669917 551188 672955 555745 677512 564859 686627 558783 695741 549669 701817 543593 704855 531440 707893 525364 695741 519291 683589 522328 677512 531440 671436 534478 668398 538276 667639 542453 668778 Z M 132328 650549 C 136506 651688 141063 654726 145620 659283 154734 668398 148658 677512 139544 683588 133468 686626 121315 689664 115239 677512 109163 662321 112201 656245 121315 653207 124353 650169 128151 649410 132328 650549 Z M 642709 641435 C 646887 642574 651444 645612 656001 650169 665115 659283 659039 668398 649925 674474 643849 677512 631696 680550 625620 668398 619544 653207 622582 647131 631696 644093 634734 641055 638532 640296 642709 641435 Z M 235618 641435 C 239795 642574 244352 645612 248910 650169 258024 659283 251948 668398 242833 674474 236757 677512 224605 680550 218529 668398 215491 656245 215491 647131 224605 644093 227643 641055 231440 640296 235618 641435 Z M 338904 629283 C 343081 630422 347639 633460 352196 638017 361310 647131 355234 656246 346120 662322 340044 665360 327891 668398 321815 656246 315739 641055 318777 634979 327891 631941 330929 628903 334726 628144 338904 629283 Z M 32070 601940 C 36247 603079 40804 606117 45361 610674 54475 619788 48399 628903 39285 634979 33209 638017 21056 641055 14981 628903 8905 616750 11943 607636 21056 604598 24094 601560 27892 600801 32070 601940 Z M 752079 586750 C 756257 587889 760814 590927 765371 595484 774485 604598 768409 613713 759295 619789 753218 622827 741066 625865 734990 613713 728914 601560 731952 595484 741066 589408 744104 586370 747902 585611 752079 586750 Z M 436123 583712 C 440300 584851 444857 587889 449413 592446 458525 601560 452450 610675 443339 616751 437263 619789 425114 622827 419039 610675 416003 598522 416003 592446 425114 586370 428151 583332 431946 582573 436123 583712 Z M 548529 556370 C 552707 557509 557264 560547 561821 565104 570935 574218 564859 583333 555745 589409 549669 592447 537516 595485 531440 583333 525364 571180 528402 565104 537516 559028 540554 555990 544352 555231 548529 556370 Z M 852335 550293 C 856513 551432 861070 554470 865627 559027 874741 568141 868665 577256 859551 583332 853475 586370 841322 589408 835246 577256 829170 565103 832208 559027 841322 552951 844360 549913 848158 549154 852335 550293 Z M 667013 532065 C 671191 533204 675748 536242 680305 540799 689419 549914 683343 559028 674229 565104 668153 568142 656000 571180 649924 559028 643848 546876 646886 540799 656000 534723 659038 531685 662836 530926 667013 532065 Z M 126251 532065 C 130428 533204 134985 536242 139543 540799 148657 549914 142581 559028 133467 565104 127390 568142 115238 571180 109162 559028 103086 546876 103086 540799 115238 534723 118276 531685 122073 530926 126251 532065 Z M 226503 529027 C 230680 530166 235237 533204 239794 537761 248908 546876 242832 555990 233718 562066 227641 565104 215490 568142 209414 555990 203338 540799 203338 534723 215490 531685 218528 528647 222325 527888 226503 529027 Z M 332836 519913 C 337014 521052 341571 524090 346128 528647 355242 537761 349166 546876 340052 552952 333976 555990 321823 559028 315748 546876 309671 531685 312709 525609 321823 522571 324861 519533 328659 518774 332836 519913 Z M 7768 507761 C 11946 508900 16503 511938 21060 516495 30174 525609 24098 534724 14984 540800 11946 542319 7388 543838 2831 543458 L 0 541423 0 509636 Z M 946515 486494 C 950693 487633 955250 490671 959807 495228 968921 504343 962845 513457 953731 519533 947655 522571 935502 525609 929426 513457 923350 501305 926388 492190 935502 489152 938540 486114 942338 485355 946515 486494 Z M 457386 483456 C 461563 484595 466121 487633 470679 492190 479793 501305 473717 510419 464601 516495 458525 519533 446374 522571 440300 510419 437261 495228 437261 489152 446374 486114 449412 483076 453209 482317 457386 483456 Z M 821954 456114 C 826132 457253 830689 460291 835246 464848 844360 473963 838284 483077 829170 489153 823094 492191 810941 495229 804865 483077 798789 470925 801827 464848 810941 458772 813979 455734 817777 454975 821954 456114 Z M 584986 456114 C 589164 457253 593721 460291 598278 464848 607392 473963 601316 483077 592202 489153 586125 492191 573973 495229 567897 483077 561821 467886 564859 461810 573973 458772 577011 455734 580809 454975 584986 456114 Z M 718660 443961 C 722838 445100 727395 448138 731952 452695 741066 461809 734990 470924 725876 477000 719800 480038 707647 483076 701571 470924 695495 458771 698533 449657 707647 446619 710685 443581 714483 442822 718660 443961 Z M 1016390 425733 C 1020567 426872 1025124 429910 1029681 434467 1038796 443582 1032720 452696 1023605 458772 1017529 461810 1005377 464848 999301 452696 993225 437505 999301 434467 1005377 428391 1008415 425353 1012213 424594 1016390 425733 Z M 250806 416619 C 254983 417758 259540 420796 264098 425353 273212 434467 267136 443582 258022 449658 251944 452696 239793 455734 233717 443582 227641 431429 230679 425353 239793 419277 242831 416239 246628 415480 250806 416619 Z M 144467 416619 C 148645 417758 153202 420796 157759 425353 166873 434467 160797 443582 151683 449658 145606 452696 133454 455734 127378 443582 121302 431429 124340 425353 133454 419277 136492 416239 140290 415480 144467 416619 Z M 29033 416619 C 33210 417758 37767 420796 42324 425353 51438 434467 45362 443582 36248 449658 30173 452696 18020 455734 11944 443582 5868 431429 8906 425353 18020 419277 21058 416239 24855 415480 29033 416619 Z M 360172 410543 C 364349 411682 368907 414720 373464 419277 382577 428392 376502 437506 367388 443582 361312 446620 349159 449658 343083 437506 337007 425354 340045 419277 349159 413201 352197 410163 355995 409404 360172 410543 Z M 1110570 389276 C 1114748 390415 1119305 393453 1123862 398010 1132976 407124 1126900 416239 1117786 422315 1111710 425353 1099557 428391 1093481 416239 1087405 401048 1090443 394972 1099557 391934 1102595 388896 1106393 388137 1110570 389276 Z M 490806 383200 C 494984 384339 499541 387377 504098 391934 513212 401048 507136 410163 498022 416239 491946 419277 479793 422315 473717 410163 467641 394972 470679 388896 479793 385858 482831 382820 486629 382061 490806 383200 Z M 900944 380162 C 905122 381301 909679 384339 914236 388896 923350 398011 917274 407125 908160 413201 902084 416239 889931 419277 883855 407125 877779 394973 880817 388896 889931 382820 892969 379782 896767 379023 900944 380162 Z M 618404 361934 C 622582 363073 627139 366111 631696 370668 640810 379783 634734 388897 625620 394973 619544 398011 607391 401049 601315 388897 595239 376744 598277 370668 607391 364592 610429 361554 614227 360795 618404 361934 Z M 749041 355858 C 753219 356997 757776 360035 762333 364592 771447 373706 765371 382821 756257 388897 750181 391935 738028 394973 731952 382821 725876 367630 728914 361554 738028 358516 741066 355478 744864 354719 749041 355858 Z M 10801 334591 C 14978 335730 19536 338768 24093 343325 33207 352440 24093 364592 18017 367630 14979 369149 10422 370668 5865 370288 L 0 366073 0 337198 Z M 1213864 313325 C 1218042 314464 1222599 317502 1227156 322059 1236270 331173 1230194 340288 1221080 346364 1215004 349402 1202851 352440 1196775 340288 1190699 325097 1193737 319021 1202851 315983 1205889 312945 1209687 312186 1213864 313325 Z M 211313 313325 C 215491 314464 220048 317502 224605 322059 233719 331173 227643 340288 218529 346364 212453 349402 200300 352440 194224 340288 188148 328135 191186 322059 200300 315983 203338 312945 207136 312186 211313 313325 Z M 314600 301172 C 318778 302311 323335 305349 327892 309906 337006 319021 330930 328135 321816 334211 315740 337249 303587 340287 297511 328135 291435 315982 294473 309906 303587 303830 306625 300792 310423 300033 314600 301172 Z M 982972 298134 C 987150 299273 991707 302311 996264 306868 1005378 315982 999302 325097 990188 331173 984111 334211 971959 337249 965883 325097 959807 312944 962845 306868 971959 300792 974997 297754 978795 296995 982972 298134 Z M 417898 298134 C 422075 299273 426630 302311 431187 306868 440300 315982 434224 325097 425112 331173 419036 334211 406884 337249 400806 325097 394729 312944 394729 306868 406884 300792 409923 297754 413721 296995 417898 298134 Z M 858411 295096 C 862589 296235 867146 299273 871703 303830 880817 312944 874741 322059 865627 328135 859550 331173 847398 334211 841322 322059 835246 309906 838284 303830 847398 297754 850436 294716 854234 293957 858411 295096 Z M 1095380 292058 C 1099558 293197 1104115 296235 1108672 300792 1117786 309906 1111710 319021 1102596 325097 1096520 328135 1084367 331173 1078291 319021 1072215 303830 1075253 297754 1084367 294716 1087405 291678 1091203 290919 1095380 292058 Z M 108024 289020 C 112201 290159 116759 293197 121316 297754 130429 306868 124354 315983 115240 322059 109164 325097 97011 328135 90935 315983 84859 300792 87897 294716 97011 291678 100049 288640 103846 287881 108024 289020 Z M 533338 270792 C 537516 271931 542073 274969 546630 279526 555744 288640 549668 297755 540554 303831 534478 306869 522328 309907 516251 297755 510175 285602 513213 276488 522328 273450 525363 270412 529161 269653 533338 270792 Z M 633594 261678 C 637772 262817 642329 265855 646886 270412 656000 279526 646886 291679 640810 294717 634734 297755 622581 300793 616505 288641 610429 276488 613467 267374 622581 264336 625619 261298 629417 260539 633594 261678 Z M 746003 258640 C 750181 259779 754738 262817 759295 267374 768409 276488 759295 288641 753219 291679 747143 294717 734990 297755 728914 285603 722838 270412 725876 264336 734990 261298 738028 258260 741826 257500 746003 258640 Z M 1301968 225221 C 1306146 226360 1310703 229398 1315260 233955 1324374 243069 1315260 255222 1309184 258260 1303107 261298 1290955 264336 1284879 252184 1278803 240031 1281841 233955 1290955 227879 1293993 224841 1297791 224081 1301968 225221 Z M 7756 225221 C 11933 226360 16491 229398 21048 233955 30162 243069 21048 255222 14972 258260 11934 259779 7376 261298 2819 260918 L 0 258892 0 227093 Z M 180938 210031 C 185115 211170 189672 214208 194229 218765 203343 227879 194229 240032 188153 243070 182077 246108 169925 249146 163849 236994 157773 224841 160811 215727 169925 212689 172962 209651 176760 208891 180938 210031 Z M 1183484 203954 C 1187662 205093 1192219 208131 1196776 212688 1205890 221802 1199814 230917 1190700 236993 1184624 240031 1172471 243069 1166395 230917 1160319 218764 1160319 212688 1172471 206612 1175509 203574 1179307 202814 1183484 203954 Z M 946515 197878 C 950693 199017 955250 202055 959807 206612 968921 215726 962845 224841 953731 230917 947655 233955 935502 236993 929426 224841 923350 209650 926388 203574 935502 200536 938540 197498 942338 196739 946515 197878 Z M 466501 197878 C 470678 199017 475236 202055 479793 206612 488908 215726 479793 227879 473717 230917 467641 233955 455486 236993 449412 224841 443337 212688 446374 206612 455486 200536 458524 197498 462322 196739 466501 197878 Z M 323717 197878 C 327895 199017 332452 202055 337009 206612 346123 215726 337009 227879 330933 230917 324857 233955 312704 236993 306628 224841 300552 209650 303590 203574 312704 200536 315742 197498 319540 196739 323717 197878 Z M 1074113 188764 C 1078291 189903 1082848 192941 1087405 197498 1096519 206612 1087405 218765 1081329 221803 1075252 224841 1063100 227879 1057024 215727 1050948 200536 1053986 194460 1063100 191422 1066138 188384 1069936 187625 1074113 188764 Z M 846259 188764 C 850437 189903 854994 192941 859551 197498 868665 206612 862589 215727 853475 221803 847399 224841 835246 227879 829170 215727 823094 203574 826132 194460 835246 191422 838284 188384 842082 187624 846259 188764 Z M 694356 164460 C 698534 165599 703091 168637 707648 173194 716762 182308 710686 191423 701572 197499 695496 200537 683343 203575 677267 191423 671191 179270 674229 173194 683343 167118 686381 164080 690179 163321 694356 164460 Z M 77635 152307 C 81812 153446 86370 156484 90926 161041 100040 170155 93964 179270 84851 185346 78775 188384 66622 191422 60546 179270 54470 167117 57508 158003 66622 154965 69660 151927 73457 151167 77635 152307 Z M 1377919 146231 C 1382097 147370 1386654 150408 1391211 154965 1400325 164079 1394249 173194 1385135 179270 1379058 182308 1366906 185346 1360830 173194 1354754 161041 1357792 154965 1366906 148889 1369944 145851 1373742 145092 1377919 146231 Z M 588024 143193 C 592202 144332 596759 147370 601316 151927 610430 161041 604354 170156 595240 176232 589164 179270 577011 182308 570935 170156 564859 154965 567897 148889 577011 145851 580049 142813 583847 142053 588024 143193 Z M 241687 128003 C 245865 129142 250422 132180 254979 136737 264093 145851 258017 154966 248903 161042 242827 164080 230674 167118 224598 154966 218522 139775 221560 133699 230674 130661 233712 127623 237510 126864 241687 128003 Z M 1259435 124965 C 1263613 126104 1268170 129142 1272727 133699 1281841 142813 1272727 154966 1266651 158004 1260575 161042 1248422 164080 1242346 151928 1236270 136737 1239308 130661 1248422 127623 1251460 124585 1255258 123825 1259435 124965 Z M 399672 118889 C 403852 120028 408409 123066 412966 127623 422078 136737 416004 145852 406890 151928 400812 154966 388658 158004 382584 145852 376513 133699 379551 127623 388658 121547 391694 118509 395492 117750 399672 118889 Z M 1004238 112813 C 1008416 113952 1012973 116990 1017530 121547 1026644 130661 1020568 139776 1011454 145852 1005378 148890 993225 151928 987149 139776 981073 127623 984111 121547 993225 115471 996263 112433 1000061 111674 1004238 112813 Z M 800688 97622 C 804866 98761 809423 101799 813980 106356 823094 115470 817018 124585 807904 130661 801828 133699 789675 136737 783599 124585 777523 112432 780561 106356 789675 100280 792713 97242 796511 96482 800688 97622 Z M 1128799 85470 C 1132976 86609 1137533 89647 1142090 94204 1151204 103318 1142090 115471 1136014 118509 1129938 121547 1117785 124585 1111709 112433 1105633 97242 1108671 91166 1117785 88128 1120824 85090 1124621 84331 1128799 85470 Z M 515112 85470 C 519291 86609 523848 89647 528402 94204 537516 103318 531440 112433 522328 118509 516251 121547 504099 124585 498023 112433 491947 100280 491947 94204 504099 88128 507138 85090 510935 84331 515112 85470 Z M 682203 73318 C 686381 74457 690938 77495 695495 82052 704609 91166 698533 100281 689419 106357 683343 109395 671190 112433 665114 100281 659038 88128 662076 79014 671190 75976 674228 72938 678026 72178 682203 73318 Z M 159669 67242 C 163846 68381 168403 71419 172960 75976 182074 85090 175998 94205 166884 100281 160807 103319 148655 106357 142579 94205 136504 82052 139542 75976 148655 69900 151694 66862 155491 66102 159669 67242 Z M 1453871 58127 C 1458049 59266 1462606 62304 1467163 66861 1476277 75975 1467163 88128 1461087 91166 1455010 94204 1442858 97242 1436782 85090 1430706 72937 1430706 66861 1442858 60785 1445896 57747 1449694 56987 1453871 58127 Z M 47254 58127 C 51432 59266 55989 62304 60546 66861 69660 75975 63584 85090 54470 91166 48394 94204 36241 97242 30165 85090 24089 72937 24089 66861 36241 60785 39279 57747 43077 56987 47254 58127 Z M 314611 55089 C 318789 56228 323346 59266 327903 63823 337017 72937 327903 85090 321827 88128 315751 91166 303598 94204 297522 82052 291446 69899 294484 60785 303598 57747 306636 54709 310434 53949 314611 55089 Z M 885754 52051 C 889932 53190 894489 56228 899046 60785 908160 69899 902084 79014 892970 85090 886894 88128 874741 91166 868665 79014 862589 63823 865627 57747 874741 54709 877779 51671 881577 50912 885754 52051 Z M 1341464 39899 C 1345641 41038 1350198 44076 1354755 48633 1363869 57747 1357793 66862 1348679 72938 1342603 75976 1330450 79014 1324374 66862 1318298 51671 1321336 45595 1330450 42557 1333489 39519 1337286 38760 1341464 39899 Z M 1204751 27747 C 1208928 28886 1213485 31924 1218042 36481 1227156 45595 1218042 57748 1211966 60786 1205890 63824 1193737 66862 1187661 54710 1181585 42557 1184623 33443 1193737 30405 1196776 27367 1200573 26608 1204751 27747 Z M 979933 21671 C 984110 22810 988668 25848 993225 30405 1002339 39519 993225 51672 987149 54710 981072 57748 968920 60786 962844 48634 956768 36481 956768 27367 968920 24329 971958 21291 975756 20531 979933 21671 Z M 451312 8759 C 455488 9899 460045 13696 464603 21291 473718 30405 464603 42558 458526 45596 452451 48634 440301 51672 434225 39520 428151 24329 431188 18253 440301 12177 443339 9139 447135 7620 451312 8759 Z M 1049824 0 L 1083563 0 1083987 2304 C 1082089 6861 1078291 10659 1075253 12178 1069177 15216 1057024 18254 1050948 6102 Z M 773962 0 L 806875 0 798790 9140 C 792714 12178 780561 15216 774485 3064 Z M 659033 0 L 688741 0 683343 6102 C 677266 9140 665114 12178 659038 26 Z M 558807 0 L 589125 0 589163 25 C 598277 9139 592201 18254 583087 24330 577011 27368 564858 30406 558782 18254 555744 12177 554985 6861 556124 2683 Z M 189731 0 L 223240 0 224224 5342 C 222326 9899 218528 13697 215490 15216 209414 18254 197261 21292 191185 9140 Z N">
              <draw:equation draw:name="f0" draw:formula="117137*logwidth/1471018"/>
              <draw:equation draw:name="f1" draw:formula="759920*logheight/795676"/>
              <draw:equation draw:name="f2" draw:formula="130429*logwidth/1471018"/>
              <draw:equation draw:name="f3" draw:formula="768654*logheight/795676"/>
              <draw:equation draw:name="f4" draw:formula="124353*logwidth/1471018"/>
              <draw:equation draw:name="f5" draw:formula="792959*logheight/795676"/>
              <draw:equation draw:name="f6" draw:formula="100048*logwidth/1471018"/>
              <draw:equation draw:name="f7" draw:formula="786883*logheight/795676"/>
              <draw:equation draw:name="f8" draw:formula="106124*logwidth/1471018"/>
              <draw:equation draw:name="f9" draw:formula="762578*logheight/795676"/>
              <draw:equation draw:name="f10" draw:formula="117137*logwidth/1471018"/>
              <draw:equation draw:name="f11" draw:formula="759920*logheight/795676"/>
              <draw:equation draw:name="f12" draw:formula="220419*logwidth/1471018"/>
              <draw:equation draw:name="f13" draw:formula="753844*logheight/795676"/>
              <draw:equation draw:name="f14" draw:formula="233710*logwidth/1471018"/>
              <draw:equation draw:name="f15" draw:formula="762578*logheight/795676"/>
              <draw:equation draw:name="f16" draw:formula="227634*logwidth/1471018"/>
              <draw:equation draw:name="f17" draw:formula="786883*logheight/795676"/>
              <draw:equation draw:name="f18" draw:formula="203329*logwidth/1471018"/>
              <draw:equation draw:name="f19" draw:formula="780807*logheight/795676"/>
              <draw:equation draw:name="f20" draw:formula="209405*logwidth/1471018"/>
              <draw:equation draw:name="f21" draw:formula="756502*logheight/795676"/>
              <draw:equation draw:name="f22" draw:formula="220419*logwidth/1471018"/>
              <draw:equation draw:name="f23" draw:formula="753844*logheight/795676"/>
              <draw:equation draw:name="f24" draw:formula="25999*logwidth/1471018"/>
              <draw:equation draw:name="f25" draw:formula="741691*logheight/795676"/>
              <draw:equation draw:name="f26" draw:formula="39290*logwidth/1471018"/>
              <draw:equation draw:name="f27" draw:formula="750425*logheight/795676"/>
              <draw:equation draw:name="f28" draw:formula="33214*logwidth/1471018"/>
              <draw:equation draw:name="f29" draw:formula="774730*logheight/795676"/>
              <draw:equation draw:name="f30" draw:formula="8909*logwidth/1471018"/>
              <draw:equation draw:name="f31" draw:formula="768654*logheight/795676"/>
              <draw:equation draw:name="f32" draw:formula="14985*logwidth/1471018"/>
              <draw:equation draw:name="f33" draw:formula="744349*logheight/795676"/>
              <draw:equation draw:name="f34" draw:formula="25999*logwidth/1471018"/>
              <draw:equation draw:name="f35" draw:formula="741691*logheight/795676"/>
              <draw:equation draw:name="f36" draw:formula="329796*logwidth/1471018"/>
              <draw:equation draw:name="f37" draw:formula="735615*logheight/795676"/>
              <draw:equation draw:name="f38" draw:formula="343088*logwidth/1471018"/>
              <draw:equation draw:name="f39" draw:formula="744349*logheight/795676"/>
              <draw:equation draw:name="f40" draw:formula="337012*logwidth/1471018"/>
              <draw:equation draw:name="f41" draw:formula="768654*logheight/795676"/>
              <draw:equation draw:name="f42" draw:formula="312707*logwidth/1471018"/>
              <draw:equation draw:name="f43" draw:formula="762578*logheight/795676"/>
              <draw:equation draw:name="f44" draw:formula="318783*logwidth/1471018"/>
              <draw:equation draw:name="f45" draw:formula="738273*logheight/795676"/>
              <draw:equation draw:name="f46" draw:formula="329796*logwidth/1471018"/>
              <draw:equation draw:name="f47" draw:formula="735615*logheight/795676"/>
              <draw:equation draw:name="f48" draw:formula="442198*logwidth/1471018"/>
              <draw:equation draw:name="f49" draw:formula="702197*logheight/795676"/>
              <draw:equation draw:name="f50" draw:formula="455488*logwidth/1471018"/>
              <draw:equation draw:name="f51" draw:formula="710931*logheight/795676"/>
              <draw:equation draw:name="f52" draw:formula="449413*logwidth/1471018"/>
              <draw:equation draw:name="f53" draw:formula="735236*logheight/795676"/>
              <draw:equation draw:name="f54" draw:formula="425110*logwidth/1471018"/>
              <draw:equation draw:name="f55" draw:formula="729160*logheight/795676"/>
              <draw:equation draw:name="f56" draw:formula="431186*logwidth/1471018"/>
              <draw:equation draw:name="f57" draw:formula="704855*logheight/795676"/>
              <draw:equation draw:name="f58" draw:formula="442198*logwidth/1471018"/>
              <draw:equation draw:name="f59" draw:formula="702197*logheight/795676"/>
              <draw:equation draw:name="f60" draw:formula="542453*logwidth/1471018"/>
              <draw:equation draw:name="f61" draw:formula="668778*logheight/795676"/>
              <draw:equation draw:name="f62" draw:formula="555745*logwidth/1471018"/>
              <draw:equation draw:name="f63" draw:formula="677512*logheight/795676"/>
              <draw:equation draw:name="f64" draw:formula="549669*logwidth/1471018"/>
              <draw:equation draw:name="f65" draw:formula="701817*logheight/795676"/>
              <draw:equation draw:name="f66" draw:formula="525364*logwidth/1471018"/>
              <draw:equation draw:name="f67" draw:formula="695741*logheight/795676"/>
              <draw:equation draw:name="f68" draw:formula="531440*logwidth/1471018"/>
              <draw:equation draw:name="f69" draw:formula="671436*logheight/795676"/>
              <draw:equation draw:name="f70" draw:formula="542453*logwidth/1471018"/>
              <draw:equation draw:name="f71" draw:formula="668778*logheight/795676"/>
              <draw:equation draw:name="f72" draw:formula="132328*logwidth/1471018"/>
              <draw:equation draw:name="f73" draw:formula="650549*logheight/795676"/>
              <draw:equation draw:name="f74" draw:formula="145620*logwidth/1471018"/>
              <draw:equation draw:name="f75" draw:formula="659283*logheight/795676"/>
              <draw:equation draw:name="f76" draw:formula="139544*logwidth/1471018"/>
              <draw:equation draw:name="f77" draw:formula="683588*logheight/795676"/>
              <draw:equation draw:name="f78" draw:formula="115239*logwidth/1471018"/>
              <draw:equation draw:name="f79" draw:formula="677512*logheight/795676"/>
              <draw:equation draw:name="f80" draw:formula="121315*logwidth/1471018"/>
              <draw:equation draw:name="f81" draw:formula="653207*logheight/795676"/>
              <draw:equation draw:name="f82" draw:formula="132328*logwidth/1471018"/>
              <draw:equation draw:name="f83" draw:formula="650549*logheight/795676"/>
              <draw:equation draw:name="f84" draw:formula="642709*logwidth/1471018"/>
              <draw:equation draw:name="f85" draw:formula="641435*logheight/795676"/>
              <draw:equation draw:name="f86" draw:formula="656001*logwidth/1471018"/>
              <draw:equation draw:name="f87" draw:formula="650169*logheight/795676"/>
              <draw:equation draw:name="f88" draw:formula="649925*logwidth/1471018"/>
              <draw:equation draw:name="f89" draw:formula="674474*logheight/795676"/>
              <draw:equation draw:name="f90" draw:formula="625620*logwidth/1471018"/>
              <draw:equation draw:name="f91" draw:formula="668398*logheight/795676"/>
              <draw:equation draw:name="f92" draw:formula="631696*logwidth/1471018"/>
              <draw:equation draw:name="f93" draw:formula="644093*logheight/795676"/>
              <draw:equation draw:name="f94" draw:formula="642709*logwidth/1471018"/>
              <draw:equation draw:name="f95" draw:formula="641435*logheight/795676"/>
              <draw:equation draw:name="f96" draw:formula="235618*logwidth/1471018"/>
              <draw:equation draw:name="f97" draw:formula="641435*logheight/795676"/>
              <draw:equation draw:name="f98" draw:formula="248910*logwidth/1471018"/>
              <draw:equation draw:name="f99" draw:formula="650169*logheight/795676"/>
              <draw:equation draw:name="f100" draw:formula="242833*logwidth/1471018"/>
              <draw:equation draw:name="f101" draw:formula="674474*logheight/795676"/>
              <draw:equation draw:name="f102" draw:formula="218529*logwidth/1471018"/>
              <draw:equation draw:name="f103" draw:formula="668398*logheight/795676"/>
              <draw:equation draw:name="f104" draw:formula="224605*logwidth/1471018"/>
              <draw:equation draw:name="f105" draw:formula="644093*logheight/795676"/>
              <draw:equation draw:name="f106" draw:formula="235618*logwidth/1471018"/>
              <draw:equation draw:name="f107" draw:formula="641435*logheight/795676"/>
              <draw:equation draw:name="f108" draw:formula="338904*logwidth/1471018"/>
              <draw:equation draw:name="f109" draw:formula="629283*logheight/795676"/>
              <draw:equation draw:name="f110" draw:formula="352196*logwidth/1471018"/>
              <draw:equation draw:name="f111" draw:formula="638017*logheight/795676"/>
              <draw:equation draw:name="f112" draw:formula="346120*logwidth/1471018"/>
              <draw:equation draw:name="f113" draw:formula="662322*logheight/795676"/>
              <draw:equation draw:name="f114" draw:formula="321815*logwidth/1471018"/>
              <draw:equation draw:name="f115" draw:formula="656246*logheight/795676"/>
              <draw:equation draw:name="f116" draw:formula="327891*logwidth/1471018"/>
              <draw:equation draw:name="f117" draw:formula="631941*logheight/795676"/>
              <draw:equation draw:name="f118" draw:formula="338904*logwidth/1471018"/>
              <draw:equation draw:name="f119" draw:formula="629283*logheight/795676"/>
              <draw:equation draw:name="f120" draw:formula="32070*logwidth/1471018"/>
              <draw:equation draw:name="f121" draw:formula="601940*logheight/795676"/>
              <draw:equation draw:name="f122" draw:formula="45361*logwidth/1471018"/>
              <draw:equation draw:name="f123" draw:formula="610674*logheight/795676"/>
              <draw:equation draw:name="f124" draw:formula="39285*logwidth/1471018"/>
              <draw:equation draw:name="f125" draw:formula="634979*logheight/795676"/>
              <draw:equation draw:name="f126" draw:formula="14981*logwidth/1471018"/>
              <draw:equation draw:name="f127" draw:formula="628903*logheight/795676"/>
              <draw:equation draw:name="f128" draw:formula="21056*logwidth/1471018"/>
              <draw:equation draw:name="f129" draw:formula="604598*logheight/795676"/>
              <draw:equation draw:name="f130" draw:formula="32070*logwidth/1471018"/>
              <draw:equation draw:name="f131" draw:formula="601940*logheight/795676"/>
              <draw:equation draw:name="f132" draw:formula="752079*logwidth/1471018"/>
              <draw:equation draw:name="f133" draw:formula="586750*logheight/795676"/>
              <draw:equation draw:name="f134" draw:formula="765371*logwidth/1471018"/>
              <draw:equation draw:name="f135" draw:formula="595484*logheight/795676"/>
              <draw:equation draw:name="f136" draw:formula="759295*logwidth/1471018"/>
              <draw:equation draw:name="f137" draw:formula="619789*logheight/795676"/>
              <draw:equation draw:name="f138" draw:formula="734990*logwidth/1471018"/>
              <draw:equation draw:name="f139" draw:formula="613713*logheight/795676"/>
              <draw:equation draw:name="f140" draw:formula="741066*logwidth/1471018"/>
              <draw:equation draw:name="f141" draw:formula="589408*logheight/795676"/>
              <draw:equation draw:name="f142" draw:formula="752079*logwidth/1471018"/>
              <draw:equation draw:name="f143" draw:formula="586750*logheight/795676"/>
              <draw:equation draw:name="f144" draw:formula="436123*logwidth/1471018"/>
              <draw:equation draw:name="f145" draw:formula="583712*logheight/795676"/>
              <draw:equation draw:name="f146" draw:formula="449413*logwidth/1471018"/>
              <draw:equation draw:name="f147" draw:formula="592446*logheight/795676"/>
              <draw:equation draw:name="f148" draw:formula="443339*logwidth/1471018"/>
              <draw:equation draw:name="f149" draw:formula="616751*logheight/795676"/>
              <draw:equation draw:name="f150" draw:formula="419039*logwidth/1471018"/>
              <draw:equation draw:name="f151" draw:formula="610675*logheight/795676"/>
              <draw:equation draw:name="f152" draw:formula="425114*logwidth/1471018"/>
              <draw:equation draw:name="f153" draw:formula="586370*logheight/795676"/>
              <draw:equation draw:name="f154" draw:formula="436123*logwidth/1471018"/>
              <draw:equation draw:name="f155" draw:formula="583712*logheight/795676"/>
              <draw:equation draw:name="f156" draw:formula="548529*logwidth/1471018"/>
              <draw:equation draw:name="f157" draw:formula="556370*logheight/795676"/>
              <draw:equation draw:name="f158" draw:formula="561821*logwidth/1471018"/>
              <draw:equation draw:name="f159" draw:formula="565104*logheight/795676"/>
              <draw:equation draw:name="f160" draw:formula="555745*logwidth/1471018"/>
              <draw:equation draw:name="f161" draw:formula="589409*logheight/795676"/>
              <draw:equation draw:name="f162" draw:formula="531440*logwidth/1471018"/>
              <draw:equation draw:name="f163" draw:formula="583333*logheight/795676"/>
              <draw:equation draw:name="f164" draw:formula="537516*logwidth/1471018"/>
              <draw:equation draw:name="f165" draw:formula="559028*logheight/795676"/>
              <draw:equation draw:name="f166" draw:formula="548529*logwidth/1471018"/>
              <draw:equation draw:name="f167" draw:formula="556370*logheight/795676"/>
              <draw:equation draw:name="f168" draw:formula="852335*logwidth/1471018"/>
              <draw:equation draw:name="f169" draw:formula="550293*logheight/795676"/>
              <draw:equation draw:name="f170" draw:formula="865627*logwidth/1471018"/>
              <draw:equation draw:name="f171" draw:formula="559027*logheight/795676"/>
              <draw:equation draw:name="f172" draw:formula="859551*logwidth/1471018"/>
              <draw:equation draw:name="f173" draw:formula="583332*logheight/795676"/>
              <draw:equation draw:name="f174" draw:formula="835246*logwidth/1471018"/>
              <draw:equation draw:name="f175" draw:formula="577256*logheight/795676"/>
              <draw:equation draw:name="f176" draw:formula="841322*logwidth/1471018"/>
              <draw:equation draw:name="f177" draw:formula="552951*logheight/795676"/>
              <draw:equation draw:name="f178" draw:formula="852335*logwidth/1471018"/>
              <draw:equation draw:name="f179" draw:formula="550293*logheight/795676"/>
              <draw:equation draw:name="f180" draw:formula="667013*logwidth/1471018"/>
              <draw:equation draw:name="f181" draw:formula="532065*logheight/795676"/>
              <draw:equation draw:name="f182" draw:formula="680305*logwidth/1471018"/>
              <draw:equation draw:name="f183" draw:formula="540799*logheight/795676"/>
              <draw:equation draw:name="f184" draw:formula="674229*logwidth/1471018"/>
              <draw:equation draw:name="f185" draw:formula="565104*logheight/795676"/>
              <draw:equation draw:name="f186" draw:formula="649924*logwidth/1471018"/>
              <draw:equation draw:name="f187" draw:formula="559028*logheight/795676"/>
              <draw:equation draw:name="f188" draw:formula="656000*logwidth/1471018"/>
              <draw:equation draw:name="f189" draw:formula="534723*logheight/795676"/>
              <draw:equation draw:name="f190" draw:formula="667013*logwidth/1471018"/>
              <draw:equation draw:name="f191" draw:formula="532065*logheight/795676"/>
              <draw:equation draw:name="f192" draw:formula="126251*logwidth/1471018"/>
              <draw:equation draw:name="f193" draw:formula="532065*logheight/795676"/>
              <draw:equation draw:name="f194" draw:formula="139543*logwidth/1471018"/>
              <draw:equation draw:name="f195" draw:formula="540799*logheight/795676"/>
              <draw:equation draw:name="f196" draw:formula="133467*logwidth/1471018"/>
              <draw:equation draw:name="f197" draw:formula="565104*logheight/795676"/>
              <draw:equation draw:name="f198" draw:formula="109162*logwidth/1471018"/>
              <draw:equation draw:name="f199" draw:formula="559028*logheight/795676"/>
              <draw:equation draw:name="f200" draw:formula="115238*logwidth/1471018"/>
              <draw:equation draw:name="f201" draw:formula="534723*logheight/795676"/>
              <draw:equation draw:name="f202" draw:formula="126251*logwidth/1471018"/>
              <draw:equation draw:name="f203" draw:formula="532065*logheight/795676"/>
              <draw:equation draw:name="f204" draw:formula="226503*logwidth/1471018"/>
              <draw:equation draw:name="f205" draw:formula="529027*logheight/795676"/>
              <draw:equation draw:name="f206" draw:formula="239794*logwidth/1471018"/>
              <draw:equation draw:name="f207" draw:formula="537761*logheight/795676"/>
              <draw:equation draw:name="f208" draw:formula="233718*logwidth/1471018"/>
              <draw:equation draw:name="f209" draw:formula="562066*logheight/795676"/>
              <draw:equation draw:name="f210" draw:formula="209414*logwidth/1471018"/>
              <draw:equation draw:name="f211" draw:formula="555990*logheight/795676"/>
              <draw:equation draw:name="f212" draw:formula="215490*logwidth/1471018"/>
              <draw:equation draw:name="f213" draw:formula="531685*logheight/795676"/>
              <draw:equation draw:name="f214" draw:formula="226503*logwidth/1471018"/>
              <draw:equation draw:name="f215" draw:formula="529027*logheight/795676"/>
              <draw:equation draw:name="f216" draw:formula="332836*logwidth/1471018"/>
              <draw:equation draw:name="f217" draw:formula="519913*logheight/795676"/>
              <draw:equation draw:name="f218" draw:formula="346128*logwidth/1471018"/>
              <draw:equation draw:name="f219" draw:formula="528647*logheight/795676"/>
              <draw:equation draw:name="f220" draw:formula="340052*logwidth/1471018"/>
              <draw:equation draw:name="f221" draw:formula="552952*logheight/795676"/>
              <draw:equation draw:name="f222" draw:formula="315748*logwidth/1471018"/>
              <draw:equation draw:name="f223" draw:formula="546876*logheight/795676"/>
              <draw:equation draw:name="f224" draw:formula="321823*logwidth/1471018"/>
              <draw:equation draw:name="f225" draw:formula="522571*logheight/795676"/>
              <draw:equation draw:name="f226" draw:formula="332836*logwidth/1471018"/>
              <draw:equation draw:name="f227" draw:formula="519913*logheight/795676"/>
              <draw:equation draw:name="f228" draw:formula="7768*logwidth/1471018"/>
              <draw:equation draw:name="f229" draw:formula="507761*logheight/795676"/>
              <draw:equation draw:name="f230" draw:formula="21060*logwidth/1471018"/>
              <draw:equation draw:name="f231" draw:formula="516495*logheight/795676"/>
              <draw:equation draw:name="f232" draw:formula="14984*logwidth/1471018"/>
              <draw:equation draw:name="f233" draw:formula="540800*logheight/795676"/>
              <draw:equation draw:name="f234" draw:formula="2831*logwidth/1471018"/>
              <draw:equation draw:name="f235" draw:formula="543458*logheight/795676"/>
              <draw:equation draw:name="f236" draw:formula="0*logwidth/1471018"/>
              <draw:equation draw:name="f237" draw:formula="541423*logheight/795676"/>
              <draw:equation draw:name="f238" draw:formula="0*logwidth/1471018"/>
              <draw:equation draw:name="f239" draw:formula="509636*logheight/795676"/>
              <draw:equation draw:name="f240" draw:formula="946515*logwidth/1471018"/>
              <draw:equation draw:name="f241" draw:formula="486494*logheight/795676"/>
              <draw:equation draw:name="f242" draw:formula="959807*logwidth/1471018"/>
              <draw:equation draw:name="f243" draw:formula="495228*logheight/795676"/>
              <draw:equation draw:name="f244" draw:formula="953731*logwidth/1471018"/>
              <draw:equation draw:name="f245" draw:formula="519533*logheight/795676"/>
              <draw:equation draw:name="f246" draw:formula="929426*logwidth/1471018"/>
              <draw:equation draw:name="f247" draw:formula="513457*logheight/795676"/>
              <draw:equation draw:name="f248" draw:formula="935502*logwidth/1471018"/>
              <draw:equation draw:name="f249" draw:formula="489152*logheight/795676"/>
              <draw:equation draw:name="f250" draw:formula="946515*logwidth/1471018"/>
              <draw:equation draw:name="f251" draw:formula="486494*logheight/795676"/>
              <draw:equation draw:name="f252" draw:formula="457386*logwidth/1471018"/>
              <draw:equation draw:name="f253" draw:formula="483456*logheight/795676"/>
              <draw:equation draw:name="f254" draw:formula="470679*logwidth/1471018"/>
              <draw:equation draw:name="f255" draw:formula="492190*logheight/795676"/>
              <draw:equation draw:name="f256" draw:formula="464601*logwidth/1471018"/>
              <draw:equation draw:name="f257" draw:formula="516495*logheight/795676"/>
              <draw:equation draw:name="f258" draw:formula="440300*logwidth/1471018"/>
              <draw:equation draw:name="f259" draw:formula="510419*logheight/795676"/>
              <draw:equation draw:name="f260" draw:formula="446374*logwidth/1471018"/>
              <draw:equation draw:name="f261" draw:formula="486114*logheight/795676"/>
              <draw:equation draw:name="f262" draw:formula="457386*logwidth/1471018"/>
              <draw:equation draw:name="f263" draw:formula="483456*logheight/795676"/>
              <draw:equation draw:name="f264" draw:formula="821954*logwidth/1471018"/>
              <draw:equation draw:name="f265" draw:formula="456114*logheight/795676"/>
              <draw:equation draw:name="f266" draw:formula="835246*logwidth/1471018"/>
              <draw:equation draw:name="f267" draw:formula="464848*logheight/795676"/>
              <draw:equation draw:name="f268" draw:formula="829170*logwidth/1471018"/>
              <draw:equation draw:name="f269" draw:formula="489153*logheight/795676"/>
              <draw:equation draw:name="f270" draw:formula="804865*logwidth/1471018"/>
              <draw:equation draw:name="f271" draw:formula="483077*logheight/795676"/>
              <draw:equation draw:name="f272" draw:formula="810941*logwidth/1471018"/>
              <draw:equation draw:name="f273" draw:formula="458772*logheight/795676"/>
              <draw:equation draw:name="f274" draw:formula="821954*logwidth/1471018"/>
              <draw:equation draw:name="f275" draw:formula="456114*logheight/795676"/>
              <draw:equation draw:name="f276" draw:formula="584986*logwidth/1471018"/>
              <draw:equation draw:name="f277" draw:formula="456114*logheight/795676"/>
              <draw:equation draw:name="f278" draw:formula="598278*logwidth/1471018"/>
              <draw:equation draw:name="f279" draw:formula="464848*logheight/795676"/>
              <draw:equation draw:name="f280" draw:formula="592202*logwidth/1471018"/>
              <draw:equation draw:name="f281" draw:formula="489153*logheight/795676"/>
              <draw:equation draw:name="f282" draw:formula="567897*logwidth/1471018"/>
              <draw:equation draw:name="f283" draw:formula="483077*logheight/795676"/>
              <draw:equation draw:name="f284" draw:formula="573973*logwidth/1471018"/>
              <draw:equation draw:name="f285" draw:formula="458772*logheight/795676"/>
              <draw:equation draw:name="f286" draw:formula="584986*logwidth/1471018"/>
              <draw:equation draw:name="f287" draw:formula="456114*logheight/795676"/>
              <draw:equation draw:name="f288" draw:formula="718660*logwidth/1471018"/>
              <draw:equation draw:name="f289" draw:formula="443961*logheight/795676"/>
              <draw:equation draw:name="f290" draw:formula="731952*logwidth/1471018"/>
              <draw:equation draw:name="f291" draw:formula="452695*logheight/795676"/>
              <draw:equation draw:name="f292" draw:formula="725876*logwidth/1471018"/>
              <draw:equation draw:name="f293" draw:formula="477000*logheight/795676"/>
              <draw:equation draw:name="f294" draw:formula="701571*logwidth/1471018"/>
              <draw:equation draw:name="f295" draw:formula="470924*logheight/795676"/>
              <draw:equation draw:name="f296" draw:formula="707647*logwidth/1471018"/>
              <draw:equation draw:name="f297" draw:formula="446619*logheight/795676"/>
              <draw:equation draw:name="f298" draw:formula="718660*logwidth/1471018"/>
              <draw:equation draw:name="f299" draw:formula="443961*logheight/795676"/>
              <draw:equation draw:name="f300" draw:formula="1016390*logwidth/1471018"/>
              <draw:equation draw:name="f301" draw:formula="425733*logheight/795676"/>
              <draw:equation draw:name="f302" draw:formula="1029681*logwidth/1471018"/>
              <draw:equation draw:name="f303" draw:formula="434467*logheight/795676"/>
              <draw:equation draw:name="f304" draw:formula="1023605*logwidth/1471018"/>
              <draw:equation draw:name="f305" draw:formula="458772*logheight/795676"/>
              <draw:equation draw:name="f306" draw:formula="999301*logwidth/1471018"/>
              <draw:equation draw:name="f307" draw:formula="452696*logheight/795676"/>
              <draw:equation draw:name="f308" draw:formula="1005377*logwidth/1471018"/>
              <draw:equation draw:name="f309" draw:formula="428391*logheight/795676"/>
              <draw:equation draw:name="f310" draw:formula="1016390*logwidth/1471018"/>
              <draw:equation draw:name="f311" draw:formula="425733*logheight/795676"/>
              <draw:equation draw:name="f312" draw:formula="250806*logwidth/1471018"/>
              <draw:equation draw:name="f313" draw:formula="416619*logheight/795676"/>
              <draw:equation draw:name="f314" draw:formula="264098*logwidth/1471018"/>
              <draw:equation draw:name="f315" draw:formula="425353*logheight/795676"/>
              <draw:equation draw:name="f316" draw:formula="258022*logwidth/1471018"/>
              <draw:equation draw:name="f317" draw:formula="449658*logheight/795676"/>
              <draw:equation draw:name="f318" draw:formula="233717*logwidth/1471018"/>
              <draw:equation draw:name="f319" draw:formula="443582*logheight/795676"/>
              <draw:equation draw:name="f320" draw:formula="239793*logwidth/1471018"/>
              <draw:equation draw:name="f321" draw:formula="419277*logheight/795676"/>
              <draw:equation draw:name="f322" draw:formula="250806*logwidth/1471018"/>
              <draw:equation draw:name="f323" draw:formula="416619*logheight/795676"/>
              <draw:equation draw:name="f324" draw:formula="144467*logwidth/1471018"/>
              <draw:equation draw:name="f325" draw:formula="416619*logheight/795676"/>
              <draw:equation draw:name="f326" draw:formula="157759*logwidth/1471018"/>
              <draw:equation draw:name="f327" draw:formula="425353*logheight/795676"/>
              <draw:equation draw:name="f328" draw:formula="151683*logwidth/1471018"/>
              <draw:equation draw:name="f329" draw:formula="449658*logheight/795676"/>
              <draw:equation draw:name="f330" draw:formula="127378*logwidth/1471018"/>
              <draw:equation draw:name="f331" draw:formula="443582*logheight/795676"/>
              <draw:equation draw:name="f332" draw:formula="133454*logwidth/1471018"/>
              <draw:equation draw:name="f333" draw:formula="419277*logheight/795676"/>
              <draw:equation draw:name="f334" draw:formula="144467*logwidth/1471018"/>
              <draw:equation draw:name="f335" draw:formula="416619*logheight/795676"/>
              <draw:equation draw:name="f336" draw:formula="29033*logwidth/1471018"/>
              <draw:equation draw:name="f337" draw:formula="416619*logheight/795676"/>
              <draw:equation draw:name="f338" draw:formula="42324*logwidth/1471018"/>
              <draw:equation draw:name="f339" draw:formula="425353*logheight/795676"/>
              <draw:equation draw:name="f340" draw:formula="36248*logwidth/1471018"/>
              <draw:equation draw:name="f341" draw:formula="449658*logheight/795676"/>
              <draw:equation draw:name="f342" draw:formula="11944*logwidth/1471018"/>
              <draw:equation draw:name="f343" draw:formula="443582*logheight/795676"/>
              <draw:equation draw:name="f344" draw:formula="18020*logwidth/1471018"/>
              <draw:equation draw:name="f345" draw:formula="419277*logheight/795676"/>
              <draw:equation draw:name="f346" draw:formula="29033*logwidth/1471018"/>
              <draw:equation draw:name="f347" draw:formula="416619*logheight/795676"/>
              <draw:equation draw:name="f348" draw:formula="360172*logwidth/1471018"/>
              <draw:equation draw:name="f349" draw:formula="410543*logheight/795676"/>
              <draw:equation draw:name="f350" draw:formula="373464*logwidth/1471018"/>
              <draw:equation draw:name="f351" draw:formula="419277*logheight/795676"/>
              <draw:equation draw:name="f352" draw:formula="367388*logwidth/1471018"/>
              <draw:equation draw:name="f353" draw:formula="443582*logheight/795676"/>
              <draw:equation draw:name="f354" draw:formula="343083*logwidth/1471018"/>
              <draw:equation draw:name="f355" draw:formula="437506*logheight/795676"/>
              <draw:equation draw:name="f356" draw:formula="349159*logwidth/1471018"/>
              <draw:equation draw:name="f357" draw:formula="413201*logheight/795676"/>
              <draw:equation draw:name="f358" draw:formula="360172*logwidth/1471018"/>
              <draw:equation draw:name="f359" draw:formula="410543*logheight/795676"/>
              <draw:equation draw:name="f360" draw:formula="1110570*logwidth/1471018"/>
              <draw:equation draw:name="f361" draw:formula="389276*logheight/795676"/>
              <draw:equation draw:name="f362" draw:formula="1123862*logwidth/1471018"/>
              <draw:equation draw:name="f363" draw:formula="398010*logheight/795676"/>
              <draw:equation draw:name="f364" draw:formula="1117786*logwidth/1471018"/>
              <draw:equation draw:name="f365" draw:formula="422315*logheight/795676"/>
              <draw:equation draw:name="f366" draw:formula="1093481*logwidth/1471018"/>
              <draw:equation draw:name="f367" draw:formula="416239*logheight/795676"/>
              <draw:equation draw:name="f368" draw:formula="1099557*logwidth/1471018"/>
              <draw:equation draw:name="f369" draw:formula="391934*logheight/795676"/>
              <draw:equation draw:name="f370" draw:formula="1110570*logwidth/1471018"/>
              <draw:equation draw:name="f371" draw:formula="389276*logheight/795676"/>
              <draw:equation draw:name="f372" draw:formula="490806*logwidth/1471018"/>
              <draw:equation draw:name="f373" draw:formula="383200*logheight/795676"/>
              <draw:equation draw:name="f374" draw:formula="504098*logwidth/1471018"/>
              <draw:equation draw:name="f375" draw:formula="391934*logheight/795676"/>
              <draw:equation draw:name="f376" draw:formula="498022*logwidth/1471018"/>
              <draw:equation draw:name="f377" draw:formula="416239*logheight/795676"/>
              <draw:equation draw:name="f378" draw:formula="473717*logwidth/1471018"/>
              <draw:equation draw:name="f379" draw:formula="410163*logheight/795676"/>
              <draw:equation draw:name="f380" draw:formula="479793*logwidth/1471018"/>
              <draw:equation draw:name="f381" draw:formula="385858*logheight/795676"/>
              <draw:equation draw:name="f382" draw:formula="490806*logwidth/1471018"/>
              <draw:equation draw:name="f383" draw:formula="383200*logheight/795676"/>
              <draw:equation draw:name="f384" draw:formula="900944*logwidth/1471018"/>
              <draw:equation draw:name="f385" draw:formula="380162*logheight/795676"/>
              <draw:equation draw:name="f386" draw:formula="914236*logwidth/1471018"/>
              <draw:equation draw:name="f387" draw:formula="388896*logheight/795676"/>
              <draw:equation draw:name="f388" draw:formula="908160*logwidth/1471018"/>
              <draw:equation draw:name="f389" draw:formula="413201*logheight/795676"/>
              <draw:equation draw:name="f390" draw:formula="883855*logwidth/1471018"/>
              <draw:equation draw:name="f391" draw:formula="407125*logheight/795676"/>
              <draw:equation draw:name="f392" draw:formula="889931*logwidth/1471018"/>
              <draw:equation draw:name="f393" draw:formula="382820*logheight/795676"/>
              <draw:equation draw:name="f394" draw:formula="900944*logwidth/1471018"/>
              <draw:equation draw:name="f395" draw:formula="380162*logheight/795676"/>
              <draw:equation draw:name="f396" draw:formula="618404*logwidth/1471018"/>
              <draw:equation draw:name="f397" draw:formula="361934*logheight/795676"/>
              <draw:equation draw:name="f398" draw:formula="631696*logwidth/1471018"/>
              <draw:equation draw:name="f399" draw:formula="370668*logheight/795676"/>
              <draw:equation draw:name="f400" draw:formula="625620*logwidth/1471018"/>
              <draw:equation draw:name="f401" draw:formula="394973*logheight/795676"/>
              <draw:equation draw:name="f402" draw:formula="601315*logwidth/1471018"/>
              <draw:equation draw:name="f403" draw:formula="388897*logheight/795676"/>
              <draw:equation draw:name="f404" draw:formula="607391*logwidth/1471018"/>
              <draw:equation draw:name="f405" draw:formula="364592*logheight/795676"/>
              <draw:equation draw:name="f406" draw:formula="618404*logwidth/1471018"/>
              <draw:equation draw:name="f407" draw:formula="361934*logheight/795676"/>
              <draw:equation draw:name="f408" draw:formula="749041*logwidth/1471018"/>
              <draw:equation draw:name="f409" draw:formula="355858*logheight/795676"/>
              <draw:equation draw:name="f410" draw:formula="762333*logwidth/1471018"/>
              <draw:equation draw:name="f411" draw:formula="364592*logheight/795676"/>
              <draw:equation draw:name="f412" draw:formula="756257*logwidth/1471018"/>
              <draw:equation draw:name="f413" draw:formula="388897*logheight/795676"/>
              <draw:equation draw:name="f414" draw:formula="731952*logwidth/1471018"/>
              <draw:equation draw:name="f415" draw:formula="382821*logheight/795676"/>
              <draw:equation draw:name="f416" draw:formula="738028*logwidth/1471018"/>
              <draw:equation draw:name="f417" draw:formula="358516*logheight/795676"/>
              <draw:equation draw:name="f418" draw:formula="749041*logwidth/1471018"/>
              <draw:equation draw:name="f419" draw:formula="355858*logheight/795676"/>
              <draw:equation draw:name="f420" draw:formula="10801*logwidth/1471018"/>
              <draw:equation draw:name="f421" draw:formula="334591*logheight/795676"/>
              <draw:equation draw:name="f422" draw:formula="24093*logwidth/1471018"/>
              <draw:equation draw:name="f423" draw:formula="343325*logheight/795676"/>
              <draw:equation draw:name="f424" draw:formula="18017*logwidth/1471018"/>
              <draw:equation draw:name="f425" draw:formula="367630*logheight/795676"/>
              <draw:equation draw:name="f426" draw:formula="5865*logwidth/1471018"/>
              <draw:equation draw:name="f427" draw:formula="370288*logheight/795676"/>
              <draw:equation draw:name="f428" draw:formula="0*logwidth/1471018"/>
              <draw:equation draw:name="f429" draw:formula="366073*logheight/795676"/>
              <draw:equation draw:name="f430" draw:formula="0*logwidth/1471018"/>
              <draw:equation draw:name="f431" draw:formula="337198*logheight/795676"/>
              <draw:equation draw:name="f432" draw:formula="1213864*logwidth/1471018"/>
              <draw:equation draw:name="f433" draw:formula="313325*logheight/795676"/>
              <draw:equation draw:name="f434" draw:formula="1227156*logwidth/1471018"/>
              <draw:equation draw:name="f435" draw:formula="322059*logheight/795676"/>
              <draw:equation draw:name="f436" draw:formula="1221080*logwidth/1471018"/>
              <draw:equation draw:name="f437" draw:formula="346364*logheight/795676"/>
              <draw:equation draw:name="f438" draw:formula="1196775*logwidth/1471018"/>
              <draw:equation draw:name="f439" draw:formula="340288*logheight/795676"/>
              <draw:equation draw:name="f440" draw:formula="1202851*logwidth/1471018"/>
              <draw:equation draw:name="f441" draw:formula="315983*logheight/795676"/>
              <draw:equation draw:name="f442" draw:formula="1213864*logwidth/1471018"/>
              <draw:equation draw:name="f443" draw:formula="313325*logheight/795676"/>
              <draw:equation draw:name="f444" draw:formula="211313*logwidth/1471018"/>
              <draw:equation draw:name="f445" draw:formula="313325*logheight/795676"/>
              <draw:equation draw:name="f446" draw:formula="224605*logwidth/1471018"/>
              <draw:equation draw:name="f447" draw:formula="322059*logheight/795676"/>
              <draw:equation draw:name="f448" draw:formula="218529*logwidth/1471018"/>
              <draw:equation draw:name="f449" draw:formula="346364*logheight/795676"/>
              <draw:equation draw:name="f450" draw:formula="194224*logwidth/1471018"/>
              <draw:equation draw:name="f451" draw:formula="340288*logheight/795676"/>
              <draw:equation draw:name="f452" draw:formula="200300*logwidth/1471018"/>
              <draw:equation draw:name="f453" draw:formula="315983*logheight/795676"/>
              <draw:equation draw:name="f454" draw:formula="211313*logwidth/1471018"/>
              <draw:equation draw:name="f455" draw:formula="313325*logheight/795676"/>
              <draw:equation draw:name="f456" draw:formula="314600*logwidth/1471018"/>
              <draw:equation draw:name="f457" draw:formula="301172*logheight/795676"/>
              <draw:equation draw:name="f458" draw:formula="327892*logwidth/1471018"/>
              <draw:equation draw:name="f459" draw:formula="309906*logheight/795676"/>
              <draw:equation draw:name="f460" draw:formula="321816*logwidth/1471018"/>
              <draw:equation draw:name="f461" draw:formula="334211*logheight/795676"/>
              <draw:equation draw:name="f462" draw:formula="297511*logwidth/1471018"/>
              <draw:equation draw:name="f463" draw:formula="328135*logheight/795676"/>
              <draw:equation draw:name="f464" draw:formula="303587*logwidth/1471018"/>
              <draw:equation draw:name="f465" draw:formula="303830*logheight/795676"/>
              <draw:equation draw:name="f466" draw:formula="314600*logwidth/1471018"/>
              <draw:equation draw:name="f467" draw:formula="301172*logheight/795676"/>
              <draw:equation draw:name="f468" draw:formula="982972*logwidth/1471018"/>
              <draw:equation draw:name="f469" draw:formula="298134*logheight/795676"/>
              <draw:equation draw:name="f470" draw:formula="996264*logwidth/1471018"/>
              <draw:equation draw:name="f471" draw:formula="306868*logheight/795676"/>
              <draw:equation draw:name="f472" draw:formula="990188*logwidth/1471018"/>
              <draw:equation draw:name="f473" draw:formula="331173*logheight/795676"/>
              <draw:equation draw:name="f474" draw:formula="965883*logwidth/1471018"/>
              <draw:equation draw:name="f475" draw:formula="325097*logheight/795676"/>
              <draw:equation draw:name="f476" draw:formula="971959*logwidth/1471018"/>
              <draw:equation draw:name="f477" draw:formula="300792*logheight/795676"/>
              <draw:equation draw:name="f478" draw:formula="982972*logwidth/1471018"/>
              <draw:equation draw:name="f479" draw:formula="298134*logheight/795676"/>
              <draw:equation draw:name="f480" draw:formula="417898*logwidth/1471018"/>
              <draw:equation draw:name="f481" draw:formula="298134*logheight/795676"/>
              <draw:equation draw:name="f482" draw:formula="431187*logwidth/1471018"/>
              <draw:equation draw:name="f483" draw:formula="306868*logheight/795676"/>
              <draw:equation draw:name="f484" draw:formula="425112*logwidth/1471018"/>
              <draw:equation draw:name="f485" draw:formula="331173*logheight/795676"/>
              <draw:equation draw:name="f486" draw:formula="400806*logwidth/1471018"/>
              <draw:equation draw:name="f487" draw:formula="325097*logheight/795676"/>
              <draw:equation draw:name="f488" draw:formula="406884*logwidth/1471018"/>
              <draw:equation draw:name="f489" draw:formula="300792*logheight/795676"/>
              <draw:equation draw:name="f490" draw:formula="417898*logwidth/1471018"/>
              <draw:equation draw:name="f491" draw:formula="298134*logheight/795676"/>
              <draw:equation draw:name="f492" draw:formula="858411*logwidth/1471018"/>
              <draw:equation draw:name="f493" draw:formula="295096*logheight/795676"/>
              <draw:equation draw:name="f494" draw:formula="871703*logwidth/1471018"/>
              <draw:equation draw:name="f495" draw:formula="303830*logheight/795676"/>
              <draw:equation draw:name="f496" draw:formula="865627*logwidth/1471018"/>
              <draw:equation draw:name="f497" draw:formula="328135*logheight/795676"/>
              <draw:equation draw:name="f498" draw:formula="841322*logwidth/1471018"/>
              <draw:equation draw:name="f499" draw:formula="322059*logheight/795676"/>
              <draw:equation draw:name="f500" draw:formula="847398*logwidth/1471018"/>
              <draw:equation draw:name="f501" draw:formula="297754*logheight/795676"/>
              <draw:equation draw:name="f502" draw:formula="858411*logwidth/1471018"/>
              <draw:equation draw:name="f503" draw:formula="295096*logheight/795676"/>
              <draw:equation draw:name="f504" draw:formula="1095380*logwidth/1471018"/>
              <draw:equation draw:name="f505" draw:formula="292058*logheight/795676"/>
              <draw:equation draw:name="f506" draw:formula="1108672*logwidth/1471018"/>
              <draw:equation draw:name="f507" draw:formula="300792*logheight/795676"/>
              <draw:equation draw:name="f508" draw:formula="1102596*logwidth/1471018"/>
              <draw:equation draw:name="f509" draw:formula="325097*logheight/795676"/>
              <draw:equation draw:name="f510" draw:formula="1078291*logwidth/1471018"/>
              <draw:equation draw:name="f511" draw:formula="319021*logheight/795676"/>
              <draw:equation draw:name="f512" draw:formula="1084367*logwidth/1471018"/>
              <draw:equation draw:name="f513" draw:formula="294716*logheight/795676"/>
              <draw:equation draw:name="f514" draw:formula="1095380*logwidth/1471018"/>
              <draw:equation draw:name="f515" draw:formula="292058*logheight/795676"/>
              <draw:equation draw:name="f516" draw:formula="108024*logwidth/1471018"/>
              <draw:equation draw:name="f517" draw:formula="289020*logheight/795676"/>
              <draw:equation draw:name="f518" draw:formula="121316*logwidth/1471018"/>
              <draw:equation draw:name="f519" draw:formula="297754*logheight/795676"/>
              <draw:equation draw:name="f520" draw:formula="115240*logwidth/1471018"/>
              <draw:equation draw:name="f521" draw:formula="322059*logheight/795676"/>
              <draw:equation draw:name="f522" draw:formula="90935*logwidth/1471018"/>
              <draw:equation draw:name="f523" draw:formula="315983*logheight/795676"/>
              <draw:equation draw:name="f524" draw:formula="97011*logwidth/1471018"/>
              <draw:equation draw:name="f525" draw:formula="291678*logheight/795676"/>
              <draw:equation draw:name="f526" draw:formula="108024*logwidth/1471018"/>
              <draw:equation draw:name="f527" draw:formula="289020*logheight/795676"/>
              <draw:equation draw:name="f528" draw:formula="533338*logwidth/1471018"/>
              <draw:equation draw:name="f529" draw:formula="270792*logheight/795676"/>
              <draw:equation draw:name="f530" draw:formula="546630*logwidth/1471018"/>
              <draw:equation draw:name="f531" draw:formula="279526*logheight/795676"/>
              <draw:equation draw:name="f532" draw:formula="540554*logwidth/1471018"/>
              <draw:equation draw:name="f533" draw:formula="303831*logheight/795676"/>
              <draw:equation draw:name="f534" draw:formula="516251*logwidth/1471018"/>
              <draw:equation draw:name="f535" draw:formula="297755*logheight/795676"/>
              <draw:equation draw:name="f536" draw:formula="522328*logwidth/1471018"/>
              <draw:equation draw:name="f537" draw:formula="273450*logheight/795676"/>
              <draw:equation draw:name="f538" draw:formula="533338*logwidth/1471018"/>
              <draw:equation draw:name="f539" draw:formula="270792*logheight/795676"/>
              <draw:equation draw:name="f540" draw:formula="633594*logwidth/1471018"/>
              <draw:equation draw:name="f541" draw:formula="261678*logheight/795676"/>
              <draw:equation draw:name="f542" draw:formula="646886*logwidth/1471018"/>
              <draw:equation draw:name="f543" draw:formula="270412*logheight/795676"/>
              <draw:equation draw:name="f544" draw:formula="640810*logwidth/1471018"/>
              <draw:equation draw:name="f545" draw:formula="294717*logheight/795676"/>
              <draw:equation draw:name="f546" draw:formula="616505*logwidth/1471018"/>
              <draw:equation draw:name="f547" draw:formula="288641*logheight/795676"/>
              <draw:equation draw:name="f548" draw:formula="622581*logwidth/1471018"/>
              <draw:equation draw:name="f549" draw:formula="264336*logheight/795676"/>
              <draw:equation draw:name="f550" draw:formula="633594*logwidth/1471018"/>
              <draw:equation draw:name="f551" draw:formula="261678*logheight/795676"/>
              <draw:equation draw:name="f552" draw:formula="746003*logwidth/1471018"/>
              <draw:equation draw:name="f553" draw:formula="258640*logheight/795676"/>
              <draw:equation draw:name="f554" draw:formula="759295*logwidth/1471018"/>
              <draw:equation draw:name="f555" draw:formula="267374*logheight/795676"/>
              <draw:equation draw:name="f556" draw:formula="753219*logwidth/1471018"/>
              <draw:equation draw:name="f557" draw:formula="291679*logheight/795676"/>
              <draw:equation draw:name="f558" draw:formula="728914*logwidth/1471018"/>
              <draw:equation draw:name="f559" draw:formula="285603*logheight/795676"/>
              <draw:equation draw:name="f560" draw:formula="734990*logwidth/1471018"/>
              <draw:equation draw:name="f561" draw:formula="261298*logheight/795676"/>
              <draw:equation draw:name="f562" draw:formula="746003*logwidth/1471018"/>
              <draw:equation draw:name="f563" draw:formula="258640*logheight/795676"/>
              <draw:equation draw:name="f564" draw:formula="1301968*logwidth/1471018"/>
              <draw:equation draw:name="f565" draw:formula="225221*logheight/795676"/>
              <draw:equation draw:name="f566" draw:formula="1315260*logwidth/1471018"/>
              <draw:equation draw:name="f567" draw:formula="233955*logheight/795676"/>
              <draw:equation draw:name="f568" draw:formula="1309184*logwidth/1471018"/>
              <draw:equation draw:name="f569" draw:formula="258260*logheight/795676"/>
              <draw:equation draw:name="f570" draw:formula="1284879*logwidth/1471018"/>
              <draw:equation draw:name="f571" draw:formula="252184*logheight/795676"/>
              <draw:equation draw:name="f572" draw:formula="1290955*logwidth/1471018"/>
              <draw:equation draw:name="f573" draw:formula="227879*logheight/795676"/>
              <draw:equation draw:name="f574" draw:formula="1301968*logwidth/1471018"/>
              <draw:equation draw:name="f575" draw:formula="225221*logheight/795676"/>
              <draw:equation draw:name="f576" draw:formula="7756*logwidth/1471018"/>
              <draw:equation draw:name="f577" draw:formula="225221*logheight/795676"/>
              <draw:equation draw:name="f578" draw:formula="21048*logwidth/1471018"/>
              <draw:equation draw:name="f579" draw:formula="233955*logheight/795676"/>
              <draw:equation draw:name="f580" draw:formula="14972*logwidth/1471018"/>
              <draw:equation draw:name="f581" draw:formula="258260*logheight/795676"/>
              <draw:equation draw:name="f582" draw:formula="2819*logwidth/1471018"/>
              <draw:equation draw:name="f583" draw:formula="260918*logheight/795676"/>
              <draw:equation draw:name="f584" draw:formula="0*logwidth/1471018"/>
              <draw:equation draw:name="f585" draw:formula="258892*logheight/795676"/>
              <draw:equation draw:name="f586" draw:formula="0*logwidth/1471018"/>
              <draw:equation draw:name="f587" draw:formula="227093*logheight/795676"/>
              <draw:equation draw:name="f588" draw:formula="180938*logwidth/1471018"/>
              <draw:equation draw:name="f589" draw:formula="210031*logheight/795676"/>
              <draw:equation draw:name="f590" draw:formula="194229*logwidth/1471018"/>
              <draw:equation draw:name="f591" draw:formula="218765*logheight/795676"/>
              <draw:equation draw:name="f592" draw:formula="188153*logwidth/1471018"/>
              <draw:equation draw:name="f593" draw:formula="243070*logheight/795676"/>
              <draw:equation draw:name="f594" draw:formula="163849*logwidth/1471018"/>
              <draw:equation draw:name="f595" draw:formula="236994*logheight/795676"/>
              <draw:equation draw:name="f596" draw:formula="169925*logwidth/1471018"/>
              <draw:equation draw:name="f597" draw:formula="212689*logheight/795676"/>
              <draw:equation draw:name="f598" draw:formula="180938*logwidth/1471018"/>
              <draw:equation draw:name="f599" draw:formula="210031*logheight/795676"/>
              <draw:equation draw:name="f600" draw:formula="1183484*logwidth/1471018"/>
              <draw:equation draw:name="f601" draw:formula="203954*logheight/795676"/>
              <draw:equation draw:name="f602" draw:formula="1196776*logwidth/1471018"/>
              <draw:equation draw:name="f603" draw:formula="212688*logheight/795676"/>
              <draw:equation draw:name="f604" draw:formula="1190700*logwidth/1471018"/>
              <draw:equation draw:name="f605" draw:formula="236993*logheight/795676"/>
              <draw:equation draw:name="f606" draw:formula="1166395*logwidth/1471018"/>
              <draw:equation draw:name="f607" draw:formula="230917*logheight/795676"/>
              <draw:equation draw:name="f608" draw:formula="1172471*logwidth/1471018"/>
              <draw:equation draw:name="f609" draw:formula="206612*logheight/795676"/>
              <draw:equation draw:name="f610" draw:formula="1183484*logwidth/1471018"/>
              <draw:equation draw:name="f611" draw:formula="203954*logheight/795676"/>
              <draw:equation draw:name="f612" draw:formula="946515*logwidth/1471018"/>
              <draw:equation draw:name="f613" draw:formula="197878*logheight/795676"/>
              <draw:equation draw:name="f614" draw:formula="959807*logwidth/1471018"/>
              <draw:equation draw:name="f615" draw:formula="206612*logheight/795676"/>
              <draw:equation draw:name="f616" draw:formula="953731*logwidth/1471018"/>
              <draw:equation draw:name="f617" draw:formula="230917*logheight/795676"/>
              <draw:equation draw:name="f618" draw:formula="929426*logwidth/1471018"/>
              <draw:equation draw:name="f619" draw:formula="224841*logheight/795676"/>
              <draw:equation draw:name="f620" draw:formula="935502*logwidth/1471018"/>
              <draw:equation draw:name="f621" draw:formula="200536*logheight/795676"/>
              <draw:equation draw:name="f622" draw:formula="946515*logwidth/1471018"/>
              <draw:equation draw:name="f623" draw:formula="197878*logheight/795676"/>
              <draw:equation draw:name="f624" draw:formula="466501*logwidth/1471018"/>
              <draw:equation draw:name="f625" draw:formula="197878*logheight/795676"/>
              <draw:equation draw:name="f626" draw:formula="479793*logwidth/1471018"/>
              <draw:equation draw:name="f627" draw:formula="206612*logheight/795676"/>
              <draw:equation draw:name="f628" draw:formula="473717*logwidth/1471018"/>
              <draw:equation draw:name="f629" draw:formula="230917*logheight/795676"/>
              <draw:equation draw:name="f630" draw:formula="449412*logwidth/1471018"/>
              <draw:equation draw:name="f631" draw:formula="224841*logheight/795676"/>
              <draw:equation draw:name="f632" draw:formula="455486*logwidth/1471018"/>
              <draw:equation draw:name="f633" draw:formula="200536*logheight/795676"/>
              <draw:equation draw:name="f634" draw:formula="466501*logwidth/1471018"/>
              <draw:equation draw:name="f635" draw:formula="197878*logheight/795676"/>
              <draw:equation draw:name="f636" draw:formula="323717*logwidth/1471018"/>
              <draw:equation draw:name="f637" draw:formula="197878*logheight/795676"/>
              <draw:equation draw:name="f638" draw:formula="337009*logwidth/1471018"/>
              <draw:equation draw:name="f639" draw:formula="206612*logheight/795676"/>
              <draw:equation draw:name="f640" draw:formula="330933*logwidth/1471018"/>
              <draw:equation draw:name="f641" draw:formula="230917*logheight/795676"/>
              <draw:equation draw:name="f642" draw:formula="306628*logwidth/1471018"/>
              <draw:equation draw:name="f643" draw:formula="224841*logheight/795676"/>
              <draw:equation draw:name="f644" draw:formula="312704*logwidth/1471018"/>
              <draw:equation draw:name="f645" draw:formula="200536*logheight/795676"/>
              <draw:equation draw:name="f646" draw:formula="323717*logwidth/1471018"/>
              <draw:equation draw:name="f647" draw:formula="197878*logheight/795676"/>
              <draw:equation draw:name="f648" draw:formula="1074113*logwidth/1471018"/>
              <draw:equation draw:name="f649" draw:formula="188764*logheight/795676"/>
              <draw:equation draw:name="f650" draw:formula="1087405*logwidth/1471018"/>
              <draw:equation draw:name="f651" draw:formula="197498*logheight/795676"/>
              <draw:equation draw:name="f652" draw:formula="1081329*logwidth/1471018"/>
              <draw:equation draw:name="f653" draw:formula="221803*logheight/795676"/>
              <draw:equation draw:name="f654" draw:formula="1057024*logwidth/1471018"/>
              <draw:equation draw:name="f655" draw:formula="215727*logheight/795676"/>
              <draw:equation draw:name="f656" draw:formula="1063100*logwidth/1471018"/>
              <draw:equation draw:name="f657" draw:formula="191422*logheight/795676"/>
              <draw:equation draw:name="f658" draw:formula="1074113*logwidth/1471018"/>
              <draw:equation draw:name="f659" draw:formula="188764*logheight/795676"/>
              <draw:equation draw:name="f660" draw:formula="846259*logwidth/1471018"/>
              <draw:equation draw:name="f661" draw:formula="188764*logheight/795676"/>
              <draw:equation draw:name="f662" draw:formula="859551*logwidth/1471018"/>
              <draw:equation draw:name="f663" draw:formula="197498*logheight/795676"/>
              <draw:equation draw:name="f664" draw:formula="853475*logwidth/1471018"/>
              <draw:equation draw:name="f665" draw:formula="221803*logheight/795676"/>
              <draw:equation draw:name="f666" draw:formula="829170*logwidth/1471018"/>
              <draw:equation draw:name="f667" draw:formula="215727*logheight/795676"/>
              <draw:equation draw:name="f668" draw:formula="835246*logwidth/1471018"/>
              <draw:equation draw:name="f669" draw:formula="191422*logheight/795676"/>
              <draw:equation draw:name="f670" draw:formula="846259*logwidth/1471018"/>
              <draw:equation draw:name="f671" draw:formula="188764*logheight/795676"/>
              <draw:equation draw:name="f672" draw:formula="694356*logwidth/1471018"/>
              <draw:equation draw:name="f673" draw:formula="164460*logheight/795676"/>
              <draw:equation draw:name="f674" draw:formula="707648*logwidth/1471018"/>
              <draw:equation draw:name="f675" draw:formula="173194*logheight/795676"/>
              <draw:equation draw:name="f676" draw:formula="701572*logwidth/1471018"/>
              <draw:equation draw:name="f677" draw:formula="197499*logheight/795676"/>
              <draw:equation draw:name="f678" draw:formula="677267*logwidth/1471018"/>
              <draw:equation draw:name="f679" draw:formula="191423*logheight/795676"/>
              <draw:equation draw:name="f680" draw:formula="683343*logwidth/1471018"/>
              <draw:equation draw:name="f681" draw:formula="167118*logheight/795676"/>
              <draw:equation draw:name="f682" draw:formula="694356*logwidth/1471018"/>
              <draw:equation draw:name="f683" draw:formula="164460*logheight/795676"/>
              <draw:equation draw:name="f684" draw:formula="77635*logwidth/1471018"/>
              <draw:equation draw:name="f685" draw:formula="152307*logheight/795676"/>
              <draw:equation draw:name="f686" draw:formula="90926*logwidth/1471018"/>
              <draw:equation draw:name="f687" draw:formula="161041*logheight/795676"/>
              <draw:equation draw:name="f688" draw:formula="84851*logwidth/1471018"/>
              <draw:equation draw:name="f689" draw:formula="185346*logheight/795676"/>
              <draw:equation draw:name="f690" draw:formula="60546*logwidth/1471018"/>
              <draw:equation draw:name="f691" draw:formula="179270*logheight/795676"/>
              <draw:equation draw:name="f692" draw:formula="66622*logwidth/1471018"/>
              <draw:equation draw:name="f693" draw:formula="154965*logheight/795676"/>
              <draw:equation draw:name="f694" draw:formula="77635*logwidth/1471018"/>
              <draw:equation draw:name="f695" draw:formula="152307*logheight/795676"/>
              <draw:equation draw:name="f696" draw:formula="1377919*logwidth/1471018"/>
              <draw:equation draw:name="f697" draw:formula="146231*logheight/795676"/>
              <draw:equation draw:name="f698" draw:formula="1391211*logwidth/1471018"/>
              <draw:equation draw:name="f699" draw:formula="154965*logheight/795676"/>
              <draw:equation draw:name="f700" draw:formula="1385135*logwidth/1471018"/>
              <draw:equation draw:name="f701" draw:formula="179270*logheight/795676"/>
              <draw:equation draw:name="f702" draw:formula="1360830*logwidth/1471018"/>
              <draw:equation draw:name="f703" draw:formula="173194*logheight/795676"/>
              <draw:equation draw:name="f704" draw:formula="1366906*logwidth/1471018"/>
              <draw:equation draw:name="f705" draw:formula="148889*logheight/795676"/>
              <draw:equation draw:name="f706" draw:formula="1377919*logwidth/1471018"/>
              <draw:equation draw:name="f707" draw:formula="146231*logheight/795676"/>
              <draw:equation draw:name="f708" draw:formula="588024*logwidth/1471018"/>
              <draw:equation draw:name="f709" draw:formula="143193*logheight/795676"/>
              <draw:equation draw:name="f710" draw:formula="601316*logwidth/1471018"/>
              <draw:equation draw:name="f711" draw:formula="151927*logheight/795676"/>
              <draw:equation draw:name="f712" draw:formula="595240*logwidth/1471018"/>
              <draw:equation draw:name="f713" draw:formula="176232*logheight/795676"/>
              <draw:equation draw:name="f714" draw:formula="570935*logwidth/1471018"/>
              <draw:equation draw:name="f715" draw:formula="170156*logheight/795676"/>
              <draw:equation draw:name="f716" draw:formula="577011*logwidth/1471018"/>
              <draw:equation draw:name="f717" draw:formula="145851*logheight/795676"/>
              <draw:equation draw:name="f718" draw:formula="588024*logwidth/1471018"/>
              <draw:equation draw:name="f719" draw:formula="143193*logheight/795676"/>
              <draw:equation draw:name="f720" draw:formula="241687*logwidth/1471018"/>
              <draw:equation draw:name="f721" draw:formula="128003*logheight/795676"/>
              <draw:equation draw:name="f722" draw:formula="254979*logwidth/1471018"/>
              <draw:equation draw:name="f723" draw:formula="136737*logheight/795676"/>
              <draw:equation draw:name="f724" draw:formula="248903*logwidth/1471018"/>
              <draw:equation draw:name="f725" draw:formula="161042*logheight/795676"/>
              <draw:equation draw:name="f726" draw:formula="224598*logwidth/1471018"/>
              <draw:equation draw:name="f727" draw:formula="154966*logheight/795676"/>
              <draw:equation draw:name="f728" draw:formula="230674*logwidth/1471018"/>
              <draw:equation draw:name="f729" draw:formula="130661*logheight/795676"/>
              <draw:equation draw:name="f730" draw:formula="241687*logwidth/1471018"/>
              <draw:equation draw:name="f731" draw:formula="128003*logheight/795676"/>
              <draw:equation draw:name="f732" draw:formula="1259435*logwidth/1471018"/>
              <draw:equation draw:name="f733" draw:formula="124965*logheight/795676"/>
              <draw:equation draw:name="f734" draw:formula="1272727*logwidth/1471018"/>
              <draw:equation draw:name="f735" draw:formula="133699*logheight/795676"/>
              <draw:equation draw:name="f736" draw:formula="1266651*logwidth/1471018"/>
              <draw:equation draw:name="f737" draw:formula="158004*logheight/795676"/>
              <draw:equation draw:name="f738" draw:formula="1242346*logwidth/1471018"/>
              <draw:equation draw:name="f739" draw:formula="151928*logheight/795676"/>
              <draw:equation draw:name="f740" draw:formula="1248422*logwidth/1471018"/>
              <draw:equation draw:name="f741" draw:formula="127623*logheight/795676"/>
              <draw:equation draw:name="f742" draw:formula="1259435*logwidth/1471018"/>
              <draw:equation draw:name="f743" draw:formula="124965*logheight/795676"/>
              <draw:equation draw:name="f744" draw:formula="399672*logwidth/1471018"/>
              <draw:equation draw:name="f745" draw:formula="118889*logheight/795676"/>
              <draw:equation draw:name="f746" draw:formula="412966*logwidth/1471018"/>
              <draw:equation draw:name="f747" draw:formula="127623*logheight/795676"/>
              <draw:equation draw:name="f748" draw:formula="406890*logwidth/1471018"/>
              <draw:equation draw:name="f749" draw:formula="151928*logheight/795676"/>
              <draw:equation draw:name="f750" draw:formula="382584*logwidth/1471018"/>
              <draw:equation draw:name="f751" draw:formula="145852*logheight/795676"/>
              <draw:equation draw:name="f752" draw:formula="388658*logwidth/1471018"/>
              <draw:equation draw:name="f753" draw:formula="121547*logheight/795676"/>
              <draw:equation draw:name="f754" draw:formula="399672*logwidth/1471018"/>
              <draw:equation draw:name="f755" draw:formula="118889*logheight/795676"/>
              <draw:equation draw:name="f756" draw:formula="1004238*logwidth/1471018"/>
              <draw:equation draw:name="f757" draw:formula="112813*logheight/795676"/>
              <draw:equation draw:name="f758" draw:formula="1017530*logwidth/1471018"/>
              <draw:equation draw:name="f759" draw:formula="121547*logheight/795676"/>
              <draw:equation draw:name="f760" draw:formula="1011454*logwidth/1471018"/>
              <draw:equation draw:name="f761" draw:formula="145852*logheight/795676"/>
              <draw:equation draw:name="f762" draw:formula="987149*logwidth/1471018"/>
              <draw:equation draw:name="f763" draw:formula="139776*logheight/795676"/>
              <draw:equation draw:name="f764" draw:formula="993225*logwidth/1471018"/>
              <draw:equation draw:name="f765" draw:formula="115471*logheight/795676"/>
              <draw:equation draw:name="f766" draw:formula="1004238*logwidth/1471018"/>
              <draw:equation draw:name="f767" draw:formula="112813*logheight/795676"/>
              <draw:equation draw:name="f768" draw:formula="800688*logwidth/1471018"/>
              <draw:equation draw:name="f769" draw:formula="97622*logheight/795676"/>
              <draw:equation draw:name="f770" draw:formula="813980*logwidth/1471018"/>
              <draw:equation draw:name="f771" draw:formula="106356*logheight/795676"/>
              <draw:equation draw:name="f772" draw:formula="807904*logwidth/1471018"/>
              <draw:equation draw:name="f773" draw:formula="130661*logheight/795676"/>
              <draw:equation draw:name="f774" draw:formula="783599*logwidth/1471018"/>
              <draw:equation draw:name="f775" draw:formula="124585*logheight/795676"/>
              <draw:equation draw:name="f776" draw:formula="789675*logwidth/1471018"/>
              <draw:equation draw:name="f777" draw:formula="100280*logheight/795676"/>
              <draw:equation draw:name="f778" draw:formula="800688*logwidth/1471018"/>
              <draw:equation draw:name="f779" draw:formula="97622*logheight/795676"/>
              <draw:equation draw:name="f780" draw:formula="1128799*logwidth/1471018"/>
              <draw:equation draw:name="f781" draw:formula="85470*logheight/795676"/>
              <draw:equation draw:name="f782" draw:formula="1142090*logwidth/1471018"/>
              <draw:equation draw:name="f783" draw:formula="94204*logheight/795676"/>
              <draw:equation draw:name="f784" draw:formula="1136014*logwidth/1471018"/>
              <draw:equation draw:name="f785" draw:formula="118509*logheight/795676"/>
              <draw:equation draw:name="f786" draw:formula="1111709*logwidth/1471018"/>
              <draw:equation draw:name="f787" draw:formula="112433*logheight/795676"/>
              <draw:equation draw:name="f788" draw:formula="1117785*logwidth/1471018"/>
              <draw:equation draw:name="f789" draw:formula="88128*logheight/795676"/>
              <draw:equation draw:name="f790" draw:formula="1128799*logwidth/1471018"/>
              <draw:equation draw:name="f791" draw:formula="85470*logheight/795676"/>
              <draw:equation draw:name="f792" draw:formula="515112*logwidth/1471018"/>
              <draw:equation draw:name="f793" draw:formula="85470*logheight/795676"/>
              <draw:equation draw:name="f794" draw:formula="528402*logwidth/1471018"/>
              <draw:equation draw:name="f795" draw:formula="94204*logheight/795676"/>
              <draw:equation draw:name="f796" draw:formula="522328*logwidth/1471018"/>
              <draw:equation draw:name="f797" draw:formula="118509*logheight/795676"/>
              <draw:equation draw:name="f798" draw:formula="498023*logwidth/1471018"/>
              <draw:equation draw:name="f799" draw:formula="112433*logheight/795676"/>
              <draw:equation draw:name="f800" draw:formula="504099*logwidth/1471018"/>
              <draw:equation draw:name="f801" draw:formula="88128*logheight/795676"/>
              <draw:equation draw:name="f802" draw:formula="515112*logwidth/1471018"/>
              <draw:equation draw:name="f803" draw:formula="85470*logheight/795676"/>
              <draw:equation draw:name="f804" draw:formula="682203*logwidth/1471018"/>
              <draw:equation draw:name="f805" draw:formula="73318*logheight/795676"/>
              <draw:equation draw:name="f806" draw:formula="695495*logwidth/1471018"/>
              <draw:equation draw:name="f807" draw:formula="82052*logheight/795676"/>
              <draw:equation draw:name="f808" draw:formula="689419*logwidth/1471018"/>
              <draw:equation draw:name="f809" draw:formula="106357*logheight/795676"/>
              <draw:equation draw:name="f810" draw:formula="665114*logwidth/1471018"/>
              <draw:equation draw:name="f811" draw:formula="100281*logheight/795676"/>
              <draw:equation draw:name="f812" draw:formula="671190*logwidth/1471018"/>
              <draw:equation draw:name="f813" draw:formula="75976*logheight/795676"/>
              <draw:equation draw:name="f814" draw:formula="682203*logwidth/1471018"/>
              <draw:equation draw:name="f815" draw:formula="73318*logheight/795676"/>
              <draw:equation draw:name="f816" draw:formula="159669*logwidth/1471018"/>
              <draw:equation draw:name="f817" draw:formula="67242*logheight/795676"/>
              <draw:equation draw:name="f818" draw:formula="172960*logwidth/1471018"/>
              <draw:equation draw:name="f819" draw:formula="75976*logheight/795676"/>
              <draw:equation draw:name="f820" draw:formula="166884*logwidth/1471018"/>
              <draw:equation draw:name="f821" draw:formula="100281*logheight/795676"/>
              <draw:equation draw:name="f822" draw:formula="142579*logwidth/1471018"/>
              <draw:equation draw:name="f823" draw:formula="94205*logheight/795676"/>
              <draw:equation draw:name="f824" draw:formula="148655*logwidth/1471018"/>
              <draw:equation draw:name="f825" draw:formula="69900*logheight/795676"/>
              <draw:equation draw:name="f826" draw:formula="159669*logwidth/1471018"/>
              <draw:equation draw:name="f827" draw:formula="67242*logheight/795676"/>
              <draw:equation draw:name="f828" draw:formula="1453871*logwidth/1471018"/>
              <draw:equation draw:name="f829" draw:formula="58127*logheight/795676"/>
              <draw:equation draw:name="f830" draw:formula="1467163*logwidth/1471018"/>
              <draw:equation draw:name="f831" draw:formula="66861*logheight/795676"/>
              <draw:equation draw:name="f832" draw:formula="1461087*logwidth/1471018"/>
              <draw:equation draw:name="f833" draw:formula="91166*logheight/795676"/>
              <draw:equation draw:name="f834" draw:formula="1436782*logwidth/1471018"/>
              <draw:equation draw:name="f835" draw:formula="85090*logheight/795676"/>
              <draw:equation draw:name="f836" draw:formula="1442858*logwidth/1471018"/>
              <draw:equation draw:name="f837" draw:formula="60785*logheight/795676"/>
              <draw:equation draw:name="f838" draw:formula="1453871*logwidth/1471018"/>
              <draw:equation draw:name="f839" draw:formula="58127*logheight/795676"/>
              <draw:equation draw:name="f840" draw:formula="47254*logwidth/1471018"/>
              <draw:equation draw:name="f841" draw:formula="58127*logheight/795676"/>
              <draw:equation draw:name="f842" draw:formula="60546*logwidth/1471018"/>
              <draw:equation draw:name="f843" draw:formula="66861*logheight/795676"/>
              <draw:equation draw:name="f844" draw:formula="54470*logwidth/1471018"/>
              <draw:equation draw:name="f845" draw:formula="91166*logheight/795676"/>
              <draw:equation draw:name="f846" draw:formula="30165*logwidth/1471018"/>
              <draw:equation draw:name="f847" draw:formula="85090*logheight/795676"/>
              <draw:equation draw:name="f848" draw:formula="36241*logwidth/1471018"/>
              <draw:equation draw:name="f849" draw:formula="60785*logheight/795676"/>
              <draw:equation draw:name="f850" draw:formula="47254*logwidth/1471018"/>
              <draw:equation draw:name="f851" draw:formula="58127*logheight/795676"/>
              <draw:equation draw:name="f852" draw:formula="314611*logwidth/1471018"/>
              <draw:equation draw:name="f853" draw:formula="55089*logheight/795676"/>
              <draw:equation draw:name="f854" draw:formula="327903*logwidth/1471018"/>
              <draw:equation draw:name="f855" draw:formula="63823*logheight/795676"/>
              <draw:equation draw:name="f856" draw:formula="321827*logwidth/1471018"/>
              <draw:equation draw:name="f857" draw:formula="88128*logheight/795676"/>
              <draw:equation draw:name="f858" draw:formula="297522*logwidth/1471018"/>
              <draw:equation draw:name="f859" draw:formula="82052*logheight/795676"/>
              <draw:equation draw:name="f860" draw:formula="303598*logwidth/1471018"/>
              <draw:equation draw:name="f861" draw:formula="57747*logheight/795676"/>
              <draw:equation draw:name="f862" draw:formula="314611*logwidth/1471018"/>
              <draw:equation draw:name="f863" draw:formula="55089*logheight/795676"/>
              <draw:equation draw:name="f864" draw:formula="885754*logwidth/1471018"/>
              <draw:equation draw:name="f865" draw:formula="52051*logheight/795676"/>
              <draw:equation draw:name="f866" draw:formula="899046*logwidth/1471018"/>
              <draw:equation draw:name="f867" draw:formula="60785*logheight/795676"/>
              <draw:equation draw:name="f868" draw:formula="892970*logwidth/1471018"/>
              <draw:equation draw:name="f869" draw:formula="85090*logheight/795676"/>
              <draw:equation draw:name="f870" draw:formula="868665*logwidth/1471018"/>
              <draw:equation draw:name="f871" draw:formula="79014*logheight/795676"/>
              <draw:equation draw:name="f872" draw:formula="874741*logwidth/1471018"/>
              <draw:equation draw:name="f873" draw:formula="54709*logheight/795676"/>
              <draw:equation draw:name="f874" draw:formula="885754*logwidth/1471018"/>
              <draw:equation draw:name="f875" draw:formula="52051*logheight/795676"/>
              <draw:equation draw:name="f876" draw:formula="1341464*logwidth/1471018"/>
              <draw:equation draw:name="f877" draw:formula="39899*logheight/795676"/>
              <draw:equation draw:name="f878" draw:formula="1354755*logwidth/1471018"/>
              <draw:equation draw:name="f879" draw:formula="48633*logheight/795676"/>
              <draw:equation draw:name="f880" draw:formula="1348679*logwidth/1471018"/>
              <draw:equation draw:name="f881" draw:formula="72938*logheight/795676"/>
              <draw:equation draw:name="f882" draw:formula="1324374*logwidth/1471018"/>
              <draw:equation draw:name="f883" draw:formula="66862*logheight/795676"/>
              <draw:equation draw:name="f884" draw:formula="1330450*logwidth/1471018"/>
              <draw:equation draw:name="f885" draw:formula="42557*logheight/795676"/>
              <draw:equation draw:name="f886" draw:formula="1341464*logwidth/1471018"/>
              <draw:equation draw:name="f887" draw:formula="39899*logheight/795676"/>
              <draw:equation draw:name="f888" draw:formula="1204751*logwidth/1471018"/>
              <draw:equation draw:name="f889" draw:formula="27747*logheight/795676"/>
              <draw:equation draw:name="f890" draw:formula="1218042*logwidth/1471018"/>
              <draw:equation draw:name="f891" draw:formula="36481*logheight/795676"/>
              <draw:equation draw:name="f892" draw:formula="1211966*logwidth/1471018"/>
              <draw:equation draw:name="f893" draw:formula="60786*logheight/795676"/>
              <draw:equation draw:name="f894" draw:formula="1187661*logwidth/1471018"/>
              <draw:equation draw:name="f895" draw:formula="54710*logheight/795676"/>
              <draw:equation draw:name="f896" draw:formula="1193737*logwidth/1471018"/>
              <draw:equation draw:name="f897" draw:formula="30405*logheight/795676"/>
              <draw:equation draw:name="f898" draw:formula="1204751*logwidth/1471018"/>
              <draw:equation draw:name="f899" draw:formula="27747*logheight/795676"/>
              <draw:equation draw:name="f900" draw:formula="979933*logwidth/1471018"/>
              <draw:equation draw:name="f901" draw:formula="21671*logheight/795676"/>
              <draw:equation draw:name="f902" draw:formula="993225*logwidth/1471018"/>
              <draw:equation draw:name="f903" draw:formula="30405*logheight/795676"/>
              <draw:equation draw:name="f904" draw:formula="987149*logwidth/1471018"/>
              <draw:equation draw:name="f905" draw:formula="54710*logheight/795676"/>
              <draw:equation draw:name="f906" draw:formula="962844*logwidth/1471018"/>
              <draw:equation draw:name="f907" draw:formula="48634*logheight/795676"/>
              <draw:equation draw:name="f908" draw:formula="968920*logwidth/1471018"/>
              <draw:equation draw:name="f909" draw:formula="24329*logheight/795676"/>
              <draw:equation draw:name="f910" draw:formula="979933*logwidth/1471018"/>
              <draw:equation draw:name="f911" draw:formula="21671*logheight/795676"/>
              <draw:equation draw:name="f912" draw:formula="451312*logwidth/1471018"/>
              <draw:equation draw:name="f913" draw:formula="8759*logheight/795676"/>
              <draw:equation draw:name="f914" draw:formula="464603*logwidth/1471018"/>
              <draw:equation draw:name="f915" draw:formula="21291*logheight/795676"/>
              <draw:equation draw:name="f916" draw:formula="458526*logwidth/1471018"/>
              <draw:equation draw:name="f917" draw:formula="45596*logheight/795676"/>
              <draw:equation draw:name="f918" draw:formula="434225*logwidth/1471018"/>
              <draw:equation draw:name="f919" draw:formula="39520*logheight/795676"/>
              <draw:equation draw:name="f920" draw:formula="440301*logwidth/1471018"/>
              <draw:equation draw:name="f921" draw:formula="12177*logheight/795676"/>
              <draw:equation draw:name="f922" draw:formula="451312*logwidth/1471018"/>
              <draw:equation draw:name="f923" draw:formula="8759*logheight/795676"/>
              <draw:equation draw:name="f924" draw:formula="1049824*logwidth/1471018"/>
              <draw:equation draw:name="f925" draw:formula="0*logheight/795676"/>
              <draw:equation draw:name="f926" draw:formula="1083563*logwidth/1471018"/>
              <draw:equation draw:name="f927" draw:formula="0*logheight/795676"/>
              <draw:equation draw:name="f928" draw:formula="1083987*logwidth/1471018"/>
              <draw:equation draw:name="f929" draw:formula="2304*logheight/795676"/>
              <draw:equation draw:name="f930" draw:formula="1075253*logwidth/1471018"/>
              <draw:equation draw:name="f931" draw:formula="12178*logheight/795676"/>
              <draw:equation draw:name="f932" draw:formula="1050948*logwidth/1471018"/>
              <draw:equation draw:name="f933" draw:formula="6102*logheight/795676"/>
              <draw:equation draw:name="f934" draw:formula="773962*logwidth/1471018"/>
              <draw:equation draw:name="f935" draw:formula="0*logheight/795676"/>
              <draw:equation draw:name="f936" draw:formula="806875*logwidth/1471018"/>
              <draw:equation draw:name="f937" draw:formula="0*logheight/795676"/>
              <draw:equation draw:name="f938" draw:formula="798790*logwidth/1471018"/>
              <draw:equation draw:name="f939" draw:formula="9140*logheight/795676"/>
              <draw:equation draw:name="f940" draw:formula="774485*logwidth/1471018"/>
              <draw:equation draw:name="f941" draw:formula="3064*logheight/795676"/>
              <draw:equation draw:name="f942" draw:formula="659033*logwidth/1471018"/>
              <draw:equation draw:name="f943" draw:formula="0*logheight/795676"/>
              <draw:equation draw:name="f944" draw:formula="688741*logwidth/1471018"/>
              <draw:equation draw:name="f945" draw:formula="0*logheight/795676"/>
              <draw:equation draw:name="f946" draw:formula="683343*logwidth/1471018"/>
              <draw:equation draw:name="f947" draw:formula="6102*logheight/795676"/>
              <draw:equation draw:name="f948" draw:formula="659038*logwidth/1471018"/>
              <draw:equation draw:name="f949" draw:formula="26*logheight/795676"/>
              <draw:equation draw:name="f950" draw:formula="558807*logwidth/1471018"/>
              <draw:equation draw:name="f951" draw:formula="0*logheight/795676"/>
              <draw:equation draw:name="f952" draw:formula="589125*logwidth/1471018"/>
              <draw:equation draw:name="f953" draw:formula="0*logheight/795676"/>
              <draw:equation draw:name="f954" draw:formula="589163*logwidth/1471018"/>
              <draw:equation draw:name="f955" draw:formula="25*logheight/795676"/>
              <draw:equation draw:name="f956" draw:formula="583087*logwidth/1471018"/>
              <draw:equation draw:name="f957" draw:formula="24330*logheight/795676"/>
              <draw:equation draw:name="f958" draw:formula="558782*logwidth/1471018"/>
              <draw:equation draw:name="f959" draw:formula="18254*logheight/795676"/>
              <draw:equation draw:name="f960" draw:formula="556124*logwidth/1471018"/>
              <draw:equation draw:name="f961" draw:formula="2683*logheight/795676"/>
              <draw:equation draw:name="f962" draw:formula="189731*logwidth/1471018"/>
              <draw:equation draw:name="f963" draw:formula="0*logheight/795676"/>
              <draw:equation draw:name="f964" draw:formula="223240*logwidth/1471018"/>
              <draw:equation draw:name="f965" draw:formula="0*logheight/795676"/>
              <draw:equation draw:name="f966" draw:formula="224224*logwidth/1471018"/>
              <draw:equation draw:name="f967" draw:formula="5342*logheight/795676"/>
              <draw:equation draw:name="f968" draw:formula="215490*logwidth/1471018"/>
              <draw:equation draw:name="f969" draw:formula="15216*logheight/795676"/>
              <draw:equation draw:name="f970" draw:formula="191185*logwidth/1471018"/>
              <draw:equation draw:name="f971" draw:formula="9140*logheight/795676"/>
              <draw:equation draw:name="f972" draw:formula="logwidth"/>
              <draw:equation draw:name="f973" draw:formula="logheight"/>
            </draw:enhanced-geometry>
          </draw:custom-shape>
        </draw:g>
        <draw:frame draw:name="Subtitle 2" presentation:style-name="pr1" draw:text-style-name="P11" draw:layer="layout" svg:width="8.658cm" svg:height="8.285cm" svg:x="0.569cm" svg:y="1.518cm" presentation:class="subtitle" presentation:user-transformed="true">
          <draw:text-box>
            <text:p text:style-name="P10"><text:span text:style-name="T1">Velocity of Heat source <text:s/></text:span></text:p>
            <text:p text:style-name="P10"><text:span text:style-name="T1">= 0.5 mm/s </text:span></text:p>
          </draw:text-box>
        </draw:frame>
        <draw:custom-shape draw:name="Subtitle 2" draw:style-name="gr10" draw:text-style-name="P13" draw:layer="layout" svg:width="12.792cm" svg:height="4.598cm" svg:x="0.077cm" svg:y="9.247cm">
          <text:p text:style-name="P12"><text:span text:style-name="T2">Velocity of Heat source <text:s/></text:span></text:p>
          <text:p text:style-name="P12"><text:span text:style-name="T2">= 5 mm/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5mmps" draw:style-name="standard" xml:id="id2" draw:id="id2" draw:layer="layout" svg:width="19.812cm" svg:height="10.319cm" svg:x="11.192cm" svg:y="7.893cm" presentation:class="object" presentation:user-transformed="true">
          <draw:plugin xlink:href="ppt/media/media2.mp4" xlink:type="simple" xlink:show="embed" xlink:actuate="onLoad" draw:mime-type="application/vnd.sun.star.media">
            <draw:param draw:name="Loop" draw:value="false"/>
            <draw:param draw:name="Mute" draw:value="false"/>
            <draw:param draw:name="VolumeDB" draw:value="0"/>
          </draw:plugin>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media-call" presentation:preset-id="">
                  <anim:command smil:dur="10.01s" smil:fill="hold" smil:targetElement="id1" anim:command="play"/>
                </anim:par>
              </anim:par>
            </anim:par>
            <anim:par smil:begin="next" smil:fill="hold">
              <anim:par smil:begin="0s" smil:fill="hold">
                <anim:par smil:begin="0s" smil:fill="hold" presentation:node-type="on-click" presentation:preset-class="media-call" presentation:preset-id="">
                  <anim:command smil:dur="3.98s" smil:fill="hold" smil:targetElement="id2" anim:command="play"/>
                </anim:par>
              </anim:par>
            </anim:par>
          </anim:seq>
          <anim:seq smil:fill="hold" smil:restart="whenNotActive" smil:endsync="all" presentation:node-type="interactive-sequence">
            <anim:par smil:begin="id1.click+0s" smil:fill="hold">
              <anim:par smil:begin="0s" smil:fill="hold">
                <anim:par smil:begin="0s" smil:fill="hold" presentation:node-type="on-click" presentation:preset-class="media-call" presentation:preset-id="">
                  <anim:command smil:dur="0.001s" smil:fill="hold" smil:targetElement="id1" anim:command="toggle-pause"/>
                </anim:par>
              </anim:par>
            </anim:par>
          </anim:seq>
          <anim:audio smil:begin="indefinite" smil:fill="hold"/>
          <anim:audio smil:begin="indefinite" smil:fill="hold"/>
          <anim:seq smil:fill="hold" smil:restart="whenNotActive" smil:endsync="all" presentation:node-type="interactive-sequence">
            <anim:par smil:begin="id2.click+0s" smil:fill="hold">
              <anim:par smil:begin="0s" smil:fill="hold">
                <anim:par smil:begin="0s" smil:fill="hold" presentation:node-type="on-click" presentation:preset-class="media-call" presentation:preset-id="">
                  <anim:command smil:dur="0.001s" smil:fill="hold" smil:targetElement="id2" anim:command="toggle-pause"/>
                </anim:par>
              </anim:par>
            </anim:par>
          </anim:seq>
        </anim:par>
        <presentation:notes draw:style-name="dp2">
          <draw:page-thumbnail draw:style-name="gr11" draw:layer="layout" svg:width="19.798cm" svg:height="11.136cm" svg:x="0.6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2T11" xml:id="id3" draw:id="id3">
        <draw:frame draw:name="Title 1" presentation:style-name="pr3" draw:text-style-name="P15" draw:layer="layout" svg:width="29.209cm" svg:height="3.681cm" svg:x="2.328cm" svg:y="1.014cm" presentation:class="title" presentation:placeholder="true" presentation:user-transformed="true">
          <draw:text-box/>
        </draw:frame>
        <draw:frame draw:name="Content Placeholder 3" draw:style-name="gr12" draw:text-style-name="P16" draw:layer="layout" svg:width="19.444cm" svg:height="7.241cm" svg:x="-0.361cm" svg:y="1.014cm">
          <draw:image xlink:href="Pictures/1000000000000399000001573447C8DAFEEE2B6A.jpg" xlink:type="simple" xlink:show="embed" xlink:actuate="onLoad" draw:mime-type="image/jpeg">
            <text:p/>
          </draw:image>
          <svg:desc>Chart, line chart

Description automatically generated</svg:desc>
        </draw:frame>
        <draw:frame draw:name="Picture 4" draw:style-name="gr12" draw:text-style-name="P16" draw:layer="layout" svg:width="15.92cm" svg:height="6.637cm" svg:x="19.084cm" svg:y="1.749cm">
          <draw:image xlink:href="Pictures/100000000000033600000157E2644C1C997A782C.jpg" xlink:type="simple" xlink:show="embed" xlink:actuate="onLoad" draw:mime-type="image/jpeg">
            <text:p/>
          </draw:image>
          <svg:desc>Chart, line chart

Description automatically generated</svg:desc>
        </draw:frame>
        <draw:frame draw:name="Picture 5" draw:style-name="gr12" draw:text-style-name="P16" draw:layer="layout" svg:width="15.454cm" svg:height="9.651cm" svg:x="0.907cm" svg:y="9.102cm">
          <draw:image xlink:href="Pictures/10000000000002480000016D3E9A5CA14ED49E1A.jpg" xlink:type="simple" xlink:show="embed" xlink:actuate="onLoad" draw:mime-type="image/jpeg">
            <text:p/>
          </draw:image>
          <svg:desc>Chart, line chart

Description automatically generated</svg:desc>
        </draw:frame>
        <draw:frame draw:name="Picture 6" draw:style-name="gr12" draw:text-style-name="P16" draw:layer="layout" svg:width="15.454cm" svg:height="8.889cm" svg:x="17.504cm" svg:y="8.944cm">
          <draw:image xlink:href="Pictures/10000001000001F40000013243135D3DA3BC7E9D.png" xlink:type="simple" xlink:show="embed" xlink:actuate="onLoad" draw:mime-type="image/png">
            <text:p/>
          </draw:image>
        </draw:frame>
        <anim:par presentation:node-type="timing-root">
          <anim:par smil:begin="id3.begin">
            <anim:transitionFilter smil:dur="1s" smil:type="randomBarWipe" smil:subtype="vertical"/>
          </anim:par>
          <anim:seq smil:dur="0s" presentation:node-type="main-sequence"/>
        </anim:par>
        <presentation:notes draw:style-name="dp2">
          <draw:page-thumbnail draw:style-name="gr11" draw:layer="layout" svg:width="19.798cm" svg:height="11.136cm" svg:x="0.6cm" svg:y="2.257cm" draw:page-number="2"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face style:name="Calibri1" svg:font-family="Calibri"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Uday kiran  Kindinti</meta:initial-creator>
    <meta:editing-cycles>3</meta:editing-cycles>
    <meta:creation-date>2023-04-08T02:17:07</meta:creation-date>
    <dc:date>2023-04-08T11:43:21.462907480</dc:date>
    <meta:editing-duration>PT1H3M46S</meta:editing-duration>
    <meta:generator>LibreOffice/7.3.6.2$Linux_X86_64 LibreOffice_project/30$Build-2</meta:generator>
    <meta:document-statistic meta:object-count="58"/>
    <meta:user-defined meta:name="AppVersion">16.0000</meta:user-defined>
    <meta:user-defined meta:name="MMClips" meta:value-type="float">2</meta:user-defined>
    <meta:user-defined meta:name="PresentationFormat">Widescreen</meta:user-defined>
    <meta:user-defined meta:name="Slides" meta:value-type="float">2</meta:user-defined>
  </office:meta>
</office:document-meta>
</file>